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8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font-name="Liberation Serif"/>
    </style:style>
    <style:style style:name="ce2" style:family="table-cell" style:parent-style-name="Default" style:data-style-name="N121">
      <style:text-properties style:font-name="Liberation Serif"/>
    </style:style>
    <style:style style:name="ce3" style:family="table-cell" style:parent-style-name="Default" style:data-style-name="N121">
      <style:table-cell-properties fo:background-color="#23ff23" style:text-align-source="fix" style:repeat-content="false"/>
      <style:paragraph-properties fo:text-align="end" fo:margin-left="0in"/>
      <style:text-properties style:font-name="Liberation Serif"/>
    </style:style>
    <style:style style:name="ce4" style:family="table-cell" style:parent-style-name="Default" style:data-style-name="N121">
      <style:table-cell-properties fo:background-color="#23ff23" style:text-align-source="fix" style:repeat-content="false" fo:border="none"/>
      <style:paragraph-properties fo:text-align="end" fo:margin-left="0in"/>
      <style:text-properties style:font-name="Liberation Serif"/>
    </style:style>
    <style:style style:name="ce5" style:family="table-cell" style:parent-style-name="Default" style:data-style-name="N121">
      <style:table-cell-properties fo:background-color="#23ff23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background-color="#23ff23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ackground-color="#23ff23"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able-cell-properties fo:background-color="#e6e6ff"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ackground-color="#e6e6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cfe7f5"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fo:background-color="#cfe7f5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Liberation Serif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Liberation Serif"/>
    </style:style>
    <style:style style:name="ce19" style:family="table-cell" style:parent-style-name="Default" style:data-style-name="N121">
      <style:table-cell-properties fo:border="none"/>
      <style:text-properties style:font-name="Liberation Serif"/>
    </style:style>
    <style:style style:name="ce20" style:family="table-cell" style:parent-style-name="Default" style:data-style-name="N121">
      <style:table-cell-properties fo:background-color="#e6e6ff" fo:border="none"/>
      <style:text-properties style:font-name="Liberation Serif"/>
    </style:style>
    <style:style style:name="ce21" style:family="table-cell" style:parent-style-name="Default" style:data-style-name="N121">
      <style:table-cell-properties fo:background-color="transparent" fo:border="none"/>
      <style:text-properties style:font-name="Liberation Serif"/>
    </style:style>
    <style:style style:name="ce22" style:family="table-cell" style:parent-style-name="Default" style:data-style-name="N121">
      <style:table-cell-properties fo:background-color="transparent"/>
      <style:text-properties style:font-name="Liberation Serif"/>
    </style:style>
    <style:style style:name="ce23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Liberation Seri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3" table:default-cell-style-name="Default"/>
        <table:table-column table:style-name="co3" table:default-cell-style-name="Default"/>
        <table:table-column table:style-name="co3" table:visibility="collapse" table:number-columns-repeated="953" table:default-cell-style-name="Default"/>
        <table:table-row table:style-name="ro1">
          <table:table-cell table:style-name="ce1"/>
          <table:table-cell table:style-name="ce2" office:value-type="string">
            <text:p>Table 1:</text:p>
          </table:table-cell>
          <table:table-cell table:style-name="ce8" office:value-type="string">
            <text:p>Solid, round wire (and rod) <text:s/>cross-section areas comparison as ratio of column over row</text:p>
          </table:table-cell>
          <table:table-cell table:style-name="ce2" table:number-columns-repeated="48"/>
          <table:table-cell table:style-name="ce23"/>
          <table:table-cell table:style-name="ce2" table:number-columns-repeated="972"/>
        </table:table-row>
        <table:table-row table:style-name="ro2">
          <table:table-cell table:style-name="ce1"/>
          <table:table-cell table:style-name="ce2" office:value-type="string">
            <text:p>pi:</text:p>
          </table:table-cell>
          <table:table-cell table:style-name="ce9" office:value-type="float" office:value="3.14159265358979">
            <text:p>3.1416</text:p>
          </table:table-cell>
          <table:table-cell table:style-name="ce2" table:number-columns-repeated="6"/>
          <table:table-cell table:style-name="ce22"/>
          <table:table-cell table:style-name="ce2" table:number-columns-repeated="41"/>
          <table:table-cell table:style-name="ce23"/>
          <table:table-cell table:style-name="ce2" table:number-columns-repeated="972"/>
        </table:table-row>
        <table:table-row table:style-name="ro1">
          <table:table-cell table:style-name="ce1" office:value-type="string">
            <text:p><text:s/></text:p>
          </table:table-cell>
          <table:table-cell table:style-name="ce1"/>
          <table:table-cell table:style-name="ce10"/>
          <table:table-cell/>
          <table:table-cell table:style-name="ce1" office:value-type="string">
            <text:p>SMALLER SIZE</text:p>
          </table:table-cell>
          <table:table-cell table:style-name="ce1"/>
          <table:table-cell table:style-name="ce17" office:value-type="string">
            <text:p>column:</text:p>
          </table:table-cell>
          <table:table-cell table:style-name="ce1" table:formula="of:=SUM([.G3])+1" office:value-type="float" office:value="1">
            <text:p>1</text:p>
          </table:table-cell>
          <table:table-cell table:style-name="ce1" table:formula="of:=SUM([.H3])+1" office:value-type="float" office:value="2">
            <text:p>2</text:p>
          </table:table-cell>
          <table:table-cell table:style-name="ce1" table:formula="of:=SUM([.I3])+1" office:value-type="float" office:value="3">
            <text:p>3</text:p>
          </table:table-cell>
          <table:table-cell table:style-name="ce1" table:formula="of:=SUM([.J3])+1" office:value-type="float" office:value="4">
            <text:p>4</text:p>
          </table:table-cell>
          <table:table-cell table:style-name="ce1" table:formula="of:=SUM([.K3])+1" office:value-type="float" office:value="5">
            <text:p>5</text:p>
          </table:table-cell>
          <table:table-cell table:style-name="ce1" table:formula="of:=SUM([.L3])+1" office:value-type="float" office:value="6">
            <text:p>6</text:p>
          </table:table-cell>
          <table:table-cell table:style-name="ce1" table:formula="of:=SUM([.M3])+1" office:value-type="float" office:value="7">
            <text:p>7</text:p>
          </table:table-cell>
          <table:table-cell table:style-name="ce1" table:formula="of:=SUM([.N3])+1" office:value-type="float" office:value="8">
            <text:p>8</text:p>
          </table:table-cell>
          <table:table-cell table:style-name="ce1" table:formula="of:=SUM([.O3])+1" office:value-type="float" office:value="9">
            <text:p>9</text:p>
          </table:table-cell>
          <table:table-cell table:style-name="ce1" table:formula="of:=SUM([.P3])+1" office:value-type="float" office:value="10">
            <text:p>10</text:p>
          </table:table-cell>
          <table:table-cell table:style-name="ce1" table:formula="of:=SUM([.Q3])+1" office:value-type="float" office:value="11">
            <text:p>11</text:p>
          </table:table-cell>
          <table:table-cell table:style-name="ce1" table:formula="of:=SUM([.R3])+1" office:value-type="float" office:value="12">
            <text:p>12</text:p>
          </table:table-cell>
          <table:table-cell table:style-name="ce1" table:formula="of:=SUM([.S3])+1" office:value-type="float" office:value="13">
            <text:p>13</text:p>
          </table:table-cell>
          <table:table-cell table:style-name="ce1" table:formula="of:=SUM([.T3])+1" office:value-type="float" office:value="14">
            <text:p>14</text:p>
          </table:table-cell>
          <table:table-cell table:style-name="ce1" table:formula="of:=SUM([.U3])+1" office:value-type="float" office:value="15">
            <text:p>15</text:p>
          </table:table-cell>
          <table:table-cell table:style-name="ce1" table:formula="of:=SUM([.V3])+1" office:value-type="float" office:value="16">
            <text:p>16</text:p>
          </table:table-cell>
          <table:table-cell table:style-name="ce1" table:formula="of:=SUM([.W3])+1" office:value-type="float" office:value="17">
            <text:p>17</text:p>
          </table:table-cell>
          <table:table-cell table:style-name="ce1" table:formula="of:=SUM([.X3])+1" office:value-type="float" office:value="18">
            <text:p>18</text:p>
          </table:table-cell>
          <table:table-cell table:style-name="ce1" table:formula="of:=SUM([.Y3])+1" office:value-type="float" office:value="19">
            <text:p>19</text:p>
          </table:table-cell>
          <table:table-cell table:style-name="ce1" table:formula="of:=SUM([.Z3])+1" office:value-type="float" office:value="20">
            <text:p>20</text:p>
          </table:table-cell>
          <table:table-cell table:style-name="ce1" table:formula="of:=SUM([.AA3])+1" office:value-type="float" office:value="21">
            <text:p>21</text:p>
          </table:table-cell>
          <table:table-cell table:style-name="ce1" table:formula="of:=SUM([.AB3])+1" office:value-type="float" office:value="22">
            <text:p>22</text:p>
          </table:table-cell>
          <table:table-cell table:style-name="ce1" table:formula="of:=SUM([.AC3])+1" office:value-type="float" office:value="23">
            <text:p>23</text:p>
          </table:table-cell>
          <table:table-cell table:style-name="ce1" table:formula="of:=SUM([.AD3])+1" office:value-type="float" office:value="24">
            <text:p>24</text:p>
          </table:table-cell>
          <table:table-cell table:style-name="ce1" table:formula="of:=SUM([.AE3])+1" office:value-type="float" office:value="25">
            <text:p>25</text:p>
          </table:table-cell>
          <table:table-cell table:style-name="ce1" table:formula="of:=SUM([.AF3])+1" office:value-type="float" office:value="26">
            <text:p>26</text:p>
          </table:table-cell>
          <table:table-cell table:style-name="ce1" table:formula="of:=SUM([.AG3])+1" office:value-type="float" office:value="27">
            <text:p>27</text:p>
          </table:table-cell>
          <table:table-cell table:style-name="ce1" table:formula="of:=SUM([.AH3])+1" office:value-type="float" office:value="28">
            <text:p>28</text:p>
          </table:table-cell>
          <table:table-cell table:style-name="ce1" table:formula="of:=SUM([.AI3])+1" office:value-type="float" office:value="29">
            <text:p>29</text:p>
          </table:table-cell>
          <table:table-cell table:style-name="ce1" table:formula="of:=SUM([.AJ3])+1" office:value-type="float" office:value="30">
            <text:p>30</text:p>
          </table:table-cell>
          <table:table-cell table:style-name="ce1" table:formula="of:=SUM([.AK3])+1" office:value-type="float" office:value="31">
            <text:p>31</text:p>
          </table:table-cell>
          <table:table-cell table:style-name="ce1" table:formula="of:=SUM([.AL3])+1" office:value-type="float" office:value="32">
            <text:p>32</text:p>
          </table:table-cell>
          <table:table-cell table:style-name="ce1" table:formula="of:=SUM([.AM3])+1" office:value-type="float" office:value="33">
            <text:p>33</text:p>
          </table:table-cell>
          <table:table-cell table:style-name="ce1" table:formula="of:=SUM([.AN3])+1" office:value-type="float" office:value="34">
            <text:p>34</text:p>
          </table:table-cell>
          <table:table-cell table:style-name="ce1" table:formula="of:=SUM([.AO3])+1" office:value-type="float" office:value="35">
            <text:p>35</text:p>
          </table:table-cell>
          <table:table-cell table:style-name="ce1" table:formula="of:=SUM([.AP3])+1" office:value-type="float" office:value="36">
            <text:p>36</text:p>
          </table:table-cell>
          <table:table-cell table:style-name="ce1" table:formula="of:=SUM([.AQ3])+1" office:value-type="float" office:value="37">
            <text:p>37</text:p>
          </table:table-cell>
          <table:table-cell table:style-name="ce1" table:formula="of:=SUM([.AR3])+1" office:value-type="float" office:value="38">
            <text:p>38</text:p>
          </table:table-cell>
          <table:table-cell table:style-name="ce1" table:formula="of:=SUM([.AS3])+1" office:value-type="float" office:value="39">
            <text:p>39</text:p>
          </table:table-cell>
          <table:table-cell table:style-name="ce1" table:formula="of:=SUM([.AT3])+1" office:value-type="float" office:value="40">
            <text:p>40</text:p>
          </table:table-cell>
          <table:table-cell table:style-name="ce1" table:formula="of:=SUM([.AU3])+1" office:value-type="float" office:value="41">
            <text:p>41</text:p>
          </table:table-cell>
          <table:table-cell table:style-name="ce1" table:formula="of:=SUM([.AV3])+1" office:value-type="float" office:value="42">
            <text:p>42</text:p>
          </table:table-cell>
          <table:table-cell table:style-name="ce1" table:formula="of:=SUM([.AW3])+1" office:value-type="float" office:value="43">
            <text:p>43</text:p>
          </table:table-cell>
          <table:table-cell table:style-name="ce1" table:formula="of:=SUM([.AX3])+1" office:value-type="float" office:value="44">
            <text:p>44</text:p>
          </table:table-cell>
          <table:table-cell table:style-name="ce1" table:formula="of:=SUM([.AY3])+1" office:value-type="float" office:value="45">
            <text:p>45</text:p>
          </table:table-cell>
          <table:table-cell table:style-name="ce1" table:formula="of:=SUM([.AZ3])+1" office:value-type="float" office:value="46">
            <text:p>46</text:p>
          </table:table-cell>
          <table:table-cell table:style-name="ce1" table:formula="of:=SUM([.BA3])+1" office:value-type="float" office:value="47">
            <text:p>47</text:p>
          </table:table-cell>
          <table:table-cell table:style-name="ce1" table:formula="of:=SUM([.BB3])+1" office:value-type="float" office:value="48">
            <text:p>48</text:p>
          </table:table-cell>
          <table:table-cell table:style-name="ce1" table:formula="of:=SUM([.BC3])+1" office:value-type="float" office:value="49">
            <text:p>49</text:p>
          </table:table-cell>
          <table:table-cell table:style-name="ce1" table:formula="of:=SUM([.BD3])+1" office:value-type="float" office:value="50">
            <text:p>50</text:p>
          </table:table-cell>
          <table:table-cell table:style-name="ce1" table:formula="of:=SUM([.BE3])+1" office:value-type="float" office:value="51">
            <text:p>51</text:p>
          </table:table-cell>
          <table:table-cell table:style-name="ce1" table:formula="of:=SUM([.BF3])+1" office:value-type="float" office:value="52">
            <text:p>52</text:p>
          </table:table-cell>
          <table:table-cell table:style-name="ce1" table:formula="of:=SUM([.BG3])+1" office:value-type="float" office:value="53">
            <text:p>53</text:p>
          </table:table-cell>
          <table:table-cell table:style-name="ce1" table:formula="of:=SUM([.BH3])+1" office:value-type="float" office:value="54">
            <text:p>54</text:p>
          </table:table-cell>
          <table:table-cell table:style-name="ce1" table:formula="of:=SUM([.BI3])+1" office:value-type="float" office:value="55">
            <text:p>55</text:p>
          </table:table-cell>
          <table:table-cell table:style-name="ce1" table:formula="of:=SUM([.BJ3])+1" office:value-type="float" office:value="56">
            <text:p>56</text:p>
          </table:table-cell>
          <table:table-cell table:style-name="ce1" table:formula="of:=SUM([.BK3])+1" office:value-type="float" office:value="57">
            <text:p>57</text:p>
          </table:table-cell>
          <table:table-cell table:style-name="ce1" table:formula="of:=SUM([.BL3])+1" office:value-type="float" office:value="58">
            <text:p>58</text:p>
          </table:table-cell>
          <table:table-cell table:style-name="ce1" table:formula="of:=SUM([.BM3])+1" office:value-type="float" office:value="59">
            <text:p>59</text:p>
          </table:table-cell>
          <table:table-cell table:style-name="ce1" table:formula="of:=SUM([.BN3])+1" office:value-type="float" office:value="60">
            <text:p>60</text:p>
          </table:table-cell>
          <table:table-cell table:style-name="ce1" table:formula="of:=SUM([.BO3])+1" office:value-type="float" office:value="61">
            <text:p>61</text:p>
          </table:table-cell>
          <table:table-cell table:style-name="ce1" table:formula="of:=SUM([.BP3])+1" office:value-type="float" office:value="62">
            <text:p>62</text:p>
          </table:table-cell>
          <table:table-cell table:style-name="ce1" table:formula="of:=SUM([.BQ3])+1" office:value-type="float" office:value="63">
            <text:p>63</text:p>
          </table:table-cell>
          <table:table-cell table:style-name="ce1" table:number-columns-repeated="954"/>
        </table:table-row>
        <table:table-row table:style-name="ro3">
          <table:table-cell table:style-name="ce1"/>
          <table:table-cell table:style-name="ce2" table:number-columns-repeated="5"/>
          <table:table-cell table:style-name="ce18" office:value-type="string">
            <text:p>AWG</text:p>
          </table:table-cell>
          <table:table-cell table:number-columns-repeated="14" table:style-name="ce3" office:value-type="string">
            <text:p>n/a</text:p>
          </table:table-cell>
          <table:table-cell table:style-name="ce4" office:value-type="string">
            <text:p>n/a</text:p>
          </table:table-cell>
          <table:table-cell table:style-name="ce5" office:value-type="string">
            <text:p>0000 (4/0)</text:p>
          </table:table-cell>
          <table:table-cell table:style-name="ce5" office:value-type="string">
            <text:p>000 (3/0)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00 (2/0)</text:p>
          </table:table-cell>
          <table:table-cell table:style-name="ce5" office:value-type="string">
            <text:p>0 (1/0)</text:p>
          </table:table-cell>
          <table:table-cell table:style-name="ce5" office:value-type="string">
            <text:p>n/a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n/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n/a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0">
            <text:p>40</text:p>
          </table:table-cell>
          <table:table-cell table:style-name="ce2" table:number-columns-repeated="954"/>
        </table:table-row>
        <table:table-row table:style-name="ro2">
          <table:table-cell table:style-name="ce1"/>
          <table:table-cell/>
          <table:table-cell table:style-name="ce2" table:number-columns-repeated="4"/>
          <table:table-cell table:style-name="ce18" office:value-type="string">
            <text:p><text:s/>Diameter (inch):</text:p>
          </table:table-cell>
          <table:table-cell table:style-name="ce2" office:value-type="float" office:value="3">
            <text:p>3.0000</text:p>
          </table:table-cell>
          <table:table-cell table:style-name="ce2" office:value-type="float" office:value="2.5">
            <text:p>2.5000</text:p>
          </table:table-cell>
          <table:table-cell table:style-name="ce2" office:value-type="float" office:value="2.25">
            <text:p>2.2500</text:p>
          </table:table-cell>
          <table:table-cell table:style-name="ce2" office:value-type="float" office:value="2">
            <text:p>2.0000</text:p>
          </table:table-cell>
          <table:table-cell table:style-name="ce2" office:value-type="float" office:value="1.75">
            <text:p>1.7500</text:p>
          </table:table-cell>
          <table:table-cell table:style-name="ce2" office:value-type="float" office:value="1.625">
            <text:p>1.6250</text:p>
          </table:table-cell>
          <table:table-cell table:style-name="ce2" office:value-type="float" office:value="1.5">
            <text:p>1.5000</text:p>
          </table:table-cell>
          <table:table-cell table:style-name="ce2" office:value-type="float" office:value="1.375">
            <text:p>1.3750</text:p>
          </table:table-cell>
          <table:table-cell table:style-name="ce2" office:value-type="float" office:value="1.25">
            <text:p>1.2500</text:p>
          </table:table-cell>
          <table:table-cell table:style-name="ce2" office:value-type="float" office:value="1">
            <text:p>1.0000</text:p>
          </table:table-cell>
          <table:table-cell table:style-name="ce2" office:value-type="float" office:value="0.875">
            <text:p>0.8750</text:p>
          </table:table-cell>
          <table:table-cell table:style-name="ce2" office:value-type="float" office:value="0.8125">
            <text:p>0.8125</text:p>
          </table:table-cell>
          <table:table-cell table:style-name="ce2" office:value-type="float" office:value="0.75">
            <text:p>0.7500</text:p>
          </table:table-cell>
          <table:table-cell table:style-name="ce2" office:value-type="float" office:value="0.625">
            <text:p>0.6250</text:p>
          </table:table-cell>
          <table:table-cell table:style-name="ce19" office:value-type="float" office:value="0.5">
            <text:p>0.5000</text:p>
          </table:table-cell>
          <table:table-cell table:style-name="ce9" office:value-type="float" office:value="0.46">
            <text:p>0.4600</text:p>
          </table:table-cell>
          <table:table-cell table:style-name="ce9" office:value-type="float" office:value="0.4096">
            <text:p>0.4096</text:p>
          </table:table-cell>
          <table:table-cell table:style-name="ce9" office:value-type="float" office:value="0.375">
            <text:p>0.3750</text:p>
          </table:table-cell>
          <table:table-cell table:style-name="ce9" office:value-type="float" office:value="0.3648">
            <text:p>0.3648</text:p>
          </table:table-cell>
          <table:table-cell table:style-name="ce9" office:value-type="float" office:value="0.3249">
            <text:p>0.3249</text:p>
          </table:table-cell>
          <table:table-cell table:style-name="ce9" office:value-type="float" office:value="0.3125">
            <text:p>0.3125</text:p>
          </table:table-cell>
          <table:table-cell table:style-name="ce9" office:value-type="float" office:value="0.2893">
            <text:p>0.2893</text:p>
          </table:table-cell>
          <table:table-cell table:style-name="ce9" office:value-type="float" office:value="0.2576">
            <text:p>0.2576</text:p>
          </table:table-cell>
          <table:table-cell table:style-name="ce9" office:value-type="float" office:value="0.25">
            <text:p>0.2500</text:p>
          </table:table-cell>
          <table:table-cell table:style-name="ce9" office:value-type="float" office:value="0.2294">
            <text:p>0.2294</text:p>
          </table:table-cell>
          <table:table-cell table:style-name="ce9" office:value-type="float" office:value="0.2043">
            <text:p>0.2043</text:p>
          </table:table-cell>
          <table:table-cell table:style-name="ce9" office:value-type="float" office:value="0.1875">
            <text:p>0.1875</text:p>
          </table:table-cell>
          <table:table-cell table:style-name="ce9" office:value-type="float" office:value="0.1819">
            <text:p>0.1819</text:p>
          </table:table-cell>
          <table:table-cell table:style-name="ce9" office:value-type="float" office:value="0.162">
            <text:p>0.1620</text:p>
          </table:table-cell>
          <table:table-cell table:style-name="ce9" office:value-type="float" office:value="0.1443">
            <text:p>0.1443</text:p>
          </table:table-cell>
          <table:table-cell table:style-name="ce9" office:value-type="float" office:value="0.1285">
            <text:p>0.1285</text:p>
          </table:table-cell>
          <table:table-cell table:style-name="ce9" office:value-type="float" office:value="0.1144">
            <text:p>0.1144</text:p>
          </table:table-cell>
          <table:table-cell table:style-name="ce9" office:value-type="float" office:value="0.1019">
            <text:p>0.1019</text:p>
          </table:table-cell>
          <table:table-cell table:style-name="ce9" office:value-type="float" office:value="0.0907">
            <text:p>0.0907</text:p>
          </table:table-cell>
          <table:table-cell table:style-name="ce9" office:value-type="float" office:value="0.0808">
            <text:p>0.0808</text:p>
          </table:table-cell>
          <table:table-cell table:style-name="ce9" office:value-type="float" office:value="0.072">
            <text:p>0.0720</text:p>
          </table:table-cell>
          <table:table-cell table:style-name="ce9" office:value-type="float" office:value="0.0641">
            <text:p>0.0641</text:p>
          </table:table-cell>
          <table:table-cell table:style-name="ce9" office:value-type="float" office:value="0.0571">
            <text:p>0.0571</text:p>
          </table:table-cell>
          <table:table-cell table:style-name="ce9" office:value-type="float" office:value="0.0508">
            <text:p>0.0508</text:p>
          </table:table-cell>
          <table:table-cell table:style-name="ce9" office:value-type="float" office:value="0.0453">
            <text:p>0.0453</text:p>
          </table:table-cell>
          <table:table-cell table:style-name="ce9" office:value-type="float" office:value="0.0403">
            <text:p>0.0403</text:p>
          </table:table-cell>
          <table:table-cell table:style-name="ce9" office:value-type="float" office:value="0.0359">
            <text:p>0.0359</text:p>
          </table:table-cell>
          <table:table-cell table:style-name="ce9" office:value-type="float" office:value="0.032">
            <text:p>0.0320</text:p>
          </table:table-cell>
          <table:table-cell table:style-name="ce9" office:value-type="float" office:value="0.0285">
            <text:p>0.0285</text:p>
          </table:table-cell>
          <table:table-cell table:style-name="ce11" office:value-type="float" office:value="0.0253">
            <text:p>0.0253</text:p>
          </table:table-cell>
          <table:table-cell table:style-name="ce9" office:value-type="float" office:value="0.0226">
            <text:p>0.0226</text:p>
          </table:table-cell>
          <table:table-cell table:style-name="ce9" office:value-type="float" office:value="0.0201">
            <text:p>0.0201</text:p>
          </table:table-cell>
          <table:table-cell table:style-name="ce9" office:value-type="float" office:value="0.0179">
            <text:p>0.0179</text:p>
          </table:table-cell>
          <table:table-cell table:style-name="ce9" office:value-type="float" office:value="0.0159">
            <text:p>0.0159</text:p>
          </table:table-cell>
          <table:table-cell table:style-name="ce9" office:value-type="float" office:value="0.0142">
            <text:p>0.0142</text:p>
          </table:table-cell>
          <table:table-cell table:style-name="ce9" office:value-type="float" office:value="0.0126">
            <text:p>0.0126</text:p>
          </table:table-cell>
          <table:table-cell table:style-name="ce9" office:value-type="float" office:value="0.0113">
            <text:p>0.0113</text:p>
          </table:table-cell>
          <table:table-cell table:style-name="ce9" office:value-type="float" office:value="0.01">
            <text:p>0.0100</text:p>
          </table:table-cell>
          <table:table-cell table:style-name="ce9" office:value-type="float" office:value="0.00893">
            <text:p>0.0089</text:p>
          </table:table-cell>
          <table:table-cell table:style-name="ce9" office:value-type="float" office:value="0.00795">
            <text:p>0.0080</text:p>
          </table:table-cell>
          <table:table-cell table:style-name="ce9" office:value-type="float" office:value="0.00708">
            <text:p>0.0071</text:p>
          </table:table-cell>
          <table:table-cell table:style-name="ce9" office:value-type="float" office:value="0.0063">
            <text:p>0.0063</text:p>
          </table:table-cell>
          <table:table-cell table:style-name="ce9" office:value-type="float" office:value="0.00561">
            <text:p>0.0056</text:p>
          </table:table-cell>
          <table:table-cell table:style-name="ce9" office:value-type="float" office:value="0.005">
            <text:p>0.0050</text:p>
          </table:table-cell>
          <table:table-cell table:style-name="ce9" office:value-type="float" office:value="0.00445">
            <text:p>0.0045</text:p>
          </table:table-cell>
          <table:table-cell table:style-name="ce9" office:value-type="float" office:value="0.00397">
            <text:p>0.0040</text:p>
          </table:table-cell>
          <table:table-cell table:style-name="ce9" office:value-type="float" office:value="0.00353">
            <text:p>0.0035</text:p>
          </table:table-cell>
          <table:table-cell table:style-name="ce9" office:value-type="float" office:value="0.00314">
            <text:p>0.0031</text:p>
          </table:table-cell>
          <table:table-cell table:style-name="ce2" table:number-columns-repeated="954"/>
        </table:table-row>
        <table:table-row table:style-name="ro2">
          <table:table-cell table:style-name="ce1"/>
          <table:table-cell table:style-name="ce2" table:number-columns-repeated="5"/>
          <table:table-cell table:style-name="ce18" office:value-type="string">
            <text:p><text:s/>Diameter (mm):</text:p>
          </table:table-cell>
          <table:table-cell table:style-name="ce20" table:formula="of:=[.H5]*25.4" office:value-type="float" office:value="76.2">
            <text:p>76.2000</text:p>
          </table:table-cell>
          <table:table-cell table:style-name="ce20" table:formula="of:=[.I5]*25.4" office:value-type="float" office:value="63.5">
            <text:p>63.5000</text:p>
          </table:table-cell>
          <table:table-cell table:style-name="ce20" table:formula="of:=[.J5]*25.4" office:value-type="float" office:value="57.15">
            <text:p>57.1500</text:p>
          </table:table-cell>
          <table:table-cell table:style-name="ce20" table:formula="of:=[.K5]*25.4" office:value-type="float" office:value="50.8">
            <text:p>50.8000</text:p>
          </table:table-cell>
          <table:table-cell table:style-name="ce20" table:formula="of:=[.L5]*25.4" office:value-type="float" office:value="44.45">
            <text:p>44.4500</text:p>
          </table:table-cell>
          <table:table-cell table:style-name="ce20" table:formula="of:=[.M5]*25.4" office:value-type="float" office:value="41.275">
            <text:p>41.2750</text:p>
          </table:table-cell>
          <table:table-cell table:style-name="ce20" table:formula="of:=[.N5]*25.4" office:value-type="float" office:value="38.1">
            <text:p>38.1000</text:p>
          </table:table-cell>
          <table:table-cell table:style-name="ce20" table:formula="of:=[.O5]*25.4" office:value-type="float" office:value="34.925">
            <text:p>34.9250</text:p>
          </table:table-cell>
          <table:table-cell table:style-name="ce20" table:formula="of:=[.P5]*25.4" office:value-type="float" office:value="31.75">
            <text:p>31.7500</text:p>
          </table:table-cell>
          <table:table-cell table:style-name="ce20" table:formula="of:=[.Q5]*25.4" office:value-type="float" office:value="25.4">
            <text:p>25.4000</text:p>
          </table:table-cell>
          <table:table-cell table:style-name="ce20" table:formula="of:=[.R5]*25.4" office:value-type="float" office:value="22.225">
            <text:p>22.2250</text:p>
          </table:table-cell>
          <table:table-cell table:style-name="ce20" table:formula="of:=[.S5]*25.4" office:value-type="float" office:value="20.6375">
            <text:p>20.6375</text:p>
          </table:table-cell>
          <table:table-cell table:style-name="ce20" table:formula="of:=[.T5]*25.4" office:value-type="float" office:value="19.05">
            <text:p>19.0500</text:p>
          </table:table-cell>
          <table:table-cell table:style-name="ce20" table:formula="of:=[.U5]*25.4" office:value-type="float" office:value="15.875">
            <text:p>15.8750</text:p>
          </table:table-cell>
          <table:table-cell table:style-name="ce20" table:formula="of:=[.V5]*25.4" office:value-type="float" office:value="12.7">
            <text:p>12.7000</text:p>
          </table:table-cell>
          <table:table-cell table:style-name="ce13" office:value-type="float" office:value="11.684">
            <text:p>11.6840</text:p>
          </table:table-cell>
          <table:table-cell table:style-name="ce13" office:value-type="float" office:value="10.404">
            <text:p>10.4040</text:p>
          </table:table-cell>
          <table:table-cell table:style-name="ce13" table:formula="of:=[.Y5]*25.4" office:value-type="float" office:value="9.525">
            <text:p>9.5250</text:p>
          </table:table-cell>
          <table:table-cell table:style-name="ce13" office:value-type="float" office:value="9.266">
            <text:p>9.2660</text:p>
          </table:table-cell>
          <table:table-cell table:style-name="ce13" office:value-type="float" office:value="8.252">
            <text:p>8.2520</text:p>
          </table:table-cell>
          <table:table-cell table:style-name="ce13" table:formula="of:=[.AB5]*25.4" office:value-type="float" office:value="7.9375">
            <text:p>7.9375</text:p>
          </table:table-cell>
          <table:table-cell table:style-name="ce13" office:value-type="float" office:value="7.348">
            <text:p>7.3480</text:p>
          </table:table-cell>
          <table:table-cell table:style-name="ce13" office:value-type="float" office:value="6.544">
            <text:p>6.5440</text:p>
          </table:table-cell>
          <table:table-cell table:style-name="ce13" table:formula="of:=[.AE5]*25.4" office:value-type="float" office:value="6.35">
            <text:p>6.3500</text:p>
          </table:table-cell>
          <table:table-cell table:style-name="ce13" office:value-type="float" office:value="5.827">
            <text:p>5.8270</text:p>
          </table:table-cell>
          <table:table-cell table:style-name="ce13" office:value-type="float" office:value="5.189">
            <text:p>5.1890</text:p>
          </table:table-cell>
          <table:table-cell table:style-name="ce13" table:formula="of:=[.AH5]*25.4" office:value-type="float" office:value="4.7625">
            <text:p>4.7625</text:p>
          </table:table-cell>
          <table:table-cell table:style-name="ce13" office:value-type="float" office:value="4.621">
            <text:p>4.6210</text:p>
          </table:table-cell>
          <table:table-cell table:style-name="ce13" office:value-type="float" office:value="4.115">
            <text:p>4.1150</text:p>
          </table:table-cell>
          <table:table-cell table:style-name="ce13" office:value-type="float" office:value="3.665">
            <text:p>3.6650</text:p>
          </table:table-cell>
          <table:table-cell table:style-name="ce13" office:value-type="float" office:value="3.264">
            <text:p>3.2640</text:p>
          </table:table-cell>
          <table:table-cell table:style-name="ce13" office:value-type="float" office:value="2.906">
            <text:p>2.9060</text:p>
          </table:table-cell>
          <table:table-cell table:style-name="ce13" office:value-type="float" office:value="2.588">
            <text:p>2.5880</text:p>
          </table:table-cell>
          <table:table-cell table:style-name="ce13" office:value-type="float" office:value="2.305">
            <text:p>2.3050</text:p>
          </table:table-cell>
          <table:table-cell table:style-name="ce13" office:value-type="float" office:value="2.053">
            <text:p>2.0530</text:p>
          </table:table-cell>
          <table:table-cell table:style-name="ce13" office:value-type="float" office:value="1.828">
            <text:p>1.8280</text:p>
          </table:table-cell>
          <table:table-cell table:style-name="ce13" office:value-type="float" office:value="1.628">
            <text:p>1.6280</text:p>
          </table:table-cell>
          <table:table-cell table:style-name="ce13" office:value-type="float" office:value="1.45">
            <text:p>1.4500</text:p>
          </table:table-cell>
          <table:table-cell table:style-name="ce13" office:value-type="float" office:value="1.291">
            <text:p>1.2910</text:p>
          </table:table-cell>
          <table:table-cell table:style-name="ce13" office:value-type="float" office:value="1.15">
            <text:p>1.1500</text:p>
          </table:table-cell>
          <table:table-cell table:style-name="ce13" office:value-type="float" office:value="1.024">
            <text:p>1.0240</text:p>
          </table:table-cell>
          <table:table-cell table:style-name="ce13" office:value-type="float" office:value="0.912">
            <text:p>0.9120</text:p>
          </table:table-cell>
          <table:table-cell table:style-name="ce13" office:value-type="float" office:value="0.812">
            <text:p>0.8120</text:p>
          </table:table-cell>
          <table:table-cell table:style-name="ce13" office:value-type="float" office:value="0.723">
            <text:p>0.7230</text:p>
          </table:table-cell>
          <table:table-cell table:style-name="ce12" office:value-type="float" office:value="0.644">
            <text:p>0.6440</text:p>
          </table:table-cell>
          <table:table-cell table:style-name="ce13" office:value-type="float" office:value="0.573">
            <text:p>0.5730</text:p>
          </table:table-cell>
          <table:table-cell table:style-name="ce13" office:value-type="float" office:value="0.511">
            <text:p>0.5110</text:p>
          </table:table-cell>
          <table:table-cell table:style-name="ce13" office:value-type="float" office:value="0.455">
            <text:p>0.4550</text:p>
          </table:table-cell>
          <table:table-cell table:style-name="ce13" office:value-type="float" office:value="0.405">
            <text:p>0.4050</text:p>
          </table:table-cell>
          <table:table-cell table:style-name="ce13" office:value-type="float" office:value="0.361">
            <text:p>0.3610</text:p>
          </table:table-cell>
          <table:table-cell table:style-name="ce13" office:value-type="float" office:value="0.321">
            <text:p>0.3210</text:p>
          </table:table-cell>
          <table:table-cell table:style-name="ce13" office:value-type="float" office:value="0.286">
            <text:p>0.2860</text:p>
          </table:table-cell>
          <table:table-cell table:style-name="ce13" office:value-type="float" office:value="0.255">
            <text:p>0.2550</text:p>
          </table:table-cell>
          <table:table-cell table:style-name="ce13" office:value-type="float" office:value="0.227">
            <text:p>0.2270</text:p>
          </table:table-cell>
          <table:table-cell table:style-name="ce13" office:value-type="float" office:value="0.202">
            <text:p>0.2020</text:p>
          </table:table-cell>
          <table:table-cell table:style-name="ce13" office:value-type="float" office:value="0.18">
            <text:p>0.1800</text:p>
          </table:table-cell>
          <table:table-cell table:style-name="ce13" office:value-type="float" office:value="0.16">
            <text:p>0.1600</text:p>
          </table:table-cell>
          <table:table-cell table:style-name="ce13" office:value-type="float" office:value="0.143">
            <text:p>0.1430</text:p>
          </table:table-cell>
          <table:table-cell table:style-name="ce13" office:value-type="float" office:value="0.127">
            <text:p>0.1270</text:p>
          </table:table-cell>
          <table:table-cell table:style-name="ce13" office:value-type="float" office:value="0.113">
            <text:p>0.1130</text:p>
          </table:table-cell>
          <table:table-cell table:style-name="ce13" office:value-type="float" office:value="0.101">
            <text:p>0.1010</text:p>
          </table:table-cell>
          <table:table-cell table:style-name="ce13" office:value-type="float" office:value="0.0897">
            <text:p>0.0897</text:p>
          </table:table-cell>
          <table:table-cell table:style-name="ce13" office:value-type="float" office:value="0.0799">
            <text:p>0.0799</text:p>
          </table:table-cell>
          <table:table-cell table:style-name="ce2" table:number-columns-repeated="954"/>
        </table:table-row>
        <table:table-row table:style-name="ro1">
          <table:table-cell table:style-name="ce1"/>
          <table:table-cell table:style-name="ce2" office:value-type="string">
            <text:p>LARGER SIZE</text:p>
          </table:table-cell>
          <table:table-cell table:style-name="ce2" table:number-columns-repeated="4"/>
          <table:table-cell table:style-name="ce18" office:value-type="string">
            <text:p>Radius (mm):</text:p>
          </table:table-cell>
          <table:table-cell table:style-name="ce21" table:formula="of:=[.H6]/2" office:value-type="float" office:value="38.1">
            <text:p>38.1000</text:p>
          </table:table-cell>
          <table:table-cell table:style-name="ce21" table:formula="of:=[.I6]/2" office:value-type="float" office:value="31.75">
            <text:p>31.7500</text:p>
          </table:table-cell>
          <table:table-cell table:style-name="ce21" table:formula="of:=[.J6]/2" office:value-type="float" office:value="28.575">
            <text:p>28.5750</text:p>
          </table:table-cell>
          <table:table-cell table:style-name="ce21" table:formula="of:=[.K6]/2" office:value-type="float" office:value="25.4">
            <text:p>25.4000</text:p>
          </table:table-cell>
          <table:table-cell table:style-name="ce21" table:formula="of:=[.L6]/2" office:value-type="float" office:value="22.225">
            <text:p>22.2250</text:p>
          </table:table-cell>
          <table:table-cell table:style-name="ce21" table:formula="of:=[.M6]/2" office:value-type="float" office:value="20.6375">
            <text:p>20.6375</text:p>
          </table:table-cell>
          <table:table-cell table:style-name="ce21" table:formula="of:=[.N6]/2" office:value-type="float" office:value="19.05">
            <text:p>19.0500</text:p>
          </table:table-cell>
          <table:table-cell table:style-name="ce21" table:formula="of:=[.O6]/2" office:value-type="float" office:value="17.4625">
            <text:p>17.4625</text:p>
          </table:table-cell>
          <table:table-cell table:style-name="ce21" table:formula="of:=[.P6]/2" office:value-type="float" office:value="15.875">
            <text:p>15.8750</text:p>
          </table:table-cell>
          <table:table-cell table:style-name="ce21" table:formula="of:=[.Q6]/2" office:value-type="float" office:value="12.7">
            <text:p>12.7000</text:p>
          </table:table-cell>
          <table:table-cell table:style-name="ce21" table:formula="of:=[.R6]/2" office:value-type="float" office:value="11.1125">
            <text:p>11.1125</text:p>
          </table:table-cell>
          <table:table-cell table:style-name="ce21" table:formula="of:=[.S6]/2" office:value-type="float" office:value="10.31875">
            <text:p>10.3188</text:p>
          </table:table-cell>
          <table:table-cell table:style-name="ce21" table:formula="of:=[.T6]/2" office:value-type="float" office:value="9.525">
            <text:p>9.5250</text:p>
          </table:table-cell>
          <table:table-cell table:style-name="ce21" table:formula="of:=[.U6]/2" office:value-type="float" office:value="7.9375">
            <text:p>7.9375</text:p>
          </table:table-cell>
          <table:table-cell table:style-name="ce21" table:formula="of:=[.V6]/2" office:value-type="float" office:value="6.35">
            <text:p>6.3500</text:p>
          </table:table-cell>
          <table:table-cell table:style-name="ce21" table:formula="of:=[.W6]/2" office:value-type="float" office:value="5.842">
            <text:p>5.8420</text:p>
          </table:table-cell>
          <table:table-cell table:style-name="ce21" table:formula="of:=[.X6]/2" office:value-type="float" office:value="5.202">
            <text:p>5.2020</text:p>
          </table:table-cell>
          <table:table-cell table:style-name="ce21" table:formula="of:=[.Y6]/2" office:value-type="float" office:value="4.7625">
            <text:p>4.7625</text:p>
          </table:table-cell>
          <table:table-cell table:style-name="ce21" table:formula="of:=[.Z6]/2" office:value-type="float" office:value="4.633">
            <text:p>4.6330</text:p>
          </table:table-cell>
          <table:table-cell table:style-name="ce21" table:formula="of:=[.AA6]/2" office:value-type="float" office:value="4.126">
            <text:p>4.1260</text:p>
          </table:table-cell>
          <table:table-cell table:style-name="ce21" table:formula="of:=[.AB6]/2" office:value-type="float" office:value="3.96875">
            <text:p>3.9688</text:p>
          </table:table-cell>
          <table:table-cell table:style-name="ce21" table:formula="of:=[.AC6]/2" office:value-type="float" office:value="3.674">
            <text:p>3.6740</text:p>
          </table:table-cell>
          <table:table-cell table:style-name="ce21" table:formula="of:=[.AD6]/2" office:value-type="float" office:value="3.272">
            <text:p>3.2720</text:p>
          </table:table-cell>
          <table:table-cell table:style-name="ce21" table:formula="of:=[.AE6]/2" office:value-type="float" office:value="3.175">
            <text:p>3.1750</text:p>
          </table:table-cell>
          <table:table-cell table:style-name="ce21" table:formula="of:=[.AF6]/2" office:value-type="float" office:value="2.9135">
            <text:p>2.9135</text:p>
          </table:table-cell>
          <table:table-cell table:style-name="ce21" table:formula="of:=[.AG6]/2" office:value-type="float" office:value="2.5945">
            <text:p>2.5945</text:p>
          </table:table-cell>
          <table:table-cell table:style-name="ce21" table:formula="of:=[.AH6]/2" office:value-type="float" office:value="2.38125">
            <text:p>2.3813</text:p>
          </table:table-cell>
          <table:table-cell table:style-name="ce21" table:formula="of:=[.AI6]/2" office:value-type="float" office:value="2.3105">
            <text:p>2.3105</text:p>
          </table:table-cell>
          <table:table-cell table:style-name="ce21" table:formula="of:=[.AJ6]/2" office:value-type="float" office:value="2.0575">
            <text:p>2.0575</text:p>
          </table:table-cell>
          <table:table-cell table:style-name="ce21" table:formula="of:=[.AK6]/2" office:value-type="float" office:value="1.8325">
            <text:p>1.8325</text:p>
          </table:table-cell>
          <table:table-cell table:style-name="ce21" table:formula="of:=[.AL6]/2" office:value-type="float" office:value="1.632">
            <text:p>1.6320</text:p>
          </table:table-cell>
          <table:table-cell table:style-name="ce21" table:formula="of:=[.AM6]/2" office:value-type="float" office:value="1.453">
            <text:p>1.4530</text:p>
          </table:table-cell>
          <table:table-cell table:style-name="ce21" table:formula="of:=[.AN6]/2" office:value-type="float" office:value="1.294">
            <text:p>1.2940</text:p>
          </table:table-cell>
          <table:table-cell table:style-name="ce21" table:formula="of:=[.AO6]/2" office:value-type="float" office:value="1.1525">
            <text:p>1.1525</text:p>
          </table:table-cell>
          <table:table-cell table:style-name="ce21" table:formula="of:=[.AP6]/2" office:value-type="float" office:value="1.0265">
            <text:p>1.0265</text:p>
          </table:table-cell>
          <table:table-cell table:style-name="ce21" table:formula="of:=[.AQ6]/2" office:value-type="float" office:value="0.914">
            <text:p>0.9140</text:p>
          </table:table-cell>
          <table:table-cell table:style-name="ce21" table:formula="of:=[.AR6]/2" office:value-type="float" office:value="0.814">
            <text:p>0.8140</text:p>
          </table:table-cell>
          <table:table-cell table:style-name="ce21" table:formula="of:=[.AS6]/2" office:value-type="float" office:value="0.725">
            <text:p>0.7250</text:p>
          </table:table-cell>
          <table:table-cell table:style-name="ce21" table:formula="of:=[.AT6]/2" office:value-type="float" office:value="0.6455">
            <text:p>0.6455</text:p>
          </table:table-cell>
          <table:table-cell table:style-name="ce21" table:formula="of:=[.AU6]/2" office:value-type="float" office:value="0.575">
            <text:p>0.5750</text:p>
          </table:table-cell>
          <table:table-cell table:style-name="ce21" table:formula="of:=[.AV6]/2" office:value-type="float" office:value="0.512">
            <text:p>0.5120</text:p>
          </table:table-cell>
          <table:table-cell table:style-name="ce21" table:formula="of:=[.AW6]/2" office:value-type="float" office:value="0.456">
            <text:p>0.4560</text:p>
          </table:table-cell>
          <table:table-cell table:style-name="ce21" table:formula="of:=[.AX6]/2" office:value-type="float" office:value="0.406">
            <text:p>0.4060</text:p>
          </table:table-cell>
          <table:table-cell table:style-name="ce21" table:formula="of:=[.AY6]/2" office:value-type="float" office:value="0.3615">
            <text:p>0.3615</text:p>
          </table:table-cell>
          <table:table-cell table:style-name="ce21" table:formula="of:=[.AZ6]/2" office:value-type="float" office:value="0.322">
            <text:p>0.3220</text:p>
          </table:table-cell>
          <table:table-cell table:style-name="ce21" table:formula="of:=[.BA6]/2" office:value-type="float" office:value="0.2865">
            <text:p>0.2865</text:p>
          </table:table-cell>
          <table:table-cell table:style-name="ce21" table:formula="of:=[.BB6]/2" office:value-type="float" office:value="0.2555">
            <text:p>0.2555</text:p>
          </table:table-cell>
          <table:table-cell table:style-name="ce21" table:formula="of:=[.BC6]/2" office:value-type="float" office:value="0.2275">
            <text:p>0.2275</text:p>
          </table:table-cell>
          <table:table-cell table:style-name="ce21" table:formula="of:=[.BD6]/2" office:value-type="float" office:value="0.2025">
            <text:p>0.2025</text:p>
          </table:table-cell>
          <table:table-cell table:style-name="ce21" table:formula="of:=[.BE6]/2" office:value-type="float" office:value="0.1805">
            <text:p>0.1805</text:p>
          </table:table-cell>
          <table:table-cell table:style-name="ce21" table:formula="of:=[.BF6]/2" office:value-type="float" office:value="0.1605">
            <text:p>0.1605</text:p>
          </table:table-cell>
          <table:table-cell table:style-name="ce21" table:formula="of:=[.BG6]/2" office:value-type="float" office:value="0.143">
            <text:p>0.1430</text:p>
          </table:table-cell>
          <table:table-cell table:style-name="ce21" table:formula="of:=[.BH6]/2" office:value-type="float" office:value="0.1275">
            <text:p>0.1275</text:p>
          </table:table-cell>
          <table:table-cell table:style-name="ce21" table:formula="of:=[.BI6]/2" office:value-type="float" office:value="0.1135">
            <text:p>0.1135</text:p>
          </table:table-cell>
          <table:table-cell table:style-name="ce21" table:formula="of:=[.BJ6]/2" office:value-type="float" office:value="0.101">
            <text:p>0.1010</text:p>
          </table:table-cell>
          <table:table-cell table:style-name="ce21" table:formula="of:=[.BK6]/2" office:value-type="float" office:value="0.09">
            <text:p>0.0900</text:p>
          </table:table-cell>
          <table:table-cell table:style-name="ce21" table:formula="of:=[.BL6]/2" office:value-type="float" office:value="0.08">
            <text:p>0.0800</text:p>
          </table:table-cell>
          <table:table-cell table:style-name="ce21" table:formula="of:=[.BM6]/2" office:value-type="float" office:value="0.0715">
            <text:p>0.0715</text:p>
          </table:table-cell>
          <table:table-cell table:style-name="ce21" table:formula="of:=[.BN6]/2" office:value-type="float" office:value="0.0635">
            <text:p>0.0635</text:p>
          </table:table-cell>
          <table:table-cell table:style-name="ce21" table:formula="of:=[.BO6]/2" office:value-type="float" office:value="0.0565">
            <text:p>0.0565</text:p>
          </table:table-cell>
          <table:table-cell table:style-name="ce21" table:formula="of:=[.BP6]/2" office:value-type="float" office:value="0.0505">
            <text:p>0.0505</text:p>
          </table:table-cell>
          <table:table-cell table:style-name="ce21" table:formula="of:=[.BQ6]/2" office:value-type="float" office:value="0.04485">
            <text:p>0.0449</text:p>
          </table:table-cell>
          <table:table-cell table:style-name="ce21" table:formula="of:=[.BR6]/2" office:value-type="float" office:value="0.03995">
            <text:p>0.0400</text:p>
          </table:table-cell>
          <table:table-cell table:style-name="ce2" table:number-columns-repeated="954"/>
        </table:table-row>
        <table:table-row table:style-name="ro2">
          <table:table-cell table:style-name="ce1"/>
          <table:table-cell table:style-name="ce2"/>
          <table:table-cell table:number-columns-repeated="2" table:style-name="ce2" office:value-type="string">
            <text:p>Diameter</text:p>
          </table:table-cell>
          <table:table-cell table:style-name="ce2" office:value-type="string">
            <text:p>Radius</text:p>
          </table:table-cell>
          <table:table-cell table:style-name="ce2"/>
          <table:table-cell table:style-name="ce18" office:value-type="string">
            <text:p>Area (mm x mm):</text:p>
          </table:table-cell>
          <table:table-cell table:style-name="ce15" table:formula="of:=pi*[.H6]*[.H6]/4" office:value-type="float" office:value="4560.36731187747">
            <text:p>4560.3673</text:p>
          </table:table-cell>
          <table:table-cell table:style-name="ce15" table:formula="of:=pi*[.I6]*[.I6]/4" office:value-type="float" office:value="3166.92174435936">
            <text:p>3166.9217</text:p>
          </table:table-cell>
          <table:table-cell table:style-name="ce15" table:formula="of:=pi*[.J6]*[.J6]/4" office:value-type="float" office:value="2565.20661293108">
            <text:p>2565.2066</text:p>
          </table:table-cell>
          <table:table-cell table:style-name="ce15" table:formula="of:=pi*[.K6]*[.K6]/4" office:value-type="float" office:value="2026.82991638999">
            <text:p>2026.8299</text:p>
          </table:table-cell>
          <table:table-cell table:style-name="ce15" table:formula="of:=pi*[.L6]*[.L6]/4" office:value-type="float" office:value="1551.79165473608">
            <text:p>1551.7917</text:p>
          </table:table-cell>
          <table:table-cell table:style-name="ce15" table:formula="of:=pi*[.M6]*[.M6]/4" office:value-type="float" office:value="1338.02443699183">
            <text:p>1338.0244</text:p>
          </table:table-cell>
          <table:table-cell table:style-name="ce15" table:formula="of:=pi*[.N6]*[.N6]/4" office:value-type="float" office:value="1140.09182796937">
            <text:p>1140.0918</text:p>
          </table:table-cell>
          <table:table-cell table:style-name="ce15" table:formula="of:=pi*[.O6]*[.O6]/4" office:value-type="float" office:value="957.993827668706">
            <text:p>957.9938</text:p>
          </table:table-cell>
          <table:table-cell table:style-name="ce15" table:formula="of:=pi*[.P6]*[.P6]/4" office:value-type="float" office:value="791.73043608984">
            <text:p>791.7304</text:p>
          </table:table-cell>
          <table:table-cell table:style-name="ce15" table:formula="of:=pi*[.Q6]*[.Q6]/4" office:value-type="float" office:value="506.707479097497">
            <text:p>506.7075</text:p>
          </table:table-cell>
          <table:table-cell table:style-name="ce15" table:formula="of:=pi*[.R6]*[.R6]/4" office:value-type="float" office:value="387.947913684021">
            <text:p>387.9479</text:p>
          </table:table-cell>
          <table:table-cell table:style-name="ce15" table:formula="of:=pi*[.S6]*[.S6]/4" office:value-type="float" office:value="334.506109247957">
            <text:p>334.5061</text:p>
          </table:table-cell>
          <table:table-cell table:style-name="ce15" table:formula="of:=pi*[.T6]*[.T6]/4" office:value-type="float" office:value="285.022956992342">
            <text:p>285.0230</text:p>
          </table:table-cell>
          <table:table-cell table:style-name="ce15" table:formula="of:=pi*[.U6]*[.U6]/4" office:value-type="float" office:value="197.93260902246">
            <text:p>197.9326</text:p>
          </table:table-cell>
          <table:table-cell table:style-name="ce15" table:formula="of:=pi*[.V6]*[.V6]/4" office:value-type="float" office:value="126.676869774374">
            <text:p>126.6769</text:p>
          </table:table-cell>
          <table:table-cell table:style-name="ce16" table:formula="of:=pi*[.W6]*[.W6]/4" office:value-type="float" office:value="107.21930257703">
            <text:p>107.2193</text:p>
          </table:table-cell>
          <table:table-cell table:style-name="ce16" table:formula="of:=pi*[.X6]*[.X6]/4" office:value-type="float" office:value="85.0140230466332">
            <text:p>85.0140</text:p>
          </table:table-cell>
          <table:table-cell table:style-name="ce16" table:formula="of:=pi*[.Y6]*[.Y6]/4" office:value-type="float" office:value="71.2557392480855">
            <text:p>71.2557</text:p>
          </table:table-cell>
          <table:table-cell table:style-name="ce16" table:formula="of:=pi*[.Z6]*[.Z6]/4" office:value-type="float" office:value="67.4333092739896">
            <text:p>67.4333</text:p>
          </table:table-cell>
          <table:table-cell table:style-name="ce16" table:formula="of:=pi*[.AA6]*[.AA6]/4" office:value-type="float" office:value="53.4820837772235">
            <text:p>53.4821</text:p>
          </table:table-cell>
          <table:table-cell table:style-name="ce16" table:formula="of:=pi*[.AB6]*[.AB6]/4" office:value-type="float" office:value="49.483152255615">
            <text:p>49.4832</text:p>
          </table:table-cell>
          <table:table-cell table:style-name="ce16" table:formula="of:=pi*[.AC6]*[.AC6]/4" office:value-type="float" office:value="42.4060847177274">
            <text:p>42.4061</text:p>
          </table:table-cell>
          <table:table-cell table:style-name="ce16" table:formula="of:=pi*[.AD6]*[.AD6]/4" office:value-type="float" office:value="33.6338406838498">
            <text:p>33.6338</text:p>
          </table:table-cell>
          <table:table-cell table:style-name="ce16" table:formula="of:=pi*[.AE6]*[.AE6]/4" office:value-type="float" office:value="31.6692174435936">
            <text:p>31.6692</text:p>
          </table:table-cell>
          <table:table-cell table:style-name="ce16" table:formula="of:=pi*[.AF6]*[.AF6]/4" office:value-type="float" office:value="26.6673534767273">
            <text:p>26.6674</text:p>
          </table:table-cell>
          <table:table-cell table:style-name="ce16" table:formula="of:=pi*[.AG6]*[.AG6]/4" office:value-type="float" office:value="21.1474118215521">
            <text:p>21.1474</text:p>
          </table:table-cell>
          <table:table-cell table:style-name="ce16" table:formula="of:=pi*[.AH6]*[.AH6]/4" office:value-type="float" office:value="17.8139348120214">
            <text:p>17.8139</text:p>
          </table:table-cell>
          <table:table-cell table:style-name="ce16" table:formula="of:=pi*[.AI6]*[.AI6]/4" office:value-type="float" office:value="16.7711104232484">
            <text:p>16.7711</text:p>
          </table:table-cell>
          <table:table-cell table:style-name="ce16" table:formula="of:=pi*[.AJ6]*[.AJ6]/4" office:value-type="float" office:value="13.2993238153957">
            <text:p>13.2993</text:p>
          </table:table-cell>
          <table:table-cell table:style-name="ce16" table:formula="of:=pi*[.AK6]*[.AK6]/4" office:value-type="float" office:value="10.5496448453413">
            <text:p>10.5496</text:p>
          </table:table-cell>
          <table:table-cell table:style-name="ce16" table:formula="of:=pi*[.AL6]*[.AL6]/4" office:value-type="float" office:value="8.36739327179473">
            <text:p>8.3674</text:p>
          </table:table-cell>
          <table:table-cell table:style-name="ce16" table:formula="of:=pi*[.AM6]*[.AM6]/4" office:value-type="float" office:value="6.63255868459265">
            <text:p>6.6326</text:p>
          </table:table-cell>
          <table:table-cell table:style-name="ce16" table:formula="of:=pi*[.AN6]*[.AN6]/4" office:value-type="float" office:value="5.26039583650627">
            <text:p>5.2604</text:p>
          </table:table-cell>
          <table:table-cell table:style-name="ce16" table:formula="of:=pi*[.AO6]*[.AO6]/4" office:value-type="float" office:value="4.17284007708472">
            <text:p>4.1728</text:p>
          </table:table-cell>
          <table:table-cell table:style-name="ce16" table:formula="of:=pi*[.AP6]*[.AP6]/4" office:value-type="float" office:value="3.31030324767103">
            <text:p>3.3103</text:p>
          </table:table-cell>
          <table:table-cell table:style-name="ce16" table:formula="of:=pi*[.AQ6]*[.AQ6]/4" office:value-type="float" office:value="2.6244739364383">
            <text:p>2.6245</text:p>
          </table:table-cell>
          <table:table-cell table:style-name="ce16" table:formula="of:=pi*[.AR6]*[.AR6]/4" office:value-type="float" office:value="2.08160672589798">
            <text:p>2.0816</text:p>
          </table:table-cell>
          <table:table-cell table:style-name="ce16" table:formula="of:=pi*[.AS6]*[.AS6]/4" office:value-type="float" office:value="1.65129963854313">
            <text:p>1.6513</text:p>
          </table:table-cell>
          <table:table-cell table:style-name="ce16" table:formula="of:=pi*[.AT6]*[.AT6]/4" office:value-type="float" office:value="1.30900819636942">
            <text:p>1.3090</text:p>
          </table:table-cell>
          <table:table-cell table:style-name="ce16" table:formula="of:=pi*[.AU6]*[.AU6]/4" office:value-type="float" office:value="1.03868907109312">
            <text:p>1.0387</text:p>
          </table:table-cell>
          <table:table-cell table:style-name="ce16" table:formula="of:=pi*[.AV6]*[.AV6]/4" office:value-type="float" office:value="0.823549664582642">
            <text:p>0.8235</text:p>
          </table:table-cell>
          <table:table-cell table:style-name="ce16" table:formula="of:=pi*[.AW6]*[.AW6]/4" office:value-type="float" office:value="0.653250210016847">
            <text:p>0.6533</text:p>
          </table:table-cell>
          <table:table-cell table:style-name="ce16" table:formula="of:=pi*[.AX6]*[.AX6]/4" office:value-type="float" office:value="0.517847566647127">
            <text:p>0.5178</text:p>
          </table:table-cell>
          <table:table-cell table:style-name="ce16" table:formula="of:=pi*[.AY6]*[.AY6]/4" office:value-type="float" office:value="0.410550396554584">
            <text:p>0.4106</text:p>
          </table:table-cell>
          <table:table-cell table:style-name="ce15" table:formula="of:=pi*[.AZ6]*[.AZ6]/4" office:value-type="float" office:value="0.325732892694804">
            <text:p>0.3257</text:p>
          </table:table-cell>
          <table:table-cell table:style-name="ce16" table:formula="of:=pi*[.BA6]*[.BA6]/4" office:value-type="float" office:value="0.257868993590121">
            <text:p>0.2579</text:p>
          </table:table-cell>
          <table:table-cell table:style-name="ce16" table:formula="of:=pi*[.BB6]*[.BB6]/4" office:value-type="float" office:value="0.205083953824505">
            <text:p>0.2051</text:p>
          </table:table-cell>
          <table:table-cell table:style-name="ce16" table:formula="of:=pi*[.BC6]*[.BC6]/4" office:value-type="float" office:value="0.162597054777357">
            <text:p>0.1626</text:p>
          </table:table-cell>
          <table:table-cell table:style-name="ce16" table:formula="of:=pi*[.BD6]*[.BD6]/4" office:value-type="float" office:value="0.128824933751266">
            <text:p>0.1288</text:p>
          </table:table-cell>
          <table:table-cell table:style-name="ce16" table:formula="of:=pi*[.BE6]*[.BE6]/4" office:value-type="float" office:value="0.102353874052119">
            <text:p>0.1024</text:p>
          </table:table-cell>
          <table:table-cell table:style-name="ce16" table:formula="of:=pi*[.BF6]*[.BF6]/4" office:value-type="float" office:value="0.0809282121546364">
            <text:p>0.0809</text:p>
          </table:table-cell>
          <table:table-cell table:style-name="ce16" table:formula="of:=pi*[.BG6]*[.BG6]/4" office:value-type="float" office:value="0.0642424281732576">
            <text:p>0.0642</text:p>
          </table:table-cell>
          <table:table-cell table:style-name="ce16" table:formula="of:=pi*[.BH6]*[.BH6]/4" office:value-type="float" office:value="0.051070515574919">
            <text:p>0.0511</text:p>
          </table:table-cell>
          <table:table-cell table:style-name="ce16" table:formula="of:=pi*[.BI6]*[.BI6]/4" office:value-type="float" office:value="0.0404707819617071">
            <text:p>0.0405</text:p>
          </table:table-cell>
          <table:table-cell table:style-name="ce16" table:formula="of:=pi*[.BJ6]*[.BJ6]/4" office:value-type="float" office:value="0.0320473866592694">
            <text:p>0.0320</text:p>
          </table:table-cell>
          <table:table-cell table:style-name="ce16" table:formula="of:=pi*[.BK6]*[.BK6]/4" office:value-type="float" office:value="0.0254469004940773">
            <text:p>0.0254</text:p>
          </table:table-cell>
          <table:table-cell table:style-name="ce16" table:formula="of:=pi*[.BL6]*[.BL6]/4" office:value-type="float" office:value="0.0201061929829747">
            <text:p>0.0201</text:p>
          </table:table-cell>
          <table:table-cell table:style-name="ce16" table:formula="of:=pi*[.BM6]*[.BM6]/4" office:value-type="float" office:value="0.0160606070433144">
            <text:p>0.0161</text:p>
          </table:table-cell>
          <table:table-cell table:style-name="ce16" table:formula="of:=pi*[.BN6]*[.BN6]/4" office:value-type="float" office:value="0.0126676869774374">
            <text:p>0.0127</text:p>
          </table:table-cell>
          <table:table-cell table:style-name="ce16" table:formula="of:=pi*[.BO6]*[.BO6]/4" office:value-type="float" office:value="0.010028749148422">
            <text:p>0.0100</text:p>
          </table:table-cell>
          <table:table-cell table:style-name="ce16" table:formula="of:=pi*[.BP6]*[.BP6]/4" office:value-type="float" office:value="0.00801184666481736">
            <text:p>0.0080</text:p>
          </table:table-cell>
          <table:table-cell table:style-name="ce16" table:formula="of:=pi*[.BQ6]*[.BQ6]/4" office:value-type="float" office:value="0.00631938430853057">
            <text:p>0.0063</text:p>
          </table:table-cell>
          <table:table-cell table:style-name="ce16" table:formula="of:=pi*[.BR6]*[.BR6]/4" office:value-type="float" office:value="0.00501398972911094">
            <text:p>0.0050</text:p>
          </table:table-cell>
          <table:table-cell table:style-name="ce2" table:number-columns-repeated="954"/>
        </table:table-row>
        <table:table-row table:style-name="ro1">
          <table:table-cell table:style-name="ce1" office:value-type="string">
            <text:p>row:</text:p>
          </table:table-cell>
          <table:table-cell table:style-name="ce2" office:value-type="string">
            <text:p>AWG</text:p>
          </table:table-cell>
          <table:table-cell table:style-name="ce2" office:value-type="string">
            <text:p>(inch)</text:p>
          </table:table-cell>
          <table:table-cell table:number-columns-repeated="2" table:style-name="ce2" office:value-type="string">
            <text:p>(mm)</text:p>
          </table:table-cell>
          <table:table-cell table:style-name="ce2" office:value-type="string">
            <text:p>(mm x mm)</text:p>
          </table:table-cell>
          <table:table-cell table:style-name="ce18" office:value-type="string">
            <text:p>Ratio</text:p>
          </table:table-cell>
          <table:table-cell table:style-name="ce2" table:number-columns-repeated="14"/>
          <table:table-cell table:style-name="ce19"/>
          <table:table-cell table:style-name="ce2" table:number-columns-repeated="29"/>
          <table:table-cell table:style-name="ce19"/>
          <table:table-cell table:style-name="ce2" table:number-columns-repeated="972"/>
        </table:table-row>
        <table:table-row table:style-name="ro2">
          <table:table-cell table:style-name="ce1" table:formula="of:=SUM([.A9])+1" office:value-type="float" office:value="1">
            <text:p>1</text:p>
          </table:table-cell>
          <table:table-cell table:style-name="ce3" office:value-type="string">
            <text:p>n/a</text:p>
          </table:table-cell>
          <table:table-cell table:style-name="ce2" office:value-type="float" office:value="3">
            <text:p>3.0000</text:p>
          </table:table-cell>
          <table:table-cell table:style-name="ce12" table:formula="of:=[.C10]*25.4" office:value-type="float" office:value="76.2">
            <text:p>76.2000</text:p>
          </table:table-cell>
          <table:table-cell table:style-name="ce14" table:formula="of:=[.D10]/2" office:value-type="float" office:value="38.1">
            <text:p>38.1000</text:p>
          </table:table-cell>
          <table:table-cell table:style-name="ce15" table:formula="of:=pi*[.D10]*[.D10]/4" office:value-type="float" office:value="4560.36731187747">
            <text:p>4560.367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694444444444445">
            <text:p>0.6944</text:p>
          </table:table-cell>
          <table:table-cell table:style-name="ce11" table:formula="of:=INDIRECT(&quot;R8C&quot;&amp;COLUMN();0)/INDIRECT(&quot;R&quot;&amp;ROW()&amp;&quot;C6&quot;;0)" office:value-type="float" office:value="0.5625">
            <text:p>0.5625</text:p>
          </table:table-cell>
          <table:table-cell table:style-name="ce11" table:formula="of:=INDIRECT(&quot;R8C&quot;&amp;COLUMN();0)/INDIRECT(&quot;R&quot;&amp;ROW()&amp;&quot;C6&quot;;0)" office:value-type="float" office:value="0.444444444444444">
            <text:p>0.4444</text:p>
          </table:table-cell>
          <table:table-cell table:style-name="ce11" table:formula="of:=INDIRECT(&quot;R8C&quot;&amp;COLUMN();0)/INDIRECT(&quot;R&quot;&amp;ROW()&amp;&quot;C6&quot;;0)" office:value-type="float" office:value="0.340277777777778">
            <text:p>0.3403</text:p>
          </table:table-cell>
          <table:table-cell table:style-name="ce11" table:formula="of:=INDIRECT(&quot;R8C&quot;&amp;COLUMN();0)/INDIRECT(&quot;R&quot;&amp;ROW()&amp;&quot;C6&quot;;0)" office:value-type="float" office:value="0.293402777777778">
            <text:p>0.2934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10069444444444">
            <text:p>0.2101</text:p>
          </table:table-cell>
          <table:table-cell table:style-name="ce11" table:formula="of:=INDIRECT(&quot;R8C&quot;&amp;COLUMN();0)/INDIRECT(&quot;R&quot;&amp;ROW()&amp;&quot;C6&quot;;0)" office:value-type="float" office:value="0.173611111111111">
            <text:p>0.1736</text:p>
          </table:table-cell>
          <table:table-cell table:style-name="ce11" table:formula="of:=INDIRECT(&quot;R8C&quot;&amp;COLUMN();0)/INDIRECT(&quot;R&quot;&amp;ROW()&amp;&quot;C6&quot;;0)" office:value-type="float" office:value="0.111111111111111">
            <text:p>0.1111</text:p>
          </table:table-cell>
          <table:table-cell table:style-name="ce11" table:formula="of:=INDIRECT(&quot;R8C&quot;&amp;COLUMN();0)/INDIRECT(&quot;R&quot;&amp;ROW()&amp;&quot;C6&quot;;0)" office:value-type="float" office:value="0.0850694444444444">
            <text:p>0.0851</text:p>
          </table:table-cell>
          <table:table-cell table:style-name="ce11" table:formula="of:=INDIRECT(&quot;R8C&quot;&amp;COLUMN();0)/INDIRECT(&quot;R&quot;&amp;ROW()&amp;&quot;C6&quot;;0)" office:value-type="float" office:value="0.0733506944444444">
            <text:p>0.0734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434027777777778">
            <text:p>0.0434</text:p>
          </table:table-cell>
          <table:table-cell table:style-name="ce11" table:formula="of:=INDIRECT(&quot;R8C&quot;&amp;COLUMN();0)/INDIRECT(&quot;R&quot;&amp;ROW()&amp;&quot;C6&quot;;0)" office:value-type="float" office:value="0.0277777777777778">
            <text:p>0.0278</text:p>
          </table:table-cell>
          <table:table-cell table:style-name="ce11" table:formula="of:=INDIRECT(&quot;R8C&quot;&amp;COLUMN();0)/INDIRECT(&quot;R&quot;&amp;ROW()&amp;&quot;C6&quot;;0)" office:value-type="float" office:value="0.0235111111111111">
            <text:p>0.0235</text:p>
          </table:table-cell>
          <table:table-cell table:style-name="ce11" table:formula="of:=INDIRECT(&quot;R8C&quot;&amp;COLUMN();0)/INDIRECT(&quot;R&quot;&amp;ROW()&amp;&quot;C6&quot;;0)" office:value-type="float" office:value="0.018641924483849">
            <text:p>0.0186</text:p>
          </table:table-cell>
          <table:table-cell table:style-name="ce11" table:formula="of:=INDIRECT(&quot;R8C&quot;&amp;COLUMN();0)/INDIRECT(&quot;R&quot;&amp;ROW()&amp;&quot;C6&quot;;0)" office:value-type="float" office:value="0.015625">
            <text:p>0.0156</text:p>
          </table:table-cell>
          <table:table-cell table:style-name="ce11" table:formula="of:=INDIRECT(&quot;R8C&quot;&amp;COLUMN();0)/INDIRECT(&quot;R&quot;&amp;ROW()&amp;&quot;C6&quot;;0)" office:value-type="float" office:value="0.0147868153291862">
            <text:p>0.0148</text:p>
          </table:table-cell>
          <table:table-cell table:style-name="ce11" table:formula="of:=INDIRECT(&quot;R8C&quot;&amp;COLUMN();0)/INDIRECT(&quot;R&quot;&amp;ROW()&amp;&quot;C6&quot;;0)" office:value-type="float" office:value="0.0117275824773872">
            <text:p>0.0117</text:p>
          </table:table-cell>
          <table:table-cell table:style-name="ce11" table:formula="of:=INDIRECT(&quot;R8C&quot;&amp;COLUMN();0)/INDIRECT(&quot;R&quot;&amp;ROW()&amp;&quot;C6&quot;;0)" office:value-type="float" office:value="0.0108506944444444">
            <text:p>0.0109</text:p>
          </table:table-cell>
          <table:table-cell table:style-name="ce11" table:formula="of:=INDIRECT(&quot;R8C&quot;&amp;COLUMN();0)/INDIRECT(&quot;R&quot;&amp;ROW()&amp;&quot;C6&quot;;0)" office:value-type="float" office:value="0.00929883095321746">
            <text:p>0.0093</text:p>
          </table:table-cell>
          <table:table-cell table:style-name="ce11" table:formula="of:=INDIRECT(&quot;R8C&quot;&amp;COLUMN();0)/INDIRECT(&quot;R&quot;&amp;ROW()&amp;&quot;C6&quot;;0)" office:value-type="float" office:value="0.00737524817271857">
            <text:p>0.0074</text:p>
          </table:table-cell>
          <table:table-cell table:style-name="ce11" table:formula="of:=INDIRECT(&quot;R8C&quot;&amp;COLUMN();0)/INDIRECT(&quot;R&quot;&amp;ROW()&amp;&quot;C6&quot;;0)" office:value-type="float" office:value="0.00694444444444444">
            <text:p>0.0069</text:p>
          </table:table-cell>
          <table:table-cell table:style-name="ce11" table:formula="of:=INDIRECT(&quot;R8C&quot;&amp;COLUMN();0)/INDIRECT(&quot;R&quot;&amp;ROW()&amp;&quot;C6&quot;;0)" office:value-type="float" office:value="0.00584763280082116">
            <text:p>0.0058</text:p>
          </table:table-cell>
          <table:table-cell table:style-name="ce11" table:formula="of:=INDIRECT(&quot;R8C&quot;&amp;COLUMN();0)/INDIRECT(&quot;R&quot;&amp;ROW()&amp;&quot;C6&quot;;0)" office:value-type="float" office:value="0.00463721677998912">
            <text:p>0.0046</text:p>
          </table:table-cell>
          <table:table-cell table:style-name="ce11" table:formula="of:=INDIRECT(&quot;R8C&quot;&amp;COLUMN();0)/INDIRECT(&quot;R&quot;&amp;ROW()&amp;&quot;C6&quot;;0)" office:value-type="float" office:value="0.00390625">
            <text:p>0.0039</text:p>
          </table:table-cell>
          <table:table-cell table:style-name="ce11" table:formula="of:=INDIRECT(&quot;R8C&quot;&amp;COLUMN();0)/INDIRECT(&quot;R&quot;&amp;ROW()&amp;&quot;C6&quot;;0)" office:value-type="float" office:value="0.00367757886071328">
            <text:p>0.0037</text:p>
          </table:table-cell>
          <table:table-cell table:style-name="ce11" table:formula="of:=INDIRECT(&quot;R8C&quot;&amp;COLUMN();0)/INDIRECT(&quot;R&quot;&amp;ROW()&amp;&quot;C6&quot;;0)" office:value-type="float" office:value="0.00291628347145583">
            <text:p>0.0029</text:p>
          </table:table-cell>
          <table:table-cell table:style-name="ce11" table:formula="of:=INDIRECT(&quot;R8C&quot;&amp;COLUMN();0)/INDIRECT(&quot;R&quot;&amp;ROW()&amp;&quot;C6&quot;;0)" office:value-type="float" office:value="0.00231333226555342">
            <text:p>0.0023</text:p>
          </table:table-cell>
          <table:table-cell table:style-name="ce11" table:formula="of:=INDIRECT(&quot;R8C&quot;&amp;COLUMN();0)/INDIRECT(&quot;R&quot;&amp;ROW()&amp;&quot;C6&quot;;0)" office:value-type="float" office:value="0.00183480686961374">
            <text:p>0.0018</text:p>
          </table:table-cell>
          <table:table-cell table:style-name="ce11" table:formula="of:=INDIRECT(&quot;R8C&quot;&amp;COLUMN();0)/INDIRECT(&quot;R&quot;&amp;ROW()&amp;&quot;C6&quot;;0)" office:value-type="float" office:value="0.00145439133100488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15350266256088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15022802267827">
            <text:p>0.0009</text:p>
          </table:table-cell>
          <table:table-cell table:style-name="ce11" table:formula="of:=INDIRECT(&quot;R8C&quot;&amp;COLUMN();0)/INDIRECT(&quot;R&quot;&amp;ROW()&amp;&quot;C6&quot;;0)" office:value-type="float" office:value="0.00072588522399267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75496173214569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56455935134093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6209794641811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8704007963571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2776434441757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058845006578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324508649017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355391599672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0025730051460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14268984093524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6545663091326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4970928830746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5654376864309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824880649761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2444217110656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774598549197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408711706312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1198772397544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88744566378021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70273696102947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55800111600223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408897706684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5217792657807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27777777777777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21991099537754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17568424025736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13857182714365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109947058783006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0])+1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2" office:value-type="float" office:value="2.5">
            <text:p>2.5000</text:p>
          </table:table-cell>
          <table:table-cell table:style-name="ce12" table:formula="of:=[.C11]*25.4" office:value-type="float" office:value="63.5">
            <text:p>63.5000</text:p>
          </table:table-cell>
          <table:table-cell table:style-name="ce14" table:formula="of:=[.D11]/2" office:value-type="float" office:value="31.75">
            <text:p>31.7500</text:p>
          </table:table-cell>
          <table:table-cell table:style-name="ce15" table:formula="of:=pi*[.D11]*[.D11]/4" office:value-type="float" office:value="3166.92174435936">
            <text:p>3166.9217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.44">
            <text:p>1.4400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1">
            <text:p>0.8100</text:p>
          </table:table-cell>
          <table:table-cell table:style-name="ce11" table:formula="of:=INDIRECT(&quot;R8C&quot;&amp;COLUMN();0)/INDIRECT(&quot;R&quot;&amp;ROW()&amp;&quot;C6&quot;;0)" office:value-type="float" office:value="0.64">
            <text:p>0.6400</text:p>
          </table:table-cell>
          <table:table-cell table:style-name="ce11" table:formula="of:=INDIRECT(&quot;R8C&quot;&amp;COLUMN();0)/INDIRECT(&quot;R&quot;&amp;ROW()&amp;&quot;C6&quot;;0)" office:value-type="float" office:value="0.49">
            <text:p>0.4900</text:p>
          </table:table-cell>
          <table:table-cell table:style-name="ce11" table:formula="of:=INDIRECT(&quot;R8C&quot;&amp;COLUMN();0)/INDIRECT(&quot;R&quot;&amp;ROW()&amp;&quot;C6&quot;;0)" office:value-type="float" office:value="0.4225">
            <text:p>0.4225</text:p>
          </table:table-cell>
          <table:table-cell table:style-name="ce11" table:formula="of:=INDIRECT(&quot;R8C&quot;&amp;COLUMN();0)/INDIRECT(&quot;R&quot;&amp;ROW()&amp;&quot;C6&quot;;0)" office:value-type="float" office:value="0.36">
            <text:p>0.3600</text:p>
          </table:table-cell>
          <table:table-cell table:style-name="ce11" table:formula="of:=INDIRECT(&quot;R8C&quot;&amp;COLUMN();0)/INDIRECT(&quot;R&quot;&amp;ROW()&amp;&quot;C6&quot;;0)" office:value-type="float" office:value="0.3025">
            <text:p>0.3025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16">
            <text:p>0.1600</text:p>
          </table:table-cell>
          <table:table-cell table:style-name="ce11" table:formula="of:=INDIRECT(&quot;R8C&quot;&amp;COLUMN();0)/INDIRECT(&quot;R&quot;&amp;ROW()&amp;&quot;C6&quot;;0)" office:value-type="float" office:value="0.1225">
            <text:p>0.1225</text:p>
          </table:table-cell>
          <table:table-cell table:style-name="ce11" table:formula="of:=INDIRECT(&quot;R8C&quot;&amp;COLUMN();0)/INDIRECT(&quot;R&quot;&amp;ROW()&amp;&quot;C6&quot;;0)" office:value-type="float" office:value="0.105625">
            <text:p>0.1056</text:p>
          </table:table-cell>
          <table:table-cell table:style-name="ce11" table:formula="of:=INDIRECT(&quot;R8C&quot;&amp;COLUMN();0)/INDIRECT(&quot;R&quot;&amp;ROW()&amp;&quot;C6&quot;;0)" office:value-type="float" office:value="0.09">
            <text:p>0.0900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4">
            <text:p>0.0400</text:p>
          </table:table-cell>
          <table:table-cell table:style-name="ce11" table:formula="of:=INDIRECT(&quot;R8C&quot;&amp;COLUMN();0)/INDIRECT(&quot;R&quot;&amp;ROW()&amp;&quot;C6&quot;;0)" office:value-type="float" office:value="0.033856">
            <text:p>0.0339</text:p>
          </table:table-cell>
          <table:table-cell table:style-name="ce11" table:formula="of:=INDIRECT(&quot;R8C&quot;&amp;COLUMN();0)/INDIRECT(&quot;R&quot;&amp;ROW()&amp;&quot;C6&quot;;0)" office:value-type="float" office:value="0.0268443712567425">
            <text:p>0.0268</text:p>
          </table:table-cell>
          <table:table-cell table:style-name="ce11" table:formula="of:=INDIRECT(&quot;R8C&quot;&amp;COLUMN();0)/INDIRECT(&quot;R&quot;&amp;ROW()&amp;&quot;C6&quot;;0)" office:value-type="float" office:value="0.0225">
            <text:p>0.0225</text:p>
          </table:table-cell>
          <table:table-cell table:style-name="ce11" table:formula="of:=INDIRECT(&quot;R8C&quot;&amp;COLUMN();0)/INDIRECT(&quot;R&quot;&amp;ROW()&amp;&quot;C6&quot;;0)" office:value-type="float" office:value="0.0212930140740281">
            <text:p>0.0213</text:p>
          </table:table-cell>
          <table:table-cell table:style-name="ce11" table:formula="of:=INDIRECT(&quot;R8C&quot;&amp;COLUMN();0)/INDIRECT(&quot;R&quot;&amp;ROW()&amp;&quot;C6&quot;;0)" office:value-type="float" office:value="0.0168877187674375">
            <text:p>0.0169</text:p>
          </table:table-cell>
          <table:table-cell table:style-name="ce11" table:formula="of:=INDIRECT(&quot;R8C&quot;&amp;COLUMN();0)/INDIRECT(&quot;R&quot;&amp;ROW()&amp;&quot;C6&quot;;0)" office:value-type="float" office:value="0.015625">
            <text:p>0.0156</text:p>
          </table:table-cell>
          <table:table-cell table:style-name="ce11" table:formula="of:=INDIRECT(&quot;R8C&quot;&amp;COLUMN();0)/INDIRECT(&quot;R&quot;&amp;ROW()&amp;&quot;C6&quot;;0)" office:value-type="float" office:value="0.0133903165726331">
            <text:p>0.0134</text:p>
          </table:table-cell>
          <table:table-cell table:style-name="ce11" table:formula="of:=INDIRECT(&quot;R8C&quot;&amp;COLUMN();0)/INDIRECT(&quot;R&quot;&amp;ROW()&amp;&quot;C6&quot;;0)" office:value-type="float" office:value="0.0106203573687147">
            <text:p>0.0106</text:p>
          </table:table-cell>
          <table:table-cell table:style-name="ce11" table:formula="of:=INDIRECT(&quot;R8C&quot;&amp;COLUMN();0)/INDIRECT(&quot;R&quot;&amp;ROW()&amp;&quot;C6&quot;;0)" office:value-type="float" office:value="0.01">
            <text:p>0.0100</text:p>
          </table:table-cell>
          <table:table-cell table:style-name="ce11" table:formula="of:=INDIRECT(&quot;R8C&quot;&amp;COLUMN();0)/INDIRECT(&quot;R&quot;&amp;ROW()&amp;&quot;C6&quot;;0)" office:value-type="float" office:value="0.00842059123318247">
            <text:p>0.0084</text:p>
          </table:table-cell>
          <table:table-cell table:style-name="ce11" table:formula="of:=INDIRECT(&quot;R8C&quot;&amp;COLUMN();0)/INDIRECT(&quot;R&quot;&amp;ROW()&amp;&quot;C6&quot;;0)" office:value-type="float" office:value="0.00667759216318433">
            <text:p>0.0067</text:p>
          </table:table-cell>
          <table:table-cell table:style-name="ce11" table:formula="of:=INDIRECT(&quot;R8C&quot;&amp;COLUMN();0)/INDIRECT(&quot;R&quot;&amp;ROW()&amp;&quot;C6&quot;;0)" office:value-type="float" office:value="0.005625">
            <text:p>0.0056</text:p>
          </table:table-cell>
          <table:table-cell table:style-name="ce11" table:formula="of:=INDIRECT(&quot;R8C&quot;&amp;COLUMN();0)/INDIRECT(&quot;R&quot;&amp;ROW()&amp;&quot;C6&quot;;0)" office:value-type="float" office:value="0.00529571355942712">
            <text:p>0.0053</text:p>
          </table:table-cell>
          <table:table-cell table:style-name="ce11" table:formula="of:=INDIRECT(&quot;R8C&quot;&amp;COLUMN();0)/INDIRECT(&quot;R&quot;&amp;ROW()&amp;&quot;C6&quot;;0)" office:value-type="float" office:value="0.0041994481988964">
            <text:p>0.0042</text:p>
          </table:table-cell>
          <table:table-cell table:style-name="ce11" table:formula="of:=INDIRECT(&quot;R8C&quot;&amp;COLUMN();0)/INDIRECT(&quot;R&quot;&amp;ROW()&amp;&quot;C6&quot;;0)" office:value-type="float" office:value="0.00333119846239692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64212189224378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9432351664703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6104383408767">
            <text:p>0.0017</text:p>
          </table:table-cell>
          <table:table-cell table:style-name="ce11" table:formula="of:=INDIRECT(&quot;R8C&quot;&amp;COLUMN();0)/INDIRECT(&quot;R&quot;&amp;ROW()&amp;&quot;C6&quot;;0)" office:value-type="float" office:value="0.00131763283526567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4527472254944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28714489428979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57296546593093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21421042842086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13337714675429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798065596131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60047368094736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627292454584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351763903527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963705127410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285473370946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1425754851509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475813751627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13423026846054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0678281356562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2319672639345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554219108438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0285448570897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6126232252464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779217558435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0119412238824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80352160704321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6348812697625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50713621427242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1667183334366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25298530597061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19954343108686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158323764647529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1])+1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2" office:value-type="float" office:value="2.25">
            <text:p>2.2500</text:p>
          </table:table-cell>
          <table:table-cell table:style-name="ce12" table:formula="of:=[.C12]*25.4" office:value-type="float" office:value="57.15">
            <text:p>57.1500</text:p>
          </table:table-cell>
          <table:table-cell table:style-name="ce14" table:formula="of:=[.D12]/2" office:value-type="float" office:value="28.575">
            <text:p>28.5750</text:p>
          </table:table-cell>
          <table:table-cell table:style-name="ce15" table:formula="of:=pi*[.D12]*[.D12]/4" office:value-type="float" office:value="2565.20661293108">
            <text:p>2565.206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.77777777777778">
            <text:p>1.7778</text:p>
          </table:table-cell>
          <table:table-cell table:style-name="ce11" table:formula="of:=INDIRECT(&quot;R8C&quot;&amp;COLUMN();0)/INDIRECT(&quot;R&quot;&amp;ROW()&amp;&quot;C6&quot;;0)" office:value-type="float" office:value="1.23456790123457">
            <text:p>1.234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0123456790123">
            <text:p>0.7901</text:p>
          </table:table-cell>
          <table:table-cell table:style-name="ce11" table:formula="of:=INDIRECT(&quot;R8C&quot;&amp;COLUMN();0)/INDIRECT(&quot;R&quot;&amp;ROW()&amp;&quot;C6&quot;;0)" office:value-type="float" office:value="0.604938271604938">
            <text:p>0.6049</text:p>
          </table:table-cell>
          <table:table-cell table:style-name="ce11" table:formula="of:=INDIRECT(&quot;R8C&quot;&amp;COLUMN();0)/INDIRECT(&quot;R&quot;&amp;ROW()&amp;&quot;C6&quot;;0)" office:value-type="float" office:value="0.521604938271605">
            <text:p>0.5216</text:p>
          </table:table-cell>
          <table:table-cell table:style-name="ce11" table:formula="of:=INDIRECT(&quot;R8C&quot;&amp;COLUMN();0)/INDIRECT(&quot;R&quot;&amp;ROW()&amp;&quot;C6&quot;;0)" office:value-type="float" office:value="0.444444444444444">
            <text:p>0.4444</text:p>
          </table:table-cell>
          <table:table-cell table:style-name="ce11" table:formula="of:=INDIRECT(&quot;R8C&quot;&amp;COLUMN();0)/INDIRECT(&quot;R&quot;&amp;ROW()&amp;&quot;C6&quot;;0)" office:value-type="float" office:value="0.373456790123457">
            <text:p>0.3735</text:p>
          </table:table-cell>
          <table:table-cell table:style-name="ce11" table:formula="of:=INDIRECT(&quot;R8C&quot;&amp;COLUMN();0)/INDIRECT(&quot;R&quot;&amp;ROW()&amp;&quot;C6&quot;;0)" office:value-type="float" office:value="0.308641975308642">
            <text:p>0.3086</text:p>
          </table:table-cell>
          <table:table-cell table:style-name="ce11" table:formula="of:=INDIRECT(&quot;R8C&quot;&amp;COLUMN();0)/INDIRECT(&quot;R&quot;&amp;ROW()&amp;&quot;C6&quot;;0)" office:value-type="float" office:value="0.197530864197531">
            <text:p>0.1975</text:p>
          </table:table-cell>
          <table:table-cell table:style-name="ce11" table:formula="of:=INDIRECT(&quot;R8C&quot;&amp;COLUMN();0)/INDIRECT(&quot;R&quot;&amp;ROW()&amp;&quot;C6&quot;;0)" office:value-type="float" office:value="0.151234567901235">
            <text:p>0.1512</text:p>
          </table:table-cell>
          <table:table-cell table:style-name="ce11" table:formula="of:=INDIRECT(&quot;R8C&quot;&amp;COLUMN();0)/INDIRECT(&quot;R&quot;&amp;ROW()&amp;&quot;C6&quot;;0)" office:value-type="float" office:value="0.130401234567901">
            <text:p>0.1304</text:p>
          </table:table-cell>
          <table:table-cell table:style-name="ce11" table:formula="of:=INDIRECT(&quot;R8C&quot;&amp;COLUMN();0)/INDIRECT(&quot;R&quot;&amp;ROW()&amp;&quot;C6&quot;;0)" office:value-type="float" office:value="0.111111111111111">
            <text:p>0.1111</text:p>
          </table:table-cell>
          <table:table-cell table:style-name="ce11" table:formula="of:=INDIRECT(&quot;R8C&quot;&amp;COLUMN();0)/INDIRECT(&quot;R&quot;&amp;ROW()&amp;&quot;C6&quot;;0)" office:value-type="float" office:value="0.0771604938271605">
            <text:p>0.0772</text:p>
          </table:table-cell>
          <table:table-cell table:style-name="ce11" table:formula="of:=INDIRECT(&quot;R8C&quot;&amp;COLUMN();0)/INDIRECT(&quot;R&quot;&amp;ROW()&amp;&quot;C6&quot;;0)" office:value-type="float" office:value="0.0493827160493827">
            <text:p>0.0494</text:p>
          </table:table-cell>
          <table:table-cell table:style-name="ce11" table:formula="of:=INDIRECT(&quot;R8C&quot;&amp;COLUMN();0)/INDIRECT(&quot;R&quot;&amp;ROW()&amp;&quot;C6&quot;;0)" office:value-type="float" office:value="0.0417975308641975">
            <text:p>0.0418</text:p>
          </table:table-cell>
          <table:table-cell table:style-name="ce11" table:formula="of:=INDIRECT(&quot;R8C&quot;&amp;COLUMN();0)/INDIRECT(&quot;R&quot;&amp;ROW()&amp;&quot;C6&quot;;0)" office:value-type="float" office:value="0.0331411990823982">
            <text:p>0.0331</text:p>
          </table:table-cell>
          <table:table-cell table:style-name="ce11" table:formula="of:=INDIRECT(&quot;R8C&quot;&amp;COLUMN();0)/INDIRECT(&quot;R&quot;&amp;ROW()&amp;&quot;C6&quot;;0)" office:value-type="float" office:value="0.0277777777777778">
            <text:p>0.0278</text:p>
          </table:table-cell>
          <table:table-cell table:style-name="ce11" table:formula="of:=INDIRECT(&quot;R8C&quot;&amp;COLUMN();0)/INDIRECT(&quot;R&quot;&amp;ROW()&amp;&quot;C6&quot;;0)" office:value-type="float" office:value="0.026287671696331">
            <text:p>0.0263</text:p>
          </table:table-cell>
          <table:table-cell table:style-name="ce11" table:formula="of:=INDIRECT(&quot;R8C&quot;&amp;COLUMN();0)/INDIRECT(&quot;R&quot;&amp;ROW()&amp;&quot;C6&quot;;0)" office:value-type="float" office:value="0.020849035515355">
            <text:p>0.0208</text:p>
          </table:table-cell>
          <table:table-cell table:style-name="ce11" table:formula="of:=INDIRECT(&quot;R8C&quot;&amp;COLUMN();0)/INDIRECT(&quot;R&quot;&amp;ROW()&amp;&quot;C6&quot;;0)" office:value-type="float" office:value="0.0192901234567901">
            <text:p>0.0193</text:p>
          </table:table-cell>
          <table:table-cell table:style-name="ce11" table:formula="of:=INDIRECT(&quot;R8C&quot;&amp;COLUMN();0)/INDIRECT(&quot;R&quot;&amp;ROW()&amp;&quot;C6&quot;;0)" office:value-type="float" office:value="0.0165312550279422">
            <text:p>0.0165</text:p>
          </table:table-cell>
          <table:table-cell table:style-name="ce11" table:formula="of:=INDIRECT(&quot;R8C&quot;&amp;COLUMN();0)/INDIRECT(&quot;R&quot;&amp;ROW()&amp;&quot;C6&quot;;0)" office:value-type="float" office:value="0.0131115523070552">
            <text:p>0.0131</text:p>
          </table:table-cell>
          <table:table-cell table:style-name="ce11" table:formula="of:=INDIRECT(&quot;R8C&quot;&amp;COLUMN();0)/INDIRECT(&quot;R&quot;&amp;ROW()&amp;&quot;C6&quot;;0)" office:value-type="float" office:value="0.0123456790123457">
            <text:p>0.0123</text:p>
          </table:table-cell>
          <table:table-cell table:style-name="ce11" table:formula="of:=INDIRECT(&quot;R8C&quot;&amp;COLUMN();0)/INDIRECT(&quot;R&quot;&amp;ROW()&amp;&quot;C6&quot;;0)" office:value-type="float" office:value="0.0103957916459043">
            <text:p>0.0104</text:p>
          </table:table-cell>
          <table:table-cell table:style-name="ce11" table:formula="of:=INDIRECT(&quot;R8C&quot;&amp;COLUMN();0)/INDIRECT(&quot;R&quot;&amp;ROW()&amp;&quot;C6&quot;;0)" office:value-type="float" office:value="0.00824394094220287">
            <text:p>0.0082</text:p>
          </table:table-cell>
          <table:table-cell table:style-name="ce11" table:formula="of:=INDIRECT(&quot;R8C&quot;&amp;COLUMN();0)/INDIRECT(&quot;R&quot;&amp;ROW()&amp;&quot;C6&quot;;0)" office:value-type="float" office:value="0.00694444444444444">
            <text:p>0.0069</text:p>
          </table:table-cell>
          <table:table-cell table:style-name="ce11" table:formula="of:=INDIRECT(&quot;R8C&quot;&amp;COLUMN();0)/INDIRECT(&quot;R&quot;&amp;ROW()&amp;&quot;C6&quot;;0)" office:value-type="float" office:value="0.00653791797460138">
            <text:p>0.0065</text:p>
          </table:table-cell>
          <table:table-cell table:style-name="ce11" table:formula="of:=INDIRECT(&quot;R8C&quot;&amp;COLUMN();0)/INDIRECT(&quot;R&quot;&amp;ROW()&amp;&quot;C6&quot;;0)" office:value-type="float" office:value="0.00518450394925481">
            <text:p>0.0052</text:p>
          </table:table-cell>
          <table:table-cell table:style-name="ce11" table:formula="of:=INDIRECT(&quot;R8C&quot;&amp;COLUMN();0)/INDIRECT(&quot;R&quot;&amp;ROW()&amp;&quot;C6&quot;;0)" office:value-type="float" office:value="0.00411259069431719">
            <text:p>0.0041</text:p>
          </table:table-cell>
          <table:table-cell table:style-name="ce11" table:formula="of:=INDIRECT(&quot;R8C&quot;&amp;COLUMN();0)/INDIRECT(&quot;R&quot;&amp;ROW()&amp;&quot;C6&quot;;0)" office:value-type="float" office:value="0.00326187887931331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58558458845313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5067140010823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2670720403169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9046262043141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2310430793701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1147721801616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43729682521093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510293474907937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04914390075694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104613345029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465793153808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187362843861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0045742313707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698115272773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052562327346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9948317921327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3385558869883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0220100440200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39900830418944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1548418652392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043763667774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9908928706746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5776811800537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493101529412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99200198400396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78380403674387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62609409169435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9382716049382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9095288067119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1232753823532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24634991492205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195461437836456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2])+1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2" office:value-type="float" office:value="2">
            <text:p>2.0000</text:p>
          </table:table-cell>
          <table:table-cell table:style-name="ce12" table:formula="of:=[.C13]*25.4" office:value-type="float" office:value="50.8">
            <text:p>50.8000</text:p>
          </table:table-cell>
          <table:table-cell table:style-name="ce14" table:formula="of:=[.D13]/2" office:value-type="float" office:value="25.4">
            <text:p>25.4000</text:p>
          </table:table-cell>
          <table:table-cell table:style-name="ce15" table:formula="of:=pi*[.D13]*[.D13]/4" office:value-type="float" office:value="2026.82991638999">
            <text:p>2026.8299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.25">
            <text:p>2.2500</text:p>
          </table:table-cell>
          <table:table-cell table:style-name="ce11" table:formula="of:=INDIRECT(&quot;R8C&quot;&amp;COLUMN();0)/INDIRECT(&quot;R&quot;&amp;ROW()&amp;&quot;C6&quot;;0)" office:value-type="float" office:value="1.5625">
            <text:p>1.5625</text:p>
          </table:table-cell>
          <table:table-cell table:style-name="ce11" table:formula="of:=INDIRECT(&quot;R8C&quot;&amp;COLUMN();0)/INDIRECT(&quot;R&quot;&amp;ROW()&amp;&quot;C6&quot;;0)" office:value-type="float" office:value="1.265625">
            <text:p>1.265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65625">
            <text:p>0.7656</text:p>
          </table:table-cell>
          <table:table-cell table:style-name="ce11" table:formula="of:=INDIRECT(&quot;R8C&quot;&amp;COLUMN();0)/INDIRECT(&quot;R&quot;&amp;ROW()&amp;&quot;C6&quot;;0)" office:value-type="float" office:value="0.66015625">
            <text:p>0.6602</text:p>
          </table:table-cell>
          <table:table-cell table:style-name="ce11" table:formula="of:=INDIRECT(&quot;R8C&quot;&amp;COLUMN();0)/INDIRECT(&quot;R&quot;&amp;ROW()&amp;&quot;C6&quot;;0)" office:value-type="float" office:value="0.5625">
            <text:p>0.5625</text:p>
          </table:table-cell>
          <table:table-cell table:style-name="ce11" table:formula="of:=INDIRECT(&quot;R8C&quot;&amp;COLUMN();0)/INDIRECT(&quot;R&quot;&amp;ROW()&amp;&quot;C6&quot;;0)" office:value-type="float" office:value="0.47265625">
            <text:p>0.4727</text:p>
          </table:table-cell>
          <table:table-cell table:style-name="ce11" table:formula="of:=INDIRECT(&quot;R8C&quot;&amp;COLUMN();0)/INDIRECT(&quot;R&quot;&amp;ROW()&amp;&quot;C6&quot;;0)" office:value-type="float" office:value="0.390625">
            <text:p>0.3906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19140625">
            <text:p>0.1914</text:p>
          </table:table-cell>
          <table:table-cell table:style-name="ce11" table:formula="of:=INDIRECT(&quot;R8C&quot;&amp;COLUMN();0)/INDIRECT(&quot;R&quot;&amp;ROW()&amp;&quot;C6&quot;;0)" office:value-type="float" office:value="0.1650390625">
            <text:p>0.1650</text:p>
          </table:table-cell>
          <table:table-cell table:style-name="ce11" table:formula="of:=INDIRECT(&quot;R8C&quot;&amp;COLUMN();0)/INDIRECT(&quot;R&quot;&amp;ROW()&amp;&quot;C6&quot;;0)" office:value-type="float" office:value="0.140625">
            <text:p>0.1406</text:p>
          </table:table-cell>
          <table:table-cell table:style-name="ce11" table:formula="of:=INDIRECT(&quot;R8C&quot;&amp;COLUMN();0)/INDIRECT(&quot;R&quot;&amp;ROW()&amp;&quot;C6&quot;;0)" office:value-type="float" office:value="0.09765625">
            <text:p>0.0977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529">
            <text:p>0.0529</text:p>
          </table:table-cell>
          <table:table-cell table:style-name="ce11" table:formula="of:=INDIRECT(&quot;R8C&quot;&amp;COLUMN();0)/INDIRECT(&quot;R&quot;&amp;ROW()&amp;&quot;C6&quot;;0)" office:value-type="float" office:value="0.0419443300886602">
            <text:p>0.0419</text:p>
          </table:table-cell>
          <table:table-cell table:style-name="ce11" table:formula="of:=INDIRECT(&quot;R8C&quot;&amp;COLUMN();0)/INDIRECT(&quot;R&quot;&amp;ROW()&amp;&quot;C6&quot;;0)" office:value-type="float" office:value="0.03515625">
            <text:p>0.0352</text:p>
          </table:table-cell>
          <table:table-cell table:style-name="ce11" table:formula="of:=INDIRECT(&quot;R8C&quot;&amp;COLUMN();0)/INDIRECT(&quot;R&quot;&amp;ROW()&amp;&quot;C6&quot;;0)" office:value-type="float" office:value="0.033270334490669">
            <text:p>0.0333</text:p>
          </table:table-cell>
          <table:table-cell table:style-name="ce11" table:formula="of:=INDIRECT(&quot;R8C&quot;&amp;COLUMN();0)/INDIRECT(&quot;R&quot;&amp;ROW()&amp;&quot;C6&quot;;0)" office:value-type="float" office:value="0.0263870605741212">
            <text:p>0.0264</text:p>
          </table:table-cell>
          <table:table-cell table:style-name="ce11" table:formula="of:=INDIRECT(&quot;R8C&quot;&amp;COLUMN();0)/INDIRECT(&quot;R&quot;&amp;ROW()&amp;&quot;C6&quot;;0)" office:value-type="float" office:value="0.0244140625">
            <text:p>0.0244</text:p>
          </table:table-cell>
          <table:table-cell table:style-name="ce11" table:formula="of:=INDIRECT(&quot;R8C&quot;&amp;COLUMN();0)/INDIRECT(&quot;R&quot;&amp;ROW()&amp;&quot;C6&quot;;0)" office:value-type="float" office:value="0.0209223696447393">
            <text:p>0.0209</text:p>
          </table:table-cell>
          <table:table-cell table:style-name="ce11" table:formula="of:=INDIRECT(&quot;R8C&quot;&amp;COLUMN();0)/INDIRECT(&quot;R&quot;&amp;ROW()&amp;&quot;C6&quot;;0)" office:value-type="float" office:value="0.0165943083886168">
            <text:p>0.0166</text:p>
          </table:table-cell>
          <table:table-cell table:style-name="ce11" table:formula="of:=INDIRECT(&quot;R8C&quot;&amp;COLUMN();0)/INDIRECT(&quot;R&quot;&amp;ROW()&amp;&quot;C6&quot;;0)" office:value-type="float" office:value="0.015625">
            <text:p>0.0156</text:p>
          </table:table-cell>
          <table:table-cell table:style-name="ce11" table:formula="of:=INDIRECT(&quot;R8C&quot;&amp;COLUMN();0)/INDIRECT(&quot;R&quot;&amp;ROW()&amp;&quot;C6&quot;;0)" office:value-type="float" office:value="0.0131571738018476">
            <text:p>0.0132</text:p>
          </table:table-cell>
          <table:table-cell table:style-name="ce11" table:formula="of:=INDIRECT(&quot;R8C&quot;&amp;COLUMN();0)/INDIRECT(&quot;R&quot;&amp;ROW()&amp;&quot;C6&quot;;0)" office:value-type="float" office:value="0.0104337377549755">
            <text:p>0.0104</text:p>
          </table:table-cell>
          <table:table-cell table:style-name="ce11" table:formula="of:=INDIRECT(&quot;R8C&quot;&amp;COLUMN();0)/INDIRECT(&quot;R&quot;&amp;ROW()&amp;&quot;C6&quot;;0)" office:value-type="float" office:value="0.0087890625">
            <text:p>0.0088</text:p>
          </table:table-cell>
          <table:table-cell table:style-name="ce11" table:formula="of:=INDIRECT(&quot;R8C&quot;&amp;COLUMN();0)/INDIRECT(&quot;R&quot;&amp;ROW()&amp;&quot;C6&quot;;0)" office:value-type="float" office:value="0.00827455243660488">
            <text:p>0.0083</text:p>
          </table:table-cell>
          <table:table-cell table:style-name="ce11" table:formula="of:=INDIRECT(&quot;R8C&quot;&amp;COLUMN();0)/INDIRECT(&quot;R&quot;&amp;ROW()&amp;&quot;C6&quot;;0)" office:value-type="float" office:value="0.00656163781077562">
            <text:p>0.0066</text:p>
          </table:table-cell>
          <table:table-cell table:style-name="ce11" table:formula="of:=INDIRECT(&quot;R8C&quot;&amp;COLUMN();0)/INDIRECT(&quot;R&quot;&amp;ROW()&amp;&quot;C6&quot;;0)" office:value-type="float" office:value="0.0052049975974952">
            <text:p>0.0052</text:p>
          </table:table-cell>
          <table:table-cell table:style-name="ce11" table:formula="of:=INDIRECT(&quot;R8C&quot;&amp;COLUMN();0)/INDIRECT(&quot;R&quot;&amp;ROW()&amp;&quot;C6&quot;;0)" office:value-type="float" office:value="0.00412831545663091">
            <text:p>0.0041</text:p>
          </table:table-cell>
          <table:table-cell table:style-name="ce11" table:formula="of:=INDIRECT(&quot;R8C&quot;&amp;COLUMN();0)/INDIRECT(&quot;R&quot;&amp;ROW()&amp;&quot;C6&quot;;0)" office:value-type="float" office:value="0.00327238049476099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59538099076198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5880130510261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3324175398351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9486638973278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2702585405171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14720379440759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45840179180358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51246977493955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0632401264802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2301444602889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549631099262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255789261578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0710521421043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7227741955484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11845898691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0222347944695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3559814619629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049948849897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39928467356934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1696013392026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197237894475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9967527435054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5811581623163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555025110050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99200198400396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7924003348006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62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9479973959947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9528954057908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1178661107322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247380882261765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3])+1" office:value-type="float" office:value="5">
            <text:p>5</text:p>
          </table:table-cell>
          <table:table-cell table:style-name="ce3" office:value-type="string">
            <text:p>n/a</text:p>
          </table:table-cell>
          <table:table-cell table:style-name="ce2" office:value-type="float" office:value="1.75">
            <text:p>1.7500</text:p>
          </table:table-cell>
          <table:table-cell table:style-name="ce12" table:formula="of:=[.C14]*25.4" office:value-type="float" office:value="44.45">
            <text:p>44.4500</text:p>
          </table:table-cell>
          <table:table-cell table:style-name="ce14" table:formula="of:=[.D14]/2" office:value-type="float" office:value="22.225">
            <text:p>22.2250</text:p>
          </table:table-cell>
          <table:table-cell table:style-name="ce15" table:formula="of:=pi*[.D14]*[.D14]/4" office:value-type="float" office:value="1551.79165473608">
            <text:p>1551.7917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.93877551020408">
            <text:p>2.9388</text:p>
          </table:table-cell>
          <table:table-cell table:style-name="ce11" table:formula="of:=INDIRECT(&quot;R8C&quot;&amp;COLUMN();0)/INDIRECT(&quot;R&quot;&amp;ROW()&amp;&quot;C6&quot;;0)" office:value-type="float" office:value="2.04081632653061">
            <text:p>2.0408</text:p>
          </table:table-cell>
          <table:table-cell table:style-name="ce11" table:formula="of:=INDIRECT(&quot;R8C&quot;&amp;COLUMN();0)/INDIRECT(&quot;R&quot;&amp;ROW()&amp;&quot;C6&quot;;0)" office:value-type="float" office:value="1.6530612244898">
            <text:p>1.6531</text:p>
          </table:table-cell>
          <table:table-cell table:style-name="ce14" table:formula="of:=INDIRECT(&quot;R8C&quot;&amp;COLUMN();0)/INDIRECT(&quot;R&quot;&amp;ROW()&amp;&quot;C6&quot;;0)" office:value-type="float" office:value="1.30612244897959">
            <text:p>1.3061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62244897959184">
            <text:p>0.8622</text:p>
          </table:table-cell>
          <table:table-cell table:style-name="ce11" table:formula="of:=INDIRECT(&quot;R8C&quot;&amp;COLUMN();0)/INDIRECT(&quot;R&quot;&amp;ROW()&amp;&quot;C6&quot;;0)" office:value-type="float" office:value="0.73469387755102">
            <text:p>0.7347</text:p>
          </table:table-cell>
          <table:table-cell table:style-name="ce11" table:formula="of:=INDIRECT(&quot;R8C&quot;&amp;COLUMN();0)/INDIRECT(&quot;R&quot;&amp;ROW()&amp;&quot;C6&quot;;0)" office:value-type="float" office:value="0.61734693877551">
            <text:p>0.6173</text:p>
          </table:table-cell>
          <table:table-cell table:style-name="ce11" table:formula="of:=INDIRECT(&quot;R8C&quot;&amp;COLUMN();0)/INDIRECT(&quot;R&quot;&amp;ROW()&amp;&quot;C6&quot;;0)" office:value-type="float" office:value="0.510204081632653">
            <text:p>0.5102</text:p>
          </table:table-cell>
          <table:table-cell table:style-name="ce11" table:formula="of:=INDIRECT(&quot;R8C&quot;&amp;COLUMN();0)/INDIRECT(&quot;R&quot;&amp;ROW()&amp;&quot;C6&quot;;0)" office:value-type="float" office:value="0.326530612244898">
            <text:p>0.3265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15561224489796">
            <text:p>0.2156</text:p>
          </table:table-cell>
          <table:table-cell table:style-name="ce11" table:formula="of:=INDIRECT(&quot;R8C&quot;&amp;COLUMN();0)/INDIRECT(&quot;R&quot;&amp;ROW()&amp;&quot;C6&quot;;0)" office:value-type="float" office:value="0.183673469387755">
            <text:p>0.1837</text:p>
          </table:table-cell>
          <table:table-cell table:style-name="ce11" table:formula="of:=INDIRECT(&quot;R8C&quot;&amp;COLUMN();0)/INDIRECT(&quot;R&quot;&amp;ROW()&amp;&quot;C6&quot;;0)" office:value-type="float" office:value="0.127551020408163">
            <text:p>0.1276</text:p>
          </table:table-cell>
          <table:table-cell table:style-name="ce11" table:formula="of:=INDIRECT(&quot;R8C&quot;&amp;COLUMN();0)/INDIRECT(&quot;R&quot;&amp;ROW()&amp;&quot;C6&quot;;0)" office:value-type="float" office:value="0.0816326530612245">
            <text:p>0.0816</text:p>
          </table:table-cell>
          <table:table-cell table:style-name="ce11" table:formula="of:=INDIRECT(&quot;R8C&quot;&amp;COLUMN();0)/INDIRECT(&quot;R&quot;&amp;ROW()&amp;&quot;C6&quot;;0)" office:value-type="float" office:value="0.0690938775510204">
            <text:p>0.0691</text:p>
          </table:table-cell>
          <table:table-cell table:style-name="ce11" table:formula="of:=INDIRECT(&quot;R8C&quot;&amp;COLUMN();0)/INDIRECT(&quot;R&quot;&amp;ROW()&amp;&quot;C6&quot;;0)" office:value-type="float" office:value="0.0547844311362092">
            <text:p>0.0548</text:p>
          </table:table-cell>
          <table:table-cell table:style-name="ce11" table:formula="of:=INDIRECT(&quot;R8C&quot;&amp;COLUMN();0)/INDIRECT(&quot;R&quot;&amp;ROW()&amp;&quot;C6&quot;;0)" office:value-type="float" office:value="0.0459183673469388">
            <text:p>0.0459</text:p>
          </table:table-cell>
          <table:table-cell table:style-name="ce11" table:formula="of:=INDIRECT(&quot;R8C&quot;&amp;COLUMN();0)/INDIRECT(&quot;R&quot;&amp;ROW()&amp;&quot;C6&quot;;0)" office:value-type="float" office:value="0.0434551307633228">
            <text:p>0.0435</text:p>
          </table:table-cell>
          <table:table-cell table:style-name="ce11" table:formula="of:=INDIRECT(&quot;R8C&quot;&amp;COLUMN();0)/INDIRECT(&quot;R&quot;&amp;ROW()&amp;&quot;C6&quot;;0)" office:value-type="float" office:value="0.034464732178444">
            <text:p>0.0345</text:p>
          </table:table-cell>
          <table:table-cell table:style-name="ce11" table:formula="of:=INDIRECT(&quot;R8C&quot;&amp;COLUMN();0)/INDIRECT(&quot;R&quot;&amp;ROW()&amp;&quot;C6&quot;;0)" office:value-type="float" office:value="0.0318877551020408">
            <text:p>0.0319</text:p>
          </table:table-cell>
          <table:table-cell table:style-name="ce11" table:formula="of:=INDIRECT(&quot;R8C&quot;&amp;COLUMN();0)/INDIRECT(&quot;R&quot;&amp;ROW()&amp;&quot;C6&quot;;0)" office:value-type="float" office:value="0.0273271766788432">
            <text:p>0.0273</text:p>
          </table:table-cell>
          <table:table-cell table:style-name="ce11" table:formula="of:=INDIRECT(&quot;R8C&quot;&amp;COLUMN();0)/INDIRECT(&quot;R&quot;&amp;ROW()&amp;&quot;C6&quot;;0)" office:value-type="float" office:value="0.0216741987116627">
            <text:p>0.0217</text:p>
          </table:table-cell>
          <table:table-cell table:style-name="ce11" table:formula="of:=INDIRECT(&quot;R8C&quot;&amp;COLUMN();0)/INDIRECT(&quot;R&quot;&amp;ROW()&amp;&quot;C6&quot;;0)" office:value-type="float" office:value="0.0204081632653061">
            <text:p>0.0204</text:p>
          </table:table-cell>
          <table:table-cell table:style-name="ce11" table:formula="of:=INDIRECT(&quot;R8C&quot;&amp;COLUMN();0)/INDIRECT(&quot;R&quot;&amp;ROW()&amp;&quot;C6&quot;;0)" office:value-type="float" office:value="0.0171848800677193">
            <text:p>0.0172</text:p>
          </table:table-cell>
          <table:table-cell table:style-name="ce11" table:formula="of:=INDIRECT(&quot;R8C&quot;&amp;COLUMN();0)/INDIRECT(&quot;R&quot;&amp;ROW()&amp;&quot;C6&quot;;0)" office:value-type="float" office:value="0.0136277391085394">
            <text:p>0.0136</text:p>
          </table:table-cell>
          <table:table-cell table:style-name="ce11" table:formula="of:=INDIRECT(&quot;R8C&quot;&amp;COLUMN();0)/INDIRECT(&quot;R&quot;&amp;ROW()&amp;&quot;C6&quot;;0)" office:value-type="float" office:value="0.0114795918367347">
            <text:p>0.0115</text:p>
          </table:table-cell>
          <table:table-cell table:style-name="ce11" table:formula="of:=INDIRECT(&quot;R8C&quot;&amp;COLUMN();0)/INDIRECT(&quot;R&quot;&amp;ROW()&amp;&quot;C6&quot;;0)" office:value-type="float" office:value="0.0108075786927084">
            <text:p>0.0108</text:p>
          </table:table-cell>
          <table:table-cell table:style-name="ce11" table:formula="of:=INDIRECT(&quot;R8C&quot;&amp;COLUMN();0)/INDIRECT(&quot;R&quot;&amp;ROW()&amp;&quot;C6&quot;;0)" office:value-type="float" office:value="0.00857030244672735">
            <text:p>0.0086</text:p>
          </table:table-cell>
          <table:table-cell table:style-name="ce11" table:formula="of:=INDIRECT(&quot;R8C&quot;&amp;COLUMN();0)/INDIRECT(&quot;R&quot;&amp;ROW()&amp;&quot;C6&quot;;0)" office:value-type="float" office:value="0.00679836420897332">
            <text:p>0.0068</text:p>
          </table:table-cell>
          <table:table-cell table:style-name="ce11" table:formula="of:=INDIRECT(&quot;R8C&quot;&amp;COLUMN();0)/INDIRECT(&quot;R&quot;&amp;ROW()&amp;&quot;C6&quot;;0)" office:value-type="float" office:value="0.00539208549437507">
            <text:p>0.0054</text:p>
          </table:table-cell>
          <table:table-cell table:style-name="ce11" table:formula="of:=INDIRECT(&quot;R8C&quot;&amp;COLUMN();0)/INDIRECT(&quot;R&quot;&amp;ROW()&amp;&quot;C6&quot;;0)" office:value-type="float" office:value="0.00427412962581027">
            <text:p>0.0043</text:p>
          </table:table-cell>
          <table:table-cell table:style-name="ce11" table:formula="of:=INDIRECT(&quot;R8C&quot;&amp;COLUMN();0)/INDIRECT(&quot;R&quot;&amp;ROW()&amp;&quot;C6&quot;;0)" office:value-type="float" office:value="0.00338988537568912">
            <text:p>0.0034</text:p>
          </table:table-cell>
          <table:table-cell table:style-name="ce11" table:formula="of:=INDIRECT(&quot;R8C&quot;&amp;COLUMN();0)/INDIRECT(&quot;R&quot;&amp;ROW()&amp;&quot;C6&quot;;0)" office:value-type="float" office:value="0.002689046602583">
            <text:p>0.0027</text:p>
          </table:table-cell>
          <table:table-cell table:style-name="ce11" table:formula="of:=INDIRECT(&quot;R8C&quot;&amp;COLUMN();0)/INDIRECT(&quot;R&quot;&amp;ROW()&amp;&quot;C6&quot;;0)" office:value-type="float" office:value="0.00213321371948866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9125406005914">
            <text:p>0.0017</text:p>
          </table:table-cell>
          <table:table-cell table:style-name="ce11" table:formula="of:=INDIRECT(&quot;R8C&quot;&amp;COLUMN();0)/INDIRECT(&quot;R&quot;&amp;ROW()&amp;&quot;C6&quot;;0)" office:value-type="float" office:value="0.00134142152365937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6412457722875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843546356480468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69348277472065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30708914479054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20965152134386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3370946741893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6456541076347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990761981524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617500990104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3215946431892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478020956041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301690072767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5958515590500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2151467568241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139887463448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2910678066254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6080035833541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0651861711886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6398400143739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956760607398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034971865862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81632653061224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64626904764013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51629654279716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0723149201400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23109723770468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4])+1" office:value-type="float" office:value="6">
            <text:p>6</text:p>
          </table:table-cell>
          <table:table-cell table:style-name="ce3" office:value-type="string">
            <text:p>n/a</text:p>
          </table:table-cell>
          <table:table-cell table:style-name="ce2" office:value-type="float" office:value="1.625">
            <text:p>1.6250</text:p>
          </table:table-cell>
          <table:table-cell table:style-name="ce12" table:formula="of:=[.C15]*25.4" office:value-type="float" office:value="41.275">
            <text:p>41.2750</text:p>
          </table:table-cell>
          <table:table-cell table:style-name="ce14" table:formula="of:=[.D15]/2" office:value-type="float" office:value="20.6375">
            <text:p>20.6375</text:p>
          </table:table-cell>
          <table:table-cell table:style-name="ce15" table:formula="of:=pi*[.D15]*[.D15]/4" office:value-type="float" office:value="1338.02443699183">
            <text:p>1338.024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3.40828402366864">
            <text:p>3.4083</text:p>
          </table:table-cell>
          <table:table-cell table:style-name="ce11" table:formula="of:=INDIRECT(&quot;R8C&quot;&amp;COLUMN();0)/INDIRECT(&quot;R&quot;&amp;ROW()&amp;&quot;C6&quot;;0)" office:value-type="float" office:value="2.36686390532544">
            <text:p>2.3669</text:p>
          </table:table-cell>
          <table:table-cell table:style-name="ce11" table:formula="of:=INDIRECT(&quot;R8C&quot;&amp;COLUMN();0)/INDIRECT(&quot;R&quot;&amp;ROW()&amp;&quot;C6&quot;;0)" office:value-type="float" office:value="1.91715976331361">
            <text:p>1.9172</text:p>
          </table:table-cell>
          <table:table-cell table:style-name="ce11" table:formula="of:=INDIRECT(&quot;R8C&quot;&amp;COLUMN();0)/INDIRECT(&quot;R&quot;&amp;ROW()&amp;&quot;C6&quot;;0)" office:value-type="float" office:value="1.51479289940828">
            <text:p>1.5148</text:p>
          </table:table-cell>
          <table:table-cell table:style-name="ce11" table:formula="of:=INDIRECT(&quot;R8C&quot;&amp;COLUMN();0)/INDIRECT(&quot;R&quot;&amp;ROW()&amp;&quot;C6&quot;;0)" office:value-type="float" office:value="1.15976331360947">
            <text:p>1.159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5207100591716">
            <text:p>0.8521</text:p>
          </table:table-cell>
          <table:table-cell table:style-name="ce11" table:formula="of:=INDIRECT(&quot;R8C&quot;&amp;COLUMN();0)/INDIRECT(&quot;R&quot;&amp;ROW()&amp;&quot;C6&quot;;0)" office:value-type="float" office:value="0.715976331360947">
            <text:p>0.7160</text:p>
          </table:table-cell>
          <table:table-cell table:style-name="ce11" table:formula="of:=INDIRECT(&quot;R8C&quot;&amp;COLUMN();0)/INDIRECT(&quot;R&quot;&amp;ROW()&amp;&quot;C6&quot;;0)" office:value-type="float" office:value="0.591715976331361">
            <text:p>0.5917</text:p>
          </table:table-cell>
          <table:table-cell table:style-name="ce11" table:formula="of:=INDIRECT(&quot;R8C&quot;&amp;COLUMN();0)/INDIRECT(&quot;R&quot;&amp;ROW()&amp;&quot;C6&quot;;0)" office:value-type="float" office:value="0.378698224852071">
            <text:p>0.3787</text:p>
          </table:table-cell>
          <table:table-cell table:style-name="ce11" table:formula="of:=INDIRECT(&quot;R8C&quot;&amp;COLUMN();0)/INDIRECT(&quot;R&quot;&amp;ROW()&amp;&quot;C6&quot;;0)" office:value-type="float" office:value="0.289940828402367">
            <text:p>0.2899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1301775147929">
            <text:p>0.2130</text:p>
          </table:table-cell>
          <table:table-cell table:style-name="ce11" table:formula="of:=INDIRECT(&quot;R8C&quot;&amp;COLUMN();0)/INDIRECT(&quot;R&quot;&amp;ROW()&amp;&quot;C6&quot;;0)" office:value-type="float" office:value="0.14792899408284">
            <text:p>0.1479</text:p>
          </table:table-cell>
          <table:table-cell table:style-name="ce11" table:formula="of:=INDIRECT(&quot;R8C&quot;&amp;COLUMN();0)/INDIRECT(&quot;R&quot;&amp;ROW()&amp;&quot;C6&quot;;0)" office:value-type="float" office:value="0.0946745562130178">
            <text:p>0.0947</text:p>
          </table:table-cell>
          <table:table-cell table:style-name="ce11" table:formula="of:=INDIRECT(&quot;R8C&quot;&amp;COLUMN();0)/INDIRECT(&quot;R&quot;&amp;ROW()&amp;&quot;C6&quot;;0)" office:value-type="float" office:value="0.0801325443786982">
            <text:p>0.0801</text:p>
          </table:table-cell>
          <table:table-cell table:style-name="ce11" table:formula="of:=INDIRECT(&quot;R8C&quot;&amp;COLUMN();0)/INDIRECT(&quot;R&quot;&amp;ROW()&amp;&quot;C6&quot;;0)" office:value-type="float" office:value="0.0635369733887397">
            <text:p>0.0635</text:p>
          </table:table-cell>
          <table:table-cell table:style-name="ce11" table:formula="of:=INDIRECT(&quot;R8C&quot;&amp;COLUMN();0)/INDIRECT(&quot;R&quot;&amp;ROW()&amp;&quot;C6&quot;;0)" office:value-type="float" office:value="0.0532544378698225">
            <text:p>0.0533</text:p>
          </table:table-cell>
          <table:table-cell table:style-name="ce11" table:formula="of:=INDIRECT(&quot;R8C&quot;&amp;COLUMN();0)/INDIRECT(&quot;R&quot;&amp;ROW()&amp;&quot;C6&quot;;0)" office:value-type="float" office:value="0.0503976664474039">
            <text:p>0.0504</text:p>
          </table:table-cell>
          <table:table-cell table:style-name="ce11" table:formula="of:=INDIRECT(&quot;R8C&quot;&amp;COLUMN();0)/INDIRECT(&quot;R&quot;&amp;ROW()&amp;&quot;C6&quot;;0)" office:value-type="float" office:value="0.039970931993935">
            <text:p>0.0400</text:p>
          </table:table-cell>
          <table:table-cell table:style-name="ce11" table:formula="of:=INDIRECT(&quot;R8C&quot;&amp;COLUMN();0)/INDIRECT(&quot;R&quot;&amp;ROW()&amp;&quot;C6&quot;;0)" office:value-type="float" office:value="0.0369822485207101">
            <text:p>0.0370</text:p>
          </table:table-cell>
          <table:table-cell table:style-name="ce11" table:formula="of:=INDIRECT(&quot;R8C&quot;&amp;COLUMN();0)/INDIRECT(&quot;R&quot;&amp;ROW()&amp;&quot;C6&quot;;0)" office:value-type="float" office:value="0.0316930569766465">
            <text:p>0.0317</text:p>
          </table:table-cell>
          <table:table-cell table:style-name="ce11" table:formula="of:=INDIRECT(&quot;R8C&quot;&amp;COLUMN();0)/INDIRECT(&quot;R&quot;&amp;ROW()&amp;&quot;C6&quot;;0)" office:value-type="float" office:value="0.025136940517668">
            <text:p>0.0251</text:p>
          </table:table-cell>
          <table:table-cell table:style-name="ce11" table:formula="of:=INDIRECT(&quot;R8C&quot;&amp;COLUMN();0)/INDIRECT(&quot;R&quot;&amp;ROW()&amp;&quot;C6&quot;;0)" office:value-type="float" office:value="0.0236686390532544">
            <text:p>0.0237</text:p>
          </table:table-cell>
          <table:table-cell table:style-name="ce11" table:formula="of:=INDIRECT(&quot;R8C&quot;&amp;COLUMN();0)/INDIRECT(&quot;R&quot;&amp;ROW()&amp;&quot;C6&quot;;0)" office:value-type="float" office:value="0.0199303934513194">
            <text:p>0.0199</text:p>
          </table:table-cell>
          <table:table-cell table:style-name="ce11" table:formula="of:=INDIRECT(&quot;R8C&quot;&amp;COLUMN();0)/INDIRECT(&quot;R&quot;&amp;ROW()&amp;&quot;C6&quot;;0)" office:value-type="float" office:value="0.015804951865525">
            <text:p>0.0158</text:p>
          </table:table-cell>
          <table:table-cell table:style-name="ce11" table:formula="of:=INDIRECT(&quot;R8C&quot;&amp;COLUMN();0)/INDIRECT(&quot;R&quot;&amp;ROW()&amp;&quot;C6&quot;;0)" office:value-type="float" office:value="0.0133136094674556">
            <text:p>0.0133</text:p>
          </table:table-cell>
          <table:table-cell table:style-name="ce11" table:formula="of:=INDIRECT(&quot;R8C&quot;&amp;COLUMN();0)/INDIRECT(&quot;R&quot;&amp;ROW()&amp;&quot;C6&quot;;0)" office:value-type="float" office:value="0.0125342332767506">
            <text:p>0.0125</text:p>
          </table:table-cell>
          <table:table-cell table:style-name="ce11" table:formula="of:=INDIRECT(&quot;R8C&quot;&amp;COLUMN();0)/INDIRECT(&quot;R&quot;&amp;ROW()&amp;&quot;C6&quot;;0)" office:value-type="float" office:value="0.00993952236425183">
            <text:p>0.0099</text:p>
          </table:table-cell>
          <table:table-cell table:style-name="ce11" table:formula="of:=INDIRECT(&quot;R8C&quot;&amp;COLUMN();0)/INDIRECT(&quot;R&quot;&amp;ROW()&amp;&quot;C6&quot;;0)" office:value-type="float" office:value="0.0078844934021229">
            <text:p>0.0079</text:p>
          </table:table-cell>
          <table:table-cell table:style-name="ce11" table:formula="of:=INDIRECT(&quot;R8C&quot;&amp;COLUMN();0)/INDIRECT(&quot;R&quot;&amp;ROW()&amp;&quot;C6&quot;;0)" office:value-type="float" office:value="0.00625354294022198">
            <text:p>0.0063</text:p>
          </table:table-cell>
          <table:table-cell table:style-name="ce11" table:formula="of:=INDIRECT(&quot;R8C&quot;&amp;COLUMN();0)/INDIRECT(&quot;R&quot;&amp;ROW()&amp;&quot;C6&quot;;0)" office:value-type="float" office:value="0.00495697873762612">
            <text:p>0.0050</text:p>
          </table:table-cell>
          <table:table-cell table:style-name="ce11" table:formula="of:=INDIRECT(&quot;R8C&quot;&amp;COLUMN();0)/INDIRECT(&quot;R&quot;&amp;ROW()&amp;&quot;C6&quot;;0)" office:value-type="float" office:value="0.00393146469606549">
            <text:p>0.0039</text:p>
          </table:table-cell>
          <table:table-cell table:style-name="ce11" table:formula="of:=INDIRECT(&quot;R8C&quot;&amp;COLUMN();0)/INDIRECT(&quot;R&quot;&amp;ROW()&amp;&quot;C6&quot;;0)" office:value-type="float" office:value="0.00311865759826194">
            <text:p>0.0031</text:p>
          </table:table-cell>
          <table:table-cell table:style-name="ce11" table:formula="of:=INDIRECT(&quot;R8C&quot;&amp;COLUMN();0)/INDIRECT(&quot;R&quot;&amp;ROW()&amp;&quot;C6&quot;;0)" office:value-type="float" office:value="0.00247402301195135">
            <text:p>0.0025</text:p>
          </table:table-cell>
          <table:table-cell table:style-name="ce11" table:formula="of:=INDIRECT(&quot;R8C&quot;&amp;COLUMN();0)/INDIRECT(&quot;R&quot;&amp;ROW()&amp;&quot;C6&quot;;0)" office:value-type="float" office:value="0.00196145441284965">
            <text:p>0.0020</text:p>
          </table:table-cell>
          <table:table-cell table:style-name="ce11" table:formula="of:=INDIRECT(&quot;R8C&quot;&amp;COLUMN();0)/INDIRECT(&quot;R&quot;&amp;ROW()&amp;&quot;C6&quot;;0)" office:value-type="float" office:value="0.00155573147122626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3413264578008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78314117574981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76285576239791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15496729218311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88219939753489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8702399771663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06833257453497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4344315670879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92723680121917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53273698263373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152024304048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6279955873521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6496266602000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0483358836540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8012896025792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8168597047253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0246668777361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3951271571182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9018262888596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5026775615681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00322400644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94674556213017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74951913217435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59878178927955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7229214458428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374730803899478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5])+1" office:value-type="float" office:value="7">
            <text:p>7</text:p>
          </table:table-cell>
          <table:table-cell table:style-name="ce3" office:value-type="string">
            <text:p>n/a</text:p>
          </table:table-cell>
          <table:table-cell table:style-name="ce2" office:value-type="float" office:value="1.5">
            <text:p>1.5000</text:p>
          </table:table-cell>
          <table:table-cell table:style-name="ce12" table:formula="of:=[.C16]*25.4" office:value-type="float" office:value="38.1">
            <text:p>38.1000</text:p>
          </table:table-cell>
          <table:table-cell table:style-name="ce14" table:formula="of:=[.D16]/2" office:value-type="float" office:value="19.05">
            <text:p>19.0500</text:p>
          </table:table-cell>
          <table:table-cell table:style-name="ce15" table:formula="of:=pi*[.D16]*[.D16]/4" office:value-type="float" office:value="1140.09182796937">
            <text:p>1140.0918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2.77777777777778">
            <text:p>2.7778</text:p>
          </table:table-cell>
          <table:table-cell table:style-name="ce11" table:formula="of:=INDIRECT(&quot;R8C&quot;&amp;COLUMN();0)/INDIRECT(&quot;R&quot;&amp;ROW()&amp;&quot;C6&quot;;0)" office:value-type="float" office:value="2.25">
            <text:p>2.2500</text:p>
          </table:table-cell>
          <table:table-cell table:style-name="ce11" table:formula="of:=INDIRECT(&quot;R8C&quot;&amp;COLUMN();0)/INDIRECT(&quot;R&quot;&amp;ROW()&amp;&quot;C6&quot;;0)" office:value-type="float" office:value="1.77777777777778">
            <text:p>1.7778</text:p>
          </table:table-cell>
          <table:table-cell table:style-name="ce11" table:formula="of:=INDIRECT(&quot;R8C&quot;&amp;COLUMN();0)/INDIRECT(&quot;R&quot;&amp;ROW()&amp;&quot;C6&quot;;0)" office:value-type="float" office:value="1.36111111111111">
            <text:p>1.3611</text:p>
          </table:table-cell>
          <table:table-cell table:style-name="ce11" table:formula="of:=INDIRECT(&quot;R8C&quot;&amp;COLUMN();0)/INDIRECT(&quot;R&quot;&amp;ROW()&amp;&quot;C6&quot;;0)" office:value-type="float" office:value="1.17361111111111">
            <text:p>1.173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40277777777778">
            <text:p>0.8403</text:p>
          </table:table-cell>
          <table:table-cell table:style-name="ce11" table:formula="of:=INDIRECT(&quot;R8C&quot;&amp;COLUMN();0)/INDIRECT(&quot;R&quot;&amp;ROW()&amp;&quot;C6&quot;;0)" office:value-type="float" office:value="0.694444444444445">
            <text:p>0.6944</text:p>
          </table:table-cell>
          <table:table-cell table:style-name="ce11" table:formula="of:=INDIRECT(&quot;R8C&quot;&amp;COLUMN();0)/INDIRECT(&quot;R&quot;&amp;ROW()&amp;&quot;C6&quot;;0)" office:value-type="float" office:value="0.444444444444444">
            <text:p>0.4444</text:p>
          </table:table-cell>
          <table:table-cell table:style-name="ce11" table:formula="of:=INDIRECT(&quot;R8C&quot;&amp;COLUMN();0)/INDIRECT(&quot;R&quot;&amp;ROW()&amp;&quot;C6&quot;;0)" office:value-type="float" office:value="0.340277777777778">
            <text:p>0.3403</text:p>
          </table:table-cell>
          <table:table-cell table:style-name="ce11" table:formula="of:=INDIRECT(&quot;R8C&quot;&amp;COLUMN();0)/INDIRECT(&quot;R&quot;&amp;ROW()&amp;&quot;C6&quot;;0)" office:value-type="float" office:value="0.293402777777778">
            <text:p>0.2934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173611111111111">
            <text:p>0.1736</text:p>
          </table:table-cell>
          <table:table-cell table:style-name="ce11" table:formula="of:=INDIRECT(&quot;R8C&quot;&amp;COLUMN();0)/INDIRECT(&quot;R&quot;&amp;ROW()&amp;&quot;C6&quot;;0)" office:value-type="float" office:value="0.111111111111111">
            <text:p>0.1111</text:p>
          </table:table-cell>
          <table:table-cell table:style-name="ce11" table:formula="of:=INDIRECT(&quot;R8C&quot;&amp;COLUMN();0)/INDIRECT(&quot;R&quot;&amp;ROW()&amp;&quot;C6&quot;;0)" office:value-type="float" office:value="0.0940444444444445">
            <text:p>0.0940</text:p>
          </table:table-cell>
          <table:table-cell table:style-name="ce11" table:formula="of:=INDIRECT(&quot;R8C&quot;&amp;COLUMN();0)/INDIRECT(&quot;R&quot;&amp;ROW()&amp;&quot;C6&quot;;0)" office:value-type="float" office:value="0.0745676979353959">
            <text:p>0.0746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591472613167449">
            <text:p>0.0591</text:p>
          </table:table-cell>
          <table:table-cell table:style-name="ce11" table:formula="of:=INDIRECT(&quot;R8C&quot;&amp;COLUMN();0)/INDIRECT(&quot;R&quot;&amp;ROW()&amp;&quot;C6&quot;;0)" office:value-type="float" office:value="0.0469103299095487">
            <text:p>0.0469</text:p>
          </table:table-cell>
          <table:table-cell table:style-name="ce11" table:formula="of:=INDIRECT(&quot;R8C&quot;&amp;COLUMN();0)/INDIRECT(&quot;R&quot;&amp;ROW()&amp;&quot;C6&quot;;0)" office:value-type="float" office:value="0.0434027777777778">
            <text:p>0.0434</text:p>
          </table:table-cell>
          <table:table-cell table:style-name="ce11" table:formula="of:=INDIRECT(&quot;R8C&quot;&amp;COLUMN();0)/INDIRECT(&quot;R&quot;&amp;ROW()&amp;&quot;C6&quot;;0)" office:value-type="float" office:value="0.0371953238128699">
            <text:p>0.0372</text:p>
          </table:table-cell>
          <table:table-cell table:style-name="ce11" table:formula="of:=INDIRECT(&quot;R8C&quot;&amp;COLUMN();0)/INDIRECT(&quot;R&quot;&amp;ROW()&amp;&quot;C6&quot;;0)" office:value-type="float" office:value="0.0295009926908743">
            <text:p>0.0295</text:p>
          </table:table-cell>
          <table:table-cell table:style-name="ce11" table:formula="of:=INDIRECT(&quot;R8C&quot;&amp;COLUMN();0)/INDIRECT(&quot;R&quot;&amp;ROW()&amp;&quot;C6&quot;;0)" office:value-type="float" office:value="0.0277777777777778">
            <text:p>0.0278</text:p>
          </table:table-cell>
          <table:table-cell table:style-name="ce11" table:formula="of:=INDIRECT(&quot;R8C&quot;&amp;COLUMN();0)/INDIRECT(&quot;R&quot;&amp;ROW()&amp;&quot;C6&quot;;0)" office:value-type="float" office:value="0.0233905312032846">
            <text:p>0.0234</text:p>
          </table:table-cell>
          <table:table-cell table:style-name="ce11" table:formula="of:=INDIRECT(&quot;R8C&quot;&amp;COLUMN();0)/INDIRECT(&quot;R&quot;&amp;ROW()&amp;&quot;C6&quot;;0)" office:value-type="float" office:value="0.0185488671199565">
            <text:p>0.0185</text:p>
          </table:table-cell>
          <table:table-cell table:style-name="ce11" table:formula="of:=INDIRECT(&quot;R8C&quot;&amp;COLUMN();0)/INDIRECT(&quot;R&quot;&amp;ROW()&amp;&quot;C6&quot;;0)" office:value-type="float" office:value="0.015625">
            <text:p>0.0156</text:p>
          </table:table-cell>
          <table:table-cell table:style-name="ce11" table:formula="of:=INDIRECT(&quot;R8C&quot;&amp;COLUMN();0)/INDIRECT(&quot;R&quot;&amp;ROW()&amp;&quot;C6&quot;;0)" office:value-type="float" office:value="0.0147103154428531">
            <text:p>0.0147</text:p>
          </table:table-cell>
          <table:table-cell table:style-name="ce11" table:formula="of:=INDIRECT(&quot;R8C&quot;&amp;COLUMN();0)/INDIRECT(&quot;R&quot;&amp;ROW()&amp;&quot;C6&quot;;0)" office:value-type="float" office:value="0.0116651338858233">
            <text:p>0.0117</text:p>
          </table:table-cell>
          <table:table-cell table:style-name="ce11" table:formula="of:=INDIRECT(&quot;R8C&quot;&amp;COLUMN();0)/INDIRECT(&quot;R&quot;&amp;ROW()&amp;&quot;C6&quot;;0)" office:value-type="float" office:value="0.00925332906221368">
            <text:p>0.0093</text:p>
          </table:table-cell>
          <table:table-cell table:style-name="ce11" table:formula="of:=INDIRECT(&quot;R8C&quot;&amp;COLUMN();0)/INDIRECT(&quot;R&quot;&amp;ROW()&amp;&quot;C6&quot;;0)" office:value-type="float" office:value="0.00733922747845496">
            <text:p>0.0073</text:p>
          </table:table-cell>
          <table:table-cell table:style-name="ce11" table:formula="of:=INDIRECT(&quot;R8C&quot;&amp;COLUMN();0)/INDIRECT(&quot;R&quot;&amp;ROW()&amp;&quot;C6&quot;;0)" office:value-type="float" office:value="0.00581756532401954">
            <text:p>0.0058</text:p>
          </table:table-cell>
          <table:table-cell table:style-name="ce11" table:formula="of:=INDIRECT(&quot;R8C&quot;&amp;COLUMN();0)/INDIRECT(&quot;R&quot;&amp;ROW()&amp;&quot;C6&quot;;0)" office:value-type="float" office:value="0.00461401065024352">
            <text:p>0.0046</text:p>
          </table:table-cell>
          <table:table-cell table:style-name="ce11" table:formula="of:=INDIRECT(&quot;R8C&quot;&amp;COLUMN();0)/INDIRECT(&quot;R&quot;&amp;ROW()&amp;&quot;C6&quot;;0)" office:value-type="float" office:value="0.00366009120907131">
            <text:p>0.0037</text:p>
          </table:table-cell>
          <table:table-cell table:style-name="ce11" table:formula="of:=INDIRECT(&quot;R8C&quot;&amp;COLUMN();0)/INDIRECT(&quot;R&quot;&amp;ROW()&amp;&quot;C6&quot;;0)" office:value-type="float" office:value="0.00290354089597068">
            <text:p>0.0029</text:p>
          </table:table-cell>
          <table:table-cell table:style-name="ce11" table:formula="of:=INDIRECT(&quot;R8C&quot;&amp;COLUMN();0)/INDIRECT(&quot;R&quot;&amp;ROW()&amp;&quot;C6&quot;;0)" office:value-type="float" office:value="0.00230198469285828">
            <text:p>0.0023</text:p>
          </table:table-cell>
          <table:table-cell table:style-name="ce11" table:formula="of:=INDIRECT(&quot;R8C&quot;&amp;COLUMN();0)/INDIRECT(&quot;R&quot;&amp;ROW()&amp;&quot;C6&quot;;0)" office:value-type="float" office:value="0.00182582374053637">
            <text:p>0.0018</text:p>
          </table:table-cell>
          <table:table-cell table:style-name="ce11" table:formula="of:=INDIRECT(&quot;R8C&quot;&amp;COLUMN();0)/INDIRECT(&quot;R&quot;&amp;ROW()&amp;&quot;C6&quot;;0)" office:value-type="float" office:value="0.00144839178567246">
            <text:p>0.0014</text:p>
          </table:table-cell>
          <table:table-cell table:style-name="ce11" table:formula="of:=INDIRECT(&quot;R8C&quot;&amp;COLUMN();0)/INDIRECT(&quot;R&quot;&amp;ROW()&amp;&quot;C6&quot;;0)" office:value-type="float" office:value="0.00114816031854286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911057377670311">
            <text:p>0.0009</text:p>
          </table:table-cell>
          <table:table-cell table:style-name="ce11" table:formula="of:=INDIRECT(&quot;R8C&quot;&amp;COLUMN();0)/INDIRECT(&quot;R&quot;&amp;ROW()&amp;&quot;C6&quot;;0)" office:value-type="float" office:value="0.000722353800263156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72980345960692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54215663986884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6010292020584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8570759363741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2618265236530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79883715322986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261750745723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299522599045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9776868442625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0983941967883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6348468252492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4795089590179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5497826551208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8109478441179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2320044640089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7635590826737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408711706312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1111111111111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87964398151018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70273696102947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55428730857461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439788235132026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6])+1" office:value-type="float" office:value="8">
            <text:p>8</text:p>
          </table:table-cell>
          <table:table-cell table:style-name="ce3" office:value-type="string">
            <text:p>n/a</text:p>
          </table:table-cell>
          <table:table-cell table:style-name="ce2" office:value-type="float" office:value="1.375">
            <text:p>1.3750</text:p>
          </table:table-cell>
          <table:table-cell table:style-name="ce12" table:formula="of:=[.C17]*25.4" office:value-type="float" office:value="34.925">
            <text:p>34.9250</text:p>
          </table:table-cell>
          <table:table-cell table:style-name="ce14" table:formula="of:=[.D17]/2" office:value-type="float" office:value="17.4625">
            <text:p>17.4625</text:p>
          </table:table-cell>
          <table:table-cell table:style-name="ce15" table:formula="of:=pi*[.D17]*[.D17]/4" office:value-type="float" office:value="957.993827668706">
            <text:p>957.9938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.7603305785124">
            <text:p>4.7603</text:p>
          </table:table-cell>
          <table:table-cell table:style-name="ce11" table:formula="of:=INDIRECT(&quot;R8C&quot;&amp;COLUMN();0)/INDIRECT(&quot;R&quot;&amp;ROW()&amp;&quot;C6&quot;;0)" office:value-type="float" office:value="3.30578512396694">
            <text:p>3.3058</text:p>
          </table:table-cell>
          <table:table-cell table:style-name="ce11" table:formula="of:=INDIRECT(&quot;R8C&quot;&amp;COLUMN();0)/INDIRECT(&quot;R&quot;&amp;ROW()&amp;&quot;C6&quot;;0)" office:value-type="float" office:value="2.67768595041322">
            <text:p>2.6777</text:p>
          </table:table-cell>
          <table:table-cell table:style-name="ce11" table:formula="of:=INDIRECT(&quot;R8C&quot;&amp;COLUMN();0)/INDIRECT(&quot;R&quot;&amp;ROW()&amp;&quot;C6&quot;;0)" office:value-type="float" office:value="2.11570247933884">
            <text:p>2.1157</text:p>
          </table:table-cell>
          <table:table-cell table:style-name="ce11" table:formula="of:=INDIRECT(&quot;R8C&quot;&amp;COLUMN();0)/INDIRECT(&quot;R&quot;&amp;ROW()&amp;&quot;C6&quot;;0)" office:value-type="float" office:value="1.6198347107438">
            <text:p>1.6198</text:p>
          </table:table-cell>
          <table:table-cell table:style-name="ce11" table:formula="of:=INDIRECT(&quot;R8C&quot;&amp;COLUMN();0)/INDIRECT(&quot;R&quot;&amp;ROW()&amp;&quot;C6&quot;;0)" office:value-type="float" office:value="1.39669421487603">
            <text:p>1.3967</text:p>
          </table:table-cell>
          <table:table-cell table:style-name="ce11" table:formula="of:=INDIRECT(&quot;R8C&quot;&amp;COLUMN();0)/INDIRECT(&quot;R&quot;&amp;ROW()&amp;&quot;C6&quot;;0)" office:value-type="float" office:value="1.1900826446281">
            <text:p>1.1901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26446280991736">
            <text:p>0.8264</text:p>
          </table:table-cell>
          <table:table-cell table:style-name="ce11" table:formula="of:=INDIRECT(&quot;R8C&quot;&amp;COLUMN();0)/INDIRECT(&quot;R&quot;&amp;ROW()&amp;&quot;C6&quot;;0)" office:value-type="float" office:value="0.528925619834711">
            <text:p>0.5289</text:p>
          </table:table-cell>
          <table:table-cell table:style-name="ce11" table:formula="of:=INDIRECT(&quot;R8C&quot;&amp;COLUMN();0)/INDIRECT(&quot;R&quot;&amp;ROW()&amp;&quot;C6&quot;;0)" office:value-type="float" office:value="0.40495867768595">
            <text:p>0.4050</text:p>
          </table:table-cell>
          <table:table-cell table:style-name="ce11" table:formula="of:=INDIRECT(&quot;R8C&quot;&amp;COLUMN();0)/INDIRECT(&quot;R&quot;&amp;ROW()&amp;&quot;C6&quot;;0)" office:value-type="float" office:value="0.349173553719008">
            <text:p>0.3492</text:p>
          </table:table-cell>
          <table:table-cell table:style-name="ce11" table:formula="of:=INDIRECT(&quot;R8C&quot;&amp;COLUMN();0)/INDIRECT(&quot;R&quot;&amp;ROW()&amp;&quot;C6&quot;;0)" office:value-type="float" office:value="0.297520661157025">
            <text:p>0.2975</text:p>
          </table:table-cell>
          <table:table-cell table:style-name="ce11" table:formula="of:=INDIRECT(&quot;R8C&quot;&amp;COLUMN();0)/INDIRECT(&quot;R&quot;&amp;ROW()&amp;&quot;C6&quot;;0)" office:value-type="float" office:value="0.206611570247934">
            <text:p>0.2066</text:p>
          </table:table-cell>
          <table:table-cell table:style-name="ce11" table:formula="of:=INDIRECT(&quot;R8C&quot;&amp;COLUMN();0)/INDIRECT(&quot;R&quot;&amp;ROW()&amp;&quot;C6&quot;;0)" office:value-type="float" office:value="0.132231404958678">
            <text:p>0.1322</text:p>
          </table:table-cell>
          <table:table-cell table:style-name="ce11" table:formula="of:=INDIRECT(&quot;R8C&quot;&amp;COLUMN();0)/INDIRECT(&quot;R&quot;&amp;ROW()&amp;&quot;C6&quot;;0)" office:value-type="float" office:value="0.111920661157025">
            <text:p>0.1119</text:p>
          </table:table-cell>
          <table:table-cell table:style-name="ce11" table:formula="of:=INDIRECT(&quot;R8C&quot;&amp;COLUMN();0)/INDIRECT(&quot;R&quot;&amp;ROW()&amp;&quot;C6&quot;;0)" office:value-type="float" office:value="0.0887417231627852">
            <text:p>0.0887</text:p>
          </table:table-cell>
          <table:table-cell table:style-name="ce11" table:formula="of:=INDIRECT(&quot;R8C&quot;&amp;COLUMN();0)/INDIRECT(&quot;R&quot;&amp;ROW()&amp;&quot;C6&quot;;0)" office:value-type="float" office:value="0.0743801652892562">
            <text:p>0.0744</text:p>
          </table:table-cell>
          <table:table-cell table:style-name="ce11" table:formula="of:=INDIRECT(&quot;R8C&quot;&amp;COLUMN();0)/INDIRECT(&quot;R&quot;&amp;ROW()&amp;&quot;C6&quot;;0)" office:value-type="float" office:value="0.070390129170341">
            <text:p>0.0704</text:p>
          </table:table-cell>
          <table:table-cell table:style-name="ce11" table:formula="of:=INDIRECT(&quot;R8C&quot;&amp;COLUMN();0)/INDIRECT(&quot;R&quot;&amp;ROW()&amp;&quot;C6&quot;;0)" office:value-type="float" office:value="0.0558271694791324">
            <text:p>0.0558</text:p>
          </table:table-cell>
          <table:table-cell table:style-name="ce11" table:formula="of:=INDIRECT(&quot;R8C&quot;&amp;COLUMN();0)/INDIRECT(&quot;R&quot;&amp;ROW()&amp;&quot;C6&quot;;0)" office:value-type="float" office:value="0.0516528925619835">
            <text:p>0.0517</text:p>
          </table:table-cell>
          <table:table-cell table:style-name="ce11" table:formula="of:=INDIRECT(&quot;R8C&quot;&amp;COLUMN();0)/INDIRECT(&quot;R&quot;&amp;ROW()&amp;&quot;C6&quot;;0)" office:value-type="float" office:value="0.0442655093310187">
            <text:p>0.0443</text:p>
          </table:table-cell>
          <table:table-cell table:style-name="ce11" table:formula="of:=INDIRECT(&quot;R8C&quot;&amp;COLUMN();0)/INDIRECT(&quot;R&quot;&amp;ROW()&amp;&quot;C6&quot;;0)" office:value-type="float" office:value="0.0351086194007099">
            <text:p>0.0351</text:p>
          </table:table-cell>
          <table:table-cell table:style-name="ce11" table:formula="of:=INDIRECT(&quot;R8C&quot;&amp;COLUMN();0)/INDIRECT(&quot;R&quot;&amp;ROW()&amp;&quot;C6&quot;;0)" office:value-type="float" office:value="0.0330578512396694">
            <text:p>0.0331</text:p>
          </table:table-cell>
          <table:table-cell table:style-name="ce11" table:formula="of:=INDIRECT(&quot;R8C&quot;&amp;COLUMN();0)/INDIRECT(&quot;R&quot;&amp;ROW()&amp;&quot;C6&quot;;0)" office:value-type="float" office:value="0.0278366652336611">
            <text:p>0.0278</text:p>
          </table:table-cell>
          <table:table-cell table:style-name="ce11" table:formula="of:=INDIRECT(&quot;R8C&quot;&amp;COLUMN();0)/INDIRECT(&quot;R&quot;&amp;ROW()&amp;&quot;C6&quot;;0)" office:value-type="float" office:value="0.022074684836973">
            <text:p>0.0221</text:p>
          </table:table-cell>
          <table:table-cell table:style-name="ce11" table:formula="of:=INDIRECT(&quot;R8C&quot;&amp;COLUMN();0)/INDIRECT(&quot;R&quot;&amp;ROW()&amp;&quot;C6&quot;;0)" office:value-type="float" office:value="0.0185950413223141">
            <text:p>0.0186</text:p>
          </table:table-cell>
          <table:table-cell table:style-name="ce11" table:formula="of:=INDIRECT(&quot;R8C&quot;&amp;COLUMN();0)/INDIRECT(&quot;R&quot;&amp;ROW()&amp;&quot;C6&quot;;0)" office:value-type="float" office:value="0.0175064911055442">
            <text:p>0.0175</text:p>
          </table:table-cell>
          <table:table-cell table:style-name="ce11" table:formula="of:=INDIRECT(&quot;R8C&quot;&amp;COLUMN();0)/INDIRECT(&quot;R&quot;&amp;ROW()&amp;&quot;C6&quot;;0)" office:value-type="float" office:value="0.0138824733847815">
            <text:p>0.0139</text:p>
          </table:table-cell>
          <table:table-cell table:style-name="ce11" table:formula="of:=INDIRECT(&quot;R8C&quot;&amp;COLUMN();0)/INDIRECT(&quot;R&quot;&amp;ROW()&amp;&quot;C6&quot;;0)" office:value-type="float" office:value="0.0110122263219733">
            <text:p>0.0110</text:p>
          </table:table-cell>
          <table:table-cell table:style-name="ce11" table:formula="of:=INDIRECT(&quot;R8C&quot;&amp;COLUMN();0)/INDIRECT(&quot;R&quot;&amp;ROW()&amp;&quot;C6&quot;;0)" office:value-type="float" office:value="0.00873428724708689">
            <text:p>0.0087</text:p>
          </table:table-cell>
          <table:table-cell table:style-name="ce11" table:formula="of:=INDIRECT(&quot;R8C&quot;&amp;COLUMN();0)/INDIRECT(&quot;R&quot;&amp;ROW()&amp;&quot;C6&quot;;0)" office:value-type="float" office:value="0.0069233835261059">
            <text:p>0.0069</text:p>
          </table:table-cell>
          <table:table-cell table:style-name="ce11" table:formula="of:=INDIRECT(&quot;R8C&quot;&amp;COLUMN();0)/INDIRECT(&quot;R&quot;&amp;ROW()&amp;&quot;C6&quot;;0)" office:value-type="float" office:value="0.00549105399698403">
            <text:p>0.0055</text:p>
          </table:table-cell>
          <table:table-cell table:style-name="ce11" table:formula="of:=INDIRECT(&quot;R8C&quot;&amp;COLUMN();0)/INDIRECT(&quot;R&quot;&amp;ROW()&amp;&quot;C6&quot;;0)" office:value-type="float" office:value="0.00435581102567164">
            <text:p>0.0044</text:p>
          </table:table-cell>
          <table:table-cell table:style-name="ce11" table:formula="of:=INDIRECT(&quot;R8C&quot;&amp;COLUMN();0)/INDIRECT(&quot;R&quot;&amp;ROW()&amp;&quot;C6&quot;;0)" office:value-type="float" office:value="0.00345545362826263">
            <text:p>0.0035</text:p>
          </table:table-cell>
          <table:table-cell table:style-name="ce11" table:formula="of:=INDIRECT(&quot;R8C&quot;&amp;COLUMN();0)/INDIRECT(&quot;R&quot;&amp;ROW()&amp;&quot;C6&quot;;0)" office:value-type="float" office:value="0.00273955203117018">
            <text:p>0.0027</text:p>
          </table:table-cell>
          <table:table-cell table:style-name="ce11" table:formula="of:=INDIRECT(&quot;R8C&quot;&amp;COLUMN();0)/INDIRECT(&quot;R&quot;&amp;ROW()&amp;&quot;C6&quot;;0)" office:value-type="float" office:value="0.00217288114576229">
            <text:p>0.0022</text:p>
          </table:table-cell>
          <table:table-cell table:style-name="ce11" table:formula="of:=INDIRECT(&quot;R8C&quot;&amp;COLUMN();0)/INDIRECT(&quot;R&quot;&amp;ROW()&amp;&quot;C6&quot;;0)" office:value-type="float" office:value="0.0017237059267507">
            <text:p>0.0017</text:p>
          </table:table-cell>
          <table:table-cell table:style-name="ce11" table:formula="of:=INDIRECT(&quot;R8C&quot;&amp;COLUMN();0)/INDIRECT(&quot;R&quot;&amp;ROW()&amp;&quot;C6&quot;;0)" office:value-type="float" office:value="0.00136640566834853">
            <text:p>0.0014</text:p>
          </table:table-cell>
          <table:table-cell table:style-name="ce11" table:formula="of:=INDIRECT(&quot;R8C&quot;&amp;COLUMN();0)/INDIRECT(&quot;R&quot;&amp;ROW()&amp;&quot;C6&quot;;0)" office:value-type="float" office:value="0.00108423357342582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859660720974335">
            <text:p>0.0009</text:p>
          </table:table-cell>
          <table:table-cell table:style-name="ce11" table:formula="of:=INDIRECT(&quot;R8C&quot;&amp;COLUMN();0)/INDIRECT(&quot;R&quot;&amp;ROW()&amp;&quot;C6&quot;;0)" office:value-type="float" office:value="0.000681893965440824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40554178629019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28552235616868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40015648626339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691760490959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1407648765710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9726620444976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3447365737706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684189302262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4476757383266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7059334118668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3309858685833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224534730061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345260244239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6562697753494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0987810570662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6764833529667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3223140495867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0468490358468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83631506105987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65964770607227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523384345942246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7])+1" office:value-type="float" office:value="9">
            <text:p>9</text:p>
          </table:table-cell>
          <table:table-cell table:style-name="ce3" office:value-type="string">
            <text:p>n/a</text:p>
          </table:table-cell>
          <table:table-cell table:style-name="ce2" office:value-type="float" office:value="1.25">
            <text:p>1.2500</text:p>
          </table:table-cell>
          <table:table-cell table:style-name="ce12" table:formula="of:=[.C18]*25.4" office:value-type="float" office:value="31.75">
            <text:p>31.7500</text:p>
          </table:table-cell>
          <table:table-cell table:style-name="ce14" table:formula="of:=[.D18]/2" office:value-type="float" office:value="15.875">
            <text:p>15.8750</text:p>
          </table:table-cell>
          <table:table-cell table:style-name="ce15" table:formula="of:=pi*[.D18]*[.D18]/4" office:value-type="float" office:value="791.73043608984">
            <text:p>791.730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5.76">
            <text:p>5.7600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24">
            <text:p>3.2400</text:p>
          </table:table-cell>
          <table:table-cell table:style-name="ce11" table:formula="of:=INDIRECT(&quot;R8C&quot;&amp;COLUMN();0)/INDIRECT(&quot;R&quot;&amp;ROW()&amp;&quot;C6&quot;;0)" office:value-type="float" office:value="2.56">
            <text:p>2.5600</text:p>
          </table:table-cell>
          <table:table-cell table:style-name="ce11" table:formula="of:=INDIRECT(&quot;R8C&quot;&amp;COLUMN();0)/INDIRECT(&quot;R&quot;&amp;ROW()&amp;&quot;C6&quot;;0)" office:value-type="float" office:value="1.96">
            <text:p>1.9600</text:p>
          </table:table-cell>
          <table:table-cell table:style-name="ce11" table:formula="of:=INDIRECT(&quot;R8C&quot;&amp;COLUMN();0)/INDIRECT(&quot;R&quot;&amp;ROW()&amp;&quot;C6&quot;;0)" office:value-type="float" office:value="1.69">
            <text:p>1.6900</text:p>
          </table:table-cell>
          <table:table-cell table:style-name="ce11" table:formula="of:=INDIRECT(&quot;R8C&quot;&amp;COLUMN();0)/INDIRECT(&quot;R&quot;&amp;ROW()&amp;&quot;C6&quot;;0)" office:value-type="float" office:value="1.44">
            <text:p>1.4400</text:p>
          </table:table-cell>
          <table:table-cell table:style-name="ce11" table:formula="of:=INDIRECT(&quot;R8C&quot;&amp;COLUMN();0)/INDIRECT(&quot;R&quot;&amp;ROW()&amp;&quot;C6&quot;;0)" office:value-type="float" office:value="1.21">
            <text:p>1.2100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64">
            <text:p>0.6400</text:p>
          </table:table-cell>
          <table:table-cell table:style-name="ce11" table:formula="of:=INDIRECT(&quot;R8C&quot;&amp;COLUMN();0)/INDIRECT(&quot;R&quot;&amp;ROW()&amp;&quot;C6&quot;;0)" office:value-type="float" office:value="0.49">
            <text:p>0.4900</text:p>
          </table:table-cell>
          <table:table-cell table:style-name="ce11" table:formula="of:=INDIRECT(&quot;R8C&quot;&amp;COLUMN();0)/INDIRECT(&quot;R&quot;&amp;ROW()&amp;&quot;C6&quot;;0)" office:value-type="float" office:value="0.4225">
            <text:p>0.4225</text:p>
          </table:table-cell>
          <table:table-cell table:style-name="ce11" table:formula="of:=INDIRECT(&quot;R8C&quot;&amp;COLUMN();0)/INDIRECT(&quot;R&quot;&amp;ROW()&amp;&quot;C6&quot;;0)" office:value-type="float" office:value="0.36">
            <text:p>0.3600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16">
            <text:p>0.1600</text:p>
          </table:table-cell>
          <table:table-cell table:style-name="ce11" table:formula="of:=INDIRECT(&quot;R8C&quot;&amp;COLUMN();0)/INDIRECT(&quot;R&quot;&amp;ROW()&amp;&quot;C6&quot;;0)" office:value-type="float" office:value="0.135424">
            <text:p>0.1354</text:p>
          </table:table-cell>
          <table:table-cell table:style-name="ce11" table:formula="of:=INDIRECT(&quot;R8C&quot;&amp;COLUMN();0)/INDIRECT(&quot;R&quot;&amp;ROW()&amp;&quot;C6&quot;;0)" office:value-type="float" office:value="0.10737748502697">
            <text:p>0.1074</text:p>
          </table:table-cell>
          <table:table-cell table:style-name="ce11" table:formula="of:=INDIRECT(&quot;R8C&quot;&amp;COLUMN();0)/INDIRECT(&quot;R&quot;&amp;ROW()&amp;&quot;C6&quot;;0)" office:value-type="float" office:value="0.09">
            <text:p>0.0900</text:p>
          </table:table-cell>
          <table:table-cell table:style-name="ce11" table:formula="of:=INDIRECT(&quot;R8C&quot;&amp;COLUMN();0)/INDIRECT(&quot;R&quot;&amp;ROW()&amp;&quot;C6&quot;;0)" office:value-type="float" office:value="0.0851720562961126">
            <text:p>0.0852</text:p>
          </table:table-cell>
          <table:table-cell table:style-name="ce11" table:formula="of:=INDIRECT(&quot;R8C&quot;&amp;COLUMN();0)/INDIRECT(&quot;R&quot;&amp;ROW()&amp;&quot;C6&quot;;0)" office:value-type="float" office:value="0.0675508750697501">
            <text:p>0.0676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535612662905326">
            <text:p>0.0536</text:p>
          </table:table-cell>
          <table:table-cell table:style-name="ce11" table:formula="of:=INDIRECT(&quot;R8C&quot;&amp;COLUMN();0)/INDIRECT(&quot;R&quot;&amp;ROW()&amp;&quot;C6&quot;;0)" office:value-type="float" office:value="0.042481429474859">
            <text:p>0.0425</text:p>
          </table:table-cell>
          <table:table-cell table:style-name="ce11" table:formula="of:=INDIRECT(&quot;R8C&quot;&amp;COLUMN();0)/INDIRECT(&quot;R&quot;&amp;ROW()&amp;&quot;C6&quot;;0)" office:value-type="float" office:value="0.04">
            <text:p>0.0400</text:p>
          </table:table-cell>
          <table:table-cell table:style-name="ce11" table:formula="of:=INDIRECT(&quot;R8C&quot;&amp;COLUMN();0)/INDIRECT(&quot;R&quot;&amp;ROW()&amp;&quot;C6&quot;;0)" office:value-type="float" office:value="0.0336823649327299">
            <text:p>0.0337</text:p>
          </table:table-cell>
          <table:table-cell table:style-name="ce11" table:formula="of:=INDIRECT(&quot;R8C&quot;&amp;COLUMN();0)/INDIRECT(&quot;R&quot;&amp;ROW()&amp;&quot;C6&quot;;0)" office:value-type="float" office:value="0.0267103686527373">
            <text:p>0.0267</text:p>
          </table:table-cell>
          <table:table-cell table:style-name="ce11" table:formula="of:=INDIRECT(&quot;R8C&quot;&amp;COLUMN();0)/INDIRECT(&quot;R&quot;&amp;ROW()&amp;&quot;C6&quot;;0)" office:value-type="float" office:value="0.0225">
            <text:p>0.0225</text:p>
          </table:table-cell>
          <table:table-cell table:style-name="ce11" table:formula="of:=INDIRECT(&quot;R8C&quot;&amp;COLUMN();0)/INDIRECT(&quot;R&quot;&amp;ROW()&amp;&quot;C6&quot;;0)" office:value-type="float" office:value="0.0211828542377085">
            <text:p>0.0212</text:p>
          </table:table-cell>
          <table:table-cell table:style-name="ce11" table:formula="of:=INDIRECT(&quot;R8C&quot;&amp;COLUMN();0)/INDIRECT(&quot;R&quot;&amp;ROW()&amp;&quot;C6&quot;;0)" office:value-type="float" office:value="0.0167977927955856">
            <text:p>0.0168</text:p>
          </table:table-cell>
          <table:table-cell table:style-name="ce11" table:formula="of:=INDIRECT(&quot;R8C&quot;&amp;COLUMN();0)/INDIRECT(&quot;R&quot;&amp;ROW()&amp;&quot;C6&quot;;0)" office:value-type="float" office:value="0.0133247938495877">
            <text:p>0.0133</text:p>
          </table:table-cell>
          <table:table-cell table:style-name="ce11" table:formula="of:=INDIRECT(&quot;R8C&quot;&amp;COLUMN();0)/INDIRECT(&quot;R&quot;&amp;ROW()&amp;&quot;C6&quot;;0)" office:value-type="float" office:value="0.0105684875689751">
            <text:p>0.0106</text:p>
          </table:table-cell>
          <table:table-cell table:style-name="ce11" table:formula="of:=INDIRECT(&quot;R8C&quot;&amp;COLUMN();0)/INDIRECT(&quot;R&quot;&amp;ROW()&amp;&quot;C6&quot;;0)" office:value-type="float" office:value="0.00837729406658813">
            <text:p>0.0084</text:p>
          </table:table-cell>
          <table:table-cell table:style-name="ce11" table:formula="of:=INDIRECT(&quot;R8C&quot;&amp;COLUMN();0)/INDIRECT(&quot;R&quot;&amp;ROW()&amp;&quot;C6&quot;;0)" office:value-type="float" office:value="0.00664417533635067">
            <text:p>0.0066</text:p>
          </table:table-cell>
          <table:table-cell table:style-name="ce11" table:formula="of:=INDIRECT(&quot;R8C&quot;&amp;COLUMN();0)/INDIRECT(&quot;R&quot;&amp;ROW()&amp;&quot;C6&quot;;0)" office:value-type="float" office:value="0.00527053134106268">
            <text:p>0.0053</text:p>
          </table:table-cell>
          <table:table-cell table:style-name="ce11" table:formula="of:=INDIRECT(&quot;R8C&quot;&amp;COLUMN();0)/INDIRECT(&quot;R&quot;&amp;ROW()&amp;&quot;C6&quot;;0)" office:value-type="float" office:value="0.00418109889019778">
            <text:p>0.0042</text:p>
          </table:table-cell>
          <table:table-cell table:style-name="ce11" table:formula="of:=INDIRECT(&quot;R8C&quot;&amp;COLUMN();0)/INDIRECT(&quot;R&quot;&amp;ROW()&amp;&quot;C6&quot;;0)" office:value-type="float" office:value="0.00331485795771592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62918618637237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8568417136834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5335085870172">
            <text:p>0.0017</text:p>
          </table:table-cell>
          <table:table-cell table:style-name="ce11" table:formula="of:=INDIRECT(&quot;R8C&quot;&amp;COLUMN();0)/INDIRECT(&quot;R&quot;&amp;ROW()&amp;&quot;C6&quot;;0)" office:value-type="float" office:value="0.00131192262384525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4018947237894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25091698183396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54070556141112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1854820509641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1141893483787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5703019406039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90325500651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5369210738421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2713125426251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927869055738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221687643375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1141794283588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450492900985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1116870233740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0477648955297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2140864281728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395250790501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0285448570897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666873333746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0119412238824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79817372434744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633295058590117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8])+1" office:value-type="float" office:value="10">
            <text:p>10</text:p>
          </table:table-cell>
          <table:table-cell table:style-name="ce3" office:value-type="string">
            <text:p>n/a</text:p>
          </table:table-cell>
          <table:table-cell table:style-name="ce2" office:value-type="float" office:value="1">
            <text:p>1.0000</text:p>
          </table:table-cell>
          <table:table-cell table:style-name="ce12" table:formula="of:=[.C19]*25.4" office:value-type="float" office:value="25.4">
            <text:p>25.4000</text:p>
          </table:table-cell>
          <table:table-cell table:style-name="ce14" table:formula="of:=[.D19]/2" office:value-type="float" office:value="12.7">
            <text:p>12.7000</text:p>
          </table:table-cell>
          <table:table-cell table:style-name="ce15" table:formula="of:=pi*[.D19]*[.D19]/4" office:value-type="float" office:value="506.707479097497">
            <text:p>506.7075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9">
            <text:p>9.0000</text:p>
          </table:table-cell>
          <table:table-cell table:style-name="ce11" table:formula="of:=INDIRECT(&quot;R8C&quot;&amp;COLUMN();0)/INDIRECT(&quot;R&quot;&amp;ROW()&amp;&quot;C6&quot;;0)" office:value-type="float" office:value="6.25">
            <text:p>6.2500</text:p>
          </table:table-cell>
          <table:table-cell table:style-name="ce11" table:formula="of:=INDIRECT(&quot;R8C&quot;&amp;COLUMN();0)/INDIRECT(&quot;R&quot;&amp;ROW()&amp;&quot;C6&quot;;0)" office:value-type="float" office:value="5.0625">
            <text:p>5.0625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0625">
            <text:p>3.0625</text:p>
          </table:table-cell>
          <table:table-cell table:style-name="ce11" table:formula="of:=INDIRECT(&quot;R8C&quot;&amp;COLUMN();0)/INDIRECT(&quot;R&quot;&amp;ROW()&amp;&quot;C6&quot;;0)" office:value-type="float" office:value="2.640625">
            <text:p>2.6406</text:p>
          </table:table-cell>
          <table:table-cell table:style-name="ce11" table:formula="of:=INDIRECT(&quot;R8C&quot;&amp;COLUMN();0)/INDIRECT(&quot;R&quot;&amp;ROW()&amp;&quot;C6&quot;;0)" office:value-type="float" office:value="2.25">
            <text:p>2.2500</text:p>
          </table:table-cell>
          <table:table-cell table:style-name="ce11" table:formula="of:=INDIRECT(&quot;R8C&quot;&amp;COLUMN();0)/INDIRECT(&quot;R&quot;&amp;ROW()&amp;&quot;C6&quot;;0)" office:value-type="float" office:value="1.890625">
            <text:p>1.8906</text:p>
          </table:table-cell>
          <table:table-cell table:style-name="ce11" table:formula="of:=INDIRECT(&quot;R8C&quot;&amp;COLUMN();0)/INDIRECT(&quot;R&quot;&amp;ROW()&amp;&quot;C6&quot;;0)" office:value-type="float" office:value="1.5625">
            <text:p>1.5625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65625">
            <text:p>0.7656</text:p>
          </table:table-cell>
          <table:table-cell table:style-name="ce11" table:formula="of:=INDIRECT(&quot;R8C&quot;&amp;COLUMN();0)/INDIRECT(&quot;R&quot;&amp;ROW()&amp;&quot;C6&quot;;0)" office:value-type="float" office:value="0.66015625">
            <text:p>0.6602</text:p>
          </table:table-cell>
          <table:table-cell table:style-name="ce11" table:formula="of:=INDIRECT(&quot;R8C&quot;&amp;COLUMN();0)/INDIRECT(&quot;R&quot;&amp;ROW()&amp;&quot;C6&quot;;0)" office:value-type="float" office:value="0.5625">
            <text:p>0.5625</text:p>
          </table:table-cell>
          <table:table-cell table:style-name="ce11" table:formula="of:=INDIRECT(&quot;R8C&quot;&amp;COLUMN();0)/INDIRECT(&quot;R&quot;&amp;ROW()&amp;&quot;C6&quot;;0)" office:value-type="float" office:value="0.390625">
            <text:p>0.3906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116">
            <text:p>0.2116</text:p>
          </table:table-cell>
          <table:table-cell table:style-name="ce11" table:formula="of:=INDIRECT(&quot;R8C&quot;&amp;COLUMN();0)/INDIRECT(&quot;R&quot;&amp;ROW()&amp;&quot;C6&quot;;0)" office:value-type="float" office:value="0.167777320354641">
            <text:p>0.1678</text:p>
          </table:table-cell>
          <table:table-cell table:style-name="ce11" table:formula="of:=INDIRECT(&quot;R8C&quot;&amp;COLUMN();0)/INDIRECT(&quot;R&quot;&amp;ROW()&amp;&quot;C6&quot;;0)" office:value-type="float" office:value="0.140625">
            <text:p>0.1406</text:p>
          </table:table-cell>
          <table:table-cell table:style-name="ce11" table:formula="of:=INDIRECT(&quot;R8C&quot;&amp;COLUMN();0)/INDIRECT(&quot;R&quot;&amp;ROW()&amp;&quot;C6&quot;;0)" office:value-type="float" office:value="0.133081337962676">
            <text:p>0.1331</text:p>
          </table:table-cell>
          <table:table-cell table:style-name="ce11" table:formula="of:=INDIRECT(&quot;R8C&quot;&amp;COLUMN();0)/INDIRECT(&quot;R&quot;&amp;ROW()&amp;&quot;C6&quot;;0)" office:value-type="float" office:value="0.105548242296485">
            <text:p>0.1055</text:p>
          </table:table-cell>
          <table:table-cell table:style-name="ce11" table:formula="of:=INDIRECT(&quot;R8C&quot;&amp;COLUMN();0)/INDIRECT(&quot;R&quot;&amp;ROW()&amp;&quot;C6&quot;;0)" office:value-type="float" office:value="0.09765625">
            <text:p>0.0977</text:p>
          </table:table-cell>
          <table:table-cell table:style-name="ce11" table:formula="of:=INDIRECT(&quot;R8C&quot;&amp;COLUMN();0)/INDIRECT(&quot;R&quot;&amp;ROW()&amp;&quot;C6&quot;;0)" office:value-type="float" office:value="0.0836894785789572">
            <text:p>0.0837</text:p>
          </table:table-cell>
          <table:table-cell table:style-name="ce11" table:formula="of:=INDIRECT(&quot;R8C&quot;&amp;COLUMN();0)/INDIRECT(&quot;R&quot;&amp;ROW()&amp;&quot;C6&quot;;0)" office:value-type="float" office:value="0.0663772335544671">
            <text:p>0.0664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526286952073904">
            <text:p>0.0526</text:p>
          </table:table-cell>
          <table:table-cell table:style-name="ce11" table:formula="of:=INDIRECT(&quot;R8C&quot;&amp;COLUMN();0)/INDIRECT(&quot;R&quot;&amp;ROW()&amp;&quot;C6&quot;;0)" office:value-type="float" office:value="0.0417349510199021">
            <text:p>0.0417</text:p>
          </table:table-cell>
          <table:table-cell table:style-name="ce11" table:formula="of:=INDIRECT(&quot;R8C&quot;&amp;COLUMN();0)/INDIRECT(&quot;R&quot;&amp;ROW()&amp;&quot;C6&quot;;0)" office:value-type="float" office:value="0.03515625">
            <text:p>0.0352</text:p>
          </table:table-cell>
          <table:table-cell table:style-name="ce11" table:formula="of:=INDIRECT(&quot;R8C&quot;&amp;COLUMN();0)/INDIRECT(&quot;R&quot;&amp;ROW()&amp;&quot;C6&quot;;0)" office:value-type="float" office:value="0.0330982097464195">
            <text:p>0.0331</text:p>
          </table:table-cell>
          <table:table-cell table:style-name="ce11" table:formula="of:=INDIRECT(&quot;R8C&quot;&amp;COLUMN();0)/INDIRECT(&quot;R&quot;&amp;ROW()&amp;&quot;C6&quot;;0)" office:value-type="float" office:value="0.0262465512431025">
            <text:p>0.0262</text:p>
          </table:table-cell>
          <table:table-cell table:style-name="ce11" table:formula="of:=INDIRECT(&quot;R8C&quot;&amp;COLUMN();0)/INDIRECT(&quot;R&quot;&amp;ROW()&amp;&quot;C6&quot;;0)" office:value-type="float" office:value="0.0208199903899808">
            <text:p>0.0208</text:p>
          </table:table-cell>
          <table:table-cell table:style-name="ce11" table:formula="of:=INDIRECT(&quot;R8C&quot;&amp;COLUMN();0)/INDIRECT(&quot;R&quot;&amp;ROW()&amp;&quot;C6&quot;;0)" office:value-type="float" office:value="0.0165132618265237">
            <text:p>0.0165</text:p>
          </table:table-cell>
          <table:table-cell table:style-name="ce11" table:formula="of:=INDIRECT(&quot;R8C&quot;&amp;COLUMN();0)/INDIRECT(&quot;R&quot;&amp;ROW()&amp;&quot;C6&quot;;0)" office:value-type="float" office:value="0.013089521979044">
            <text:p>0.0131</text:p>
          </table:table-cell>
          <table:table-cell table:style-name="ce11" table:formula="of:=INDIRECT(&quot;R8C&quot;&amp;COLUMN();0)/INDIRECT(&quot;R&quot;&amp;ROW()&amp;&quot;C6&quot;;0)" office:value-type="float" office:value="0.0103815239630479">
            <text:p>0.0104</text:p>
          </table:table-cell>
          <table:table-cell table:style-name="ce11" table:formula="of:=INDIRECT(&quot;R8C&quot;&amp;COLUMN();0)/INDIRECT(&quot;R&quot;&amp;ROW()&amp;&quot;C6&quot;;0)" office:value-type="float" office:value="0.00823520522041044">
            <text:p>0.0082</text:p>
          </table:table-cell>
          <table:table-cell table:style-name="ce11" table:formula="of:=INDIRECT(&quot;R8C&quot;&amp;COLUMN();0)/INDIRECT(&quot;R&quot;&amp;ROW()&amp;&quot;C6&quot;;0)" office:value-type="float" office:value="0.00653296701593403">
            <text:p>0.0065</text:p>
          </table:table-cell>
          <table:table-cell table:style-name="ce11" table:formula="of:=INDIRECT(&quot;R8C&quot;&amp;COLUMN();0)/INDIRECT(&quot;R&quot;&amp;ROW()&amp;&quot;C6&quot;;0)" office:value-type="float" office:value="0.00517946555893112">
            <text:p>0.0052</text:p>
          </table:table-cell>
          <table:table-cell table:style-name="ce11" table:formula="of:=INDIRECT(&quot;R8C&quot;&amp;COLUMN();0)/INDIRECT(&quot;R&quot;&amp;ROW()&amp;&quot;C6&quot;;0)" office:value-type="float" office:value="0.00410810341620683">
            <text:p>0.0041</text:p>
          </table:table-cell>
          <table:table-cell table:style-name="ce11" table:formula="of:=INDIRECT(&quot;R8C&quot;&amp;COLUMN();0)/INDIRECT(&quot;R&quot;&amp;ROW()&amp;&quot;C6&quot;;0)" office:value-type="float" office:value="0.00325888151776304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58336071672143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498790997582">
            <text:p>0.0020</text:p>
          </table:table-cell>
          <table:table-cell table:style-name="ce11" table:formula="of:=INDIRECT(&quot;R8C&quot;&amp;COLUMN();0)/INDIRECT(&quot;R&quot;&amp;ROW()&amp;&quot;C6&quot;;0)" office:value-type="float" office:value="0.0016252960505921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8920577841156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2198524397049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10231570463141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42842085684172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508910967821936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04738359476719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0889391778784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4239258478517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199795399590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5971386942773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678405356810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078895157790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9870109740219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324632649265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0220100440200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39680079360158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1696013392026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9791989583979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58115816231633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471464442928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0989523529047058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19])+1" office:value-type="float" office:value="11">
            <text:p>11</text:p>
          </table:table-cell>
          <table:table-cell table:style-name="ce3" office:value-type="string">
            <text:p>n/a</text:p>
          </table:table-cell>
          <table:table-cell table:style-name="ce2" office:value-type="float" office:value="0.875">
            <text:p>0.8750</text:p>
          </table:table-cell>
          <table:table-cell table:style-name="ce12" table:formula="of:=[.C20]*25.4" office:value-type="float" office:value="22.225">
            <text:p>22.2250</text:p>
          </table:table-cell>
          <table:table-cell table:style-name="ce14" table:formula="of:=[.D20]/2" office:value-type="float" office:value="11.1125">
            <text:p>11.1125</text:p>
          </table:table-cell>
          <table:table-cell table:style-name="ce15" table:formula="of:=pi*[.D20]*[.D20]/4" office:value-type="float" office:value="387.947913684021">
            <text:p>387.9479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1.7551020408163">
            <text:p>11.7551</text:p>
          </table:table-cell>
          <table:table-cell table:style-name="ce11" table:formula="of:=INDIRECT(&quot;R8C&quot;&amp;COLUMN();0)/INDIRECT(&quot;R&quot;&amp;ROW()&amp;&quot;C6&quot;;0)" office:value-type="float" office:value="8.16326530612245">
            <text:p>8.1633</text:p>
          </table:table-cell>
          <table:table-cell table:style-name="ce11" table:formula="of:=INDIRECT(&quot;R8C&quot;&amp;COLUMN();0)/INDIRECT(&quot;R&quot;&amp;ROW()&amp;&quot;C6&quot;;0)" office:value-type="float" office:value="6.61224489795919">
            <text:p>6.6122</text:p>
          </table:table-cell>
          <table:table-cell table:style-name="ce11" table:formula="of:=INDIRECT(&quot;R8C&quot;&amp;COLUMN();0)/INDIRECT(&quot;R&quot;&amp;ROW()&amp;&quot;C6&quot;;0)" office:value-type="float" office:value="5.22448979591837">
            <text:p>5.2245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44897959183674">
            <text:p>3.4490</text:p>
          </table:table-cell>
          <table:table-cell table:style-name="ce11" table:formula="of:=INDIRECT(&quot;R8C&quot;&amp;COLUMN();0)/INDIRECT(&quot;R&quot;&amp;ROW()&amp;&quot;C6&quot;;0)" office:value-type="float" office:value="2.93877551020408">
            <text:p>2.9388</text:p>
          </table:table-cell>
          <table:table-cell table:style-name="ce11" table:formula="of:=INDIRECT(&quot;R8C&quot;&amp;COLUMN();0)/INDIRECT(&quot;R&quot;&amp;ROW()&amp;&quot;C6&quot;;0)" office:value-type="float" office:value="2.46938775510204">
            <text:p>2.4694</text:p>
          </table:table-cell>
          <table:table-cell table:style-name="ce11" table:formula="of:=INDIRECT(&quot;R8C&quot;&amp;COLUMN();0)/INDIRECT(&quot;R&quot;&amp;ROW()&amp;&quot;C6&quot;;0)" office:value-type="float" office:value="2.04081632653061">
            <text:p>2.0408</text:p>
          </table:table-cell>
          <table:table-cell table:style-name="ce11" table:formula="of:=INDIRECT(&quot;R8C&quot;&amp;COLUMN();0)/INDIRECT(&quot;R&quot;&amp;ROW()&amp;&quot;C6&quot;;0)" office:value-type="float" office:value="1.30612244897959">
            <text:p>1.3061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62244897959184">
            <text:p>0.8622</text:p>
          </table:table-cell>
          <table:table-cell table:style-name="ce11" table:formula="of:=INDIRECT(&quot;R8C&quot;&amp;COLUMN();0)/INDIRECT(&quot;R&quot;&amp;ROW()&amp;&quot;C6&quot;;0)" office:value-type="float" office:value="0.73469387755102">
            <text:p>0.7347</text:p>
          </table:table-cell>
          <table:table-cell table:style-name="ce11" table:formula="of:=INDIRECT(&quot;R8C&quot;&amp;COLUMN();0)/INDIRECT(&quot;R&quot;&amp;ROW()&amp;&quot;C6&quot;;0)" office:value-type="float" office:value="0.510204081632653">
            <text:p>0.5102</text:p>
          </table:table-cell>
          <table:table-cell table:style-name="ce11" table:formula="of:=INDIRECT(&quot;R8C&quot;&amp;COLUMN();0)/INDIRECT(&quot;R&quot;&amp;ROW()&amp;&quot;C6&quot;;0)" office:value-type="float" office:value="0.326530612244898">
            <text:p>0.3265</text:p>
          </table:table-cell>
          <table:table-cell table:style-name="ce11" table:formula="of:=INDIRECT(&quot;R8C&quot;&amp;COLUMN();0)/INDIRECT(&quot;R&quot;&amp;ROW()&amp;&quot;C6&quot;;0)" office:value-type="float" office:value="0.276375510204082">
            <text:p>0.2764</text:p>
          </table:table-cell>
          <table:table-cell table:style-name="ce11" table:formula="of:=INDIRECT(&quot;R8C&quot;&amp;COLUMN();0)/INDIRECT(&quot;R&quot;&amp;ROW()&amp;&quot;C6&quot;;0)" office:value-type="float" office:value="0.219137724544837">
            <text:p>0.2191</text:p>
          </table:table-cell>
          <table:table-cell table:style-name="ce11" table:formula="of:=INDIRECT(&quot;R8C&quot;&amp;COLUMN();0)/INDIRECT(&quot;R&quot;&amp;ROW()&amp;&quot;C6&quot;;0)" office:value-type="float" office:value="0.183673469387755">
            <text:p>0.1837</text:p>
          </table:table-cell>
          <table:table-cell table:style-name="ce11" table:formula="of:=INDIRECT(&quot;R8C&quot;&amp;COLUMN();0)/INDIRECT(&quot;R&quot;&amp;ROW()&amp;&quot;C6&quot;;0)" office:value-type="float" office:value="0.173820523053291">
            <text:p>0.1738</text:p>
          </table:table-cell>
          <table:table-cell table:style-name="ce11" table:formula="of:=INDIRECT(&quot;R8C&quot;&amp;COLUMN();0)/INDIRECT(&quot;R&quot;&amp;ROW()&amp;&quot;C6&quot;;0)" office:value-type="float" office:value="0.137858928713776">
            <text:p>0.1379</text:p>
          </table:table-cell>
          <table:table-cell table:style-name="ce11" table:formula="of:=INDIRECT(&quot;R8C&quot;&amp;COLUMN();0)/INDIRECT(&quot;R&quot;&amp;ROW()&amp;&quot;C6&quot;;0)" office:value-type="float" office:value="0.127551020408163">
            <text:p>0.1276</text:p>
          </table:table-cell>
          <table:table-cell table:style-name="ce11" table:formula="of:=INDIRECT(&quot;R8C&quot;&amp;COLUMN();0)/INDIRECT(&quot;R&quot;&amp;ROW()&amp;&quot;C6&quot;;0)" office:value-type="float" office:value="0.109308706715373">
            <text:p>0.1093</text:p>
          </table:table-cell>
          <table:table-cell table:style-name="ce11" table:formula="of:=INDIRECT(&quot;R8C&quot;&amp;COLUMN();0)/INDIRECT(&quot;R&quot;&amp;ROW()&amp;&quot;C6&quot;;0)" office:value-type="float" office:value="0.0866967948466509">
            <text:p>0.0867</text:p>
          </table:table-cell>
          <table:table-cell table:style-name="ce11" table:formula="of:=INDIRECT(&quot;R8C&quot;&amp;COLUMN();0)/INDIRECT(&quot;R&quot;&amp;ROW()&amp;&quot;C6&quot;;0)" office:value-type="float" office:value="0.0816326530612245">
            <text:p>0.0816</text:p>
          </table:table-cell>
          <table:table-cell table:style-name="ce11" table:formula="of:=INDIRECT(&quot;R8C&quot;&amp;COLUMN();0)/INDIRECT(&quot;R&quot;&amp;ROW()&amp;&quot;C6&quot;;0)" office:value-type="float" office:value="0.0687395202708773">
            <text:p>0.0687</text:p>
          </table:table-cell>
          <table:table-cell table:style-name="ce11" table:formula="of:=INDIRECT(&quot;R8C&quot;&amp;COLUMN();0)/INDIRECT(&quot;R&quot;&amp;ROW()&amp;&quot;C6&quot;;0)" office:value-type="float" office:value="0.0545109564341578">
            <text:p>0.0545</text:p>
          </table:table-cell>
          <table:table-cell table:style-name="ce11" table:formula="of:=INDIRECT(&quot;R8C&quot;&amp;COLUMN();0)/INDIRECT(&quot;R&quot;&amp;ROW()&amp;&quot;C6&quot;;0)" office:value-type="float" office:value="0.0459183673469388">
            <text:p>0.0459</text:p>
          </table:table-cell>
          <table:table-cell table:style-name="ce11" table:formula="of:=INDIRECT(&quot;R8C&quot;&amp;COLUMN();0)/INDIRECT(&quot;R&quot;&amp;ROW()&amp;&quot;C6&quot;;0)" office:value-type="float" office:value="0.0432303147708336">
            <text:p>0.0432</text:p>
          </table:table-cell>
          <table:table-cell table:style-name="ce11" table:formula="of:=INDIRECT(&quot;R8C&quot;&amp;COLUMN();0)/INDIRECT(&quot;R&quot;&amp;ROW()&amp;&quot;C6&quot;;0)" office:value-type="float" office:value="0.0342812097869094">
            <text:p>0.0343</text:p>
          </table:table-cell>
          <table:table-cell table:style-name="ce11" table:formula="of:=INDIRECT(&quot;R8C&quot;&amp;COLUMN();0)/INDIRECT(&quot;R&quot;&amp;ROW()&amp;&quot;C6&quot;;0)" office:value-type="float" office:value="0.0271934568358933">
            <text:p>0.0272</text:p>
          </table:table-cell>
          <table:table-cell table:style-name="ce11" table:formula="of:=INDIRECT(&quot;R8C&quot;&amp;COLUMN();0)/INDIRECT(&quot;R&quot;&amp;ROW()&amp;&quot;C6&quot;;0)" office:value-type="float" office:value="0.0215683419775003">
            <text:p>0.0216</text:p>
          </table:table-cell>
          <table:table-cell table:style-name="ce11" table:formula="of:=INDIRECT(&quot;R8C&quot;&amp;COLUMN();0)/INDIRECT(&quot;R&quot;&amp;ROW()&amp;&quot;C6&quot;;0)" office:value-type="float" office:value="0.0170965185032411">
            <text:p>0.0171</text:p>
          </table:table-cell>
          <table:table-cell table:style-name="ce11" table:formula="of:=INDIRECT(&quot;R8C&quot;&amp;COLUMN();0)/INDIRECT(&quot;R&quot;&amp;ROW()&amp;&quot;C6&quot;;0)" office:value-type="float" office:value="0.0135595415027565">
            <text:p>0.0136</text:p>
          </table:table-cell>
          <table:table-cell table:style-name="ce11" table:formula="of:=INDIRECT(&quot;R8C&quot;&amp;COLUMN();0)/INDIRECT(&quot;R&quot;&amp;ROW()&amp;&quot;C6&quot;;0)" office:value-type="float" office:value="0.010756186410332">
            <text:p>0.0108</text:p>
          </table:table-cell>
          <table:table-cell table:style-name="ce11" table:formula="of:=INDIRECT(&quot;R8C&quot;&amp;COLUMN();0)/INDIRECT(&quot;R&quot;&amp;ROW()&amp;&quot;C6&quot;;0)" office:value-type="float" office:value="0.00853285487795466">
            <text:p>0.0085</text:p>
          </table:table-cell>
          <table:table-cell table:style-name="ce11" table:formula="of:=INDIRECT(&quot;R8C&quot;&amp;COLUMN();0)/INDIRECT(&quot;R&quot;&amp;ROW()&amp;&quot;C6&quot;;0)" office:value-type="float" office:value="0.00676501624023656">
            <text:p>0.0068</text:p>
          </table:table-cell>
          <table:table-cell table:style-name="ce11" table:formula="of:=INDIRECT(&quot;R8C&quot;&amp;COLUMN();0)/INDIRECT(&quot;R&quot;&amp;ROW()&amp;&quot;C6&quot;;0)" office:value-type="float" office:value="0.0053656860946375">
            <text:p>0.0054</text:p>
          </table:table-cell>
          <table:table-cell table:style-name="ce11" table:formula="of:=INDIRECT(&quot;R8C&quot;&amp;COLUMN();0)/INDIRECT(&quot;R&quot;&amp;ROW()&amp;&quot;C6&quot;;0)" office:value-type="float" office:value="0.00425649830891499">
            <text:p>0.0043</text:p>
          </table:table-cell>
          <table:table-cell table:style-name="ce11" table:formula="of:=INDIRECT(&quot;R8C&quot;&amp;COLUMN();0)/INDIRECT(&quot;R&quot;&amp;ROW()&amp;&quot;C6&quot;;0)" office:value-type="float" office:value="0.00337418542592187">
            <text:p>0.0034</text:p>
          </table:table-cell>
          <table:table-cell table:style-name="ce11" table:formula="of:=INDIRECT(&quot;R8C&quot;&amp;COLUMN();0)/INDIRECT(&quot;R&quot;&amp;ROW()&amp;&quot;C6&quot;;0)" office:value-type="float" office:value="0.00267739310988826">
            <text:p>0.0027</text:p>
          </table:table-cell>
          <table:table-cell table:style-name="ce11" table:formula="of:=INDIRECT(&quot;R8C&quot;&amp;COLUMN();0)/INDIRECT(&quot;R&quot;&amp;ROW()&amp;&quot;C6&quot;;0)" office:value-type="float" office:value="0.00212283565791621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8386060853754">
            <text:p>0.0017</text:p>
          </table:table-cell>
          <table:table-cell table:style-name="ce11" table:formula="of:=INDIRECT(&quot;R8C&quot;&amp;COLUMN();0)/INDIRECT(&quot;R&quot;&amp;ROW()&amp;&quot;C6&quot;;0)" office:value-type="float" office:value="0.00133483786967574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582616430539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839630479260959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64700039604161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28637857275715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19120838241677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32067602910716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6383406236200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860587027296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5595498537936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3164271226501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4320143334164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2607446847546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5593600574956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1827042429595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139887463448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26530612244898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8507619056055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0651861711886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6289259680560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29243889508187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0])+1" office:value-type="float" office:value="12">
            <text:p>12</text:p>
          </table:table-cell>
          <table:table-cell table:style-name="ce3" office:value-type="string">
            <text:p>n/a</text:p>
          </table:table-cell>
          <table:table-cell table:style-name="ce2" office:value-type="float" office:value="0.8125">
            <text:p>0.8125</text:p>
          </table:table-cell>
          <table:table-cell table:style-name="ce12" table:formula="of:=[.C21]*25.4" office:value-type="float" office:value="20.6375">
            <text:p>20.6375</text:p>
          </table:table-cell>
          <table:table-cell table:style-name="ce14" table:formula="of:=[.D21]/2" office:value-type="float" office:value="10.31875">
            <text:p>10.3188</text:p>
          </table:table-cell>
          <table:table-cell table:style-name="ce15" table:formula="of:=pi*[.D21]*[.D21]/4" office:value-type="float" office:value="334.506109247957">
            <text:p>334.506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3.6331360946746">
            <text:p>13.6331</text:p>
          </table:table-cell>
          <table:table-cell table:style-name="ce11" table:formula="of:=INDIRECT(&quot;R8C&quot;&amp;COLUMN();0)/INDIRECT(&quot;R&quot;&amp;ROW()&amp;&quot;C6&quot;;0)" office:value-type="float" office:value="9.46745562130178">
            <text:p>9.4675</text:p>
          </table:table-cell>
          <table:table-cell table:style-name="ce11" table:formula="of:=INDIRECT(&quot;R8C&quot;&amp;COLUMN();0)/INDIRECT(&quot;R&quot;&amp;ROW()&amp;&quot;C6&quot;;0)" office:value-type="float" office:value="7.66863905325444">
            <text:p>7.6686</text:p>
          </table:table-cell>
          <table:table-cell table:style-name="ce11" table:formula="of:=INDIRECT(&quot;R8C&quot;&amp;COLUMN();0)/INDIRECT(&quot;R&quot;&amp;ROW()&amp;&quot;C6&quot;;0)" office:value-type="float" office:value="6.05917159763314">
            <text:p>6.0592</text:p>
          </table:table-cell>
          <table:table-cell table:style-name="ce11" table:formula="of:=INDIRECT(&quot;R8C&quot;&amp;COLUMN();0)/INDIRECT(&quot;R&quot;&amp;ROW()&amp;&quot;C6&quot;;0)" office:value-type="float" office:value="4.63905325443787">
            <text:p>4.6391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40828402366864">
            <text:p>3.4083</text:p>
          </table:table-cell>
          <table:table-cell table:style-name="ce11" table:formula="of:=INDIRECT(&quot;R8C&quot;&amp;COLUMN();0)/INDIRECT(&quot;R&quot;&amp;ROW()&amp;&quot;C6&quot;;0)" office:value-type="float" office:value="2.86390532544379">
            <text:p>2.8639</text:p>
          </table:table-cell>
          <table:table-cell table:style-name="ce11" table:formula="of:=INDIRECT(&quot;R8C&quot;&amp;COLUMN();0)/INDIRECT(&quot;R&quot;&amp;ROW()&amp;&quot;C6&quot;;0)" office:value-type="float" office:value="2.36686390532544">
            <text:p>2.3669</text:p>
          </table:table-cell>
          <table:table-cell table:style-name="ce11" table:formula="of:=INDIRECT(&quot;R8C&quot;&amp;COLUMN();0)/INDIRECT(&quot;R&quot;&amp;ROW()&amp;&quot;C6&quot;;0)" office:value-type="float" office:value="1.51479289940828">
            <text:p>1.5148</text:p>
          </table:table-cell>
          <table:table-cell table:style-name="ce11" table:formula="of:=INDIRECT(&quot;R8C&quot;&amp;COLUMN();0)/INDIRECT(&quot;R&quot;&amp;ROW()&amp;&quot;C6&quot;;0)" office:value-type="float" office:value="1.15976331360947">
            <text:p>1.159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5207100591716">
            <text:p>0.8521</text:p>
          </table:table-cell>
          <table:table-cell table:style-name="ce11" table:formula="of:=INDIRECT(&quot;R8C&quot;&amp;COLUMN();0)/INDIRECT(&quot;R&quot;&amp;ROW()&amp;&quot;C6&quot;;0)" office:value-type="float" office:value="0.591715976331361">
            <text:p>0.5917</text:p>
          </table:table-cell>
          <table:table-cell table:style-name="ce11" table:formula="of:=INDIRECT(&quot;R8C&quot;&amp;COLUMN();0)/INDIRECT(&quot;R&quot;&amp;ROW()&amp;&quot;C6&quot;;0)" office:value-type="float" office:value="0.378698224852071">
            <text:p>0.3787</text:p>
          </table:table-cell>
          <table:table-cell table:style-name="ce11" table:formula="of:=INDIRECT(&quot;R8C&quot;&amp;COLUMN();0)/INDIRECT(&quot;R&quot;&amp;ROW()&amp;&quot;C6&quot;;0)" office:value-type="float" office:value="0.320530177514793">
            <text:p>0.3205</text:p>
          </table:table-cell>
          <table:table-cell table:style-name="ce11" table:formula="of:=INDIRECT(&quot;R8C&quot;&amp;COLUMN();0)/INDIRECT(&quot;R&quot;&amp;ROW()&amp;&quot;C6&quot;;0)" office:value-type="float" office:value="0.254147893554959">
            <text:p>0.2541</text:p>
          </table:table-cell>
          <table:table-cell table:style-name="ce11" table:formula="of:=INDIRECT(&quot;R8C&quot;&amp;COLUMN();0)/INDIRECT(&quot;R&quot;&amp;ROW()&amp;&quot;C6&quot;;0)" office:value-type="float" office:value="0.21301775147929">
            <text:p>0.2130</text:p>
          </table:table-cell>
          <table:table-cell table:style-name="ce11" table:formula="of:=INDIRECT(&quot;R8C&quot;&amp;COLUMN();0)/INDIRECT(&quot;R&quot;&amp;ROW()&amp;&quot;C6&quot;;0)" office:value-type="float" office:value="0.201590665789616">
            <text:p>0.2016</text:p>
          </table:table-cell>
          <table:table-cell table:style-name="ce11" table:formula="of:=INDIRECT(&quot;R8C&quot;&amp;COLUMN();0)/INDIRECT(&quot;R&quot;&amp;ROW()&amp;&quot;C6&quot;;0)" office:value-type="float" office:value="0.15988372797574">
            <text:p>0.1599</text:p>
          </table:table-cell>
          <table:table-cell table:style-name="ce11" table:formula="of:=INDIRECT(&quot;R8C&quot;&amp;COLUMN();0)/INDIRECT(&quot;R&quot;&amp;ROW()&amp;&quot;C6&quot;;0)" office:value-type="float" office:value="0.14792899408284">
            <text:p>0.1479</text:p>
          </table:table-cell>
          <table:table-cell table:style-name="ce11" table:formula="of:=INDIRECT(&quot;R8C&quot;&amp;COLUMN();0)/INDIRECT(&quot;R&quot;&amp;ROW()&amp;&quot;C6&quot;;0)" office:value-type="float" office:value="0.126772227906586">
            <text:p>0.1268</text:p>
          </table:table-cell>
          <table:table-cell table:style-name="ce11" table:formula="of:=INDIRECT(&quot;R8C&quot;&amp;COLUMN();0)/INDIRECT(&quot;R&quot;&amp;ROW()&amp;&quot;C6&quot;;0)" office:value-type="float" office:value="0.100547762070672">
            <text:p>0.1005</text:p>
          </table:table-cell>
          <table:table-cell table:style-name="ce11" table:formula="of:=INDIRECT(&quot;R8C&quot;&amp;COLUMN();0)/INDIRECT(&quot;R&quot;&amp;ROW()&amp;&quot;C6&quot;;0)" office:value-type="float" office:value="0.0946745562130178">
            <text:p>0.0947</text:p>
          </table:table-cell>
          <table:table-cell table:style-name="ce11" table:formula="of:=INDIRECT(&quot;R8C&quot;&amp;COLUMN();0)/INDIRECT(&quot;R&quot;&amp;ROW()&amp;&quot;C6&quot;;0)" office:value-type="float" office:value="0.0797215738052778">
            <text:p>0.0797</text:p>
          </table:table-cell>
          <table:table-cell table:style-name="ce11" table:formula="of:=INDIRECT(&quot;R8C&quot;&amp;COLUMN();0)/INDIRECT(&quot;R&quot;&amp;ROW()&amp;&quot;C6&quot;;0)" office:value-type="float" office:value="0.0632198074621001">
            <text:p>0.0632</text:p>
          </table:table-cell>
          <table:table-cell table:style-name="ce11" table:formula="of:=INDIRECT(&quot;R8C&quot;&amp;COLUMN();0)/INDIRECT(&quot;R&quot;&amp;ROW()&amp;&quot;C6&quot;;0)" office:value-type="float" office:value="0.0532544378698225">
            <text:p>0.0533</text:p>
          </table:table-cell>
          <table:table-cell table:style-name="ce11" table:formula="of:=INDIRECT(&quot;R8C&quot;&amp;COLUMN();0)/INDIRECT(&quot;R&quot;&amp;ROW()&amp;&quot;C6&quot;;0)" office:value-type="float" office:value="0.0501369331070023">
            <text:p>0.0501</text:p>
          </table:table-cell>
          <table:table-cell table:style-name="ce11" table:formula="of:=INDIRECT(&quot;R8C&quot;&amp;COLUMN();0)/INDIRECT(&quot;R&quot;&amp;ROW()&amp;&quot;C6&quot;;0)" office:value-type="float" office:value="0.0397580894570073">
            <text:p>0.0398</text:p>
          </table:table-cell>
          <table:table-cell table:style-name="ce11" table:formula="of:=INDIRECT(&quot;R8C&quot;&amp;COLUMN();0)/INDIRECT(&quot;R&quot;&amp;ROW()&amp;&quot;C6&quot;;0)" office:value-type="float" office:value="0.0315379736084916">
            <text:p>0.0315</text:p>
          </table:table-cell>
          <table:table-cell table:style-name="ce11" table:formula="of:=INDIRECT(&quot;R8C&quot;&amp;COLUMN();0)/INDIRECT(&quot;R&quot;&amp;ROW()&amp;&quot;C6&quot;;0)" office:value-type="float" office:value="0.0250141717608879">
            <text:p>0.0250</text:p>
          </table:table-cell>
          <table:table-cell table:style-name="ce11" table:formula="of:=INDIRECT(&quot;R8C&quot;&amp;COLUMN();0)/INDIRECT(&quot;R&quot;&amp;ROW()&amp;&quot;C6&quot;;0)" office:value-type="float" office:value="0.0198279149505045">
            <text:p>0.0198</text:p>
          </table:table-cell>
          <table:table-cell table:style-name="ce11" table:formula="of:=INDIRECT(&quot;R8C&quot;&amp;COLUMN();0)/INDIRECT(&quot;R&quot;&amp;ROW()&amp;&quot;C6&quot;;0)" office:value-type="float" office:value="0.0157258587842619">
            <text:p>0.0157</text:p>
          </table:table-cell>
          <table:table-cell table:style-name="ce11" table:formula="of:=INDIRECT(&quot;R8C&quot;&amp;COLUMN();0)/INDIRECT(&quot;R&quot;&amp;ROW()&amp;&quot;C6&quot;;0)" office:value-type="float" office:value="0.0124746303930478">
            <text:p>0.0125</text:p>
          </table:table-cell>
          <table:table-cell table:style-name="ce11" table:formula="of:=INDIRECT(&quot;R8C&quot;&amp;COLUMN();0)/INDIRECT(&quot;R&quot;&amp;ROW()&amp;&quot;C6&quot;;0)" office:value-type="float" office:value="0.0098960920478054">
            <text:p>0.0099</text:p>
          </table:table-cell>
          <table:table-cell table:style-name="ce11" table:formula="of:=INDIRECT(&quot;R8C&quot;&amp;COLUMN();0)/INDIRECT(&quot;R&quot;&amp;ROW()&amp;&quot;C6&quot;;0)" office:value-type="float" office:value="0.00784581765139862">
            <text:p>0.0078</text:p>
          </table:table-cell>
          <table:table-cell table:style-name="ce11" table:formula="of:=INDIRECT(&quot;R8C&quot;&amp;COLUMN();0)/INDIRECT(&quot;R&quot;&amp;ROW()&amp;&quot;C6&quot;;0)" office:value-type="float" office:value="0.00622292588490503">
            <text:p>0.0062</text:p>
          </table:table-cell>
          <table:table-cell table:style-name="ce11" table:formula="of:=INDIRECT(&quot;R8C&quot;&amp;COLUMN();0)/INDIRECT(&quot;R&quot;&amp;ROW()&amp;&quot;C6&quot;;0)" office:value-type="float" office:value="0.00493653058312034">
            <text:p>0.0049</text:p>
          </table:table-cell>
          <table:table-cell table:style-name="ce11" table:formula="of:=INDIRECT(&quot;R8C&quot;&amp;COLUMN();0)/INDIRECT(&quot;R&quot;&amp;ROW()&amp;&quot;C6&quot;;0)" office:value-type="float" office:value="0.00391325647029992">
            <text:p>0.0039</text:p>
          </table:table-cell>
          <table:table-cell table:style-name="ce11" table:formula="of:=INDIRECT(&quot;R8C&quot;&amp;COLUMN();0)/INDIRECT(&quot;R&quot;&amp;ROW()&amp;&quot;C6&quot;;0)" office:value-type="float" office:value="0.00310514230495917">
            <text:p>0.0031</text:p>
          </table:table-cell>
          <table:table-cell table:style-name="ce11" table:formula="of:=INDIRECT(&quot;R8C&quot;&amp;COLUMN();0)/INDIRECT(&quot;R&quot;&amp;ROW()&amp;&quot;C6&quot;;0)" office:value-type="float" office:value="0.00246198691687324">
            <text:p>0.0025</text:p>
          </table:table-cell>
          <table:table-cell table:style-name="ce11" table:formula="of:=INDIRECT(&quot;R8C&quot;&amp;COLUMN();0)/INDIRECT(&quot;R&quot;&amp;ROW()&amp;&quot;C6&quot;;0)" office:value-type="float" office:value="0.00195287975901396">
            <text:p>0.0020</text:p>
          </table:table-cell>
          <table:table-cell table:style-name="ce11" table:formula="of:=INDIRECT(&quot;R8C&quot;&amp;COLUMN();0)/INDIRECT(&quot;R&quot;&amp;ROW()&amp;&quot;C6&quot;;0)" office:value-type="float" office:value="0.00154809599086654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2733302981399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73772626835195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70894720487666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13094793053492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86080972161944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8511982349408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05985066408003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41933435346161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9205158410316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52674388189013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098667510944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5805086284728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6073051554387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0107102462725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8012896025792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7869822485207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9980765286974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39512715711822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8891685783371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49892321559791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1])+1" office:value-type="float" office:value="13">
            <text:p>13</text:p>
          </table:table-cell>
          <table:table-cell table:style-name="ce3" office:value-type="string">
            <text:p>n/a</text:p>
          </table:table-cell>
          <table:table-cell table:style-name="ce2" office:value-type="float" office:value="0.75">
            <text:p>0.7500</text:p>
          </table:table-cell>
          <table:table-cell table:style-name="ce12" table:formula="of:=[.C22]*25.4" office:value-type="float" office:value="19.05">
            <text:p>19.0500</text:p>
          </table:table-cell>
          <table:table-cell table:style-name="ce14" table:formula="of:=[.D22]/2" office:value-type="float" office:value="9.525">
            <text:p>9.5250</text:p>
          </table:table-cell>
          <table:table-cell table:style-name="ce15" table:formula="of:=pi*[.D22]*[.D22]/4" office:value-type="float" office:value="285.022956992342">
            <text:p>285.023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1.1111111111111">
            <text:p>11.1111</text:p>
          </table:table-cell>
          <table:table-cell table:style-name="ce11" table:formula="of:=INDIRECT(&quot;R8C&quot;&amp;COLUMN();0)/INDIRECT(&quot;R&quot;&amp;ROW()&amp;&quot;C6&quot;;0)" office:value-type="float" office:value="9">
            <text:p>9.0000</text:p>
          </table:table-cell>
          <table:table-cell table:style-name="ce11" table:formula="of:=INDIRECT(&quot;R8C&quot;&amp;COLUMN();0)/INDIRECT(&quot;R&quot;&amp;ROW()&amp;&quot;C6&quot;;0)" office:value-type="float" office:value="7.11111111111111">
            <text:p>7.1111</text:p>
          </table:table-cell>
          <table:table-cell table:style-name="ce11" table:formula="of:=INDIRECT(&quot;R8C&quot;&amp;COLUMN();0)/INDIRECT(&quot;R&quot;&amp;ROW()&amp;&quot;C6&quot;;0)" office:value-type="float" office:value="5.44444444444444">
            <text:p>5.4444</text:p>
          </table:table-cell>
          <table:table-cell table:style-name="ce11" table:formula="of:=INDIRECT(&quot;R8C&quot;&amp;COLUMN();0)/INDIRECT(&quot;R&quot;&amp;ROW()&amp;&quot;C6&quot;;0)" office:value-type="float" office:value="4.69444444444444">
            <text:p>4.6944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36111111111111">
            <text:p>3.3611</text:p>
          </table:table-cell>
          <table:table-cell table:style-name="ce11" table:formula="of:=INDIRECT(&quot;R8C&quot;&amp;COLUMN();0)/INDIRECT(&quot;R&quot;&amp;ROW()&amp;&quot;C6&quot;;0)" office:value-type="float" office:value="2.77777777777778">
            <text:p>2.7778</text:p>
          </table:table-cell>
          <table:table-cell table:style-name="ce11" table:formula="of:=INDIRECT(&quot;R8C&quot;&amp;COLUMN();0)/INDIRECT(&quot;R&quot;&amp;ROW()&amp;&quot;C6&quot;;0)" office:value-type="float" office:value="1.77777777777778">
            <text:p>1.7778</text:p>
          </table:table-cell>
          <table:table-cell table:style-name="ce11" table:formula="of:=INDIRECT(&quot;R8C&quot;&amp;COLUMN();0)/INDIRECT(&quot;R&quot;&amp;ROW()&amp;&quot;C6&quot;;0)" office:value-type="float" office:value="1.36111111111111">
            <text:p>1.3611</text:p>
          </table:table-cell>
          <table:table-cell table:style-name="ce11" table:formula="of:=INDIRECT(&quot;R8C&quot;&amp;COLUMN();0)/INDIRECT(&quot;R&quot;&amp;ROW()&amp;&quot;C6&quot;;0)" office:value-type="float" office:value="1.17361111111111">
            <text:p>1.173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694444444444445">
            <text:p>0.6944</text:p>
          </table:table-cell>
          <table:table-cell table:style-name="ce11" table:formula="of:=INDIRECT(&quot;R8C&quot;&amp;COLUMN();0)/INDIRECT(&quot;R&quot;&amp;ROW()&amp;&quot;C6&quot;;0)" office:value-type="float" office:value="0.444444444444444">
            <text:p>0.4444</text:p>
          </table:table-cell>
          <table:table-cell table:style-name="ce11" table:formula="of:=INDIRECT(&quot;R8C&quot;&amp;COLUMN();0)/INDIRECT(&quot;R&quot;&amp;ROW()&amp;&quot;C6&quot;;0)" office:value-type="float" office:value="0.376177777777778">
            <text:p>0.3762</text:p>
          </table:table-cell>
          <table:table-cell table:style-name="ce11" table:formula="of:=INDIRECT(&quot;R8C&quot;&amp;COLUMN();0)/INDIRECT(&quot;R&quot;&amp;ROW()&amp;&quot;C6&quot;;0)" office:value-type="float" office:value="0.298270791741584">
            <text:p>0.2983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36589045266979">
            <text:p>0.2366</text:p>
          </table:table-cell>
          <table:table-cell table:style-name="ce11" table:formula="of:=INDIRECT(&quot;R8C&quot;&amp;COLUMN();0)/INDIRECT(&quot;R&quot;&amp;ROW()&amp;&quot;C6&quot;;0)" office:value-type="float" office:value="0.187641319638195">
            <text:p>0.1876</text:p>
          </table:table-cell>
          <table:table-cell table:style-name="ce11" table:formula="of:=INDIRECT(&quot;R8C&quot;&amp;COLUMN();0)/INDIRECT(&quot;R&quot;&amp;ROW()&amp;&quot;C6&quot;;0)" office:value-type="float" office:value="0.173611111111111">
            <text:p>0.1736</text:p>
          </table:table-cell>
          <table:table-cell table:style-name="ce11" table:formula="of:=INDIRECT(&quot;R8C&quot;&amp;COLUMN();0)/INDIRECT(&quot;R&quot;&amp;ROW()&amp;&quot;C6&quot;;0)" office:value-type="float" office:value="0.148781295251479">
            <text:p>0.1488</text:p>
          </table:table-cell>
          <table:table-cell table:style-name="ce11" table:formula="of:=INDIRECT(&quot;R8C&quot;&amp;COLUMN();0)/INDIRECT(&quot;R&quot;&amp;ROW()&amp;&quot;C6&quot;;0)" office:value-type="float" office:value="0.118003970763497">
            <text:p>0.1180</text:p>
          </table:table-cell>
          <table:table-cell table:style-name="ce11" table:formula="of:=INDIRECT(&quot;R8C&quot;&amp;COLUMN();0)/INDIRECT(&quot;R&quot;&amp;ROW()&amp;&quot;C6&quot;;0)" office:value-type="float" office:value="0.111111111111111">
            <text:p>0.1111</text:p>
          </table:table-cell>
          <table:table-cell table:style-name="ce11" table:formula="of:=INDIRECT(&quot;R8C&quot;&amp;COLUMN();0)/INDIRECT(&quot;R&quot;&amp;ROW()&amp;&quot;C6&quot;;0)" office:value-type="float" office:value="0.0935621248131385">
            <text:p>0.0936</text:p>
          </table:table-cell>
          <table:table-cell table:style-name="ce11" table:formula="of:=INDIRECT(&quot;R8C&quot;&amp;COLUMN();0)/INDIRECT(&quot;R&quot;&amp;ROW()&amp;&quot;C6&quot;;0)" office:value-type="float" office:value="0.0741954684798259">
            <text:p>0.0742</text:p>
          </table:table-cell>
          <table:table-cell table:style-name="ce11" table:formula="of:=INDIRECT(&quot;R8C&quot;&amp;COLUMN();0)/INDIRECT(&quot;R&quot;&amp;ROW()&amp;&quot;C6&quot;;0)" office:value-type="float" office:value="0.0625">
            <text:p>0.0625</text:p>
          </table:table-cell>
          <table:table-cell table:style-name="ce11" table:formula="of:=INDIRECT(&quot;R8C&quot;&amp;COLUMN();0)/INDIRECT(&quot;R&quot;&amp;ROW()&amp;&quot;C6&quot;;0)" office:value-type="float" office:value="0.0588412617714125">
            <text:p>0.0588</text:p>
          </table:table-cell>
          <table:table-cell table:style-name="ce11" table:formula="of:=INDIRECT(&quot;R8C&quot;&amp;COLUMN();0)/INDIRECT(&quot;R&quot;&amp;ROW()&amp;&quot;C6&quot;;0)" office:value-type="float" office:value="0.0466605355432933">
            <text:p>0.0467</text:p>
          </table:table-cell>
          <table:table-cell table:style-name="ce11" table:formula="of:=INDIRECT(&quot;R8C&quot;&amp;COLUMN();0)/INDIRECT(&quot;R&quot;&amp;ROW()&amp;&quot;C6&quot;;0)" office:value-type="float" office:value="0.0370133162488547">
            <text:p>0.0370</text:p>
          </table:table-cell>
          <table:table-cell table:style-name="ce11" table:formula="of:=INDIRECT(&quot;R8C&quot;&amp;COLUMN();0)/INDIRECT(&quot;R&quot;&amp;ROW()&amp;&quot;C6&quot;;0)" office:value-type="float" office:value="0.0293569099138198">
            <text:p>0.0294</text:p>
          </table:table-cell>
          <table:table-cell table:style-name="ce11" table:formula="of:=INDIRECT(&quot;R8C&quot;&amp;COLUMN();0)/INDIRECT(&quot;R&quot;&amp;ROW()&amp;&quot;C6&quot;;0)" office:value-type="float" office:value="0.0232702612960782">
            <text:p>0.0233</text:p>
          </table:table-cell>
          <table:table-cell table:style-name="ce11" table:formula="of:=INDIRECT(&quot;R8C&quot;&amp;COLUMN();0)/INDIRECT(&quot;R&quot;&amp;ROW()&amp;&quot;C6&quot;;0)" office:value-type="float" office:value="0.0184560426009741">
            <text:p>0.0185</text:p>
          </table:table-cell>
          <table:table-cell table:style-name="ce11" table:formula="of:=INDIRECT(&quot;R8C&quot;&amp;COLUMN();0)/INDIRECT(&quot;R&quot;&amp;ROW()&amp;&quot;C6&quot;;0)" office:value-type="float" office:value="0.0146403648362852">
            <text:p>0.0146</text:p>
          </table:table-cell>
          <table:table-cell table:style-name="ce11" table:formula="of:=INDIRECT(&quot;R8C&quot;&amp;COLUMN();0)/INDIRECT(&quot;R&quot;&amp;ROW()&amp;&quot;C6&quot;;0)" office:value-type="float" office:value="0.0116141635838827">
            <text:p>0.0116</text:p>
          </table:table-cell>
          <table:table-cell table:style-name="ce11" table:formula="of:=INDIRECT(&quot;R8C&quot;&amp;COLUMN();0)/INDIRECT(&quot;R&quot;&amp;ROW()&amp;&quot;C6&quot;;0)" office:value-type="float" office:value="0.0092079387714331">
            <text:p>0.0092</text:p>
          </table:table-cell>
          <table:table-cell table:style-name="ce11" table:formula="of:=INDIRECT(&quot;R8C&quot;&amp;COLUMN();0)/INDIRECT(&quot;R&quot;&amp;ROW()&amp;&quot;C6&quot;;0)" office:value-type="float" office:value="0.00730329496214548">
            <text:p>0.0073</text:p>
          </table:table-cell>
          <table:table-cell table:style-name="ce11" table:formula="of:=INDIRECT(&quot;R8C&quot;&amp;COLUMN();0)/INDIRECT(&quot;R&quot;&amp;ROW()&amp;&quot;C6&quot;;0)" office:value-type="float" office:value="0.00579356714268984">
            <text:p>0.0058</text:p>
          </table:table-cell>
          <table:table-cell table:style-name="ce11" table:formula="of:=INDIRECT(&quot;R8C&quot;&amp;COLUMN();0)/INDIRECT(&quot;R&quot;&amp;ROW()&amp;&quot;C6&quot;;0)" office:value-type="float" office:value="0.00459264127417144">
            <text:p>0.0046</text:p>
          </table:table-cell>
          <table:table-cell table:style-name="ce11" table:formula="of:=INDIRECT(&quot;R8C&quot;&amp;COLUMN();0)/INDIRECT(&quot;R&quot;&amp;ROW()&amp;&quot;C6&quot;;0)" office:value-type="float" office:value="0.00364422951068124">
            <text:p>0.0036</text:p>
          </table:table-cell>
          <table:table-cell table:style-name="ce11" table:formula="of:=INDIRECT(&quot;R8C&quot;&amp;COLUMN();0)/INDIRECT(&quot;R&quot;&amp;ROW()&amp;&quot;C6&quot;;0)" office:value-type="float" office:value="0.00288941520105263">
            <text:p>0.0029</text:p>
          </table:table-cell>
          <table:table-cell table:style-name="ce11" table:formula="of:=INDIRECT(&quot;R8C&quot;&amp;COLUMN();0)/INDIRECT(&quot;R&quot;&amp;ROW()&amp;&quot;C6&quot;;0)" office:value-type="float" office:value="0.00229192138384277">
            <text:p>0.0023</text:p>
          </table:table-cell>
          <table:table-cell table:style-name="ce11" table:formula="of:=INDIRECT(&quot;R8C&quot;&amp;COLUMN();0)/INDIRECT(&quot;R&quot;&amp;ROW()&amp;&quot;C6&quot;;0)" office:value-type="float" office:value="0.00181686265594753">
            <text:p>0.0018</text:p>
          </table:table-cell>
          <table:table-cell table:style-name="ce11" table:formula="of:=INDIRECT(&quot;R8C&quot;&amp;COLUMN();0)/INDIRECT(&quot;R&quot;&amp;ROW()&amp;&quot;C6&quot;;0)" office:value-type="float" office:value="0.00144041168082336">
            <text:p>0.0014</text:p>
          </table:table-cell>
          <table:table-cell table:style-name="ce11" table:formula="of:=INDIRECT(&quot;R8C&quot;&amp;COLUMN();0)/INDIRECT(&quot;R&quot;&amp;ROW()&amp;&quot;C6&quot;;0)" office:value-type="float" office:value="0.00114283037454964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904730609461219">
            <text:p>0.0009</text:p>
          </table:table-cell>
          <table:table-cell table:style-name="ce11" table:formula="of:=INDIRECT(&quot;R8C&quot;&amp;COLUMN();0)/INDIRECT(&quot;R&quot;&amp;ROW()&amp;&quot;C6&quot;;0)" office:value-type="float" office:value="0.000719534861291945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70470029828949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51980903961808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59107473770503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83935767871536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2539387300996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79180358360717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199130620483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243791376471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9280178560357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0542363306948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6348468252492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4444444444444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51857592604074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81094784411791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21714923429847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17591529405281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2])+1" office:value-type="float" office:value="14">
            <text:p>14</text:p>
          </table:table-cell>
          <table:table-cell table:style-name="ce3" office:value-type="string">
            <text:p>n/a</text:p>
          </table:table-cell>
          <table:table-cell table:style-name="ce2" office:value-type="float" office:value="0.625">
            <text:p>0.6250</text:p>
          </table:table-cell>
          <table:table-cell table:style-name="ce12" table:formula="of:=[.C23]*25.4" office:value-type="float" office:value="15.875">
            <text:p>15.8750</text:p>
          </table:table-cell>
          <table:table-cell table:style-name="ce14" table:formula="of:=[.D23]/2" office:value-type="float" office:value="7.9375">
            <text:p>7.9375</text:p>
          </table:table-cell>
          <table:table-cell table:style-name="ce15" table:formula="of:=pi*[.D23]*[.D23]/4" office:value-type="float" office:value="197.93260902246">
            <text:p>197.932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3.04">
            <text:p>23.0400</text:p>
          </table:table-cell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2.96">
            <text:p>12.9600</text:p>
          </table:table-cell>
          <table:table-cell table:style-name="ce11" table:formula="of:=INDIRECT(&quot;R8C&quot;&amp;COLUMN();0)/INDIRECT(&quot;R&quot;&amp;ROW()&amp;&quot;C6&quot;;0)" office:value-type="float" office:value="10.24">
            <text:p>10.2400</text:p>
          </table:table-cell>
          <table:table-cell table:style-name="ce11" table:formula="of:=INDIRECT(&quot;R8C&quot;&amp;COLUMN();0)/INDIRECT(&quot;R&quot;&amp;ROW()&amp;&quot;C6&quot;;0)" office:value-type="float" office:value="7.84">
            <text:p>7.8400</text:p>
          </table:table-cell>
          <table:table-cell table:style-name="ce11" table:formula="of:=INDIRECT(&quot;R8C&quot;&amp;COLUMN();0)/INDIRECT(&quot;R&quot;&amp;ROW()&amp;&quot;C6&quot;;0)" office:value-type="float" office:value="6.76">
            <text:p>6.7600</text:p>
          </table:table-cell>
          <table:table-cell table:style-name="ce11" table:formula="of:=INDIRECT(&quot;R8C&quot;&amp;COLUMN();0)/INDIRECT(&quot;R&quot;&amp;ROW()&amp;&quot;C6&quot;;0)" office:value-type="float" office:value="5.76">
            <text:p>5.7600</text:p>
          </table:table-cell>
          <table:table-cell table:style-name="ce11" table:formula="of:=INDIRECT(&quot;R8C&quot;&amp;COLUMN();0)/INDIRECT(&quot;R&quot;&amp;ROW()&amp;&quot;C6&quot;;0)" office:value-type="float" office:value="4.84">
            <text:p>4.8400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2.56">
            <text:p>2.5600</text:p>
          </table:table-cell>
          <table:table-cell table:style-name="ce11" table:formula="of:=INDIRECT(&quot;R8C&quot;&amp;COLUMN();0)/INDIRECT(&quot;R&quot;&amp;ROW()&amp;&quot;C6&quot;;0)" office:value-type="float" office:value="1.96">
            <text:p>1.9600</text:p>
          </table:table-cell>
          <table:table-cell table:style-name="ce11" table:formula="of:=INDIRECT(&quot;R8C&quot;&amp;COLUMN();0)/INDIRECT(&quot;R&quot;&amp;ROW()&amp;&quot;C6&quot;;0)" office:value-type="float" office:value="1.69">
            <text:p>1.6900</text:p>
          </table:table-cell>
          <table:table-cell table:style-name="ce11" table:formula="of:=INDIRECT(&quot;R8C&quot;&amp;COLUMN();0)/INDIRECT(&quot;R&quot;&amp;ROW()&amp;&quot;C6&quot;;0)" office:value-type="float" office:value="1.44">
            <text:p>1.4400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64">
            <text:p>0.6400</text:p>
          </table:table-cell>
          <table:table-cell table:style-name="ce11" table:formula="of:=INDIRECT(&quot;R8C&quot;&amp;COLUMN();0)/INDIRECT(&quot;R&quot;&amp;ROW()&amp;&quot;C6&quot;;0)" office:value-type="float" office:value="0.541696">
            <text:p>0.5417</text:p>
          </table:table-cell>
          <table:table-cell table:style-name="ce11" table:formula="of:=INDIRECT(&quot;R8C&quot;&amp;COLUMN();0)/INDIRECT(&quot;R&quot;&amp;ROW()&amp;&quot;C6&quot;;0)" office:value-type="float" office:value="0.42950994010788">
            <text:p>0.4295</text:p>
          </table:table-cell>
          <table:table-cell table:style-name="ce11" table:formula="of:=INDIRECT(&quot;R8C&quot;&amp;COLUMN();0)/INDIRECT(&quot;R&quot;&amp;ROW()&amp;&quot;C6&quot;;0)" office:value-type="float" office:value="0.36">
            <text:p>0.3600</text:p>
          </table:table-cell>
          <table:table-cell table:style-name="ce11" table:formula="of:=INDIRECT(&quot;R8C&quot;&amp;COLUMN();0)/INDIRECT(&quot;R&quot;&amp;ROW()&amp;&quot;C6&quot;;0)" office:value-type="float" office:value="0.34068822518445">
            <text:p>0.3407</text:p>
          </table:table-cell>
          <table:table-cell table:style-name="ce11" table:formula="of:=INDIRECT(&quot;R8C&quot;&amp;COLUMN();0)/INDIRECT(&quot;R&quot;&amp;ROW()&amp;&quot;C6&quot;;0)" office:value-type="float" office:value="0.270203500279">
            <text:p>0.2702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1424506516213">
            <text:p>0.2142</text:p>
          </table:table-cell>
          <table:table-cell table:style-name="ce11" table:formula="of:=INDIRECT(&quot;R8C&quot;&amp;COLUMN();0)/INDIRECT(&quot;R&quot;&amp;ROW()&amp;&quot;C6&quot;;0)" office:value-type="float" office:value="0.169925717899436">
            <text:p>0.1699</text:p>
          </table:table-cell>
          <table:table-cell table:style-name="ce11" table:formula="of:=INDIRECT(&quot;R8C&quot;&amp;COLUMN();0)/INDIRECT(&quot;R&quot;&amp;ROW()&amp;&quot;C6&quot;;0)" office:value-type="float" office:value="0.16">
            <text:p>0.1600</text:p>
          </table:table-cell>
          <table:table-cell table:style-name="ce11" table:formula="of:=INDIRECT(&quot;R8C&quot;&amp;COLUMN();0)/INDIRECT(&quot;R&quot;&amp;ROW()&amp;&quot;C6&quot;;0)" office:value-type="float" office:value="0.134729459730919">
            <text:p>0.1347</text:p>
          </table:table-cell>
          <table:table-cell table:style-name="ce11" table:formula="of:=INDIRECT(&quot;R8C&quot;&amp;COLUMN();0)/INDIRECT(&quot;R&quot;&amp;ROW()&amp;&quot;C6&quot;;0)" office:value-type="float" office:value="0.106841474610949">
            <text:p>0.1068</text:p>
          </table:table-cell>
          <table:table-cell table:style-name="ce11" table:formula="of:=INDIRECT(&quot;R8C&quot;&amp;COLUMN();0)/INDIRECT(&quot;R&quot;&amp;ROW()&amp;&quot;C6&quot;;0)" office:value-type="float" office:value="0.09">
            <text:p>0.0900</text:p>
          </table:table-cell>
          <table:table-cell table:style-name="ce11" table:formula="of:=INDIRECT(&quot;R8C&quot;&amp;COLUMN();0)/INDIRECT(&quot;R&quot;&amp;ROW()&amp;&quot;C6&quot;;0)" office:value-type="float" office:value="0.0847314169508339">
            <text:p>0.0847</text:p>
          </table:table-cell>
          <table:table-cell table:style-name="ce11" table:formula="of:=INDIRECT(&quot;R8C&quot;&amp;COLUMN();0)/INDIRECT(&quot;R&quot;&amp;ROW()&amp;&quot;C6&quot;;0)" office:value-type="float" office:value="0.0671911711823424">
            <text:p>0.0672</text:p>
          </table:table-cell>
          <table:table-cell table:style-name="ce11" table:formula="of:=INDIRECT(&quot;R8C&quot;&amp;COLUMN();0)/INDIRECT(&quot;R&quot;&amp;ROW()&amp;&quot;C6&quot;;0)" office:value-type="float" office:value="0.0532991753983508">
            <text:p>0.0533</text:p>
          </table:table-cell>
          <table:table-cell table:style-name="ce11" table:formula="of:=INDIRECT(&quot;R8C&quot;&amp;COLUMN();0)/INDIRECT(&quot;R&quot;&amp;ROW()&amp;&quot;C6&quot;;0)" office:value-type="float" office:value="0.0422739502759005">
            <text:p>0.0423</text:p>
          </table:table-cell>
          <table:table-cell table:style-name="ce11" table:formula="of:=INDIRECT(&quot;R8C&quot;&amp;COLUMN();0)/INDIRECT(&quot;R&quot;&amp;ROW()&amp;&quot;C6&quot;;0)" office:value-type="float" office:value="0.0335091762663525">
            <text:p>0.0335</text:p>
          </table:table-cell>
          <table:table-cell table:style-name="ce11" table:formula="of:=INDIRECT(&quot;R8C&quot;&amp;COLUMN();0)/INDIRECT(&quot;R&quot;&amp;ROW()&amp;&quot;C6&quot;;0)" office:value-type="float" office:value="0.0265767013454027">
            <text:p>0.0266</text:p>
          </table:table-cell>
          <table:table-cell table:style-name="ce11" table:formula="of:=INDIRECT(&quot;R8C&quot;&amp;COLUMN();0)/INDIRECT(&quot;R&quot;&amp;ROW()&amp;&quot;C6&quot;;0)" office:value-type="float" office:value="0.0210821253642507">
            <text:p>0.0211</text:p>
          </table:table-cell>
          <table:table-cell table:style-name="ce11" table:formula="of:=INDIRECT(&quot;R8C&quot;&amp;COLUMN();0)/INDIRECT(&quot;R&quot;&amp;ROW()&amp;&quot;C6&quot;;0)" office:value-type="float" office:value="0.0167243955607911">
            <text:p>0.0167</text:p>
          </table:table-cell>
          <table:table-cell table:style-name="ce11" table:formula="of:=INDIRECT(&quot;R8C&quot;&amp;COLUMN();0)/INDIRECT(&quot;R&quot;&amp;ROW()&amp;&quot;C6&quot;;0)" office:value-type="float" office:value="0.0132594318308637">
            <text:p>0.0133</text:p>
          </table:table-cell>
          <table:table-cell table:style-name="ce11" table:formula="of:=INDIRECT(&quot;R8C&quot;&amp;COLUMN();0)/INDIRECT(&quot;R&quot;&amp;ROW()&amp;&quot;C6&quot;;0)" office:value-type="float" office:value="0.0105167447454895">
            <text:p>0.0105</text:p>
          </table:table-cell>
          <table:table-cell table:style-name="ce11" table:formula="of:=INDIRECT(&quot;R8C&quot;&amp;COLUMN();0)/INDIRECT(&quot;R&quot;&amp;ROW()&amp;&quot;C6&quot;;0)" office:value-type="float" office:value="0.00834273668547337">
            <text:p>0.0083</text:p>
          </table:table-cell>
          <table:table-cell table:style-name="ce11" table:formula="of:=INDIRECT(&quot;R8C&quot;&amp;COLUMN();0)/INDIRECT(&quot;R&quot;&amp;ROW()&amp;&quot;C6&quot;;0)" office:value-type="float" office:value="0.00661340343480687">
            <text:p>0.0066</text:p>
          </table:table-cell>
          <table:table-cell table:style-name="ce11" table:formula="of:=INDIRECT(&quot;R8C&quot;&amp;COLUMN();0)/INDIRECT(&quot;R&quot;&amp;ROW()&amp;&quot;C6&quot;;0)" office:value-type="float" office:value="0.00524769049538099">
            <text:p>0.0052</text:p>
          </table:table-cell>
          <table:table-cell table:style-name="ce11" table:formula="of:=INDIRECT(&quot;R8C&quot;&amp;COLUMN();0)/INDIRECT(&quot;R&quot;&amp;ROW()&amp;&quot;C6&quot;;0)" office:value-type="float" office:value="0.00416075788951578">
            <text:p>0.0042</text:p>
          </table:table-cell>
          <table:table-cell table:style-name="ce11" table:formula="of:=INDIRECT(&quot;R8C&quot;&amp;COLUMN();0)/INDIRECT(&quot;R&quot;&amp;ROW()&amp;&quot;C6&quot;;0)" office:value-type="float" office:value="0.00330036679273359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61628222456445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7419282038564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4567573935148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30281207762416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361302002604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21476842953686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50852501705003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17114762229524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08867505735011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4567177134354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801971603943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446748093496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191059582119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8563457126914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158100316200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1141794283588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4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0667493334986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0477648955297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19269489738979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253318023436047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3])+1" office:value-type="float" office:value="15">
            <text:p>15</text:p>
          </table:table-cell>
          <table:table-cell table:style-name="ce4" office:value-type="string">
            <text:p>n/a</text:p>
          </table:table-cell>
          <table:table-cell table:style-name="ce11" office:value-type="float" office:value="0.5">
            <text:p>0.5000</text:p>
          </table:table-cell>
          <table:table-cell table:style-name="ce12" table:formula="of:=[.C24]*25.4" office:value-type="float" office:value="12.7">
            <text:p>12.7000</text:p>
          </table:table-cell>
          <table:table-cell table:style-name="ce14" table:formula="of:=[.D24]/2" office:value-type="float" office:value="6.35">
            <text:p>6.3500</text:p>
          </table:table-cell>
          <table:table-cell table:style-name="ce15" table:formula="of:=pi*[.D24]*[.D24]/4" office:value-type="float" office:value="126.676869774374">
            <text:p>126.6769</text:p>
          </table:table-cell>
          <table:table-cell table:style-name="ce11"/>
          <table:table-cell table:style-name="ce11" table:formula="of:=INDIRECT(&quot;R8C&quot;&amp;COLUMN();0)/INDIRECT(&quot;R&quot;&amp;ROW()&amp;&quot;C6&quot;;0)" office:value-type="float" office:value="36">
            <text:p>36.0000</text:p>
          </table:table-cell>
          <table:table-cell table:style-name="ce11" table:formula="of:=INDIRECT(&quot;R8C&quot;&amp;COLUMN();0)/INDIRECT(&quot;R&quot;&amp;ROW()&amp;&quot;C6&quot;;0)" office:value-type="float" office:value="25">
            <text:p>25.0000</text:p>
          </table:table-cell>
          <table:table-cell table:style-name="ce11" table:formula="of:=INDIRECT(&quot;R8C&quot;&amp;COLUMN();0)/INDIRECT(&quot;R&quot;&amp;ROW()&amp;&quot;C6&quot;;0)" office:value-type="float" office:value="20.25">
            <text:p>20.2500</text:p>
          </table:table-cell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2.25">
            <text:p>12.2500</text:p>
          </table:table-cell>
          <table:table-cell table:style-name="ce11" table:formula="of:=INDIRECT(&quot;R8C&quot;&amp;COLUMN();0)/INDIRECT(&quot;R&quot;&amp;ROW()&amp;&quot;C6&quot;;0)" office:value-type="float" office:value="10.5625">
            <text:p>10.5625</text:p>
          </table:table-cell>
          <table:table-cell table:style-name="ce11" table:formula="of:=INDIRECT(&quot;R8C&quot;&amp;COLUMN();0)/INDIRECT(&quot;R&quot;&amp;ROW()&amp;&quot;C6&quot;;0)" office:value-type="float" office:value="9">
            <text:p>9.0000</text:p>
          </table:table-cell>
          <table:table-cell table:style-name="ce11" table:formula="of:=INDIRECT(&quot;R8C&quot;&amp;COLUMN();0)/INDIRECT(&quot;R&quot;&amp;ROW()&amp;&quot;C6&quot;;0)" office:value-type="float" office:value="7.5625">
            <text:p>7.5625</text:p>
          </table:table-cell>
          <table:table-cell table:style-name="ce11" table:formula="of:=INDIRECT(&quot;R8C&quot;&amp;COLUMN();0)/INDIRECT(&quot;R&quot;&amp;ROW()&amp;&quot;C6&quot;;0)" office:value-type="float" office:value="6.25">
            <text:p>6.2500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0625">
            <text:p>3.0625</text:p>
          </table:table-cell>
          <table:table-cell table:style-name="ce11" table:formula="of:=INDIRECT(&quot;R8C&quot;&amp;COLUMN();0)/INDIRECT(&quot;R&quot;&amp;ROW()&amp;&quot;C6&quot;;0)" office:value-type="float" office:value="2.640625">
            <text:p>2.6406</text:p>
          </table:table-cell>
          <table:table-cell table:style-name="ce11" table:formula="of:=INDIRECT(&quot;R8C&quot;&amp;COLUMN();0)/INDIRECT(&quot;R&quot;&amp;ROW()&amp;&quot;C6&quot;;0)" office:value-type="float" office:value="2.25">
            <text:p>2.2500</text:p>
          </table:table-cell>
          <table:table-cell table:style-name="ce11" table:formula="of:=INDIRECT(&quot;R8C&quot;&amp;COLUMN();0)/INDIRECT(&quot;R&quot;&amp;ROW()&amp;&quot;C6&quot;;0)" office:value-type="float" office:value="1.5625">
            <text:p>1.5625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464">
            <text:p>0.8464</text:p>
          </table:table-cell>
          <table:table-cell table:style-name="ce11" table:formula="of:=INDIRECT(&quot;R8C&quot;&amp;COLUMN();0)/INDIRECT(&quot;R&quot;&amp;ROW()&amp;&quot;C6&quot;;0)" office:value-type="float" office:value="0.671109281418563">
            <text:p>0.6711</text:p>
          </table:table-cell>
          <table:table-cell table:style-name="ce11" table:formula="of:=INDIRECT(&quot;R8C&quot;&amp;COLUMN();0)/INDIRECT(&quot;R&quot;&amp;ROW()&amp;&quot;C6&quot;;0)" office:value-type="float" office:value="0.5625">
            <text:p>0.5625</text:p>
          </table:table-cell>
          <table:table-cell table:style-name="ce11" table:formula="of:=INDIRECT(&quot;R8C&quot;&amp;COLUMN();0)/INDIRECT(&quot;R&quot;&amp;ROW()&amp;&quot;C6&quot;;0)" office:value-type="float" office:value="0.532325351850704">
            <text:p>0.5323</text:p>
          </table:table-cell>
          <table:table-cell table:style-name="ce11" table:formula="of:=INDIRECT(&quot;R8C&quot;&amp;COLUMN();0)/INDIRECT(&quot;R&quot;&amp;ROW()&amp;&quot;C6&quot;;0)" office:value-type="float" office:value="0.422192969185938">
            <text:p>0.4222</text:p>
          </table:table-cell>
          <table:table-cell table:style-name="ce11" table:formula="of:=INDIRECT(&quot;R8C&quot;&amp;COLUMN();0)/INDIRECT(&quot;R&quot;&amp;ROW()&amp;&quot;C6&quot;;0)" office:value-type="float" office:value="0.390625">
            <text:p>0.3906</text:p>
          </table:table-cell>
          <table:table-cell table:style-name="ce11" table:formula="of:=INDIRECT(&quot;R8C&quot;&amp;COLUMN();0)/INDIRECT(&quot;R&quot;&amp;ROW()&amp;&quot;C6&quot;;0)" office:value-type="float" office:value="0.334757914315829">
            <text:p>0.3348</text:p>
          </table:table-cell>
          <table:table-cell table:style-name="ce11" table:formula="of:=INDIRECT(&quot;R8C&quot;&amp;COLUMN();0)/INDIRECT(&quot;R&quot;&amp;ROW()&amp;&quot;C6&quot;;0)" office:value-type="float" office:value="0.265508934217868">
            <text:p>0.2655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10514780829562">
            <text:p>0.2105</text:p>
          </table:table-cell>
          <table:table-cell table:style-name="ce11" table:formula="of:=INDIRECT(&quot;R8C&quot;&amp;COLUMN();0)/INDIRECT(&quot;R&quot;&amp;ROW()&amp;&quot;C6&quot;;0)" office:value-type="float" office:value="0.166939804079608">
            <text:p>0.1669</text:p>
          </table:table-cell>
          <table:table-cell table:style-name="ce11" table:formula="of:=INDIRECT(&quot;R8C&quot;&amp;COLUMN();0)/INDIRECT(&quot;R&quot;&amp;ROW()&amp;&quot;C6&quot;;0)" office:value-type="float" office:value="0.140625">
            <text:p>0.1406</text:p>
          </table:table-cell>
          <table:table-cell table:style-name="ce11" table:formula="of:=INDIRECT(&quot;R8C&quot;&amp;COLUMN();0)/INDIRECT(&quot;R&quot;&amp;ROW()&amp;&quot;C6&quot;;0)" office:value-type="float" office:value="0.132392838985678">
            <text:p>0.1324</text:p>
          </table:table-cell>
          <table:table-cell table:style-name="ce11" table:formula="of:=INDIRECT(&quot;R8C&quot;&amp;COLUMN();0)/INDIRECT(&quot;R&quot;&amp;ROW()&amp;&quot;C6&quot;;0)" office:value-type="float" office:value="0.10498620497241">
            <text:p>0.1050</text:p>
          </table:table-cell>
          <table:table-cell table:style-name="ce11" table:formula="of:=INDIRECT(&quot;R8C&quot;&amp;COLUMN();0)/INDIRECT(&quot;R&quot;&amp;ROW()&amp;&quot;C6&quot;;0)" office:value-type="float" office:value="0.0832799615599232">
            <text:p>0.0833</text:p>
          </table:table-cell>
          <table:table-cell table:style-name="ce11" table:formula="of:=INDIRECT(&quot;R8C&quot;&amp;COLUMN();0)/INDIRECT(&quot;R&quot;&amp;ROW()&amp;&quot;C6&quot;;0)" office:value-type="float" office:value="0.0660530473060946">
            <text:p>0.0661</text:p>
          </table:table-cell>
          <table:table-cell table:style-name="ce11" table:formula="of:=INDIRECT(&quot;R8C&quot;&amp;COLUMN();0)/INDIRECT(&quot;R&quot;&amp;ROW()&amp;&quot;C6&quot;;0)" office:value-type="float" office:value="0.0523580879161758">
            <text:p>0.0524</text:p>
          </table:table-cell>
          <table:table-cell table:style-name="ce11" table:formula="of:=INDIRECT(&quot;R8C&quot;&amp;COLUMN();0)/INDIRECT(&quot;R&quot;&amp;ROW()&amp;&quot;C6&quot;;0)" office:value-type="float" office:value="0.0415260958521917">
            <text:p>0.0415</text:p>
          </table:table-cell>
          <table:table-cell table:style-name="ce11" table:formula="of:=INDIRECT(&quot;R8C&quot;&amp;COLUMN();0)/INDIRECT(&quot;R&quot;&amp;ROW()&amp;&quot;C6&quot;;0)" office:value-type="float" office:value="0.0329408208816418">
            <text:p>0.0329</text:p>
          </table:table-cell>
          <table:table-cell table:style-name="ce11" table:formula="of:=INDIRECT(&quot;R8C&quot;&amp;COLUMN();0)/INDIRECT(&quot;R&quot;&amp;ROW()&amp;&quot;C6&quot;;0)" office:value-type="float" office:value="0.0261318680637361">
            <text:p>0.0261</text:p>
          </table:table-cell>
          <table:table-cell table:style-name="ce11" table:formula="of:=INDIRECT(&quot;R8C&quot;&amp;COLUMN();0)/INDIRECT(&quot;R&quot;&amp;ROW()&amp;&quot;C6&quot;;0)" office:value-type="float" office:value="0.0207178622357245">
            <text:p>0.0207</text:p>
          </table:table-cell>
          <table:table-cell table:style-name="ce11" table:formula="of:=INDIRECT(&quot;R8C&quot;&amp;COLUMN();0)/INDIRECT(&quot;R&quot;&amp;ROW()&amp;&quot;C6&quot;;0)" office:value-type="float" office:value="0.0164324136648273">
            <text:p>0.0164</text:p>
          </table:table-cell>
          <table:table-cell table:style-name="ce11" table:formula="of:=INDIRECT(&quot;R8C&quot;&amp;COLUMN();0)/INDIRECT(&quot;R&quot;&amp;ROW()&amp;&quot;C6&quot;;0)" office:value-type="float" office:value="0.0130355260710521">
            <text:p>0.0130</text:p>
          </table:table-cell>
          <table:table-cell table:style-name="ce11" table:formula="of:=INDIRECT(&quot;R8C&quot;&amp;COLUMN();0)/INDIRECT(&quot;R&quot;&amp;ROW()&amp;&quot;C6&quot;;0)" office:value-type="float" office:value="0.0103334428668857">
            <text:p>0.0103</text:p>
          </table:table-cell>
          <table:table-cell table:style-name="ce11" table:formula="of:=INDIRECT(&quot;R8C&quot;&amp;COLUMN();0)/INDIRECT(&quot;R&quot;&amp;ROW()&amp;&quot;C6&quot;;0)" office:value-type="float" office:value="0.0081995163990328">
            <text:p>0.0082</text:p>
          </table:table-cell>
          <table:table-cell table:style-name="ce11" table:formula="of:=INDIRECT(&quot;R8C&quot;&amp;COLUMN();0)/INDIRECT(&quot;R&quot;&amp;ROW()&amp;&quot;C6&quot;;0)" office:value-type="float" office:value="0.00650118420236841">
            <text:p>0.0065</text:p>
          </table:table-cell>
          <table:table-cell table:style-name="ce11" table:formula="of:=INDIRECT(&quot;R8C&quot;&amp;COLUMN();0)/INDIRECT(&quot;R&quot;&amp;ROW()&amp;&quot;C6&quot;;0)" office:value-type="float" office:value="0.00515682311364623">
            <text:p>0.0052</text:p>
          </table:table-cell>
          <table:table-cell table:style-name="ce11" table:formula="of:=INDIRECT(&quot;R8C&quot;&amp;COLUMN();0)/INDIRECT(&quot;R&quot;&amp;ROW()&amp;&quot;C6&quot;;0)" office:value-type="float" office:value="0.00408794097588195">
            <text:p>0.0041</text:p>
          </table:table-cell>
          <table:table-cell table:style-name="ce11" table:formula="of:=INDIRECT(&quot;R8C&quot;&amp;COLUMN();0)/INDIRECT(&quot;R&quot;&amp;ROW()&amp;&quot;C6&quot;;0)" office:value-type="float" office:value="0.00324092628185256">
            <text:p>0.0032</text:p>
          </table:table-cell>
          <table:table-cell table:style-name="ce11" table:formula="of:=INDIRECT(&quot;R8C&quot;&amp;COLUMN();0)/INDIRECT(&quot;R&quot;&amp;ROW()&amp;&quot;C6&quot;;0)" office:value-type="float" office:value="0.00257136834273669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3564387128774">
            <text:p>0.0020</text:p>
          </table:table-cell>
          <table:table-cell table:style-name="ce11" table:formula="of:=INDIRECT(&quot;R8C&quot;&amp;COLUMN();0)/INDIRECT(&quot;R&quot;&amp;ROW()&amp;&quot;C6&quot;;0)" office:value-type="float" office:value="0.00161895343790688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8355756711513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1695703391407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07991815983632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38855477710956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507136214272429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03155806311613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19480438960878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298530597061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0880401760804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5872031744063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678405356810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9167958335916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6324632649265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98858577717156">
            <text:p>0.0000</text:p>
          </table:table-cell>
          <table:table-cell table:style-name="ce11" table:formula="of:=INDIRECT(&quot;R8C&quot;&amp;COLUMN();0)/INDIRECT(&quot;R&quot;&amp;ROW()&amp;&quot;C6&quot;;0)" office:value-type="float" office:value="0.0000395809411618823">
            <text:p>0.0000</text:p>
          </table:table-cell>
          <table:table-cell table:style-name="ce2" table:number-columns-repeated="954"/>
        </table:table-row>
        <table:table-row table:style-name="ro4">
          <table:table-cell table:style-name="ce1" table:formula="of:=SUM([.A24])+1" office:value-type="float" office:value="16">
            <text:p>16</text:p>
          </table:table-cell>
          <table:table-cell table:style-name="ce5" office:value-type="string">
            <text:p>0000 (4/0)</text:p>
          </table:table-cell>
          <table:table-cell table:style-name="ce9" office:value-type="float" office:value="0.46">
            <text:p>0.4600</text:p>
          </table:table-cell>
          <table:table-cell table:style-name="ce13" office:value-type="float" office:value="11.684">
            <text:p>11.6840</text:p>
          </table:table-cell>
          <table:table-cell table:style-name="ce14" table:formula="of:=[.D25]/2" office:value-type="float" office:value="5.842">
            <text:p>5.8420</text:p>
          </table:table-cell>
          <table:table-cell table:style-name="ce16" table:formula="of:=pi*[.D25]*[.D25]/4" office:value-type="float" office:value="107.21930257703">
            <text:p>107.219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2.5330812854442">
            <text:p>42.5331</text:p>
          </table:table-cell>
          <table:table-cell table:style-name="ce11" table:formula="of:=INDIRECT(&quot;R8C&quot;&amp;COLUMN();0)/INDIRECT(&quot;R&quot;&amp;ROW()&amp;&quot;C6&quot;;0)" office:value-type="float" office:value="29.5368620037807">
            <text:p>29.5369</text:p>
          </table:table-cell>
          <table:table-cell table:style-name="ce11" table:formula="of:=INDIRECT(&quot;R8C&quot;&amp;COLUMN();0)/INDIRECT(&quot;R&quot;&amp;ROW()&amp;&quot;C6&quot;;0)" office:value-type="float" office:value="23.9248582230624">
            <text:p>23.9249</text:p>
          </table:table-cell>
          <table:table-cell table:style-name="ce11" table:formula="of:=INDIRECT(&quot;R8C&quot;&amp;COLUMN();0)/INDIRECT(&quot;R&quot;&amp;ROW()&amp;&quot;C6&quot;;0)" office:value-type="float" office:value="18.9035916824197">
            <text:p>18.9036</text:p>
          </table:table-cell>
          <table:table-cell table:style-name="ce11" table:formula="of:=INDIRECT(&quot;R8C&quot;&amp;COLUMN();0)/INDIRECT(&quot;R&quot;&amp;ROW()&amp;&quot;C6&quot;;0)" office:value-type="float" office:value="14.4730623818526">
            <text:p>14.4731</text:p>
          </table:table-cell>
          <table:table-cell table:style-name="ce11" table:formula="of:=INDIRECT(&quot;R8C&quot;&amp;COLUMN();0)/INDIRECT(&quot;R&quot;&amp;ROW()&amp;&quot;C6&quot;;0)" office:value-type="float" office:value="12.4793241965974">
            <text:p>12.4793</text:p>
          </table:table-cell>
          <table:table-cell table:style-name="ce11" table:formula="of:=INDIRECT(&quot;R8C&quot;&amp;COLUMN();0)/INDIRECT(&quot;R&quot;&amp;ROW()&amp;&quot;C6&quot;;0)" office:value-type="float" office:value="10.6332703213611">
            <text:p>10.6333</text:p>
          </table:table-cell>
          <table:table-cell table:style-name="ce11" table:formula="of:=INDIRECT(&quot;R8C&quot;&amp;COLUMN();0)/INDIRECT(&quot;R&quot;&amp;ROW()&amp;&quot;C6&quot;;0)" office:value-type="float" office:value="8.93490075614367">
            <text:p>8.9349</text:p>
          </table:table-cell>
          <table:table-cell table:style-name="ce11" table:formula="of:=INDIRECT(&quot;R8C&quot;&amp;COLUMN();0)/INDIRECT(&quot;R&quot;&amp;ROW()&amp;&quot;C6&quot;;0)" office:value-type="float" office:value="7.38421550094518">
            <text:p>7.3842</text:p>
          </table:table-cell>
          <table:table-cell table:style-name="ce11" table:formula="of:=INDIRECT(&quot;R8C&quot;&amp;COLUMN();0)/INDIRECT(&quot;R&quot;&amp;ROW()&amp;&quot;C6&quot;;0)" office:value-type="float" office:value="4.72589792060492">
            <text:p>4.7259</text:p>
          </table:table-cell>
          <table:table-cell table:style-name="ce11" table:formula="of:=INDIRECT(&quot;R8C&quot;&amp;COLUMN();0)/INDIRECT(&quot;R&quot;&amp;ROW()&amp;&quot;C6&quot;;0)" office:value-type="float" office:value="3.61826559546314">
            <text:p>3.6183</text:p>
          </table:table-cell>
          <table:table-cell table:style-name="ce11" table:formula="of:=INDIRECT(&quot;R8C&quot;&amp;COLUMN();0)/INDIRECT(&quot;R&quot;&amp;ROW()&amp;&quot;C6&quot;;0)" office:value-type="float" office:value="3.11983104914934">
            <text:p>3.1198</text:p>
          </table:table-cell>
          <table:table-cell table:style-name="ce11" table:formula="of:=INDIRECT(&quot;R8C&quot;&amp;COLUMN();0)/INDIRECT(&quot;R&quot;&amp;ROW()&amp;&quot;C6&quot;;0)" office:value-type="float" office:value="2.65831758034026">
            <text:p>2.6583</text:p>
          </table:table-cell>
          <table:table-cell table:style-name="ce11" table:formula="of:=INDIRECT(&quot;R8C&quot;&amp;COLUMN();0)/INDIRECT(&quot;R&quot;&amp;ROW()&amp;&quot;C6&quot;;0)" office:value-type="float" office:value="1.8460538752363">
            <text:p>1.8461</text:p>
          </table:table-cell>
          <table:table-cell table:style-name="ce11" table:formula="of:=INDIRECT(&quot;R8C&quot;&amp;COLUMN();0)/INDIRECT(&quot;R&quot;&amp;ROW()&amp;&quot;C6&quot;;0)" office:value-type="float" office:value="1.18147448015123">
            <text:p>1.1815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898489388661">
            <text:p>0.7929</text:p>
          </table:table-cell>
          <table:table-cell table:style-name="ce11" table:formula="of:=INDIRECT(&quot;R8C&quot;&amp;COLUMN();0)/INDIRECT(&quot;R&quot;&amp;ROW()&amp;&quot;C6&quot;;0)" office:value-type="float" office:value="0.664579395085066">
            <text:p>0.6646</text:p>
          </table:table-cell>
          <table:table-cell table:style-name="ce11" table:formula="of:=INDIRECT(&quot;R8C&quot;&amp;COLUMN();0)/INDIRECT(&quot;R&quot;&amp;ROW()&amp;&quot;C6&quot;;0)" office:value-type="float" office:value="0.62892881834913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81021879246">
            <text:p>0.4988</text:p>
          </table:table-cell>
          <table:table-cell table:style-name="ce11" table:formula="of:=INDIRECT(&quot;R8C&quot;&amp;COLUMN();0)/INDIRECT(&quot;R&quot;&amp;ROW()&amp;&quot;C6&quot;;0)" office:value-type="float" office:value="0.461513468809074">
            <text:p>0.4615</text:p>
          </table:table-cell>
          <table:table-cell table:style-name="ce11" table:formula="of:=INDIRECT(&quot;R8C&quot;&amp;COLUMN();0)/INDIRECT(&quot;R&quot;&amp;ROW()&amp;&quot;C6&quot;;0)" office:value-type="float" office:value="0.395507932792803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692030030563">
            <text:p>0.3137</text:p>
          </table:table-cell>
          <table:table-cell table:style-name="ce11" table:formula="of:=INDIRECT(&quot;R8C&quot;&amp;COLUMN();0)/INDIRECT(&quot;R&quot;&amp;ROW()&amp;&quot;C6&quot;;0)" office:value-type="float" office:value="0.295368620037807">
            <text:p>0.2954</text:p>
          </table:table-cell>
          <table:table-cell table:style-name="ce11" table:formula="of:=INDIRECT(&quot;R8C&quot;&amp;COLUMN();0)/INDIRECT(&quot;R&quot;&amp;ROW()&amp;&quot;C6&quot;;0)" office:value-type="float" office:value="0.248717841244756">
            <text:p>0.2487</text:p>
          </table:table-cell>
          <table:table-cell table:style-name="ce11" table:formula="of:=INDIRECT(&quot;R8C&quot;&amp;COLUMN();0)/INDIRECT(&quot;R&quot;&amp;ROW()&amp;&quot;C6&quot;;0)" office:value-type="float" office:value="0.197235118241503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66144848771267">
            <text:p>0.1661</text:p>
          </table:table-cell>
          <table:table-cell table:style-name="ce11" table:formula="of:=INDIRECT(&quot;R8C&quot;&amp;COLUMN();0)/INDIRECT(&quot;R&quot;&amp;ROW()&amp;&quot;C6&quot;;0)" office:value-type="float" office:value="0.156418760616349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038521942828">
            <text:p>0.1240</text:p>
          </table:table-cell>
          <table:table-cell table:style-name="ce11" table:formula="of:=INDIRECT(&quot;R8C&quot;&amp;COLUMN();0)/INDIRECT(&quot;R&quot;&amp;ROW()&amp;&quot;C6&quot;;0)" office:value-type="float" office:value="0.0983931492910245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399897283727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8597447024762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620225096783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187392268924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741352359831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776255147973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144773922818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011413882941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086990393262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751937503875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8098322586059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265490742702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979793936904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2907169406021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800607601215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506128460272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275217144007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649050935153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150878297976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4621710755709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4791443420316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916849512338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6318296681962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745798553979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8895682857528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733506824291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752400453761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979212378084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814744801512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3534922419561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4723920714382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8938867877735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467638718831313">
            <text:p>0.0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5])+1" office:value-type="float" office:value="17">
            <text:p>17</text:p>
          </table:table-cell>
          <table:table-cell table:style-name="ce5" office:value-type="string">
            <text:p>000 (3/0)</text:p>
          </table:table-cell>
          <table:table-cell table:style-name="ce9" office:value-type="float" office:value="0.4096">
            <text:p>0.4096</text:p>
          </table:table-cell>
          <table:table-cell table:style-name="ce13" office:value-type="float" office:value="10.404">
            <text:p>10.4040</text:p>
          </table:table-cell>
          <table:table-cell table:style-name="ce14" table:formula="of:=[.D26]/2" office:value-type="float" office:value="5.202">
            <text:p>5.2020</text:p>
          </table:table-cell>
          <table:table-cell table:style-name="ce16" table:formula="of:=pi*[.D26]*[.D26]/4" office:value-type="float" office:value="85.0140230466332">
            <text:p>85.014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53.6425303549739">
            <text:p>53.6425</text:p>
          </table:table-cell>
          <table:table-cell table:style-name="ce11" table:formula="of:=INDIRECT(&quot;R8C&quot;&amp;COLUMN();0)/INDIRECT(&quot;R&quot;&amp;ROW()&amp;&quot;C6&quot;;0)" office:value-type="float" office:value="37.2517571909541">
            <text:p>37.2518</text:p>
          </table:table-cell>
          <table:table-cell table:style-name="ce11" table:formula="of:=INDIRECT(&quot;R8C&quot;&amp;COLUMN();0)/INDIRECT(&quot;R&quot;&amp;ROW()&amp;&quot;C6&quot;;0)" office:value-type="float" office:value="30.1739233246728">
            <text:p>30.1739</text:p>
          </table:table-cell>
          <table:table-cell table:style-name="ce11" table:formula="of:=INDIRECT(&quot;R8C&quot;&amp;COLUMN();0)/INDIRECT(&quot;R&quot;&amp;ROW()&amp;&quot;C6&quot;;0)" office:value-type="float" office:value="23.8411246022106">
            <text:p>23.8411</text:p>
          </table:table-cell>
          <table:table-cell table:style-name="ce11" table:formula="of:=INDIRECT(&quot;R8C&quot;&amp;COLUMN();0)/INDIRECT(&quot;R&quot;&amp;ROW()&amp;&quot;C6&quot;;0)" office:value-type="float" office:value="18.2533610235675">
            <text:p>18.2534</text:p>
          </table:table-cell>
          <table:table-cell table:style-name="ce11" table:formula="of:=INDIRECT(&quot;R8C&quot;&amp;COLUMN();0)/INDIRECT(&quot;R&quot;&amp;ROW()&amp;&quot;C6&quot;;0)" office:value-type="float" office:value="15.7388674131781">
            <text:p>15.7389</text:p>
          </table:table-cell>
          <table:table-cell table:style-name="ce11" table:formula="of:=INDIRECT(&quot;R8C&quot;&amp;COLUMN();0)/INDIRECT(&quot;R&quot;&amp;ROW()&amp;&quot;C6&quot;;0)" office:value-type="float" office:value="13.4106325887435">
            <text:p>13.4106</text:p>
          </table:table-cell>
          <table:table-cell table:style-name="ce11" table:formula="of:=INDIRECT(&quot;R8C&quot;&amp;COLUMN();0)/INDIRECT(&quot;R&quot;&amp;ROW()&amp;&quot;C6&quot;;0)" office:value-type="float" office:value="11.2686565502636">
            <text:p>11.2687</text:p>
          </table:table-cell>
          <table:table-cell table:style-name="ce11" table:formula="of:=INDIRECT(&quot;R8C&quot;&amp;COLUMN();0)/INDIRECT(&quot;R&quot;&amp;ROW()&amp;&quot;C6&quot;;0)" office:value-type="float" office:value="9.31293929773853">
            <text:p>9.3129</text:p>
          </table:table-cell>
          <table:table-cell table:style-name="ce11" table:formula="of:=INDIRECT(&quot;R8C&quot;&amp;COLUMN();0)/INDIRECT(&quot;R&quot;&amp;ROW()&amp;&quot;C6&quot;;0)" office:value-type="float" office:value="5.96028115055266">
            <text:p>5.9603</text:p>
          </table:table-cell>
          <table:table-cell table:style-name="ce11" table:formula="of:=INDIRECT(&quot;R8C&quot;&amp;COLUMN();0)/INDIRECT(&quot;R&quot;&amp;ROW()&amp;&quot;C6&quot;;0)" office:value-type="float" office:value="4.56334025589188">
            <text:p>4.5633</text:p>
          </table:table-cell>
          <table:table-cell table:style-name="ce11" table:formula="of:=INDIRECT(&quot;R8C&quot;&amp;COLUMN();0)/INDIRECT(&quot;R&quot;&amp;ROW()&amp;&quot;C6&quot;;0)" office:value-type="float" office:value="3.93471685329453">
            <text:p>3.9347</text:p>
          </table:table-cell>
          <table:table-cell table:style-name="ce11" table:formula="of:=INDIRECT(&quot;R8C&quot;&amp;COLUMN();0)/INDIRECT(&quot;R&quot;&amp;ROW()&amp;&quot;C6&quot;;0)" office:value-type="float" office:value="3.35265814718587">
            <text:p>3.3527</text:p>
          </table:table-cell>
          <table:table-cell table:style-name="ce11" table:formula="of:=INDIRECT(&quot;R8C&quot;&amp;COLUMN();0)/INDIRECT(&quot;R&quot;&amp;ROW()&amp;&quot;C6&quot;;0)" office:value-type="float" office:value="2.32823482443463">
            <text:p>2.3282</text:p>
          </table:table-cell>
          <table:table-cell table:style-name="ce11" table:formula="of:=INDIRECT(&quot;R8C&quot;&amp;COLUMN();0)/INDIRECT(&quot;R&quot;&amp;ROW()&amp;&quot;C6&quot;;0)" office:value-type="float" office:value="1.49007028763816">
            <text:p>1.4901</text:p>
          </table:table-cell>
          <table:table-cell table:style-name="ce11" table:formula="of:=INDIRECT(&quot;R8C&quot;&amp;COLUMN();0)/INDIRECT(&quot;R&quot;&amp;ROW()&amp;&quot;C6&quot;;0)" office:value-type="float" office:value="1.26119549145694">
            <text:p>1.2612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38164536796467">
            <text:p>0.8382</text:p>
          </table:table-cell>
          <table:table-cell table:style-name="ce11" table:formula="of:=INDIRECT(&quot;R8C&quot;&amp;COLUMN();0)/INDIRECT(&quot;R&quot;&amp;ROW()&amp;&quot;C6&quot;;0)" office:value-type="float" office:value="0.793202190149265">
            <text:p>0.7932</text:p>
          </table:table-cell>
          <table:table-cell table:style-name="ce11" table:formula="of:=INDIRECT(&quot;R8C&quot;&amp;COLUMN();0)/INDIRECT(&quot;R&quot;&amp;ROW()&amp;&quot;C6&quot;;0)" office:value-type="float" office:value="0.629097199033702">
            <text:p>0.6291</text:p>
          </table:table-cell>
          <table:table-cell table:style-name="ce11" table:formula="of:=INDIRECT(&quot;R8C&quot;&amp;COLUMN();0)/INDIRECT(&quot;R&quot;&amp;ROW()&amp;&quot;C6&quot;;0)" office:value-type="float" office:value="0.582058706108658">
            <text:p>0.5821</text:p>
          </table:table-cell>
          <table:table-cell table:style-name="ce11" table:formula="of:=INDIRECT(&quot;R8C&quot;&amp;COLUMN();0)/INDIRECT(&quot;R&quot;&amp;ROW()&amp;&quot;C6&quot;;0)" office:value-type="float" office:value="0.498812821673739">
            <text:p>0.4988</text:p>
          </table:table-cell>
          <table:table-cell table:style-name="ce11" table:formula="of:=INDIRECT(&quot;R8C&quot;&amp;COLUMN();0)/INDIRECT(&quot;R&quot;&amp;ROW()&amp;&quot;C6&quot;;0)" office:value-type="float" office:value="0.395626973980522">
            <text:p>0.3956</text:p>
          </table:table-cell>
          <table:table-cell table:style-name="ce11" table:formula="of:=INDIRECT(&quot;R8C&quot;&amp;COLUMN();0)/INDIRECT(&quot;R&quot;&amp;ROW()&amp;&quot;C6&quot;;0)" office:value-type="float" office:value="0.372517571909541">
            <text:p>0.3725</text:p>
          </table:table-cell>
          <table:table-cell table:style-name="ce11" table:formula="of:=INDIRECT(&quot;R8C&quot;&amp;COLUMN();0)/INDIRECT(&quot;R&quot;&amp;ROW()&amp;&quot;C6&quot;;0)" office:value-type="float" office:value="0.31368182002279">
            <text:p>0.3137</text:p>
          </table:table-cell>
          <table:table-cell table:style-name="ce11" table:formula="of:=INDIRECT(&quot;R8C&quot;&amp;COLUMN();0)/INDIRECT(&quot;R&quot;&amp;ROW()&amp;&quot;C6&quot;;0)" office:value-type="float" office:value="0.248752041883161">
            <text:p>0.2488</text:p>
          </table:table-cell>
          <table:table-cell table:style-name="ce11" table:formula="of:=INDIRECT(&quot;R8C&quot;&amp;COLUMN();0)/INDIRECT(&quot;R&quot;&amp;ROW()&amp;&quot;C6&quot;;0)" office:value-type="float" office:value="0.209541134199117">
            <text:p>0.2095</text:p>
          </table:table-cell>
          <table:table-cell table:style-name="ce11" table:formula="of:=INDIRECT(&quot;R8C&quot;&amp;COLUMN();0)/INDIRECT(&quot;R&quot;&amp;ROW()&amp;&quot;C6&quot;;0)" office:value-type="float" office:value="0.197274635668622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36824641278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09299627609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236831987697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172311214404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8768015909653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841384461452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383201622539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710709408338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854513561386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238500822075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7556184953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78557592006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722141441178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8402890024997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131938578026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920795701414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151956608532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325244881859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1235441489469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259099323139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533746003999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396459765201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193956543198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5668604672648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00730488273741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6048309577202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6965887635859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9325918032591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650442906278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891715116816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900702876381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796582244932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42414719089647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4333434438976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589783843820753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6])+1" office:value-type="float" office:value="18">
            <text:p>18</text:p>
          </table:table-cell>
          <table:table-cell table:style-name="ce5" office:value-type="string">
            <text:p>n/a</text:p>
          </table:table-cell>
          <table:table-cell table:style-name="ce9" office:value-type="float" office:value="0.375">
            <text:p>0.3750</text:p>
          </table:table-cell>
          <table:table-cell table:style-name="ce12" table:formula="of:=[.C27]*25.4" office:value-type="float" office:value="9.525">
            <text:p>9.5250</text:p>
          </table:table-cell>
          <table:table-cell table:style-name="ce14" table:formula="of:=[.D27]/2" office:value-type="float" office:value="4.7625">
            <text:p>4.7625</text:p>
          </table:table-cell>
          <table:table-cell table:style-name="ce15" table:formula="of:=pi*[.D27]*[.D27]/4" office:value-type="float" office:value="71.2557392480855">
            <text:p>71.2557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64">
            <text:p>64.0000</text:p>
          </table:table-cell>
          <table:table-cell table:style-name="ce11" table:formula="of:=INDIRECT(&quot;R8C&quot;&amp;COLUMN();0)/INDIRECT(&quot;R&quot;&amp;ROW()&amp;&quot;C6&quot;;0)" office:value-type="float" office:value="44.4444444444445">
            <text:p>44.4444</text:p>
          </table:table-cell>
          <table:table-cell table:style-name="ce11" table:formula="of:=INDIRECT(&quot;R8C&quot;&amp;COLUMN();0)/INDIRECT(&quot;R&quot;&amp;ROW()&amp;&quot;C6&quot;;0)" office:value-type="float" office:value="36">
            <text:p>36.0000</text:p>
          </table:table-cell>
          <table:table-cell table:style-name="ce11" table:formula="of:=INDIRECT(&quot;R8C&quot;&amp;COLUMN();0)/INDIRECT(&quot;R&quot;&amp;ROW()&amp;&quot;C6&quot;;0)" office:value-type="float" office:value="28.4444444444444">
            <text:p>28.4444</text:p>
          </table:table-cell>
          <table:table-cell table:style-name="ce11" table:formula="of:=INDIRECT(&quot;R8C&quot;&amp;COLUMN();0)/INDIRECT(&quot;R&quot;&amp;ROW()&amp;&quot;C6&quot;;0)" office:value-type="float" office:value="21.7777777777778">
            <text:p>21.7778</text:p>
          </table:table-cell>
          <table:table-cell table:style-name="ce11" table:formula="of:=INDIRECT(&quot;R8C&quot;&amp;COLUMN();0)/INDIRECT(&quot;R&quot;&amp;ROW()&amp;&quot;C6&quot;;0)" office:value-type="float" office:value="18.7777777777778">
            <text:p>18.7778</text:p>
          </table:table-cell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3.4444444444444">
            <text:p>13.4444</text:p>
          </table:table-cell>
          <table:table-cell table:style-name="ce11" table:formula="of:=INDIRECT(&quot;R8C&quot;&amp;COLUMN();0)/INDIRECT(&quot;R&quot;&amp;ROW()&amp;&quot;C6&quot;;0)" office:value-type="float" office:value="11.1111111111111">
            <text:p>11.1111</text:p>
          </table:table-cell>
          <table:table-cell table:style-name="ce11" table:formula="of:=INDIRECT(&quot;R8C&quot;&amp;COLUMN();0)/INDIRECT(&quot;R&quot;&amp;ROW()&amp;&quot;C6&quot;;0)" office:value-type="float" office:value="7.11111111111111">
            <text:p>7.1111</text:p>
          </table:table-cell>
          <table:table-cell table:style-name="ce11" table:formula="of:=INDIRECT(&quot;R8C&quot;&amp;COLUMN();0)/INDIRECT(&quot;R&quot;&amp;ROW()&amp;&quot;C6&quot;;0)" office:value-type="float" office:value="5.44444444444444">
            <text:p>5.4444</text:p>
          </table:table-cell>
          <table:table-cell table:style-name="ce11" table:formula="of:=INDIRECT(&quot;R8C&quot;&amp;COLUMN();0)/INDIRECT(&quot;R&quot;&amp;ROW()&amp;&quot;C6&quot;;0)" office:value-type="float" office:value="4.69444444444444">
            <text:p>4.6944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2.77777777777778">
            <text:p>2.7778</text:p>
          </table:table-cell>
          <table:table-cell table:style-name="ce11" table:formula="of:=INDIRECT(&quot;R8C&quot;&amp;COLUMN();0)/INDIRECT(&quot;R&quot;&amp;ROW()&amp;&quot;C6&quot;;0)" office:value-type="float" office:value="1.77777777777778">
            <text:p>1.7778</text:p>
          </table:table-cell>
          <table:table-cell table:style-name="ce11" table:formula="of:=INDIRECT(&quot;R8C&quot;&amp;COLUMN();0)/INDIRECT(&quot;R&quot;&amp;ROW()&amp;&quot;C6&quot;;0)" office:value-type="float" office:value="1.50471111111111">
            <text:p>1.5047</text:p>
          </table:table-cell>
          <table:table-cell table:style-name="ce11" table:formula="of:=INDIRECT(&quot;R8C&quot;&amp;COLUMN();0)/INDIRECT(&quot;R&quot;&amp;ROW()&amp;&quot;C6&quot;;0)" office:value-type="float" office:value="1.19308316696633">
            <text:p>1.1931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946356181067918">
            <text:p>0.9464</text:p>
          </table:table-cell>
          <table:table-cell table:style-name="ce11" table:formula="of:=INDIRECT(&quot;R8C&quot;&amp;COLUMN();0)/INDIRECT(&quot;R&quot;&amp;ROW()&amp;&quot;C6&quot;;0)" office:value-type="float" office:value="0.75056527855278">
            <text:p>0.7506</text:p>
          </table:table-cell>
          <table:table-cell table:style-name="ce11" table:formula="of:=INDIRECT(&quot;R8C&quot;&amp;COLUMN();0)/INDIRECT(&quot;R&quot;&amp;ROW()&amp;&quot;C6&quot;;0)" office:value-type="float" office:value="0.694444444444445">
            <text:p>0.6944</text:p>
          </table:table-cell>
          <table:table-cell table:style-name="ce11" table:formula="of:=INDIRECT(&quot;R8C&quot;&amp;COLUMN();0)/INDIRECT(&quot;R&quot;&amp;ROW()&amp;&quot;C6&quot;;0)" office:value-type="float" office:value="0.595125181005918">
            <text:p>0.5951</text:p>
          </table:table-cell>
          <table:table-cell table:style-name="ce11" table:formula="of:=INDIRECT(&quot;R8C&quot;&amp;COLUMN();0)/INDIRECT(&quot;R&quot;&amp;ROW()&amp;&quot;C6&quot;;0)" office:value-type="float" office:value="0.472015883053988">
            <text:p>0.4720</text:p>
          </table:table-cell>
          <table:table-cell table:style-name="ce11" table:formula="of:=INDIRECT(&quot;R8C&quot;&amp;COLUMN();0)/INDIRECT(&quot;R&quot;&amp;ROW()&amp;&quot;C6&quot;;0)" office:value-type="float" office:value="0.444444444444444">
            <text:p>0.4444</text:p>
          </table:table-cell>
          <table:table-cell table:style-name="ce11" table:formula="of:=INDIRECT(&quot;R8C&quot;&amp;COLUMN();0)/INDIRECT(&quot;R&quot;&amp;ROW()&amp;&quot;C6&quot;;0)" office:value-type="float" office:value="0.374248499252554">
            <text:p>0.3742</text:p>
          </table:table-cell>
          <table:table-cell table:style-name="ce11" table:formula="of:=INDIRECT(&quot;R8C&quot;&amp;COLUMN();0)/INDIRECT(&quot;R&quot;&amp;ROW()&amp;&quot;C6&quot;;0)" office:value-type="float" office:value="0.296781873919303">
            <text:p>0.2968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23536504708565">
            <text:p>0.2354</text:p>
          </table:table-cell>
          <table:table-cell table:style-name="ce11" table:formula="of:=INDIRECT(&quot;R8C&quot;&amp;COLUMN();0)/INDIRECT(&quot;R&quot;&amp;ROW()&amp;&quot;C6&quot;;0)" office:value-type="float" office:value="0.186642142173173">
            <text:p>0.1866</text:p>
          </table:table-cell>
          <table:table-cell table:style-name="ce11" table:formula="of:=INDIRECT(&quot;R8C&quot;&amp;COLUMN();0)/INDIRECT(&quot;R&quot;&amp;ROW()&amp;&quot;C6&quot;;0)" office:value-type="float" office:value="0.148053264995419">
            <text:p>0.1481</text:p>
          </table:table-cell>
          <table:table-cell table:style-name="ce11" table:formula="of:=INDIRECT(&quot;R8C&quot;&amp;COLUMN();0)/INDIRECT(&quot;R&quot;&amp;ROW()&amp;&quot;C6&quot;;0)" office:value-type="float" office:value="0.117427639655279">
            <text:p>0.1174</text:p>
          </table:table-cell>
          <table:table-cell table:style-name="ce11" table:formula="of:=INDIRECT(&quot;R8C&quot;&amp;COLUMN();0)/INDIRECT(&quot;R&quot;&amp;ROW()&amp;&quot;C6&quot;;0)" office:value-type="float" office:value="0.0930810451843126">
            <text:p>0.0931</text:p>
          </table:table-cell>
          <table:table-cell table:style-name="ce11" table:formula="of:=INDIRECT(&quot;R8C&quot;&amp;COLUMN();0)/INDIRECT(&quot;R&quot;&amp;ROW()&amp;&quot;C6&quot;;0)" office:value-type="float" office:value="0.0738241704038964">
            <text:p>0.0738</text:p>
          </table:table-cell>
          <table:table-cell table:style-name="ce11" table:formula="of:=INDIRECT(&quot;R8C&quot;&amp;COLUMN();0)/INDIRECT(&quot;R&quot;&amp;ROW()&amp;&quot;C6&quot;;0)" office:value-type="float" office:value="0.0585614593451409">
            <text:p>0.0586</text:p>
          </table:table-cell>
          <table:table-cell table:style-name="ce11" table:formula="of:=INDIRECT(&quot;R8C&quot;&amp;COLUMN();0)/INDIRECT(&quot;R&quot;&amp;ROW()&amp;&quot;C6&quot;;0)" office:value-type="float" office:value="0.0464566543355309">
            <text:p>0.0465</text:p>
          </table:table-cell>
          <table:table-cell table:style-name="ce11" table:formula="of:=INDIRECT(&quot;R8C&quot;&amp;COLUMN();0)/INDIRECT(&quot;R&quot;&amp;ROW()&amp;&quot;C6&quot;;0)" office:value-type="float" office:value="0.0368317550857324">
            <text:p>0.0368</text:p>
          </table:table-cell>
          <table:table-cell table:style-name="ce11" table:formula="of:=INDIRECT(&quot;R8C&quot;&amp;COLUMN();0)/INDIRECT(&quot;R&quot;&amp;ROW()&amp;&quot;C6&quot;;0)" office:value-type="float" office:value="0.0292131798485819">
            <text:p>0.0292</text:p>
          </table:table-cell>
          <table:table-cell table:style-name="ce11" table:formula="of:=INDIRECT(&quot;R8C&quot;&amp;COLUMN();0)/INDIRECT(&quot;R&quot;&amp;ROW()&amp;&quot;C6&quot;;0)" office:value-type="float" office:value="0.0231742685707594">
            <text:p>0.0232</text:p>
          </table:table-cell>
          <table:table-cell table:style-name="ce11" table:formula="of:=INDIRECT(&quot;R8C&quot;&amp;COLUMN();0)/INDIRECT(&quot;R&quot;&amp;ROW()&amp;&quot;C6&quot;;0)" office:value-type="float" office:value="0.0183705650966857">
            <text:p>0.0184</text:p>
          </table:table-cell>
          <table:table-cell table:style-name="ce11" table:formula="of:=INDIRECT(&quot;R8C&quot;&amp;COLUMN();0)/INDIRECT(&quot;R&quot;&amp;ROW()&amp;&quot;C6&quot;;0)" office:value-type="float" office:value="0.014576918042725">
            <text:p>0.0146</text:p>
          </table:table-cell>
          <table:table-cell table:style-name="ce11" table:formula="of:=INDIRECT(&quot;R8C&quot;&amp;COLUMN();0)/INDIRECT(&quot;R&quot;&amp;ROW()&amp;&quot;C6&quot;;0)" office:value-type="float" office:value="0.0115576608042105">
            <text:p>0.0116</text:p>
          </table:table-cell>
          <table:table-cell table:style-name="ce11" table:formula="of:=INDIRECT(&quot;R8C&quot;&amp;COLUMN();0)/INDIRECT(&quot;R&quot;&amp;ROW()&amp;&quot;C6&quot;;0)" office:value-type="float" office:value="0.00916768553537107">
            <text:p>0.0092</text:p>
          </table:table-cell>
          <table:table-cell table:style-name="ce11" table:formula="of:=INDIRECT(&quot;R8C&quot;&amp;COLUMN();0)/INDIRECT(&quot;R&quot;&amp;ROW()&amp;&quot;C6&quot;;0)" office:value-type="float" office:value="0.00726745062379014">
            <text:p>0.0073</text:p>
          </table:table-cell>
          <table:table-cell table:style-name="ce11" table:formula="of:=INDIRECT(&quot;R8C&quot;&amp;COLUMN();0)/INDIRECT(&quot;R&quot;&amp;ROW()&amp;&quot;C6&quot;;0)" office:value-type="float" office:value="0.00576164672329345">
            <text:p>0.0058</text:p>
          </table:table-cell>
          <table:table-cell table:style-name="ce11" table:formula="of:=INDIRECT(&quot;R8C&quot;&amp;COLUMN();0)/INDIRECT(&quot;R&quot;&amp;ROW()&amp;&quot;C6&quot;;0)" office:value-type="float" office:value="0.00457132149819855">
            <text:p>0.0046</text:p>
          </table:table-cell>
          <table:table-cell table:style-name="ce11" table:formula="of:=INDIRECT(&quot;R8C&quot;&amp;COLUMN();0)/INDIRECT(&quot;R&quot;&amp;ROW()&amp;&quot;C6&quot;;0)" office:value-type="float" office:value="0.00361892243784488">
            <text:p>0.0036</text:p>
          </table:table-cell>
          <table:table-cell table:style-name="ce11" table:formula="of:=INDIRECT(&quot;R8C&quot;&amp;COLUMN();0)/INDIRECT(&quot;R&quot;&amp;ROW()&amp;&quot;C6&quot;;0)" office:value-type="float" office:value="0.00287813944516778">
            <text:p>0.0029</text:p>
          </table:table-cell>
          <table:table-cell table:style-name="ce11" table:formula="of:=INDIRECT(&quot;R8C&quot;&amp;COLUMN();0)/INDIRECT(&quot;R&quot;&amp;ROW()&amp;&quot;C6&quot;;0)" office:value-type="float" office:value="0.0022818801193158">
            <text:p>0.0023</text:p>
          </table:table-cell>
          <table:table-cell table:style-name="ce11" table:formula="of:=INDIRECT(&quot;R8C&quot;&amp;COLUMN();0)/INDIRECT(&quot;R&quot;&amp;ROW()&amp;&quot;C6&quot;;0)" office:value-type="float" office:value="0.00180792361584723">
            <text:p>0.0018</text:p>
          </table:table-cell>
          <table:table-cell table:style-name="ce11" table:formula="of:=INDIRECT(&quot;R8C&quot;&amp;COLUMN();0)/INDIRECT(&quot;R&quot;&amp;ROW()&amp;&quot;C6&quot;;0)" office:value-type="float" office:value="0.00143642989508201">
            <text:p>0.0014</text:p>
          </table:table-cell>
          <table:table-cell table:style-name="ce11" table:formula="of:=INDIRECT(&quot;R8C&quot;&amp;COLUMN();0)/INDIRECT(&quot;R&quot;&amp;ROW()&amp;&quot;C6&quot;;0)" office:value-type="float" office:value="0.00113574307148614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901575492039873">
            <text:p>0.0009</text:p>
          </table:table-cell>
          <table:table-cell table:style-name="ce11" table:formula="of:=INDIRECT(&quot;R8C&quot;&amp;COLUMN();0)/INDIRECT(&quot;R&quot;&amp;ROW()&amp;&quot;C6&quot;;0)" office:value-type="float" office:value="0.000716721433442867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67965224819339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49751655058866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57120714241428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8216945322779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2539387300996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7777777777777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07430370416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243791376471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88685969371938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03661176211241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7])+1" office:value-type="float" office:value="19">
            <text:p>19</text:p>
          </table:table-cell>
          <table:table-cell table:style-name="ce5" office:value-type="string">
            <text:p>00 (2/0)</text:p>
          </table:table-cell>
          <table:table-cell table:style-name="ce9" office:value-type="float" office:value="0.3648">
            <text:p>0.3648</text:p>
          </table:table-cell>
          <table:table-cell table:style-name="ce13" office:value-type="float" office:value="9.266">
            <text:p>9.2660</text:p>
          </table:table-cell>
          <table:table-cell table:style-name="ce14" table:formula="of:=[.D28]/2" office:value-type="float" office:value="4.633">
            <text:p>4.6330</text:p>
          </table:table-cell>
          <table:table-cell table:style-name="ce16" table:formula="of:=pi*[.D28]*[.D28]/4" office:value-type="float" office:value="67.4333092739896">
            <text:p>67.433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67.627814220835">
            <text:p>67.6278</text:p>
          </table:table-cell>
          <table:table-cell table:style-name="ce11" table:formula="of:=INDIRECT(&quot;R8C&quot;&amp;COLUMN();0)/INDIRECT(&quot;R&quot;&amp;ROW()&amp;&quot;C6&quot;;0)" office:value-type="float" office:value="46.9637598755798">
            <text:p>46.9638</text:p>
          </table:table-cell>
          <table:table-cell table:style-name="ce11" table:formula="of:=INDIRECT(&quot;R8C&quot;&amp;COLUMN();0)/INDIRECT(&quot;R&quot;&amp;ROW()&amp;&quot;C6&quot;;0)" office:value-type="float" office:value="38.0406454992197">
            <text:p>38.0406</text:p>
          </table:table-cell>
          <table:table-cell table:style-name="ce11" table:formula="of:=INDIRECT(&quot;R8C&quot;&amp;COLUMN();0)/INDIRECT(&quot;R&quot;&amp;ROW()&amp;&quot;C6&quot;;0)" office:value-type="float" office:value="30.0568063203711">
            <text:p>30.0568</text:p>
          </table:table-cell>
          <table:table-cell table:style-name="ce11" table:formula="of:=INDIRECT(&quot;R8C&quot;&amp;COLUMN();0)/INDIRECT(&quot;R&quot;&amp;ROW()&amp;&quot;C6&quot;;0)" office:value-type="float" office:value="23.0122423390341">
            <text:p>23.0122</text:p>
          </table:table-cell>
          <table:table-cell table:style-name="ce11" table:formula="of:=INDIRECT(&quot;R8C&quot;&amp;COLUMN();0)/INDIRECT(&quot;R&quot;&amp;ROW()&amp;&quot;C6&quot;;0)" office:value-type="float" office:value="19.8421885474325">
            <text:p>19.8422</text:p>
          </table:table-cell>
          <table:table-cell table:style-name="ce11" table:formula="of:=INDIRECT(&quot;R8C&quot;&amp;COLUMN();0)/INDIRECT(&quot;R&quot;&amp;ROW()&amp;&quot;C6&quot;;0)" office:value-type="float" office:value="16.9069535552087">
            <text:p>16.9070</text:p>
          </table:table-cell>
          <table:table-cell table:style-name="ce11" table:formula="of:=INDIRECT(&quot;R8C&quot;&amp;COLUMN();0)/INDIRECT(&quot;R&quot;&amp;ROW()&amp;&quot;C6&quot;;0)" office:value-type="float" office:value="14.2065373623629">
            <text:p>14.2065</text:p>
          </table:table-cell>
          <table:table-cell table:style-name="ce11" table:formula="of:=INDIRECT(&quot;R8C&quot;&amp;COLUMN();0)/INDIRECT(&quot;R&quot;&amp;ROW()&amp;&quot;C6&quot;;0)" office:value-type="float" office:value="11.740939968895">
            <text:p>11.7409</text:p>
          </table:table-cell>
          <table:table-cell table:style-name="ce11" table:formula="of:=INDIRECT(&quot;R8C&quot;&amp;COLUMN();0)/INDIRECT(&quot;R&quot;&amp;ROW()&amp;&quot;C6&quot;;0)" office:value-type="float" office:value="7.51420158009277">
            <text:p>7.5142</text:p>
          </table:table-cell>
          <table:table-cell table:style-name="ce11" table:formula="of:=INDIRECT(&quot;R8C&quot;&amp;COLUMN();0)/INDIRECT(&quot;R&quot;&amp;ROW()&amp;&quot;C6&quot;;0)" office:value-type="float" office:value="5.75306058475853">
            <text:p>5.7531</text:p>
          </table:table-cell>
          <table:table-cell table:style-name="ce11" table:formula="of:=INDIRECT(&quot;R8C&quot;&amp;COLUMN();0)/INDIRECT(&quot;R&quot;&amp;ROW()&amp;&quot;C6&quot;;0)" office:value-type="float" office:value="4.96054713685812">
            <text:p>4.9605</text:p>
          </table:table-cell>
          <table:table-cell table:style-name="ce11" table:formula="of:=INDIRECT(&quot;R8C&quot;&amp;COLUMN();0)/INDIRECT(&quot;R&quot;&amp;ROW()&amp;&quot;C6&quot;;0)" office:value-type="float" office:value="4.22673838880218">
            <text:p>4.2267</text:p>
          </table:table-cell>
          <table:table-cell table:style-name="ce11" table:formula="of:=INDIRECT(&quot;R8C&quot;&amp;COLUMN();0)/INDIRECT(&quot;R&quot;&amp;ROW()&amp;&quot;C6&quot;;0)" office:value-type="float" office:value="2.93523499222374">
            <text:p>2.9352</text:p>
          </table:table-cell>
          <table:table-cell table:style-name="ce11" table:formula="of:=INDIRECT(&quot;R8C&quot;&amp;COLUMN();0)/INDIRECT(&quot;R&quot;&amp;ROW()&amp;&quot;C6&quot;;0)" office:value-type="float" office:value="1.87855039502319">
            <text:p>1.8786</text:p>
          </table:table-cell>
          <table:table-cell table:style-name="ce11" table:formula="of:=INDIRECT(&quot;R8C&quot;&amp;COLUMN();0)/INDIRECT(&quot;R&quot;&amp;ROW()&amp;&quot;C6&quot;;0)" office:value-type="float" office:value="1.59000505434763">
            <text:p>1.5900</text:p>
          </table:table-cell>
          <table:table-cell table:style-name="ce11" table:formula="of:=INDIRECT(&quot;R8C&quot;&amp;COLUMN();0)/INDIRECT(&quot;R&quot;&amp;ROW()&amp;&quot;C6&quot;;0)" office:value-type="float" office:value="1.26071260571257">
            <text:p>1.2607</text:p>
          </table:table-cell>
          <table:table-cell table:style-name="ce11" table:formula="of:=INDIRECT(&quot;R8C&quot;&amp;COLUMN();0)/INDIRECT(&quot;R&quot;&amp;ROW()&amp;&quot;C6&quot;;0)" office:value-type="float" office:value="1.05668459720055">
            <text:p>1.0567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11076904026">
            <text:p>0.7931</text:p>
          </table:table-cell>
          <table:table-cell table:style-name="ce11" table:formula="of:=INDIRECT(&quot;R8C&quot;&amp;COLUMN();0)/INDIRECT(&quot;R&quot;&amp;ROW()&amp;&quot;C6&quot;;0)" office:value-type="float" office:value="0.733808748055935">
            <text:p>0.7338</text:p>
          </table:table-cell>
          <table:table-cell table:style-name="ce11" table:formula="of:=INDIRECT(&quot;R8C&quot;&amp;COLUMN();0)/INDIRECT(&quot;R&quot;&amp;ROW()&amp;&quot;C6&quot;;0)" office:value-type="float" office:value="0.62885961217514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771913257164">
            <text:p>0.4988</text:p>
          </table:table-cell>
          <table:table-cell table:style-name="ce11" table:formula="of:=INDIRECT(&quot;R8C&quot;&amp;COLUMN();0)/INDIRECT(&quot;R&quot;&amp;ROW()&amp;&quot;C6&quot;;0)" office:value-type="float" office:value="0.469637598755798">
            <text:p>0.4696</text:p>
          </table:table-cell>
          <table:table-cell table:style-name="ce11" table:formula="of:=INDIRECT(&quot;R8C&quot;&amp;COLUMN();0)/INDIRECT(&quot;R&quot;&amp;ROW()&amp;&quot;C6&quot;;0)" office:value-type="float" office:value="0.395462624685594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604834898842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64171149300136">
            <text:p>0.2642</text:p>
          </table:table-cell>
          <table:table-cell table:style-name="ce11" table:formula="of:=INDIRECT(&quot;R8C&quot;&amp;COLUMN();0)/INDIRECT(&quot;R&quot;&amp;ROW()&amp;&quot;C6&quot;;0)" office:value-type="float" office:value="0.248706619974787">
            <text:p>0.2487</text:p>
          </table:table-cell>
          <table:table-cell table:style-name="ce11" table:formula="of:=INDIRECT(&quot;R8C&quot;&amp;COLUMN();0)/INDIRECT(&quot;R&quot;&amp;ROW()&amp;&quot;C6&quot;;0)" office:value-type="float" office:value="0.197221876822907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44560468591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08397810935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3573067375912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088637669057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8809920795964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900310738255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195482869563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691171812459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878926501101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118931795378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032047704022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28021514777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735209720485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940313507454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824334701518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044501599814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2405959853413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4128562030412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1122757473914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040503778089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785334509156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012221001665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2680935652038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734849920257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0016010481214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5245646466157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736395808017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8164115026311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817023391300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785503950231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8720999405116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8811411616539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37130978231271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743547926550438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8])+1" office:value-type="float" office:value="20">
            <text:p>20</text:p>
          </table:table-cell>
          <table:table-cell table:style-name="ce5" office:value-type="string">
            <text:p>0 (1/0)</text:p>
          </table:table-cell>
          <table:table-cell table:style-name="ce9" office:value-type="float" office:value="0.3249">
            <text:p>0.3249</text:p>
          </table:table-cell>
          <table:table-cell table:style-name="ce13" office:value-type="float" office:value="8.252">
            <text:p>8.2520</text:p>
          </table:table-cell>
          <table:table-cell table:style-name="ce14" table:formula="of:=[.D29]/2" office:value-type="float" office:value="4.126">
            <text:p>4.1260</text:p>
          </table:table-cell>
          <table:table-cell table:style-name="ce16" table:formula="of:=pi*[.D29]*[.D29]/4" office:value-type="float" office:value="53.4820837772235">
            <text:p>53.482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85.2690656346416">
            <text:p>85.2691</text:p>
          </table:table-cell>
          <table:table-cell table:style-name="ce11" table:formula="of:=INDIRECT(&quot;R8C&quot;&amp;COLUMN();0)/INDIRECT(&quot;R&quot;&amp;ROW()&amp;&quot;C6&quot;;0)" office:value-type="float" office:value="59.2146289129456">
            <text:p>59.2146</text:p>
          </table:table-cell>
          <table:table-cell table:style-name="ce11" table:formula="of:=INDIRECT(&quot;R8C&quot;&amp;COLUMN();0)/INDIRECT(&quot;R&quot;&amp;ROW()&amp;&quot;C6&quot;;0)" office:value-type="float" office:value="47.9638494194859">
            <text:p>47.9638</text:p>
          </table:table-cell>
          <table:table-cell table:style-name="ce11" table:formula="of:=INDIRECT(&quot;R8C&quot;&amp;COLUMN();0)/INDIRECT(&quot;R&quot;&amp;ROW()&amp;&quot;C6&quot;;0)" office:value-type="float" office:value="37.8973625042851">
            <text:p>37.8974</text:p>
          </table:table-cell>
          <table:table-cell table:style-name="ce11" table:formula="of:=INDIRECT(&quot;R8C&quot;&amp;COLUMN();0)/INDIRECT(&quot;R&quot;&amp;ROW()&amp;&quot;C6&quot;;0)" office:value-type="float" office:value="29.0151681673433">
            <text:p>29.0152</text:p>
          </table:table-cell>
          <table:table-cell table:style-name="ce11" table:formula="of:=INDIRECT(&quot;R8C&quot;&amp;COLUMN();0)/INDIRECT(&quot;R&quot;&amp;ROW()&amp;&quot;C6&quot;;0)" office:value-type="float" office:value="25.0181807157195">
            <text:p>25.0182</text:p>
          </table:table-cell>
          <table:table-cell table:style-name="ce11" table:formula="of:=INDIRECT(&quot;R8C&quot;&amp;COLUMN();0)/INDIRECT(&quot;R&quot;&amp;ROW()&amp;&quot;C6&quot;;0)" office:value-type="float" office:value="21.3172664086604">
            <text:p>21.3173</text:p>
          </table:table-cell>
          <table:table-cell table:style-name="ce11" table:formula="of:=INDIRECT(&quot;R8C&quot;&amp;COLUMN();0)/INDIRECT(&quot;R&quot;&amp;ROW()&amp;&quot;C6&quot;;0)" office:value-type="float" office:value="17.912425246166">
            <text:p>17.9124</text:p>
          </table:table-cell>
          <table:table-cell table:style-name="ce11" table:formula="of:=INDIRECT(&quot;R8C&quot;&amp;COLUMN();0)/INDIRECT(&quot;R&quot;&amp;ROW()&amp;&quot;C6&quot;;0)" office:value-type="float" office:value="14.8036572282364">
            <text:p>14.8037</text:p>
          </table:table-cell>
          <table:table-cell table:style-name="ce11" table:formula="of:=INDIRECT(&quot;R8C&quot;&amp;COLUMN();0)/INDIRECT(&quot;R&quot;&amp;ROW()&amp;&quot;C6&quot;;0)" office:value-type="float" office:value="9.47434062607129">
            <text:p>9.4743</text:p>
          </table:table-cell>
          <table:table-cell table:style-name="ce11" table:formula="of:=INDIRECT(&quot;R8C&quot;&amp;COLUMN();0)/INDIRECT(&quot;R&quot;&amp;ROW()&amp;&quot;C6&quot;;0)" office:value-type="float" office:value="7.25379204183583">
            <text:p>7.2538</text:p>
          </table:table-cell>
          <table:table-cell table:style-name="ce11" table:formula="of:=INDIRECT(&quot;R8C&quot;&amp;COLUMN();0)/INDIRECT(&quot;R&quot;&amp;ROW()&amp;&quot;C6&quot;;0)" office:value-type="float" office:value="6.25454517892987">
            <text:p>6.2545</text:p>
          </table:table-cell>
          <table:table-cell table:style-name="ce11" table:formula="of:=INDIRECT(&quot;R8C&quot;&amp;COLUMN();0)/INDIRECT(&quot;R&quot;&amp;ROW()&amp;&quot;C6&quot;;0)" office:value-type="float" office:value="5.3293166021651">
            <text:p>5.3293</text:p>
          </table:table-cell>
          <table:table-cell table:style-name="ce11" table:formula="of:=INDIRECT(&quot;R8C&quot;&amp;COLUMN();0)/INDIRECT(&quot;R&quot;&amp;ROW()&amp;&quot;C6&quot;;0)" office:value-type="float" office:value="3.7009143070591">
            <text:p>3.7009</text:p>
          </table:table-cell>
          <table:table-cell table:style-name="ce11" table:formula="of:=INDIRECT(&quot;R8C&quot;&amp;COLUMN();0)/INDIRECT(&quot;R&quot;&amp;ROW()&amp;&quot;C6&quot;;0)" office:value-type="float" office:value="2.36858515651782">
            <text:p>2.3686</text:p>
          </table:table-cell>
          <table:table-cell table:style-name="ce11" table:formula="of:=INDIRECT(&quot;R8C&quot;&amp;COLUMN();0)/INDIRECT(&quot;R&quot;&amp;ROW()&amp;&quot;C6&quot;;0)" office:value-type="float" office:value="2.00477047647668">
            <text:p>2.0048</text:p>
          </table:table-cell>
          <table:table-cell table:style-name="ce11" table:formula="of:=INDIRECT(&quot;R8C&quot;&amp;COLUMN();0)/INDIRECT(&quot;R&quot;&amp;ROW()&amp;&quot;C6&quot;;0)" office:value-type="float" office:value="1.58957948236935">
            <text:p>1.5896</text:p>
          </table:table-cell>
          <table:table-cell table:style-name="ce11" table:formula="of:=INDIRECT(&quot;R8C&quot;&amp;COLUMN();0)/INDIRECT(&quot;R&quot;&amp;ROW()&amp;&quot;C6&quot;;0)" office:value-type="float" office:value="1.33232915054127">
            <text:p>1.3323</text:p>
          </table:table-cell>
          <table:table-cell table:style-name="ce11" table:formula="of:=INDIRECT(&quot;R8C&quot;&amp;COLUMN();0)/INDIRECT(&quot;R&quot;&amp;ROW()&amp;&quot;C6&quot;;0)" office:value-type="float" office:value="1.2608579268317">
            <text:p>1.2609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925228576764774">
            <text:p>0.9252</text:p>
          </table:table-cell>
          <table:table-cell table:style-name="ce11" table:formula="of:=INDIRECT(&quot;R8C&quot;&amp;COLUMN();0)/INDIRECT(&quot;R&quot;&amp;ROW()&amp;&quot;C6&quot;;0)" office:value-type="float" office:value="0.792902626875337">
            <text:p>0.7929</text:p>
          </table:table-cell>
          <table:table-cell table:style-name="ce11" table:formula="of:=INDIRECT(&quot;R8C&quot;&amp;COLUMN();0)/INDIRECT(&quot;R&quot;&amp;ROW()&amp;&quot;C6&quot;;0)" office:value-type="float" office:value="0.62888052051131">
            <text:p>0.6289</text:p>
          </table:table-cell>
          <table:table-cell table:style-name="ce11" table:formula="of:=INDIRECT(&quot;R8C&quot;&amp;COLUMN();0)/INDIRECT(&quot;R&quot;&amp;ROW()&amp;&quot;C6&quot;;0)" office:value-type="float" office:value="0.592146289129455">
            <text:p>0.5921</text:p>
          </table:table-cell>
          <table:table-cell table:style-name="ce11" table:formula="of:=INDIRECT(&quot;R8C&quot;&amp;COLUMN();0)/INDIRECT(&quot;R&quot;&amp;ROW()&amp;&quot;C6&quot;;0)" office:value-type="float" office:value="0.498622185100502">
            <text:p>0.4986</text:p>
          </table:table-cell>
          <table:table-cell table:style-name="ce11" table:formula="of:=INDIRECT(&quot;R8C&quot;&amp;COLUMN();0)/INDIRECT(&quot;R&quot;&amp;ROW()&amp;&quot;C6&quot;;0)" office:value-type="float" office:value="0.395411141974953">
            <text:p>0.3954</text:p>
          </table:table-cell>
          <table:table-cell table:style-name="ce11" table:formula="of:=INDIRECT(&quot;R8C&quot;&amp;COLUMN();0)/INDIRECT(&quot;R&quot;&amp;ROW()&amp;&quot;C6&quot;;0)" office:value-type="float" office:value="0.333082287635319">
            <text:p>0.3331</text:p>
          </table:table-cell>
          <table:table-cell table:style-name="ce11" table:formula="of:=INDIRECT(&quot;R8C&quot;&amp;COLUMN();0)/INDIRECT(&quot;R&quot;&amp;ROW()&amp;&quot;C6&quot;;0)" office:value-type="float" office:value="0.313583713250731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48668766736788">
            <text:p>0.2487</text:p>
          </table:table-cell>
          <table:table-cell table:style-name="ce11" table:formula="of:=INDIRECT(&quot;R8C&quot;&amp;COLUMN();0)/INDIRECT(&quot;R&quot;&amp;ROW()&amp;&quot;C6&quot;;0)" office:value-type="float" office:value="0.197255680786209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52267391985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014589861909">
            <text:p>0.1240</text:p>
          </table:table-cell>
          <table:table-cell table:style-name="ce11" table:formula="of:=INDIRECT(&quot;R8C&quot;&amp;COLUMN();0)/INDIRECT(&quot;R&quot;&amp;ROW()&amp;&quot;C6&quot;;0)" office:value-type="float" office:value="0.0983580942436376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23139383769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8955548078475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720209663181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215710922706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757535592952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756393902305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212528333735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8608401518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43746817705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263631619497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640988456448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050488854595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159585748862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462908211972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4021540100504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874933534525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379742192671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318360166627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119530945832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490885859366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671662552053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9217240539111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5802337845976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594258792768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00298827364579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685851565178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7516050986274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9804310134778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8158902238245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0937508297170397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29])+1" office:value-type="float" office:value="21">
            <text:p>21</text:p>
          </table:table-cell>
          <table:table-cell table:style-name="ce5" office:value-type="string">
            <text:p>n/a</text:p>
          </table:table-cell>
          <table:table-cell table:style-name="ce9" office:value-type="float" office:value="0.3125">
            <text:p>0.3125</text:p>
          </table:table-cell>
          <table:table-cell table:style-name="ce12" table:formula="of:=[.C30]*25.4" office:value-type="float" office:value="7.9375">
            <text:p>7.9375</text:p>
          </table:table-cell>
          <table:table-cell table:style-name="ce14" table:formula="of:=[.D30]/2" office:value-type="float" office:value="3.96875">
            <text:p>3.9688</text:p>
          </table:table-cell>
          <table:table-cell table:style-name="ce15" table:formula="of:=pi*[.D30]*[.D30]/4" office:value-type="float" office:value="49.483152255615">
            <text:p>49.4832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92.16">
            <text:p>92.1600</text:p>
          </table:table-cell>
          <table:table-cell table:style-name="ce11" table:formula="of:=INDIRECT(&quot;R8C&quot;&amp;COLUMN();0)/INDIRECT(&quot;R&quot;&amp;ROW()&amp;&quot;C6&quot;;0)" office:value-type="float" office:value="64">
            <text:p>64.0000</text:p>
          </table:table-cell>
          <table:table-cell table:style-name="ce11" table:formula="of:=INDIRECT(&quot;R8C&quot;&amp;COLUMN();0)/INDIRECT(&quot;R&quot;&amp;ROW()&amp;&quot;C6&quot;;0)" office:value-type="float" office:value="51.84">
            <text:p>51.8400</text:p>
          </table:table-cell>
          <table:table-cell table:style-name="ce11" table:formula="of:=INDIRECT(&quot;R8C&quot;&amp;COLUMN();0)/INDIRECT(&quot;R&quot;&amp;ROW()&amp;&quot;C6&quot;;0)" office:value-type="float" office:value="40.96">
            <text:p>40.9600</text:p>
          </table:table-cell>
          <table:table-cell table:style-name="ce11" table:formula="of:=INDIRECT(&quot;R8C&quot;&amp;COLUMN();0)/INDIRECT(&quot;R&quot;&amp;ROW()&amp;&quot;C6&quot;;0)" office:value-type="float" office:value="31.36">
            <text:p>31.3600</text:p>
          </table:table-cell>
          <table:table-cell table:style-name="ce11" table:formula="of:=INDIRECT(&quot;R8C&quot;&amp;COLUMN();0)/INDIRECT(&quot;R&quot;&amp;ROW()&amp;&quot;C6&quot;;0)" office:value-type="float" office:value="27.04">
            <text:p>27.0400</text:p>
          </table:table-cell>
          <table:table-cell table:style-name="ce11" table:formula="of:=INDIRECT(&quot;R8C&quot;&amp;COLUMN();0)/INDIRECT(&quot;R&quot;&amp;ROW()&amp;&quot;C6&quot;;0)" office:value-type="float" office:value="23.04">
            <text:p>23.0400</text:p>
          </table:table-cell>
          <table:table-cell table:style-name="ce11" table:formula="of:=INDIRECT(&quot;R8C&quot;&amp;COLUMN();0)/INDIRECT(&quot;R&quot;&amp;ROW()&amp;&quot;C6&quot;;0)" office:value-type="float" office:value="19.36">
            <text:p>19.3600</text:p>
          </table:table-cell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0.24">
            <text:p>10.2400</text:p>
          </table:table-cell>
          <table:table-cell table:style-name="ce11" table:formula="of:=INDIRECT(&quot;R8C&quot;&amp;COLUMN();0)/INDIRECT(&quot;R&quot;&amp;ROW()&amp;&quot;C6&quot;;0)" office:value-type="float" office:value="7.84">
            <text:p>7.8400</text:p>
          </table:table-cell>
          <table:table-cell table:style-name="ce11" table:formula="of:=INDIRECT(&quot;R8C&quot;&amp;COLUMN();0)/INDIRECT(&quot;R&quot;&amp;ROW()&amp;&quot;C6&quot;;0)" office:value-type="float" office:value="6.76">
            <text:p>6.7600</text:p>
          </table:table-cell>
          <table:table-cell table:style-name="ce11" table:formula="of:=INDIRECT(&quot;R8C&quot;&amp;COLUMN();0)/INDIRECT(&quot;R&quot;&amp;ROW()&amp;&quot;C6&quot;;0)" office:value-type="float" office:value="5.76">
            <text:p>5.7600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2.56">
            <text:p>2.5600</text:p>
          </table:table-cell>
          <table:table-cell table:style-name="ce11" table:formula="of:=INDIRECT(&quot;R8C&quot;&amp;COLUMN();0)/INDIRECT(&quot;R&quot;&amp;ROW()&amp;&quot;C6&quot;;0)" office:value-type="float" office:value="2.166784">
            <text:p>2.1668</text:p>
          </table:table-cell>
          <table:table-cell table:style-name="ce11" table:formula="of:=INDIRECT(&quot;R8C&quot;&amp;COLUMN();0)/INDIRECT(&quot;R&quot;&amp;ROW()&amp;&quot;C6&quot;;0)" office:value-type="float" office:value="1.71803976043152">
            <text:p>1.7180</text:p>
          </table:table-cell>
          <table:table-cell table:style-name="ce11" table:formula="of:=INDIRECT(&quot;R8C&quot;&amp;COLUMN();0)/INDIRECT(&quot;R&quot;&amp;ROW()&amp;&quot;C6&quot;;0)" office:value-type="float" office:value="1.44">
            <text:p>1.4400</text:p>
          </table:table-cell>
          <table:table-cell table:style-name="ce11" table:formula="of:=INDIRECT(&quot;R8C&quot;&amp;COLUMN();0)/INDIRECT(&quot;R&quot;&amp;ROW()&amp;&quot;C6&quot;;0)" office:value-type="float" office:value="1.3627529007378">
            <text:p>1.3628</text:p>
          </table:table-cell>
          <table:table-cell table:style-name="ce11" table:formula="of:=INDIRECT(&quot;R8C&quot;&amp;COLUMN();0)/INDIRECT(&quot;R&quot;&amp;ROW()&amp;&quot;C6&quot;;0)" office:value-type="float" office:value="1.080814001116">
            <text:p>1.080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56980260648521">
            <text:p>0.8570</text:p>
          </table:table-cell>
          <table:table-cell table:style-name="ce11" table:formula="of:=INDIRECT(&quot;R8C&quot;&amp;COLUMN();0)/INDIRECT(&quot;R&quot;&amp;ROW()&amp;&quot;C6&quot;;0)" office:value-type="float" office:value="0.679702871597743">
            <text:p>0.6797</text:p>
          </table:table-cell>
          <table:table-cell table:style-name="ce11" table:formula="of:=INDIRECT(&quot;R8C&quot;&amp;COLUMN();0)/INDIRECT(&quot;R&quot;&amp;ROW()&amp;&quot;C6&quot;;0)" office:value-type="float" office:value="0.64">
            <text:p>0.6400</text:p>
          </table:table-cell>
          <table:table-cell table:style-name="ce11" table:formula="of:=INDIRECT(&quot;R8C&quot;&amp;COLUMN();0)/INDIRECT(&quot;R&quot;&amp;ROW()&amp;&quot;C6&quot;;0)" office:value-type="float" office:value="0.538917838923678">
            <text:p>0.5389</text:p>
          </table:table-cell>
          <table:table-cell table:style-name="ce11" table:formula="of:=INDIRECT(&quot;R8C&quot;&amp;COLUMN();0)/INDIRECT(&quot;R&quot;&amp;ROW()&amp;&quot;C6&quot;;0)" office:value-type="float" office:value="0.427365898443797">
            <text:p>0.4274</text:p>
          </table:table-cell>
          <table:table-cell table:style-name="ce11" table:formula="of:=INDIRECT(&quot;R8C&quot;&amp;COLUMN();0)/INDIRECT(&quot;R&quot;&amp;ROW()&amp;&quot;C6&quot;;0)" office:value-type="float" office:value="0.36">
            <text:p>0.3600</text:p>
          </table:table-cell>
          <table:table-cell table:style-name="ce11" table:formula="of:=INDIRECT(&quot;R8C&quot;&amp;COLUMN();0)/INDIRECT(&quot;R&quot;&amp;ROW()&amp;&quot;C6&quot;;0)" office:value-type="float" office:value="0.338925667803336">
            <text:p>0.3389</text:p>
          </table:table-cell>
          <table:table-cell table:style-name="ce11" table:formula="of:=INDIRECT(&quot;R8C&quot;&amp;COLUMN();0)/INDIRECT(&quot;R&quot;&amp;ROW()&amp;&quot;C6&quot;;0)" office:value-type="float" office:value="0.268764684729369">
            <text:p>0.2688</text:p>
          </table:table-cell>
          <table:table-cell table:style-name="ce11" table:formula="of:=INDIRECT(&quot;R8C&quot;&amp;COLUMN();0)/INDIRECT(&quot;R&quot;&amp;ROW()&amp;&quot;C6&quot;;0)" office:value-type="float" office:value="0.213196701593403">
            <text:p>0.2132</text:p>
          </table:table-cell>
          <table:table-cell table:style-name="ce11" table:formula="of:=INDIRECT(&quot;R8C&quot;&amp;COLUMN();0)/INDIRECT(&quot;R&quot;&amp;ROW()&amp;&quot;C6&quot;;0)" office:value-type="float" office:value="0.169095801103602">
            <text:p>0.1691</text:p>
          </table:table-cell>
          <table:table-cell table:style-name="ce11" table:formula="of:=INDIRECT(&quot;R8C&quot;&amp;COLUMN();0)/INDIRECT(&quot;R&quot;&amp;ROW()&amp;&quot;C6&quot;;0)" office:value-type="float" office:value="0.13403670506541">
            <text:p>0.1340</text:p>
          </table:table-cell>
          <table:table-cell table:style-name="ce11" table:formula="of:=INDIRECT(&quot;R8C&quot;&amp;COLUMN();0)/INDIRECT(&quot;R&quot;&amp;ROW()&amp;&quot;C6&quot;;0)" office:value-type="float" office:value="0.106306805381611">
            <text:p>0.1063</text:p>
          </table:table-cell>
          <table:table-cell table:style-name="ce11" table:formula="of:=INDIRECT(&quot;R8C&quot;&amp;COLUMN();0)/INDIRECT(&quot;R&quot;&amp;ROW()&amp;&quot;C6&quot;;0)" office:value-type="float" office:value="0.0843285014570029">
            <text:p>0.0843</text:p>
          </table:table-cell>
          <table:table-cell table:style-name="ce11" table:formula="of:=INDIRECT(&quot;R8C&quot;&amp;COLUMN();0)/INDIRECT(&quot;R&quot;&amp;ROW()&amp;&quot;C6&quot;;0)" office:value-type="float" office:value="0.0668975822431645">
            <text:p>0.0669</text:p>
          </table:table-cell>
          <table:table-cell table:style-name="ce11" table:formula="of:=INDIRECT(&quot;R8C&quot;&amp;COLUMN();0)/INDIRECT(&quot;R&quot;&amp;ROW()&amp;&quot;C6&quot;;0)" office:value-type="float" office:value="0.0530377273234546">
            <text:p>0.0530</text:p>
          </table:table-cell>
          <table:table-cell table:style-name="ce11" table:formula="of:=INDIRECT(&quot;R8C&quot;&amp;COLUMN();0)/INDIRECT(&quot;R&quot;&amp;ROW()&amp;&quot;C6&quot;;0)" office:value-type="float" office:value="0.042066978981958">
            <text:p>0.0421</text:p>
          </table:table-cell>
          <table:table-cell table:style-name="ce11" table:formula="of:=INDIRECT(&quot;R8C&quot;&amp;COLUMN();0)/INDIRECT(&quot;R&quot;&amp;ROW()&amp;&quot;C6&quot;;0)" office:value-type="float" office:value="0.0333709467418935">
            <text:p>0.0334</text:p>
          </table:table-cell>
          <table:table-cell table:style-name="ce11" table:formula="of:=INDIRECT(&quot;R8C&quot;&amp;COLUMN();0)/INDIRECT(&quot;R&quot;&amp;ROW()&amp;&quot;C6&quot;;0)" office:value-type="float" office:value="0.0264536137392275">
            <text:p>0.0265</text:p>
          </table:table-cell>
          <table:table-cell table:style-name="ce11" table:formula="of:=INDIRECT(&quot;R8C&quot;&amp;COLUMN();0)/INDIRECT(&quot;R&quot;&amp;ROW()&amp;&quot;C6&quot;;0)" office:value-type="float" office:value="0.020990761981524">
            <text:p>0.0210</text:p>
          </table:table-cell>
          <table:table-cell table:style-name="ce11" table:formula="of:=INDIRECT(&quot;R8C&quot;&amp;COLUMN();0)/INDIRECT(&quot;R&quot;&amp;ROW()&amp;&quot;C6&quot;;0)" office:value-type="float" office:value="0.0166430315580631">
            <text:p>0.0166</text:p>
          </table:table-cell>
          <table:table-cell table:style-name="ce11" table:formula="of:=INDIRECT(&quot;R8C&quot;&amp;COLUMN();0)/INDIRECT(&quot;R&quot;&amp;ROW()&amp;&quot;C6&quot;;0)" office:value-type="float" office:value="0.0132014671709343">
            <text:p>0.0132</text:p>
          </table:table-cell>
          <table:table-cell table:style-name="ce11" table:formula="of:=INDIRECT(&quot;R8C&quot;&amp;COLUMN();0)/INDIRECT(&quot;R&quot;&amp;ROW()&amp;&quot;C6&quot;;0)" office:value-type="float" office:value="0.0104651288982578">
            <text:p>0.0105</text:p>
          </table:table-cell>
          <table:table-cell table:style-name="ce11" table:formula="of:=INDIRECT(&quot;R8C&quot;&amp;COLUMN();0)/INDIRECT(&quot;R&quot;&amp;ROW()&amp;&quot;C6&quot;;0)" office:value-type="float" office:value="0.00829677128154256">
            <text:p>0.0083</text:p>
          </table:table-cell>
          <table:table-cell table:style-name="ce11" table:formula="of:=INDIRECT(&quot;R8C&quot;&amp;COLUMN();0)/INDIRECT(&quot;R&quot;&amp;ROW()&amp;&quot;C6&quot;;0)" office:value-type="float" office:value="0.00658270295740592">
            <text:p>0.0066</text:p>
          </table:table-cell>
          <table:table-cell table:style-name="ce11" table:formula="of:=INDIRECT(&quot;R8C&quot;&amp;COLUMN();0)/INDIRECT(&quot;R&quot;&amp;ROW()&amp;&quot;C6&quot;;0)" office:value-type="float" office:value="0.00521124831049662">
            <text:p>0.0052</text:p>
          </table:table-cell>
          <table:table-cell table:style-name="ce11" table:formula="of:=INDIRECT(&quot;R8C&quot;&amp;COLUMN();0)/INDIRECT(&quot;R&quot;&amp;ROW()&amp;&quot;C6&quot;;0)" office:value-type="float" office:value="0.0041445208010416">
            <text:p>0.0041</text:p>
          </table:table-cell>
          <table:table-cell table:style-name="ce11" table:formula="of:=INDIRECT(&quot;R8C&quot;&amp;COLUMN();0)/INDIRECT(&quot;R&quot;&amp;ROW()&amp;&quot;C6&quot;;0)" office:value-type="float" office:value="0.00328590737181474">
            <text:p>0.0033</text:p>
          </table:table-cell>
          <table:table-cell table:style-name="ce11" table:formula="of:=INDIRECT(&quot;R8C&quot;&amp;COLUMN();0)/INDIRECT(&quot;R&quot;&amp;ROW()&amp;&quot;C6&quot;;0)" office:value-type="float" office:value="0.00260341000682001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684590489181">
            <text:p>0.0021</text:p>
          </table:table-cell>
          <table:table-cell table:style-name="ce11" table:formula="of:=INDIRECT(&quot;R8C&quot;&amp;COLUMN();0)/INDIRECT(&quot;R&quot;&amp;ROW()&amp;&quot;C6&quot;;0)" office:value-type="float" office:value="0.00163547002294005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9826870853742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3207886415773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17869923739847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47642383284767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514253828507657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0632401264802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24567177134354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6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02669973339947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6191059582119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27707795895592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01327209374419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0])+1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0.2893">
            <text:p>0.2893</text:p>
          </table:table-cell>
          <table:table-cell table:style-name="ce13" office:value-type="float" office:value="7.348">
            <text:p>7.3480</text:p>
          </table:table-cell>
          <table:table-cell table:style-name="ce14" table:formula="of:=[.D31]/2" office:value-type="float" office:value="3.674">
            <text:p>3.6740</text:p>
          </table:table-cell>
          <table:table-cell table:style-name="ce16" table:formula="of:=pi*[.D31]*[.D31]/4" office:value-type="float" office:value="42.4060847177274">
            <text:p>42.406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07.540399974041">
            <text:p>107.5404</text:p>
          </table:table-cell>
          <table:table-cell table:style-name="ce11" table:formula="of:=INDIRECT(&quot;R8C&quot;&amp;COLUMN();0)/INDIRECT(&quot;R&quot;&amp;ROW()&amp;&quot;C6&quot;;0)" office:value-type="float" office:value="74.6808333153063">
            <text:p>74.6808</text:p>
          </table:table-cell>
          <table:table-cell table:style-name="ce11" table:formula="of:=INDIRECT(&quot;R8C&quot;&amp;COLUMN();0)/INDIRECT(&quot;R&quot;&amp;ROW()&amp;&quot;C6&quot;;0)" office:value-type="float" office:value="60.4914749853981">
            <text:p>60.4915</text:p>
          </table:table-cell>
          <table:table-cell table:style-name="ce11" table:formula="of:=INDIRECT(&quot;R8C&quot;&amp;COLUMN();0)/INDIRECT(&quot;R&quot;&amp;ROW()&amp;&quot;C6&quot;;0)" office:value-type="float" office:value="47.7957333217961">
            <text:p>47.7957</text:p>
          </table:table-cell>
          <table:table-cell table:style-name="ce11" table:formula="of:=INDIRECT(&quot;R8C&quot;&amp;COLUMN();0)/INDIRECT(&quot;R&quot;&amp;ROW()&amp;&quot;C6&quot;;0)" office:value-type="float" office:value="36.5936083245001">
            <text:p>36.5936</text:p>
          </table:table-cell>
          <table:table-cell table:style-name="ce11" table:formula="of:=INDIRECT(&quot;R8C&quot;&amp;COLUMN();0)/INDIRECT(&quot;R&quot;&amp;ROW()&amp;&quot;C6&quot;;0)" office:value-type="float" office:value="31.5526520757169">
            <text:p>31.5527</text:p>
          </table:table-cell>
          <table:table-cell table:style-name="ce11" table:formula="of:=INDIRECT(&quot;R8C&quot;&amp;COLUMN();0)/INDIRECT(&quot;R&quot;&amp;ROW()&amp;&quot;C6&quot;;0)" office:value-type="float" office:value="26.8850999935103">
            <text:p>26.8851</text:p>
          </table:table-cell>
          <table:table-cell table:style-name="ce11" table:formula="of:=INDIRECT(&quot;R8C&quot;&amp;COLUMN();0)/INDIRECT(&quot;R&quot;&amp;ROW()&amp;&quot;C6&quot;;0)" office:value-type="float" office:value="22.5909520778802">
            <text:p>22.5910</text:p>
          </table:table-cell>
          <table:table-cell table:style-name="ce11" table:formula="of:=INDIRECT(&quot;R8C&quot;&amp;COLUMN();0)/INDIRECT(&quot;R&quot;&amp;ROW()&amp;&quot;C6&quot;;0)" office:value-type="float" office:value="18.6702083288266">
            <text:p>18.6702</text:p>
          </table:table-cell>
          <table:table-cell table:style-name="ce11" table:formula="of:=INDIRECT(&quot;R8C&quot;&amp;COLUMN();0)/INDIRECT(&quot;R&quot;&amp;ROW()&amp;&quot;C6&quot;;0)" office:value-type="float" office:value="11.948933330449">
            <text:p>11.9489</text:p>
          </table:table-cell>
          <table:table-cell table:style-name="ce11" table:formula="of:=INDIRECT(&quot;R8C&quot;&amp;COLUMN();0)/INDIRECT(&quot;R&quot;&amp;ROW()&amp;&quot;C6&quot;;0)" office:value-type="float" office:value="9.14840208112502">
            <text:p>9.1484</text:p>
          </table:table-cell>
          <table:table-cell table:style-name="ce11" table:formula="of:=INDIRECT(&quot;R8C&quot;&amp;COLUMN();0)/INDIRECT(&quot;R&quot;&amp;ROW()&amp;&quot;C6&quot;;0)" office:value-type="float" office:value="7.88816301892923">
            <text:p>7.8882</text:p>
          </table:table-cell>
          <table:table-cell table:style-name="ce11" table:formula="of:=INDIRECT(&quot;R8C&quot;&amp;COLUMN();0)/INDIRECT(&quot;R&quot;&amp;ROW()&amp;&quot;C6&quot;;0)" office:value-type="float" office:value="6.72127499837757">
            <text:p>6.7213</text:p>
          </table:table-cell>
          <table:table-cell table:style-name="ce11" table:formula="of:=INDIRECT(&quot;R8C&quot;&amp;COLUMN();0)/INDIRECT(&quot;R&quot;&amp;ROW()&amp;&quot;C6&quot;;0)" office:value-type="float" office:value="4.66755208220665">
            <text:p>4.6676</text:p>
          </table:table-cell>
          <table:table-cell table:style-name="ce11" table:formula="of:=INDIRECT(&quot;R8C&quot;&amp;COLUMN();0)/INDIRECT(&quot;R&quot;&amp;ROW()&amp;&quot;C6&quot;;0)" office:value-type="float" office:value="2.98723333261225">
            <text:p>2.9872</text:p>
          </table:table-cell>
          <table:table-cell table:style-name="ce11" table:formula="of:=INDIRECT(&quot;R8C&quot;&amp;COLUMN();0)/INDIRECT(&quot;R&quot;&amp;ROW()&amp;&quot;C6&quot;;0)" office:value-type="float" office:value="2.52839429272301">
            <text:p>2.5284</text:p>
          </table:table-cell>
          <table:table-cell table:style-name="ce11" table:formula="of:=INDIRECT(&quot;R8C&quot;&amp;COLUMN();0)/INDIRECT(&quot;R&quot;&amp;ROW()&amp;&quot;C6&quot;;0)" office:value-type="float" office:value="2.00476001527899">
            <text:p>2.0048</text:p>
          </table:table-cell>
          <table:table-cell table:style-name="ce11" table:formula="of:=INDIRECT(&quot;R8C&quot;&amp;COLUMN();0)/INDIRECT(&quot;R&quot;&amp;ROW()&amp;&quot;C6&quot;;0)" office:value-type="float" office:value="1.68031874959439">
            <text:p>1.6803</text:p>
          </table:table-cell>
          <table:table-cell table:style-name="ce11" table:formula="of:=INDIRECT(&quot;R8C&quot;&amp;COLUMN();0)/INDIRECT(&quot;R&quot;&amp;ROW()&amp;&quot;C6&quot;;0)" office:value-type="float" office:value="1.59018003484297">
            <text:p>1.5902</text:p>
          </table:table-cell>
          <table:table-cell table:style-name="ce11" table:formula="of:=INDIRECT(&quot;R8C&quot;&amp;COLUMN();0)/INDIRECT(&quot;R&quot;&amp;ROW()&amp;&quot;C6&quot;;0)" office:value-type="float" office:value="1.26118891034677">
            <text:p>1.2612</text:p>
          </table:table-cell>
          <table:table-cell table:style-name="ce11" table:formula="of:=INDIRECT(&quot;R8C&quot;&amp;COLUMN();0)/INDIRECT(&quot;R&quot;&amp;ROW()&amp;&quot;C6&quot;;0)" office:value-type="float" office:value="1.16688802055166">
            <text:p>1.1669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137138401971">
            <text:p>0.7931</text:p>
          </table:table-cell>
          <table:table-cell table:style-name="ce11" table:formula="of:=INDIRECT(&quot;R8C&quot;&amp;COLUMN();0)/INDIRECT(&quot;R&quot;&amp;ROW()&amp;&quot;C6&quot;;0)" office:value-type="float" office:value="0.746808333153063">
            <text:p>0.7468</text:p>
          </table:table-cell>
          <table:table-cell table:style-name="ce11" table:formula="of:=INDIRECT(&quot;R8C&quot;&amp;COLUMN();0)/INDIRECT(&quot;R&quot;&amp;ROW()&amp;&quot;C6&quot;;0)" office:value-type="float" office:value="0.62885677030163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688147286365">
            <text:p>0.4987</text:p>
          </table:table-cell>
          <table:table-cell table:style-name="ce11" table:formula="of:=INDIRECT(&quot;R8C&quot;&amp;COLUMN();0)/INDIRECT(&quot;R&quot;&amp;ROW()&amp;&quot;C6&quot;;0)" office:value-type="float" office:value="0.420079687398598">
            <text:p>0.4201</text:p>
          </table:table-cell>
          <table:table-cell table:style-name="ce11" table:formula="of:=INDIRECT(&quot;R8C&quot;&amp;COLUMN();0)/INDIRECT(&quot;R&quot;&amp;ROW()&amp;&quot;C6&quot;;0)" office:value-type="float" office:value="0.395488301617184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618290958045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4877667711047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31586463338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05825455043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048137702919">
            <text:p>0.1240</text:p>
          </table:table-cell>
          <table:table-cell table:style-name="ce11" table:formula="of:=INDIRECT(&quot;R8C&quot;&amp;COLUMN();0)/INDIRECT(&quot;R&quot;&amp;ROW()&amp;&quot;C6&quot;;0)" office:value-type="float" office:value="0.0984019181412501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619873234182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8890886510248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874538348453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40157987583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684049726054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938686984916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205541507671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046338954693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1633544906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140301768907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812772238469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094322563859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619167366262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428594881302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788794954259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1366008518421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0841037774009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493420344939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432046285022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4362616381529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5726138656522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00076632008414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4134622821463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8733550862347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872333326122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6493164015908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893153466413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9020697161623">
            <text:p>0.0001</text:p>
          </table:table-cell>
          <table:table-cell table:style-name="ce11" table:formula="of:=INDIRECT(&quot;R8C&quot;&amp;COLUMN();0)/INDIRECT(&quot;R&quot;&amp;ROW()&amp;&quot;C6&quot;;0)" office:value-type="float" office:value="0.000118237506774939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1])+1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0.2576">
            <text:p>0.2576</text:p>
          </table:table-cell>
          <table:table-cell table:style-name="ce13" office:value-type="float" office:value="6.544">
            <text:p>6.5440</text:p>
          </table:table-cell>
          <table:table-cell table:style-name="ce14" table:formula="of:=[.D32]/2" office:value-type="float" office:value="3.272">
            <text:p>3.2720</text:p>
          </table:table-cell>
          <table:table-cell table:style-name="ce16" table:formula="of:=pi*[.D32]*[.D32]/4" office:value-type="float" office:value="33.6338406838498">
            <text:p>33.6338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35.588657707689">
            <text:p>135.5887</text:p>
          </table:table-cell>
          <table:table-cell table:style-name="ce11" table:formula="of:=INDIRECT(&quot;R8C&quot;&amp;COLUMN();0)/INDIRECT(&quot;R&quot;&amp;ROW()&amp;&quot;C6&quot;;0)" office:value-type="float" office:value="94.1587900747844">
            <text:p>94.1588</text:p>
          </table:table-cell>
          <table:table-cell table:style-name="ce11" table:formula="of:=INDIRECT(&quot;R8C&quot;&amp;COLUMN();0)/INDIRECT(&quot;R&quot;&amp;ROW()&amp;&quot;C6&quot;;0)" office:value-type="float" office:value="76.2686199605753">
            <text:p>76.2686</text:p>
          </table:table-cell>
          <table:table-cell table:style-name="ce11" table:formula="of:=INDIRECT(&quot;R8C&quot;&amp;COLUMN();0)/INDIRECT(&quot;R&quot;&amp;ROW()&amp;&quot;C6&quot;;0)" office:value-type="float" office:value="60.261625647862">
            <text:p>60.2616</text:p>
          </table:table-cell>
          <table:table-cell table:style-name="ce11" table:formula="of:=INDIRECT(&quot;R8C&quot;&amp;COLUMN();0)/INDIRECT(&quot;R&quot;&amp;ROW()&amp;&quot;C6&quot;;0)" office:value-type="float" office:value="46.1378071366443">
            <text:p>46.1378</text:p>
          </table:table-cell>
          <table:table-cell table:style-name="ce11" table:formula="of:=INDIRECT(&quot;R8C&quot;&amp;COLUMN();0)/INDIRECT(&quot;R&quot;&amp;ROW()&amp;&quot;C6&quot;;0)" office:value-type="float" office:value="39.7820888065964">
            <text:p>39.7821</text:p>
          </table:table-cell>
          <table:table-cell table:style-name="ce11" table:formula="of:=INDIRECT(&quot;R8C&quot;&amp;COLUMN();0)/INDIRECT(&quot;R&quot;&amp;ROW()&amp;&quot;C6&quot;;0)" office:value-type="float" office:value="33.8971644269224">
            <text:p>33.8972</text:p>
          </table:table-cell>
          <table:table-cell table:style-name="ce11" table:formula="of:=INDIRECT(&quot;R8C&quot;&amp;COLUMN();0)/INDIRECT(&quot;R&quot;&amp;ROW()&amp;&quot;C6&quot;;0)" office:value-type="float" office:value="28.4830339976223">
            <text:p>28.4830</text:p>
          </table:table-cell>
          <table:table-cell table:style-name="ce11" table:formula="of:=INDIRECT(&quot;R8C&quot;&amp;COLUMN();0)/INDIRECT(&quot;R&quot;&amp;ROW()&amp;&quot;C6&quot;;0)" office:value-type="float" office:value="23.5396975186961">
            <text:p>23.5397</text:p>
          </table:table-cell>
          <table:table-cell table:style-name="ce11" table:formula="of:=INDIRECT(&quot;R8C&quot;&amp;COLUMN();0)/INDIRECT(&quot;R&quot;&amp;ROW()&amp;&quot;C6&quot;;0)" office:value-type="float" office:value="15.0654064119655">
            <text:p>15.0654</text:p>
          </table:table-cell>
          <table:table-cell table:style-name="ce11" table:formula="of:=INDIRECT(&quot;R8C&quot;&amp;COLUMN();0)/INDIRECT(&quot;R&quot;&amp;ROW()&amp;&quot;C6&quot;;0)" office:value-type="float" office:value="11.5344517841611">
            <text:p>11.5345</text:p>
          </table:table-cell>
          <table:table-cell table:style-name="ce11" table:formula="of:=INDIRECT(&quot;R8C&quot;&amp;COLUMN();0)/INDIRECT(&quot;R&quot;&amp;ROW()&amp;&quot;C6&quot;;0)" office:value-type="float" office:value="9.9455222016491">
            <text:p>9.9455</text:p>
          </table:table-cell>
          <table:table-cell table:style-name="ce11" table:formula="of:=INDIRECT(&quot;R8C&quot;&amp;COLUMN();0)/INDIRECT(&quot;R&quot;&amp;ROW()&amp;&quot;C6&quot;;0)" office:value-type="float" office:value="8.47429110673059">
            <text:p>8.4743</text:p>
          </table:table-cell>
          <table:table-cell table:style-name="ce11" table:formula="of:=INDIRECT(&quot;R8C&quot;&amp;COLUMN();0)/INDIRECT(&quot;R&quot;&amp;ROW()&amp;&quot;C6&quot;;0)" office:value-type="float" office:value="5.88492437967402">
            <text:p>5.8849</text:p>
          </table:table-cell>
          <table:table-cell table:style-name="ce11" table:formula="of:=INDIRECT(&quot;R8C&quot;&amp;COLUMN();0)/INDIRECT(&quot;R&quot;&amp;ROW()&amp;&quot;C6&quot;;0)" office:value-type="float" office:value="3.76635160299137">
            <text:p>3.7664</text:p>
          </table:table-cell>
          <table:table-cell table:style-name="ce11" table:formula="of:=INDIRECT(&quot;R8C&quot;&amp;COLUMN();0)/INDIRECT(&quot;R&quot;&amp;ROW()&amp;&quot;C6&quot;;0)" office:value-type="float" office:value="3.1878399967719">
            <text:p>3.1878</text:p>
          </table:table-cell>
          <table:table-cell table:style-name="ce11" table:formula="of:=INDIRECT(&quot;R8C&quot;&amp;COLUMN();0)/INDIRECT(&quot;R&quot;&amp;ROW()&amp;&quot;C6&quot;;0)" office:value-type="float" office:value="2.52763351785319">
            <text:p>2.5276</text:p>
          </table:table-cell>
          <table:table-cell table:style-name="ce11" table:formula="of:=INDIRECT(&quot;R8C&quot;&amp;COLUMN();0)/INDIRECT(&quot;R&quot;&amp;ROW()&amp;&quot;C6&quot;;0)" office:value-type="float" office:value="2.11857277668265">
            <text:p>2.1186</text:p>
          </table:table-cell>
          <table:table-cell table:style-name="ce11" table:formula="of:=INDIRECT(&quot;R8C&quot;&amp;COLUMN();0)/INDIRECT(&quot;R&quot;&amp;ROW()&amp;&quot;C6&quot;;0)" office:value-type="float" office:value="2.00492444225585">
            <text:p>2.0049</text:p>
          </table:table-cell>
          <table:table-cell table:style-name="ce11" table:formula="of:=INDIRECT(&quot;R8C&quot;&amp;COLUMN();0)/INDIRECT(&quot;R&quot;&amp;ROW()&amp;&quot;C6&quot;;0)" office:value-type="float" office:value="1.59012716626515">
            <text:p>1.5901</text:p>
          </table:table-cell>
          <table:table-cell table:style-name="ce11" table:formula="of:=INDIRECT(&quot;R8C&quot;&amp;COLUMN();0)/INDIRECT(&quot;R&quot;&amp;ROW()&amp;&quot;C6&quot;;0)" office:value-type="float" office:value="1.47123109491851">
            <text:p>1.4712</text:p>
          </table:table-cell>
          <table:table-cell table:style-name="ce11" table:formula="of:=INDIRECT(&quot;R8C&quot;&amp;COLUMN();0)/INDIRECT(&quot;R&quot;&amp;ROW()&amp;&quot;C6&quot;;0)" office:value-type="float" office:value="1.26081600719747">
            <text:p>1.260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941587900747843">
            <text:p>0.9416</text:p>
          </table:table-cell>
          <table:table-cell table:style-name="ce11" table:formula="of:=INDIRECT(&quot;R8C&quot;&amp;COLUMN();0)/INDIRECT(&quot;R&quot;&amp;ROW()&amp;&quot;C6&quot;;0)" office:value-type="float" office:value="0.792872682230797">
            <text:p>0.7929</text:p>
          </table:table-cell>
          <table:table-cell table:style-name="ce11" table:formula="of:=INDIRECT(&quot;R8C&quot;&amp;COLUMN();0)/INDIRECT(&quot;R&quot;&amp;ROW()&amp;&quot;C6&quot;;0)" office:value-type="float" office:value="0.628753998698298">
            <text:p>0.6288</text:p>
          </table:table-cell>
          <table:table-cell table:style-name="ce11" table:formula="of:=INDIRECT(&quot;R8C&quot;&amp;COLUMN();0)/INDIRECT(&quot;R&quot;&amp;ROW()&amp;&quot;C6&quot;;0)" office:value-type="float" office:value="0.529643194170662">
            <text:p>0.5296</text:p>
          </table:table-cell>
          <table:table-cell table:style-name="ce11" table:formula="of:=INDIRECT(&quot;R8C&quot;&amp;COLUMN();0)/INDIRECT(&quot;R&quot;&amp;ROW()&amp;&quot;C6&quot;;0)" office:value-type="float" office:value="0.498637981338287">
            <text:p>0.4986</text:p>
          </table:table-cell>
          <table:table-cell table:style-name="ce11" table:formula="of:=INDIRECT(&quot;R8C&quot;&amp;COLUMN();0)/INDIRECT(&quot;R&quot;&amp;ROW()&amp;&quot;C6&quot;;0)" office:value-type="float" office:value="0.395414961389817">
            <text:p>0.3954</text:p>
          </table:table-cell>
          <table:table-cell table:style-name="ce11" table:formula="of:=INDIRECT(&quot;R8C&quot;&amp;COLUMN();0)/INDIRECT(&quot;R&quot;&amp;ROW()&amp;&quot;C6&quot;;0)" office:value-type="float" office:value="0.313661616718276">
            <text:p>0.3137</text:p>
          </table:table-cell>
          <table:table-cell table:style-name="ce11" table:formula="of:=INDIRECT(&quot;R8C&quot;&amp;COLUMN();0)/INDIRECT(&quot;R&quot;&amp;ROW()&amp;&quot;C6&quot;;0)" office:value-type="float" office:value="0.248779000603774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198968352652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401877678876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066713531423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218031710116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307536420753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8902475475398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963745135431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193791061148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822617332512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857455419324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224090004244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66230474471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064678968323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467727954759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669505577441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754787602896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432910043579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02177548556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4318127133386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615435255648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005329355994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842651735702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327566340469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2831612675678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658622318135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7796522019835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7513323389985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6635160299137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8174366784034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8207903168919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7887680385101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49075741192963">
            <text:p>0.000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2])+1" office:value-type="float" office:value="24">
            <text:p>24</text:p>
          </table:table-cell>
          <table:table-cell table:style-name="ce6" office:value-type="string">
            <text:p>n/a</text:p>
          </table:table-cell>
          <table:table-cell table:style-name="ce9" office:value-type="float" office:value="0.25">
            <text:p>0.2500</text:p>
          </table:table-cell>
          <table:table-cell table:style-name="ce13" table:formula="of:=25.4*[.C33]" office:value-type="float" office:value="6.35">
            <text:p>6.3500</text:p>
          </table:table-cell>
          <table:table-cell table:style-name="ce14" table:formula="of:=[.D33]/2" office:value-type="float" office:value="3.175">
            <text:p>3.1750</text:p>
          </table:table-cell>
          <table:table-cell table:style-name="ce16" table:formula="of:=pi*[.D33]*[.D33]/4" office:value-type="float" office:value="31.6692174435936">
            <text:p>31.6692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44">
            <text:p>144.0000</text:p>
          </table:table-cell>
          <table:table-cell table:style-name="ce11" table:formula="of:=INDIRECT(&quot;R8C&quot;&amp;COLUMN();0)/INDIRECT(&quot;R&quot;&amp;ROW()&amp;&quot;C6&quot;;0)" office:value-type="float" office:value="100">
            <text:p>100.0000</text:p>
          </table:table-cell>
          <table:table-cell table:style-name="ce11" table:formula="of:=INDIRECT(&quot;R8C&quot;&amp;COLUMN();0)/INDIRECT(&quot;R&quot;&amp;ROW()&amp;&quot;C6&quot;;0)" office:value-type="float" office:value="81">
            <text:p>81.0000</text:p>
          </table:table-cell>
          <table:table-cell table:style-name="ce11" table:formula="of:=INDIRECT(&quot;R8C&quot;&amp;COLUMN();0)/INDIRECT(&quot;R&quot;&amp;ROW()&amp;&quot;C6&quot;;0)" office:value-type="float" office:value="64">
            <text:p>64.0000</text:p>
          </table:table-cell>
          <table:table-cell table:style-name="ce11" table:formula="of:=INDIRECT(&quot;R8C&quot;&amp;COLUMN();0)/INDIRECT(&quot;R&quot;&amp;ROW()&amp;&quot;C6&quot;;0)" office:value-type="float" office:value="49">
            <text:p>49.0000</text:p>
          </table:table-cell>
          <table:table-cell table:style-name="ce11" table:formula="of:=INDIRECT(&quot;R8C&quot;&amp;COLUMN();0)/INDIRECT(&quot;R&quot;&amp;ROW()&amp;&quot;C6&quot;;0)" office:value-type="float" office:value="42.25">
            <text:p>42.2500</text:p>
          </table:table-cell>
          <table:table-cell table:style-name="ce11" table:formula="of:=INDIRECT(&quot;R8C&quot;&amp;COLUMN();0)/INDIRECT(&quot;R&quot;&amp;ROW()&amp;&quot;C6&quot;;0)" office:value-type="float" office:value="36">
            <text:p>36.0000</text:p>
          </table:table-cell>
          <table:table-cell table:style-name="ce11" table:formula="of:=INDIRECT(&quot;R8C&quot;&amp;COLUMN();0)/INDIRECT(&quot;R&quot;&amp;ROW()&amp;&quot;C6&quot;;0)" office:value-type="float" office:value="30.25">
            <text:p>30.2500</text:p>
          </table:table-cell>
          <table:table-cell table:style-name="ce11" table:formula="of:=INDIRECT(&quot;R8C&quot;&amp;COLUMN();0)/INDIRECT(&quot;R&quot;&amp;ROW()&amp;&quot;C6&quot;;0)" office:value-type="float" office:value="25">
            <text:p>25.0000</text:p>
          </table:table-cell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2.25">
            <text:p>12.2500</text:p>
          </table:table-cell>
          <table:table-cell table:style-name="ce11" table:formula="of:=INDIRECT(&quot;R8C&quot;&amp;COLUMN();0)/INDIRECT(&quot;R&quot;&amp;ROW()&amp;&quot;C6&quot;;0)" office:value-type="float" office:value="10.5625">
            <text:p>10.5625</text:p>
          </table:table-cell>
          <table:table-cell table:style-name="ce11" table:formula="of:=INDIRECT(&quot;R8C&quot;&amp;COLUMN();0)/INDIRECT(&quot;R&quot;&amp;ROW()&amp;&quot;C6&quot;;0)" office:value-type="float" office:value="9">
            <text:p>9.0000</text:p>
          </table:table-cell>
          <table:table-cell table:style-name="ce11" table:formula="of:=INDIRECT(&quot;R8C&quot;&amp;COLUMN();0)/INDIRECT(&quot;R&quot;&amp;ROW()&amp;&quot;C6&quot;;0)" office:value-type="float" office:value="6.25">
            <text:p>6.2500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3856">
            <text:p>3.3856</text:p>
          </table:table-cell>
          <table:table-cell table:style-name="ce11" table:formula="of:=INDIRECT(&quot;R8C&quot;&amp;COLUMN();0)/INDIRECT(&quot;R&quot;&amp;ROW()&amp;&quot;C6&quot;;0)" office:value-type="float" office:value="2.68443712567425">
            <text:p>2.6844</text:p>
          </table:table-cell>
          <table:table-cell table:style-name="ce11" table:formula="of:=INDIRECT(&quot;R8C&quot;&amp;COLUMN();0)/INDIRECT(&quot;R&quot;&amp;ROW()&amp;&quot;C6&quot;;0)" office:value-type="float" office:value="2.25">
            <text:p>2.2500</text:p>
          </table:table-cell>
          <table:table-cell table:style-name="ce11" table:formula="of:=INDIRECT(&quot;R8C&quot;&amp;COLUMN();0)/INDIRECT(&quot;R&quot;&amp;ROW()&amp;&quot;C6&quot;;0)" office:value-type="float" office:value="2.12930140740282">
            <text:p>2.1293</text:p>
          </table:table-cell>
          <table:table-cell table:style-name="ce11" table:formula="of:=INDIRECT(&quot;R8C&quot;&amp;COLUMN();0)/INDIRECT(&quot;R&quot;&amp;ROW()&amp;&quot;C6&quot;;0)" office:value-type="float" office:value="1.68877187674375">
            <text:p>1.6888</text:p>
          </table:table-cell>
          <table:table-cell table:style-name="ce11" table:formula="of:=INDIRECT(&quot;R8C&quot;&amp;COLUMN();0)/INDIRECT(&quot;R&quot;&amp;ROW()&amp;&quot;C6&quot;;0)" office:value-type="float" office:value="1.5625">
            <text:p>1.5625</text:p>
          </table:table-cell>
          <table:table-cell table:style-name="ce11" table:formula="of:=INDIRECT(&quot;R8C&quot;&amp;COLUMN();0)/INDIRECT(&quot;R&quot;&amp;ROW()&amp;&quot;C6&quot;;0)" office:value-type="float" office:value="1.33903165726331">
            <text:p>1.3390</text:p>
          </table:table-cell>
          <table:table-cell table:style-name="ce11" table:formula="of:=INDIRECT(&quot;R8C&quot;&amp;COLUMN();0)/INDIRECT(&quot;R&quot;&amp;ROW()&amp;&quot;C6&quot;;0)" office:value-type="float" office:value="1.06203573687147">
            <text:p>1.0620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42059123318247">
            <text:p>0.8421</text:p>
          </table:table-cell>
          <table:table-cell table:style-name="ce11" table:formula="of:=INDIRECT(&quot;R8C&quot;&amp;COLUMN();0)/INDIRECT(&quot;R&quot;&amp;ROW()&amp;&quot;C6&quot;;0)" office:value-type="float" office:value="0.667759216318433">
            <text:p>0.6678</text:p>
          </table:table-cell>
          <table:table-cell table:style-name="ce11" table:formula="of:=INDIRECT(&quot;R8C&quot;&amp;COLUMN();0)/INDIRECT(&quot;R&quot;&amp;ROW()&amp;&quot;C6&quot;;0)" office:value-type="float" office:value="0.5625">
            <text:p>0.5625</text:p>
          </table:table-cell>
          <table:table-cell table:style-name="ce11" table:formula="of:=INDIRECT(&quot;R8C&quot;&amp;COLUMN();0)/INDIRECT(&quot;R&quot;&amp;ROW()&amp;&quot;C6&quot;;0)" office:value-type="float" office:value="0.529571355942712">
            <text:p>0.5296</text:p>
          </table:table-cell>
          <table:table-cell table:style-name="ce11" table:formula="of:=INDIRECT(&quot;R8C&quot;&amp;COLUMN();0)/INDIRECT(&quot;R&quot;&amp;ROW()&amp;&quot;C6&quot;;0)" office:value-type="float" office:value="0.41994481988964">
            <text:p>0.4199</text:p>
          </table:table-cell>
          <table:table-cell table:style-name="ce11" table:formula="of:=INDIRECT(&quot;R8C&quot;&amp;COLUMN();0)/INDIRECT(&quot;R&quot;&amp;ROW()&amp;&quot;C6&quot;;0)" office:value-type="float" office:value="0.333119846239693">
            <text:p>0.3331</text:p>
          </table:table-cell>
          <table:table-cell table:style-name="ce11" table:formula="of:=INDIRECT(&quot;R8C&quot;&amp;COLUMN();0)/INDIRECT(&quot;R&quot;&amp;ROW()&amp;&quot;C6&quot;;0)" office:value-type="float" office:value="0.264212189224378">
            <text:p>0.2642</text:p>
          </table:table-cell>
          <table:table-cell table:style-name="ce11" table:formula="of:=INDIRECT(&quot;R8C&quot;&amp;COLUMN();0)/INDIRECT(&quot;R&quot;&amp;ROW()&amp;&quot;C6&quot;;0)" office:value-type="float" office:value="0.209432351664703">
            <text:p>0.2094</text:p>
          </table:table-cell>
          <table:table-cell table:style-name="ce11" table:formula="of:=INDIRECT(&quot;R8C&quot;&amp;COLUMN();0)/INDIRECT(&quot;R&quot;&amp;ROW()&amp;&quot;C6&quot;;0)" office:value-type="float" office:value="0.166104383408767">
            <text:p>0.1661</text:p>
          </table:table-cell>
          <table:table-cell table:style-name="ce11" table:formula="of:=INDIRECT(&quot;R8C&quot;&amp;COLUMN();0)/INDIRECT(&quot;R&quot;&amp;ROW()&amp;&quot;C6&quot;;0)" office:value-type="float" office:value="0.131763283526567">
            <text:p>0.1318</text:p>
          </table:table-cell>
          <table:table-cell table:style-name="ce11" table:formula="of:=INDIRECT(&quot;R8C&quot;&amp;COLUMN();0)/INDIRECT(&quot;R&quot;&amp;ROW()&amp;&quot;C6&quot;;0)" office:value-type="float" office:value="0.104527472254945">
            <text:p>0.1045</text:p>
          </table:table-cell>
          <table:table-cell table:style-name="ce11" table:formula="of:=INDIRECT(&quot;R8C&quot;&amp;COLUMN();0)/INDIRECT(&quot;R&quot;&amp;ROW()&amp;&quot;C6&quot;;0)" office:value-type="float" office:value="0.0828714489428979">
            <text:p>0.0829</text:p>
          </table:table-cell>
          <table:table-cell table:style-name="ce11" table:formula="of:=INDIRECT(&quot;R8C&quot;&amp;COLUMN();0)/INDIRECT(&quot;R&quot;&amp;ROW()&amp;&quot;C6&quot;;0)" office:value-type="float" office:value="0.0657296546593093">
            <text:p>0.0657</text:p>
          </table:table-cell>
          <table:table-cell table:style-name="ce11" table:formula="of:=INDIRECT(&quot;R8C&quot;&amp;COLUMN();0)/INDIRECT(&quot;R&quot;&amp;ROW()&amp;&quot;C6&quot;;0)" office:value-type="float" office:value="0.0521421042842086">
            <text:p>0.0521</text:p>
          </table:table-cell>
          <table:table-cell table:style-name="ce11" table:formula="of:=INDIRECT(&quot;R8C&quot;&amp;COLUMN();0)/INDIRECT(&quot;R&quot;&amp;ROW()&amp;&quot;C6&quot;;0)" office:value-type="float" office:value="0.0413337714675429">
            <text:p>0.0413</text:p>
          </table:table-cell>
          <table:table-cell table:style-name="ce11" table:formula="of:=INDIRECT(&quot;R8C&quot;&amp;COLUMN();0)/INDIRECT(&quot;R&quot;&amp;ROW()&amp;&quot;C6&quot;;0)" office:value-type="float" office:value="0.0327980655961312">
            <text:p>0.0328</text:p>
          </table:table-cell>
          <table:table-cell table:style-name="ce11" table:formula="of:=INDIRECT(&quot;R8C&quot;&amp;COLUMN();0)/INDIRECT(&quot;R&quot;&amp;ROW()&amp;&quot;C6&quot;;0)" office:value-type="float" office:value="0.0260047368094736">
            <text:p>0.0260</text:p>
          </table:table-cell>
          <table:table-cell table:style-name="ce11" table:formula="of:=INDIRECT(&quot;R8C&quot;&amp;COLUMN();0)/INDIRECT(&quot;R&quot;&amp;ROW()&amp;&quot;C6&quot;;0)" office:value-type="float" office:value="0.0206272924545849">
            <text:p>0.0206</text:p>
          </table:table-cell>
          <table:table-cell table:style-name="ce11" table:formula="of:=INDIRECT(&quot;R8C&quot;&amp;COLUMN();0)/INDIRECT(&quot;R&quot;&amp;ROW()&amp;&quot;C6&quot;;0)" office:value-type="float" office:value="0.0163517639035278">
            <text:p>0.0164</text:p>
          </table:table-cell>
          <table:table-cell table:style-name="ce11" table:formula="of:=INDIRECT(&quot;R8C&quot;&amp;COLUMN();0)/INDIRECT(&quot;R&quot;&amp;ROW()&amp;&quot;C6&quot;;0)" office:value-type="float" office:value="0.0129637051274103">
            <text:p>0.0130</text:p>
          </table:table-cell>
          <table:table-cell table:style-name="ce11" table:formula="of:=INDIRECT(&quot;R8C&quot;&amp;COLUMN();0)/INDIRECT(&quot;R&quot;&amp;ROW()&amp;&quot;C6&quot;;0)" office:value-type="float" office:value="0.0102854733709467">
            <text:p>0.0103</text:p>
          </table:table-cell>
          <table:table-cell table:style-name="ce11" table:formula="of:=INDIRECT(&quot;R8C&quot;&amp;COLUMN();0)/INDIRECT(&quot;R&quot;&amp;ROW()&amp;&quot;C6&quot;;0)" office:value-type="float" office:value="0.00814257548515097">
            <text:p>0.0081</text:p>
          </table:table-cell>
          <table:table-cell table:style-name="ce11" table:formula="of:=INDIRECT(&quot;R8C&quot;&amp;COLUMN();0)/INDIRECT(&quot;R&quot;&amp;ROW()&amp;&quot;C6&quot;;0)" office:value-type="float" office:value="0.00647581375162751">
            <text:p>0.0065</text:p>
          </table:table-cell>
          <table:table-cell table:style-name="ce11" table:formula="of:=INDIRECT(&quot;R8C&quot;&amp;COLUMN();0)/INDIRECT(&quot;R&quot;&amp;ROW()&amp;&quot;C6&quot;;0)" office:value-type="float" office:value="0.00513423026846054">
            <text:p>0.0051</text:p>
          </table:table-cell>
          <table:table-cell table:style-name="ce11" table:formula="of:=INDIRECT(&quot;R8C&quot;&amp;COLUMN();0)/INDIRECT(&quot;R&quot;&amp;ROW()&amp;&quot;C6&quot;;0)" office:value-type="float" office:value="0.00406782813565627">
            <text:p>0.0041</text:p>
          </table:table-cell>
          <table:table-cell table:style-name="ce11" table:formula="of:=INDIRECT(&quot;R8C&quot;&amp;COLUMN();0)/INDIRECT(&quot;R&quot;&amp;ROW()&amp;&quot;C6&quot;;0)" office:value-type="float" office:value="0.00323196726393453">
            <text:p>0.0032</text:p>
          </table:table-cell>
          <table:table-cell table:style-name="ce11" table:formula="of:=INDIRECT(&quot;R8C&quot;&amp;COLUMN();0)/INDIRECT(&quot;R&quot;&amp;ROW()&amp;&quot;C6&quot;;0)" office:value-type="float" office:value="0.00255542191084382">
            <text:p>0.0026</text:p>
          </table:table-cell>
          <table:table-cell table:style-name="ce11" table:formula="of:=INDIRECT(&quot;R8C&quot;&amp;COLUMN();0)/INDIRECT(&quot;R&quot;&amp;ROW()&amp;&quot;C6&quot;;0)" office:value-type="float" office:value="0.00202854485708972">
            <text:p>0.0020</text:p>
          </table:table-cell>
          <table:table-cell table:style-name="ce11" table:formula="of:=INDIRECT(&quot;R8C&quot;&amp;COLUMN();0)/INDIRECT(&quot;R&quot;&amp;ROW()&amp;&quot;C6&quot;;0)" office:value-type="float" office:value="0.00161262322524645">
            <text:p>0.0016</text:p>
          </table:table-cell>
          <table:table-cell table:style-name="ce11" table:formula="of:=INDIRECT(&quot;R8C&quot;&amp;COLUMN();0)/INDIRECT(&quot;R&quot;&amp;ROW()&amp;&quot;C6&quot;;0)" office:value-type="float" office:value="0.00127792175584351">
            <text:p>0.0013</text:p>
          </table:table-cell>
          <table:table-cell table:style-name="ce11" table:formula="of:=INDIRECT(&quot;R8C&quot;&amp;COLUMN();0)/INDIRECT(&quot;R&quot;&amp;ROW()&amp;&quot;C6&quot;;0)" office:value-type="float" office:value="0.00101194122388245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80352160704321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3488126976254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507136214272429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4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16671833343667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52985305970612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199543431086862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58323764647529">
            <text:p>0.000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3])+1" office:value-type="float" office:value="25">
            <text:p>25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0.2294">
            <text:p>0.2294</text:p>
          </table:table-cell>
          <table:table-cell table:style-name="ce13" office:value-type="float" office:value="5.827">
            <text:p>5.8270</text:p>
          </table:table-cell>
          <table:table-cell table:style-name="ce14" table:formula="of:=[.D34]/2" office:value-type="float" office:value="2.9135">
            <text:p>2.9135</text:p>
          </table:table-cell>
          <table:table-cell table:style-name="ce16" table:formula="of:=pi*[.D34]*[.D34]/4" office:value-type="float" office:value="26.6673534767273">
            <text:p>26.667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71.009369784569">
            <text:p>171.0094</text:p>
          </table:table-cell>
          <table:table-cell table:style-name="ce11" table:formula="of:=INDIRECT(&quot;R8C&quot;&amp;COLUMN();0)/INDIRECT(&quot;R&quot;&amp;ROW()&amp;&quot;C6&quot;;0)" office:value-type="float" office:value="118.75650679484">
            <text:p>118.7565</text:p>
          </table:table-cell>
          <table:table-cell table:style-name="ce11" table:formula="of:=INDIRECT(&quot;R8C&quot;&amp;COLUMN();0)/INDIRECT(&quot;R&quot;&amp;ROW()&amp;&quot;C6&quot;;0)" office:value-type="float" office:value="96.19277050382">
            <text:p>96.1928</text:p>
          </table:table-cell>
          <table:table-cell table:style-name="ce11" table:formula="of:=INDIRECT(&quot;R8C&quot;&amp;COLUMN();0)/INDIRECT(&quot;R&quot;&amp;ROW()&amp;&quot;C6&quot;;0)" office:value-type="float" office:value="76.0041643486973">
            <text:p>76.0042</text:p>
          </table:table-cell>
          <table:table-cell table:style-name="ce11" table:formula="of:=INDIRECT(&quot;R8C&quot;&amp;COLUMN();0)/INDIRECT(&quot;R&quot;&amp;ROW()&amp;&quot;C6&quot;;0)" office:value-type="float" office:value="58.1906883294714">
            <text:p>58.1907</text:p>
          </table:table-cell>
          <table:table-cell table:style-name="ce11" table:formula="of:=INDIRECT(&quot;R8C&quot;&amp;COLUMN();0)/INDIRECT(&quot;R&quot;&amp;ROW()&amp;&quot;C6&quot;;0)" office:value-type="float" office:value="50.1746241208197">
            <text:p>50.1746</text:p>
          </table:table-cell>
          <table:table-cell table:style-name="ce11" table:formula="of:=INDIRECT(&quot;R8C&quot;&amp;COLUMN();0)/INDIRECT(&quot;R&quot;&amp;ROW()&amp;&quot;C6&quot;;0)" office:value-type="float" office:value="42.7523424461422">
            <text:p>42.7523</text:p>
          </table:table-cell>
          <table:table-cell table:style-name="ce11" table:formula="of:=INDIRECT(&quot;R8C&quot;&amp;COLUMN();0)/INDIRECT(&quot;R&quot;&amp;ROW()&amp;&quot;C6&quot;;0)" office:value-type="float" office:value="35.923843305439">
            <text:p>35.9238</text:p>
          </table:table-cell>
          <table:table-cell table:style-name="ce11" table:formula="of:=INDIRECT(&quot;R8C&quot;&amp;COLUMN();0)/INDIRECT(&quot;R&quot;&amp;ROW()&amp;&quot;C6&quot;;0)" office:value-type="float" office:value="29.6891266987099">
            <text:p>29.6891</text:p>
          </table:table-cell>
          <table:table-cell table:style-name="ce11" table:formula="of:=INDIRECT(&quot;R8C&quot;&amp;COLUMN();0)/INDIRECT(&quot;R&quot;&amp;ROW()&amp;&quot;C6&quot;;0)" office:value-type="float" office:value="19.0010410871743">
            <text:p>19.0010</text:p>
          </table:table-cell>
          <table:table-cell table:style-name="ce11" table:formula="of:=INDIRECT(&quot;R8C&quot;&amp;COLUMN();0)/INDIRECT(&quot;R&quot;&amp;ROW()&amp;&quot;C6&quot;;0)" office:value-type="float" office:value="14.5476720823678">
            <text:p>14.5477</text:p>
          </table:table-cell>
          <table:table-cell table:style-name="ce11" table:formula="of:=INDIRECT(&quot;R8C&quot;&amp;COLUMN();0)/INDIRECT(&quot;R&quot;&amp;ROW()&amp;&quot;C6&quot;;0)" office:value-type="float" office:value="12.5436560302049">
            <text:p>12.5437</text:p>
          </table:table-cell>
          <table:table-cell table:style-name="ce11" table:formula="of:=INDIRECT(&quot;R8C&quot;&amp;COLUMN();0)/INDIRECT(&quot;R&quot;&amp;ROW()&amp;&quot;C6&quot;;0)" office:value-type="float" office:value="10.6880856115356">
            <text:p>10.6881</text:p>
          </table:table-cell>
          <table:table-cell table:style-name="ce11" table:formula="of:=INDIRECT(&quot;R8C&quot;&amp;COLUMN();0)/INDIRECT(&quot;R&quot;&amp;ROW()&amp;&quot;C6&quot;;0)" office:value-type="float" office:value="7.42228167467747">
            <text:p>7.4223</text:p>
          </table:table-cell>
          <table:table-cell table:style-name="ce11" table:formula="of:=INDIRECT(&quot;R8C&quot;&amp;COLUMN();0)/INDIRECT(&quot;R&quot;&amp;ROW()&amp;&quot;C6&quot;;0)" office:value-type="float" office:value="4.75026027179358">
            <text:p>4.7503</text:p>
          </table:table-cell>
          <table:table-cell table:style-name="ce11" table:formula="of:=INDIRECT(&quot;R8C&quot;&amp;COLUMN();0)/INDIRECT(&quot;R&quot;&amp;ROW()&amp;&quot;C6&quot;;0)" office:value-type="float" office:value="4.02062029404609">
            <text:p>4.0206</text:p>
          </table:table-cell>
          <table:table-cell table:style-name="ce11" table:formula="of:=INDIRECT(&quot;R8C&quot;&amp;COLUMN();0)/INDIRECT(&quot;R&quot;&amp;ROW()&amp;&quot;C6&quot;;0)" office:value-type="float" office:value="3.18794375755454">
            <text:p>3.1879</text:p>
          </table:table-cell>
          <table:table-cell table:style-name="ce11" table:formula="of:=INDIRECT(&quot;R8C&quot;&amp;COLUMN();0)/INDIRECT(&quot;R&quot;&amp;ROW()&amp;&quot;C6&quot;;0)" office:value-type="float" office:value="2.67202140288389">
            <text:p>2.6720</text:p>
          </table:table-cell>
          <table:table-cell table:style-name="ce11" table:formula="of:=INDIRECT(&quot;R8C&quot;&amp;COLUMN();0)/INDIRECT(&quot;R&quot;&amp;ROW()&amp;&quot;C6&quot;;0)" office:value-type="float" office:value="2.52868397056494">
            <text:p>2.5287</text:p>
          </table:table-cell>
          <table:table-cell table:style-name="ce11" table:formula="of:=INDIRECT(&quot;R8C&quot;&amp;COLUMN();0)/INDIRECT(&quot;R&quot;&amp;ROW()&amp;&quot;C6&quot;;0)" office:value-type="float" office:value="2.00552648855454">
            <text:p>2.0055</text:p>
          </table:table-cell>
          <table:table-cell table:style-name="ce11" table:formula="of:=INDIRECT(&quot;R8C&quot;&amp;COLUMN();0)/INDIRECT(&quot;R&quot;&amp;ROW()&amp;&quot;C6&quot;;0)" office:value-type="float" office:value="1.85557041866937">
            <text:p>1.8556</text:p>
          </table:table-cell>
          <table:table-cell table:style-name="ce11" table:formula="of:=INDIRECT(&quot;R8C&quot;&amp;COLUMN();0)/INDIRECT(&quot;R&quot;&amp;ROW()&amp;&quot;C6&quot;;0)" office:value-type="float" office:value="1.59018722104296">
            <text:p>1.5902</text:p>
          </table:table-cell>
          <table:table-cell table:style-name="ce11" table:formula="of:=INDIRECT(&quot;R8C&quot;&amp;COLUMN();0)/INDIRECT(&quot;R&quot;&amp;ROW()&amp;&quot;C6&quot;;0)" office:value-type="float" office:value="1.2612365420214">
            <text:p>1.2612</text:p>
          </table:table-cell>
          <table:table-cell table:style-name="ce11" table:formula="of:=INDIRECT(&quot;R8C&quot;&amp;COLUMN();0)/INDIRECT(&quot;R&quot;&amp;ROW()&amp;&quot;C6&quot;;0)" office:value-type="float" office:value="1.1875650679484">
            <text:p>1.187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007519100367">
            <text:p>0.7930</text:p>
          </table:table-cell>
          <table:table-cell table:style-name="ce11" table:formula="of:=INDIRECT(&quot;R8C&quot;&amp;COLUMN();0)/INDIRECT(&quot;R&quot;&amp;ROW()&amp;&quot;C6&quot;;0)" office:value-type="float" office:value="0.668005350720972">
            <text:p>0.6680</text:p>
          </table:table-cell>
          <table:table-cell table:style-name="ce11" table:formula="of:=INDIRECT(&quot;R8C&quot;&amp;COLUMN();0)/INDIRECT(&quot;R&quot;&amp;ROW()&amp;&quot;C6&quot;;0)" office:value-type="float" office:value="0.628900443303631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711798566817">
            <text:p>0.4987</text:p>
          </table:table-cell>
          <table:table-cell table:style-name="ce11" table:formula="of:=INDIRECT(&quot;R8C&quot;&amp;COLUMN();0)/INDIRECT(&quot;R&quot;&amp;ROW()&amp;&quot;C6&quot;;0)" office:value-type="float" office:value="0.3956014928346">
            <text:p>0.3956</text:p>
          </table:table-cell>
          <table:table-cell table:style-name="ce11" table:formula="of:=INDIRECT(&quot;R8C&quot;&amp;COLUMN();0)/INDIRECT(&quot;R&quot;&amp;ROW()&amp;&quot;C6&quot;;0)" office:value-type="float" office:value="0.313769166449043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714544935286">
            <text:p>0.2487</text:p>
          </table:table-cell>
          <table:table-cell table:style-name="ce11" table:formula="of:=INDIRECT(&quot;R8C&quot;&amp;COLUMN();0)/INDIRECT(&quot;R&quot;&amp;ROW()&amp;&quot;C6&quot;;0)" office:value-type="float" office:value="0.197259763369359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77472754331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133174690917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152378948545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582418017073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221416172485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865431214161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498369982455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823170361227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962519654206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187836111691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52433604959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46688826498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6983820929825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9045019797267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723251762705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081059632304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81714234014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472979518806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902901104612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509501006496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761523681103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174604829974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4234191866278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396281826471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02257252761529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5026027179358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606840728211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00436512074935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6970808297325">
            <text:p>0.0002</text:p>
          </table:table-cell>
          <table:table-cell table:style-name="ce11" table:formula="of:=INDIRECT(&quot;R8C&quot;&amp;COLUMN();0)/INDIRECT(&quot;R&quot;&amp;ROW()&amp;&quot;C6&quot;;0)" office:value-type="float" office:value="0.000188019772321489">
            <text:p>0.000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4])+1"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0.2043">
            <text:p>0.2043</text:p>
          </table:table-cell>
          <table:table-cell table:style-name="ce13" office:value-type="float" office:value="5.189">
            <text:p>5.1890</text:p>
          </table:table-cell>
          <table:table-cell table:style-name="ce14" table:formula="of:=[.D35]/2" office:value-type="float" office:value="2.5945">
            <text:p>2.5945</text:p>
          </table:table-cell>
          <table:table-cell table:style-name="ce16" table:formula="of:=pi*[.D35]*[.D35]/4" office:value-type="float" office:value="21.1474118215521">
            <text:p>21.147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15.646593084731">
            <text:p>215.6466</text:p>
          </table:table-cell>
          <table:table-cell table:style-name="ce11" table:formula="of:=INDIRECT(&quot;R8C&quot;&amp;COLUMN();0)/INDIRECT(&quot;R&quot;&amp;ROW()&amp;&quot;C6&quot;;0)" office:value-type="float" office:value="149.754578531063">
            <text:p>149.7546</text:p>
          </table:table-cell>
          <table:table-cell table:style-name="ce11" table:formula="of:=INDIRECT(&quot;R8C&quot;&amp;COLUMN();0)/INDIRECT(&quot;R&quot;&amp;ROW()&amp;&quot;C6&quot;;0)" office:value-type="float" office:value="121.301208610161">
            <text:p>121.3012</text:p>
          </table:table-cell>
          <table:table-cell table:style-name="ce11" table:formula="of:=INDIRECT(&quot;R8C&quot;&amp;COLUMN();0)/INDIRECT(&quot;R&quot;&amp;ROW()&amp;&quot;C6&quot;;0)" office:value-type="float" office:value="95.8429302598805">
            <text:p>95.8429</text:p>
          </table:table-cell>
          <table:table-cell table:style-name="ce11" table:formula="of:=INDIRECT(&quot;R8C&quot;&amp;COLUMN();0)/INDIRECT(&quot;R&quot;&amp;ROW()&amp;&quot;C6&quot;;0)" office:value-type="float" office:value="73.379743480221">
            <text:p>73.3797</text:p>
          </table:table-cell>
          <table:table-cell table:style-name="ce11" table:formula="of:=INDIRECT(&quot;R8C&quot;&amp;COLUMN();0)/INDIRECT(&quot;R&quot;&amp;ROW()&amp;&quot;C6&quot;;0)" office:value-type="float" office:value="63.2713094293742">
            <text:p>63.2713</text:p>
          </table:table-cell>
          <table:table-cell table:style-name="ce11" table:formula="of:=INDIRECT(&quot;R8C&quot;&amp;COLUMN();0)/INDIRECT(&quot;R&quot;&amp;ROW()&amp;&quot;C6&quot;;0)" office:value-type="float" office:value="53.9116482711828">
            <text:p>53.9116</text:p>
          </table:table-cell>
          <table:table-cell table:style-name="ce11" table:formula="of:=INDIRECT(&quot;R8C&quot;&amp;COLUMN();0)/INDIRECT(&quot;R&quot;&amp;ROW()&amp;&quot;C6&quot;;0)" office:value-type="float" office:value="45.3007600056466">
            <text:p>45.3008</text:p>
          </table:table-cell>
          <table:table-cell table:style-name="ce11" table:formula="of:=INDIRECT(&quot;R8C&quot;&amp;COLUMN();0)/INDIRECT(&quot;R&quot;&amp;ROW()&amp;&quot;C6&quot;;0)" office:value-type="float" office:value="37.4386446327658">
            <text:p>37.4386</text:p>
          </table:table-cell>
          <table:table-cell table:style-name="ce11" table:formula="of:=INDIRECT(&quot;R8C&quot;&amp;COLUMN();0)/INDIRECT(&quot;R&quot;&amp;ROW()&amp;&quot;C6&quot;;0)" office:value-type="float" office:value="23.9607325649701">
            <text:p>23.9607</text:p>
          </table:table-cell>
          <table:table-cell table:style-name="ce11" table:formula="of:=INDIRECT(&quot;R8C&quot;&amp;COLUMN();0)/INDIRECT(&quot;R&quot;&amp;ROW()&amp;&quot;C6&quot;;0)" office:value-type="float" office:value="18.3449358700552">
            <text:p>18.3449</text:p>
          </table:table-cell>
          <table:table-cell table:style-name="ce11" table:formula="of:=INDIRECT(&quot;R8C&quot;&amp;COLUMN();0)/INDIRECT(&quot;R&quot;&amp;ROW()&amp;&quot;C6&quot;;0)" office:value-type="float" office:value="15.8178273573436">
            <text:p>15.8178</text:p>
          </table:table-cell>
          <table:table-cell table:style-name="ce11" table:formula="of:=INDIRECT(&quot;R8C&quot;&amp;COLUMN();0)/INDIRECT(&quot;R&quot;&amp;ROW()&amp;&quot;C6&quot;;0)" office:value-type="float" office:value="13.4779120677957">
            <text:p>13.4779</text:p>
          </table:table-cell>
          <table:table-cell table:style-name="ce11" table:formula="of:=INDIRECT(&quot;R8C&quot;&amp;COLUMN();0)/INDIRECT(&quot;R&quot;&amp;ROW()&amp;&quot;C6&quot;;0)" office:value-type="float" office:value="9.35966115819146">
            <text:p>9.3597</text:p>
          </table:table-cell>
          <table:table-cell table:style-name="ce11" table:formula="of:=INDIRECT(&quot;R8C&quot;&amp;COLUMN();0)/INDIRECT(&quot;R&quot;&amp;ROW()&amp;&quot;C6&quot;;0)" office:value-type="float" office:value="5.99018314124253">
            <text:p>5.9902</text:p>
          </table:table-cell>
          <table:table-cell table:style-name="ce11" table:formula="of:=INDIRECT(&quot;R8C&quot;&amp;COLUMN();0)/INDIRECT(&quot;R&quot;&amp;ROW()&amp;&quot;C6&quot;;0)" office:value-type="float" office:value="5.07009101074768">
            <text:p>5.0701</text:p>
          </table:table-cell>
          <table:table-cell table:style-name="ce11" table:formula="of:=INDIRECT(&quot;R8C&quot;&amp;COLUMN();0)/INDIRECT(&quot;R&quot;&amp;ROW()&amp;&quot;C6&quot;;0)" office:value-type="float" office:value="4.02006750348487">
            <text:p>4.0201</text:p>
          </table:table-cell>
          <table:table-cell table:style-name="ce11" table:formula="of:=INDIRECT(&quot;R8C&quot;&amp;COLUMN();0)/INDIRECT(&quot;R&quot;&amp;ROW()&amp;&quot;C6&quot;;0)" office:value-type="float" office:value="3.36947801694892">
            <text:p>3.3695</text:p>
          </table:table-cell>
          <table:table-cell table:style-name="ce11" table:formula="of:=INDIRECT(&quot;R8C&quot;&amp;COLUMN();0)/INDIRECT(&quot;R&quot;&amp;ROW()&amp;&quot;C6&quot;;0)" office:value-type="float" office:value="3.18872634831208">
            <text:p>3.1887</text:p>
          </table:table-cell>
          <table:table-cell table:style-name="ce11" table:formula="of:=INDIRECT(&quot;R8C&quot;&amp;COLUMN();0)/INDIRECT(&quot;R&quot;&amp;ROW()&amp;&quot;C6&quot;;0)" office:value-type="float" office:value="2.52901320636874">
            <text:p>2.5290</text:p>
          </table:table-cell>
          <table:table-cell table:style-name="ce11" table:formula="of:=INDIRECT(&quot;R8C&quot;&amp;COLUMN();0)/INDIRECT(&quot;R&quot;&amp;ROW()&amp;&quot;C6&quot;;0)" office:value-type="float" office:value="2.33991528954786">
            <text:p>2.3399</text:p>
          </table:table-cell>
          <table:table-cell table:style-name="ce11" table:formula="of:=INDIRECT(&quot;R8C&quot;&amp;COLUMN();0)/INDIRECT(&quot;R&quot;&amp;ROW()&amp;&quot;C6&quot;;0)" office:value-type="float" office:value="2.00526121473219">
            <text:p>2.0053</text:p>
          </table:table-cell>
          <table:table-cell table:style-name="ce11" table:formula="of:=INDIRECT(&quot;R8C&quot;&amp;COLUMN();0)/INDIRECT(&quot;R&quot;&amp;ROW()&amp;&quot;C6&quot;;0)" office:value-type="float" office:value="1.59044714160115">
            <text:p>1.5904</text:p>
          </table:table-cell>
          <table:table-cell table:style-name="ce11" table:formula="of:=INDIRECT(&quot;R8C&quot;&amp;COLUMN();0)/INDIRECT(&quot;R&quot;&amp;ROW()&amp;&quot;C6&quot;;0)" office:value-type="float" office:value="1.49754578531063">
            <text:p>1.4975</text:p>
          </table:table-cell>
          <table:table-cell table:style-name="ce11" table:formula="of:=INDIRECT(&quot;R8C&quot;&amp;COLUMN();0)/INDIRECT(&quot;R&quot;&amp;ROW()&amp;&quot;C6&quot;;0)" office:value-type="float" office:value="1.26102209110761">
            <text:p>1.2610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842369504237231">
            <text:p>0.8424</text:p>
          </table:table-cell>
          <table:table-cell table:style-name="ce11" table:formula="of:=INDIRECT(&quot;R8C&quot;&amp;COLUMN();0)/INDIRECT(&quot;R&quot;&amp;ROW()&amp;&quot;C6&quot;;0)" office:value-type="float" office:value="0.793057352113245">
            <text:p>0.7931</text:p>
          </table:table-cell>
          <table:table-cell table:style-name="ce11" table:formula="of:=INDIRECT(&quot;R8C&quot;&amp;COLUMN();0)/INDIRECT(&quot;R&quot;&amp;ROW()&amp;&quot;C6&quot;;0)" office:value-type="float" office:value="0.628886595088763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862221739578">
            <text:p>0.4989</text:p>
          </table:table-cell>
          <table:table-cell table:style-name="ce11" table:formula="of:=INDIRECT(&quot;R8C&quot;&amp;COLUMN();0)/INDIRECT(&quot;R&quot;&amp;ROW()&amp;&quot;C6&quot;;0)" office:value-type="float" office:value="0.395669850400663">
            <text:p>0.3957</text:p>
          </table:table-cell>
          <table:table-cell table:style-name="ce11" table:formula="of:=INDIRECT(&quot;R8C&quot;&amp;COLUMN();0)/INDIRECT(&quot;R&quot;&amp;ROW()&amp;&quot;C6&quot;;0)" office:value-type="float" office:value="0.313634535543171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4874891929542">
            <text:p>0.2487</text:p>
          </table:table-cell>
          <table:table-cell table:style-name="ce11" table:formula="of:=INDIRECT(&quot;R8C&quot;&amp;COLUMN();0)/INDIRECT(&quot;R&quot;&amp;ROW()&amp;&quot;C6&quot;;0)" office:value-type="float" office:value="0.1973215499039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534675524566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103789087022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331673049721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85188508044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8992152522118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1166048998279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432840071395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903148777335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875151161226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137419755631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02967296586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1938795993615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9782759020641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887448993473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175887992006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4001895436709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2686131227461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783880104826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1497711426186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374633942021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542831480724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331039603359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0763769705554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9459700262066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9018314124253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4230569350399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8857078701811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8825424210553">
            <text:p>0.0003</text:p>
          </table:table-cell>
          <table:table-cell table:style-name="ce11" table:formula="of:=INDIRECT(&quot;R8C&quot;&amp;COLUMN();0)/INDIRECT(&quot;R&quot;&amp;ROW()&amp;&quot;C6&quot;;0)" office:value-type="float" office:value="0.00023709708646242">
            <text:p>0.000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5])+1" office:value-type="float" office:value="27">
            <text:p>27</text:p>
          </table:table-cell>
          <table:table-cell table:style-name="ce6" office:value-type="string">
            <text:p>n/a</text:p>
          </table:table-cell>
          <table:table-cell table:style-name="ce9" office:value-type="float" office:value="0.1875">
            <text:p>0.1875</text:p>
          </table:table-cell>
          <table:table-cell table:style-name="ce12" table:formula="of:=[.C36]*25.4" office:value-type="float" office:value="4.7625">
            <text:p>4.7625</text:p>
          </table:table-cell>
          <table:table-cell table:style-name="ce14" table:formula="of:=[.D36]/2" office:value-type="float" office:value="2.38125">
            <text:p>2.3813</text:p>
          </table:table-cell>
          <table:table-cell table:style-name="ce15" table:formula="of:=pi*[.D36]*[.D36]/4" office:value-type="float" office:value="17.8139348120214">
            <text:p>17.8139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56">
            <text:p>256.0000</text:p>
          </table:table-cell>
          <table:table-cell table:style-name="ce11" table:formula="of:=INDIRECT(&quot;R8C&quot;&amp;COLUMN();0)/INDIRECT(&quot;R&quot;&amp;ROW()&amp;&quot;C6&quot;;0)" office:value-type="float" office:value="177.777777777778">
            <text:p>177.7778</text:p>
          </table:table-cell>
          <table:table-cell table:style-name="ce11" table:formula="of:=INDIRECT(&quot;R8C&quot;&amp;COLUMN();0)/INDIRECT(&quot;R&quot;&amp;ROW()&amp;&quot;C6&quot;;0)" office:value-type="float" office:value="144">
            <text:p>144.0000</text:p>
          </table:table-cell>
          <table:table-cell table:style-name="ce11" table:formula="of:=INDIRECT(&quot;R8C&quot;&amp;COLUMN();0)/INDIRECT(&quot;R&quot;&amp;ROW()&amp;&quot;C6&quot;;0)" office:value-type="float" office:value="113.777777777778">
            <text:p>113.7778</text:p>
          </table:table-cell>
          <table:table-cell table:style-name="ce11" table:formula="of:=INDIRECT(&quot;R8C&quot;&amp;COLUMN();0)/INDIRECT(&quot;R&quot;&amp;ROW()&amp;&quot;C6&quot;;0)" office:value-type="float" office:value="87.1111111111111">
            <text:p>87.1111</text:p>
          </table:table-cell>
          <table:table-cell table:style-name="ce11" table:formula="of:=INDIRECT(&quot;R8C&quot;&amp;COLUMN();0)/INDIRECT(&quot;R&quot;&amp;ROW()&amp;&quot;C6&quot;;0)" office:value-type="float" office:value="75.1111111111111">
            <text:p>75.1111</text:p>
          </table:table-cell>
          <table:table-cell table:style-name="ce11" table:formula="of:=INDIRECT(&quot;R8C&quot;&amp;COLUMN();0)/INDIRECT(&quot;R&quot;&amp;ROW()&amp;&quot;C6&quot;;0)" office:value-type="float" office:value="64">
            <text:p>64.0000</text:p>
          </table:table-cell>
          <table:table-cell table:style-name="ce11" table:formula="of:=INDIRECT(&quot;R8C&quot;&amp;COLUMN();0)/INDIRECT(&quot;R&quot;&amp;ROW()&amp;&quot;C6&quot;;0)" office:value-type="float" office:value="53.7777777777778">
            <text:p>53.7778</text:p>
          </table:table-cell>
          <table:table-cell table:style-name="ce11" table:formula="of:=INDIRECT(&quot;R8C&quot;&amp;COLUMN();0)/INDIRECT(&quot;R&quot;&amp;ROW()&amp;&quot;C6&quot;;0)" office:value-type="float" office:value="44.4444444444445">
            <text:p>44.4444</text:p>
          </table:table-cell>
          <table:table-cell table:style-name="ce11" table:formula="of:=INDIRECT(&quot;R8C&quot;&amp;COLUMN();0)/INDIRECT(&quot;R&quot;&amp;ROW()&amp;&quot;C6&quot;;0)" office:value-type="float" office:value="28.4444444444444">
            <text:p>28.4444</text:p>
          </table:table-cell>
          <table:table-cell table:style-name="ce11" table:formula="of:=INDIRECT(&quot;R8C&quot;&amp;COLUMN();0)/INDIRECT(&quot;R&quot;&amp;ROW()&amp;&quot;C6&quot;;0)" office:value-type="float" office:value="21.7777777777778">
            <text:p>21.7778</text:p>
          </table:table-cell>
          <table:table-cell table:style-name="ce11" table:formula="of:=INDIRECT(&quot;R8C&quot;&amp;COLUMN();0)/INDIRECT(&quot;R&quot;&amp;ROW()&amp;&quot;C6&quot;;0)" office:value-type="float" office:value="18.7777777777778">
            <text:p>18.7778</text:p>
          </table:table-cell>
          <table:table-cell table:style-name="ce11" table:formula="of:=INDIRECT(&quot;R8C&quot;&amp;COLUMN();0)/INDIRECT(&quot;R&quot;&amp;ROW()&amp;&quot;C6&quot;;0)" office:value-type="float" office:value="16">
            <text:p>16.0000</text:p>
          </table:table-cell>
          <table:table-cell table:style-name="ce11" table:formula="of:=INDIRECT(&quot;R8C&quot;&amp;COLUMN();0)/INDIRECT(&quot;R&quot;&amp;ROW()&amp;&quot;C6&quot;;0)" office:value-type="float" office:value="11.1111111111111">
            <text:p>11.1111</text:p>
          </table:table-cell>
          <table:table-cell table:style-name="ce11" table:formula="of:=INDIRECT(&quot;R8C&quot;&amp;COLUMN();0)/INDIRECT(&quot;R&quot;&amp;ROW()&amp;&quot;C6&quot;;0)" office:value-type="float" office:value="7.11111111111111">
            <text:p>7.1111</text:p>
          </table:table-cell>
          <table:table-cell table:style-name="ce11" table:formula="of:=INDIRECT(&quot;R8C&quot;&amp;COLUMN();0)/INDIRECT(&quot;R&quot;&amp;ROW()&amp;&quot;C6&quot;;0)" office:value-type="float" office:value="6.01884444444445">
            <text:p>6.0188</text:p>
          </table:table-cell>
          <table:table-cell table:style-name="ce11" table:formula="of:=INDIRECT(&quot;R8C&quot;&amp;COLUMN();0)/INDIRECT(&quot;R&quot;&amp;ROW()&amp;&quot;C6&quot;;0)" office:value-type="float" office:value="4.77233266786534">
            <text:p>4.7723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78542472427167">
            <text:p>3.7854</text:p>
          </table:table-cell>
          <table:table-cell table:style-name="ce11" table:formula="of:=INDIRECT(&quot;R8C&quot;&amp;COLUMN();0)/INDIRECT(&quot;R&quot;&amp;ROW()&amp;&quot;C6&quot;;0)" office:value-type="float" office:value="3.00226111421112">
            <text:p>3.0023</text:p>
          </table:table-cell>
          <table:table-cell table:style-name="ce11" table:formula="of:=INDIRECT(&quot;R8C&quot;&amp;COLUMN();0)/INDIRECT(&quot;R&quot;&amp;ROW()&amp;&quot;C6&quot;;0)" office:value-type="float" office:value="2.77777777777778">
            <text:p>2.7778</text:p>
          </table:table-cell>
          <table:table-cell table:style-name="ce11" table:formula="of:=INDIRECT(&quot;R8C&quot;&amp;COLUMN();0)/INDIRECT(&quot;R&quot;&amp;ROW()&amp;&quot;C6&quot;;0)" office:value-type="float" office:value="2.38050072402367">
            <text:p>2.3805</text:p>
          </table:table-cell>
          <table:table-cell table:style-name="ce11" table:formula="of:=INDIRECT(&quot;R8C&quot;&amp;COLUMN();0)/INDIRECT(&quot;R&quot;&amp;ROW()&amp;&quot;C6&quot;;0)" office:value-type="float" office:value="1.88806353221595">
            <text:p>1.8881</text:p>
          </table:table-cell>
          <table:table-cell table:style-name="ce11" table:formula="of:=INDIRECT(&quot;R8C&quot;&amp;COLUMN();0)/INDIRECT(&quot;R&quot;&amp;ROW()&amp;&quot;C6&quot;;0)" office:value-type="float" office:value="1.77777777777778">
            <text:p>1.7778</text:p>
          </table:table-cell>
          <table:table-cell table:style-name="ce11" table:formula="of:=INDIRECT(&quot;R8C&quot;&amp;COLUMN();0)/INDIRECT(&quot;R&quot;&amp;ROW()&amp;&quot;C6&quot;;0)" office:value-type="float" office:value="1.49699399701022">
            <text:p>1.4970</text:p>
          </table:table-cell>
          <table:table-cell table:style-name="ce11" table:formula="of:=INDIRECT(&quot;R8C&quot;&amp;COLUMN();0)/INDIRECT(&quot;R&quot;&amp;ROW()&amp;&quot;C6&quot;;0)" office:value-type="float" office:value="1.18712749567721">
            <text:p>1.1871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941460188342599">
            <text:p>0.9415</text:p>
          </table:table-cell>
          <table:table-cell table:style-name="ce11" table:formula="of:=INDIRECT(&quot;R8C&quot;&amp;COLUMN();0)/INDIRECT(&quot;R&quot;&amp;ROW()&amp;&quot;C6&quot;;0)" office:value-type="float" office:value="0.746568568692693">
            <text:p>0.7466</text:p>
          </table:table-cell>
          <table:table-cell table:style-name="ce11" table:formula="of:=INDIRECT(&quot;R8C&quot;&amp;COLUMN();0)/INDIRECT(&quot;R&quot;&amp;ROW()&amp;&quot;C6&quot;;0)" office:value-type="float" office:value="0.592213059981676">
            <text:p>0.5922</text:p>
          </table:table-cell>
          <table:table-cell table:style-name="ce11" table:formula="of:=INDIRECT(&quot;R8C&quot;&amp;COLUMN();0)/INDIRECT(&quot;R&quot;&amp;ROW()&amp;&quot;C6&quot;;0)" office:value-type="float" office:value="0.469710558621117">
            <text:p>0.4697</text:p>
          </table:table-cell>
          <table:table-cell table:style-name="ce11" table:formula="of:=INDIRECT(&quot;R8C&quot;&amp;COLUMN();0)/INDIRECT(&quot;R&quot;&amp;ROW()&amp;&quot;C6&quot;;0)" office:value-type="float" office:value="0.37232418073725">
            <text:p>0.3723</text:p>
          </table:table-cell>
          <table:table-cell table:style-name="ce11" table:formula="of:=INDIRECT(&quot;R8C&quot;&amp;COLUMN();0)/INDIRECT(&quot;R&quot;&amp;ROW()&amp;&quot;C6&quot;;0)" office:value-type="float" office:value="0.295296681615586">
            <text:p>0.2953</text:p>
          </table:table-cell>
          <table:table-cell table:style-name="ce11" table:formula="of:=INDIRECT(&quot;R8C&quot;&amp;COLUMN();0)/INDIRECT(&quot;R&quot;&amp;ROW()&amp;&quot;C6&quot;;0)" office:value-type="float" office:value="0.234245837380564">
            <text:p>0.2342</text:p>
          </table:table-cell>
          <table:table-cell table:style-name="ce11" table:formula="of:=INDIRECT(&quot;R8C&quot;&amp;COLUMN();0)/INDIRECT(&quot;R&quot;&amp;ROW()&amp;&quot;C6&quot;;0)" office:value-type="float" office:value="0.185826617342124">
            <text:p>0.1858</text:p>
          </table:table-cell>
          <table:table-cell table:style-name="ce11" table:formula="of:=INDIRECT(&quot;R8C&quot;&amp;COLUMN();0)/INDIRECT(&quot;R&quot;&amp;ROW()&amp;&quot;C6&quot;;0)" office:value-type="float" office:value="0.14732702034293">
            <text:p>0.1473</text:p>
          </table:table-cell>
          <table:table-cell table:style-name="ce11" table:formula="of:=INDIRECT(&quot;R8C&quot;&amp;COLUMN();0)/INDIRECT(&quot;R&quot;&amp;ROW()&amp;&quot;C6&quot;;0)" office:value-type="float" office:value="0.116852719394328">
            <text:p>0.1169</text:p>
          </table:table-cell>
          <table:table-cell table:style-name="ce11" table:formula="of:=INDIRECT(&quot;R8C&quot;&amp;COLUMN();0)/INDIRECT(&quot;R&quot;&amp;ROW()&amp;&quot;C6&quot;;0)" office:value-type="float" office:value="0.0926970742830375">
            <text:p>0.0927</text:p>
          </table:table-cell>
          <table:table-cell table:style-name="ce11" table:formula="of:=INDIRECT(&quot;R8C&quot;&amp;COLUMN();0)/INDIRECT(&quot;R&quot;&amp;ROW()&amp;&quot;C6&quot;;0)" office:value-type="float" office:value="0.073482260386743">
            <text:p>0.0735</text:p>
          </table:table-cell>
          <table:table-cell table:style-name="ce11" table:formula="of:=INDIRECT(&quot;R8C&quot;&amp;COLUMN();0)/INDIRECT(&quot;R&quot;&amp;ROW()&amp;&quot;C6&quot;;0)" office:value-type="float" office:value="0.0583076721708999">
            <text:p>0.0583</text:p>
          </table:table-cell>
          <table:table-cell table:style-name="ce11" table:formula="of:=INDIRECT(&quot;R8C&quot;&amp;COLUMN();0)/INDIRECT(&quot;R&quot;&amp;ROW()&amp;&quot;C6&quot;;0)" office:value-type="float" office:value="0.046230643216842">
            <text:p>0.0462</text:p>
          </table:table-cell>
          <table:table-cell table:style-name="ce11" table:formula="of:=INDIRECT(&quot;R8C&quot;&amp;COLUMN();0)/INDIRECT(&quot;R&quot;&amp;ROW()&amp;&quot;C6&quot;;0)" office:value-type="float" office:value="0.0366707421414843">
            <text:p>0.0367</text:p>
          </table:table-cell>
          <table:table-cell table:style-name="ce11" table:formula="of:=INDIRECT(&quot;R8C&quot;&amp;COLUMN();0)/INDIRECT(&quot;R&quot;&amp;ROW()&amp;&quot;C6&quot;;0)" office:value-type="float" office:value="0.0290698024951606">
            <text:p>0.0291</text:p>
          </table:table-cell>
          <table:table-cell table:style-name="ce11" table:formula="of:=INDIRECT(&quot;R8C&quot;&amp;COLUMN();0)/INDIRECT(&quot;R&quot;&amp;ROW()&amp;&quot;C6&quot;;0)" office:value-type="float" office:value="0.0230465868931738">
            <text:p>0.0230</text:p>
          </table:table-cell>
          <table:table-cell table:style-name="ce11" table:formula="of:=INDIRECT(&quot;R8C&quot;&amp;COLUMN();0)/INDIRECT(&quot;R&quot;&amp;ROW()&amp;&quot;C6&quot;;0)" office:value-type="float" office:value="0.0182852859927942">
            <text:p>0.0183</text:p>
          </table:table-cell>
          <table:table-cell table:style-name="ce11" table:formula="of:=INDIRECT(&quot;R8C&quot;&amp;COLUMN();0)/INDIRECT(&quot;R&quot;&amp;ROW()&amp;&quot;C6&quot;;0)" office:value-type="float" office:value="0.0144756897513795">
            <text:p>0.0145</text:p>
          </table:table-cell>
          <table:table-cell table:style-name="ce11" table:formula="of:=INDIRECT(&quot;R8C&quot;&amp;COLUMN();0)/INDIRECT(&quot;R&quot;&amp;ROW()&amp;&quot;C6&quot;;0)" office:value-type="float" office:value="0.0115125577806711">
            <text:p>0.0115</text:p>
          </table:table-cell>
          <table:table-cell table:style-name="ce11" table:formula="of:=INDIRECT(&quot;R8C&quot;&amp;COLUMN();0)/INDIRECT(&quot;R&quot;&amp;ROW()&amp;&quot;C6&quot;;0)" office:value-type="float" office:value="0.00912752047726318">
            <text:p>0.0091</text:p>
          </table:table-cell>
          <table:table-cell table:style-name="ce11" table:formula="of:=INDIRECT(&quot;R8C&quot;&amp;COLUMN();0)/INDIRECT(&quot;R&quot;&amp;ROW()&amp;&quot;C6&quot;;0)" office:value-type="float" office:value="0.00723169446338893">
            <text:p>0.0072</text:p>
          </table:table-cell>
          <table:table-cell table:style-name="ce11" table:formula="of:=INDIRECT(&quot;R8C&quot;&amp;COLUMN();0)/INDIRECT(&quot;R&quot;&amp;ROW()&amp;&quot;C6&quot;;0)" office:value-type="float" office:value="0.00574571958032805">
            <text:p>0.0057</text:p>
          </table:table-cell>
          <table:table-cell table:style-name="ce11" table:formula="of:=INDIRECT(&quot;R8C&quot;&amp;COLUMN();0)/INDIRECT(&quot;R&quot;&amp;ROW()&amp;&quot;C6&quot;;0)" office:value-type="float" office:value="0.00454297228594457">
            <text:p>0.0045</text:p>
          </table:table-cell>
          <table:table-cell table:style-name="ce11" table:formula="of:=INDIRECT(&quot;R8C&quot;&amp;COLUMN();0)/INDIRECT(&quot;R&quot;&amp;ROW()&amp;&quot;C6&quot;;0)" office:value-type="float" office:value="0.00360630196815949">
            <text:p>0.0036</text:p>
          </table:table-cell>
          <table:table-cell table:style-name="ce11" table:formula="of:=INDIRECT(&quot;R8C&quot;&amp;COLUMN();0)/INDIRECT(&quot;R&quot;&amp;ROW()&amp;&quot;C6&quot;;0)" office:value-type="float" office:value="0.00286688573377147">
            <text:p>0.0029</text:p>
          </table:table-cell>
          <table:table-cell table:style-name="ce11" table:formula="of:=INDIRECT(&quot;R8C&quot;&amp;COLUMN();0)/INDIRECT(&quot;R&quot;&amp;ROW()&amp;&quot;C6&quot;;0)" office:value-type="float" office:value="0.00227186089927735">
            <text:p>0.0023</text:p>
          </table:table-cell>
          <table:table-cell table:style-name="ce11" table:formula="of:=INDIRECT(&quot;R8C&quot;&amp;COLUMN();0)/INDIRECT(&quot;R&quot;&amp;ROW()&amp;&quot;C6&quot;;0)" office:value-type="float" office:value="0.00179900662023546">
            <text:p>0.0018</text:p>
          </table:table-cell>
          <table:table-cell table:style-name="ce11" table:formula="of:=INDIRECT(&quot;R8C&quot;&amp;COLUMN();0)/INDIRECT(&quot;R&quot;&amp;ROW()&amp;&quot;C6&quot;;0)" office:value-type="float" office:value="0.00142848285696571">
            <text:p>0.0014</text:p>
          </table:table-cell>
          <table:table-cell table:style-name="ce11" table:formula="of:=INDIRECT(&quot;R8C&quot;&amp;COLUMN();0)/INDIRECT(&quot;R&quot;&amp;ROW()&amp;&quot;C6&quot;;0)" office:value-type="float" office:value="0.00112867781291118">
            <text:p>0.0011</text:p>
          </table:table-cell>
          <table:table-cell table:style-name="ce11" table:formula="of:=INDIRECT(&quot;R8C&quot;&amp;COLUMN();0)/INDIRECT(&quot;R&quot;&amp;ROW()&amp;&quot;C6&quot;;0)" office:value-type="float" office:value="0.000901575492039873">
            <text:p>0.0009</text:p>
          </table:table-cell>
          <table:table-cell table:style-name="ce11" table:formula="of:=INDIRECT(&quot;R8C&quot;&amp;COLUMN();0)/INDIRECT(&quot;R&quot;&amp;ROW()&amp;&quot;C6&quot;;0)" office:value-type="float" office:value="0.000711111111111111">
            <text:p>0.0007</text:p>
          </table:table-cell>
          <table:table-cell table:style-name="ce11" table:formula="of:=INDIRECT(&quot;R8C&quot;&amp;COLUMN();0)/INDIRECT(&quot;R&quot;&amp;ROW()&amp;&quot;C6&quot;;0)" office:value-type="float" office:value="0.000562972148166519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49751655058866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354743877487755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81464470484497">
            <text:p>0.0003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6])+1" office:value-type="float" office:value="28">
            <text:p>28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1819">
            <text:p>0.1819</text:p>
          </table:table-cell>
          <table:table-cell table:style-name="ce13" office:value-type="float" office:value="4.621">
            <text:p>4.6210</text:p>
          </table:table-cell>
          <table:table-cell table:style-name="ce14" table:formula="of:=[.D37]/2" office:value-type="float" office:value="2.3105">
            <text:p>2.3105</text:p>
          </table:table-cell>
          <table:table-cell table:style-name="ce16" table:formula="of:=pi*[.D37]*[.D37]/4" office:value-type="float" office:value="16.7711104232484">
            <text:p>16.771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71.918030278771">
            <text:p>271.9180</text:p>
          </table:table-cell>
          <table:table-cell table:style-name="ce11" table:formula="of:=INDIRECT(&quot;R8C&quot;&amp;COLUMN();0)/INDIRECT(&quot;R&quot;&amp;ROW()&amp;&quot;C6&quot;;0)" office:value-type="float" office:value="188.831965471369">
            <text:p>188.8320</text:p>
          </table:table-cell>
          <table:table-cell table:style-name="ce11" table:formula="of:=INDIRECT(&quot;R8C&quot;&amp;COLUMN();0)/INDIRECT(&quot;R&quot;&amp;ROW()&amp;&quot;C6&quot;;0)" office:value-type="float" office:value="152.953892031808">
            <text:p>152.9539</text:p>
          </table:table-cell>
          <table:table-cell table:style-name="ce11" table:formula="of:=INDIRECT(&quot;R8C&quot;&amp;COLUMN();0)/INDIRECT(&quot;R&quot;&amp;ROW()&amp;&quot;C6&quot;;0)" office:value-type="float" office:value="120.852457901676">
            <text:p>120.8525</text:p>
          </table:table-cell>
          <table:table-cell table:style-name="ce11" table:formula="of:=INDIRECT(&quot;R8C&quot;&amp;COLUMN();0)/INDIRECT(&quot;R&quot;&amp;ROW()&amp;&quot;C6&quot;;0)" office:value-type="float" office:value="92.5276630809706">
            <text:p>92.5277</text:p>
          </table:table-cell>
          <table:table-cell table:style-name="ce11" table:formula="of:=INDIRECT(&quot;R8C&quot;&amp;COLUMN();0)/INDIRECT(&quot;R&quot;&amp;ROW()&amp;&quot;C6&quot;;0)" office:value-type="float" office:value="79.7815054116532">
            <text:p>79.7815</text:p>
          </table:table-cell>
          <table:table-cell table:style-name="ce11" table:formula="of:=INDIRECT(&quot;R8C&quot;&amp;COLUMN();0)/INDIRECT(&quot;R&quot;&amp;ROW()&amp;&quot;C6&quot;;0)" office:value-type="float" office:value="67.9795075696927">
            <text:p>67.9795</text:p>
          </table:table-cell>
          <table:table-cell table:style-name="ce11" table:formula="of:=INDIRECT(&quot;R8C&quot;&amp;COLUMN();0)/INDIRECT(&quot;R&quot;&amp;ROW()&amp;&quot;C6&quot;;0)" office:value-type="float" office:value="57.121669555089">
            <text:p>57.1217</text:p>
          </table:table-cell>
          <table:table-cell table:style-name="ce11" table:formula="of:=INDIRECT(&quot;R8C&quot;&amp;COLUMN();0)/INDIRECT(&quot;R&quot;&amp;ROW()&amp;&quot;C6&quot;;0)" office:value-type="float" office:value="47.2079913678421">
            <text:p>47.2080</text:p>
          </table:table-cell>
          <table:table-cell table:style-name="ce11" table:formula="of:=INDIRECT(&quot;R8C&quot;&amp;COLUMN();0)/INDIRECT(&quot;R&quot;&amp;ROW()&amp;&quot;C6&quot;;0)" office:value-type="float" office:value="30.213114475419">
            <text:p>30.2131</text:p>
          </table:table-cell>
          <table:table-cell table:style-name="ce11" table:formula="of:=INDIRECT(&quot;R8C&quot;&amp;COLUMN();0)/INDIRECT(&quot;R&quot;&amp;ROW()&amp;&quot;C6&quot;;0)" office:value-type="float" office:value="23.1319157702426">
            <text:p>23.1319</text:p>
          </table:table-cell>
          <table:table-cell table:style-name="ce11" table:formula="of:=INDIRECT(&quot;R8C&quot;&amp;COLUMN();0)/INDIRECT(&quot;R&quot;&amp;ROW()&amp;&quot;C6&quot;;0)" office:value-type="float" office:value="19.9453763529133">
            <text:p>19.9454</text:p>
          </table:table-cell>
          <table:table-cell table:style-name="ce11" table:formula="of:=INDIRECT(&quot;R8C&quot;&amp;COLUMN();0)/INDIRECT(&quot;R&quot;&amp;ROW()&amp;&quot;C6&quot;;0)" office:value-type="float" office:value="16.9948768924232">
            <text:p>16.9949</text:p>
          </table:table-cell>
          <table:table-cell table:style-name="ce11" table:formula="of:=INDIRECT(&quot;R8C&quot;&amp;COLUMN();0)/INDIRECT(&quot;R&quot;&amp;ROW()&amp;&quot;C6&quot;;0)" office:value-type="float" office:value="11.8019978419605">
            <text:p>11.8020</text:p>
          </table:table-cell>
          <table:table-cell table:style-name="ce11" table:formula="of:=INDIRECT(&quot;R8C&quot;&amp;COLUMN();0)/INDIRECT(&quot;R&quot;&amp;ROW()&amp;&quot;C6&quot;;0)" office:value-type="float" office:value="7.55327861885474">
            <text:p>7.5533</text:p>
          </table:table-cell>
          <table:table-cell table:style-name="ce11" table:formula="of:=INDIRECT(&quot;R8C&quot;&amp;COLUMN();0)/INDIRECT(&quot;R&quot;&amp;ROW()&amp;&quot;C6&quot;;0)" office:value-type="float" office:value="6.39309502299865">
            <text:p>6.3931</text:p>
          </table:table-cell>
          <table:table-cell table:style-name="ce11" table:formula="of:=INDIRECT(&quot;R8C&quot;&amp;COLUMN();0)/INDIRECT(&quot;R&quot;&amp;ROW()&amp;&quot;C6&quot;;0)" office:value-type="float" office:value="5.0690753862538">
            <text:p>5.0691</text:p>
          </table:table-cell>
          <table:table-cell table:style-name="ce11" table:formula="of:=INDIRECT(&quot;R8C&quot;&amp;COLUMN();0)/INDIRECT(&quot;R&quot;&amp;ROW()&amp;&quot;C6&quot;;0)" office:value-type="float" office:value="4.24871922310579">
            <text:p>4.2487</text:p>
          </table:table-cell>
          <table:table-cell table:style-name="ce11" table:formula="of:=INDIRECT(&quot;R8C&quot;&amp;COLUMN();0)/INDIRECT(&quot;R&quot;&amp;ROW()&amp;&quot;C6&quot;;0)" office:value-type="float" office:value="4.02080169840825">
            <text:p>4.0208</text:p>
          </table:table-cell>
          <table:table-cell table:style-name="ce11" table:formula="of:=INDIRECT(&quot;R8C&quot;&amp;COLUMN();0)/INDIRECT(&quot;R&quot;&amp;ROW()&amp;&quot;C6&quot;;0)" office:value-type="float" office:value="3.18894112718295">
            <text:p>3.1889</text:p>
          </table:table-cell>
          <table:table-cell table:style-name="ce11" table:formula="of:=INDIRECT(&quot;R8C&quot;&amp;COLUMN();0)/INDIRECT(&quot;R&quot;&amp;ROW()&amp;&quot;C6&quot;;0)" office:value-type="float" office:value="2.95049946049013">
            <text:p>2.9505</text:p>
          </table:table-cell>
          <table:table-cell table:style-name="ce11" table:formula="of:=INDIRECT(&quot;R8C&quot;&amp;COLUMN();0)/INDIRECT(&quot;R&quot;&amp;ROW()&amp;&quot;C6&quot;;0)" office:value-type="float" office:value="2.52851979669416">
            <text:p>2.5285</text:p>
          </table:table-cell>
          <table:table-cell table:style-name="ce11" table:formula="of:=INDIRECT(&quot;R8C&quot;&amp;COLUMN();0)/INDIRECT(&quot;R&quot;&amp;ROW()&amp;&quot;C6&quot;;0)" office:value-type="float" office:value="2.00546295594274">
            <text:p>2.0055</text:p>
          </table:table-cell>
          <table:table-cell table:style-name="ce11" table:formula="of:=INDIRECT(&quot;R8C&quot;&amp;COLUMN();0)/INDIRECT(&quot;R&quot;&amp;ROW()&amp;&quot;C6&quot;;0)" office:value-type="float" office:value="1.88831965471369">
            <text:p>1.8883</text:p>
          </table:table-cell>
          <table:table-cell table:style-name="ce11" table:formula="of:=INDIRECT(&quot;R8C&quot;&amp;COLUMN();0)/INDIRECT(&quot;R&quot;&amp;ROW()&amp;&quot;C6&quot;;0)" office:value-type="float" office:value="1.59007679299282">
            <text:p>1.5901</text:p>
          </table:table-cell>
          <table:table-cell table:style-name="ce11" table:formula="of:=INDIRECT(&quot;R8C&quot;&amp;COLUMN();0)/INDIRECT(&quot;R&quot;&amp;ROW()&amp;&quot;C6&quot;;0)" office:value-type="float" office:value="1.2609428527903">
            <text:p>1.2609</text:p>
          </table:table-cell>
          <table:table-cell table:style-name="ce11" table:formula="of:=INDIRECT(&quot;R8C&quot;&amp;COLUMN();0)/INDIRECT(&quot;R&quot;&amp;ROW()&amp;&quot;C6&quot;;0)" office:value-type="float" office:value="1.06217980577645">
            <text:p>1.0622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990057292805">
            <text:p>0.7930</text:p>
          </table:table-cell>
          <table:table-cell table:style-name="ce11" table:formula="of:=INDIRECT(&quot;R8C&quot;&amp;COLUMN();0)/INDIRECT(&quot;R&quot;&amp;ROW()&amp;&quot;C6&quot;;0)" office:value-type="float" office:value="0.629036753029612">
            <text:p>0.6290</text:p>
          </table:table-cell>
          <table:table-cell table:style-name="ce11" table:formula="of:=INDIRECT(&quot;R8C&quot;&amp;COLUMN();0)/INDIRECT(&quot;R&quot;&amp;ROW()&amp;&quot;C6&quot;;0)" office:value-type="float" office:value="0.498917069927325">
            <text:p>0.4989</text:p>
          </table:table-cell>
          <table:table-cell table:style-name="ce11" table:formula="of:=INDIRECT(&quot;R8C&quot;&amp;COLUMN();0)/INDIRECT(&quot;R&quot;&amp;ROW()&amp;&quot;C6&quot;;0)" office:value-type="float" office:value="0.395475225981368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658171924872">
            <text:p>0.3137</text:p>
          </table:table-cell>
          <table:table-cell table:style-name="ce11" table:formula="of:=INDIRECT(&quot;R8C&quot;&amp;COLUMN();0)/INDIRECT(&quot;R&quot;&amp;ROW()&amp;&quot;C6&quot;;0)" office:value-type="float" office:value="0.248811198052829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381280316551">
            <text:p>0.1974</text:p>
          </table:table-cell>
          <table:table-cell table:style-name="ce11" table:formula="of:=INDIRECT(&quot;R8C&quot;&amp;COLUMN();0)/INDIRECT(&quot;R&quot;&amp;ROW()&amp;&quot;C6&quot;;0)" office:value-type="float" office:value="0.156487785853476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118598790717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609603580017">
            <text:p>0.0985</text:p>
          </table:table-cell>
          <table:table-cell table:style-name="ce11" table:formula="of:=INDIRECT(&quot;R8C&quot;&amp;COLUMN();0)/INDIRECT(&quot;R&quot;&amp;ROW()&amp;&quot;C6&quot;;0)" office:value-type="float" office:value="0.078051373065605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332319017632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1052556329855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5092176552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8773571682693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796191900014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22261524393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757853286004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284063874634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9506792775995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813598205570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10298730787878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545342033239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054112411087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4514813188065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1312476874553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086850247225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730564356683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19885878010218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7635281027718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5327861885474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7977646997062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7717125618062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6801782890328">
            <text:p>0.0004</text:p>
          </table:table-cell>
          <table:table-cell table:style-name="ce11" table:formula="of:=INDIRECT(&quot;R8C&quot;&amp;COLUMN();0)/INDIRECT(&quot;R&quot;&amp;ROW()&amp;&quot;C6&quot;;0)" office:value-type="float" office:value="0.000298965876592193">
            <text:p>0.0003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7])+1" office:value-type="float" office:value="29">
            <text:p>29</text:p>
          </table:table-cell>
          <table:table-cell table:style-name="ce6" office:value-type="float" office:value="6">
            <text:p>6</text:p>
          </table:table-cell>
          <table:table-cell table:style-name="ce9" office:value-type="float" office:value="0.162">
            <text:p>0.1620</text:p>
          </table:table-cell>
          <table:table-cell table:style-name="ce13" office:value-type="float" office:value="4.115">
            <text:p>4.1150</text:p>
          </table:table-cell>
          <table:table-cell table:style-name="ce14" table:formula="of:=[.D38]/2" office:value-type="float" office:value="2.0575">
            <text:p>2.0575</text:p>
          </table:table-cell>
          <table:table-cell table:style-name="ce16" table:formula="of:=pi*[.D38]*[.D38]/4" office:value-type="float" office:value="13.2993238153957">
            <text:p>13.299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342.902193764035">
            <text:p>342.9022</text:p>
          </table:table-cell>
          <table:table-cell table:style-name="ce11" table:formula="of:=INDIRECT(&quot;R8C&quot;&amp;COLUMN();0)/INDIRECT(&quot;R&quot;&amp;ROW()&amp;&quot;C6&quot;;0)" office:value-type="float" office:value="238.126523447246">
            <text:p>238.1265</text:p>
          </table:table-cell>
          <table:table-cell table:style-name="ce11" table:formula="of:=INDIRECT(&quot;R8C&quot;&amp;COLUMN();0)/INDIRECT(&quot;R&quot;&amp;ROW()&amp;&quot;C6&quot;;0)" office:value-type="float" office:value="192.88248399227">
            <text:p>192.8825</text:p>
          </table:table-cell>
          <table:table-cell table:style-name="ce11" table:formula="of:=INDIRECT(&quot;R8C&quot;&amp;COLUMN();0)/INDIRECT(&quot;R&quot;&amp;ROW()&amp;&quot;C6&quot;;0)" office:value-type="float" office:value="152.400975006238">
            <text:p>152.4010</text:p>
          </table:table-cell>
          <table:table-cell table:style-name="ce11" table:formula="of:=INDIRECT(&quot;R8C&quot;&amp;COLUMN();0)/INDIRECT(&quot;R&quot;&amp;ROW()&amp;&quot;C6&quot;;0)" office:value-type="float" office:value="116.681996489151">
            <text:p>116.6820</text:p>
          </table:table-cell>
          <table:table-cell table:style-name="ce11" table:formula="of:=INDIRECT(&quot;R8C&quot;&amp;COLUMN();0)/INDIRECT(&quot;R&quot;&amp;ROW()&amp;&quot;C6&quot;;0)" office:value-type="float" office:value="100.608456156462">
            <text:p>100.6085</text:p>
          </table:table-cell>
          <table:table-cell table:style-name="ce11" table:formula="of:=INDIRECT(&quot;R8C&quot;&amp;COLUMN();0)/INDIRECT(&quot;R&quot;&amp;ROW()&amp;&quot;C6&quot;;0)" office:value-type="float" office:value="85.7255484410087">
            <text:p>85.7255</text:p>
          </table:table-cell>
          <table:table-cell table:style-name="ce11" table:formula="of:=INDIRECT(&quot;R8C&quot;&amp;COLUMN();0)/INDIRECT(&quot;R&quot;&amp;ROW()&amp;&quot;C6&quot;;0)" office:value-type="float" office:value="72.033273342792">
            <text:p>72.0333</text:p>
          </table:table-cell>
          <table:table-cell table:style-name="ce11" table:formula="of:=INDIRECT(&quot;R8C&quot;&amp;COLUMN();0)/INDIRECT(&quot;R&quot;&amp;ROW()&amp;&quot;C6&quot;;0)" office:value-type="float" office:value="59.5316308618116">
            <text:p>59.5316</text:p>
          </table:table-cell>
          <table:table-cell table:style-name="ce11" table:formula="of:=INDIRECT(&quot;R8C&quot;&amp;COLUMN();0)/INDIRECT(&quot;R&quot;&amp;ROW()&amp;&quot;C6&quot;;0)" office:value-type="float" office:value="38.1002437515594">
            <text:p>38.1002</text:p>
          </table:table-cell>
          <table:table-cell table:style-name="ce11" table:formula="of:=INDIRECT(&quot;R8C&quot;&amp;COLUMN();0)/INDIRECT(&quot;R&quot;&amp;ROW()&amp;&quot;C6&quot;;0)" office:value-type="float" office:value="29.1704991222877">
            <text:p>29.1705</text:p>
          </table:table-cell>
          <table:table-cell table:style-name="ce11" table:formula="of:=INDIRECT(&quot;R8C&quot;&amp;COLUMN();0)/INDIRECT(&quot;R&quot;&amp;ROW()&amp;&quot;C6&quot;;0)" office:value-type="float" office:value="25.1521140391154">
            <text:p>25.1521</text:p>
          </table:table-cell>
          <table:table-cell table:style-name="ce11" table:formula="of:=INDIRECT(&quot;R8C&quot;&amp;COLUMN();0)/INDIRECT(&quot;R&quot;&amp;ROW()&amp;&quot;C6&quot;;0)" office:value-type="float" office:value="21.4313871102522">
            <text:p>21.4314</text:p>
          </table:table-cell>
          <table:table-cell table:style-name="ce11" table:formula="of:=INDIRECT(&quot;R8C&quot;&amp;COLUMN();0)/INDIRECT(&quot;R&quot;&amp;ROW()&amp;&quot;C6&quot;;0)" office:value-type="float" office:value="14.8829077154529">
            <text:p>14.8829</text:p>
          </table:table-cell>
          <table:table-cell table:style-name="ce11" table:formula="of:=INDIRECT(&quot;R8C&quot;&amp;COLUMN();0)/INDIRECT(&quot;R&quot;&amp;ROW()&amp;&quot;C6&quot;;0)" office:value-type="float" office:value="9.52506093788985">
            <text:p>9.5251</text:p>
          </table:table-cell>
          <table:table-cell table:style-name="ce11" table:formula="of:=INDIRECT(&quot;R8C&quot;&amp;COLUMN();0)/INDIRECT(&quot;R&quot;&amp;ROW()&amp;&quot;C6&quot;;0)" office:value-type="float" office:value="8.06201157782997">
            <text:p>8.0620</text:p>
          </table:table-cell>
          <table:table-cell table:style-name="ce11" table:formula="of:=INDIRECT(&quot;R8C&quot;&amp;COLUMN();0)/INDIRECT(&quot;R&quot;&amp;ROW()&amp;&quot;C6&quot;;0)" office:value-type="float" office:value="6.39235680149529">
            <text:p>6.3924</text:p>
          </table:table-cell>
          <table:table-cell table:style-name="ce11" table:formula="of:=INDIRECT(&quot;R8C&quot;&amp;COLUMN();0)/INDIRECT(&quot;R&quot;&amp;ROW()&amp;&quot;C6&quot;;0)" office:value-type="float" office:value="5.35784677756304">
            <text:p>5.3578</text:p>
          </table:table-cell>
          <table:table-cell table:style-name="ce11" table:formula="of:=INDIRECT(&quot;R8C&quot;&amp;COLUMN();0)/INDIRECT(&quot;R&quot;&amp;ROW()&amp;&quot;C6&quot;;0)" office:value-type="float" office:value="5.07043141516161">
            <text:p>5.0704</text:p>
          </table:table-cell>
          <table:table-cell table:style-name="ce11" table:formula="of:=INDIRECT(&quot;R8C&quot;&amp;COLUMN();0)/INDIRECT(&quot;R&quot;&amp;ROW()&amp;&quot;C6&quot;;0)" office:value-type="float" office:value="4.02141375904472">
            <text:p>4.0214</text:p>
          </table:table-cell>
          <table:table-cell table:style-name="ce11" table:formula="of:=INDIRECT(&quot;R8C&quot;&amp;COLUMN();0)/INDIRECT(&quot;R&quot;&amp;ROW()&amp;&quot;C6&quot;;0)" office:value-type="float" office:value="3.72072692886323">
            <text:p>3.7207</text:p>
          </table:table-cell>
          <table:table-cell table:style-name="ce11" table:formula="of:=INDIRECT(&quot;R8C&quot;&amp;COLUMN();0)/INDIRECT(&quot;R&quot;&amp;ROW()&amp;&quot;C6&quot;;0)" office:value-type="float" office:value="3.18858953329918">
            <text:p>3.1886</text:p>
          </table:table-cell>
          <table:table-cell table:style-name="ce11" table:formula="of:=INDIRECT(&quot;R8C&quot;&amp;COLUMN();0)/INDIRECT(&quot;R&quot;&amp;ROW()&amp;&quot;C6&quot;;0)" office:value-type="float" office:value="2.52898877797939">
            <text:p>2.5290</text:p>
          </table:table-cell>
          <table:table-cell table:style-name="ce11" table:formula="of:=INDIRECT(&quot;R8C&quot;&amp;COLUMN();0)/INDIRECT(&quot;R&quot;&amp;ROW()&amp;&quot;C6&quot;;0)" office:value-type="float" office:value="2.38126523447246">
            <text:p>2.3813</text:p>
          </table:table-cell>
          <table:table-cell table:style-name="ce11" table:formula="of:=INDIRECT(&quot;R8C&quot;&amp;COLUMN();0)/INDIRECT(&quot;R&quot;&amp;ROW()&amp;&quot;C6&quot;;0)" office:value-type="float" office:value="2.0051661157281">
            <text:p>2.0052</text:p>
          </table:table-cell>
          <table:table-cell table:style-name="ce11" table:formula="of:=INDIRECT(&quot;R8C&quot;&amp;COLUMN();0)/INDIRECT(&quot;R&quot;&amp;ROW()&amp;&quot;C6&quot;;0)" office:value-type="float" office:value="1.59011180681766">
            <text:p>1.5901</text:p>
          </table:table-cell>
          <table:table-cell table:style-name="ce11" table:formula="of:=INDIRECT(&quot;R8C&quot;&amp;COLUMN();0)/INDIRECT(&quot;R&quot;&amp;ROW()&amp;&quot;C6&quot;;0)" office:value-type="float" office:value="1.33946169439076">
            <text:p>1.3395</text:p>
          </table:table-cell>
          <table:table-cell table:style-name="ce11" table:formula="of:=INDIRECT(&quot;R8C&quot;&amp;COLUMN();0)/INDIRECT(&quot;R&quot;&amp;ROW()&amp;&quot;C6&quot;;0)" office:value-type="float" office:value="1.26104985907882">
            <text:p>1.2610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246708763393">
            <text:p>0.7932</text:p>
          </table:table-cell>
          <table:table-cell table:style-name="ce11" table:formula="of:=INDIRECT(&quot;R8C&quot;&amp;COLUMN();0)/INDIRECT(&quot;R&quot;&amp;ROW()&amp;&quot;C6&quot;;0)" office:value-type="float" office:value="0.629159300723873">
            <text:p>0.6292</text:p>
          </table:table-cell>
          <table:table-cell table:style-name="ce11" table:formula="of:=INDIRECT(&quot;R8C&quot;&amp;COLUMN();0)/INDIRECT(&quot;R&quot;&amp;ROW()&amp;&quot;C6&quot;;0)" office:value-type="float" office:value="0.498713977992969">
            <text:p>0.4987</text:p>
          </table:table-cell>
          <table:table-cell table:style-name="ce11" table:formula="of:=INDIRECT(&quot;R8C&quot;&amp;COLUMN();0)/INDIRECT(&quot;R&quot;&amp;ROW()&amp;&quot;C6&quot;;0)" office:value-type="float" office:value="0.395538593504781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763326241753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907635727984">
            <text:p>0.2489</text:p>
          </table:table-cell>
          <table:table-cell table:style-name="ce11" table:formula="of:=INDIRECT(&quot;R8C&quot;&amp;COLUMN();0)/INDIRECT(&quot;R&quot;&amp;ROW()&amp;&quot;C6&quot;;0)" office:value-type="float" office:value="0.197338900298083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519741514094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164180184224">
            <text:p>0.1242</text:p>
          </table:table-cell>
          <table:table-cell table:style-name="ce11" table:formula="of:=INDIRECT(&quot;R8C&quot;&amp;COLUMN();0)/INDIRECT(&quot;R&quot;&amp;ROW()&amp;&quot;C6&quot;;0)" office:value-type="float" office:value="0.0984266730052899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1008933620146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241756960059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1190544033992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378869057725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700203298545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924401583278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3896319218578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206301516693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259640440613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657771924722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9617128456038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513735570159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050334475565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4008362258223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4307064956616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970045576079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339806799945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182069570327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762583618891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2506093788986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4079627477932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602425113940197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5165835214497">
            <text:p>0.0005</text:p>
          </table:table-cell>
          <table:table-cell table:style-name="ce11" table:formula="of:=INDIRECT(&quot;R8C&quot;&amp;COLUMN();0)/INDIRECT(&quot;R&quot;&amp;ROW()&amp;&quot;C6&quot;;0)" office:value-type="float" office:value="0.000377010876545962">
            <text:p>0.0004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8])+1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9" office:value-type="float" office:value="0.1443">
            <text:p>0.1443</text:p>
          </table:table-cell>
          <table:table-cell table:style-name="ce13" office:value-type="float" office:value="3.665">
            <text:p>3.6650</text:p>
          </table:table-cell>
          <table:table-cell table:style-name="ce14" table:formula="of:=[.D39]/2" office:value-type="float" office:value="1.8325">
            <text:p>1.8325</text:p>
          </table:table-cell>
          <table:table-cell table:style-name="ce16" table:formula="of:=pi*[.D39]*[.D39]/4" office:value-type="float" office:value="10.5496448453413">
            <text:p>10.549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32.276856589284">
            <text:p>432.2769</text:p>
          </table:table-cell>
          <table:table-cell table:style-name="ce11" table:formula="of:=INDIRECT(&quot;R8C&quot;&amp;COLUMN();0)/INDIRECT(&quot;R&quot;&amp;ROW()&amp;&quot;C6&quot;;0)" office:value-type="float" office:value="300.192261520336">
            <text:p>300.1923</text:p>
          </table:table-cell>
          <table:table-cell table:style-name="ce11" table:formula="of:=INDIRECT(&quot;R8C&quot;&amp;COLUMN();0)/INDIRECT(&quot;R&quot;&amp;ROW()&amp;&quot;C6&quot;;0)" office:value-type="float" office:value="243.155731831472">
            <text:p>243.1557</text:p>
          </table:table-cell>
          <table:table-cell table:style-name="ce11" table:formula="of:=INDIRECT(&quot;R8C&quot;&amp;COLUMN();0)/INDIRECT(&quot;R&quot;&amp;ROW()&amp;&quot;C6&quot;;0)" office:value-type="float" office:value="192.123047373015">
            <text:p>192.1230</text:p>
          </table:table-cell>
          <table:table-cell table:style-name="ce11" table:formula="of:=INDIRECT(&quot;R8C&quot;&amp;COLUMN();0)/INDIRECT(&quot;R&quot;&amp;ROW()&amp;&quot;C6&quot;;0)" office:value-type="float" office:value="147.094208144965">
            <text:p>147.0942</text:p>
          </table:table-cell>
          <table:table-cell table:style-name="ce11" table:formula="of:=INDIRECT(&quot;R8C&quot;&amp;COLUMN();0)/INDIRECT(&quot;R&quot;&amp;ROW()&amp;&quot;C6&quot;;0)" office:value-type="float" office:value="126.831230492342">
            <text:p>126.8312</text:p>
          </table:table-cell>
          <table:table-cell table:style-name="ce11" table:formula="of:=INDIRECT(&quot;R8C&quot;&amp;COLUMN();0)/INDIRECT(&quot;R&quot;&amp;ROW()&amp;&quot;C6&quot;;0)" office:value-type="float" office:value="108.069214147321">
            <text:p>108.0692</text:p>
          </table:table-cell>
          <table:table-cell table:style-name="ce11" table:formula="of:=INDIRECT(&quot;R8C&quot;&amp;COLUMN();0)/INDIRECT(&quot;R&quot;&amp;ROW()&amp;&quot;C6&quot;;0)" office:value-type="float" office:value="90.8081591099017">
            <text:p>90.8082</text:p>
          </table:table-cell>
          <table:table-cell table:style-name="ce11" table:formula="of:=INDIRECT(&quot;R8C&quot;&amp;COLUMN();0)/INDIRECT(&quot;R&quot;&amp;ROW()&amp;&quot;C6&quot;;0)" office:value-type="float" office:value="75.0480653800841">
            <text:p>75.0481</text:p>
          </table:table-cell>
          <table:table-cell table:style-name="ce11" table:formula="of:=INDIRECT(&quot;R8C&quot;&amp;COLUMN();0)/INDIRECT(&quot;R&quot;&amp;ROW()&amp;&quot;C6&quot;;0)" office:value-type="float" office:value="48.0307618432538">
            <text:p>48.0308</text:p>
          </table:table-cell>
          <table:table-cell table:style-name="ce11" table:formula="of:=INDIRECT(&quot;R8C&quot;&amp;COLUMN();0)/INDIRECT(&quot;R&quot;&amp;ROW()&amp;&quot;C6&quot;;0)" office:value-type="float" office:value="36.7735520362412">
            <text:p>36.7736</text:p>
          </table:table-cell>
          <table:table-cell table:style-name="ce11" table:formula="of:=INDIRECT(&quot;R8C&quot;&amp;COLUMN();0)/INDIRECT(&quot;R&quot;&amp;ROW()&amp;&quot;C6&quot;;0)" office:value-type="float" office:value="31.7078076230855">
            <text:p>31.7078</text:p>
          </table:table-cell>
          <table:table-cell table:style-name="ce11" table:formula="of:=INDIRECT(&quot;R8C&quot;&amp;COLUMN();0)/INDIRECT(&quot;R&quot;&amp;ROW()&amp;&quot;C6&quot;;0)" office:value-type="float" office:value="27.0173035368303">
            <text:p>27.0173</text:p>
          </table:table-cell>
          <table:table-cell table:style-name="ce11" table:formula="of:=INDIRECT(&quot;R8C&quot;&amp;COLUMN();0)/INDIRECT(&quot;R&quot;&amp;ROW()&amp;&quot;C6&quot;;0)" office:value-type="float" office:value="18.762016345021">
            <text:p>18.7620</text:p>
          </table:table-cell>
          <table:table-cell table:style-name="ce11" table:formula="of:=INDIRECT(&quot;R8C&quot;&amp;COLUMN();0)/INDIRECT(&quot;R&quot;&amp;ROW()&amp;&quot;C6&quot;;0)" office:value-type="float" office:value="12.0076904608135">
            <text:p>12.0077</text:p>
          </table:table-cell>
          <table:table-cell table:style-name="ce11" table:formula="of:=INDIRECT(&quot;R8C&quot;&amp;COLUMN();0)/INDIRECT(&quot;R&quot;&amp;ROW()&amp;&quot;C6&quot;;0)" office:value-type="float" office:value="10.1633092060325">
            <text:p>10.1633</text:p>
          </table:table-cell>
          <table:table-cell table:style-name="ce11" table:formula="of:=INDIRECT(&quot;R8C&quot;&amp;COLUMN();0)/INDIRECT(&quot;R&quot;&amp;ROW()&amp;&quot;C6&quot;;0)" office:value-type="float" office:value="8.05847251665305">
            <text:p>8.0585</text:p>
          </table:table-cell>
          <table:table-cell table:style-name="ce11" table:formula="of:=INDIRECT(&quot;R8C&quot;&amp;COLUMN();0)/INDIRECT(&quot;R&quot;&amp;ROW()&amp;&quot;C6&quot;;0)" office:value-type="float" office:value="6.75432588420757">
            <text:p>6.7543</text:p>
          </table:table-cell>
          <table:table-cell table:style-name="ce11" table:formula="of:=INDIRECT(&quot;R8C&quot;&amp;COLUMN();0)/INDIRECT(&quot;R&quot;&amp;ROW()&amp;&quot;C6&quot;;0)" office:value-type="float" office:value="6.39199804946686">
            <text:p>6.3920</text:p>
          </table:table-cell>
          <table:table-cell table:style-name="ce11" table:formula="of:=INDIRECT(&quot;R8C&quot;&amp;COLUMN();0)/INDIRECT(&quot;R&quot;&amp;ROW()&amp;&quot;C6&quot;;0)" office:value-type="float" office:value="5.0695624887165">
            <text:p>5.0696</text:p>
          </table:table-cell>
          <table:table-cell table:style-name="ce11" table:formula="of:=INDIRECT(&quot;R8C&quot;&amp;COLUMN();0)/INDIRECT(&quot;R&quot;&amp;ROW()&amp;&quot;C6&quot;;0)" office:value-type="float" office:value="4.69050408625526">
            <text:p>4.6905</text:p>
          </table:table-cell>
          <table:table-cell table:style-name="ce11" table:formula="of:=INDIRECT(&quot;R8C&quot;&amp;COLUMN();0)/INDIRECT(&quot;R&quot;&amp;ROW()&amp;&quot;C6&quot;;0)" office:value-type="float" office:value="4.01966941441198">
            <text:p>4.0197</text:p>
          </table:table-cell>
          <table:table-cell table:style-name="ce11" table:formula="of:=INDIRECT(&quot;R8C&quot;&amp;COLUMN();0)/INDIRECT(&quot;R&quot;&amp;ROW()&amp;&quot;C6&quot;;0)" office:value-type="float" office:value="3.18814909666865">
            <text:p>3.1881</text:p>
          </table:table-cell>
          <table:table-cell table:style-name="ce11" table:formula="of:=INDIRECT(&quot;R8C&quot;&amp;COLUMN();0)/INDIRECT(&quot;R&quot;&amp;ROW()&amp;&quot;C6&quot;;0)" office:value-type="float" office:value="3.00192261520336">
            <text:p>3.0019</text:p>
          </table:table-cell>
          <table:table-cell table:style-name="ce11" table:formula="of:=INDIRECT(&quot;R8C&quot;&amp;COLUMN();0)/INDIRECT(&quot;R&quot;&amp;ROW()&amp;&quot;C6&quot;;0)" office:value-type="float" office:value="2.52779632562736">
            <text:p>2.5278</text:p>
          </table:table-cell>
          <table:table-cell table:style-name="ce11" table:formula="of:=INDIRECT(&quot;R8C&quot;&amp;COLUMN();0)/INDIRECT(&quot;R&quot;&amp;ROW()&amp;&quot;C6&quot;;0)" office:value-type="float" office:value="2.00456149297678">
            <text:p>2.0046</text:p>
          </table:table-cell>
          <table:table-cell table:style-name="ce11" table:formula="of:=INDIRECT(&quot;R8C&quot;&amp;COLUMN();0)/INDIRECT(&quot;R&quot;&amp;ROW()&amp;&quot;C6&quot;;0)" office:value-type="float" office:value="1.68858147105189">
            <text:p>1.6886</text:p>
          </table:table-cell>
          <table:table-cell table:style-name="ce11" table:formula="of:=INDIRECT(&quot;R8C&quot;&amp;COLUMN();0)/INDIRECT(&quot;R&quot;&amp;ROW()&amp;&quot;C6&quot;;0)" office:value-type="float" office:value="1.58973222976834">
            <text:p>1.5897</text:p>
          </table:table-cell>
          <table:table-cell table:style-name="ce11" table:formula="of:=INDIRECT(&quot;R8C&quot;&amp;COLUMN();0)/INDIRECT(&quot;R&quot;&amp;ROW()&amp;&quot;C6&quot;;0)" office:value-type="float" office:value="1.26064185196421">
            <text:p>1.260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144546045052">
            <text:p>0.7931</text:p>
          </table:table-cell>
          <table:table-cell table:style-name="ce11" table:formula="of:=INDIRECT(&quot;R8C&quot;&amp;COLUMN();0)/INDIRECT(&quot;R&quot;&amp;ROW()&amp;&quot;C6&quot;;0)" office:value-type="float" office:value="0.628699712817497">
            <text:p>0.6287</text:p>
          </table:table-cell>
          <table:table-cell table:style-name="ce11" table:formula="of:=INDIRECT(&quot;R8C&quot;&amp;COLUMN();0)/INDIRECT(&quot;R&quot;&amp;ROW()&amp;&quot;C6&quot;;0)" office:value-type="float" office:value="0.498632505039187">
            <text:p>0.4986</text:p>
          </table:table-cell>
          <table:table-cell table:style-name="ce11" table:formula="of:=INDIRECT(&quot;R8C&quot;&amp;COLUMN();0)/INDIRECT(&quot;R&quot;&amp;ROW()&amp;&quot;C6&quot;;0)" office:value-type="float" office:value="0.395543180671854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78338287216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773676736356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315336811288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526562055058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080783340065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572548479496">
            <text:p>0.0985</text:p>
          </table:table-cell>
          <table:table-cell table:style-name="ce11" table:formula="of:=INDIRECT(&quot;R8C&quot;&amp;COLUMN();0)/INDIRECT(&quot;R&quot;&amp;ROW()&amp;&quot;C6&quot;;0)" office:value-type="float" office:value="0.0780642075307702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215357098321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867298604662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160395988006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76195120317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433814948752">
            <text:p>0.0244</text:p>
          </table:table-cell>
          <table:table-cell table:style-name="ce11" table:formula="of:=INDIRECT(&quot;R8C&quot;&amp;COLUMN();0)/INDIRECT(&quot;R&quot;&amp;ROW()&amp;&quot;C6&quot;;0)" office:value-type="float" office:value="0.0194398917528555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125619545533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13052751871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702115621202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11788255482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953468245209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4097012966951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622221932703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776924522929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1210968398757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0586444166919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2238367061302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076904608135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0624338112264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9442311307322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9013938494925">
            <text:p>0.0006</text:p>
          </table:table-cell>
          <table:table-cell table:style-name="ce11" table:formula="of:=INDIRECT(&quot;R8C&quot;&amp;COLUMN();0)/INDIRECT(&quot;R&quot;&amp;ROW()&amp;&quot;C6&quot;;0)" office:value-type="float" office:value="0.000475275689619553">
            <text:p>0.0005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39])+1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1285">
            <text:p>0.1285</text:p>
          </table:table-cell>
          <table:table-cell table:style-name="ce13" office:value-type="float" office:value="3.264">
            <text:p>3.2640</text:p>
          </table:table-cell>
          <table:table-cell table:style-name="ce14" table:formula="of:=[.D40]/2" office:value-type="float" office:value="1.632">
            <text:p>1.6320</text:p>
          </table:table-cell>
          <table:table-cell table:style-name="ce16" table:formula="of:=pi*[.D40]*[.D40]/4" office:value-type="float" office:value="8.36739327179473">
            <text:p>8.367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545.016490051903">
            <text:p>545.0165</text:p>
          </table:table-cell>
          <table:table-cell table:style-name="ce11" table:formula="of:=INDIRECT(&quot;R8C&quot;&amp;COLUMN();0)/INDIRECT(&quot;R&quot;&amp;ROW()&amp;&quot;C6&quot;;0)" office:value-type="float" office:value="378.483673647155">
            <text:p>378.4837</text:p>
          </table:table-cell>
          <table:table-cell table:style-name="ce11" table:formula="of:=INDIRECT(&quot;R8C&quot;&amp;COLUMN();0)/INDIRECT(&quot;R&quot;&amp;ROW()&amp;&quot;C6&quot;;0)" office:value-type="float" office:value="306.571775654195">
            <text:p>306.5718</text:p>
          </table:table-cell>
          <table:table-cell table:style-name="ce11" table:formula="of:=INDIRECT(&quot;R8C&quot;&amp;COLUMN();0)/INDIRECT(&quot;R&quot;&amp;ROW()&amp;&quot;C6&quot;;0)" office:value-type="float" office:value="242.229551134179">
            <text:p>242.2296</text:p>
          </table:table-cell>
          <table:table-cell table:style-name="ce11" table:formula="of:=INDIRECT(&quot;R8C&quot;&amp;COLUMN();0)/INDIRECT(&quot;R&quot;&amp;ROW()&amp;&quot;C6&quot;;0)" office:value-type="float" office:value="185.457000087106">
            <text:p>185.4570</text:p>
          </table:table-cell>
          <table:table-cell table:style-name="ce11" table:formula="of:=INDIRECT(&quot;R8C&quot;&amp;COLUMN();0)/INDIRECT(&quot;R&quot;&amp;ROW()&amp;&quot;C6&quot;;0)" office:value-type="float" office:value="159.909352115923">
            <text:p>159.9094</text:p>
          </table:table-cell>
          <table:table-cell table:style-name="ce11" table:formula="of:=INDIRECT(&quot;R8C&quot;&amp;COLUMN();0)/INDIRECT(&quot;R&quot;&amp;ROW()&amp;&quot;C6&quot;;0)" office:value-type="float" office:value="136.254122512976">
            <text:p>136.2541</text:p>
          </table:table-cell>
          <table:table-cell table:style-name="ce11" table:formula="of:=INDIRECT(&quot;R8C&quot;&amp;COLUMN();0)/INDIRECT(&quot;R&quot;&amp;ROW()&amp;&quot;C6&quot;;0)" office:value-type="float" office:value="114.491311278264">
            <text:p>114.4913</text:p>
          </table:table-cell>
          <table:table-cell table:style-name="ce11" table:formula="of:=INDIRECT(&quot;R8C&quot;&amp;COLUMN();0)/INDIRECT(&quot;R&quot;&amp;ROW()&amp;&quot;C6&quot;;0)" office:value-type="float" office:value="94.6209184117888">
            <text:p>94.6209</text:p>
          </table:table-cell>
          <table:table-cell table:style-name="ce11" table:formula="of:=INDIRECT(&quot;R8C&quot;&amp;COLUMN();0)/INDIRECT(&quot;R&quot;&amp;ROW()&amp;&quot;C6&quot;;0)" office:value-type="float" office:value="60.5573877835448">
            <text:p>60.5574</text:p>
          </table:table-cell>
          <table:table-cell table:style-name="ce11" table:formula="of:=INDIRECT(&quot;R8C&quot;&amp;COLUMN();0)/INDIRECT(&quot;R&quot;&amp;ROW()&amp;&quot;C6&quot;;0)" office:value-type="float" office:value="46.3642500217765">
            <text:p>46.3643</text:p>
          </table:table-cell>
          <table:table-cell table:style-name="ce11" table:formula="of:=INDIRECT(&quot;R8C&quot;&amp;COLUMN();0)/INDIRECT(&quot;R&quot;&amp;ROW()&amp;&quot;C6&quot;;0)" office:value-type="float" office:value="39.9773380289807">
            <text:p>39.9773</text:p>
          </table:table-cell>
          <table:table-cell table:style-name="ce11" table:formula="of:=INDIRECT(&quot;R8C&quot;&amp;COLUMN();0)/INDIRECT(&quot;R&quot;&amp;ROW()&amp;&quot;C6&quot;;0)" office:value-type="float" office:value="34.0635306282439">
            <text:p>34.0635</text:p>
          </table:table-cell>
          <table:table-cell table:style-name="ce11" table:formula="of:=INDIRECT(&quot;R8C&quot;&amp;COLUMN();0)/INDIRECT(&quot;R&quot;&amp;ROW()&amp;&quot;C6&quot;;0)" office:value-type="float" office:value="23.6552296029472">
            <text:p>23.6552</text:p>
          </table:table-cell>
          <table:table-cell table:style-name="ce11" table:formula="of:=INDIRECT(&quot;R8C&quot;&amp;COLUMN();0)/INDIRECT(&quot;R&quot;&amp;ROW()&amp;&quot;C6&quot;;0)" office:value-type="float" office:value="15.1393469458862">
            <text:p>15.1393</text:p>
          </table:table-cell>
          <table:table-cell table:style-name="ce11" table:formula="of:=INDIRECT(&quot;R8C&quot;&amp;COLUMN();0)/INDIRECT(&quot;R&quot;&amp;ROW()&amp;&quot;C6&quot;;0)" office:value-type="float" office:value="12.8139432549981">
            <text:p>12.8139</text:p>
          </table:table-cell>
          <table:table-cell table:style-name="ce11" table:formula="of:=INDIRECT(&quot;R8C&quot;&amp;COLUMN();0)/INDIRECT(&quot;R&quot;&amp;ROW()&amp;&quot;C6&quot;;0)" office:value-type="float" office:value="10.16015625">
            <text:p>10.1602</text:p>
          </table:table-cell>
          <table:table-cell table:style-name="ce11" table:formula="of:=INDIRECT(&quot;R8C&quot;&amp;COLUMN();0)/INDIRECT(&quot;R&quot;&amp;ROW()&amp;&quot;C6&quot;;0)" office:value-type="float" office:value="8.51588265706099">
            <text:p>8.5159</text:p>
          </table:table-cell>
          <table:table-cell table:style-name="ce11" table:formula="of:=INDIRECT(&quot;R8C&quot;&amp;COLUMN();0)/INDIRECT(&quot;R&quot;&amp;ROW()&amp;&quot;C6&quot;;0)" office:value-type="float" office:value="8.05905818975875">
            <text:p>8.0591</text:p>
          </table:table-cell>
          <table:table-cell table:style-name="ce11" table:formula="of:=INDIRECT(&quot;R8C&quot;&amp;COLUMN();0)/INDIRECT(&quot;R&quot;&amp;ROW()&amp;&quot;C6&quot;;0)" office:value-type="float" office:value="6.39172583861976">
            <text:p>6.3917</text:p>
          </table:table-cell>
          <table:table-cell table:style-name="ce11" table:formula="of:=INDIRECT(&quot;R8C&quot;&amp;COLUMN();0)/INDIRECT(&quot;R&quot;&amp;ROW()&amp;&quot;C6&quot;;0)" office:value-type="float" office:value="5.9138074007368">
            <text:p>5.9138</text:p>
          </table:table-cell>
          <table:table-cell table:style-name="ce11" table:formula="of:=INDIRECT(&quot;R8C&quot;&amp;COLUMN();0)/INDIRECT(&quot;R&quot;&amp;ROW()&amp;&quot;C6&quot;;0)" office:value-type="float" office:value="5.06801620770857">
            <text:p>5.0680</text:p>
          </table:table-cell>
          <table:table-cell table:style-name="ce11" table:formula="of:=INDIRECT(&quot;R8C&quot;&amp;COLUMN();0)/INDIRECT(&quot;R&quot;&amp;ROW()&amp;&quot;C6&quot;;0)" office:value-type="float" office:value="4.01963187235679">
            <text:p>4.0196</text:p>
          </table:table-cell>
          <table:table-cell table:style-name="ce11" table:formula="of:=INDIRECT(&quot;R8C&quot;&amp;COLUMN();0)/INDIRECT(&quot;R&quot;&amp;ROW()&amp;&quot;C6&quot;;0)" office:value-type="float" office:value="3.78483673647155">
            <text:p>3.7848</text:p>
          </table:table-cell>
          <table:table-cell table:style-name="ce11" table:formula="of:=INDIRECT(&quot;R8C&quot;&amp;COLUMN();0)/INDIRECT(&quot;R&quot;&amp;ROW()&amp;&quot;C6&quot;;0)" office:value-type="float" office:value="3.18705630421593">
            <text:p>3.1871</text:p>
          </table:table-cell>
          <table:table-cell table:style-name="ce11" table:formula="of:=INDIRECT(&quot;R8C&quot;&amp;COLUMN();0)/INDIRECT(&quot;R&quot;&amp;ROW()&amp;&quot;C6&quot;;0)" office:value-type="float" office:value="2.52735961303946">
            <text:p>2.5274</text:p>
          </table:table-cell>
          <table:table-cell table:style-name="ce11" table:formula="of:=INDIRECT(&quot;R8C&quot;&amp;COLUMN();0)/INDIRECT(&quot;R&quot;&amp;ROW()&amp;&quot;C6&quot;;0)" office:value-type="float" office:value="2.12897066426525">
            <text:p>2.1290</text:p>
          </table:table-cell>
          <table:table-cell table:style-name="ce11" table:formula="of:=INDIRECT(&quot;R8C&quot;&amp;COLUMN();0)/INDIRECT(&quot;R&quot;&amp;ROW()&amp;&quot;C6&quot;;0)" office:value-type="float" office:value="2.00434112255503">
            <text:p>2.0043</text:p>
          </table:table-cell>
          <table:table-cell table:style-name="ce11" table:formula="of:=INDIRECT(&quot;R8C&quot;&amp;COLUMN();0)/INDIRECT(&quot;R&quot;&amp;ROW()&amp;&quot;C6&quot;;0)" office:value-type="float" office:value="1.58942258160924">
            <text:p>1.5894</text:p>
          </table:table-cell>
          <table:table-cell table:style-name="ce11" table:formula="of:=INDIRECT(&quot;R8C&quot;&amp;COLUMN();0)/INDIRECT(&quot;R&quot;&amp;ROW()&amp;&quot;C6&quot;;0)" office:value-type="float" office:value="1.26080423169574">
            <text:p>1.260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667258386198">
            <text:p>0.7927</text:p>
          </table:table-cell>
          <table:table-cell table:style-name="ce11" table:formula="of:=INDIRECT(&quot;R8C&quot;&amp;COLUMN();0)/INDIRECT(&quot;R&quot;&amp;ROW()&amp;&quot;C6&quot;;0)" office:value-type="float" office:value="0.628677972414456">
            <text:p>0.6287</text:p>
          </table:table-cell>
          <table:table-cell table:style-name="ce11" table:formula="of:=INDIRECT(&quot;R8C&quot;&amp;COLUMN();0)/INDIRECT(&quot;R&quot;&amp;ROW()&amp;&quot;C6&quot;;0)" office:value-type="float" office:value="0.498702516009468">
            <text:p>0.4987</text:p>
          </table:table-cell>
          <table:table-cell table:style-name="ce11" table:formula="of:=INDIRECT(&quot;R8C&quot;&amp;COLUMN();0)/INDIRECT(&quot;R&quot;&amp;ROW()&amp;&quot;C6&quot;;0)" office:value-type="float" office:value="0.395619416961025">
            <text:p>0.3956</text:p>
          </table:table-cell>
          <table:table-cell table:style-name="ce11" table:formula="of:=INDIRECT(&quot;R8C&quot;&amp;COLUMN();0)/INDIRECT(&quot;R&quot;&amp;ROW()&amp;&quot;C6&quot;;0)" office:value-type="float" office:value="0.313654904363706">
            <text:p>0.3137</text:p>
          </table:table-cell>
          <table:table-cell table:style-name="ce11" table:formula="of:=INDIRECT(&quot;R8C&quot;&amp;COLUMN();0)/INDIRECT(&quot;R&quot;&amp;ROW()&amp;&quot;C6&quot;;0)" office:value-type="float" office:value="0.248776011630142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349351811803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41576707276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135323553441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4236831987697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709342560554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8887567281815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655074070069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288374663591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18318825692">
            <text:p>0.0308</text:p>
          </table:table-cell>
          <table:table-cell table:style-name="ce11" table:formula="of:=INDIRECT(&quot;R8C&quot;&amp;COLUMN();0)/INDIRECT(&quot;R&quot;&amp;ROW()&amp;&quot;C6&quot;;0)" office:value-type="float" office:value="0.0245098977857074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322233335736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60653654844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324684316128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7185472534602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771109669358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103515625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672520785275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003231930027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4119809688581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292195309496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94277741734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393469458862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19855118824491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7508079825067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5239308499135">
            <text:p>0.0008</text:p>
          </table:table-cell>
          <table:table-cell table:style-name="ce11" table:formula="of:=INDIRECT(&quot;R8C&quot;&amp;COLUMN();0)/INDIRECT(&quot;R&quot;&amp;ROW()&amp;&quot;C6&quot;;0)" office:value-type="float" office:value="0.000599229600694444">
            <text:p>0.0006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0])+1" office:value-type="float" office:value="32">
            <text:p>32</text:p>
          </table:table-cell>
          <table:table-cell table:style-name="ce6" office:value-type="float" office:value="9">
            <text:p>9</text:p>
          </table:table-cell>
          <table:table-cell table:style-name="ce9" office:value-type="float" office:value="0.1144">
            <text:p>0.1144</text:p>
          </table:table-cell>
          <table:table-cell table:style-name="ce13" office:value-type="float" office:value="2.906">
            <text:p>2.9060</text:p>
          </table:table-cell>
          <table:table-cell table:style-name="ce14" table:formula="of:=[.D41]/2" office:value-type="float" office:value="1.453">
            <text:p>1.4530</text:p>
          </table:table-cell>
          <table:table-cell table:style-name="ce16" table:formula="of:=pi*[.D41]*[.D41]/4" office:value-type="float" office:value="6.63255868459265">
            <text:p>6.632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687.572855174452">
            <text:p>687.5729</text:p>
          </table:table-cell>
          <table:table-cell table:style-name="ce11" table:formula="of:=INDIRECT(&quot;R8C&quot;&amp;COLUMN();0)/INDIRECT(&quot;R&quot;&amp;ROW()&amp;&quot;C6&quot;;0)" office:value-type="float" office:value="477.481149426703">
            <text:p>477.4811</text:p>
          </table:table-cell>
          <table:table-cell table:style-name="ce11" table:formula="of:=INDIRECT(&quot;R8C&quot;&amp;COLUMN();0)/INDIRECT(&quot;R&quot;&amp;ROW()&amp;&quot;C6&quot;;0)" office:value-type="float" office:value="386.759731035629">
            <text:p>386.7597</text:p>
          </table:table-cell>
          <table:table-cell table:style-name="ce11" table:formula="of:=INDIRECT(&quot;R8C&quot;&amp;COLUMN();0)/INDIRECT(&quot;R&quot;&amp;ROW()&amp;&quot;C6&quot;;0)" office:value-type="float" office:value="305.58793563309">
            <text:p>305.5879</text:p>
          </table:table-cell>
          <table:table-cell table:style-name="ce11" table:formula="of:=INDIRECT(&quot;R8C&quot;&amp;COLUMN();0)/INDIRECT(&quot;R&quot;&amp;ROW()&amp;&quot;C6&quot;;0)" office:value-type="float" office:value="233.965763219084">
            <text:p>233.9658</text:p>
          </table:table-cell>
          <table:table-cell table:style-name="ce11" table:formula="of:=INDIRECT(&quot;R8C&quot;&amp;COLUMN();0)/INDIRECT(&quot;R&quot;&amp;ROW()&amp;&quot;C6&quot;;0)" office:value-type="float" office:value="201.735785632782">
            <text:p>201.7358</text:p>
          </table:table-cell>
          <table:table-cell table:style-name="ce11" table:formula="of:=INDIRECT(&quot;R8C&quot;&amp;COLUMN();0)/INDIRECT(&quot;R&quot;&amp;ROW()&amp;&quot;C6&quot;;0)" office:value-type="float" office:value="171.893213793613">
            <text:p>171.8932</text:p>
          </table:table-cell>
          <table:table-cell table:style-name="ce11" table:formula="of:=INDIRECT(&quot;R8C&quot;&amp;COLUMN();0)/INDIRECT(&quot;R&quot;&amp;ROW()&amp;&quot;C6&quot;;0)" office:value-type="float" office:value="144.438047701578">
            <text:p>144.4380</text:p>
          </table:table-cell>
          <table:table-cell table:style-name="ce11" table:formula="of:=INDIRECT(&quot;R8C&quot;&amp;COLUMN();0)/INDIRECT(&quot;R&quot;&amp;ROW()&amp;&quot;C6&quot;;0)" office:value-type="float" office:value="119.370287356676">
            <text:p>119.3703</text:p>
          </table:table-cell>
          <table:table-cell table:style-name="ce11" table:formula="of:=INDIRECT(&quot;R8C&quot;&amp;COLUMN();0)/INDIRECT(&quot;R&quot;&amp;ROW()&amp;&quot;C6&quot;;0)" office:value-type="float" office:value="76.3969839082724">
            <text:p>76.3970</text:p>
          </table:table-cell>
          <table:table-cell table:style-name="ce11" table:formula="of:=INDIRECT(&quot;R8C&quot;&amp;COLUMN();0)/INDIRECT(&quot;R&quot;&amp;ROW()&amp;&quot;C6&quot;;0)" office:value-type="float" office:value="58.4914408047711">
            <text:p>58.4914</text:p>
          </table:table-cell>
          <table:table-cell table:style-name="ce11" table:formula="of:=INDIRECT(&quot;R8C&quot;&amp;COLUMN();0)/INDIRECT(&quot;R&quot;&amp;ROW()&amp;&quot;C6&quot;;0)" office:value-type="float" office:value="50.4339464081955">
            <text:p>50.4339</text:p>
          </table:table-cell>
          <table:table-cell table:style-name="ce11" table:formula="of:=INDIRECT(&quot;R8C&quot;&amp;COLUMN();0)/INDIRECT(&quot;R&quot;&amp;ROW()&amp;&quot;C6&quot;;0)" office:value-type="float" office:value="42.9733034484032">
            <text:p>42.9733</text:p>
          </table:table-cell>
          <table:table-cell table:style-name="ce11" table:formula="of:=INDIRECT(&quot;R8C&quot;&amp;COLUMN();0)/INDIRECT(&quot;R&quot;&amp;ROW()&amp;&quot;C6&quot;;0)" office:value-type="float" office:value="29.8425718391689">
            <text:p>29.8426</text:p>
          </table:table-cell>
          <table:table-cell table:style-name="ce11" table:formula="of:=INDIRECT(&quot;R8C&quot;&amp;COLUMN();0)/INDIRECT(&quot;R&quot;&amp;ROW()&amp;&quot;C6&quot;;0)" office:value-type="float" office:value="19.0992459770681">
            <text:p>19.0992</text:p>
          </table:table-cell>
          <table:table-cell table:style-name="ce11" table:formula="of:=INDIRECT(&quot;R8C&quot;&amp;COLUMN();0)/INDIRECT(&quot;R&quot;&amp;ROW()&amp;&quot;C6&quot;;0)" office:value-type="float" office:value="16.1656017949905">
            <text:p>16.1656</text:p>
          </table:table-cell>
          <table:table-cell table:style-name="ce11" table:formula="of:=INDIRECT(&quot;R8C&quot;&amp;COLUMN();0)/INDIRECT(&quot;R&quot;&amp;ROW()&amp;&quot;C6&quot;;0)" office:value-type="float" office:value="12.8176812433066">
            <text:p>12.8177</text:p>
          </table:table-cell>
          <table:table-cell table:style-name="ce11" table:formula="of:=INDIRECT(&quot;R8C&quot;&amp;COLUMN();0)/INDIRECT(&quot;R&quot;&amp;ROW()&amp;&quot;C6&quot;;0)" office:value-type="float" office:value="10.7433258621008">
            <text:p>10.7433</text:p>
          </table:table-cell>
          <table:table-cell table:style-name="ce11" table:formula="of:=INDIRECT(&quot;R8C&quot;&amp;COLUMN();0)/INDIRECT(&quot;R&quot;&amp;ROW()&amp;&quot;C6&quot;;0)" office:value-type="float" office:value="10.1670128348259">
            <text:p>10.1670</text:p>
          </table:table-cell>
          <table:table-cell table:style-name="ce11" table:formula="of:=INDIRECT(&quot;R8C&quot;&amp;COLUMN();0)/INDIRECT(&quot;R&quot;&amp;ROW()&amp;&quot;C6&quot;;0)" office:value-type="float" office:value="8.06356736827098">
            <text:p>8.0636</text:p>
          </table:table-cell>
          <table:table-cell table:style-name="ce11" table:formula="of:=INDIRECT(&quot;R8C&quot;&amp;COLUMN();0)/INDIRECT(&quot;R&quot;&amp;ROW()&amp;&quot;C6&quot;;0)" office:value-type="float" office:value="7.46064295979223">
            <text:p>7.4606</text:p>
          </table:table-cell>
          <table:table-cell table:style-name="ce11" table:formula="of:=INDIRECT(&quot;R8C&quot;&amp;COLUMN();0)/INDIRECT(&quot;R&quot;&amp;ROW()&amp;&quot;C6&quot;;0)" office:value-type="float" office:value="6.3936237482883">
            <text:p>6.3936</text:p>
          </table:table-cell>
          <table:table-cell table:style-name="ce11" table:formula="of:=INDIRECT(&quot;R8C&quot;&amp;COLUMN();0)/INDIRECT(&quot;R&quot;&amp;ROW()&amp;&quot;C6&quot;;0)" office:value-type="float" office:value="5.07102044373627">
            <text:p>5.0710</text:p>
          </table:table-cell>
          <table:table-cell table:style-name="ce11" table:formula="of:=INDIRECT(&quot;R8C&quot;&amp;COLUMN();0)/INDIRECT(&quot;R&quot;&amp;ROW()&amp;&quot;C6&quot;;0)" office:value-type="float" office:value="4.77481149426703">
            <text:p>4.7748</text:p>
          </table:table-cell>
          <table:table-cell table:style-name="ce11" table:formula="of:=INDIRECT(&quot;R8C&quot;&amp;COLUMN();0)/INDIRECT(&quot;R&quot;&amp;ROW()&amp;&quot;C6&quot;;0)" office:value-type="float" office:value="4.02067358087238">
            <text:p>4.0207</text:p>
          </table:table-cell>
          <table:table-cell table:style-name="ce11" table:formula="of:=INDIRECT(&quot;R8C&quot;&amp;COLUMN();0)/INDIRECT(&quot;R&quot;&amp;ROW()&amp;&quot;C6&quot;;0)" office:value-type="float" office:value="3.18842438147999">
            <text:p>3.1884</text:p>
          </table:table-cell>
          <table:table-cell table:style-name="ce11" table:formula="of:=INDIRECT(&quot;R8C&quot;&amp;COLUMN();0)/INDIRECT(&quot;R&quot;&amp;ROW()&amp;&quot;C6&quot;;0)" office:value-type="float" office:value="2.6858314655252">
            <text:p>2.6858</text:p>
          </table:table-cell>
          <table:table-cell table:style-name="ce11" table:formula="of:=INDIRECT(&quot;R8C&quot;&amp;COLUMN();0)/INDIRECT(&quot;R&quot;&amp;ROW()&amp;&quot;C6&quot;;0)" office:value-type="float" office:value="2.52860339738984">
            <text:p>2.5286</text:p>
          </table:table-cell>
          <table:table-cell table:style-name="ce11" table:formula="of:=INDIRECT(&quot;R8C&quot;&amp;COLUMN();0)/INDIRECT(&quot;R&quot;&amp;ROW()&amp;&quot;C6&quot;;0)" office:value-type="float" office:value="2.00515735296695">
            <text:p>2.0052</text:p>
          </table:table-cell>
          <table:table-cell table:style-name="ce11" table:formula="of:=INDIRECT(&quot;R8C&quot;&amp;COLUMN();0)/INDIRECT(&quot;R&quot;&amp;ROW()&amp;&quot;C6&quot;;0)" office:value-type="float" office:value="1.59058447079375">
            <text:p>1.5906</text:p>
          </table:table-cell>
          <table:table-cell table:style-name="ce11" table:formula="of:=INDIRECT(&quot;R8C&quot;&amp;COLUMN();0)/INDIRECT(&quot;R&quot;&amp;ROW()&amp;&quot;C6&quot;;0)" office:value-type="float" office:value="1.26156339803402">
            <text:p>1.261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117119148317">
            <text:p>0.7931</text:p>
          </table:table-cell>
          <table:table-cell table:style-name="ce11" table:formula="of:=INDIRECT(&quot;R8C&quot;&amp;COLUMN();0)/INDIRECT(&quot;R&quot;&amp;ROW()&amp;&quot;C6&quot;;0)" office:value-type="float" office:value="0.629144840705018">
            <text:p>0.6291</text:p>
          </table:table-cell>
          <table:table-cell table:style-name="ce11" table:formula="of:=INDIRECT(&quot;R8C&quot;&amp;COLUMN();0)/INDIRECT(&quot;R&quot;&amp;ROW()&amp;&quot;C6&quot;;0)" office:value-type="float" office:value="0.499098975989587">
            <text:p>0.4991</text:p>
          </table:table-cell>
          <table:table-cell table:style-name="ce11" table:formula="of:=INDIRECT(&quot;R8C&quot;&amp;COLUMN();0)/INDIRECT(&quot;R&quot;&amp;ROW()&amp;&quot;C6&quot;;0)" office:value-type="float" office:value="0.395695546959112">
            <text:p>0.3957</text:p>
          </table:table-cell>
          <table:table-cell table:style-name="ce11" table:formula="of:=INDIRECT(&quot;R8C&quot;&amp;COLUMN();0)/INDIRECT(&quot;R&quot;&amp;ROW()&amp;&quot;C6&quot;;0)" office:value-type="float" office:value="0.313846710581472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968718871509">
            <text:p>0.2490</text:p>
          </table:table-cell>
          <table:table-cell table:style-name="ce11" table:formula="of:=INDIRECT(&quot;R8C&quot;&amp;COLUMN();0)/INDIRECT(&quot;R&quot;&amp;ROW()&amp;&quot;C6&quot;;0)" office:value-type="float" office:value="0.19736096710463">
            <text:p>0.1974</text:p>
          </table:table-cell>
          <table:table-cell table:style-name="ce11" table:formula="of:=INDIRECT(&quot;R8C&quot;&amp;COLUMN();0)/INDIRECT(&quot;R&quot;&amp;ROW()&amp;&quot;C6&quot;;0)" office:value-type="float" office:value="0.156604580598131">
            <text:p>0.1566</text:p>
          </table:table-cell>
          <table:table-cell table:style-name="ce11" table:formula="of:=INDIRECT(&quot;R8C&quot;&amp;COLUMN();0)/INDIRECT(&quot;R&quot;&amp;ROW()&amp;&quot;C6&quot;;0)" office:value-type="float" office:value="0.124167716223264">
            <text:p>0.1242</text:p>
          </table:table-cell>
          <table:table-cell table:style-name="ce11" table:formula="of:=INDIRECT(&quot;R8C&quot;&amp;COLUMN();0)/INDIRECT(&quot;R&quot;&amp;ROW()&amp;&quot;C6&quot;;0)" office:value-type="float" office:value="0.0984914331077596">
            <text:p>0.0985</text:p>
          </table:table-cell>
          <table:table-cell table:style-name="ce11" table:formula="of:=INDIRECT(&quot;R8C&quot;&amp;COLUMN();0)/INDIRECT(&quot;R&quot;&amp;ROW()&amp;&quot;C6&quot;;0)" office:value-type="float" office:value="0.0780765902381053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8992482506469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1111964755739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8792630194358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9207899360035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5149817000591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231125388344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320344409293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016579125989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591930026824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9997191182872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1018354885755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182858731656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666420520185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143838435702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2147982506706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0992459770681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204830975995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795714682914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278226835903">
            <text:p>0.0010</text:p>
          </table:table-cell>
          <table:table-cell table:style-name="ce11" table:formula="of:=INDIRECT(&quot;R8C&quot;&amp;COLUMN();0)/INDIRECT(&quot;R&quot;&amp;ROW()&amp;&quot;C6&quot;;0)" office:value-type="float" office:value="0.000755966131254651">
            <text:p>0.0008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1])+1" office:value-type="float" office:value="33">
            <text:p>33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.1019">
            <text:p>0.1019</text:p>
          </table:table-cell>
          <table:table-cell table:style-name="ce13" office:value-type="float" office:value="2.588">
            <text:p>2.5880</text:p>
          </table:table-cell>
          <table:table-cell table:style-name="ce14" table:formula="of:=[.D42]/2" office:value-type="float" office:value="1.294">
            <text:p>1.2940</text:p>
          </table:table-cell>
          <table:table-cell table:style-name="ce16" table:formula="of:=pi*[.D42]*[.D42]/4" office:value-type="float" office:value="5.26039583650627">
            <text:p>5.260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866.924743615163">
            <text:p>866.9247</text:p>
          </table:table-cell>
          <table:table-cell table:style-name="ce11" table:formula="of:=INDIRECT(&quot;R8C&quot;&amp;COLUMN();0)/INDIRECT(&quot;R&quot;&amp;ROW()&amp;&quot;C6&quot;;0)" office:value-type="float" office:value="602.031071954975">
            <text:p>602.0311</text:p>
          </table:table-cell>
          <table:table-cell table:style-name="ce11" table:formula="of:=INDIRECT(&quot;R8C&quot;&amp;COLUMN();0)/INDIRECT(&quot;R&quot;&amp;ROW()&amp;&quot;C6&quot;;0)" office:value-type="float" office:value="487.645168283529">
            <text:p>487.6452</text:p>
          </table:table-cell>
          <table:table-cell table:style-name="ce11" table:formula="of:=INDIRECT(&quot;R8C&quot;&amp;COLUMN();0)/INDIRECT(&quot;R&quot;&amp;ROW()&amp;&quot;C6&quot;;0)" office:value-type="float" office:value="385.299886051184">
            <text:p>385.2999</text:p>
          </table:table-cell>
          <table:table-cell table:style-name="ce11" table:formula="of:=INDIRECT(&quot;R8C&quot;&amp;COLUMN();0)/INDIRECT(&quot;R&quot;&amp;ROW()&amp;&quot;C6&quot;;0)" office:value-type="float" office:value="294.995225257937">
            <text:p>294.9952</text:p>
          </table:table-cell>
          <table:table-cell table:style-name="ce11" table:formula="of:=INDIRECT(&quot;R8C&quot;&amp;COLUMN();0)/INDIRECT(&quot;R&quot;&amp;ROW()&amp;&quot;C6&quot;;0)" office:value-type="float" office:value="254.358127900977">
            <text:p>254.3581</text:p>
          </table:table-cell>
          <table:table-cell table:style-name="ce11" table:formula="of:=INDIRECT(&quot;R8C&quot;&amp;COLUMN();0)/INDIRECT(&quot;R&quot;&amp;ROW()&amp;&quot;C6&quot;;0)" office:value-type="float" office:value="216.731185903791">
            <text:p>216.7312</text:p>
          </table:table-cell>
          <table:table-cell table:style-name="ce11" table:formula="of:=INDIRECT(&quot;R8C&quot;&amp;COLUMN();0)/INDIRECT(&quot;R&quot;&amp;ROW()&amp;&quot;C6&quot;;0)" office:value-type="float" office:value="182.11439926638">
            <text:p>182.1144</text:p>
          </table:table-cell>
          <table:table-cell table:style-name="ce11" table:formula="of:=INDIRECT(&quot;R8C&quot;&amp;COLUMN();0)/INDIRECT(&quot;R&quot;&amp;ROW()&amp;&quot;C6&quot;;0)" office:value-type="float" office:value="150.507767988744">
            <text:p>150.5078</text:p>
          </table:table-cell>
          <table:table-cell table:style-name="ce11" table:formula="of:=INDIRECT(&quot;R8C&quot;&amp;COLUMN();0)/INDIRECT(&quot;R&quot;&amp;ROW()&amp;&quot;C6&quot;;0)" office:value-type="float" office:value="96.3249715127959">
            <text:p>96.3250</text:p>
          </table:table-cell>
          <table:table-cell table:style-name="ce11" table:formula="of:=INDIRECT(&quot;R8C&quot;&amp;COLUMN();0)/INDIRECT(&quot;R&quot;&amp;ROW()&amp;&quot;C6&quot;;0)" office:value-type="float" office:value="73.7488063144844">
            <text:p>73.7488</text:p>
          </table:table-cell>
          <table:table-cell table:style-name="ce11" table:formula="of:=INDIRECT(&quot;R8C&quot;&amp;COLUMN();0)/INDIRECT(&quot;R&quot;&amp;ROW()&amp;&quot;C6&quot;;0)" office:value-type="float" office:value="63.5895319752442">
            <text:p>63.5895</text:p>
          </table:table-cell>
          <table:table-cell table:style-name="ce11" table:formula="of:=INDIRECT(&quot;R8C&quot;&amp;COLUMN();0)/INDIRECT(&quot;R&quot;&amp;ROW()&amp;&quot;C6&quot;;0)" office:value-type="float" office:value="54.1827964759477">
            <text:p>54.1828</text:p>
          </table:table-cell>
          <table:table-cell table:style-name="ce11" table:formula="of:=INDIRECT(&quot;R8C&quot;&amp;COLUMN();0)/INDIRECT(&quot;R&quot;&amp;ROW()&amp;&quot;C6&quot;;0)" office:value-type="float" office:value="37.6269419971859">
            <text:p>37.6269</text:p>
          </table:table-cell>
          <table:table-cell table:style-name="ce11" table:formula="of:=INDIRECT(&quot;R8C&quot;&amp;COLUMN();0)/INDIRECT(&quot;R&quot;&amp;ROW()&amp;&quot;C6&quot;;0)" office:value-type="float" office:value="24.081242878199">
            <text:p>24.0812</text:p>
          </table:table-cell>
          <table:table-cell table:style-name="ce11" table:formula="of:=INDIRECT(&quot;R8C&quot;&amp;COLUMN();0)/INDIRECT(&quot;R&quot;&amp;ROW()&amp;&quot;C6&quot;;0)" office:value-type="float" office:value="20.3823639721076">
            <text:p>20.3824</text:p>
          </table:table-cell>
          <table:table-cell table:style-name="ce11" table:formula="of:=INDIRECT(&quot;R8C&quot;&amp;COLUMN();0)/INDIRECT(&quot;R&quot;&amp;ROW()&amp;&quot;C6&quot;;0)" office:value-type="float" office:value="16.161145603654">
            <text:p>16.1611</text:p>
          </table:table-cell>
          <table:table-cell table:style-name="ce11" table:formula="of:=INDIRECT(&quot;R8C&quot;&amp;COLUMN();0)/INDIRECT(&quot;R&quot;&amp;ROW()&amp;&quot;C6&quot;;0)" office:value-type="float" office:value="13.5456991189869">
            <text:p>13.5457</text:p>
          </table:table-cell>
          <table:table-cell table:style-name="ce11" table:formula="of:=INDIRECT(&quot;R8C&quot;&amp;COLUMN();0)/INDIRECT(&quot;R&quot;&amp;ROW()&amp;&quot;C6&quot;;0)" office:value-type="float" office:value="12.8190560881395">
            <text:p>12.8191</text:p>
          </table:table-cell>
          <table:table-cell table:style-name="ce11" table:formula="of:=INDIRECT(&quot;R8C&quot;&amp;COLUMN();0)/INDIRECT(&quot;R&quot;&amp;ROW()&amp;&quot;C6&quot;;0)" office:value-type="float" office:value="10.1669314324346">
            <text:p>10.1669</text:p>
          </table:table-cell>
          <table:table-cell table:style-name="ce11" table:formula="of:=INDIRECT(&quot;R8C&quot;&amp;COLUMN();0)/INDIRECT(&quot;R&quot;&amp;ROW()&amp;&quot;C6&quot;;0)" office:value-type="float" office:value="9.40673549929648">
            <text:p>9.4067</text:p>
          </table:table-cell>
          <table:table-cell table:style-name="ce11" table:formula="of:=INDIRECT(&quot;R8C&quot;&amp;COLUMN();0)/INDIRECT(&quot;R&quot;&amp;ROW()&amp;&quot;C6&quot;;0)" office:value-type="float" office:value="8.06138664003879">
            <text:p>8.0614</text:p>
          </table:table-cell>
          <table:table-cell table:style-name="ce11" table:formula="of:=INDIRECT(&quot;R8C&quot;&amp;COLUMN();0)/INDIRECT(&quot;R&quot;&amp;ROW()&amp;&quot;C6&quot;;0)" office:value-type="float" office:value="6.39378513123225">
            <text:p>6.3938</text:p>
          </table:table-cell>
          <table:table-cell table:style-name="ce11" table:formula="of:=INDIRECT(&quot;R8C&quot;&amp;COLUMN();0)/INDIRECT(&quot;R&quot;&amp;ROW()&amp;&quot;C6&quot;;0)" office:value-type="float" office:value="6.02031071954975">
            <text:p>6.0203</text:p>
          </table:table-cell>
          <table:table-cell table:style-name="ce11" table:formula="of:=INDIRECT(&quot;R8C&quot;&amp;COLUMN();0)/INDIRECT(&quot;R&quot;&amp;ROW()&amp;&quot;C6&quot;;0)" office:value-type="float" office:value="5.0694575666075">
            <text:p>5.0695</text:p>
          </table:table-cell>
          <table:table-cell table:style-name="ce11" table:formula="of:=INDIRECT(&quot;R8C&quot;&amp;COLUMN();0)/INDIRECT(&quot;R&quot;&amp;ROW()&amp;&quot;C6&quot;;0)" office:value-type="float" office:value="4.02011796808">
            <text:p>4.0201</text:p>
          </table:table-cell>
          <table:table-cell table:style-name="ce11" table:formula="of:=INDIRECT(&quot;R8C&quot;&amp;COLUMN();0)/INDIRECT(&quot;R&quot;&amp;ROW()&amp;&quot;C6&quot;;0)" office:value-type="float" office:value="3.38642477974673">
            <text:p>3.3864</text:p>
          </table:table-cell>
          <table:table-cell table:style-name="ce11" table:formula="of:=INDIRECT(&quot;R8C&quot;&amp;COLUMN();0)/INDIRECT(&quot;R&quot;&amp;ROW()&amp;&quot;C6&quot;;0)" office:value-type="float" office:value="3.1881841109484">
            <text:p>3.1882</text:p>
          </table:table-cell>
          <table:table-cell table:style-name="ce11" table:formula="of:=INDIRECT(&quot;R8C&quot;&amp;COLUMN();0)/INDIRECT(&quot;R&quot;&amp;ROW()&amp;&quot;C6&quot;;0)" office:value-type="float" office:value="2.52819830080099">
            <text:p>2.5282</text:p>
          </table:table-cell>
          <table:table-cell table:style-name="ce11" table:formula="of:=INDIRECT(&quot;R8C&quot;&amp;COLUMN();0)/INDIRECT(&quot;R&quot;&amp;ROW()&amp;&quot;C6&quot;;0)" office:value-type="float" office:value="2.00548498121158">
            <text:p>2.0055</text:p>
          </table:table-cell>
          <table:table-cell table:style-name="ce11" table:formula="of:=INDIRECT(&quot;R8C&quot;&amp;COLUMN();0)/INDIRECT(&quot;R&quot;&amp;ROW()&amp;&quot;C6&quot;;0)" office:value-type="float" office:value="1.59063947502323">
            <text:p>1.5906</text:p>
          </table:table-cell>
          <table:table-cell table:style-name="ce11" table:formula="of:=INDIRECT(&quot;R8C&quot;&amp;COLUMN();0)/INDIRECT(&quot;R&quot;&amp;ROW()&amp;&quot;C6&quot;;0)" office:value-type="float" office:value="1.26084783174753">
            <text:p>1.260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255908258064">
            <text:p>0.7933</text:p>
          </table:table-cell>
          <table:table-cell table:style-name="ce11" table:formula="of:=INDIRECT(&quot;R8C&quot;&amp;COLUMN();0)/INDIRECT(&quot;R&quot;&amp;ROW()&amp;&quot;C6&quot;;0)" office:value-type="float" office:value="0.629287861703881">
            <text:p>0.6293</text:p>
          </table:table-cell>
          <table:table-cell table:style-name="ce11" table:formula="of:=INDIRECT(&quot;R8C&quot;&amp;COLUMN();0)/INDIRECT(&quot;R&quot;&amp;ROW()&amp;&quot;C6&quot;;0)" office:value-type="float" office:value="0.498911872415548">
            <text:p>0.4989</text:p>
          </table:table-cell>
          <table:table-cell table:style-name="ce11" table:formula="of:=INDIRECT(&quot;R8C&quot;&amp;COLUMN();0)/INDIRECT(&quot;R&quot;&amp;ROW()&amp;&quot;C6&quot;;0)" office:value-type="float" office:value="0.395712944537743">
            <text:p>0.3957</text:p>
          </table:table-cell>
          <table:table-cell table:style-name="ce11" table:formula="of:=INDIRECT(&quot;R8C&quot;&amp;COLUMN();0)/INDIRECT(&quot;R&quot;&amp;ROW()&amp;&quot;C6&quot;;0)" office:value-type="float" office:value="0.313911669362102">
            <text:p>0.3139</text:p>
          </table:table-cell>
          <table:table-cell table:style-name="ce11" table:formula="of:=INDIRECT(&quot;R8C&quot;&amp;COLUMN();0)/INDIRECT(&quot;R&quot;&amp;ROW()&amp;&quot;C6&quot;;0)" office:value-type="float" office:value="0.248842147445468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454545888884">
            <text:p>0.1975</text:p>
          </table:table-cell>
          <table:table-cell table:style-name="ce11" table:formula="of:=INDIRECT(&quot;R8C&quot;&amp;COLUMN();0)/INDIRECT(&quot;R&quot;&amp;ROW()&amp;&quot;C6&quot;;0)" office:value-type="float" office:value="0.156556595773144">
            <text:p>0.1566</text:p>
          </table:table-cell>
          <table:table-cell table:style-name="ce11" table:formula="of:=INDIRECT(&quot;R8C&quot;&amp;COLUMN();0)/INDIRECT(&quot;R&quot;&amp;ROW()&amp;&quot;C6&quot;;0)" office:value-type="float" office:value="0.124182709879625">
            <text:p>0.1242</text:p>
          </table:table-cell>
          <table:table-cell table:style-name="ce11" table:formula="of:=INDIRECT(&quot;R8C&quot;&amp;COLUMN();0)/INDIRECT(&quot;R&quot;&amp;ROW()&amp;&quot;C6&quot;;0)" office:value-type="float" office:value="0.0984426995119551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4553294363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9217455907541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0208344779974">
            <text:p>0.0490</text:p>
          </table:table-cell>
          <table:table-cell table:style-name="ce11" table:formula="of:=INDIRECT(&quot;R8C&quot;&amp;COLUMN();0)/INDIRECT(&quot;R&quot;&amp;ROW()&amp;&quot;C6&quot;;0)" office:value-type="float" office:value="0.0389864109467307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9096615218497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895893303775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574471642989">
            <text:p>0.0195</text:p>
          </table:table-cell>
          <table:table-cell table:style-name="ce11" table:formula="of:=INDIRECT(&quot;R8C&quot;&amp;COLUMN();0)/INDIRECT(&quot;R&quot;&amp;ROW()&amp;&quot;C6&quot;;0)" office:value-type="float" office:value="0.0153844339228254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24703482247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70849288954609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9348604545053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220059769379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374497442721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2218251399277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5311758705618">
            <text:p>0.0031</text:p>
          </table:table-cell>
          <table:table-cell table:style-name="ce11" table:formula="of:=INDIRECT(&quot;R8C&quot;&amp;COLUMN();0)/INDIRECT(&quot;R&quot;&amp;ROW()&amp;&quot;C6&quot;;0)" office:value-type="float" office:value="0.0024081242878199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0646283285835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2305014942345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131345718797">
            <text:p>0.0012</text:p>
          </table:table-cell>
          <table:table-cell table:style-name="ce11" table:formula="of:=INDIRECT(&quot;R8C&quot;&amp;COLUMN();0)/INDIRECT(&quot;R&quot;&amp;ROW()&amp;&quot;C6&quot;;0)" office:value-type="float" office:value="0.000953158257466992">
            <text:p>0.001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2])+1" office:value-type="float" office:value="34">
            <text:p>34</text:p>
          </table:table-cell>
          <table:table-cell table:style-name="ce6" office:value-type="float" office:value="11">
            <text:p>11</text:p>
          </table:table-cell>
          <table:table-cell table:style-name="ce9" office:value-type="float" office:value="0.0907">
            <text:p>0.0907</text:p>
          </table:table-cell>
          <table:table-cell table:style-name="ce13" office:value-type="float" office:value="2.305">
            <text:p>2.3050</text:p>
          </table:table-cell>
          <table:table-cell table:style-name="ce14" table:formula="of:=[.D43]/2" office:value-type="float" office:value="1.1525">
            <text:p>1.1525</text:p>
          </table:table-cell>
          <table:table-cell table:style-name="ce16" table:formula="of:=pi*[.D43]*[.D43]/4" office:value-type="float" office:value="4.17284007708472">
            <text:p>4.1728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092.86894001063">
            <text:p>1092.8689</text:p>
          </table:table-cell>
          <table:table-cell table:style-name="ce11" table:formula="of:=INDIRECT(&quot;R8C&quot;&amp;COLUMN();0)/INDIRECT(&quot;R&quot;&amp;ROW()&amp;&quot;C6&quot;;0)" office:value-type="float" office:value="758.936763896274">
            <text:p>758.9368</text:p>
          </table:table-cell>
          <table:table-cell table:style-name="ce11" table:formula="of:=INDIRECT(&quot;R8C&quot;&amp;COLUMN();0)/INDIRECT(&quot;R&quot;&amp;ROW()&amp;&quot;C6&quot;;0)" office:value-type="float" office:value="614.738778755982">
            <text:p>614.7388</text:p>
          </table:table-cell>
          <table:table-cell table:style-name="ce11" table:formula="of:=INDIRECT(&quot;R8C&quot;&amp;COLUMN();0)/INDIRECT(&quot;R&quot;&amp;ROW()&amp;&quot;C6&quot;;0)" office:value-type="float" office:value="485.719528893615">
            <text:p>485.7195</text:p>
          </table:table-cell>
          <table:table-cell table:style-name="ce11" table:formula="of:=INDIRECT(&quot;R8C&quot;&amp;COLUMN();0)/INDIRECT(&quot;R&quot;&amp;ROW()&amp;&quot;C6&quot;;0)" office:value-type="float" office:value="371.879014309174">
            <text:p>371.8790</text:p>
          </table:table-cell>
          <table:table-cell table:style-name="ce11" table:formula="of:=INDIRECT(&quot;R8C&quot;&amp;COLUMN();0)/INDIRECT(&quot;R&quot;&amp;ROW()&amp;&quot;C6&quot;;0)" office:value-type="float" office:value="320.650782746176">
            <text:p>320.6508</text:p>
          </table:table-cell>
          <table:table-cell table:style-name="ce11" table:formula="of:=INDIRECT(&quot;R8C&quot;&amp;COLUMN();0)/INDIRECT(&quot;R&quot;&amp;ROW()&amp;&quot;C6&quot;;0)" office:value-type="float" office:value="273.217235002658">
            <text:p>273.2172</text:p>
          </table:table-cell>
          <table:table-cell table:style-name="ce11" table:formula="of:=INDIRECT(&quot;R8C&quot;&amp;COLUMN();0)/INDIRECT(&quot;R&quot;&amp;ROW()&amp;&quot;C6&quot;;0)" office:value-type="float" office:value="229.578371078623">
            <text:p>229.5784</text:p>
          </table:table-cell>
          <table:table-cell table:style-name="ce11" table:formula="of:=INDIRECT(&quot;R8C&quot;&amp;COLUMN();0)/INDIRECT(&quot;R&quot;&amp;ROW()&amp;&quot;C6&quot;;0)" office:value-type="float" office:value="189.734190974068">
            <text:p>189.7342</text:p>
          </table:table-cell>
          <table:table-cell table:style-name="ce11" table:formula="of:=INDIRECT(&quot;R8C&quot;&amp;COLUMN();0)/INDIRECT(&quot;R&quot;&amp;ROW()&amp;&quot;C6&quot;;0)" office:value-type="float" office:value="121.429882223404">
            <text:p>121.4299</text:p>
          </table:table-cell>
          <table:table-cell table:style-name="ce11" table:formula="of:=INDIRECT(&quot;R8C&quot;&amp;COLUMN();0)/INDIRECT(&quot;R&quot;&amp;ROW()&amp;&quot;C6&quot;;0)" office:value-type="float" office:value="92.9697535772935">
            <text:p>92.9698</text:p>
          </table:table-cell>
          <table:table-cell table:style-name="ce11" table:formula="of:=INDIRECT(&quot;R8C&quot;&amp;COLUMN();0)/INDIRECT(&quot;R&quot;&amp;ROW()&amp;&quot;C6&quot;;0)" office:value-type="float" office:value="80.1626956865439">
            <text:p>80.1627</text:p>
          </table:table-cell>
          <table:table-cell table:style-name="ce11" table:formula="of:=INDIRECT(&quot;R8C&quot;&amp;COLUMN();0)/INDIRECT(&quot;R&quot;&amp;ROW()&amp;&quot;C6&quot;;0)" office:value-type="float" office:value="68.3043087506646">
            <text:p>68.3043</text:p>
          </table:table-cell>
          <table:table-cell table:style-name="ce11" table:formula="of:=INDIRECT(&quot;R8C&quot;&amp;COLUMN();0)/INDIRECT(&quot;R&quot;&amp;ROW()&amp;&quot;C6&quot;;0)" office:value-type="float" office:value="47.4335477435171">
            <text:p>47.4335</text:p>
          </table:table-cell>
          <table:table-cell table:style-name="ce11" table:formula="of:=INDIRECT(&quot;R8C&quot;&amp;COLUMN();0)/INDIRECT(&quot;R&quot;&amp;ROW()&amp;&quot;C6&quot;;0)" office:value-type="float" office:value="30.3574705558509">
            <text:p>30.3575</text:p>
          </table:table-cell>
          <table:table-cell table:style-name="ce11" table:formula="of:=INDIRECT(&quot;R8C&quot;&amp;COLUMN();0)/INDIRECT(&quot;R&quot;&amp;ROW()&amp;&quot;C6&quot;;0)" office:value-type="float" office:value="25.6945630784722">
            <text:p>25.6946</text:p>
          </table:table-cell>
          <table:table-cell table:style-name="ce11" table:formula="of:=INDIRECT(&quot;R8C&quot;&amp;COLUMN();0)/INDIRECT(&quot;R&quot;&amp;ROW()&amp;&quot;C6&quot;;0)" office:value-type="float" office:value="20.3731802504223">
            <text:p>20.3732</text:p>
          </table:table-cell>
          <table:table-cell table:style-name="ce11" table:formula="of:=INDIRECT(&quot;R8C&quot;&amp;COLUMN();0)/INDIRECT(&quot;R&quot;&amp;ROW()&amp;&quot;C6&quot;;0)" office:value-type="float" office:value="17.0760771876662">
            <text:p>17.0761</text:p>
          </table:table-cell>
          <table:table-cell table:style-name="ce11" table:formula="of:=INDIRECT(&quot;R8C&quot;&amp;COLUMN();0)/INDIRECT(&quot;R&quot;&amp;ROW()&amp;&quot;C6&quot;;0)" office:value-type="float" office:value="16.1600511949407">
            <text:p>16.1601</text:p>
          </table:table-cell>
          <table:table-cell table:style-name="ce11" table:formula="of:=INDIRECT(&quot;R8C&quot;&amp;COLUMN();0)/INDIRECT(&quot;R&quot;&amp;ROW()&amp;&quot;C6&quot;;0)" office:value-type="float" office:value="12.8167106309494">
            <text:p>12.8167</text:p>
          </table:table-cell>
          <table:table-cell table:style-name="ce11" table:formula="of:=INDIRECT(&quot;R8C&quot;&amp;COLUMN();0)/INDIRECT(&quot;R&quot;&amp;ROW()&amp;&quot;C6&quot;;0)" office:value-type="float" office:value="11.8583869358793">
            <text:p>11.8584</text:p>
          </table:table-cell>
          <table:table-cell table:style-name="ce11" table:formula="of:=INDIRECT(&quot;R8C&quot;&amp;COLUMN();0)/INDIRECT(&quot;R&quot;&amp;ROW()&amp;&quot;C6&quot;;0)" office:value-type="float" office:value="10.1624035271808">
            <text:p>10.1624</text:p>
          </table:table-cell>
          <table:table-cell table:style-name="ce11" table:formula="of:=INDIRECT(&quot;R8C&quot;&amp;COLUMN();0)/INDIRECT(&quot;R&quot;&amp;ROW()&amp;&quot;C6&quot;;0)" office:value-type="float" office:value="8.06017965283431">
            <text:p>8.0602</text:p>
          </table:table-cell>
          <table:table-cell table:style-name="ce11" table:formula="of:=INDIRECT(&quot;R8C&quot;&amp;COLUMN();0)/INDIRECT(&quot;R&quot;&amp;ROW()&amp;&quot;C6&quot;;0)" office:value-type="float" office:value="7.58936763896273">
            <text:p>7.5894</text:p>
          </table:table-cell>
          <table:table-cell table:style-name="ce11" table:formula="of:=INDIRECT(&quot;R8C&quot;&amp;COLUMN();0)/INDIRECT(&quot;R&quot;&amp;ROW()&amp;&quot;C6&quot;;0)" office:value-type="float" office:value="6.39069626060483">
            <text:p>6.3907</text:p>
          </table:table-cell>
          <table:table-cell table:style-name="ce11" table:formula="of:=INDIRECT(&quot;R8C&quot;&amp;COLUMN();0)/INDIRECT(&quot;R&quot;&amp;ROW()&amp;&quot;C6&quot;;0)" office:value-type="float" office:value="5.06787018694623">
            <text:p>5.0679</text:p>
          </table:table-cell>
          <table:table-cell table:style-name="ce11" table:formula="of:=INDIRECT(&quot;R8C&quot;&amp;COLUMN();0)/INDIRECT(&quot;R&quot;&amp;ROW()&amp;&quot;C6&quot;;0)" office:value-type="float" office:value="4.26901929691654">
            <text:p>4.2690</text:p>
          </table:table-cell>
          <table:table-cell table:style-name="ce11" table:formula="of:=INDIRECT(&quot;R8C&quot;&amp;COLUMN();0)/INDIRECT(&quot;R&quot;&amp;ROW()&amp;&quot;C6&quot;;0)" office:value-type="float" office:value="4.01911171131323">
            <text:p>4.0191</text:p>
          </table:table-cell>
          <table:table-cell table:style-name="ce11" table:formula="of:=INDIRECT(&quot;R8C&quot;&amp;COLUMN();0)/INDIRECT(&quot;R&quot;&amp;ROW()&amp;&quot;C6&quot;;0)" office:value-type="float" office:value="3.18711562622047">
            <text:p>3.1871</text:p>
          </table:table-cell>
          <table:table-cell table:style-name="ce11" table:formula="of:=INDIRECT(&quot;R8C&quot;&amp;COLUMN();0)/INDIRECT(&quot;R&quot;&amp;ROW()&amp;&quot;C6&quot;;0)" office:value-type="float" office:value="2.52816898094776">
            <text:p>2.5282</text:p>
          </table:table-cell>
          <table:table-cell table:style-name="ce11" table:formula="of:=INDIRECT(&quot;R8C&quot;&amp;COLUMN();0)/INDIRECT(&quot;R&quot;&amp;ROW()&amp;&quot;C6&quot;;0)" office:value-type="float" office:value="2.005203438719">
            <text:p>2.0052</text:p>
          </table:table-cell>
          <table:table-cell table:style-name="ce11" table:formula="of:=INDIRECT(&quot;R8C&quot;&amp;COLUMN();0)/INDIRECT(&quot;R&quot;&amp;ROW()&amp;&quot;C6&quot;;0)" office:value-type="float" office:value="1.58945911227596">
            <text:p>1.5895</text:p>
          </table:table-cell>
          <table:table-cell table:style-name="ce11" table:formula="of:=INDIRECT(&quot;R8C&quot;&amp;COLUMN();0)/INDIRECT(&quot;R&quot;&amp;ROW()&amp;&quot;C6&quot;;0)" office:value-type="float" office:value="1.26062723213235">
            <text:p>1.260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297415314251">
            <text:p>0.7933</text:p>
          </table:table-cell>
          <table:table-cell table:style-name="ce11" table:formula="of:=INDIRECT(&quot;R8C&quot;&amp;COLUMN();0)/INDIRECT(&quot;R&quot;&amp;ROW()&amp;&quot;C6&quot;;0)" office:value-type="float" office:value="0.628941892801182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846513991558">
            <text:p>0.4988</text:p>
          </table:table-cell>
          <table:table-cell table:style-name="ce11" table:formula="of:=INDIRECT(&quot;R8C&quot;&amp;COLUMN();0)/INDIRECT(&quot;R&quot;&amp;ROW()&amp;&quot;C6&quot;;0)" office:value-type="float" office:value="0.395725598881993">
            <text:p>0.3957</text:p>
          </table:table-cell>
          <table:table-cell table:style-name="ce11" table:formula="of:=INDIRECT(&quot;R8C&quot;&amp;COLUMN();0)/INDIRECT(&quot;R&quot;&amp;ROW()&amp;&quot;C6&quot;;0)" office:value-type="float" office:value="0.313697187572052">
            <text:p>0.3137</text:p>
          </table:table-cell>
          <table:table-cell table:style-name="ce11" table:formula="of:=INDIRECT(&quot;R8C&quot;&amp;COLUMN();0)/INDIRECT(&quot;R&quot;&amp;ROW()&amp;&quot;C6&quot;;0)" office:value-type="float" office:value="0.248916577655855">
            <text:p>0.2489</text:p>
          </table:table-cell>
          <table:table-cell table:style-name="ce11" table:formula="of:=INDIRECT(&quot;R8C&quot;&amp;COLUMN();0)/INDIRECT(&quot;R&quot;&amp;ROW()&amp;&quot;C6&quot;;0)" office:value-type="float" office:value="0.197359508001562">
            <text:p>0.1974</text:p>
          </table:table-cell>
          <table:table-cell table:style-name="ce11" table:formula="of:=INDIRECT(&quot;R8C&quot;&amp;COLUMN();0)/INDIRECT(&quot;R&quot;&amp;ROW()&amp;&quot;C6&quot;;0)" office:value-type="float" office:value="0.156548105834247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099547809393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3863241750227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602387528762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7969988848161">
            <text:p>0.0618</text:p>
          </table:table-cell>
          <table:table-cell table:style-name="ce11" table:formula="of:=INDIRECT(&quot;R8C&quot;&amp;COLUMN();0)/INDIRECT(&quot;R&quot;&amp;ROW()&amp;&quot;C6&quot;;0)" office:value-type="float" office:value="0.0491473313225517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655610504374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8722432136118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5285877630916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3940363540544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5372692581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387905195251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9861801892519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99939770658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982208817011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1834736331939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4884317314524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574705558509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333896414943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999849426645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440845845822">
            <text:p>0.0015</text:p>
          </table:table-cell>
          <table:table-cell table:style-name="ce11" table:formula="of:=INDIRECT(&quot;R8C&quot;&amp;COLUMN();0)/INDIRECT(&quot;R&quot;&amp;ROW()&amp;&quot;C6&quot;;0)" office:value-type="float" office:value="0.00120157725589471">
            <text:p>0.001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3])+1" office:value-type="float" office:value="35">
            <text:p>35</text:p>
          </table:table-cell>
          <table:table-cell table:style-name="ce6" office:value-type="float" office:value="12">
            <text:p>12</text:p>
          </table:table-cell>
          <table:table-cell table:style-name="ce9" office:value-type="float" office:value="0.0808">
            <text:p>0.0808</text:p>
          </table:table-cell>
          <table:table-cell table:style-name="ce13" office:value-type="float" office:value="2.053">
            <text:p>2.0530</text:p>
          </table:table-cell>
          <table:table-cell table:style-name="ce14" table:formula="of:=[.D44]/2" office:value-type="float" office:value="1.0265">
            <text:p>1.0265</text:p>
          </table:table-cell>
          <table:table-cell table:style-name="ce16" table:formula="of:=pi*[.D44]*[.D44]/4" office:value-type="float" office:value="3.31030324767103">
            <text:p>3.310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377.62826263302">
            <text:p>1377.6283</text:p>
          </table:table-cell>
          <table:table-cell table:style-name="ce11" table:formula="of:=INDIRECT(&quot;R8C&quot;&amp;COLUMN();0)/INDIRECT(&quot;R&quot;&amp;ROW()&amp;&quot;C6&quot;;0)" office:value-type="float" office:value="956.68629349515">
            <text:p>956.6863</text:p>
          </table:table-cell>
          <table:table-cell table:style-name="ce11" table:formula="of:=INDIRECT(&quot;R8C&quot;&amp;COLUMN();0)/INDIRECT(&quot;R&quot;&amp;ROW()&amp;&quot;C6&quot;;0)" office:value-type="float" office:value="774.915897731072">
            <text:p>774.9159</text:p>
          </table:table-cell>
          <table:table-cell table:style-name="ce11" table:formula="of:=INDIRECT(&quot;R8C&quot;&amp;COLUMN();0)/INDIRECT(&quot;R&quot;&amp;ROW()&amp;&quot;C6&quot;;0)" office:value-type="float" office:value="612.279227836896">
            <text:p>612.2792</text:p>
          </table:table-cell>
          <table:table-cell table:style-name="ce11" table:formula="of:=INDIRECT(&quot;R8C&quot;&amp;COLUMN();0)/INDIRECT(&quot;R&quot;&amp;ROW()&amp;&quot;C6&quot;;0)" office:value-type="float" office:value="468.776283812624">
            <text:p>468.7763</text:p>
          </table:table-cell>
          <table:table-cell table:style-name="ce11" table:formula="of:=INDIRECT(&quot;R8C&quot;&amp;COLUMN();0)/INDIRECT(&quot;R&quot;&amp;ROW()&amp;&quot;C6&quot;;0)" office:value-type="float" office:value="404.199959001701">
            <text:p>404.2000</text:p>
          </table:table-cell>
          <table:table-cell table:style-name="ce11" table:formula="of:=INDIRECT(&quot;R8C&quot;&amp;COLUMN();0)/INDIRECT(&quot;R&quot;&amp;ROW()&amp;&quot;C6&quot;;0)" office:value-type="float" office:value="344.407065658254">
            <text:p>344.4071</text:p>
          </table:table-cell>
          <table:table-cell table:style-name="ce11" table:formula="of:=INDIRECT(&quot;R8C&quot;&amp;COLUMN();0)/INDIRECT(&quot;R&quot;&amp;ROW()&amp;&quot;C6&quot;;0)" office:value-type="float" office:value="289.397603782283">
            <text:p>289.3976</text:p>
          </table:table-cell>
          <table:table-cell table:style-name="ce11" table:formula="of:=INDIRECT(&quot;R8C&quot;&amp;COLUMN();0)/INDIRECT(&quot;R&quot;&amp;ROW()&amp;&quot;C6&quot;;0)" office:value-type="float" office:value="239.171573373788">
            <text:p>239.1716</text:p>
          </table:table-cell>
          <table:table-cell table:style-name="ce11" table:formula="of:=INDIRECT(&quot;R8C&quot;&amp;COLUMN();0)/INDIRECT(&quot;R&quot;&amp;ROW()&amp;&quot;C6&quot;;0)" office:value-type="float" office:value="153.069806959224">
            <text:p>153.0698</text:p>
          </table:table-cell>
          <table:table-cell table:style-name="ce11" table:formula="of:=INDIRECT(&quot;R8C&quot;&amp;COLUMN();0)/INDIRECT(&quot;R&quot;&amp;ROW()&amp;&quot;C6&quot;;0)" office:value-type="float" office:value="117.194070953156">
            <text:p>117.1941</text:p>
          </table:table-cell>
          <table:table-cell table:style-name="ce11" table:formula="of:=INDIRECT(&quot;R8C&quot;&amp;COLUMN();0)/INDIRECT(&quot;R&quot;&amp;ROW()&amp;&quot;C6&quot;;0)" office:value-type="float" office:value="101.049989750425">
            <text:p>101.0500</text:p>
          </table:table-cell>
          <table:table-cell table:style-name="ce11" table:formula="of:=INDIRECT(&quot;R8C&quot;&amp;COLUMN();0)/INDIRECT(&quot;R&quot;&amp;ROW()&amp;&quot;C6&quot;;0)" office:value-type="float" office:value="86.1017664145635">
            <text:p>86.1018</text:p>
          </table:table-cell>
          <table:table-cell table:style-name="ce11" table:formula="of:=INDIRECT(&quot;R8C&quot;&amp;COLUMN();0)/INDIRECT(&quot;R&quot;&amp;ROW()&amp;&quot;C6&quot;;0)" office:value-type="float" office:value="59.7928933434469">
            <text:p>59.7929</text:p>
          </table:table-cell>
          <table:table-cell table:style-name="ce11" table:formula="of:=INDIRECT(&quot;R8C&quot;&amp;COLUMN();0)/INDIRECT(&quot;R&quot;&amp;ROW()&amp;&quot;C6&quot;;0)" office:value-type="float" office:value="38.267451739806">
            <text:p>38.2675</text:p>
          </table:table-cell>
          <table:table-cell table:style-name="ce11" table:formula="of:=INDIRECT(&quot;R8C&quot;&amp;COLUMN();0)/INDIRECT(&quot;R&quot;&amp;ROW()&amp;&quot;C6&quot;;0)" office:value-type="float" office:value="32.3895711525718">
            <text:p>32.3896</text:p>
          </table:table-cell>
          <table:table-cell table:style-name="ce11" table:formula="of:=INDIRECT(&quot;R8C&quot;&amp;COLUMN();0)/INDIRECT(&quot;R&quot;&amp;ROW()&amp;&quot;C6&quot;;0)" office:value-type="float" office:value="25.6816420388207">
            <text:p>25.6816</text:p>
          </table:table-cell>
          <table:table-cell table:style-name="ce11" table:formula="of:=INDIRECT(&quot;R8C&quot;&amp;COLUMN();0)/INDIRECT(&quot;R&quot;&amp;ROW()&amp;&quot;C6&quot;;0)" office:value-type="float" office:value="21.5254416036409">
            <text:p>21.5254</text:p>
          </table:table-cell>
          <table:table-cell table:style-name="ce11" table:formula="of:=INDIRECT(&quot;R8C&quot;&amp;COLUMN();0)/INDIRECT(&quot;R&quot;&amp;ROW()&amp;&quot;C6&quot;;0)" office:value-type="float" office:value="20.3707347118221">
            <text:p>20.3707</text:p>
          </table:table-cell>
          <table:table-cell table:style-name="ce11" table:formula="of:=INDIRECT(&quot;R8C&quot;&amp;COLUMN();0)/INDIRECT(&quot;R&quot;&amp;ROW()&amp;&quot;C6&quot;;0)" office:value-type="float" office:value="16.1562490732083">
            <text:p>16.1562</text:p>
          </table:table-cell>
          <table:table-cell table:style-name="ce11" table:formula="of:=INDIRECT(&quot;R8C&quot;&amp;COLUMN();0)/INDIRECT(&quot;R&quot;&amp;ROW()&amp;&quot;C6&quot;;0)" office:value-type="float" office:value="14.9482233358617">
            <text:p>14.9482</text:p>
          </table:table-cell>
          <table:table-cell table:style-name="ce11" table:formula="of:=INDIRECT(&quot;R8C&quot;&amp;COLUMN();0)/INDIRECT(&quot;R&quot;&amp;ROW()&amp;&quot;C6&quot;;0)" office:value-type="float" office:value="12.8103323305991">
            <text:p>12.8103</text:p>
          </table:table-cell>
          <table:table-cell table:style-name="ce11" table:formula="of:=INDIRECT(&quot;R8C&quot;&amp;COLUMN();0)/INDIRECT(&quot;R&quot;&amp;ROW()&amp;&quot;C6&quot;;0)" office:value-type="float" office:value="10.1603503266696">
            <text:p>10.1604</text:p>
          </table:table-cell>
          <table:table-cell table:style-name="ce11" table:formula="of:=INDIRECT(&quot;R8C&quot;&amp;COLUMN();0)/INDIRECT(&quot;R&quot;&amp;ROW()&amp;&quot;C6&quot;;0)" office:value-type="float" office:value="9.5668629349515">
            <text:p>9.5669</text:p>
          </table:table-cell>
          <table:table-cell table:style-name="ce11" table:formula="of:=INDIRECT(&quot;R8C&quot;&amp;COLUMN();0)/INDIRECT(&quot;R&quot;&amp;ROW()&amp;&quot;C6&quot;;0)" office:value-type="float" office:value="8.05586421591109">
            <text:p>8.0559</text:p>
          </table:table-cell>
          <table:table-cell table:style-name="ce11" table:formula="of:=INDIRECT(&quot;R8C&quot;&amp;COLUMN();0)/INDIRECT(&quot;R&quot;&amp;ROW()&amp;&quot;C6&quot;;0)" office:value-type="float" office:value="6.38836089606908">
            <text:p>6.3884</text:p>
          </table:table-cell>
          <table:table-cell table:style-name="ce11" table:formula="of:=INDIRECT(&quot;R8C&quot;&amp;COLUMN();0)/INDIRECT(&quot;R&quot;&amp;ROW()&amp;&quot;C6&quot;;0)" office:value-type="float" office:value="5.38136040091022">
            <text:p>5.3814</text:p>
          </table:table-cell>
          <table:table-cell table:style-name="ce11" table:formula="of:=INDIRECT(&quot;R8C&quot;&amp;COLUMN();0)/INDIRECT(&quot;R&quot;&amp;ROW()&amp;&quot;C6&quot;;0)" office:value-type="float" office:value="5.06633657658034">
            <text:p>5.0663</text:p>
          </table:table-cell>
          <table:table-cell table:style-name="ce11" table:formula="of:=INDIRECT(&quot;R8C&quot;&amp;COLUMN();0)/INDIRECT(&quot;R&quot;&amp;ROW()&amp;&quot;C6&quot;;0)" office:value-type="float" office:value="4.01755453212708">
            <text:p>4.0176</text:p>
          </table:table-cell>
          <table:table-cell table:style-name="ce11" table:formula="of:=INDIRECT(&quot;R8C&quot;&amp;COLUMN();0)/INDIRECT(&quot;R&quot;&amp;ROW()&amp;&quot;C6&quot;;0)" office:value-type="float" office:value="3.18691190988726">
            <text:p>3.1869</text:p>
          </table:table-cell>
          <table:table-cell table:style-name="ce11" table:formula="of:=INDIRECT(&quot;R8C&quot;&amp;COLUMN();0)/INDIRECT(&quot;R&quot;&amp;ROW()&amp;&quot;C6&quot;;0)" office:value-type="float" office:value="2.5276818000531">
            <text:p>2.5277</text:p>
          </table:table-cell>
          <table:table-cell table:style-name="ce11" table:formula="of:=INDIRECT(&quot;R8C&quot;&amp;COLUMN();0)/INDIRECT(&quot;R&quot;&amp;ROW()&amp;&quot;C6&quot;;0)" office:value-type="float" office:value="2.00361060252078">
            <text:p>2.0036</text:p>
          </table:table-cell>
          <table:table-cell table:style-name="ce11" table:formula="of:=INDIRECT(&quot;R8C&quot;&amp;COLUMN();0)/INDIRECT(&quot;R&quot;&amp;ROW()&amp;&quot;C6&quot;;0)" office:value-type="float" office:value="1.5890978689663">
            <text:p>1.5891</text:p>
          </table:table-cell>
          <table:table-cell table:style-name="ce11" table:formula="of:=INDIRECT(&quot;R8C&quot;&amp;COLUMN();0)/INDIRECT(&quot;R&quot;&amp;ROW()&amp;&quot;C6&quot;;0)" office:value-type="float" office:value="1.26056127335782">
            <text:p>1.260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819793257536">
            <text:p>0.7928</text:p>
          </table:table-cell>
          <table:table-cell table:style-name="ce11" table:formula="of:=INDIRECT(&quot;R8C&quot;&amp;COLUMN();0)/INDIRECT(&quot;R&quot;&amp;ROW()&amp;&quot;C6&quot;;0)" office:value-type="float" office:value="0.628826596887309">
            <text:p>0.6288</text:p>
          </table:table-cell>
          <table:table-cell table:style-name="ce11" table:formula="of:=INDIRECT(&quot;R8C&quot;&amp;COLUMN();0)/INDIRECT(&quot;R&quot;&amp;ROW()&amp;&quot;C6&quot;;0)" office:value-type="float" office:value="0.498836364826971">
            <text:p>0.4988</text:p>
          </table:table-cell>
          <table:table-cell table:style-name="ce11" table:formula="of:=INDIRECT(&quot;R8C&quot;&amp;COLUMN();0)/INDIRECT(&quot;R&quot;&amp;ROW()&amp;&quot;C6&quot;;0)" office:value-type="float" office:value="0.395434526214592">
            <text:p>0.3954</text:p>
          </table:table-cell>
          <table:table-cell table:style-name="ce11" table:formula="of:=INDIRECT(&quot;R8C&quot;&amp;COLUMN();0)/INDIRECT(&quot;R&quot;&amp;ROW()&amp;&quot;C6&quot;;0)" office:value-type="float" office:value="0.313774598089735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783752715722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338479632173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35084009738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021990083062">
            <text:p>0.1240</text:p>
          </table:table-cell>
          <table:table-cell table:style-name="ce11" table:formula="of:=INDIRECT(&quot;R8C&quot;&amp;COLUMN();0)/INDIRECT(&quot;R&quot;&amp;ROW()&amp;&quot;C6&quot;;0)" office:value-type="float" office:value="0.0983997139609411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78989036039356">
            <text:p>0.0779</text:p>
          </table:table-cell>
          <table:table-cell table:style-name="ce11" table:formula="of:=INDIRECT(&quot;R8C&quot;&amp;COLUMN();0)/INDIRECT(&quot;R&quot;&amp;ROW()&amp;&quot;C6&quot;;0)" office:value-type="float" office:value="0.0619532225540944">
            <text:p>0.0620</text:p>
          </table:table-cell>
          <table:table-cell table:style-name="ce11" table:formula="of:=INDIRECT(&quot;R8C&quot;&amp;COLUMN();0)/INDIRECT(&quot;R&quot;&amp;ROW()&amp;&quot;C6&quot;;0)" office:value-type="float" office:value="0.0491184772548412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163542167628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9197878243118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473711620147">
            <text:p>0.0244</text:p>
          </table:table-cell>
          <table:table-cell table:style-name="ce11" table:formula="of:=INDIRECT(&quot;R8C&quot;&amp;COLUMN();0)/INDIRECT(&quot;R&quot;&amp;ROW()&amp;&quot;C6&quot;;0)" office:value-type="float" office:value="0.0194068106051781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277453616522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257022797474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110298711045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8718107985439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7382208778619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5170265129452">
            <text:p>0.0049</text:p>
          </table:table-cell>
          <table:table-cell table:style-name="ce11" table:formula="of:=INDIRECT(&quot;R8C&quot;&amp;COLUMN();0)/INDIRECT(&quot;R&quot;&amp;ROW()&amp;&quot;C6&quot;;0)" office:value-type="float" office:value="0.0038267451739806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2955602495866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2027574677761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0900465477795">
            <text:p>0.0019</text:p>
          </table:table-cell>
          <table:table-cell table:style-name="ce11" table:formula="of:=INDIRECT(&quot;R8C&quot;&amp;COLUMN();0)/INDIRECT(&quot;R&quot;&amp;ROW()&amp;&quot;C6&quot;;0)" office:value-type="float" office:value="0.00151466175572843">
            <text:p>0.0015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4])+1" office:value-type="float" office:value="36">
            <text:p>36</text:p>
          </table:table-cell>
          <table:table-cell table:style-name="ce6" office:value-type="float" office:value="13">
            <text:p>13</text:p>
          </table:table-cell>
          <table:table-cell table:style-name="ce9" office:value-type="float" office:value="0.072">
            <text:p>0.0720</text:p>
          </table:table-cell>
          <table:table-cell table:style-name="ce13" office:value-type="float" office:value="1.828">
            <text:p>1.8280</text:p>
          </table:table-cell>
          <table:table-cell table:style-name="ce14" table:formula="of:=[.D45]/2" office:value-type="float" office:value="0.914">
            <text:p>0.9140</text:p>
          </table:table-cell>
          <table:table-cell table:style-name="ce16" table:formula="of:=pi*[.D45]*[.D45]/4" office:value-type="float" office:value="2.6244739364383">
            <text:p>2.6245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737.63101570991">
            <text:p>1737.6310</text:p>
          </table:table-cell>
          <table:table-cell table:style-name="ce11" table:formula="of:=INDIRECT(&quot;R8C&quot;&amp;COLUMN();0)/INDIRECT(&quot;R&quot;&amp;ROW()&amp;&quot;C6&quot;;0)" office:value-type="float" office:value="1206.68820535411">
            <text:p>1206.6882</text:p>
          </table:table-cell>
          <table:table-cell table:style-name="ce11" table:formula="of:=INDIRECT(&quot;R8C&quot;&amp;COLUMN();0)/INDIRECT(&quot;R&quot;&amp;ROW()&amp;&quot;C6&quot;;0)" office:value-type="float" office:value="977.417446336827">
            <text:p>977.4174</text:p>
          </table:table-cell>
          <table:table-cell table:style-name="ce11" table:formula="of:=INDIRECT(&quot;R8C&quot;&amp;COLUMN();0)/INDIRECT(&quot;R&quot;&amp;ROW()&amp;&quot;C6&quot;;0)" office:value-type="float" office:value="772.280451426629">
            <text:p>772.2805</text:p>
          </table:table-cell>
          <table:table-cell table:style-name="ce11" table:formula="of:=INDIRECT(&quot;R8C&quot;&amp;COLUMN();0)/INDIRECT(&quot;R&quot;&amp;ROW()&amp;&quot;C6&quot;;0)" office:value-type="float" office:value="591.277220623513">
            <text:p>591.2772</text:p>
          </table:table-cell>
          <table:table-cell table:style-name="ce11" table:formula="of:=INDIRECT(&quot;R8C&quot;&amp;COLUMN();0)/INDIRECT(&quot;R&quot;&amp;ROW()&amp;&quot;C6&quot;;0)" office:value-type="float" office:value="509.82576676211">
            <text:p>509.8258</text:p>
          </table:table-cell>
          <table:table-cell table:style-name="ce11" table:formula="of:=INDIRECT(&quot;R8C&quot;&amp;COLUMN();0)/INDIRECT(&quot;R&quot;&amp;ROW()&amp;&quot;C6&quot;;0)" office:value-type="float" office:value="434.407753927479">
            <text:p>434.4078</text:p>
          </table:table-cell>
          <table:table-cell table:style-name="ce11" table:formula="of:=INDIRECT(&quot;R8C&quot;&amp;COLUMN();0)/INDIRECT(&quot;R&quot;&amp;ROW()&amp;&quot;C6&quot;;0)" office:value-type="float" office:value="365.023182119617">
            <text:p>365.0232</text:p>
          </table:table-cell>
          <table:table-cell table:style-name="ce11" table:formula="of:=INDIRECT(&quot;R8C&quot;&amp;COLUMN();0)/INDIRECT(&quot;R&quot;&amp;ROW()&amp;&quot;C6&quot;;0)" office:value-type="float" office:value="301.672051338527">
            <text:p>301.6721</text:p>
          </table:table-cell>
          <table:table-cell table:style-name="ce11" table:formula="of:=INDIRECT(&quot;R8C&quot;&amp;COLUMN();0)/INDIRECT(&quot;R&quot;&amp;ROW()&amp;&quot;C6&quot;;0)" office:value-type="float" office:value="193.070112856657">
            <text:p>193.0701</text:p>
          </table:table-cell>
          <table:table-cell table:style-name="ce11" table:formula="of:=INDIRECT(&quot;R8C&quot;&amp;COLUMN();0)/INDIRECT(&quot;R&quot;&amp;ROW()&amp;&quot;C6&quot;;0)" office:value-type="float" office:value="147.819305155878">
            <text:p>147.8193</text:p>
          </table:table-cell>
          <table:table-cell table:style-name="ce11" table:formula="of:=INDIRECT(&quot;R8C&quot;&amp;COLUMN();0)/INDIRECT(&quot;R&quot;&amp;ROW()&amp;&quot;C6&quot;;0)" office:value-type="float" office:value="127.456441690528">
            <text:p>127.4564</text:p>
          </table:table-cell>
          <table:table-cell table:style-name="ce11" table:formula="of:=INDIRECT(&quot;R8C&quot;&amp;COLUMN();0)/INDIRECT(&quot;R&quot;&amp;ROW()&amp;&quot;C6&quot;;0)" office:value-type="float" office:value="108.60193848187">
            <text:p>108.6019</text:p>
          </table:table-cell>
          <table:table-cell table:style-name="ce11" table:formula="of:=INDIRECT(&quot;R8C&quot;&amp;COLUMN();0)/INDIRECT(&quot;R&quot;&amp;ROW()&amp;&quot;C6&quot;;0)" office:value-type="float" office:value="75.4180128346317">
            <text:p>75.4180</text:p>
          </table:table-cell>
          <table:table-cell table:style-name="ce11" table:formula="of:=INDIRECT(&quot;R8C&quot;&amp;COLUMN();0)/INDIRECT(&quot;R&quot;&amp;ROW()&amp;&quot;C6&quot;;0)" office:value-type="float" office:value="48.2675282141643">
            <text:p>48.2675</text:p>
          </table:table-cell>
          <table:table-cell table:style-name="ce11" table:formula="of:=INDIRECT(&quot;R8C&quot;&amp;COLUMN();0)/INDIRECT(&quot;R&quot;&amp;ROW()&amp;&quot;C6&quot;;0)" office:value-type="float" office:value="40.8536358804687">
            <text:p>40.8536</text:p>
          </table:table-cell>
          <table:table-cell table:style-name="ce11" table:formula="of:=INDIRECT(&quot;R8C&quot;&amp;COLUMN();0)/INDIRECT(&quot;R&quot;&amp;ROW()&amp;&quot;C6&quot;;0)" office:value-type="float" office:value="32.392786175658">
            <text:p>32.3928</text:p>
          </table:table-cell>
          <table:table-cell table:style-name="ce11" table:formula="of:=INDIRECT(&quot;R8C&quot;&amp;COLUMN();0)/INDIRECT(&quot;R&quot;&amp;ROW()&amp;&quot;C6&quot;;0)" office:value-type="float" office:value="27.1504846204674">
            <text:p>27.1505</text:p>
          </table:table-cell>
          <table:table-cell table:style-name="ce11" table:formula="of:=INDIRECT(&quot;R8C&quot;&amp;COLUMN();0)/INDIRECT(&quot;R&quot;&amp;ROW()&amp;&quot;C6&quot;;0)" office:value-type="float" office:value="25.6940289395688">
            <text:p>25.6940</text:p>
          </table:table-cell>
          <table:table-cell table:style-name="ce11" table:formula="of:=INDIRECT(&quot;R8C&quot;&amp;COLUMN();0)/INDIRECT(&quot;R&quot;&amp;ROW()&amp;&quot;C6&quot;;0)" office:value-type="float" office:value="20.3782110520041">
            <text:p>20.3782</text:p>
          </table:table-cell>
          <table:table-cell table:style-name="ce11" table:formula="of:=INDIRECT(&quot;R8C&quot;&amp;COLUMN();0)/INDIRECT(&quot;R&quot;&amp;ROW()&amp;&quot;C6&quot;;0)" office:value-type="float" office:value="18.8545032086579">
            <text:p>18.8545</text:p>
          </table:table-cell>
          <table:table-cell table:style-name="ce11" table:formula="of:=INDIRECT(&quot;R8C&quot;&amp;COLUMN();0)/INDIRECT(&quot;R&quot;&amp;ROW()&amp;&quot;C6&quot;;0)" office:value-type="float" office:value="16.1579370741541">
            <text:p>16.1579</text:p>
          </table:table-cell>
          <table:table-cell table:style-name="ce11" table:formula="of:=INDIRECT(&quot;R8C&quot;&amp;COLUMN();0)/INDIRECT(&quot;R&quot;&amp;ROW()&amp;&quot;C6&quot;;0)" office:value-type="float" office:value="12.8154599734737">
            <text:p>12.8155</text:p>
          </table:table-cell>
          <table:table-cell table:style-name="ce11" table:formula="of:=INDIRECT(&quot;R8C&quot;&amp;COLUMN();0)/INDIRECT(&quot;R&quot;&amp;ROW()&amp;&quot;C6&quot;;0)" office:value-type="float" office:value="12.0668820535411">
            <text:p>12.0669</text:p>
          </table:table-cell>
          <table:table-cell table:style-name="ce11" table:formula="of:=INDIRECT(&quot;R8C&quot;&amp;COLUMN();0)/INDIRECT(&quot;R&quot;&amp;ROW()&amp;&quot;C6&quot;;0)" office:value-type="float" office:value="10.1610281231895">
            <text:p>10.1610</text:p>
          </table:table-cell>
          <table:table-cell table:style-name="ce11" table:formula="of:=INDIRECT(&quot;R8C&quot;&amp;COLUMN();0)/INDIRECT(&quot;R&quot;&amp;ROW()&amp;&quot;C6&quot;;0)" office:value-type="float" office:value="8.05777170347955">
            <text:p>8.0578</text:p>
          </table:table-cell>
          <table:table-cell table:style-name="ce11" table:formula="of:=INDIRECT(&quot;R8C&quot;&amp;COLUMN();0)/INDIRECT(&quot;R&quot;&amp;ROW()&amp;&quot;C6&quot;;0)" office:value-type="float" office:value="6.78762115511685">
            <text:p>6.7876</text:p>
          </table:table-cell>
          <table:table-cell table:style-name="ce11" table:formula="of:=INDIRECT(&quot;R8C&quot;&amp;COLUMN();0)/INDIRECT(&quot;R&quot;&amp;ROW()&amp;&quot;C6&quot;;0)" office:value-type="float" office:value="6.39027509109452">
            <text:p>6.3903</text:p>
          </table:table-cell>
          <table:table-cell table:style-name="ce11" table:formula="of:=INDIRECT(&quot;R8C&quot;&amp;COLUMN();0)/INDIRECT(&quot;R&quot;&amp;ROW()&amp;&quot;C6&quot;;0)" office:value-type="float" office:value="5.06742461060383">
            <text:p>5.0674</text:p>
          </table:table-cell>
          <table:table-cell table:style-name="ce11" table:formula="of:=INDIRECT(&quot;R8C&quot;&amp;COLUMN();0)/INDIRECT(&quot;R&quot;&amp;ROW()&amp;&quot;C6&quot;;0)" office:value-type="float" office:value="4.01971789426811">
            <text:p>4.0197</text:p>
          </table:table-cell>
          <table:table-cell table:style-name="ce11" table:formula="of:=INDIRECT(&quot;R8C&quot;&amp;COLUMN();0)/INDIRECT(&quot;R&quot;&amp;ROW()&amp;&quot;C6&quot;;0)" office:value-type="float" office:value="3.18821732447845">
            <text:p>3.1882</text:p>
          </table:table-cell>
          <table:table-cell table:style-name="ce11" table:formula="of:=INDIRECT(&quot;R8C&quot;&amp;COLUMN();0)/INDIRECT(&quot;R&quot;&amp;ROW()&amp;&quot;C6&quot;;0)" office:value-type="float" office:value="2.52719548573371">
            <text:p>2.5272</text:p>
          </table:table-cell>
          <table:table-cell table:style-name="ce11" table:formula="of:=INDIRECT(&quot;R8C&quot;&amp;COLUMN();0)/INDIRECT(&quot;R&quot;&amp;ROW()&amp;&quot;C6&quot;;0)" office:value-type="float" office:value="2.00436200316975">
            <text:p>2.0044</text:p>
          </table:table-cell>
          <table:table-cell table:style-name="ce11" table:formula="of:=INDIRECT(&quot;R8C&quot;&amp;COLUMN();0)/INDIRECT(&quot;R&quot;&amp;ROW()&amp;&quot;C6&quot;;0)" office:value-type="float" office:value="1.58997200130238">
            <text:p>1.5900</text:p>
          </table:table-cell>
          <table:table-cell table:style-name="ce11" table:formula="of:=INDIRECT(&quot;R8C&quot;&amp;COLUMN();0)/INDIRECT(&quot;R&quot;&amp;ROW()&amp;&quot;C6&quot;;0)" office:value-type="float" office:value="1.2613206790552">
            <text:p>1.2613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151990193872">
            <text:p>0.7932</text:p>
          </table:table-cell>
          <table:table-cell table:style-name="ce11" table:formula="of:=INDIRECT(&quot;R8C&quot;&amp;COLUMN();0)/INDIRECT(&quot;R&quot;&amp;ROW()&amp;&quot;C6&quot;;0)" office:value-type="float" office:value="0.629192622420984">
            <text:p>0.6292</text:p>
          </table:table-cell>
          <table:table-cell table:style-name="ce11" table:formula="of:=INDIRECT(&quot;R8C&quot;&amp;COLUMN();0)/INDIRECT(&quot;R&quot;&amp;ROW()&amp;&quot;C6&quot;;0)" office:value-type="float" office:value="0.498769745126862">
            <text:p>0.4988</text:p>
          </table:table-cell>
          <table:table-cell table:style-name="ce11" table:formula="of:=INDIRECT(&quot;R8C&quot;&amp;COLUMN();0)/INDIRECT(&quot;R&quot;&amp;ROW()&amp;&quot;C6&quot;;0)" office:value-type="float" office:value="0.395770389132818">
            <text:p>0.3958</text:p>
          </table:table-cell>
          <table:table-cell table:style-name="ce11" table:formula="of:=INDIRECT(&quot;R8C&quot;&amp;COLUMN();0)/INDIRECT(&quot;R&quot;&amp;ROW()&amp;&quot;C6&quot;;0)" office:value-type="float" office:value="0.313796091913296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907105133374">
            <text:p>0.2489</text:p>
          </table:table-cell>
          <table:table-cell table:style-name="ce11" table:formula="of:=INDIRECT(&quot;R8C&quot;&amp;COLUMN();0)/INDIRECT(&quot;R&quot;&amp;ROW()&amp;&quot;C6&quot;;0)" office:value-type="float" office:value="0.19731480639122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431500749345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113594032052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2554979913718">
            <text:p>0.0983</text:p>
          </table:table-cell>
          <table:table-cell table:style-name="ce11" table:formula="of:=INDIRECT(&quot;R8C&quot;&amp;COLUMN();0)/INDIRECT(&quot;R&quot;&amp;ROW()&amp;&quot;C6&quot;;0)" office:value-type="float" office:value="0.0781428807415884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541510852338">
            <text:p>0.0620</text:p>
          </table:table-cell>
          <table:table-cell table:style-name="ce11" table:formula="of:=INDIRECT(&quot;R8C&quot;&amp;COLUMN();0)/INDIRECT(&quot;R&quot;&amp;ROW()&amp;&quot;C6&quot;;0)" office:value-type="float" office:value="0.0490860023270401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997677748038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835974795187">
            <text:p>0.0308</text:p>
          </table:table-cell>
          <table:table-cell table:style-name="ce11" table:formula="of:=INDIRECT(&quot;R8C&quot;&amp;COLUMN();0)/INDIRECT(&quot;R&quot;&amp;ROW()&amp;&quot;C6&quot;;0)" office:value-type="float" office:value="0.0244782115308189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593342558499">
            <text:p>0.0195</text:p>
          </table:table-cell>
          <table:table-cell table:style-name="ce11" table:formula="of:=INDIRECT(&quot;R8C&quot;&amp;COLUMN();0)/INDIRECT(&quot;R&quot;&amp;ROW()&amp;&quot;C6&quot;;0)" office:value-type="float" office:value="0.0154205311014178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09753937055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9600045966224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610374002269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11955288270473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675282141643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2124166263664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5274384842637">
            <text:p>0.0031</text:p>
          </table:table-cell>
          <table:table-cell table:style-name="ce11" table:formula="of:=INDIRECT(&quot;R8C&quot;&amp;COLUMN();0)/INDIRECT(&quot;R&quot;&amp;ROW()&amp;&quot;C6&quot;;0)" office:value-type="float" office:value="0.00240786704748407">
            <text:p>0.0024</text:p>
          </table:table-cell>
          <table:table-cell table:style-name="ce11" table:formula="of:=INDIRECT(&quot;R8C&quot;&amp;COLUMN();0)/INDIRECT(&quot;R&quot;&amp;ROW()&amp;&quot;C6&quot;;0)" office:value-type="float" office:value="0.00191047419427433">
            <text:p>0.0019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5])+1" office:value-type="float" office:value="37">
            <text:p>37</text:p>
          </table:table-cell>
          <table:table-cell table:style-name="ce6" office:value-type="float" office:value="14">
            <text:p>14</text:p>
          </table:table-cell>
          <table:table-cell table:style-name="ce9" office:value-type="float" office:value="0.0641">
            <text:p>0.0641</text:p>
          </table:table-cell>
          <table:table-cell table:style-name="ce13" office:value-type="float" office:value="1.628">
            <text:p>1.6280</text:p>
          </table:table-cell>
          <table:table-cell table:style-name="ce14" table:formula="of:=[.D46]/2" office:value-type="float" office:value="0.814">
            <text:p>0.8140</text:p>
          </table:table-cell>
          <table:table-cell table:style-name="ce16" table:formula="of:=pi*[.D46]*[.D46]/4" office:value-type="float" office:value="2.08160672589798">
            <text:p>2.081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190.79197580426">
            <text:p>2190.7920</text:p>
          </table:table-cell>
          <table:table-cell table:style-name="ce11" table:formula="of:=INDIRECT(&quot;R8C&quot;&amp;COLUMN();0)/INDIRECT(&quot;R&quot;&amp;ROW()&amp;&quot;C6&quot;;0)" office:value-type="float" office:value="1521.38331653074">
            <text:p>1521.3833</text:p>
          </table:table-cell>
          <table:table-cell table:style-name="ce11" table:formula="of:=INDIRECT(&quot;R8C&quot;&amp;COLUMN();0)/INDIRECT(&quot;R&quot;&amp;ROW()&amp;&quot;C6&quot;;0)" office:value-type="float" office:value="1232.3204863899">
            <text:p>1232.3205</text:p>
          </table:table-cell>
          <table:table-cell table:style-name="ce11" table:formula="of:=INDIRECT(&quot;R8C&quot;&amp;COLUMN();0)/INDIRECT(&quot;R&quot;&amp;ROW()&amp;&quot;C6&quot;;0)" office:value-type="float" office:value="973.685322579671">
            <text:p>973.6853</text:p>
          </table:table-cell>
          <table:table-cell table:style-name="ce11" table:formula="of:=INDIRECT(&quot;R8C&quot;&amp;COLUMN();0)/INDIRECT(&quot;R&quot;&amp;ROW()&amp;&quot;C6&quot;;0)" office:value-type="float" office:value="745.477825100061">
            <text:p>745.4778</text:p>
          </table:table-cell>
          <table:table-cell table:style-name="ce11" table:formula="of:=INDIRECT(&quot;R8C&quot;&amp;COLUMN();0)/INDIRECT(&quot;R&quot;&amp;ROW()&amp;&quot;C6&quot;;0)" office:value-type="float" office:value="642.784451234236">
            <text:p>642.7845</text:p>
          </table:table-cell>
          <table:table-cell table:style-name="ce11" table:formula="of:=INDIRECT(&quot;R8C&quot;&amp;COLUMN();0)/INDIRECT(&quot;R&quot;&amp;ROW()&amp;&quot;C6&quot;;0)" office:value-type="float" office:value="547.697993951065">
            <text:p>547.6980</text:p>
          </table:table-cell>
          <table:table-cell table:style-name="ce11" table:formula="of:=INDIRECT(&quot;R8C&quot;&amp;COLUMN();0)/INDIRECT(&quot;R&quot;&amp;ROW()&amp;&quot;C6&quot;;0)" office:value-type="float" office:value="460.218453250548">
            <text:p>460.2185</text:p>
          </table:table-cell>
          <table:table-cell table:style-name="ce11" table:formula="of:=INDIRECT(&quot;R8C&quot;&amp;COLUMN();0)/INDIRECT(&quot;R&quot;&amp;ROW()&amp;&quot;C6&quot;;0)" office:value-type="float" office:value="380.345829132684">
            <text:p>380.3458</text:p>
          </table:table-cell>
          <table:table-cell table:style-name="ce11" table:formula="of:=INDIRECT(&quot;R8C&quot;&amp;COLUMN();0)/INDIRECT(&quot;R&quot;&amp;ROW()&amp;&quot;C6&quot;;0)" office:value-type="float" office:value="243.421330644918">
            <text:p>243.4213</text:p>
          </table:table-cell>
          <table:table-cell table:style-name="ce11" table:formula="of:=INDIRECT(&quot;R8C&quot;&amp;COLUMN();0)/INDIRECT(&quot;R&quot;&amp;ROW()&amp;&quot;C6&quot;;0)" office:value-type="float" office:value="186.369456275015">
            <text:p>186.3695</text:p>
          </table:table-cell>
          <table:table-cell table:style-name="ce11" table:formula="of:=INDIRECT(&quot;R8C&quot;&amp;COLUMN();0)/INDIRECT(&quot;R&quot;&amp;ROW()&amp;&quot;C6&quot;;0)" office:value-type="float" office:value="160.696112808559">
            <text:p>160.6961</text:p>
          </table:table-cell>
          <table:table-cell table:style-name="ce11" table:formula="of:=INDIRECT(&quot;R8C&quot;&amp;COLUMN();0)/INDIRECT(&quot;R&quot;&amp;ROW()&amp;&quot;C6&quot;;0)" office:value-type="float" office:value="136.924498487766">
            <text:p>136.9245</text:p>
          </table:table-cell>
          <table:table-cell table:style-name="ce11" table:formula="of:=INDIRECT(&quot;R8C&quot;&amp;COLUMN();0)/INDIRECT(&quot;R&quot;&amp;ROW()&amp;&quot;C6&quot;;0)" office:value-type="float" office:value="95.086457283171">
            <text:p>95.0865</text:p>
          </table:table-cell>
          <table:table-cell table:style-name="ce11" table:formula="of:=INDIRECT(&quot;R8C&quot;&amp;COLUMN();0)/INDIRECT(&quot;R&quot;&amp;ROW()&amp;&quot;C6&quot;;0)" office:value-type="float" office:value="60.8553326612295">
            <text:p>60.8553</text:p>
          </table:table-cell>
          <table:table-cell table:style-name="ce11" table:formula="of:=INDIRECT(&quot;R8C&quot;&amp;COLUMN();0)/INDIRECT(&quot;R&quot;&amp;ROW()&amp;&quot;C6&quot;;0)" office:value-type="float" office:value="51.5079535644646">
            <text:p>51.5080</text:p>
          </table:table-cell>
          <table:table-cell table:style-name="ce11" table:formula="of:=INDIRECT(&quot;R8C&quot;&amp;COLUMN();0)/INDIRECT(&quot;R&quot;&amp;ROW()&amp;&quot;C6&quot;;0)" office:value-type="float" office:value="40.8405785727653">
            <text:p>40.8406</text:p>
          </table:table-cell>
          <table:table-cell table:style-name="ce11" table:formula="of:=INDIRECT(&quot;R8C&quot;&amp;COLUMN();0)/INDIRECT(&quot;R&quot;&amp;ROW()&amp;&quot;C6&quot;;0)" office:value-type="float" office:value="34.2311246219416">
            <text:p>34.2311</text:p>
          </table:table-cell>
          <table:table-cell table:style-name="ce11" table:formula="of:=INDIRECT(&quot;R8C&quot;&amp;COLUMN();0)/INDIRECT(&quot;R&quot;&amp;ROW()&amp;&quot;C6&quot;;0)" office:value-type="float" office:value="32.3948363708806">
            <text:p>32.3948</text:p>
          </table:table-cell>
          <table:table-cell table:style-name="ce11" table:formula="of:=INDIRECT(&quot;R8C&quot;&amp;COLUMN();0)/INDIRECT(&quot;R&quot;&amp;ROW()&amp;&quot;C6&quot;;0)" office:value-type="float" office:value="25.6926935870425">
            <text:p>25.6927</text:p>
          </table:table-cell>
          <table:table-cell table:style-name="ce11" table:formula="of:=INDIRECT(&quot;R8C&quot;&amp;COLUMN();0)/INDIRECT(&quot;R&quot;&amp;ROW()&amp;&quot;C6&quot;;0)" office:value-type="float" office:value="23.7716143207928">
            <text:p>23.7716</text:p>
          </table:table-cell>
          <table:table-cell table:style-name="ce11" table:formula="of:=INDIRECT(&quot;R8C&quot;&amp;COLUMN();0)/INDIRECT(&quot;R&quot;&amp;ROW()&amp;&quot;C6&quot;;0)" office:value-type="float" office:value="20.3718042366691">
            <text:p>20.3718</text:p>
          </table:table-cell>
          <table:table-cell table:style-name="ce11" table:formula="of:=INDIRECT(&quot;R8C&quot;&amp;COLUMN();0)/INDIRECT(&quot;R&quot;&amp;ROW()&amp;&quot;C6&quot;;0)" office:value-type="float" office:value="16.1576345163569">
            <text:p>16.1576</text:p>
          </table:table-cell>
          <table:table-cell table:style-name="ce11" table:formula="of:=INDIRECT(&quot;R8C&quot;&amp;COLUMN();0)/INDIRECT(&quot;R&quot;&amp;ROW()&amp;&quot;C6&quot;;0)" office:value-type="float" office:value="15.2138331653074">
            <text:p>15.2138</text:p>
          </table:table-cell>
          <table:table-cell table:style-name="ce11" table:formula="of:=INDIRECT(&quot;R8C&quot;&amp;COLUMN();0)/INDIRECT(&quot;R&quot;&amp;ROW()&amp;&quot;C6&quot;;0)" office:value-type="float" office:value="12.8109470174888">
            <text:p>12.8109</text:p>
          </table:table-cell>
          <table:table-cell table:style-name="ce11" table:formula="of:=INDIRECT(&quot;R8C&quot;&amp;COLUMN();0)/INDIRECT(&quot;R&quot;&amp;ROW()&amp;&quot;C6&quot;;0)" office:value-type="float" office:value="10.159177311665">
            <text:p>10.1592</text:p>
          </table:table-cell>
          <table:table-cell table:style-name="ce11" table:formula="of:=INDIRECT(&quot;R8C&quot;&amp;COLUMN();0)/INDIRECT(&quot;R&quot;&amp;ROW()&amp;&quot;C6&quot;;0)" office:value-type="float" office:value="8.55778115548539">
            <text:p>8.5578</text:p>
          </table:table-cell>
          <table:table-cell table:style-name="ce11" table:formula="of:=INDIRECT(&quot;R8C&quot;&amp;COLUMN();0)/INDIRECT(&quot;R&quot;&amp;ROW()&amp;&quot;C6&quot;;0)" office:value-type="float" office:value="8.05681025843802">
            <text:p>8.0568</text:p>
          </table:table-cell>
          <table:table-cell table:style-name="ce11" table:formula="of:=INDIRECT(&quot;R8C&quot;&amp;COLUMN();0)/INDIRECT(&quot;R&quot;&amp;ROW()&amp;&quot;C6&quot;;0)" office:value-type="float" office:value="6.38897042843603">
            <text:p>6.3890</text:p>
          </table:table-cell>
          <table:table-cell table:style-name="ce11" table:formula="of:=INDIRECT(&quot;R8C&quot;&amp;COLUMN();0)/INDIRECT(&quot;R&quot;&amp;ROW()&amp;&quot;C6&quot;;0)" office:value-type="float" office:value="5.06802976474352">
            <text:p>5.0680</text:p>
          </table:table-cell>
          <table:table-cell table:style-name="ce11" table:formula="of:=INDIRECT(&quot;R8C&quot;&amp;COLUMN();0)/INDIRECT(&quot;R&quot;&amp;ROW()&amp;&quot;C6&quot;;0)" office:value-type="float" office:value="4.01968016710031">
            <text:p>4.0197</text:p>
          </table:table-cell>
          <table:table-cell table:style-name="ce11" table:formula="of:=INDIRECT(&quot;R8C&quot;&amp;COLUMN();0)/INDIRECT(&quot;R&quot;&amp;ROW()&amp;&quot;C6&quot;;0)" office:value-type="float" office:value="3.18626885764478">
            <text:p>3.1863</text:p>
          </table:table-cell>
          <table:table-cell table:style-name="ce11" table:formula="of:=INDIRECT(&quot;R8C&quot;&amp;COLUMN();0)/INDIRECT(&quot;R&quot;&amp;ROW()&amp;&quot;C6&quot;;0)" office:value-type="float" office:value="2.52708437720723">
            <text:p>2.5271</text:p>
          </table:table-cell>
          <table:table-cell table:style-name="ce11" table:formula="of:=INDIRECT(&quot;R8C&quot;&amp;COLUMN();0)/INDIRECT(&quot;R&quot;&amp;ROW()&amp;&quot;C6&quot;;0)" office:value-type="float" office:value="2.00462461288628">
            <text:p>2.0046</text:p>
          </table:table-cell>
          <table:table-cell table:style-name="ce11" table:formula="of:=INDIRECT(&quot;R8C&quot;&amp;COLUMN();0)/INDIRECT(&quot;R&quot;&amp;ROW()&amp;&quot;C6&quot;;0)" office:value-type="float" office:value="1.59026352407802">
            <text:p>1.5903</text:p>
          </table:table-cell>
          <table:table-cell table:style-name="ce11" table:formula="of:=INDIRECT(&quot;R8C&quot;&amp;COLUMN();0)/INDIRECT(&quot;R&quot;&amp;ROW()&amp;&quot;C6&quot;;0)" office:value-type="float" office:value="1.26079239838454">
            <text:p>1.260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281275468008">
            <text:p>0.7933</text:p>
          </table:table-cell>
          <table:table-cell table:style-name="ce11" table:formula="of:=INDIRECT(&quot;R8C&quot;&amp;COLUMN();0)/INDIRECT(&quot;R&quot;&amp;ROW()&amp;&quot;C6&quot;;0)" office:value-type="float" office:value="0.62884510320014">
            <text:p>0.6288</text:p>
          </table:table-cell>
          <table:table-cell table:style-name="ce11" table:formula="of:=INDIRECT(&quot;R8C&quot;&amp;COLUMN();0)/INDIRECT(&quot;R&quot;&amp;ROW()&amp;&quot;C6&quot;;0)" office:value-type="float" office:value="0.498984298124347">
            <text:p>0.4990</text:p>
          </table:table-cell>
          <table:table-cell table:style-name="ce11" table:formula="of:=INDIRECT(&quot;R8C&quot;&amp;COLUMN();0)/INDIRECT(&quot;R&quot;&amp;ROW()&amp;&quot;C6&quot;;0)" office:value-type="float" office:value="0.395631727327059">
            <text:p>0.3956</text:p>
          </table:table-cell>
          <table:table-cell table:style-name="ce11" table:formula="of:=INDIRECT(&quot;R8C&quot;&amp;COLUMN();0)/INDIRECT(&quot;R&quot;&amp;ROW()&amp;&quot;C6&quot;;0)" office:value-type="float" office:value="0.313820186056058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8773007986767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227647012659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481475891795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3879784967009">
            <text:p>0.1239</text:p>
          </table:table-cell>
          <table:table-cell table:style-name="ce11" table:formula="of:=INDIRECT(&quot;R8C&quot;&amp;COLUMN();0)/INDIRECT(&quot;R&quot;&amp;ROW()&amp;&quot;C6&quot;;0)" office:value-type="float" office:value="0.098521950026864">
            <text:p>0.0985</text:p>
          </table:table-cell>
          <table:table-cell table:style-name="ce11" table:formula="of:=INDIRECT(&quot;R8C&quot;&amp;COLUMN();0)/INDIRECT(&quot;R&quot;&amp;ROW()&amp;&quot;C6&quot;;0)" office:value-type="float" office:value="0.0781113227366299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8872586010178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1706107492348">
            <text:p>0.0492</text:p>
          </table:table-cell>
          <table:table-cell table:style-name="ce11" table:formula="of:=INDIRECT(&quot;R8C&quot;&amp;COLUMN();0)/INDIRECT(&quot;R&quot;&amp;ROW()&amp;&quot;C6&quot;;0)" office:value-type="float" office:value="0.0388777626185489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619430241052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5341807073994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420883917198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55049532445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246436742751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5897771794577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7154857560263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553326612295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1779244064256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4887623831113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582046978853">
            <text:p>0.0030</text:p>
          </table:table-cell>
          <table:table-cell table:style-name="ce11" table:formula="of:=INDIRECT(&quot;R8C&quot;&amp;COLUMN();0)/INDIRECT(&quot;R&quot;&amp;ROW()&amp;&quot;C6&quot;;0)" office:value-type="float" office:value="0.0024087113414509">
            <text:p>0.0024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6])+1" office:value-type="float" office:value="38">
            <text:p>38</text:p>
          </table:table-cell>
          <table:table-cell table:style-name="ce6" office:value-type="float" office:value="15">
            <text:p>15</text:p>
          </table:table-cell>
          <table:table-cell table:style-name="ce9" office:value-type="float" office:value="0.0571">
            <text:p>0.0571</text:p>
          </table:table-cell>
          <table:table-cell table:style-name="ce13" office:value-type="float" office:value="1.45">
            <text:p>1.4500</text:p>
          </table:table-cell>
          <table:table-cell table:style-name="ce14" table:formula="of:=[.D47]/2" office:value-type="float" office:value="0.725">
            <text:p>0.7250</text:p>
          </table:table-cell>
          <table:table-cell table:style-name="ce16" table:formula="of:=pi*[.D47]*[.D47]/4" office:value-type="float" office:value="1.65129963854313">
            <text:p>1.651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761.6837098692">
            <text:p>2761.6837</text:p>
          </table:table-cell>
          <table:table-cell table:style-name="ce11" table:formula="of:=INDIRECT(&quot;R8C&quot;&amp;COLUMN();0)/INDIRECT(&quot;R&quot;&amp;ROW()&amp;&quot;C6&quot;;0)" office:value-type="float" office:value="1917.83590963139">
            <text:p>1917.8359</text:p>
          </table:table-cell>
          <table:table-cell table:style-name="ce11" table:formula="of:=INDIRECT(&quot;R8C&quot;&amp;COLUMN();0)/INDIRECT(&quot;R&quot;&amp;ROW()&amp;&quot;C6&quot;;0)" office:value-type="float" office:value="1553.44708680143">
            <text:p>1553.4471</text:p>
          </table:table-cell>
          <table:table-cell table:style-name="ce11" table:formula="of:=INDIRECT(&quot;R8C&quot;&amp;COLUMN();0)/INDIRECT(&quot;R&quot;&amp;ROW()&amp;&quot;C6&quot;;0)" office:value-type="float" office:value="1227.41498216409">
            <text:p>1227.4150</text:p>
          </table:table-cell>
          <table:table-cell table:style-name="ce11" table:formula="of:=INDIRECT(&quot;R8C&quot;&amp;COLUMN();0)/INDIRECT(&quot;R&quot;&amp;ROW()&amp;&quot;C6&quot;;0)" office:value-type="float" office:value="939.739595719382">
            <text:p>939.7396</text:p>
          </table:table-cell>
          <table:table-cell table:style-name="ce11" table:formula="of:=INDIRECT(&quot;R8C&quot;&amp;COLUMN();0)/INDIRECT(&quot;R&quot;&amp;ROW()&amp;&quot;C6&quot;;0)" office:value-type="float" office:value="810.285671819263">
            <text:p>810.2857</text:p>
          </table:table-cell>
          <table:table-cell table:style-name="ce11" table:formula="of:=INDIRECT(&quot;R8C&quot;&amp;COLUMN();0)/INDIRECT(&quot;R&quot;&amp;ROW()&amp;&quot;C6&quot;;0)" office:value-type="float" office:value="690.420927467301">
            <text:p>690.4209</text:p>
          </table:table-cell>
          <table:table-cell table:style-name="ce11" table:formula="of:=INDIRECT(&quot;R8C&quot;&amp;COLUMN();0)/INDIRECT(&quot;R&quot;&amp;ROW()&amp;&quot;C6&quot;;0)" office:value-type="float" office:value="580.145362663496">
            <text:p>580.1454</text:p>
          </table:table-cell>
          <table:table-cell table:style-name="ce11" table:formula="of:=INDIRECT(&quot;R8C&quot;&amp;COLUMN();0)/INDIRECT(&quot;R&quot;&amp;ROW()&amp;&quot;C6&quot;;0)" office:value-type="float" office:value="479.458977407848">
            <text:p>479.4590</text:p>
          </table:table-cell>
          <table:table-cell table:style-name="ce11" table:formula="of:=INDIRECT(&quot;R8C&quot;&amp;COLUMN();0)/INDIRECT(&quot;R&quot;&amp;ROW()&amp;&quot;C6&quot;;0)" office:value-type="float" office:value="306.853745541023">
            <text:p>306.8537</text:p>
          </table:table-cell>
          <table:table-cell table:style-name="ce11" table:formula="of:=INDIRECT(&quot;R8C&quot;&amp;COLUMN();0)/INDIRECT(&quot;R&quot;&amp;ROW()&amp;&quot;C6&quot;;0)" office:value-type="float" office:value="234.934898929845">
            <text:p>234.9349</text:p>
          </table:table-cell>
          <table:table-cell table:style-name="ce11" table:formula="of:=INDIRECT(&quot;R8C&quot;&amp;COLUMN();0)/INDIRECT(&quot;R&quot;&amp;ROW()&amp;&quot;C6&quot;;0)" office:value-type="float" office:value="202.571417954816">
            <text:p>202.5714</text:p>
          </table:table-cell>
          <table:table-cell table:style-name="ce11" table:formula="of:=INDIRECT(&quot;R8C&quot;&amp;COLUMN();0)/INDIRECT(&quot;R&quot;&amp;ROW()&amp;&quot;C6&quot;;0)" office:value-type="float" office:value="172.605231866825">
            <text:p>172.6052</text:p>
          </table:table-cell>
          <table:table-cell table:style-name="ce11" table:formula="of:=INDIRECT(&quot;R8C&quot;&amp;COLUMN();0)/INDIRECT(&quot;R&quot;&amp;ROW()&amp;&quot;C6&quot;;0)" office:value-type="float" office:value="119.864744351962">
            <text:p>119.8647</text:p>
          </table:table-cell>
          <table:table-cell table:style-name="ce11" table:formula="of:=INDIRECT(&quot;R8C&quot;&amp;COLUMN();0)/INDIRECT(&quot;R&quot;&amp;ROW()&amp;&quot;C6&quot;;0)" office:value-type="float" office:value="76.7134363852556">
            <text:p>76.7134</text:p>
          </table:table-cell>
          <table:table-cell table:style-name="ce11" table:formula="of:=INDIRECT(&quot;R8C&quot;&amp;COLUMN();0)/INDIRECT(&quot;R&quot;&amp;ROW()&amp;&quot;C6&quot;;0)" office:value-type="float" office:value="64.9302525564804">
            <text:p>64.9303</text:p>
          </table:table-cell>
          <table:table-cell table:style-name="ce11" table:formula="of:=INDIRECT(&quot;R8C&quot;&amp;COLUMN();0)/INDIRECT(&quot;R&quot;&amp;ROW()&amp;&quot;C6&quot;;0)" office:value-type="float" office:value="51.4830991676576">
            <text:p>51.4831</text:p>
          </table:table-cell>
          <table:table-cell table:style-name="ce11" table:formula="of:=INDIRECT(&quot;R8C&quot;&amp;COLUMN();0)/INDIRECT(&quot;R&quot;&amp;ROW()&amp;&quot;C6&quot;;0)" office:value-type="float" office:value="43.1513079667063">
            <text:p>43.1513</text:p>
          </table:table-cell>
          <table:table-cell table:style-name="ce11" table:formula="of:=INDIRECT(&quot;R8C&quot;&amp;COLUMN();0)/INDIRECT(&quot;R&quot;&amp;ROW()&amp;&quot;C6&quot;;0)" office:value-type="float" office:value="40.8365070154578">
            <text:p>40.8365</text:p>
          </table:table-cell>
          <table:table-cell table:style-name="ce11" table:formula="of:=INDIRECT(&quot;R8C&quot;&amp;COLUMN();0)/INDIRECT(&quot;R&quot;&amp;ROW()&amp;&quot;C6&quot;;0)" office:value-type="float" office:value="32.3878734839477">
            <text:p>32.3879</text:p>
          </table:table-cell>
          <table:table-cell table:style-name="ce11" table:formula="of:=INDIRECT(&quot;R8C&quot;&amp;COLUMN();0)/INDIRECT(&quot;R&quot;&amp;ROW()&amp;&quot;C6&quot;;0)" office:value-type="float" office:value="29.9661860879905">
            <text:p>29.9662</text:p>
          </table:table-cell>
          <table:table-cell table:style-name="ce11" table:formula="of:=INDIRECT(&quot;R8C&quot;&amp;COLUMN();0)/INDIRECT(&quot;R&quot;&amp;ROW()&amp;&quot;C6&quot;;0)" office:value-type="float" office:value="25.6804299643282">
            <text:p>25.6804</text:p>
          </table:table-cell>
          <table:table-cell table:style-name="ce11" table:formula="of:=INDIRECT(&quot;R8C&quot;&amp;COLUMN();0)/INDIRECT(&quot;R&quot;&amp;ROW()&amp;&quot;C6&quot;;0)" office:value-type="float" office:value="20.3681027348395">
            <text:p>20.3681</text:p>
          </table:table-cell>
          <table:table-cell table:style-name="ce11" table:formula="of:=INDIRECT(&quot;R8C&quot;&amp;COLUMN();0)/INDIRECT(&quot;R&quot;&amp;ROW()&amp;&quot;C6&quot;;0)" office:value-type="float" office:value="19.1783590963139">
            <text:p>19.1784</text:p>
          </table:table-cell>
          <table:table-cell table:style-name="ce11" table:formula="of:=INDIRECT(&quot;R8C&quot;&amp;COLUMN();0)/INDIRECT(&quot;R&quot;&amp;ROW()&amp;&quot;C6&quot;;0)" office:value-type="float" office:value="16.1493122473246">
            <text:p>16.1493</text:p>
          </table:table-cell>
          <table:table-cell table:style-name="ce11" table:formula="of:=INDIRECT(&quot;R8C&quot;&amp;COLUMN();0)/INDIRECT(&quot;R&quot;&amp;ROW()&amp;&quot;C6&quot;;0)" office:value-type="float" office:value="12.8065260404281">
            <text:p>12.8065</text:p>
          </table:table-cell>
          <table:table-cell table:style-name="ce11" table:formula="of:=INDIRECT(&quot;R8C&quot;&amp;COLUMN();0)/INDIRECT(&quot;R&quot;&amp;ROW()&amp;&quot;C6&quot;;0)" office:value-type="float" office:value="10.7878269916766">
            <text:p>10.7878</text:p>
          </table:table-cell>
          <table:table-cell table:style-name="ce11" table:formula="of:=INDIRECT(&quot;R8C&quot;&amp;COLUMN();0)/INDIRECT(&quot;R&quot;&amp;ROW()&amp;&quot;C6&quot;;0)" office:value-type="float" office:value="10.1563096313912">
            <text:p>10.1563</text:p>
          </table:table-cell>
          <table:table-cell table:style-name="ce11" table:formula="of:=INDIRECT(&quot;R8C&quot;&amp;COLUMN();0)/INDIRECT(&quot;R&quot;&amp;ROW()&amp;&quot;C6&quot;;0)" office:value-type="float" office:value="8.05385255648038">
            <text:p>8.0539</text:p>
          </table:table-cell>
          <table:table-cell table:style-name="ce11" table:formula="of:=INDIRECT(&quot;R8C&quot;&amp;COLUMN();0)/INDIRECT(&quot;R&quot;&amp;ROW()&amp;&quot;C6&quot;;0)" office:value-type="float" office:value="6.3886920332937">
            <text:p>6.3887</text:p>
          </table:table-cell>
          <table:table-cell table:style-name="ce11" table:formula="of:=INDIRECT(&quot;R8C&quot;&amp;COLUMN();0)/INDIRECT(&quot;R&quot;&amp;ROW()&amp;&quot;C6&quot;;0)" office:value-type="float" office:value="5.06715624256837">
            <text:p>5.0672</text:p>
          </table:table-cell>
          <table:table-cell table:style-name="ce11" table:formula="of:=INDIRECT(&quot;R8C&quot;&amp;COLUMN();0)/INDIRECT(&quot;R&quot;&amp;ROW()&amp;&quot;C6&quot;;0)" office:value-type="float" office:value="4.01656884661118">
            <text:p>4.0166</text:p>
          </table:table-cell>
          <table:table-cell table:style-name="ce11" table:formula="of:=INDIRECT(&quot;R8C&quot;&amp;COLUMN();0)/INDIRECT(&quot;R&quot;&amp;ROW()&amp;&quot;C6&quot;;0)" office:value-type="float" office:value="3.18560951248514">
            <text:p>3.1856</text:p>
          </table:table-cell>
          <table:table-cell table:style-name="ce11" table:formula="of:=INDIRECT(&quot;R8C&quot;&amp;COLUMN();0)/INDIRECT(&quot;R&quot;&amp;ROW()&amp;&quot;C6&quot;;0)" office:value-type="float" office:value="2.52700356718193">
            <text:p>2.5270</text:p>
          </table:table-cell>
          <table:table-cell table:style-name="ce11" table:formula="of:=INDIRECT(&quot;R8C&quot;&amp;COLUMN();0)/INDIRECT(&quot;R&quot;&amp;ROW()&amp;&quot;C6&quot;;0)" office:value-type="float" office:value="2.00466539833531">
            <text:p>2.0047</text:p>
          </table:table-cell>
          <table:table-cell table:style-name="ce11" table:formula="of:=INDIRECT(&quot;R8C&quot;&amp;COLUMN();0)/INDIRECT(&quot;R&quot;&amp;ROW()&amp;&quot;C6&quot;;0)" office:value-type="float" office:value="1.58933840665874">
            <text:p>1.5893</text:p>
          </table:table-cell>
          <table:table-cell table:style-name="ce11" table:formula="of:=INDIRECT(&quot;R8C&quot;&amp;COLUMN();0)/INDIRECT(&quot;R&quot;&amp;ROW()&amp;&quot;C6&quot;;0)" office:value-type="float" office:value="1.26058692033294">
            <text:p>1.260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713912009512">
            <text:p>0.7927</text:p>
          </table:table-cell>
          <table:table-cell table:style-name="ce11" table:formula="of:=INDIRECT(&quot;R8C&quot;&amp;COLUMN();0)/INDIRECT(&quot;R&quot;&amp;ROW()&amp;&quot;C6&quot;;0)" office:value-type="float" office:value="0.629013079667063">
            <text:p>0.6290</text:p>
          </table:table-cell>
          <table:table-cell table:style-name="ce11" table:formula="of:=INDIRECT(&quot;R8C&quot;&amp;COLUMN();0)/INDIRECT(&quot;R&quot;&amp;ROW()&amp;&quot;C6&quot;;0)" office:value-type="float" office:value="0.498728180737218">
            <text:p>0.4987</text:p>
          </table:table-cell>
          <table:table-cell table:style-name="ce11" table:formula="of:=INDIRECT(&quot;R8C&quot;&amp;COLUMN();0)/INDIRECT(&quot;R&quot;&amp;ROW()&amp;&quot;C6&quot;;0)" office:value-type="float" office:value="0.395597621878716">
            <text:p>0.3956</text:p>
          </table:table-cell>
          <table:table-cell table:style-name="ce11" table:formula="of:=INDIRECT(&quot;R8C&quot;&amp;COLUMN();0)/INDIRECT(&quot;R&quot;&amp;ROW()&amp;&quot;C6&quot;;0)" office:value-type="float" office:value="0.3136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486225921522">
            <text:p>0.2486</text:p>
          </table:table-cell>
          <table:table-cell table:style-name="ce11" table:formula="of:=INDIRECT(&quot;R8C&quot;&amp;COLUMN();0)/INDIRECT(&quot;R&quot;&amp;ROW()&amp;&quot;C6&quot;;0)" office:value-type="float" office:value="0.197258501783591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161236623068">
            <text:p>0.1562</text:p>
          </table:table-cell>
          <table:table-cell table:style-name="ce11" table:formula="of:=INDIRECT(&quot;R8C&quot;&amp;COLUMN();0)/INDIRECT(&quot;R&quot;&amp;ROW()&amp;&quot;C6&quot;;0)" office:value-type="float" office:value="0.12419548156956">
            <text:p>0.1242</text:p>
          </table:table-cell>
          <table:table-cell table:style-name="ce11" table:formula="of:=INDIRECT(&quot;R8C&quot;&amp;COLUMN();0)/INDIRECT(&quot;R&quot;&amp;ROW()&amp;&quot;C6&quot;;0)" office:value-type="float" office:value="0.0984661117717004">
            <text:p>0.0985</text:p>
          </table:table-cell>
          <table:table-cell table:style-name="ce11" table:formula="of:=INDIRECT(&quot;R8C&quot;&amp;COLUMN();0)/INDIRECT(&quot;R&quot;&amp;ROW()&amp;&quot;C6&quot;;0)" office:value-type="float" office:value="0.0780142687277051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19838287752675">
            <text:p>0.0620</text:p>
          </table:table-cell>
          <table:table-cell table:style-name="ce11" table:formula="of:=INDIRECT(&quot;R8C&quot;&amp;COLUMN();0)/INDIRECT(&quot;R&quot;&amp;ROW()&amp;&quot;C6&quot;;0)" office:value-type="float" office:value="0.0490087990487515">
            <text:p>0.0490</text:p>
          </table:table-cell>
          <table:table-cell table:style-name="ce11" table:formula="of:=INDIRECT(&quot;R8C&quot;&amp;COLUMN();0)/INDIRECT(&quot;R&quot;&amp;ROW()&amp;&quot;C6&quot;;0)" office:value-type="float" office:value="0.0389041617122473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9274673008323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5084423305589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07372175981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10225921522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1759809750297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72604042806183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13436385255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7324613555291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5184304399524">
            <text:p>0.0049</text:p>
          </table:table-cell>
          <table:table-cell table:style-name="ce11" table:formula="of:=INDIRECT(&quot;R8C&quot;&amp;COLUMN();0)/INDIRECT(&quot;R&quot;&amp;ROW()&amp;&quot;C6&quot;;0)" office:value-type="float" office:value="0.00382691557669441">
            <text:p>0.0038</text:p>
          </table:table-cell>
          <table:table-cell table:style-name="ce11" table:formula="of:=INDIRECT(&quot;R8C&quot;&amp;COLUMN();0)/INDIRECT(&quot;R&quot;&amp;ROW()&amp;&quot;C6&quot;;0)" office:value-type="float" office:value="0.00303639001189061">
            <text:p>0.003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7])+1" office:value-type="float" office:value="39">
            <text:p>39</text:p>
          </table:table-cell>
          <table:table-cell table:style-name="ce6" office:value-type="float" office:value="16">
            <text:p>16</text:p>
          </table:table-cell>
          <table:table-cell table:style-name="ce9" office:value-type="float" office:value="0.0508">
            <text:p>0.0508</text:p>
          </table:table-cell>
          <table:table-cell table:style-name="ce13" office:value-type="float" office:value="1.291">
            <text:p>1.2910</text:p>
          </table:table-cell>
          <table:table-cell table:style-name="ce14" table:formula="of:=[.D48]/2" office:value-type="float" office:value="0.6455">
            <text:p>0.6455</text:p>
          </table:table-cell>
          <table:table-cell table:style-name="ce16" table:formula="of:=pi*[.D48]*[.D48]/4" office:value-type="float" office:value="1.30900819636942">
            <text:p>1.309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3483.83403902726">
            <text:p>3483.8340</text:p>
          </table:table-cell>
          <table:table-cell table:style-name="ce11" table:formula="of:=INDIRECT(&quot;R8C&quot;&amp;COLUMN();0)/INDIRECT(&quot;R&quot;&amp;ROW()&amp;&quot;C6&quot;;0)" office:value-type="float" office:value="2419.32919376893">
            <text:p>2419.3292</text:p>
          </table:table-cell>
          <table:table-cell table:style-name="ce11" table:formula="of:=INDIRECT(&quot;R8C&quot;&amp;COLUMN();0)/INDIRECT(&quot;R&quot;&amp;ROW()&amp;&quot;C6&quot;;0)" office:value-type="float" office:value="1959.65664695284">
            <text:p>1959.6566</text:p>
          </table:table-cell>
          <table:table-cell table:style-name="ce11" table:formula="of:=INDIRECT(&quot;R8C&quot;&amp;COLUMN();0)/INDIRECT(&quot;R&quot;&amp;ROW()&amp;&quot;C6&quot;;0)" office:value-type="float" office:value="1548.37068401212">
            <text:p>1548.3707</text:p>
          </table:table-cell>
          <table:table-cell table:style-name="ce11" table:formula="of:=INDIRECT(&quot;R8C&quot;&amp;COLUMN();0)/INDIRECT(&quot;R&quot;&amp;ROW()&amp;&quot;C6&quot;;0)" office:value-type="float" office:value="1185.47130494678">
            <text:p>1185.4713</text:p>
          </table:table-cell>
          <table:table-cell table:style-name="ce11" table:formula="of:=INDIRECT(&quot;R8C&quot;&amp;COLUMN();0)/INDIRECT(&quot;R&quot;&amp;ROW()&amp;&quot;C6&quot;;0)" office:value-type="float" office:value="1022.16658436737">
            <text:p>1022.1666</text:p>
          </table:table-cell>
          <table:table-cell table:style-name="ce11" table:formula="of:=INDIRECT(&quot;R8C&quot;&amp;COLUMN();0)/INDIRECT(&quot;R&quot;&amp;ROW()&amp;&quot;C6&quot;;0)" office:value-type="float" office:value="870.958509756816">
            <text:p>870.9585</text:p>
          </table:table-cell>
          <table:table-cell table:style-name="ce11" table:formula="of:=INDIRECT(&quot;R8C&quot;&amp;COLUMN();0)/INDIRECT(&quot;R&quot;&amp;ROW()&amp;&quot;C6&quot;;0)" office:value-type="float" office:value="731.847081115103">
            <text:p>731.8471</text:p>
          </table:table-cell>
          <table:table-cell table:style-name="ce11" table:formula="of:=INDIRECT(&quot;R8C&quot;&amp;COLUMN();0)/INDIRECT(&quot;R&quot;&amp;ROW()&amp;&quot;C6&quot;;0)" office:value-type="float" office:value="604.832298442234">
            <text:p>604.8323</text:p>
          </table:table-cell>
          <table:table-cell table:style-name="ce11" table:formula="of:=INDIRECT(&quot;R8C&quot;&amp;COLUMN();0)/INDIRECT(&quot;R&quot;&amp;ROW()&amp;&quot;C6&quot;;0)" office:value-type="float" office:value="387.092671003029">
            <text:p>387.0927</text:p>
          </table:table-cell>
          <table:table-cell table:style-name="ce11" table:formula="of:=INDIRECT(&quot;R8C&quot;&amp;COLUMN();0)/INDIRECT(&quot;R&quot;&amp;ROW()&amp;&quot;C6&quot;;0)" office:value-type="float" office:value="296.367826236694">
            <text:p>296.3678</text:p>
          </table:table-cell>
          <table:table-cell table:style-name="ce11" table:formula="of:=INDIRECT(&quot;R8C&quot;&amp;COLUMN();0)/INDIRECT(&quot;R&quot;&amp;ROW()&amp;&quot;C6&quot;;0)" office:value-type="float" office:value="255.541646091844">
            <text:p>255.5416</text:p>
          </table:table-cell>
          <table:table-cell table:style-name="ce11" table:formula="of:=INDIRECT(&quot;R8C&quot;&amp;COLUMN();0)/INDIRECT(&quot;R&quot;&amp;ROW()&amp;&quot;C6&quot;;0)" office:value-type="float" office:value="217.739627439204">
            <text:p>217.7396</text:p>
          </table:table-cell>
          <table:table-cell table:style-name="ce11" table:formula="of:=INDIRECT(&quot;R8C&quot;&amp;COLUMN();0)/INDIRECT(&quot;R&quot;&amp;ROW()&amp;&quot;C6&quot;;0)" office:value-type="float" office:value="151.208074610558">
            <text:p>151.2081</text:p>
          </table:table-cell>
          <table:table-cell table:style-name="ce11" table:formula="of:=INDIRECT(&quot;R8C&quot;&amp;COLUMN();0)/INDIRECT(&quot;R&quot;&amp;ROW()&amp;&quot;C6&quot;;0)" office:value-type="float" office:value="96.7731677507573">
            <text:p>96.7732</text:p>
          </table:table-cell>
          <table:table-cell table:style-name="ce11" table:formula="of:=INDIRECT(&quot;R8C&quot;&amp;COLUMN();0)/INDIRECT(&quot;R&quot;&amp;ROW()&amp;&quot;C6&quot;;0)" office:value-type="float" office:value="81.908809184241">
            <text:p>81.9088</text:p>
          </table:table-cell>
          <table:table-cell table:style-name="ce11" table:formula="of:=INDIRECT(&quot;R8C&quot;&amp;COLUMN();0)/INDIRECT(&quot;R&quot;&amp;ROW()&amp;&quot;C6&quot;;0)" office:value-type="float" office:value="64.9453710698088">
            <text:p>64.9454</text:p>
          </table:table-cell>
          <table:table-cell table:style-name="ce11" table:formula="of:=INDIRECT(&quot;R8C&quot;&amp;COLUMN();0)/INDIRECT(&quot;R&quot;&amp;ROW()&amp;&quot;C6&quot;;0)" office:value-type="float" office:value="54.434906859801">
            <text:p>54.4349</text:p>
          </table:table-cell>
          <table:table-cell table:style-name="ce11" table:formula="of:=INDIRECT(&quot;R8C&quot;&amp;COLUMN();0)/INDIRECT(&quot;R&quot;&amp;ROW()&amp;&quot;C6&quot;;0)" office:value-type="float" office:value="51.5148105726291">
            <text:p>51.5148</text:p>
          </table:table-cell>
          <table:table-cell table:style-name="ce11" table:formula="of:=INDIRECT(&quot;R8C&quot;&amp;COLUMN();0)/INDIRECT(&quot;R&quot;&amp;ROW()&amp;&quot;C6&quot;;0)" office:value-type="float" office:value="40.8569510302212">
            <text:p>40.8570</text:p>
          </table:table-cell>
          <table:table-cell table:style-name="ce11" table:formula="of:=INDIRECT(&quot;R8C&quot;&amp;COLUMN();0)/INDIRECT(&quot;R&quot;&amp;ROW()&amp;&quot;C6&quot;;0)" office:value-type="float" office:value="37.8020186526396">
            <text:p>37.8020</text:p>
          </table:table-cell>
          <table:table-cell table:style-name="ce11" table:formula="of:=INDIRECT(&quot;R8C&quot;&amp;COLUMN();0)/INDIRECT(&quot;R&quot;&amp;ROW()&amp;&quot;C6&quot;;0)" office:value-type="float" office:value="32.3955837979793">
            <text:p>32.3956</text:p>
          </table:table-cell>
          <table:table-cell table:style-name="ce11" table:formula="of:=INDIRECT(&quot;R8C&quot;&amp;COLUMN();0)/INDIRECT(&quot;R&quot;&amp;ROW()&amp;&quot;C6&quot;;0)" office:value-type="float" office:value="25.6941406303906">
            <text:p>25.6941</text:p>
          </table:table-cell>
          <table:table-cell table:style-name="ce11" table:formula="of:=INDIRECT(&quot;R8C&quot;&amp;COLUMN();0)/INDIRECT(&quot;R&quot;&amp;ROW()&amp;&quot;C6&quot;;0)" office:value-type="float" office:value="24.1932919376893">
            <text:p>24.1933</text:p>
          </table:table-cell>
          <table:table-cell table:style-name="ce11" table:formula="of:=INDIRECT(&quot;R8C&quot;&amp;COLUMN();0)/INDIRECT(&quot;R&quot;&amp;ROW()&amp;&quot;C6&quot;;0)" office:value-type="float" office:value="20.3721821992331">
            <text:p>20.3722</text:p>
          </table:table-cell>
          <table:table-cell table:style-name="ce11" table:formula="of:=INDIRECT(&quot;R8C&quot;&amp;COLUMN();0)/INDIRECT(&quot;R&quot;&amp;ROW()&amp;&quot;C6&quot;;0)" office:value-type="float" office:value="16.1552936644745">
            <text:p>16.1553</text:p>
          </table:table-cell>
          <table:table-cell table:style-name="ce11" table:formula="of:=INDIRECT(&quot;R8C&quot;&amp;COLUMN();0)/INDIRECT(&quot;R&quot;&amp;ROW()&amp;&quot;C6&quot;;0)" office:value-type="float" office:value="13.6087267149503">
            <text:p>13.6087</text:p>
          </table:table-cell>
          <table:table-cell table:style-name="ce11" table:formula="of:=INDIRECT(&quot;R8C&quot;&amp;COLUMN();0)/INDIRECT(&quot;R&quot;&amp;ROW()&amp;&quot;C6&quot;;0)" office:value-type="float" office:value="12.81207441616">
            <text:p>12.8121</text:p>
          </table:table-cell>
          <table:table-cell table:style-name="ce11" table:formula="of:=INDIRECT(&quot;R8C&quot;&amp;COLUMN();0)/INDIRECT(&quot;R&quot;&amp;ROW()&amp;&quot;C6&quot;;0)" office:value-type="float" office:value="10.1598476253104">
            <text:p>10.1598</text:p>
          </table:table-cell>
          <table:table-cell table:style-name="ce11" table:formula="of:=INDIRECT(&quot;R8C&quot;&amp;COLUMN();0)/INDIRECT(&quot;R&quot;&amp;ROW()&amp;&quot;C6&quot;;0)" office:value-type="float" office:value="8.05926569031507">
            <text:p>8.0593</text:p>
          </table:table-cell>
          <table:table-cell table:style-name="ce11" table:formula="of:=INDIRECT(&quot;R8C&quot;&amp;COLUMN();0)/INDIRECT(&quot;R&quot;&amp;ROW()&amp;&quot;C6&quot;;0)" office:value-type="float" office:value="6.39216262740141">
            <text:p>6.3922</text:p>
          </table:table-cell>
          <table:table-cell table:style-name="ce11" table:formula="of:=INDIRECT(&quot;R8C&quot;&amp;COLUMN();0)/INDIRECT(&quot;R&quot;&amp;ROW()&amp;&quot;C6&quot;;0)" office:value-type="float" office:value="5.06685802502099">
            <text:p>5.0669</text:p>
          </table:table-cell>
          <table:table-cell table:style-name="ce11" table:formula="of:=INDIRECT(&quot;R8C&quot;&amp;COLUMN();0)/INDIRECT(&quot;R&quot;&amp;ROW()&amp;&quot;C6&quot;;0)" office:value-type="float" office:value="4.01861183993818">
            <text:p>4.0186</text:p>
          </table:table-cell>
          <table:table-cell table:style-name="ce11" table:formula="of:=INDIRECT(&quot;R8C&quot;&amp;COLUMN();0)/INDIRECT(&quot;R&quot;&amp;ROW()&amp;&quot;C6&quot;;0)" office:value-type="float" office:value="3.18778758502677">
            <text:p>3.1878</text:p>
          </table:table-cell>
          <table:table-cell table:style-name="ce11" table:formula="of:=INDIRECT(&quot;R8C&quot;&amp;COLUMN();0)/INDIRECT(&quot;R&quot;&amp;ROW()&amp;&quot;C6&quot;;0)" office:value-type="float" office:value="2.52886365177259">
            <text:p>2.5289</text:p>
          </table:table-cell>
          <table:table-cell table:style-name="ce11" table:formula="of:=INDIRECT(&quot;R8C&quot;&amp;COLUMN();0)/INDIRECT(&quot;R&quot;&amp;ROW()&amp;&quot;C6&quot;;0)" office:value-type="float" office:value="2.00493315757485">
            <text:p>2.0049</text:p>
          </table:table-cell>
          <table:table-cell table:style-name="ce11" table:formula="of:=INDIRECT(&quot;R8C&quot;&amp;COLUMN();0)/INDIRECT(&quot;R&quot;&amp;ROW()&amp;&quot;C6&quot;;0)" office:value-type="float" office:value="1.59021672413617">
            <text:p>1.5902</text:p>
          </table:table-cell>
          <table:table-cell table:style-name="ce11" table:formula="of:=INDIRECT(&quot;R8C&quot;&amp;COLUMN();0)/INDIRECT(&quot;R&quot;&amp;ROW()&amp;&quot;C6&quot;;0)" office:value-type="float" office:value="1.2614891511933">
            <text:p>1.2615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493175958687">
            <text:p>0.7935</text:p>
          </table:table-cell>
          <table:table-cell table:style-name="ce11" table:formula="of:=INDIRECT(&quot;R8C&quot;&amp;COLUMN();0)/INDIRECT(&quot;R&quot;&amp;ROW()&amp;&quot;C6&quot;;0)" office:value-type="float" office:value="0.629140189394371">
            <text:p>0.6291</text:p>
          </table:table-cell>
          <table:table-cell table:style-name="ce11" table:formula="of:=INDIRECT(&quot;R8C&quot;&amp;COLUMN();0)/INDIRECT(&quot;R&quot;&amp;ROW()&amp;&quot;C6&quot;;0)" office:value-type="float" office:value="0.499042108237869">
            <text:p>0.4990</text:p>
          </table:table-cell>
          <table:table-cell table:style-name="ce11" table:formula="of:=INDIRECT(&quot;R8C&quot;&amp;COLUMN();0)/INDIRECT(&quot;R&quot;&amp;ROW()&amp;&quot;C6&quot;;0)" office:value-type="float" office:value="0.395602997814219">
            <text:p>0.3956</text:p>
          </table:table-cell>
          <table:table-cell table:style-name="ce11" table:formula="of:=INDIRECT(&quot;R8C&quot;&amp;COLUMN();0)/INDIRECT(&quot;R&quot;&amp;ROW()&amp;&quot;C6&quot;;0)" office:value-type="float" office:value="0.313634702741556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48839459980644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699570583693">
            <text:p>0.1970</text:p>
          </table:table-cell>
          <table:table-cell table:style-name="ce11" table:formula="of:=INDIRECT(&quot;R8C&quot;&amp;COLUMN();0)/INDIRECT(&quot;R&quot;&amp;ROW()&amp;&quot;C6&quot;;0)" office:value-type="float" office:value="0.156671252627227">
            <text:p>0.1567</text:p>
          </table:table-cell>
          <table:table-cell table:style-name="ce11" table:formula="of:=INDIRECT(&quot;R8C&quot;&amp;COLUMN();0)/INDIRECT(&quot;R&quot;&amp;ROW()&amp;&quot;C6&quot;;0)" office:value-type="float" office:value="0.124213931760187">
            <text:p>0.1242</text:p>
          </table:table-cell>
          <table:table-cell table:style-name="ce11" table:formula="of:=INDIRECT(&quot;R8C&quot;&amp;COLUMN();0)/INDIRECT(&quot;R&quot;&amp;ROW()&amp;&quot;C6&quot;;0)" office:value-type="float" office:value="0.0984141536382787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1919275494231">
            <text:p>0.0782</text:p>
          </table:table-cell>
          <table:table-cell table:style-name="ce11" table:formula="of:=INDIRECT(&quot;R8C&quot;&amp;COLUMN();0)/INDIRECT(&quot;R&quot;&amp;ROW()&amp;&quot;C6&quot;;0)" office:value-type="float" office:value="0.0618240683130125">
            <text:p>0.0618</text:p>
          </table:table-cell>
          <table:table-cell table:style-name="ce11" table:formula="of:=INDIRECT(&quot;R8C&quot;&amp;COLUMN();0)/INDIRECT(&quot;R&quot;&amp;ROW()&amp;&quot;C6&quot;;0)" office:value-type="float" office:value="0.0490771779362698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90146644738855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9171341126466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821894531707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398328174378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59867905136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692944840674">
            <text:p>0.0123</text:p>
          </table:table-cell>
          <table:table-cell table:style-name="ce11" table:formula="of:=INDIRECT(&quot;R8C&quot;&amp;COLUMN();0)/INDIRECT(&quot;R&quot;&amp;ROW()&amp;&quot;C6&quot;;0)" office:value-type="float" office:value="0.00967731677507574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6133411252664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12054736329268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761248253265">
            <text:p>0.0048</text:p>
          </table:table-cell>
          <table:table-cell table:style-name="ce11" table:formula="of:=INDIRECT(&quot;R8C&quot;&amp;COLUMN();0)/INDIRECT(&quot;R&quot;&amp;ROW()&amp;&quot;C6&quot;;0)" office:value-type="float" office:value="0.00383037305879169">
            <text:p>0.0038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8])+1" office:value-type="float" office:value="40">
            <text:p>40</text:p>
          </table:table-cell>
          <table:table-cell table:style-name="ce6" office:value-type="float" office:value="17">
            <text:p>17</text:p>
          </table:table-cell>
          <table:table-cell table:style-name="ce9" office:value-type="float" office:value="0.0453">
            <text:p>0.0453</text:p>
          </table:table-cell>
          <table:table-cell table:style-name="ce13" office:value-type="float" office:value="1.15">
            <text:p>1.1500</text:p>
          </table:table-cell>
          <table:table-cell table:style-name="ce14" table:formula="of:=[.D49]/2" office:value-type="float" office:value="0.575">
            <text:p>0.5750</text:p>
          </table:table-cell>
          <table:table-cell table:style-name="ce16" table:formula="of:=pi*[.D49]*[.D49]/4" office:value-type="float" office:value="1.03868907109312">
            <text:p>1.0387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390.50283553875">
            <text:p>4390.5028</text:p>
          </table:table-cell>
          <table:table-cell table:style-name="ce11" table:formula="of:=INDIRECT(&quot;R8C&quot;&amp;COLUMN();0)/INDIRECT(&quot;R&quot;&amp;ROW()&amp;&quot;C6&quot;;0)" office:value-type="float" office:value="3048.96030245747">
            <text:p>3048.9603</text:p>
          </table:table-cell>
          <table:table-cell table:style-name="ce11" table:formula="of:=INDIRECT(&quot;R8C&quot;&amp;COLUMN();0)/INDIRECT(&quot;R&quot;&amp;ROW()&amp;&quot;C6&quot;;0)" office:value-type="float" office:value="2469.65784499055">
            <text:p>2469.6578</text:p>
          </table:table-cell>
          <table:table-cell table:style-name="ce11" table:formula="of:=INDIRECT(&quot;R8C&quot;&amp;COLUMN();0)/INDIRECT(&quot;R&quot;&amp;ROW()&amp;&quot;C6&quot;;0)" office:value-type="float" office:value="1951.33459357278">
            <text:p>1951.3346</text:p>
          </table:table-cell>
          <table:table-cell table:style-name="ce11" table:formula="of:=INDIRECT(&quot;R8C&quot;&amp;COLUMN();0)/INDIRECT(&quot;R&quot;&amp;ROW()&amp;&quot;C6&quot;;0)" office:value-type="float" office:value="1493.99054820416">
            <text:p>1493.9905</text:p>
          </table:table-cell>
          <table:table-cell table:style-name="ce11" table:formula="of:=INDIRECT(&quot;R8C&quot;&amp;COLUMN();0)/INDIRECT(&quot;R&quot;&amp;ROW()&amp;&quot;C6&quot;;0)" office:value-type="float" office:value="1288.18572778828">
            <text:p>1288.1857</text:p>
          </table:table-cell>
          <table:table-cell table:style-name="ce11" table:formula="of:=INDIRECT(&quot;R8C&quot;&amp;COLUMN();0)/INDIRECT(&quot;R&quot;&amp;ROW()&amp;&quot;C6&quot;;0)" office:value-type="float" office:value="1097.62570888469">
            <text:p>1097.6257</text:p>
          </table:table-cell>
          <table:table-cell table:style-name="ce11" table:formula="of:=INDIRECT(&quot;R8C&quot;&amp;COLUMN();0)/INDIRECT(&quot;R&quot;&amp;ROW()&amp;&quot;C6&quot;;0)" office:value-type="float" office:value="922.310491493384">
            <text:p>922.3105</text:p>
          </table:table-cell>
          <table:table-cell table:style-name="ce11" table:formula="of:=INDIRECT(&quot;R8C&quot;&amp;COLUMN();0)/INDIRECT(&quot;R&quot;&amp;ROW()&amp;&quot;C6&quot;;0)" office:value-type="float" office:value="762.240075614367">
            <text:p>762.2401</text:p>
          </table:table-cell>
          <table:table-cell table:style-name="ce11" table:formula="of:=INDIRECT(&quot;R8C&quot;&amp;COLUMN();0)/INDIRECT(&quot;R&quot;&amp;ROW()&amp;&quot;C6&quot;;0)" office:value-type="float" office:value="487.833648393195">
            <text:p>487.8336</text:p>
          </table:table-cell>
          <table:table-cell table:style-name="ce11" table:formula="of:=INDIRECT(&quot;R8C&quot;&amp;COLUMN();0)/INDIRECT(&quot;R&quot;&amp;ROW()&amp;&quot;C6&quot;;0)" office:value-type="float" office:value="373.49763705104">
            <text:p>373.4976</text:p>
          </table:table-cell>
          <table:table-cell table:style-name="ce11" table:formula="of:=INDIRECT(&quot;R8C&quot;&amp;COLUMN();0)/INDIRECT(&quot;R&quot;&amp;ROW()&amp;&quot;C6&quot;;0)" office:value-type="float" office:value="322.04643194707">
            <text:p>322.0464</text:p>
          </table:table-cell>
          <table:table-cell table:style-name="ce11" table:formula="of:=INDIRECT(&quot;R8C&quot;&amp;COLUMN();0)/INDIRECT(&quot;R&quot;&amp;ROW()&amp;&quot;C6&quot;;0)" office:value-type="float" office:value="274.406427221172">
            <text:p>274.4064</text:p>
          </table:table-cell>
          <table:table-cell table:style-name="ce11" table:formula="of:=INDIRECT(&quot;R8C&quot;&amp;COLUMN();0)/INDIRECT(&quot;R&quot;&amp;ROW()&amp;&quot;C6&quot;;0)" office:value-type="float" office:value="190.560018903592">
            <text:p>190.5600</text:p>
          </table:table-cell>
          <table:table-cell table:style-name="ce11" table:formula="of:=INDIRECT(&quot;R8C&quot;&amp;COLUMN();0)/INDIRECT(&quot;R&quot;&amp;ROW()&amp;&quot;C6&quot;;0)" office:value-type="float" office:value="121.958412098299">
            <text:p>121.9584</text:p>
          </table:table-cell>
          <table:table-cell table:style-name="ce11" table:formula="of:=INDIRECT(&quot;R8C&quot;&amp;COLUMN();0)/INDIRECT(&quot;R&quot;&amp;ROW()&amp;&quot;C6&quot;;0)" office:value-type="float" office:value="103.2256">
            <text:p>103.2256</text:p>
          </table:table-cell>
          <table:table-cell table:style-name="ce11" table:formula="of:=INDIRECT(&quot;R8C&quot;&amp;COLUMN();0)/INDIRECT(&quot;R&quot;&amp;ROW()&amp;&quot;C6&quot;;0)" office:value-type="float" office:value="81.8474223062382">
            <text:p>81.8474</text:p>
          </table:table-cell>
          <table:table-cell table:style-name="ce11" table:formula="of:=INDIRECT(&quot;R8C&quot;&amp;COLUMN();0)/INDIRECT(&quot;R&quot;&amp;ROW()&amp;&quot;C6&quot;;0)" office:value-type="float" office:value="68.601606805293">
            <text:p>68.6016</text:p>
          </table:table-cell>
          <table:table-cell table:style-name="ce11" table:formula="of:=INDIRECT(&quot;R8C&quot;&amp;COLUMN();0)/INDIRECT(&quot;R&quot;&amp;ROW()&amp;&quot;C6&quot;;0)" office:value-type="float" office:value="64.92155463138">
            <text:p>64.9216</text:p>
          </table:table-cell>
          <table:table-cell table:style-name="ce11" table:formula="of:=INDIRECT(&quot;R8C&quot;&amp;COLUMN();0)/INDIRECT(&quot;R&quot;&amp;ROW()&amp;&quot;C6&quot;;0)" office:value-type="float" office:value="51.489984120983">
            <text:p>51.4900</text:p>
          </table:table-cell>
          <table:table-cell table:style-name="ce11" table:formula="of:=INDIRECT(&quot;R8C&quot;&amp;COLUMN();0)/INDIRECT(&quot;R&quot;&amp;ROW()&amp;&quot;C6&quot;;0)" office:value-type="float" office:value="47.6400047258979">
            <text:p>47.6400</text:p>
          </table:table-cell>
          <table:table-cell table:style-name="ce11" table:formula="of:=INDIRECT(&quot;R8C&quot;&amp;COLUMN();0)/INDIRECT(&quot;R&quot;&amp;ROW()&amp;&quot;C6&quot;;0)" office:value-type="float" office:value="40.8265436672968">
            <text:p>40.8265</text:p>
          </table:table-cell>
          <table:table-cell table:style-name="ce11" table:formula="of:=INDIRECT(&quot;R8C&quot;&amp;COLUMN();0)/INDIRECT(&quot;R&quot;&amp;ROW()&amp;&quot;C6&quot;;0)" office:value-type="float" office:value="32.3810480151229">
            <text:p>32.3810</text:p>
          </table:table-cell>
          <table:table-cell table:style-name="ce11" table:formula="of:=INDIRECT(&quot;R8C&quot;&amp;COLUMN();0)/INDIRECT(&quot;R&quot;&amp;ROW()&amp;&quot;C6&quot;;0)" office:value-type="float" office:value="30.4896030245747">
            <text:p>30.4896</text:p>
          </table:table-cell>
          <table:table-cell table:style-name="ce11" table:formula="of:=INDIRECT(&quot;R8C&quot;&amp;COLUMN();0)/INDIRECT(&quot;R&quot;&amp;ROW()&amp;&quot;C6&quot;;0)" office:value-type="float" office:value="25.6740483931947">
            <text:p>25.6740</text:p>
          </table:table-cell>
          <table:table-cell table:style-name="ce11" table:formula="of:=INDIRECT(&quot;R8C&quot;&amp;COLUMN();0)/INDIRECT(&quot;R&quot;&amp;ROW()&amp;&quot;C6&quot;;0)" office:value-type="float" office:value="20.3597134215501">
            <text:p>20.3597</text:p>
          </table:table-cell>
          <table:table-cell table:style-name="ce11" table:formula="of:=INDIRECT(&quot;R8C&quot;&amp;COLUMN();0)/INDIRECT(&quot;R&quot;&amp;ROW()&amp;&quot;C6&quot;;0)" office:value-type="float" office:value="17.1504017013233">
            <text:p>17.1504</text:p>
          </table:table-cell>
          <table:table-cell table:style-name="ce11" table:formula="of:=INDIRECT(&quot;R8C&quot;&amp;COLUMN();0)/INDIRECT(&quot;R&quot;&amp;ROW()&amp;&quot;C6&quot;;0)" office:value-type="float" office:value="16.146420415879">
            <text:p>16.1464</text:p>
          </table:table-cell>
          <table:table-cell table:style-name="ce11" table:formula="of:=INDIRECT(&quot;R8C&quot;&amp;COLUMN();0)/INDIRECT(&quot;R&quot;&amp;ROW()&amp;&quot;C6&quot;;0)" office:value-type="float" office:value="12.8039508506616">
            <text:p>12.8040</text:p>
          </table:table-cell>
          <table:table-cell table:style-name="ce11" table:formula="of:=INDIRECT(&quot;R8C&quot;&amp;COLUMN();0)/INDIRECT(&quot;R&quot;&amp;ROW()&amp;&quot;C6&quot;;0)" office:value-type="float" office:value="10.1566918714556">
            <text:p>10.1567</text:p>
          </table:table-cell>
          <table:table-cell table:style-name="ce11" table:formula="of:=INDIRECT(&quot;R8C&quot;&amp;COLUMN();0)/INDIRECT(&quot;R&quot;&amp;ROW()&amp;&quot;C6&quot;;0)" office:value-type="float" office:value="8.05572476370511">
            <text:p>8.0557</text:p>
          </table:table-cell>
          <table:table-cell table:style-name="ce11" table:formula="of:=INDIRECT(&quot;R8C&quot;&amp;COLUMN();0)/INDIRECT(&quot;R&quot;&amp;ROW()&amp;&quot;C6&quot;;0)" office:value-type="float" office:value="6.38550926275993">
            <text:p>6.3855</text:p>
          </table:table-cell>
          <table:table-cell table:style-name="ce11" table:formula="of:=INDIRECT(&quot;R8C&quot;&amp;COLUMN();0)/INDIRECT(&quot;R&quot;&amp;ROW()&amp;&quot;C6&quot;;0)" office:value-type="float" office:value="5.06445671077505">
            <text:p>5.0645</text:p>
          </table:table-cell>
          <table:table-cell table:style-name="ce11" table:formula="of:=INDIRECT(&quot;R8C&quot;&amp;COLUMN();0)/INDIRECT(&quot;R&quot;&amp;ROW()&amp;&quot;C6&quot;;0)" office:value-type="float" office:value="4.01741020793951">
            <text:p>4.0174</text:p>
          </table:table-cell>
          <table:table-cell table:style-name="ce11" table:formula="of:=INDIRECT(&quot;R8C&quot;&amp;COLUMN();0)/INDIRECT(&quot;R&quot;&amp;ROW()&amp;&quot;C6&quot;;0)" office:value-type="float" office:value="3.1870011342155">
            <text:p>3.1870</text:p>
          </table:table-cell>
          <table:table-cell table:style-name="ce11" table:formula="of:=INDIRECT(&quot;R8C&quot;&amp;COLUMN();0)/INDIRECT(&quot;R&quot;&amp;ROW()&amp;&quot;C6&quot;;0)" office:value-type="float" office:value="2.52671758034027">
            <text:p>2.5267</text:p>
          </table:table-cell>
          <table:table-cell table:style-name="ce11" table:formula="of:=INDIRECT(&quot;R8C&quot;&amp;COLUMN();0)/INDIRECT(&quot;R&quot;&amp;ROW()&amp;&quot;C6&quot;;0)" office:value-type="float" office:value="2.00407107750473">
            <text:p>2.0041</text:p>
          </table:table-cell>
          <table:table-cell table:style-name="ce11" table:formula="of:=INDIRECT(&quot;R8C&quot;&amp;COLUMN();0)/INDIRECT(&quot;R&quot;&amp;ROW()&amp;&quot;C6&quot;;0)" office:value-type="float" office:value="1.58979206049149">
            <text:p>1.5898</text:p>
          </table:table-cell>
          <table:table-cell table:style-name="ce11" table:formula="of:=INDIRECT(&quot;R8C&quot;&amp;COLUMN();0)/INDIRECT(&quot;R&quot;&amp;ROW()&amp;&quot;C6&quot;;0)" office:value-type="float" office:value="1.26025028355388">
            <text:p>1.2603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874102079395">
            <text:p>0.7929</text:p>
          </table:table-cell>
          <table:table-cell table:style-name="ce11" table:formula="of:=INDIRECT(&quot;R8C&quot;&amp;COLUMN();0)/INDIRECT(&quot;R&quot;&amp;ROW()&amp;&quot;C6&quot;;0)" office:value-type="float" office:value="0.628917958412099">
            <text:p>0.6289</text:p>
          </table:table-cell>
          <table:table-cell table:style-name="ce11" table:formula="of:=INDIRECT(&quot;R8C&quot;&amp;COLUMN();0)/INDIRECT(&quot;R&quot;&amp;ROW()&amp;&quot;C6&quot;;0)" office:value-type="float" office:value="0.498558790170133">
            <text:p>0.4986</text:p>
          </table:table-cell>
          <table:table-cell table:style-name="ce11" table:formula="of:=INDIRECT(&quot;R8C&quot;&amp;COLUMN();0)/INDIRECT(&quot;R&quot;&amp;ROW()&amp;&quot;C6&quot;;0)" office:value-type="float" office:value="0.395258223062382">
            <text:p>0.3953</text:p>
          </table:table-cell>
          <table:table-cell table:style-name="ce11" table:formula="of:=INDIRECT(&quot;R8C&quot;&amp;COLUMN();0)/INDIRECT(&quot;R&quot;&amp;ROW()&amp;&quot;C6&quot;;0)" office:value-type="float" office:value="0.3136">
            <text:p>0.3136</text:p>
          </table:table-cell>
          <table:table-cell table:style-name="ce11" table:formula="of:=INDIRECT(&quot;R8C&quot;&amp;COLUMN();0)/INDIRECT(&quot;R&quot;&amp;ROW()&amp;&quot;C6&quot;;0)" office:value-type="float" office:value="0.248263894139887">
            <text:p>0.2483</text:p>
          </table:table-cell>
          <table:table-cell table:style-name="ce11" table:formula="of:=INDIRECT(&quot;R8C&quot;&amp;COLUMN();0)/INDIRECT(&quot;R&quot;&amp;ROW()&amp;&quot;C6&quot;;0)" office:value-type="float" office:value="0.197444990548204">
            <text:p>0.1974</text:p>
          </table:table-cell>
          <table:table-cell table:style-name="ce11" table:formula="of:=INDIRECT(&quot;R8C&quot;&amp;COLUMN();0)/INDIRECT(&quot;R&quot;&amp;ROW()&amp;&quot;C6&quot;;0)" office:value-type="float" office:value="0.156540642722117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026465028355">
            <text:p>0.1240</text:p>
          </table:table-cell>
          <table:table-cell table:style-name="ce11" table:formula="of:=INDIRECT(&quot;R8C&quot;&amp;COLUMN();0)/INDIRECT(&quot;R&quot;&amp;ROW()&amp;&quot;C6&quot;;0)" office:value-type="float" office:value="0.0985413988657845">
            <text:p>0.0985</text:p>
          </table:table-cell>
          <table:table-cell table:style-name="ce11" table:formula="of:=INDIRECT(&quot;R8C&quot;&amp;COLUMN();0)/INDIRECT(&quot;R&quot;&amp;ROW()&amp;&quot;C6&quot;;0)" office:value-type="float" office:value="0.0779137996219282">
            <text:p>0.0779</text:p>
          </table:table-cell>
          <table:table-cell table:style-name="ce11" table:formula="of:=INDIRECT(&quot;R8C&quot;&amp;COLUMN();0)/INDIRECT(&quot;R&quot;&amp;ROW()&amp;&quot;C6&quot;;0)" office:value-type="float" office:value="0.061849527410208">
            <text:p>0.0618</text:p>
          </table:table-cell>
          <table:table-cell table:style-name="ce11" table:formula="of:=INDIRECT(&quot;R8C&quot;&amp;COLUMN();0)/INDIRECT(&quot;R&quot;&amp;ROW()&amp;&quot;C6&quot;;0)" office:value-type="float" office:value="0.0491682419659736">
            <text:p>0.0492</text:p>
          </table:table-cell>
          <table:table-cell table:style-name="ce11" table:formula="of:=INDIRECT(&quot;R8C&quot;&amp;COLUMN();0)/INDIRECT(&quot;R&quot;&amp;ROW()&amp;&quot;C6&quot;;0)" office:value-type="float" office:value="0.0389633270321361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8536862003781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990548204159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3572778827977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62381852552">
            <text:p>0.0155</text:p>
          </table:table-cell>
          <table:table-cell table:style-name="ce11" table:formula="of:=INDIRECT(&quot;R8C&quot;&amp;COLUMN();0)/INDIRECT(&quot;R&quot;&amp;ROW()&amp;&quot;C6&quot;;0)" office:value-type="float" office:value="0.0121958412098299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5519848771267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71342155009452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4">
            <text:p>0.0061</text:p>
          </table:table-cell>
          <table:table-cell table:style-name="ce11" table:formula="of:=INDIRECT(&quot;R8C&quot;&amp;COLUMN();0)/INDIRECT(&quot;R&quot;&amp;ROW()&amp;&quot;C6&quot;;0)" office:value-type="float" office:value="0.00482722873345936">
            <text:p>0.0048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49])+1" office:value-type="float" office:value="41">
            <text:p>41</text:p>
          </table:table-cell>
          <table:table-cell table:style-name="ce6" office:value-type="float" office:value="18">
            <text:p>18</text:p>
          </table:table-cell>
          <table:table-cell table:style-name="ce9" office:value-type="float" office:value="0.0403">
            <text:p>0.0403</text:p>
          </table:table-cell>
          <table:table-cell table:style-name="ce13" office:value-type="float" office:value="1.024">
            <text:p>1.0240</text:p>
          </table:table-cell>
          <table:table-cell table:style-name="ce14" table:formula="of:=[.D50]/2" office:value-type="float" office:value="0.512">
            <text:p>0.5120</text:p>
          </table:table-cell>
          <table:table-cell table:style-name="ce16" table:formula="of:=pi*[.D50]*[.D50]/4" office:value-type="float" office:value="0.823549664582642">
            <text:p>0.8235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5537.4526977539">
            <text:p>5537.4527</text:p>
          </table:table-cell>
          <table:table-cell table:style-name="ce11" table:formula="of:=INDIRECT(&quot;R8C&quot;&amp;COLUMN();0)/INDIRECT(&quot;R&quot;&amp;ROW()&amp;&quot;C6&quot;;0)" office:value-type="float" office:value="3845.4532623291">
            <text:p>3845.4533</text:p>
          </table:table-cell>
          <table:table-cell table:style-name="ce11" table:formula="of:=INDIRECT(&quot;R8C&quot;&amp;COLUMN();0)/INDIRECT(&quot;R&quot;&amp;ROW()&amp;&quot;C6&quot;;0)" office:value-type="float" office:value="3114.81714248657">
            <text:p>3114.8171</text:p>
          </table:table-cell>
          <table:table-cell table:style-name="ce11" table:formula="of:=INDIRECT(&quot;R8C&quot;&amp;COLUMN();0)/INDIRECT(&quot;R&quot;&amp;ROW()&amp;&quot;C6&quot;;0)" office:value-type="float" office:value="2461.09008789062">
            <text:p>2461.0901</text:p>
          </table:table-cell>
          <table:table-cell table:style-name="ce11" table:formula="of:=INDIRECT(&quot;R8C&quot;&amp;COLUMN();0)/INDIRECT(&quot;R&quot;&amp;ROW()&amp;&quot;C6&quot;;0)" office:value-type="float" office:value="1884.27209854126">
            <text:p>1884.2721</text:p>
          </table:table-cell>
          <table:table-cell table:style-name="ce11" table:formula="of:=INDIRECT(&quot;R8C&quot;&amp;COLUMN();0)/INDIRECT(&quot;R&quot;&amp;ROW()&amp;&quot;C6&quot;;0)" office:value-type="float" office:value="1624.70400333405">
            <text:p>1624.7040</text:p>
          </table:table-cell>
          <table:table-cell table:style-name="ce11" table:formula="of:=INDIRECT(&quot;R8C&quot;&amp;COLUMN();0)/INDIRECT(&quot;R&quot;&amp;ROW()&amp;&quot;C6&quot;;0)" office:value-type="float" office:value="1384.36317443848">
            <text:p>1384.3632</text:p>
          </table:table-cell>
          <table:table-cell table:style-name="ce11" table:formula="of:=INDIRECT(&quot;R8C&quot;&amp;COLUMN();0)/INDIRECT(&quot;R&quot;&amp;ROW()&amp;&quot;C6&quot;;0)" office:value-type="float" office:value="1163.24961185455">
            <text:p>1163.2496</text:p>
          </table:table-cell>
          <table:table-cell table:style-name="ce11" table:formula="of:=INDIRECT(&quot;R8C&quot;&amp;COLUMN();0)/INDIRECT(&quot;R&quot;&amp;ROW()&amp;&quot;C6&quot;;0)" office:value-type="float" office:value="961.363315582275">
            <text:p>961.3633</text:p>
          </table:table-cell>
          <table:table-cell table:style-name="ce11" table:formula="of:=INDIRECT(&quot;R8C&quot;&amp;COLUMN();0)/INDIRECT(&quot;R&quot;&amp;ROW()&amp;&quot;C6&quot;;0)" office:value-type="float" office:value="615.272521972656">
            <text:p>615.2725</text:p>
          </table:table-cell>
          <table:table-cell table:style-name="ce11" table:formula="of:=INDIRECT(&quot;R8C&quot;&amp;COLUMN();0)/INDIRECT(&quot;R&quot;&amp;ROW()&amp;&quot;C6&quot;;0)" office:value-type="float" office:value="471.068024635315">
            <text:p>471.0680</text:p>
          </table:table-cell>
          <table:table-cell table:style-name="ce11" table:formula="of:=INDIRECT(&quot;R8C&quot;&amp;COLUMN();0)/INDIRECT(&quot;R&quot;&amp;ROW()&amp;&quot;C6&quot;;0)" office:value-type="float" office:value="406.176000833511">
            <text:p>406.1760</text:p>
          </table:table-cell>
          <table:table-cell table:style-name="ce11" table:formula="of:=INDIRECT(&quot;R8C&quot;&amp;COLUMN();0)/INDIRECT(&quot;R&quot;&amp;ROW()&amp;&quot;C6&quot;;0)" office:value-type="float" office:value="346.090793609619">
            <text:p>346.0908</text:p>
          </table:table-cell>
          <table:table-cell table:style-name="ce11" table:formula="of:=INDIRECT(&quot;R8C&quot;&amp;COLUMN();0)/INDIRECT(&quot;R&quot;&amp;ROW()&amp;&quot;C6&quot;;0)" office:value-type="float" office:value="240.340828895569">
            <text:p>240.3408</text:p>
          </table:table-cell>
          <table:table-cell table:style-name="ce11" table:formula="of:=INDIRECT(&quot;R8C&quot;&amp;COLUMN();0)/INDIRECT(&quot;R&quot;&amp;ROW()&amp;&quot;C6&quot;;0)" office:value-type="float" office:value="153.818130493164">
            <text:p>153.8181</text:p>
          </table:table-cell>
          <table:table-cell table:style-name="ce11" table:formula="of:=INDIRECT(&quot;R8C&quot;&amp;COLUMN();0)/INDIRECT(&quot;R&quot;&amp;ROW()&amp;&quot;C6&quot;;0)" office:value-type="float" office:value="130.191665649414">
            <text:p>130.1917</text:p>
          </table:table-cell>
          <table:table-cell table:style-name="ce11" table:formula="of:=INDIRECT(&quot;R8C&quot;&amp;COLUMN();0)/INDIRECT(&quot;R&quot;&amp;ROW()&amp;&quot;C6&quot;;0)" office:value-type="float" office:value="103.228775024414">
            <text:p>103.2288</text:p>
          </table:table-cell>
          <table:table-cell table:style-name="ce11" table:formula="of:=INDIRECT(&quot;R8C&quot;&amp;COLUMN();0)/INDIRECT(&quot;R&quot;&amp;ROW()&amp;&quot;C6&quot;;0)" office:value-type="float" office:value="86.5226984024048">
            <text:p>86.5227</text:p>
          </table:table-cell>
          <table:table-cell table:style-name="ce11" table:formula="of:=INDIRECT(&quot;R8C&quot;&amp;COLUMN();0)/INDIRECT(&quot;R&quot;&amp;ROW()&amp;&quot;C6&quot;;0)" office:value-type="float" office:value="81.881290435791">
            <text:p>81.8813</text:p>
          </table:table-cell>
          <table:table-cell table:style-name="ce11" table:formula="of:=INDIRECT(&quot;R8C&quot;&amp;COLUMN();0)/INDIRECT(&quot;R&quot;&amp;ROW()&amp;&quot;C6&quot;;0)" office:value-type="float" office:value="64.9409332275391">
            <text:p>64.9409</text:p>
          </table:table-cell>
          <table:table-cell table:style-name="ce11" table:formula="of:=INDIRECT(&quot;R8C&quot;&amp;COLUMN();0)/INDIRECT(&quot;R&quot;&amp;ROW()&amp;&quot;C6&quot;;0)" office:value-type="float" office:value="60.0852072238922">
            <text:p>60.0852</text:p>
          </table:table-cell>
          <table:table-cell table:style-name="ce11" table:formula="of:=INDIRECT(&quot;R8C&quot;&amp;COLUMN();0)/INDIRECT(&quot;R&quot;&amp;ROW()&amp;&quot;C6&quot;;0)" office:value-type="float" office:value="51.4918365478516">
            <text:p>51.4918</text:p>
          </table:table-cell>
          <table:table-cell table:style-name="ce11" table:formula="of:=INDIRECT(&quot;R8C&quot;&amp;COLUMN();0)/INDIRECT(&quot;R&quot;&amp;ROW()&amp;&quot;C6&quot;;0)" office:value-type="float" office:value="40.840087890625">
            <text:p>40.8401</text:p>
          </table:table-cell>
          <table:table-cell table:style-name="ce11" table:formula="of:=INDIRECT(&quot;R8C&quot;&amp;COLUMN();0)/INDIRECT(&quot;R&quot;&amp;ROW()&amp;&quot;C6&quot;;0)" office:value-type="float" office:value="38.454532623291">
            <text:p>38.4545</text:p>
          </table:table-cell>
          <table:table-cell table:style-name="ce11" table:formula="of:=INDIRECT(&quot;R8C&quot;&amp;COLUMN();0)/INDIRECT(&quot;R&quot;&amp;ROW()&amp;&quot;C6&quot;;0)" office:value-type="float" office:value="32.3809900283813">
            <text:p>32.3810</text:p>
          </table:table-cell>
          <table:table-cell table:style-name="ce11" table:formula="of:=INDIRECT(&quot;R8C&quot;&amp;COLUMN();0)/INDIRECT(&quot;R&quot;&amp;ROW()&amp;&quot;C6&quot;;0)" office:value-type="float" office:value="25.6783685684204">
            <text:p>25.6784</text:p>
          </table:table-cell>
          <table:table-cell table:style-name="ce11" table:formula="of:=INDIRECT(&quot;R8C&quot;&amp;COLUMN();0)/INDIRECT(&quot;R&quot;&amp;ROW()&amp;&quot;C6&quot;;0)" office:value-type="float" office:value="21.6306746006012">
            <text:p>21.6307</text:p>
          </table:table-cell>
          <table:table-cell table:style-name="ce11" table:formula="of:=INDIRECT(&quot;R8C&quot;&amp;COLUMN();0)/INDIRECT(&quot;R&quot;&amp;ROW()&amp;&quot;C6&quot;;0)" office:value-type="float" office:value="20.3644189834595">
            <text:p>20.3644</text:p>
          </table:table-cell>
          <table:table-cell table:style-name="ce11" table:formula="of:=INDIRECT(&quot;R8C&quot;&amp;COLUMN();0)/INDIRECT(&quot;R&quot;&amp;ROW()&amp;&quot;C6&quot;;0)" office:value-type="float" office:value="16.1487817764282">
            <text:p>16.1488</text:p>
          </table:table-cell>
          <table:table-cell table:style-name="ce11" table:formula="of:=INDIRECT(&quot;R8C&quot;&amp;COLUMN();0)/INDIRECT(&quot;R&quot;&amp;ROW()&amp;&quot;C6&quot;;0)" office:value-type="float" office:value="12.8099679946899">
            <text:p>12.8100</text:p>
          </table:table-cell>
          <table:table-cell table:style-name="ce11" table:formula="of:=INDIRECT(&quot;R8C&quot;&amp;COLUMN();0)/INDIRECT(&quot;R&quot;&amp;ROW()&amp;&quot;C6&quot;;0)" office:value-type="float" office:value="10.16015625">
            <text:p>10.1602</text:p>
          </table:table-cell>
          <table:table-cell table:style-name="ce11" table:formula="of:=INDIRECT(&quot;R8C&quot;&amp;COLUMN();0)/INDIRECT(&quot;R&quot;&amp;ROW()&amp;&quot;C6&quot;;0)" office:value-type="float" office:value="8.05362319946289">
            <text:p>8.0536</text:p>
          </table:table-cell>
          <table:table-cell table:style-name="ce11" table:formula="of:=INDIRECT(&quot;R8C&quot;&amp;COLUMN();0)/INDIRECT(&quot;R&quot;&amp;ROW()&amp;&quot;C6&quot;;0)" office:value-type="float" office:value="6.38746643066406">
            <text:p>6.3875</text:p>
          </table:table-cell>
          <table:table-cell table:style-name="ce11" table:formula="of:=INDIRECT(&quot;R8C&quot;&amp;COLUMN();0)/INDIRECT(&quot;R&quot;&amp;ROW()&amp;&quot;C6&quot;;0)" office:value-type="float" office:value="5.06689548492432">
            <text:p>5.0669</text:p>
          </table:table-cell>
          <table:table-cell table:style-name="ce11" table:formula="of:=INDIRECT(&quot;R8C&quot;&amp;COLUMN();0)/INDIRECT(&quot;R&quot;&amp;ROW()&amp;&quot;C6&quot;;0)" office:value-type="float" office:value="4.01955509185791">
            <text:p>4.0196</text:p>
          </table:table-cell>
          <table:table-cell table:style-name="ce11" table:formula="of:=INDIRECT(&quot;R8C&quot;&amp;COLUMN();0)/INDIRECT(&quot;R&quot;&amp;ROW()&amp;&quot;C6&quot;;0)" office:value-type="float" office:value="3.18678283691406">
            <text:p>3.1868</text:p>
          </table:table-cell>
          <table:table-cell table:style-name="ce11" table:formula="of:=INDIRECT(&quot;R8C&quot;&amp;COLUMN();0)/INDIRECT(&quot;R&quot;&amp;ROW()&amp;&quot;C6&quot;;0)" office:value-type="float" office:value="2.52760314941406">
            <text:p>2.5276</text:p>
          </table:table-cell>
          <table:table-cell table:style-name="ce11" table:formula="of:=INDIRECT(&quot;R8C&quot;&amp;COLUMN();0)/INDIRECT(&quot;R&quot;&amp;ROW()&amp;&quot;C6&quot;;0)" office:value-type="float" office:value="2.00510025024414">
            <text:p>2.0051</text:p>
          </table:table-cell>
          <table:table-cell table:style-name="ce11" table:formula="of:=INDIRECT(&quot;R8C&quot;&amp;COLUMN();0)/INDIRECT(&quot;R&quot;&amp;ROW()&amp;&quot;C6&quot;;0)" office:value-type="float" office:value="1.58947086334228">
            <text:p>1.5895</text:p>
          </table:table-cell>
          <table:table-cell table:style-name="ce11" table:formula="of:=INDIRECT(&quot;R8C&quot;&amp;COLUMN();0)/INDIRECT(&quot;R&quot;&amp;ROW()&amp;&quot;C6&quot;;0)" office:value-type="float" office:value="1.26123428344727">
            <text:p>1.2612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212890625">
            <text:p>0.7932</text:p>
          </table:table-cell>
          <table:table-cell table:style-name="ce11" table:formula="of:=INDIRECT(&quot;R8C&quot;&amp;COLUMN();0)/INDIRECT(&quot;R&quot;&amp;ROW()&amp;&quot;C6&quot;;0)" office:value-type="float" office:value="0.628799438476563">
            <text:p>0.6288</text:p>
          </table:table-cell>
          <table:table-cell table:style-name="ce11" table:formula="of:=INDIRECT(&quot;R8C&quot;&amp;COLUMN();0)/INDIRECT(&quot;R&quot;&amp;ROW()&amp;&quot;C6&quot;;0)" office:value-type="float" office:value="0.498513221740723">
            <text:p>0.4985</text:p>
          </table:table-cell>
          <table:table-cell table:style-name="ce11" table:formula="of:=INDIRECT(&quot;R8C&quot;&amp;COLUMN();0)/INDIRECT(&quot;R&quot;&amp;ROW()&amp;&quot;C6&quot;;0)" office:value-type="float" office:value="0.395523071289062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3118934631348">
            <text:p>0.3131</text:p>
          </table:table-cell>
          <table:table-cell table:style-name="ce11" table:formula="of:=INDIRECT(&quot;R8C&quot;&amp;COLUMN();0)/INDIRECT(&quot;R&quot;&amp;ROW()&amp;&quot;C6&quot;;0)" office:value-type="float" office:value="0.249024391174316">
            <text:p>0.2490</text:p>
          </table:table-cell>
          <table:table-cell table:style-name="ce11" table:formula="of:=INDIRECT(&quot;R8C&quot;&amp;COLUMN();0)/INDIRECT(&quot;R&quot;&amp;ROW()&amp;&quot;C6&quot;;0)" office:value-type="float" office:value="0.197434425354004">
            <text:p>0.1974</text:p>
          </table:table-cell>
          <table:table-cell table:style-name="ce11" table:formula="of:=INDIRECT(&quot;R8C&quot;&amp;COLUMN();0)/INDIRECT(&quot;R&quot;&amp;ROW()&amp;&quot;C6&quot;;0)" office:value-type="float" office:value="0.156426429748535">
            <text:p>0.1564</text:p>
          </table:table-cell>
          <table:table-cell table:style-name="ce11" table:formula="of:=INDIRECT(&quot;R8C&quot;&amp;COLUMN();0)/INDIRECT(&quot;R&quot;&amp;ROW()&amp;&quot;C6&quot;;0)" office:value-type="float" office:value="0.124283790588379">
            <text:p>0.1243</text:p>
          </table:table-cell>
          <table:table-cell table:style-name="ce11" table:formula="of:=INDIRECT(&quot;R8C&quot;&amp;COLUMN();0)/INDIRECT(&quot;R&quot;&amp;ROW()&amp;&quot;C6&quot;;0)" office:value-type="float" office:value="0.0982675552368164">
            <text:p>0.0983</text:p>
          </table:table-cell>
          <table:table-cell table:style-name="ce11" table:formula="of:=INDIRECT(&quot;R8C&quot;&amp;COLUMN();0)/INDIRECT(&quot;R&quot;&amp;ROW()&amp;&quot;C6&quot;;0)" office:value-type="float" office:value="0.0780067443847656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20126724243164">
            <text:p>0.0620</text:p>
          </table:table-cell>
          <table:table-cell table:style-name="ce11" table:formula="of:=INDIRECT(&quot;R8C&quot;&amp;COLUMN();0)/INDIRECT(&quot;R&quot;&amp;ROW()&amp;&quot;C6&quot;;0)" office:value-type="float" office:value="0.0491418838500977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137268066406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990478515625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140625">
            <text:p>0.0244</text:p>
          </table:table-cell>
          <table:table-cell table:style-name="ce11" table:formula="of:=INDIRECT(&quot;R8C&quot;&amp;COLUMN();0)/INDIRECT(&quot;R&quot;&amp;ROW()&amp;&quot;C6&quot;;0)" office:value-type="float" office:value="0.0195016860961914">
            <text:p>0.0195</text:p>
          </table:table-cell>
          <table:table-cell table:style-name="ce11" table:formula="of:=INDIRECT(&quot;R8C&quot;&amp;COLUMN();0)/INDIRECT(&quot;R&quot;&amp;ROW()&amp;&quot;C6&quot;;0)" office:value-type="float" office:value="0.0153818130493164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1774673461914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72843170166016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334938049316">
            <text:p>0.0077</text:p>
          </table:table-cell>
          <table:table-cell table:style-name="ce11" table:formula="of:=INDIRECT(&quot;R8C&quot;&amp;COLUMN();0)/INDIRECT(&quot;R&quot;&amp;ROW()&amp;&quot;C6&quot;;0)" office:value-type="float" office:value="0.00608826637268066">
            <text:p>0.0061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0])+1" office:value-type="float" office:value="42">
            <text:p>42</text:p>
          </table:table-cell>
          <table:table-cell table:style-name="ce6" office:value-type="float" office:value="19">
            <text:p>19</text:p>
          </table:table-cell>
          <table:table-cell table:style-name="ce9" office:value-type="float" office:value="0.0359">
            <text:p>0.0359</text:p>
          </table:table-cell>
          <table:table-cell table:style-name="ce13" office:value-type="float" office:value="0.912">
            <text:p>0.9120</text:p>
          </table:table-cell>
          <table:table-cell table:style-name="ce14" table:formula="of:=[.D51]/2" office:value-type="float" office:value="0.456">
            <text:p>0.4560</text:p>
          </table:table-cell>
          <table:table-cell table:style-name="ce16" table:formula="of:=pi*[.D51]*[.D51]/4" office:value-type="float" office:value="0.653250210016847">
            <text:p>0.653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6981.04224376731">
            <text:p>6981.0422</text:p>
          </table:table-cell>
          <table:table-cell table:style-name="ce11" table:formula="of:=INDIRECT(&quot;R8C&quot;&amp;COLUMN();0)/INDIRECT(&quot;R&quot;&amp;ROW()&amp;&quot;C6&quot;;0)" office:value-type="float" office:value="4847.94600261619">
            <text:p>4847.9460</text:p>
          </table:table-cell>
          <table:table-cell table:style-name="ce11" table:formula="of:=INDIRECT(&quot;R8C&quot;&amp;COLUMN();0)/INDIRECT(&quot;R&quot;&amp;ROW()&amp;&quot;C6&quot;;0)" office:value-type="float" office:value="3926.83626211911">
            <text:p>3926.8363</text:p>
          </table:table-cell>
          <table:table-cell table:style-name="ce11" table:formula="of:=INDIRECT(&quot;R8C&quot;&amp;COLUMN();0)/INDIRECT(&quot;R&quot;&amp;ROW()&amp;&quot;C6&quot;;0)" office:value-type="float" office:value="3102.68544167436">
            <text:p>3102.6854</text:p>
          </table:table-cell>
          <table:table-cell table:style-name="ce11" table:formula="of:=INDIRECT(&quot;R8C&quot;&amp;COLUMN();0)/INDIRECT(&quot;R&quot;&amp;ROW()&amp;&quot;C6&quot;;0)" office:value-type="float" office:value="2375.49354128193">
            <text:p>2375.4935</text:p>
          </table:table-cell>
          <table:table-cell table:style-name="ce11" table:formula="of:=INDIRECT(&quot;R8C&quot;&amp;COLUMN();0)/INDIRECT(&quot;R&quot;&amp;ROW()&amp;&quot;C6&quot;;0)" office:value-type="float" office:value="2048.25718610534">
            <text:p>2048.2572</text:p>
          </table:table-cell>
          <table:table-cell table:style-name="ce11" table:formula="of:=INDIRECT(&quot;R8C&quot;&amp;COLUMN();0)/INDIRECT(&quot;R&quot;&amp;ROW()&amp;&quot;C6&quot;;0)" office:value-type="float" office:value="1745.26056094183">
            <text:p>1745.2606</text:p>
          </table:table-cell>
          <table:table-cell table:style-name="ce11" table:formula="of:=INDIRECT(&quot;R8C&quot;&amp;COLUMN();0)/INDIRECT(&quot;R&quot;&amp;ROW()&amp;&quot;C6&quot;;0)" office:value-type="float" office:value="1466.5036657914">
            <text:p>1466.5037</text:p>
          </table:table-cell>
          <table:table-cell table:style-name="ce11" table:formula="of:=INDIRECT(&quot;R8C&quot;&amp;COLUMN();0)/INDIRECT(&quot;R&quot;&amp;ROW()&amp;&quot;C6&quot;;0)" office:value-type="float" office:value="1211.98650065405">
            <text:p>1211.9865</text:p>
          </table:table-cell>
          <table:table-cell table:style-name="ce11" table:formula="of:=INDIRECT(&quot;R8C&quot;&amp;COLUMN();0)/INDIRECT(&quot;R&quot;&amp;ROW()&amp;&quot;C6&quot;;0)" office:value-type="float" office:value="775.67136041859">
            <text:p>775.6714</text:p>
          </table:table-cell>
          <table:table-cell table:style-name="ce11" table:formula="of:=INDIRECT(&quot;R8C&quot;&amp;COLUMN();0)/INDIRECT(&quot;R&quot;&amp;ROW()&amp;&quot;C6&quot;;0)" office:value-type="float" office:value="593.873385320483">
            <text:p>593.8734</text:p>
          </table:table-cell>
          <table:table-cell table:style-name="ce11" table:formula="of:=INDIRECT(&quot;R8C&quot;&amp;COLUMN();0)/INDIRECT(&quot;R&quot;&amp;ROW()&amp;&quot;C6&quot;;0)" office:value-type="float" office:value="512.064296526335">
            <text:p>512.0643</text:p>
          </table:table-cell>
          <table:table-cell table:style-name="ce11" table:formula="of:=INDIRECT(&quot;R8C&quot;&amp;COLUMN();0)/INDIRECT(&quot;R&quot;&amp;ROW()&amp;&quot;C6&quot;;0)" office:value-type="float" office:value="436.315140235457">
            <text:p>436.3151</text:p>
          </table:table-cell>
          <table:table-cell table:style-name="ce11" table:formula="of:=INDIRECT(&quot;R8C&quot;&amp;COLUMN();0)/INDIRECT(&quot;R&quot;&amp;ROW()&amp;&quot;C6&quot;;0)" office:value-type="float" office:value="302.996625163512">
            <text:p>302.9966</text:p>
          </table:table-cell>
          <table:table-cell table:style-name="ce11" table:formula="of:=INDIRECT(&quot;R8C&quot;&amp;COLUMN();0)/INDIRECT(&quot;R&quot;&amp;ROW()&amp;&quot;C6&quot;;0)" office:value-type="float" office:value="193.917840104648">
            <text:p>193.9178</text:p>
          </table:table-cell>
          <table:table-cell table:style-name="ce11" table:formula="of:=INDIRECT(&quot;R8C&quot;&amp;COLUMN();0)/INDIRECT(&quot;R&quot;&amp;ROW()&amp;&quot;C6&quot;;0)" office:value-type="float" office:value="164.132059864574">
            <text:p>164.1321</text:p>
          </table:table-cell>
          <table:table-cell table:style-name="ce11" table:formula="of:=INDIRECT(&quot;R8C&quot;&amp;COLUMN();0)/INDIRECT(&quot;R&quot;&amp;ROW()&amp;&quot;C6&quot;;0)" office:value-type="float" office:value="130.14006232687">
            <text:p>130.1401</text:p>
          </table:table-cell>
          <table:table-cell table:style-name="ce11" table:formula="of:=INDIRECT(&quot;R8C&quot;&amp;COLUMN();0)/INDIRECT(&quot;R&quot;&amp;ROW()&amp;&quot;C6&quot;;0)" office:value-type="float" office:value="109.078785058864">
            <text:p>109.0788</text:p>
          </table:table-cell>
          <table:table-cell table:style-name="ce11" table:formula="of:=INDIRECT(&quot;R8C&quot;&amp;COLUMN();0)/INDIRECT(&quot;R&quot;&amp;ROW()&amp;&quot;C6&quot;;0)" office:value-type="float" office:value="103.227382463835">
            <text:p>103.2274</text:p>
          </table:table-cell>
          <table:table-cell table:style-name="ce11" table:formula="of:=INDIRECT(&quot;R8C&quot;&amp;COLUMN();0)/INDIRECT(&quot;R&quot;&amp;ROW()&amp;&quot;C6&quot;;0)" office:value-type="float" office:value="81.8707486919052">
            <text:p>81.8707</text:p>
          </table:table-cell>
          <table:table-cell table:style-name="ce11" table:formula="of:=INDIRECT(&quot;R8C&quot;&amp;COLUMN();0)/INDIRECT(&quot;R&quot;&amp;ROW()&amp;&quot;C6&quot;;0)" office:value-type="float" office:value="75.749156290878">
            <text:p>75.7492</text:p>
          </table:table-cell>
          <table:table-cell table:style-name="ce11" table:formula="of:=INDIRECT(&quot;R8C&quot;&amp;COLUMN();0)/INDIRECT(&quot;R&quot;&amp;ROW()&amp;&quot;C6&quot;;0)" office:value-type="float" office:value="64.9155317020622">
            <text:p>64.9155</text:p>
          </table:table-cell>
          <table:table-cell table:style-name="ce11" table:formula="of:=INDIRECT(&quot;R8C&quot;&amp;COLUMN();0)/INDIRECT(&quot;R&quot;&amp;ROW()&amp;&quot;C6&quot;;0)" office:value-type="float" office:value="51.486919052016">
            <text:p>51.4869</text:p>
          </table:table-cell>
          <table:table-cell table:style-name="ce11" table:formula="of:=INDIRECT(&quot;R8C&quot;&amp;COLUMN();0)/INDIRECT(&quot;R&quot;&amp;ROW()&amp;&quot;C6&quot;;0)" office:value-type="float" office:value="48.4794600261619">
            <text:p>48.4795</text:p>
          </table:table-cell>
          <table:table-cell table:style-name="ce11" table:formula="of:=INDIRECT(&quot;R8C&quot;&amp;COLUMN();0)/INDIRECT(&quot;R&quot;&amp;ROW()&amp;&quot;C6&quot;;0)" office:value-type="float" office:value="40.8225716085719">
            <text:p>40.8226</text:p>
          </table:table-cell>
          <table:table-cell table:style-name="ce11" table:formula="of:=INDIRECT(&quot;R8C&quot;&amp;COLUMN();0)/INDIRECT(&quot;R&quot;&amp;ROW()&amp;&quot;C6&quot;;0)" office:value-type="float" office:value="32.3726062346106">
            <text:p>32.3726</text:p>
          </table:table-cell>
          <table:table-cell table:style-name="ce11" table:formula="of:=INDIRECT(&quot;R8C&quot;&amp;COLUMN();0)/INDIRECT(&quot;R&quot;&amp;ROW()&amp;&quot;C6&quot;;0)" office:value-type="float" office:value="27.2696962647161">
            <text:p>27.2697</text:p>
          </table:table-cell>
          <table:table-cell table:style-name="ce11" table:formula="of:=INDIRECT(&quot;R8C&quot;&amp;COLUMN();0)/INDIRECT(&quot;R&quot;&amp;ROW()&amp;&quot;C6&quot;;0)" office:value-type="float" office:value="25.6733333814251">
            <text:p>25.6733</text:p>
          </table:table-cell>
          <table:table-cell table:style-name="ce11" table:formula="of:=INDIRECT(&quot;R8C&quot;&amp;COLUMN();0)/INDIRECT(&quot;R&quot;&amp;ROW()&amp;&quot;C6&quot;;0)" office:value-type="float" office:value="20.3586981090335">
            <text:p>20.3587</text:p>
          </table:table-cell>
          <table:table-cell table:style-name="ce11" table:formula="of:=INDIRECT(&quot;R8C&quot;&amp;COLUMN();0)/INDIRECT(&quot;R&quot;&amp;ROW()&amp;&quot;C6&quot;;0)" office:value-type="float" office:value="16.1494702696984">
            <text:p>16.1495</text:p>
          </table:table-cell>
          <table:table-cell table:style-name="ce11" table:formula="of:=INDIRECT(&quot;R8C&quot;&amp;COLUMN();0)/INDIRECT(&quot;R&quot;&amp;ROW()&amp;&quot;C6&quot;;0)" office:value-type="float" office:value="12.808864265928">
            <text:p>12.8089</text:p>
          </table:table-cell>
          <table:table-cell table:style-name="ce11" table:formula="of:=INDIRECT(&quot;R8C&quot;&amp;COLUMN();0)/INDIRECT(&quot;R&quot;&amp;ROW()&amp;&quot;C6&quot;;0)" office:value-type="float" office:value="10.1531673207141">
            <text:p>10.1532</text:p>
          </table:table-cell>
          <table:table-cell table:style-name="ce11" table:formula="of:=INDIRECT(&quot;R8C&quot;&amp;COLUMN();0)/INDIRECT(&quot;R&quot;&amp;ROW()&amp;&quot;C6&quot;;0)" office:value-type="float" office:value="8.05265081563558">
            <text:p>8.0527</text:p>
          </table:table-cell>
          <table:table-cell table:style-name="ce11" table:formula="of:=INDIRECT(&quot;R8C&quot;&amp;COLUMN();0)/INDIRECT(&quot;R&quot;&amp;ROW()&amp;&quot;C6&quot;;0)" office:value-type="float" office:value="6.38781283664205">
            <text:p>6.3878</text:p>
          </table:table-cell>
          <table:table-cell table:style-name="ce11" table:formula="of:=INDIRECT(&quot;R8C&quot;&amp;COLUMN();0)/INDIRECT(&quot;R&quot;&amp;ROW()&amp;&quot;C6&quot;;0)" office:value-type="float" office:value="5.06743541281933">
            <text:p>5.0674</text:p>
          </table:table-cell>
          <table:table-cell table:style-name="ce11" table:formula="of:=INDIRECT(&quot;R8C&quot;&amp;COLUMN();0)/INDIRECT(&quot;R&quot;&amp;ROW()&amp;&quot;C6&quot;;0)" office:value-type="float" office:value="4.01756309633733">
            <text:p>4.0176</text:p>
          </table:table-cell>
          <table:table-cell table:style-name="ce11" table:formula="of:=INDIRECT(&quot;R8C&quot;&amp;COLUMN();0)/INDIRECT(&quot;R&quot;&amp;ROW()&amp;&quot;C6&quot;;0)" office:value-type="float" office:value="3.18653816558941">
            <text:p>3.1865</text:p>
          </table:table-cell>
          <table:table-cell table:style-name="ce11" table:formula="of:=INDIRECT(&quot;R8C&quot;&amp;COLUMN();0)/INDIRECT(&quot;R&quot;&amp;ROW()&amp;&quot;C6&quot;;0)" office:value-type="float" office:value="2.52782106032625">
            <text:p>2.5278</text:p>
          </table:table-cell>
          <table:table-cell table:style-name="ce11" table:formula="of:=INDIRECT(&quot;R8C&quot;&amp;COLUMN();0)/INDIRECT(&quot;R&quot;&amp;ROW()&amp;&quot;C6&quot;;0)" office:value-type="float" office:value="2.00383892159126">
            <text:p>2.0038</text:p>
          </table:table-cell>
          <table:table-cell table:style-name="ce11" table:formula="of:=INDIRECT(&quot;R8C&quot;&amp;COLUMN();0)/INDIRECT(&quot;R&quot;&amp;ROW()&amp;&quot;C6&quot;;0)" office:value-type="float" office:value="1.59003251000308">
            <text:p>1.5900</text:p>
          </table:table-cell>
          <table:table-cell table:style-name="ce11" table:formula="of:=INDIRECT(&quot;R8C&quot;&amp;COLUMN();0)/INDIRECT(&quot;R&quot;&amp;ROW()&amp;&quot;C6&quot;;0)" office:value-type="float" office:value="1.26069559864574">
            <text:p>1.2607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724684518313">
            <text:p>0.7927</text:p>
          </table:table-cell>
          <table:table-cell table:style-name="ce11" table:formula="of:=INDIRECT(&quot;R8C&quot;&amp;COLUMN();0)/INDIRECT(&quot;R&quot;&amp;ROW()&amp;&quot;C6&quot;;0)" office:value-type="float" office:value="0.628473424515235">
            <text:p>0.6285</text:p>
          </table:table-cell>
          <table:table-cell table:style-name="ce11" table:formula="of:=INDIRECT(&quot;R8C&quot;&amp;COLUMN();0)/INDIRECT(&quot;R&quot;&amp;ROW()&amp;&quot;C6&quot;;0)" office:value-type="float" office:value="0.498634195136965">
            <text:p>0.4986</text:p>
          </table:table-cell>
          <table:table-cell table:style-name="ce11" table:formula="of:=INDIRECT(&quot;R8C&quot;&amp;COLUMN();0)/INDIRECT(&quot;R&quot;&amp;ROW()&amp;&quot;C6&quot;;0)" office:value-type="float" office:value="0.394747662742382">
            <text:p>0.3947</text:p>
          </table:table-cell>
          <table:table-cell table:style-name="ce11" table:formula="of:=INDIRECT(&quot;R8C&quot;&amp;COLUMN();0)/INDIRECT(&quot;R&quot;&amp;ROW()&amp;&quot;C6&quot;;0)" office:value-type="float" office:value="0.313943953908895">
            <text:p>0.3139</text:p>
          </table:table-cell>
          <table:table-cell table:style-name="ce11" table:formula="of:=INDIRECT(&quot;R8C&quot;&amp;COLUMN();0)/INDIRECT(&quot;R&quot;&amp;ROW()&amp;&quot;C6&quot;;0)" office:value-type="float" office:value="0.248904711064943">
            <text:p>0.2489</text:p>
          </table:table-cell>
          <table:table-cell table:style-name="ce11" table:formula="of:=INDIRECT(&quot;R8C&quot;&amp;COLUMN();0)/INDIRECT(&quot;R&quot;&amp;ROW()&amp;&quot;C6&quot;;0)" office:value-type="float" office:value="0.197206111495845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684027777778">
            <text:p>0.1567</text:p>
          </table:table-cell>
          <table:table-cell table:style-name="ce11" table:formula="of:=INDIRECT(&quot;R8C&quot;&amp;COLUMN();0)/INDIRECT(&quot;R&quot;&amp;ROW()&amp;&quot;C6&quot;;0)" office:value-type="float" office:value="0.123885474376731">
            <text:p>0.1239</text:p>
          </table:table-cell>
          <table:table-cell table:style-name="ce11" table:formula="of:=INDIRECT(&quot;R8C&quot;&amp;COLUMN();0)/INDIRECT(&quot;R&quot;&amp;ROW()&amp;&quot;C6&quot;;0)" office:value-type="float" office:value="0.0983427593105571">
            <text:p>0.0983</text:p>
          </table:table-cell>
          <table:table-cell table:style-name="ce11" table:formula="of:=INDIRECT(&quot;R8C&quot;&amp;COLUMN();0)/INDIRECT(&quot;R&quot;&amp;ROW()&amp;&quot;C6&quot;;0)" office:value-type="float" office:value="0.0781791031855956">
            <text:p>0.0782</text:p>
          </table:table-cell>
          <table:table-cell table:style-name="ce11" table:formula="of:=INDIRECT(&quot;R8C&quot;&amp;COLUMN();0)/INDIRECT(&quot;R&quot;&amp;ROW()&amp;&quot;C6&quot;;0)" office:value-type="float" office:value="0.0619529566789782">
            <text:p>0.0620</text:p>
          </table:table-cell>
          <table:table-cell table:style-name="ce11" table:formula="of:=INDIRECT(&quot;R8C&quot;&amp;COLUMN();0)/INDIRECT(&quot;R&quot;&amp;ROW()&amp;&quot;C6&quot;;0)" office:value-type="float" office:value="0.0490583641120345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542936288089">
            <text:p>0.0390</text:p>
          </table:table-cell>
          <table:table-cell table:style-name="ce11" table:formula="of:=INDIRECT(&quot;R8C&quot;&amp;COLUMN();0)/INDIRECT(&quot;R&quot;&amp;ROW()&amp;&quot;C6&quot;;0)" office:value-type="float" office:value="0.0307787011388119">
            <text:p>0.0308</text:p>
          </table:table-cell>
          <table:table-cell table:style-name="ce11" table:formula="of:=INDIRECT(&quot;R8C&quot;&amp;COLUMN();0)/INDIRECT(&quot;R&quot;&amp;ROW()&amp;&quot;C6&quot;;0)" office:value-type="float" office:value="0.0245856898276393">
            <text:p>0.0246</text:p>
          </table:table-cell>
          <table:table-cell table:style-name="ce11" table:formula="of:=INDIRECT(&quot;R8C&quot;&amp;COLUMN();0)/INDIRECT(&quot;R&quot;&amp;ROW()&amp;&quot;C6&quot;;0)" office:value-type="float" office:value="0.0193917840104648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520794859957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645910280086">
            <text:p>0.0123</text:p>
          </table:table-cell>
          <table:table-cell table:style-name="ce11" table:formula="of:=INDIRECT(&quot;R8C&quot;&amp;COLUMN();0)/INDIRECT(&quot;R&quot;&amp;ROW()&amp;&quot;C6&quot;;0)" office:value-type="float" office:value="0.00967375779085873">
            <text:p>0.0097</text:p>
          </table:table-cell>
          <table:table-cell table:style-name="ce11" table:formula="of:=INDIRECT(&quot;R8C&quot;&amp;COLUMN();0)/INDIRECT(&quot;R&quot;&amp;ROW()&amp;&quot;C6&quot;;0)" office:value-type="float" office:value="0.00767545061942136">
            <text:p>0.0077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1])+1" office:value-type="float" office:value="43">
            <text:p>43</text:p>
          </table:table-cell>
          <table:table-cell table:style-name="ce6" office:value-type="float" office:value="20">
            <text:p>20</text:p>
          </table:table-cell>
          <table:table-cell table:style-name="ce9" office:value-type="float" office:value="0.032">
            <text:p>0.0320</text:p>
          </table:table-cell>
          <table:table-cell table:style-name="ce13" office:value-type="float" office:value="0.812">
            <text:p>0.8120</text:p>
          </table:table-cell>
          <table:table-cell table:style-name="ce14" table:formula="of:=[.D52]/2" office:value-type="float" office:value="0.406">
            <text:p>0.4060</text:p>
          </table:table-cell>
          <table:table-cell table:style-name="ce16" table:formula="of:=pi*[.D52]*[.D52]/4" office:value-type="float" office:value="0.517847566647127">
            <text:p>0.5178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8806.38938096047">
            <text:p>8806.3894</text:p>
          </table:table-cell>
          <table:table-cell table:style-name="ce11" table:formula="of:=INDIRECT(&quot;R8C&quot;&amp;COLUMN();0)/INDIRECT(&quot;R&quot;&amp;ROW()&amp;&quot;C6&quot;;0)" office:value-type="float" office:value="6115.54818122255">
            <text:p>6115.5482</text:p>
          </table:table-cell>
          <table:table-cell table:style-name="ce11" table:formula="of:=INDIRECT(&quot;R8C&quot;&amp;COLUMN();0)/INDIRECT(&quot;R&quot;&amp;ROW()&amp;&quot;C6&quot;;0)" office:value-type="float" office:value="4953.59402679026">
            <text:p>4953.5940</text:p>
          </table:table-cell>
          <table:table-cell table:style-name="ce11" table:formula="of:=INDIRECT(&quot;R8C&quot;&amp;COLUMN();0)/INDIRECT(&quot;R&quot;&amp;ROW()&amp;&quot;C6&quot;;0)" office:value-type="float" office:value="3913.95083598243">
            <text:p>3913.9508</text:p>
          </table:table-cell>
          <table:table-cell table:style-name="ce11" table:formula="of:=INDIRECT(&quot;R8C&quot;&amp;COLUMN();0)/INDIRECT(&quot;R&quot;&amp;ROW()&amp;&quot;C6&quot;;0)" office:value-type="float" office:value="2996.61860879905">
            <text:p>2996.6186</text:p>
          </table:table-cell>
          <table:table-cell table:style-name="ce11" table:formula="of:=INDIRECT(&quot;R8C&quot;&amp;COLUMN();0)/INDIRECT(&quot;R&quot;&amp;ROW()&amp;&quot;C6&quot;;0)" office:value-type="float" office:value="2583.81910656653">
            <text:p>2583.8191</text:p>
          </table:table-cell>
          <table:table-cell table:style-name="ce11" table:formula="of:=INDIRECT(&quot;R8C&quot;&amp;COLUMN();0)/INDIRECT(&quot;R&quot;&amp;ROW()&amp;&quot;C6&quot;;0)" office:value-type="float" office:value="2201.59734524012">
            <text:p>2201.5973</text:p>
          </table:table-cell>
          <table:table-cell table:style-name="ce11" table:formula="of:=INDIRECT(&quot;R8C&quot;&amp;COLUMN();0)/INDIRECT(&quot;R&quot;&amp;ROW()&amp;&quot;C6&quot;;0)" office:value-type="float" office:value="1849.95332481982">
            <text:p>1849.9533</text:p>
          </table:table-cell>
          <table:table-cell table:style-name="ce11" table:formula="of:=INDIRECT(&quot;R8C&quot;&amp;COLUMN();0)/INDIRECT(&quot;R&quot;&amp;ROW()&amp;&quot;C6&quot;;0)" office:value-type="float" office:value="1528.88704530564">
            <text:p>1528.8870</text:p>
          </table:table-cell>
          <table:table-cell table:style-name="ce11" table:formula="of:=INDIRECT(&quot;R8C&quot;&amp;COLUMN();0)/INDIRECT(&quot;R&quot;&amp;ROW()&amp;&quot;C6&quot;;0)" office:value-type="float" office:value="978.487708995607">
            <text:p>978.4877</text:p>
          </table:table-cell>
          <table:table-cell table:style-name="ce11" table:formula="of:=INDIRECT(&quot;R8C&quot;&amp;COLUMN();0)/INDIRECT(&quot;R&quot;&amp;ROW()&amp;&quot;C6&quot;;0)" office:value-type="float" office:value="749.154652199762">
            <text:p>749.1547</text:p>
          </table:table-cell>
          <table:table-cell table:style-name="ce11" table:formula="of:=INDIRECT(&quot;R8C&quot;&amp;COLUMN();0)/INDIRECT(&quot;R&quot;&amp;ROW()&amp;&quot;C6&quot;;0)" office:value-type="float" office:value="645.954776641632">
            <text:p>645.9548</text:p>
          </table:table-cell>
          <table:table-cell table:style-name="ce11" table:formula="of:=INDIRECT(&quot;R8C&quot;&amp;COLUMN();0)/INDIRECT(&quot;R&quot;&amp;ROW()&amp;&quot;C6&quot;;0)" office:value-type="float" office:value="550.399336310029">
            <text:p>550.3993</text:p>
          </table:table-cell>
          <table:table-cell table:style-name="ce11" table:formula="of:=INDIRECT(&quot;R8C&quot;&amp;COLUMN();0)/INDIRECT(&quot;R&quot;&amp;ROW()&amp;&quot;C6&quot;;0)" office:value-type="float" office:value="382.221761326409">
            <text:p>382.2218</text:p>
          </table:table-cell>
          <table:table-cell table:style-name="ce11" table:formula="of:=INDIRECT(&quot;R8C&quot;&amp;COLUMN();0)/INDIRECT(&quot;R&quot;&amp;ROW()&amp;&quot;C6&quot;;0)" office:value-type="float" office:value="244.621927248902">
            <text:p>244.6219</text:p>
          </table:table-cell>
          <table:table-cell table:style-name="ce11" table:formula="of:=INDIRECT(&quot;R8C&quot;&amp;COLUMN();0)/INDIRECT(&quot;R&quot;&amp;ROW()&amp;&quot;C6&quot;;0)" office:value-type="float" office:value="207.047999223471">
            <text:p>207.0480</text:p>
          </table:table-cell>
          <table:table-cell table:style-name="ce11" table:formula="of:=INDIRECT(&quot;R8C&quot;&amp;COLUMN();0)/INDIRECT(&quot;R&quot;&amp;ROW()&amp;&quot;C6&quot;;0)" office:value-type="float" office:value="164.168045815235">
            <text:p>164.1680</text:p>
          </table:table-cell>
          <table:table-cell table:style-name="ce11" table:formula="of:=INDIRECT(&quot;R8C&quot;&amp;COLUMN();0)/INDIRECT(&quot;R&quot;&amp;ROW()&amp;&quot;C6&quot;;0)" office:value-type="float" office:value="137.599834077507">
            <text:p>137.5998</text:p>
          </table:table-cell>
          <table:table-cell table:style-name="ce11" table:formula="of:=INDIRECT(&quot;R8C&quot;&amp;COLUMN();0)/INDIRECT(&quot;R&quot;&amp;ROW()&amp;&quot;C6&quot;;0)" office:value-type="float" office:value="130.218453493169">
            <text:p>130.2185</text:p>
          </table:table-cell>
          <table:table-cell table:style-name="ce11" table:formula="of:=INDIRECT(&quot;R8C&quot;&amp;COLUMN();0)/INDIRECT(&quot;R&quot;&amp;ROW()&amp;&quot;C6&quot;;0)" office:value-type="float" office:value="103.277657793201">
            <text:p>103.2777</text:p>
          </table:table-cell>
          <table:table-cell table:style-name="ce11" table:formula="of:=INDIRECT(&quot;R8C&quot;&amp;COLUMN();0)/INDIRECT(&quot;R&quot;&amp;ROW()&amp;&quot;C6&quot;;0)" office:value-type="float" office:value="95.5554403316023">
            <text:p>95.5554</text:p>
          </table:table-cell>
          <table:table-cell table:style-name="ce11" table:formula="of:=INDIRECT(&quot;R8C&quot;&amp;COLUMN();0)/INDIRECT(&quot;R&quot;&amp;ROW()&amp;&quot;C6&quot;;0)" office:value-type="float" office:value="81.8891261617608">
            <text:p>81.8891</text:p>
          </table:table-cell>
          <table:table-cell table:style-name="ce11" table:formula="of:=INDIRECT(&quot;R8C&quot;&amp;COLUMN();0)/INDIRECT(&quot;R&quot;&amp;ROW()&amp;&quot;C6&quot;;0)" office:value-type="float" office:value="64.9493071901769">
            <text:p>64.9493</text:p>
          </table:table-cell>
          <table:table-cell table:style-name="ce11" table:formula="of:=INDIRECT(&quot;R8C&quot;&amp;COLUMN();0)/INDIRECT(&quot;R&quot;&amp;ROW()&amp;&quot;C6&quot;;0)" office:value-type="float" office:value="61.1554818122255">
            <text:p>61.1555</text:p>
          </table:table-cell>
          <table:table-cell table:style-name="ce11" table:formula="of:=INDIRECT(&quot;R8C&quot;&amp;COLUMN();0)/INDIRECT(&quot;R&quot;&amp;ROW()&amp;&quot;C6&quot;;0)" office:value-type="float" office:value="51.4965314009076">
            <text:p>51.4965</text:p>
          </table:table-cell>
          <table:table-cell table:style-name="ce11" table:formula="of:=INDIRECT(&quot;R8C&quot;&amp;COLUMN();0)/INDIRECT(&quot;R&quot;&amp;ROW()&amp;&quot;C6&quot;;0)" office:value-type="float" office:value="40.8371366085078">
            <text:p>40.8371</text:p>
          </table:table-cell>
          <table:table-cell table:style-name="ce11" table:formula="of:=INDIRECT(&quot;R8C&quot;&amp;COLUMN();0)/INDIRECT(&quot;R&quot;&amp;ROW()&amp;&quot;C6&quot;;0)" office:value-type="float" office:value="34.3999585193768">
            <text:p>34.4000</text:p>
          </table:table-cell>
          <table:table-cell table:style-name="ce11" table:formula="of:=INDIRECT(&quot;R8C&quot;&amp;COLUMN();0)/INDIRECT(&quot;R&quot;&amp;ROW()&amp;&quot;C6&quot;;0)" office:value-type="float" office:value="32.3861914266301">
            <text:p>32.3862</text:p>
          </table:table-cell>
          <table:table-cell table:style-name="ce11" table:formula="of:=INDIRECT(&quot;R8C&quot;&amp;COLUMN();0)/INDIRECT(&quot;R&quot;&amp;ROW()&amp;&quot;C6&quot;;0)" office:value-type="float" office:value="25.6819277948992">
            <text:p>25.6819</text:p>
          </table:table-cell>
          <table:table-cell table:style-name="ce11" table:formula="of:=INDIRECT(&quot;R8C&quot;&amp;COLUMN();0)/INDIRECT(&quot;R&quot;&amp;ROW()&amp;&quot;C6&quot;;0)" office:value-type="float" office:value="20.3721046980029">
            <text:p>20.3721</text:p>
          </table:table-cell>
          <table:table-cell table:style-name="ce11" table:formula="of:=INDIRECT(&quot;R8C&quot;&amp;COLUMN();0)/INDIRECT(&quot;R&quot;&amp;ROW()&amp;&quot;C6&quot;;0)" office:value-type="float" office:value="16.1580237326798">
            <text:p>16.1580</text:p>
          </table:table-cell>
          <table:table-cell table:style-name="ce11" table:formula="of:=INDIRECT(&quot;R8C&quot;&amp;COLUMN();0)/INDIRECT(&quot;R&quot;&amp;ROW()&amp;&quot;C6&quot;;0)" office:value-type="float" office:value="12.8079363731224">
            <text:p>12.8079</text:p>
          </table:table-cell>
          <table:table-cell table:style-name="ce11" table:formula="of:=INDIRECT(&quot;R8C&quot;&amp;COLUMN();0)/INDIRECT(&quot;R&quot;&amp;ROW()&amp;&quot;C6&quot;;0)" office:value-type="float" office:value="10.1581935984858">
            <text:p>10.1582</text:p>
          </table:table-cell>
          <table:table-cell table:style-name="ce11" table:formula="of:=INDIRECT(&quot;R8C&quot;&amp;COLUMN();0)/INDIRECT(&quot;R&quot;&amp;ROW()&amp;&quot;C6&quot;;0)" office:value-type="float" office:value="8.05804708922808">
            <text:p>8.0580</text:p>
          </table:table-cell>
          <table:table-cell table:style-name="ce11" table:formula="of:=INDIRECT(&quot;R8C&quot;&amp;COLUMN();0)/INDIRECT(&quot;R&quot;&amp;ROW()&amp;&quot;C6&quot;;0)" office:value-type="float" office:value="6.39242792836516">
            <text:p>6.3924</text:p>
          </table:table-cell>
          <table:table-cell table:style-name="ce11" table:formula="of:=INDIRECT(&quot;R8C&quot;&amp;COLUMN();0)/INDIRECT(&quot;R&quot;&amp;ROW()&amp;&quot;C6&quot;;0)" office:value-type="float" office:value="5.06804338858016">
            <text:p>5.0680</text:p>
          </table:table-cell>
          <table:table-cell table:style-name="ce11" table:formula="of:=INDIRECT(&quot;R8C&quot;&amp;COLUMN();0)/INDIRECT(&quot;R&quot;&amp;ROW()&amp;&quot;C6&quot;;0)" office:value-type="float" office:value="4.01972870004125">
            <text:p>4.0197</text:p>
          </table:table-cell>
          <table:table-cell table:style-name="ce11" table:formula="of:=INDIRECT(&quot;R8C&quot;&amp;COLUMN();0)/INDIRECT(&quot;R&quot;&amp;ROW()&amp;&quot;C6&quot;;0)" office:value-type="float" office:value="3.18877551020408">
            <text:p>3.1888</text:p>
          </table:table-cell>
          <table:table-cell table:style-name="ce11" table:formula="of:=INDIRECT(&quot;R8C&quot;&amp;COLUMN();0)/INDIRECT(&quot;R&quot;&amp;ROW()&amp;&quot;C6&quot;;0)" office:value-type="float" office:value="2.52778670921401">
            <text:p>2.5278</text:p>
          </table:table-cell>
          <table:table-cell table:style-name="ce11" table:formula="of:=INDIRECT(&quot;R8C&quot;&amp;COLUMN();0)/INDIRECT(&quot;R&quot;&amp;ROW()&amp;&quot;C6&quot;;0)" office:value-type="float" office:value="2.00578150404038">
            <text:p>2.0058</text:p>
          </table:table-cell>
          <table:table-cell table:style-name="ce11" table:formula="of:=INDIRECT(&quot;R8C&quot;&amp;COLUMN();0)/INDIRECT(&quot;R&quot;&amp;ROW()&amp;&quot;C6&quot;;0)" office:value-type="float" office:value="1.59033220898347">
            <text:p>1.5903</text:p>
          </table:table-cell>
          <table:table-cell table:style-name="ce11" table:formula="of:=INDIRECT(&quot;R8C&quot;&amp;COLUMN();0)/INDIRECT(&quot;R&quot;&amp;ROW()&amp;&quot;C6&quot;;0)" office:value-type="float" office:value="1.26147200854182">
            <text:p>1.2615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801633138392">
            <text:p>0.7928</text:p>
          </table:table-cell>
          <table:table-cell table:style-name="ce11" table:formula="of:=INDIRECT(&quot;R8C&quot;&amp;COLUMN();0)/INDIRECT(&quot;R&quot;&amp;ROW()&amp;&quot;C6&quot;;0)" office:value-type="float" office:value="0.629013079667063">
            <text:p>0.6290</text:p>
          </table:table-cell>
          <table:table-cell table:style-name="ce11" table:formula="of:=INDIRECT(&quot;R8C&quot;&amp;COLUMN();0)/INDIRECT(&quot;R&quot;&amp;ROW()&amp;&quot;C6&quot;;0)" office:value-type="float" office:value="0.497963126986823">
            <text:p>0.4980</text:p>
          </table:table-cell>
          <table:table-cell table:style-name="ce11" table:formula="of:=INDIRECT(&quot;R8C&quot;&amp;COLUMN();0)/INDIRECT(&quot;R&quot;&amp;ROW()&amp;&quot;C6&quot;;0)" office:value-type="float" office:value="0.396031510107015">
            <text:p>0.3960</text:p>
          </table:table-cell>
          <table:table-cell table:style-name="ce11" table:formula="of:=INDIRECT(&quot;R8C&quot;&amp;COLUMN();0)/INDIRECT(&quot;R&quot;&amp;ROW()&amp;&quot;C6&quot;;0)" office:value-type="float" office:value="0.313986325802616">
            <text:p>0.3140</text:p>
          </table:table-cell>
          <table:table-cell table:style-name="ce11" table:formula="of:=INDIRECT(&quot;R8C&quot;&amp;COLUMN();0)/INDIRECT(&quot;R&quot;&amp;ROW()&amp;&quot;C6&quot;;0)" office:value-type="float" office:value="0.248769989565386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652515227256">
            <text:p>0.1977</text:p>
          </table:table-cell>
          <table:table-cell table:style-name="ce11" table:formula="of:=INDIRECT(&quot;R8C&quot;&amp;COLUMN();0)/INDIRECT(&quot;R&quot;&amp;ROW()&amp;&quot;C6&quot;;0)" office:value-type="float" office:value="0.156278058191172">
            <text:p>0.1563</text:p>
          </table:table-cell>
          <table:table-cell table:style-name="ce11" table:formula="of:=INDIRECT(&quot;R8C&quot;&amp;COLUMN();0)/INDIRECT(&quot;R&quot;&amp;ROW()&amp;&quot;C6&quot;;0)" office:value-type="float" office:value="0.124056638113034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6207503215317">
            <text:p>0.0986</text:p>
          </table:table-cell>
          <table:table-cell table:style-name="ce11" table:formula="of:=INDIRECT(&quot;R8C&quot;&amp;COLUMN();0)/INDIRECT(&quot;R&quot;&amp;ROW()&amp;&quot;C6&quot;;0)" office:value-type="float" office:value="0.0781519206969351">
            <text:p>0.0782</text:p>
          </table:table-cell>
          <table:table-cell table:style-name="ce11" table:formula="of:=INDIRECT(&quot;R8C&quot;&amp;COLUMN();0)/INDIRECT(&quot;R&quot;&amp;ROW()&amp;&quot;C6&quot;;0)" office:value-type="float" office:value="0.0618857531121842">
            <text:p>0.0619</text:p>
          </table:table-cell>
          <table:table-cell table:style-name="ce11" table:formula="of:=INDIRECT(&quot;R8C&quot;&amp;COLUMN();0)/INDIRECT(&quot;R&quot;&amp;ROW()&amp;&quot;C6&quot;;0)" office:value-type="float" office:value="0.0491397510252615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8264699458856">
            <text:p>0.0388</text:p>
          </table:table-cell>
          <table:table-cell table:style-name="ce11" table:formula="of:=INDIRECT(&quot;R8C&quot;&amp;COLUMN();0)/INDIRECT(&quot;R&quot;&amp;ROW()&amp;&quot;C6&quot;;0)" office:value-type="float" office:value="0.0310141595282584">
            <text:p>0.0310</text:p>
          </table:table-cell>
          <table:table-cell table:style-name="ce11" table:formula="of:=INDIRECT(&quot;R8C&quot;&amp;COLUMN();0)/INDIRECT(&quot;R&quot;&amp;ROW()&amp;&quot;C6&quot;;0)" office:value-type="float" office:value="0.0244621927248902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3662185444927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4714382780461">
            <text:p>0.0155</text:p>
          </table:table-cell>
          <table:table-cell table:style-name="ce11" table:formula="of:=INDIRECT(&quot;R8C&quot;&amp;COLUMN();0)/INDIRECT(&quot;R&quot;&amp;ROW()&amp;&quot;C6&quot;;0)" office:value-type="float" office:value="0.0122031746705817">
            <text:p>0.0122</text:p>
          </table:table-cell>
          <table:table-cell table:style-name="ce11" table:formula="of:=INDIRECT(&quot;R8C&quot;&amp;COLUMN();0)/INDIRECT(&quot;R&quot;&amp;ROW()&amp;&quot;C6&quot;;0)" office:value-type="float" office:value="0.00968236610934504">
            <text:p>0.0097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2])+1" office:value-type="float" office:value="44">
            <text:p>44</text:p>
          </table:table-cell>
          <table:table-cell table:style-name="ce6" office:value-type="float" office:value="21">
            <text:p>21</text:p>
          </table:table-cell>
          <table:table-cell table:style-name="ce9" office:value-type="float" office:value="0.0285">
            <text:p>0.0285</text:p>
          </table:table-cell>
          <table:table-cell table:style-name="ce13" office:value-type="float" office:value="0.723">
            <text:p>0.7230</text:p>
          </table:table-cell>
          <table:table-cell table:style-name="ce14" table:formula="of:=[.D53]/2" office:value-type="float" office:value="0.3615">
            <text:p>0.3615</text:p>
          </table:table-cell>
          <table:table-cell table:style-name="ce16" table:formula="of:=pi*[.D53]*[.D53]/4" office:value-type="float" office:value="0.410550396554584">
            <text:p>0.410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1107.9354694306">
            <text:p>11107.9355</text:p>
          </table:table-cell>
          <table:table-cell table:style-name="ce11" table:formula="of:=INDIRECT(&quot;R8C&quot;&amp;COLUMN();0)/INDIRECT(&quot;R&quot;&amp;ROW()&amp;&quot;C6&quot;;0)" office:value-type="float" office:value="7713.84407599349">
            <text:p>7713.8441</text:p>
          </table:table-cell>
          <table:table-cell table:style-name="ce11" table:formula="of:=INDIRECT(&quot;R8C&quot;&amp;COLUMN();0)/INDIRECT(&quot;R&quot;&amp;ROW()&amp;&quot;C6&quot;;0)" office:value-type="float" office:value="6248.21370155473">
            <text:p>6248.2137</text:p>
          </table:table-cell>
          <table:table-cell table:style-name="ce11" table:formula="of:=INDIRECT(&quot;R8C&quot;&amp;COLUMN();0)/INDIRECT(&quot;R&quot;&amp;ROW()&amp;&quot;C6&quot;;0)" office:value-type="float" office:value="4936.86020863583">
            <text:p>4936.8602</text:p>
          </table:table-cell>
          <table:table-cell table:style-name="ce11" table:formula="of:=INDIRECT(&quot;R8C&quot;&amp;COLUMN();0)/INDIRECT(&quot;R&quot;&amp;ROW()&amp;&quot;C6&quot;;0)" office:value-type="float" office:value="3779.78359723681">
            <text:p>3779.7836</text:p>
          </table:table-cell>
          <table:table-cell table:style-name="ce11" table:formula="of:=INDIRECT(&quot;R8C&quot;&amp;COLUMN();0)/INDIRECT(&quot;R&quot;&amp;ROW()&amp;&quot;C6&quot;;0)" office:value-type="float" office:value="3259.09912210725">
            <text:p>3259.0991</text:p>
          </table:table-cell>
          <table:table-cell table:style-name="ce11" table:formula="of:=INDIRECT(&quot;R8C&quot;&amp;COLUMN();0)/INDIRECT(&quot;R&quot;&amp;ROW()&amp;&quot;C6&quot;;0)" office:value-type="float" office:value="2776.98386735765">
            <text:p>2776.9839</text:p>
          </table:table-cell>
          <table:table-cell table:style-name="ce11" table:formula="of:=INDIRECT(&quot;R8C&quot;&amp;COLUMN();0)/INDIRECT(&quot;R&quot;&amp;ROW()&amp;&quot;C6&quot;;0)" office:value-type="float" office:value="2333.43783298803">
            <text:p>2333.4378</text:p>
          </table:table-cell>
          <table:table-cell table:style-name="ce11" table:formula="of:=INDIRECT(&quot;R8C&quot;&amp;COLUMN();0)/INDIRECT(&quot;R&quot;&amp;ROW()&amp;&quot;C6&quot;;0)" office:value-type="float" office:value="1928.46101899837">
            <text:p>1928.4610</text:p>
          </table:table-cell>
          <table:table-cell table:style-name="ce11" table:formula="of:=INDIRECT(&quot;R8C&quot;&amp;COLUMN();0)/INDIRECT(&quot;R&quot;&amp;ROW()&amp;&quot;C6&quot;;0)" office:value-type="float" office:value="1234.21505215896">
            <text:p>1234.2151</text:p>
          </table:table-cell>
          <table:table-cell table:style-name="ce11" table:formula="of:=INDIRECT(&quot;R8C&quot;&amp;COLUMN();0)/INDIRECT(&quot;R&quot;&amp;ROW()&amp;&quot;C6&quot;;0)" office:value-type="float" office:value="944.945899309202">
            <text:p>944.9459</text:p>
          </table:table-cell>
          <table:table-cell table:style-name="ce11" table:formula="of:=INDIRECT(&quot;R8C&quot;&amp;COLUMN();0)/INDIRECT(&quot;R&quot;&amp;ROW()&amp;&quot;C6&quot;;0)" office:value-type="float" office:value="814.774780526812">
            <text:p>814.7748</text:p>
          </table:table-cell>
          <table:table-cell table:style-name="ce11" table:formula="of:=INDIRECT(&quot;R8C&quot;&amp;COLUMN();0)/INDIRECT(&quot;R&quot;&amp;ROW()&amp;&quot;C6&quot;;0)" office:value-type="float" office:value="694.245966839414">
            <text:p>694.2460</text:p>
          </table:table-cell>
          <table:table-cell table:style-name="ce11" table:formula="of:=INDIRECT(&quot;R8C&quot;&amp;COLUMN();0)/INDIRECT(&quot;R&quot;&amp;ROW()&amp;&quot;C6&quot;;0)" office:value-type="float" office:value="482.115254749593">
            <text:p>482.1153</text:p>
          </table:table-cell>
          <table:table-cell table:style-name="ce11" table:formula="of:=INDIRECT(&quot;R8C&quot;&amp;COLUMN();0)/INDIRECT(&quot;R&quot;&amp;ROW()&amp;&quot;C6&quot;;0)" office:value-type="float" office:value="308.553763039739">
            <text:p>308.5538</text:p>
          </table:table-cell>
          <table:table-cell table:style-name="ce11" table:formula="of:=INDIRECT(&quot;R8C&quot;&amp;COLUMN();0)/INDIRECT(&quot;R&quot;&amp;ROW()&amp;&quot;C6&quot;;0)" office:value-type="float" office:value="261.159905036836">
            <text:p>261.1599</text:p>
          </table:table-cell>
          <table:table-cell table:style-name="ce11" table:formula="of:=INDIRECT(&quot;R8C&quot;&amp;COLUMN();0)/INDIRECT(&quot;R&quot;&amp;ROW()&amp;&quot;C6&quot;;0)" office:value-type="float" office:value="207.073294192593">
            <text:p>207.0733</text:p>
          </table:table-cell>
          <table:table-cell table:style-name="ce11" table:formula="of:=INDIRECT(&quot;R8C&quot;&amp;COLUMN();0)/INDIRECT(&quot;R&quot;&amp;ROW()&amp;&quot;C6&quot;;0)" office:value-type="float" office:value="173.561491709853">
            <text:p>173.5615</text:p>
          </table:table-cell>
          <table:table-cell table:style-name="ce11" table:formula="of:=INDIRECT(&quot;R8C&quot;&amp;COLUMN();0)/INDIRECT(&quot;R&quot;&amp;ROW()&amp;&quot;C6&quot;;0)" office:value-type="float" office:value="164.250990474988">
            <text:p>164.2510</text:p>
          </table:table-cell>
          <table:table-cell table:style-name="ce11" table:formula="of:=INDIRECT(&quot;R8C&quot;&amp;COLUMN();0)/INDIRECT(&quot;R&quot;&amp;ROW()&amp;&quot;C6&quot;;0)" office:value-type="float" office:value="130.269229371242">
            <text:p>130.2692</text:p>
          </table:table-cell>
          <table:table-cell table:style-name="ce11" table:formula="of:=INDIRECT(&quot;R8C&quot;&amp;COLUMN();0)/INDIRECT(&quot;R&quot;&amp;ROW()&amp;&quot;C6&quot;;0)" office:value-type="float" office:value="120.528813687398">
            <text:p>120.5288</text:p>
          </table:table-cell>
          <table:table-cell table:style-name="ce11" table:formula="of:=INDIRECT(&quot;R8C&quot;&amp;COLUMN();0)/INDIRECT(&quot;R&quot;&amp;ROW()&amp;&quot;C6&quot;;0)" office:value-type="float" office:value="103.290814169484">
            <text:p>103.2908</text:p>
          </table:table-cell>
          <table:table-cell table:style-name="ce11" table:formula="of:=INDIRECT(&quot;R8C&quot;&amp;COLUMN();0)/INDIRECT(&quot;R&quot;&amp;ROW()&amp;&quot;C6&quot;;0)" office:value-type="float" office:value="81.923780773594">
            <text:p>81.9238</text:p>
          </table:table-cell>
          <table:table-cell table:style-name="ce11" table:formula="of:=INDIRECT(&quot;R8C&quot;&amp;COLUMN();0)/INDIRECT(&quot;R&quot;&amp;ROW()&amp;&quot;C6&quot;;0)" office:value-type="float" office:value="77.1384407599349">
            <text:p>77.1384</text:p>
          </table:table-cell>
          <table:table-cell table:style-name="ce11" table:formula="of:=INDIRECT(&quot;R8C&quot;&amp;COLUMN();0)/INDIRECT(&quot;R&quot;&amp;ROW()&amp;&quot;C6&quot;;0)" office:value-type="float" office:value="64.9551278004473">
            <text:p>64.9551</text:p>
          </table:table-cell>
          <table:table-cell table:style-name="ce11" table:formula="of:=INDIRECT(&quot;R8C&quot;&amp;COLUMN();0)/INDIRECT(&quot;R&quot;&amp;ROW()&amp;&quot;C6&quot;;0)" office:value-type="float" office:value="51.50990474988">
            <text:p>51.5099</text:p>
          </table:table-cell>
          <table:table-cell table:style-name="ce11" table:formula="of:=INDIRECT(&quot;R8C&quot;&amp;COLUMN();0)/INDIRECT(&quot;R&quot;&amp;ROW()&amp;&quot;C6&quot;;0)" office:value-type="float" office:value="43.3903729274634">
            <text:p>43.3904</text:p>
          </table:table-cell>
          <table:table-cell table:style-name="ce11" table:formula="of:=INDIRECT(&quot;R8C&quot;&amp;COLUMN();0)/INDIRECT(&quot;R&quot;&amp;ROW()&amp;&quot;C6&quot;;0)" office:value-type="float" office:value="40.8503086685453">
            <text:p>40.8503</text:p>
          </table:table-cell>
          <table:table-cell table:style-name="ce11" table:formula="of:=INDIRECT(&quot;R8C&quot;&amp;COLUMN();0)/INDIRECT(&quot;R&quot;&amp;ROW()&amp;&quot;C6&quot;;0)" office:value-type="float" office:value="32.3938886114985">
            <text:p>32.3939</text:p>
          </table:table-cell>
          <table:table-cell table:style-name="ce11" table:formula="of:=INDIRECT(&quot;R8C&quot;&amp;COLUMN();0)/INDIRECT(&quot;R&quot;&amp;ROW()&amp;&quot;C6&quot;;0)" office:value-type="float" office:value="25.6963455251191">
            <text:p>25.6963</text:p>
          </table:table-cell>
          <table:table-cell table:style-name="ce11" table:formula="of:=INDIRECT(&quot;R8C&quot;&amp;COLUMN();0)/INDIRECT(&quot;R&quot;&amp;ROW()&amp;&quot;C6&quot;;0)" office:value-type="float" office:value="20.3809163065374">
            <text:p>20.3809</text:p>
          </table:table-cell>
          <table:table-cell table:style-name="ce11" table:formula="of:=INDIRECT(&quot;R8C&quot;&amp;COLUMN();0)/INDIRECT(&quot;R&quot;&amp;ROW()&amp;&quot;C6&quot;;0)" office:value-type="float" office:value="16.1552850521016">
            <text:p>16.1553</text:p>
          </table:table-cell>
          <table:table-cell table:style-name="ce11" table:formula="of:=INDIRECT(&quot;R8C&quot;&amp;COLUMN();0)/INDIRECT(&quot;R&quot;&amp;ROW()&amp;&quot;C6&quot;;0)" office:value-type="float" office:value="12.8130331395427">
            <text:p>12.8130</text:p>
          </table:table-cell>
          <table:table-cell table:style-name="ce11" table:formula="of:=INDIRECT(&quot;R8C&quot;&amp;COLUMN();0)/INDIRECT(&quot;R&quot;&amp;ROW()&amp;&quot;C6&quot;;0)" office:value-type="float" office:value="10.1640142406486">
            <text:p>10.1640</text:p>
          </table:table-cell>
          <table:table-cell table:style-name="ce11" table:formula="of:=INDIRECT(&quot;R8C&quot;&amp;COLUMN();0)/INDIRECT(&quot;R&quot;&amp;ROW()&amp;&quot;C6&quot;;0)" office:value-type="float" office:value="8.06308622632377">
            <text:p>8.0631</text:p>
          </table:table-cell>
          <table:table-cell table:style-name="ce11" table:formula="of:=INDIRECT(&quot;R8C&quot;&amp;COLUMN();0)/INDIRECT(&quot;R&quot;&amp;ROW()&amp;&quot;C6&quot;;0)" office:value-type="float" office:value="6.3925743549717">
            <text:p>6.3926</text:p>
          </table:table-cell>
          <table:table-cell table:style-name="ce11" table:formula="of:=INDIRECT(&quot;R8C&quot;&amp;COLUMN();0)/INDIRECT(&quot;R&quot;&amp;ROW()&amp;&quot;C6&quot;;0)" office:value-type="float" office:value="5.07028307210811">
            <text:p>5.0703</text:p>
          </table:table-cell>
          <table:table-cell table:style-name="ce11" table:formula="of:=INDIRECT(&quot;R8C&quot;&amp;COLUMN();0)/INDIRECT(&quot;R&quot;&amp;ROW()&amp;&quot;C6&quot;;0)" office:value-type="float" office:value="4.02216062242577">
            <text:p>4.0222</text:p>
          </table:table-cell>
          <table:table-cell table:style-name="ce11" table:formula="of:=INDIRECT(&quot;R8C&quot;&amp;COLUMN();0)/INDIRECT(&quot;R&quot;&amp;ROW()&amp;&quot;C6&quot;;0)" office:value-type="float" office:value="3.18842268173375">
            <text:p>3.1884</text:p>
          </table:table-cell>
          <table:table-cell table:style-name="ce11" table:formula="of:=INDIRECT(&quot;R8C&quot;&amp;COLUMN();0)/INDIRECT(&quot;R&quot;&amp;ROW()&amp;&quot;C6&quot;;0)" office:value-type="float" office:value="2.52999164002762">
            <text:p>2.5300</text:p>
          </table:table-cell>
          <table:table-cell table:style-name="ce11" table:formula="of:=INDIRECT(&quot;R8C&quot;&amp;COLUMN();0)/INDIRECT(&quot;R&quot;&amp;ROW()&amp;&quot;C6&quot;;0)" office:value-type="float" office:value="2.00596484985528">
            <text:p>2.0060</text:p>
          </table:table-cell>
          <table:table-cell table:style-name="ce11" table:formula="of:=INDIRECT(&quot;R8C&quot;&amp;COLUMN();0)/INDIRECT(&quot;R&quot;&amp;ROW()&amp;&quot;C6&quot;;0)" office:value-type="float" office:value="1.59115717704585">
            <text:p>1.5912</text:p>
          </table:table-cell>
          <table:table-cell table:style-name="ce11" table:formula="of:=INDIRECT(&quot;R8C&quot;&amp;COLUMN();0)/INDIRECT(&quot;R&quot;&amp;ROW()&amp;&quot;C6&quot;;0)" office:value-type="float" office:value="1.26134957119272">
            <text:p>1.2613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405378312663">
            <text:p>0.7934</text:p>
          </table:table-cell>
          <table:table-cell table:style-name="ce11" table:formula="of:=INDIRECT(&quot;R8C&quot;&amp;COLUMN();0)/INDIRECT(&quot;R&quot;&amp;ROW()&amp;&quot;C6&quot;;0)" office:value-type="float" office:value="0.628105576694616">
            <text:p>0.6281</text:p>
          </table:table-cell>
          <table:table-cell table:style-name="ce11" table:formula="of:=INDIRECT(&quot;R8C&quot;&amp;COLUMN();0)/INDIRECT(&quot;R&quot;&amp;ROW()&amp;&quot;C6&quot;;0)" office:value-type="float" office:value="0.49953417545229">
            <text:p>0.4995</text:p>
          </table:table-cell>
          <table:table-cell table:style-name="ce11" table:formula="of:=INDIRECT(&quot;R8C&quot;&amp;COLUMN();0)/INDIRECT(&quot;R&quot;&amp;ROW()&amp;&quot;C6&quot;;0)" office:value-type="float" office:value="0.396046517411508">
            <text:p>0.3960</text:p>
          </table:table-cell>
          <table:table-cell table:style-name="ce11" table:formula="of:=INDIRECT(&quot;R8C&quot;&amp;COLUMN();0)/INDIRECT(&quot;R&quot;&amp;ROW()&amp;&quot;C6&quot;;0)" office:value-type="float" office:value="0.313785919663918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9308915327062">
            <text:p>0.2493</text:p>
          </table:table-cell>
          <table:table-cell table:style-name="ce11" table:formula="of:=INDIRECT(&quot;R8C&quot;&amp;COLUMN();0)/INDIRECT(&quot;R&quot;&amp;ROW()&amp;&quot;C6&quot;;0)" office:value-type="float" office:value="0.197121261686266">
            <text:p>0.1971</text:p>
          </table:table-cell>
          <table:table-cell table:style-name="ce11" table:formula="of:=INDIRECT(&quot;R8C&quot;&amp;COLUMN();0)/INDIRECT(&quot;R&quot;&amp;ROW()&amp;&quot;C6&quot;;0)" office:value-type="float" office:value="0.156478787287486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4395241128768">
            <text:p>0.1244</text:p>
          </table:table-cell>
          <table:table-cell table:style-name="ce11" table:formula="of:=INDIRECT(&quot;R8C&quot;&amp;COLUMN();0)/INDIRECT(&quot;R&quot;&amp;ROW()&amp;&quot;C6&quot;;0)" office:value-type="float" office:value="0.0985768916589667">
            <text:p>0.0986</text:p>
          </table:table-cell>
          <table:table-cell table:style-name="ce11" table:formula="of:=INDIRECT(&quot;R8C&quot;&amp;COLUMN();0)/INDIRECT(&quot;R&quot;&amp;ROW()&amp;&quot;C6&quot;;0)" office:value-type="float" office:value="0.0780595681509922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824038842306">
            <text:p>0.0620</text:p>
          </table:table-cell>
          <table:table-cell table:style-name="ce11" table:formula="of:=INDIRECT(&quot;R8C&quot;&amp;COLUMN();0)/INDIRECT(&quot;R&quot;&amp;ROW()&amp;&quot;C6&quot;;0)" office:value-type="float" office:value="0.0489737512171699">
            <text:p>0.0490</text:p>
          </table:table-cell>
          <table:table-cell table:style-name="ce11" table:formula="of:=INDIRECT(&quot;R8C&quot;&amp;COLUMN();0)/INDIRECT(&quot;R&quot;&amp;ROW()&amp;&quot;C6&quot;;0)" office:value-type="float" office:value="0.0391196968218714">
            <text:p>0.0391</text:p>
          </table:table-cell>
          <table:table-cell table:style-name="ce11" table:formula="of:=INDIRECT(&quot;R8C&quot;&amp;COLUMN();0)/INDIRECT(&quot;R&quot;&amp;ROW()&amp;&quot;C6&quot;;0)" office:value-type="float" office:value="0.030855376303974">
            <text:p>0.0309</text:p>
          </table:table-cell>
          <table:table-cell table:style-name="ce11" table:formula="of:=INDIRECT(&quot;R8C&quot;&amp;COLUMN();0)/INDIRECT(&quot;R&quot;&amp;ROW()&amp;&quot;C6&quot;;0)" office:value-type="float" office:value="0.0244275714567204">
            <text:p>0.0244</text:p>
          </table:table-cell>
          <table:table-cell table:style-name="ce11" table:formula="of:=INDIRECT(&quot;R8C&quot;&amp;COLUMN();0)/INDIRECT(&quot;R&quot;&amp;ROW()&amp;&quot;C6&quot;;0)" office:value-type="float" office:value="0.0195148920377481">
            <text:p>0.0195</text:p>
          </table:table-cell>
          <table:table-cell table:style-name="ce11" table:formula="of:=INDIRECT(&quot;R8C&quot;&amp;COLUMN();0)/INDIRECT(&quot;R&quot;&amp;ROW()&amp;&quot;C6&quot;;0)" office:value-type="float" office:value="0.0153924691379281">
            <text:p>0.0154</text:p>
          </table:table-cell>
          <table:table-cell table:style-name="ce11" table:formula="of:=INDIRECT(&quot;R8C&quot;&amp;COLUMN();0)/INDIRECT(&quot;R&quot;&amp;ROW()&amp;&quot;C6&quot;;0)" office:value-type="float" office:value="0.0122128483401533">
            <text:p>0.012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3])+1" office:value-type="float" office:value="45">
            <text:p>45</text:p>
          </table:table-cell>
          <table:table-cell table:style-name="ce7" office:value-type="float" office:value="22">
            <text:p>22</text:p>
          </table:table-cell>
          <table:table-cell table:style-name="ce11" office:value-type="float" office:value="0.0253">
            <text:p>0.0253</text:p>
          </table:table-cell>
          <table:table-cell table:style-name="ce12" office:value-type="float" office:value="0.644">
            <text:p>0.6440</text:p>
          </table:table-cell>
          <table:table-cell table:style-name="ce14" table:formula="of:=[.D54]/2" office:value-type="float" office:value="0.322">
            <text:p>0.3220</text:p>
          </table:table-cell>
          <table:table-cell table:style-name="ce15" table:formula="of:=pi*[.D54]*[.D54]/4" office:value-type="float" office:value="0.325732892694804">
            <text:p>0.3257</text:p>
          </table:table-cell>
          <table:table-cell table:style-name="ce19"/>
          <table:table-cell table:style-name="ce11" table:formula="of:=INDIRECT(&quot;R8C&quot;&amp;COLUMN();0)/INDIRECT(&quot;R&quot;&amp;ROW()&amp;&quot;C6&quot;;0)" office:value-type="float" office:value="14000.3279194475">
            <text:p>14000.3279</text:p>
          </table:table-cell>
          <table:table-cell table:style-name="ce11" table:formula="of:=INDIRECT(&quot;R8C&quot;&amp;COLUMN();0)/INDIRECT(&quot;R&quot;&amp;ROW()&amp;&quot;C6&quot;;0)" office:value-type="float" office:value="9722.4499440608">
            <text:p>9722.4499</text:p>
          </table:table-cell>
          <table:table-cell table:style-name="ce11" table:formula="of:=INDIRECT(&quot;R8C&quot;&amp;COLUMN();0)/INDIRECT(&quot;R&quot;&amp;ROW()&amp;&quot;C6&quot;;0)" office:value-type="float" office:value="7875.18445468925">
            <text:p>7875.1845</text:p>
          </table:table-cell>
          <table:table-cell table:style-name="ce11" table:formula="of:=INDIRECT(&quot;R8C&quot;&amp;COLUMN();0)/INDIRECT(&quot;R&quot;&amp;ROW()&amp;&quot;C6&quot;;0)" office:value-type="float" office:value="6222.36796419891">
            <text:p>6222.3680</text:p>
          </table:table-cell>
          <table:table-cell table:style-name="ce11" table:formula="of:=INDIRECT(&quot;R8C&quot;&amp;COLUMN();0)/INDIRECT(&quot;R&quot;&amp;ROW()&amp;&quot;C6&quot;;0)" office:value-type="float" office:value="4764.00047258979">
            <text:p>4764.0005</text:p>
          </table:table-cell>
          <table:table-cell table:style-name="ce11" table:formula="of:=INDIRECT(&quot;R8C&quot;&amp;COLUMN();0)/INDIRECT(&quot;R&quot;&amp;ROW()&amp;&quot;C6&quot;;0)" office:value-type="float" office:value="4107.73510136569">
            <text:p>4107.7351</text:p>
          </table:table-cell>
          <table:table-cell table:style-name="ce11" table:formula="of:=INDIRECT(&quot;R8C&quot;&amp;COLUMN();0)/INDIRECT(&quot;R&quot;&amp;ROW()&amp;&quot;C6&quot;;0)" office:value-type="float" office:value="3500.08197986189">
            <text:p>3500.0820</text:p>
          </table:table-cell>
          <table:table-cell table:style-name="ce11" table:formula="of:=INDIRECT(&quot;R8C&quot;&amp;COLUMN();0)/INDIRECT(&quot;R&quot;&amp;ROW()&amp;&quot;C6&quot;;0)" office:value-type="float" office:value="2941.04110807839">
            <text:p>2941.0411</text:p>
          </table:table-cell>
          <table:table-cell table:style-name="ce11" table:formula="of:=INDIRECT(&quot;R8C&quot;&amp;COLUMN();0)/INDIRECT(&quot;R&quot;&amp;ROW()&amp;&quot;C6&quot;;0)" office:value-type="float" office:value="2430.6124860152">
            <text:p>2430.6125</text:p>
          </table:table-cell>
          <table:table-cell table:style-name="ce11" table:formula="of:=INDIRECT(&quot;R8C&quot;&amp;COLUMN();0)/INDIRECT(&quot;R&quot;&amp;ROW()&amp;&quot;C6&quot;;0)" office:value-type="float" office:value="1555.59199104973">
            <text:p>1555.5920</text:p>
          </table:table-cell>
          <table:table-cell table:style-name="ce11" table:formula="of:=INDIRECT(&quot;R8C&quot;&amp;COLUMN();0)/INDIRECT(&quot;R&quot;&amp;ROW()&amp;&quot;C6&quot;;0)" office:value-type="float" office:value="1191.00011814745">
            <text:p>1191.0001</text:p>
          </table:table-cell>
          <table:table-cell table:style-name="ce11" table:formula="of:=INDIRECT(&quot;R8C&quot;&amp;COLUMN();0)/INDIRECT(&quot;R&quot;&amp;ROW()&amp;&quot;C6&quot;;0)" office:value-type="float" office:value="1026.93377534142">
            <text:p>1026.9338</text:p>
          </table:table-cell>
          <table:table-cell table:style-name="ce11" table:formula="of:=INDIRECT(&quot;R8C&quot;&amp;COLUMN();0)/INDIRECT(&quot;R&quot;&amp;ROW()&amp;&quot;C6&quot;;0)" office:value-type="float" office:value="875.020494965472">
            <text:p>875.0205</text:p>
          </table:table-cell>
          <table:table-cell table:style-name="ce11" table:formula="of:=INDIRECT(&quot;R8C&quot;&amp;COLUMN();0)/INDIRECT(&quot;R&quot;&amp;ROW()&amp;&quot;C6&quot;;0)" office:value-type="float" office:value="607.6531215038">
            <text:p>607.6531</text:p>
          </table:table-cell>
          <table:table-cell table:style-name="ce11" table:formula="of:=INDIRECT(&quot;R8C&quot;&amp;COLUMN();0)/INDIRECT(&quot;R&quot;&amp;ROW()&amp;&quot;C6&quot;;0)" office:value-type="float" office:value="388.897997762432">
            <text:p>388.8980</text:p>
          </table:table-cell>
          <table:table-cell table:style-name="ce11" table:formula="of:=INDIRECT(&quot;R8C&quot;&amp;COLUMN();0)/INDIRECT(&quot;R&quot;&amp;ROW()&amp;&quot;C6&quot;;0)" office:value-type="float" office:value="329.163265306122">
            <text:p>329.1633</text:p>
          </table:table-cell>
          <table:table-cell table:style-name="ce11" table:formula="of:=INDIRECT(&quot;R8C&quot;&amp;COLUMN();0)/INDIRECT(&quot;R&quot;&amp;ROW()&amp;&quot;C6&quot;;0)" office:value-type="float" office:value="260.993055823464">
            <text:p>260.9931</text:p>
          </table:table-cell>
          <table:table-cell table:style-name="ce11" table:formula="of:=INDIRECT(&quot;R8C&quot;&amp;COLUMN();0)/INDIRECT(&quot;R&quot;&amp;ROW()&amp;&quot;C6&quot;;0)" office:value-type="float" office:value="218.755123741368">
            <text:p>218.7551</text:p>
          </table:table-cell>
          <table:table-cell table:style-name="ce11" table:formula="of:=INDIRECT(&quot;R8C&quot;&amp;COLUMN();0)/INDIRECT(&quot;R&quot;&amp;ROW()&amp;&quot;C6&quot;;0)" office:value-type="float" office:value="207.020263492921">
            <text:p>207.0203</text:p>
          </table:table-cell>
          <table:table-cell table:style-name="ce11" table:formula="of:=INDIRECT(&quot;R8C&quot;&amp;COLUMN();0)/INDIRECT(&quot;R&quot;&amp;ROW()&amp;&quot;C6&quot;;0)" office:value-type="float" office:value="164.190000385788">
            <text:p>164.1900</text:p>
          </table:table-cell>
          <table:table-cell table:style-name="ce11" table:formula="of:=INDIRECT(&quot;R8C&quot;&amp;COLUMN();0)/INDIRECT(&quot;R&quot;&amp;ROW()&amp;&quot;C6&quot;;0)" office:value-type="float" office:value="151.91328037595">
            <text:p>151.9133</text:p>
          </table:table-cell>
          <table:table-cell table:style-name="ce11" table:formula="of:=INDIRECT(&quot;R8C&quot;&amp;COLUMN();0)/INDIRECT(&quot;R&quot;&amp;ROW()&amp;&quot;C6&quot;;0)" office:value-type="float" office:value="130.186682612554">
            <text:p>130.1867</text:p>
          </table:table-cell>
          <table:table-cell table:style-name="ce11" table:formula="of:=INDIRECT(&quot;R8C&quot;&amp;COLUMN();0)/INDIRECT(&quot;R&quot;&amp;ROW()&amp;&quot;C6&quot;;0)" office:value-type="float" office:value="103.255892905366">
            <text:p>103.2559</text:p>
          </table:table-cell>
          <table:table-cell table:style-name="ce11" table:formula="of:=INDIRECT(&quot;R8C&quot;&amp;COLUMN();0)/INDIRECT(&quot;R&quot;&amp;ROW()&amp;&quot;C6&quot;;0)" office:value-type="float" office:value="97.224499440608">
            <text:p>97.2245</text:p>
          </table:table-cell>
          <table:table-cell table:style-name="ce11" table:formula="of:=INDIRECT(&quot;R8C&quot;&amp;COLUMN();0)/INDIRECT(&quot;R&quot;&amp;ROW()&amp;&quot;C6&quot;;0)" office:value-type="float" office:value="81.8687767640137">
            <text:p>81.8688</text:p>
          </table:table-cell>
          <table:table-cell table:style-name="ce11" table:formula="of:=INDIRECT(&quot;R8C&quot;&amp;COLUMN();0)/INDIRECT(&quot;R&quot;&amp;ROW()&amp;&quot;C6&quot;;0)" office:value-type="float" office:value="64.9225555534123">
            <text:p>64.9226</text:p>
          </table:table-cell>
          <table:table-cell table:style-name="ce11" table:formula="of:=INDIRECT(&quot;R8C&quot;&amp;COLUMN();0)/INDIRECT(&quot;R&quot;&amp;ROW()&amp;&quot;C6&quot;;0)" office:value-type="float" office:value="54.688780935342">
            <text:p>54.6888</text:p>
          </table:table-cell>
          <table:table-cell table:style-name="ce11" table:formula="of:=INDIRECT(&quot;R8C&quot;&amp;COLUMN();0)/INDIRECT(&quot;R&quot;&amp;ROW()&amp;&quot;C6&quot;;0)" office:value-type="float" office:value="51.4873099996142">
            <text:p>51.4873</text:p>
          </table:table-cell>
          <table:table-cell table:style-name="ce11" table:formula="of:=INDIRECT(&quot;R8C&quot;&amp;COLUMN();0)/INDIRECT(&quot;R&quot;&amp;ROW()&amp;&quot;C6&quot;;0)" office:value-type="float" office:value="40.8289249064465">
            <text:p>40.8289</text:p>
          </table:table-cell>
          <table:table-cell table:style-name="ce11" table:formula="of:=INDIRECT(&quot;R8C&quot;&amp;COLUMN();0)/INDIRECT(&quot;R&quot;&amp;ROW()&amp;&quot;C6&quot;;0)" office:value-type="float" office:value="32.3874103043864">
            <text:p>32.3874</text:p>
          </table:table-cell>
          <table:table-cell table:style-name="ce11" table:formula="of:=INDIRECT(&quot;R8C&quot;&amp;COLUMN();0)/INDIRECT(&quot;R&quot;&amp;ROW()&amp;&quot;C6&quot;;0)" office:value-type="float" office:value="25.6878978434474">
            <text:p>25.6879</text:p>
          </table:table-cell>
          <table:table-cell table:style-name="ce11" table:formula="of:=INDIRECT(&quot;R8C&quot;&amp;COLUMN();0)/INDIRECT(&quot;R&quot;&amp;ROW()&amp;&quot;C6&quot;;0)" office:value-type="float" office:value="20.3619555572702">
            <text:p>20.3620</text:p>
          </table:table-cell>
          <table:table-cell table:style-name="ce11" table:formula="of:=INDIRECT(&quot;R8C&quot;&amp;COLUMN();0)/INDIRECT(&quot;R&quot;&amp;ROW()&amp;&quot;C6&quot;;0)" office:value-type="float" office:value="16.1494155318082">
            <text:p>16.1494</text:p>
          </table:table-cell>
          <table:table-cell table:style-name="ce11" table:formula="of:=INDIRECT(&quot;R8C&quot;&amp;COLUMN();0)/INDIRECT(&quot;R&quot;&amp;ROW()&amp;&quot;C6&quot;;0)" office:value-type="float" office:value="12.8106192855214">
            <text:p>12.8106</text:p>
          </table:table-cell>
          <table:table-cell table:style-name="ce11" table:formula="of:=INDIRECT(&quot;R8C&quot;&amp;COLUMN();0)/INDIRECT(&quot;R&quot;&amp;ROW()&amp;&quot;C6&quot;;0)" office:value-type="float" office:value="10.162631167779">
            <text:p>10.1626</text:p>
          </table:table-cell>
          <table:table-cell table:style-name="ce11" table:formula="of:=INDIRECT(&quot;R8C&quot;&amp;COLUMN();0)/INDIRECT(&quot;R&quot;&amp;ROW()&amp;&quot;C6&quot;;0)" office:value-type="float" office:value="8.05713514139115">
            <text:p>8.0571</text:p>
          </table:table-cell>
          <table:table-cell table:style-name="ce11" table:formula="of:=INDIRECT(&quot;R8C&quot;&amp;COLUMN();0)/INDIRECT(&quot;R&quot;&amp;ROW()&amp;&quot;C6&quot;;0)" office:value-type="float" office:value="6.39053277265538">
            <text:p>6.3905</text:p>
          </table:table-cell>
          <table:table-cell table:style-name="ce11" table:formula="of:=INDIRECT(&quot;R8C&quot;&amp;COLUMN();0)/INDIRECT(&quot;R&quot;&amp;ROW()&amp;&quot;C6&quot;;0)" office:value-type="float" office:value="5.06948998881216">
            <text:p>5.0695</text:p>
          </table:table-cell>
          <table:table-cell table:style-name="ce11" table:formula="of:=INDIRECT(&quot;R8C&quot;&amp;COLUMN();0)/INDIRECT(&quot;R&quot;&amp;ROW()&amp;&quot;C6&quot;;0)" office:value-type="float" office:value="4.01865524092435">
            <text:p>4.0187</text:p>
          </table:table-cell>
          <table:table-cell table:style-name="ce11" table:formula="of:=INDIRECT(&quot;R8C&quot;&amp;COLUMN();0)/INDIRECT(&quot;R&quot;&amp;ROW()&amp;&quot;C6&quot;;0)" office:value-type="float" office:value="3.18877551020408">
            <text:p>3.1888</text:p>
          </table:table-cell>
          <table:table-cell table:style-name="ce11" table:formula="of:=INDIRECT(&quot;R8C&quot;&amp;COLUMN();0)/INDIRECT(&quot;R&quot;&amp;ROW()&amp;&quot;C6&quot;;0)" office:value-type="float" office:value="2.52829751938583">
            <text:p>2.5283</text:p>
          </table:table-cell>
          <table:table-cell table:style-name="ce11" table:formula="of:=INDIRECT(&quot;R8C&quot;&amp;COLUMN();0)/INDIRECT(&quot;R&quot;&amp;ROW()&amp;&quot;C6&quot;;0)" office:value-type="float" office:value="2.00547818371205">
            <text:p>2.0055</text:p>
          </table:table-cell>
          <table:table-cell table:style-name="ce11" table:formula="of:=INDIRECT(&quot;R8C&quot;&amp;COLUMN();0)/INDIRECT(&quot;R&quot;&amp;ROW()&amp;&quot;C6&quot;;0)" office:value-type="float" office:value="1.58979206049149">
            <text:p>1.5898</text:p>
          </table:table-cell>
          <table:table-cell table:style-name="ce11" table:formula="of:=INDIRECT(&quot;R8C&quot;&amp;COLUMN();0)/INDIRECT(&quot;R&quot;&amp;ROW()&amp;&quot;C6&quot;;0)" office:value-type="float" office:value="1.26038974190811">
            <text:p>1.2604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1657825701169">
            <text:p>0.7917</text:p>
          </table:table-cell>
          <table:table-cell table:style-name="ce11" table:formula="of:=INDIRECT(&quot;R8C&quot;&amp;COLUMN();0)/INDIRECT(&quot;R&quot;&amp;ROW()&amp;&quot;C6&quot;;0)" office:value-type="float" office:value="0.62960775047259">
            <text:p>0.6296</text:p>
          </table:table-cell>
          <table:table-cell table:style-name="ce11" table:formula="of:=INDIRECT(&quot;R8C&quot;&amp;COLUMN();0)/INDIRECT(&quot;R&quot;&amp;ROW()&amp;&quot;C6&quot;;0)" office:value-type="float" office:value="0.499172967863894">
            <text:p>0.4992</text:p>
          </table:table-cell>
          <table:table-cell table:style-name="ce11" table:formula="of:=INDIRECT(&quot;R8C&quot;&amp;COLUMN();0)/INDIRECT(&quot;R&quot;&amp;ROW()&amp;&quot;C6&quot;;0)" office:value-type="float" office:value="0.395492554299603">
            <text:p>0.3955</text:p>
          </table:table-cell>
          <table:table-cell table:style-name="ce11" table:formula="of:=INDIRECT(&quot;R8C&quot;&amp;COLUMN();0)/INDIRECT(&quot;R&quot;&amp;ROW()&amp;&quot;C6&quot;;0)" office:value-type="float" office:value="0.314226399444466">
            <text:p>0.3142</text:p>
          </table:table-cell>
          <table:table-cell table:style-name="ce11" table:formula="of:=INDIRECT(&quot;R8C&quot;&amp;COLUMN();0)/INDIRECT(&quot;R&quot;&amp;ROW()&amp;&quot;C6&quot;;0)" office:value-type="float" office:value="0.248449616141353">
            <text:p>0.2484</text:p>
          </table:table-cell>
          <table:table-cell table:style-name="ce11" table:formula="of:=INDIRECT(&quot;R8C&quot;&amp;COLUMN();0)/INDIRECT(&quot;R&quot;&amp;ROW()&amp;&quot;C6&quot;;0)" office:value-type="float" office:value="0.197224258323367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786485860885">
            <text:p>0.1568</text:p>
          </table:table-cell>
          <table:table-cell table:style-name="ce11" table:formula="of:=INDIRECT(&quot;R8C&quot;&amp;COLUMN();0)/INDIRECT(&quot;R&quot;&amp;ROW()&amp;&quot;C6&quot;;0)" office:value-type="float" office:value="0.124245303036148">
            <text:p>0.1242</text:p>
          </table:table-cell>
          <table:table-cell table:style-name="ce11" table:formula="of:=INDIRECT(&quot;R8C&quot;&amp;COLUMN();0)/INDIRECT(&quot;R&quot;&amp;ROW()&amp;&quot;C6&quot;;0)" office:value-type="float" office:value="0.0983854789552872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1219860344894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7260136568805">
            <text:p>0.0617</text:p>
          </table:table-cell>
          <table:table-cell table:style-name="ce11" table:formula="of:=INDIRECT(&quot;R8C&quot;&amp;COLUMN();0)/INDIRECT(&quot;R&quot;&amp;ROW()&amp;&quot;C6&quot;;0)" office:value-type="float" office:value="0.0493060645808418">
            <text:p>0.0493</text:p>
          </table:table-cell>
          <table:table-cell table:style-name="ce11" table:formula="of:=INDIRECT(&quot;R8C&quot;&amp;COLUMN();0)/INDIRECT(&quot;R&quot;&amp;ROW()&amp;&quot;C6&quot;;0)" office:value-type="float" office:value="0.0388897997762432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7882604837776">
            <text:p>0.0308</text:p>
          </table:table-cell>
          <table:table-cell table:style-name="ce11" table:formula="of:=INDIRECT(&quot;R8C&quot;&amp;COLUMN();0)/INDIRECT(&quot;R&quot;&amp;ROW()&amp;&quot;C6&quot;;0)" office:value-type="float" office:value="0.0245963697388218">
            <text:p>0.0246</text:p>
          </table:table-cell>
          <table:table-cell table:style-name="ce11" table:formula="of:=INDIRECT(&quot;R8C&quot;&amp;COLUMN();0)/INDIRECT(&quot;R&quot;&amp;ROW()&amp;&quot;C6&quot;;0)" office:value-type="float" office:value="0.0194005102040816">
            <text:p>0.0194</text:p>
          </table:table-cell>
          <table:table-cell table:style-name="ce11" table:formula="of:=INDIRECT(&quot;R8C&quot;&amp;COLUMN();0)/INDIRECT(&quot;R&quot;&amp;ROW()&amp;&quot;C6&quot;;0)" office:value-type="float" office:value="0.0153929487674087">
            <text:p>0.0154</text:p>
          </table:table-cell>
          <table:table-cell table:style-name="ce19" table:number-columns-repeated="954"/>
        </table:table-row>
        <table:table-row table:style-name="ro2">
          <table:table-cell table:style-name="ce1" table:formula="of:=SUM([.A54])+1" office:value-type="float" office:value="46">
            <text:p>46</text:p>
          </table:table-cell>
          <table:table-cell table:style-name="ce6" office:value-type="float" office:value="23">
            <text:p>23</text:p>
          </table:table-cell>
          <table:table-cell table:style-name="ce9" office:value-type="float" office:value="0.0226">
            <text:p>0.0226</text:p>
          </table:table-cell>
          <table:table-cell table:style-name="ce13" office:value-type="float" office:value="0.573">
            <text:p>0.5730</text:p>
          </table:table-cell>
          <table:table-cell table:style-name="ce14" table:formula="of:=[.D55]/2" office:value-type="float" office:value="0.2865">
            <text:p>0.2865</text:p>
          </table:table-cell>
          <table:table-cell table:style-name="ce16" table:formula="of:=pi*[.D55]*[.D55]/4" office:value-type="float" office:value="0.257868993590121">
            <text:p>0.2579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7684.8222362326">
            <text:p>17684.8222</text:p>
          </table:table-cell>
          <table:table-cell table:style-name="ce11" table:formula="of:=INDIRECT(&quot;R8C&quot;&amp;COLUMN();0)/INDIRECT(&quot;R&quot;&amp;ROW()&amp;&quot;C6&quot;;0)" office:value-type="float" office:value="12281.1265529393">
            <text:p>12281.1266</text:p>
          </table:table-cell>
          <table:table-cell table:style-name="ce11" table:formula="of:=INDIRECT(&quot;R8C&quot;&amp;COLUMN();0)/INDIRECT(&quot;R&quot;&amp;ROW()&amp;&quot;C6&quot;;0)" office:value-type="float" office:value="9947.71250788081">
            <text:p>9947.7125</text:p>
          </table:table-cell>
          <table:table-cell table:style-name="ce11" table:formula="of:=INDIRECT(&quot;R8C&quot;&amp;COLUMN();0)/INDIRECT(&quot;R&quot;&amp;ROW()&amp;&quot;C6&quot;;0)" office:value-type="float" office:value="7859.92099388113">
            <text:p>7859.9210</text:p>
          </table:table-cell>
          <table:table-cell table:style-name="ce11" table:formula="of:=INDIRECT(&quot;R8C&quot;&amp;COLUMN();0)/INDIRECT(&quot;R&quot;&amp;ROW()&amp;&quot;C6&quot;;0)" office:value-type="float" office:value="6017.75201094024">
            <text:p>6017.7520</text:p>
          </table:table-cell>
          <table:table-cell table:style-name="ce11" table:formula="of:=INDIRECT(&quot;R8C&quot;&amp;COLUMN();0)/INDIRECT(&quot;R&quot;&amp;ROW()&amp;&quot;C6&quot;;0)" office:value-type="float" office:value="5188.77596861684">
            <text:p>5188.7760</text:p>
          </table:table-cell>
          <table:table-cell table:style-name="ce11" table:formula="of:=INDIRECT(&quot;R8C&quot;&amp;COLUMN();0)/INDIRECT(&quot;R&quot;&amp;ROW()&amp;&quot;C6&quot;;0)" office:value-type="float" office:value="4421.20555905814">
            <text:p>4421.2056</text:p>
          </table:table-cell>
          <table:table-cell table:style-name="ce11" table:formula="of:=INDIRECT(&quot;R8C&quot;&amp;COLUMN();0)/INDIRECT(&quot;R&quot;&amp;ROW()&amp;&quot;C6&quot;;0)" office:value-type="float" office:value="3715.04078226413">
            <text:p>3715.0408</text:p>
          </table:table-cell>
          <table:table-cell table:style-name="ce11" table:formula="of:=INDIRECT(&quot;R8C&quot;&amp;COLUMN();0)/INDIRECT(&quot;R&quot;&amp;ROW()&amp;&quot;C6&quot;;0)" office:value-type="float" office:value="3070.28163823482">
            <text:p>3070.2816</text:p>
          </table:table-cell>
          <table:table-cell table:style-name="ce11" table:formula="of:=INDIRECT(&quot;R8C&quot;&amp;COLUMN();0)/INDIRECT(&quot;R&quot;&amp;ROW()&amp;&quot;C6&quot;;0)" office:value-type="float" office:value="1964.98024847028">
            <text:p>1964.9802</text:p>
          </table:table-cell>
          <table:table-cell table:style-name="ce11" table:formula="of:=INDIRECT(&quot;R8C&quot;&amp;COLUMN();0)/INDIRECT(&quot;R&quot;&amp;ROW()&amp;&quot;C6&quot;;0)" office:value-type="float" office:value="1504.43800273506">
            <text:p>1504.4380</text:p>
          </table:table-cell>
          <table:table-cell table:style-name="ce11" table:formula="of:=INDIRECT(&quot;R8C&quot;&amp;COLUMN();0)/INDIRECT(&quot;R&quot;&amp;ROW()&amp;&quot;C6&quot;;0)" office:value-type="float" office:value="1297.19399215421">
            <text:p>1297.1940</text:p>
          </table:table-cell>
          <table:table-cell table:style-name="ce11" table:formula="of:=INDIRECT(&quot;R8C&quot;&amp;COLUMN();0)/INDIRECT(&quot;R&quot;&amp;ROW()&amp;&quot;C6&quot;;0)" office:value-type="float" office:value="1105.30138976453">
            <text:p>1105.3014</text:p>
          </table:table-cell>
          <table:table-cell table:style-name="ce11" table:formula="of:=INDIRECT(&quot;R8C&quot;&amp;COLUMN();0)/INDIRECT(&quot;R&quot;&amp;ROW()&amp;&quot;C6&quot;;0)" office:value-type="float" office:value="767.570409558705">
            <text:p>767.5704</text:p>
          </table:table-cell>
          <table:table-cell table:style-name="ce11" table:formula="of:=INDIRECT(&quot;R8C&quot;&amp;COLUMN();0)/INDIRECT(&quot;R&quot;&amp;ROW()&amp;&quot;C6&quot;;0)" office:value-type="float" office:value="491.245062117571">
            <text:p>491.2451</text:p>
          </table:table-cell>
          <table:table-cell table:style-name="ce11" table:formula="of:=INDIRECT(&quot;R8C&quot;&amp;COLUMN();0)/INDIRECT(&quot;R&quot;&amp;ROW()&amp;&quot;C6&quot;;0)" office:value-type="float" office:value="415.789820576312">
            <text:p>415.7898</text:p>
          </table:table-cell>
          <table:table-cell table:style-name="ce11" table:formula="of:=INDIRECT(&quot;R8C&quot;&amp;COLUMN();0)/INDIRECT(&quot;R&quot;&amp;ROW()&amp;&quot;C6&quot;;0)" office:value-type="float" office:value="329.67912063814">
            <text:p>329.6791</text:p>
          </table:table-cell>
          <table:table-cell table:style-name="ce11" table:formula="of:=INDIRECT(&quot;R8C&quot;&amp;COLUMN();0)/INDIRECT(&quot;R&quot;&amp;ROW()&amp;&quot;C6&quot;;0)" office:value-type="float" office:value="276.325347441134">
            <text:p>276.3253</text:p>
          </table:table-cell>
          <table:table-cell table:style-name="ce11" table:formula="of:=INDIRECT(&quot;R8C&quot;&amp;COLUMN();0)/INDIRECT(&quot;R&quot;&amp;ROW()&amp;&quot;C6&quot;;0)" office:value-type="float" office:value="261.502200536657">
            <text:p>261.5022</text:p>
          </table:table-cell>
          <table:table-cell table:style-name="ce11" table:formula="of:=INDIRECT(&quot;R8C&quot;&amp;COLUMN();0)/INDIRECT(&quot;R&quot;&amp;ROW()&amp;&quot;C6&quot;;0)" office:value-type="float" office:value="207.400211373348">
            <text:p>207.4002</text:p>
          </table:table-cell>
          <table:table-cell table:style-name="ce11" table:formula="of:=INDIRECT(&quot;R8C&quot;&amp;COLUMN();0)/INDIRECT(&quot;R&quot;&amp;ROW()&amp;&quot;C6&quot;;0)" office:value-type="float" office:value="191.892602389676">
            <text:p>191.8926</text:p>
          </table:table-cell>
          <table:table-cell table:style-name="ce11" table:formula="of:=INDIRECT(&quot;R8C&quot;&amp;COLUMN();0)/INDIRECT(&quot;R&quot;&amp;ROW()&amp;&quot;C6&quot;;0)" office:value-type="float" office:value="164.448172412428">
            <text:p>164.4482</text:p>
          </table:table-cell>
          <table:table-cell table:style-name="ce11" table:formula="of:=INDIRECT(&quot;R8C&quot;&amp;COLUMN();0)/INDIRECT(&quot;R&quot;&amp;ROW()&amp;&quot;C6&quot;;0)" office:value-type="float" office:value="130.429952882627">
            <text:p>130.4300</text:p>
          </table:table-cell>
          <table:table-cell table:style-name="ce11" table:formula="of:=INDIRECT(&quot;R8C&quot;&amp;COLUMN();0)/INDIRECT(&quot;R&quot;&amp;ROW()&amp;&quot;C6&quot;;0)" office:value-type="float" office:value="122.811265529393">
            <text:p>122.8113</text:p>
          </table:table-cell>
          <table:table-cell table:style-name="ce11" table:formula="of:=INDIRECT(&quot;R8C&quot;&amp;COLUMN();0)/INDIRECT(&quot;R&quot;&amp;ROW()&amp;&quot;C6&quot;;0)" office:value-type="float" office:value="103.414346585285">
            <text:p>103.4143</text:p>
          </table:table-cell>
          <table:table-cell table:style-name="ce11" table:formula="of:=INDIRECT(&quot;R8C&quot;&amp;COLUMN();0)/INDIRECT(&quot;R&quot;&amp;ROW()&amp;&quot;C6&quot;;0)" office:value-type="float" office:value="82.0083544249822">
            <text:p>82.0084</text:p>
          </table:table-cell>
          <table:table-cell table:style-name="ce11" table:formula="of:=INDIRECT(&quot;R8C&quot;&amp;COLUMN();0)/INDIRECT(&quot;R&quot;&amp;ROW()&amp;&quot;C6&quot;;0)" office:value-type="float" office:value="69.0813368602834">
            <text:p>69.0813</text:p>
          </table:table-cell>
          <table:table-cell table:style-name="ce11" table:formula="of:=INDIRECT(&quot;R8C&quot;&amp;COLUMN();0)/INDIRECT(&quot;R&quot;&amp;ROW()&amp;&quot;C6&quot;;0)" office:value-type="float" office:value="65.037328411441">
            <text:p>65.0373</text:p>
          </table:table-cell>
          <table:table-cell table:style-name="ce11" table:formula="of:=INDIRECT(&quot;R8C&quot;&amp;COLUMN();0)/INDIRECT(&quot;R&quot;&amp;ROW()&amp;&quot;C6&quot;;0)" office:value-type="float" office:value="51.5739547831596">
            <text:p>51.5740</text:p>
          </table:table-cell>
          <table:table-cell table:style-name="ce11" table:formula="of:=INDIRECT(&quot;R8C&quot;&amp;COLUMN();0)/INDIRECT(&quot;R&quot;&amp;ROW()&amp;&quot;C6&quot;;0)" office:value-type="float" office:value="40.9108698896534">
            <text:p>40.9109</text:p>
          </table:table-cell>
          <table:table-cell table:style-name="ce11" table:formula="of:=INDIRECT(&quot;R8C&quot;&amp;COLUMN();0)/INDIRECT(&quot;R&quot;&amp;ROW()&amp;&quot;C6&quot;;0)" office:value-type="float" office:value="32.4482333269373">
            <text:p>32.4482</text:p>
          </table:table-cell>
          <table:table-cell table:style-name="ce11" table:formula="of:=INDIRECT(&quot;R8C&quot;&amp;COLUMN();0)/INDIRECT(&quot;R&quot;&amp;ROW()&amp;&quot;C6&quot;;0)" office:value-type="float" office:value="25.720652150739">
            <text:p>25.7207</text:p>
          </table:table-cell>
          <table:table-cell table:style-name="ce11" table:formula="of:=INDIRECT(&quot;R8C&quot;&amp;COLUMN();0)/INDIRECT(&quot;R&quot;&amp;ROW()&amp;&quot;C6&quot;;0)" office:value-type="float" office:value="20.3994895364101">
            <text:p>20.3995</text:p>
          </table:table-cell>
          <table:table-cell table:style-name="ce11" table:formula="of:=INDIRECT(&quot;R8C&quot;&amp;COLUMN();0)/INDIRECT(&quot;R&quot;&amp;ROW()&amp;&quot;C6&quot;;0)" office:value-type="float" office:value="16.1820156002059">
            <text:p>16.1820</text:p>
          </table:table-cell>
          <table:table-cell table:style-name="ce11" table:formula="of:=INDIRECT(&quot;R8C&quot;&amp;COLUMN();0)/INDIRECT(&quot;R&quot;&amp;ROW()&amp;&quot;C6&quot;;0)" office:value-type="float" office:value="12.8371511502182">
            <text:p>12.8372</text:p>
          </table:table-cell>
          <table:table-cell table:style-name="ce11" table:formula="of:=INDIRECT(&quot;R8C&quot;&amp;COLUMN();0)/INDIRECT(&quot;R&quot;&amp;ROW()&amp;&quot;C6&quot;;0)" office:value-type="float" office:value="10.1775475209317">
            <text:p>10.1775</text:p>
          </table:table-cell>
          <table:table-cell table:style-name="ce11" table:formula="of:=INDIRECT(&quot;R8C&quot;&amp;COLUMN();0)/INDIRECT(&quot;R&quot;&amp;ROW()&amp;&quot;C6&quot;;0)" office:value-type="float" office:value="8.07234207151972">
            <text:p>8.0723</text:p>
          </table:table-cell>
          <table:table-cell table:style-name="ce11" table:formula="of:=INDIRECT(&quot;R8C&quot;&amp;COLUMN();0)/INDIRECT(&quot;R&quot;&amp;ROW()&amp;&quot;C6&quot;;0)" office:value-type="float" office:value="6.40363781450923">
            <text:p>6.4036</text:p>
          </table:table-cell>
          <table:table-cell table:style-name="ce11" table:formula="of:=INDIRECT(&quot;R8C&quot;&amp;COLUMN();0)/INDIRECT(&quot;R&quot;&amp;ROW()&amp;&quot;C6&quot;;0)" office:value-type="float" office:value="5.07625278303165">
            <text:p>5.0763</text:p>
          </table:table-cell>
          <table:table-cell table:style-name="ce11" table:formula="of:=INDIRECT(&quot;R8C&quot;&amp;COLUMN();0)/INDIRECT(&quot;R&quot;&amp;ROW()&amp;&quot;C6&quot;;0)" office:value-type="float" office:value="4.02797194277691">
            <text:p>4.0280</text:p>
          </table:table-cell>
          <table:table-cell table:style-name="ce11" table:formula="of:=INDIRECT(&quot;R8C&quot;&amp;COLUMN();0)/INDIRECT(&quot;R&quot;&amp;ROW()&amp;&quot;C6&quot;;0)" office:value-type="float" office:value="3.19367463733024">
            <text:p>3.1937</text:p>
          </table:table-cell>
          <table:table-cell table:style-name="ce11" table:formula="of:=INDIRECT(&quot;R8C&quot;&amp;COLUMN();0)/INDIRECT(&quot;R&quot;&amp;ROW()&amp;&quot;C6&quot;;0)" office:value-type="float" office:value="2.53326389079247">
            <text:p>2.5333</text:p>
          </table:table-cell>
          <table:table-cell table:style-name="ce11" table:formula="of:=INDIRECT(&quot;R8C&quot;&amp;COLUMN();0)/INDIRECT(&quot;R&quot;&amp;ROW()&amp;&quot;C6&quot;;0)" office:value-type="float" office:value="2.00818081863009">
            <text:p>2.0082</text:p>
          </table:table-cell>
          <table:table-cell table:style-name="ce11" table:formula="of:=INDIRECT(&quot;R8C&quot;&amp;COLUMN();0)/INDIRECT(&quot;R&quot;&amp;ROW()&amp;&quot;C6&quot;;0)" office:value-type="float" office:value="1.59208903264713">
            <text:p>1.5921</text:p>
          </table:table-cell>
          <table:table-cell table:style-name="ce11" table:formula="of:=INDIRECT(&quot;R8C&quot;&amp;COLUMN();0)/INDIRECT(&quot;R&quot;&amp;ROW()&amp;&quot;C6&quot;;0)" office:value-type="float" office:value="1.26317200125484">
            <text:p>1.2632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5302882170018">
            <text:p>0.7953</text:p>
          </table:table-cell>
          <table:table-cell table:style-name="ce11" table:formula="of:=INDIRECT(&quot;R8C&quot;&amp;COLUMN();0)/INDIRECT(&quot;R&quot;&amp;ROW()&amp;&quot;C6&quot;;0)" office:value-type="float" office:value="0.630541316788952">
            <text:p>0.6305</text:p>
          </table:table-cell>
          <table:table-cell table:style-name="ce11" table:formula="of:=INDIRECT(&quot;R8C&quot;&amp;COLUMN();0)/INDIRECT(&quot;R&quot;&amp;ROW()&amp;&quot;C6&quot;;0)" office:value-type="float" office:value="0.499575121296017">
            <text:p>0.4996</text:p>
          </table:table-cell>
          <table:table-cell table:style-name="ce11" table:formula="of:=INDIRECT(&quot;R8C&quot;&amp;COLUMN();0)/INDIRECT(&quot;R&quot;&amp;ROW()&amp;&quot;C6&quot;;0)" office:value-type="float" office:value="0.396921989833368">
            <text:p>0.3969</text:p>
          </table:table-cell>
          <table:table-cell table:style-name="ce11" table:formula="of:=INDIRECT(&quot;R8C&quot;&amp;COLUMN();0)/INDIRECT(&quot;R&quot;&amp;ROW()&amp;&quot;C6&quot;;0)" office:value-type="float" office:value="0.313834598832269">
            <text:p>0.3138</text:p>
          </table:table-cell>
          <table:table-cell table:style-name="ce11" table:formula="of:=INDIRECT(&quot;R8C&quot;&amp;COLUMN();0)/INDIRECT(&quot;R&quot;&amp;ROW()&amp;&quot;C6&quot;;0)" office:value-type="float" office:value="0.249128161082329">
            <text:p>0.2491</text:p>
          </table:table-cell>
          <table:table-cell table:style-name="ce11" table:formula="of:=INDIRECT(&quot;R8C&quot;&amp;COLUMN();0)/INDIRECT(&quot;R&quot;&amp;ROW()&amp;&quot;C6&quot;;0)" office:value-type="float" office:value="0.198048299114608">
            <text:p>0.1980</text:p>
          </table:table-cell>
          <table:table-cell table:style-name="ce11" table:formula="of:=INDIRECT(&quot;R8C&quot;&amp;COLUMN();0)/INDIRECT(&quot;R&quot;&amp;ROW()&amp;&quot;C6&quot;;0)" office:value-type="float" office:value="0.156943188082685">
            <text:p>0.1569</text:p>
          </table:table-cell>
          <table:table-cell table:style-name="ce11" table:formula="of:=INDIRECT(&quot;R8C&quot;&amp;COLUMN();0)/INDIRECT(&quot;R&quot;&amp;ROW()&amp;&quot;C6&quot;;0)" office:value-type="float" office:value="0.124277782346366">
            <text:p>0.1243</text:p>
          </table:table-cell>
          <table:table-cell table:style-name="ce11" table:formula="of:=INDIRECT(&quot;R8C&quot;&amp;COLUMN();0)/INDIRECT(&quot;R&quot;&amp;ROW()&amp;&quot;C6&quot;;0)" office:value-type="float" office:value="0.0986815054411885">
            <text:p>0.0987</text:p>
          </table:table-cell>
          <table:table-cell table:style-name="ce11" table:formula="of:=INDIRECT(&quot;R8C&quot;&amp;COLUMN();0)/INDIRECT(&quot;R&quot;&amp;ROW()&amp;&quot;C6&quot;;0)" office:value-type="float" office:value="0.0779705722004453">
            <text:p>0.0780</text:p>
          </table:table-cell>
          <table:table-cell table:style-name="ce11" table:formula="of:=INDIRECT(&quot;R8C&quot;&amp;COLUMN();0)/INDIRECT(&quot;R&quot;&amp;ROW()&amp;&quot;C6&quot;;0)" office:value-type="float" office:value="0.0622820402705823">
            <text:p>0.0623</text:p>
          </table:table-cell>
          <table:table-cell table:style-name="ce11" table:formula="of:=INDIRECT(&quot;R8C&quot;&amp;COLUMN();0)/INDIRECT(&quot;R&quot;&amp;ROW()&amp;&quot;C6&quot;;0)" office:value-type="float" office:value="0.0491245062117571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8908686104487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10694455865915">
            <text:p>0.0311</text:p>
          </table:table-cell>
          <table:table-cell table:style-name="ce11" table:formula="of:=INDIRECT(&quot;R8C&quot;&amp;COLUMN();0)/INDIRECT(&quot;R&quot;&amp;ROW()&amp;&quot;C6&quot;;0)" office:value-type="float" office:value="0.0245061812998547">
            <text:p>0.0245</text:p>
          </table:table-cell>
          <table:table-cell table:style-name="ce11" table:formula="of:=INDIRECT(&quot;R8C&quot;&amp;COLUMN();0)/INDIRECT(&quot;R&quot;&amp;ROW()&amp;&quot;C6&quot;;0)" office:value-type="float" office:value="0.0194439418997408">
            <text:p>0.0194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5])+1" office:value-type="float" office:value="47">
            <text:p>47</text:p>
          </table:table-cell>
          <table:table-cell table:style-name="ce6" office:value-type="float" office:value="24">
            <text:p>24</text:p>
          </table:table-cell>
          <table:table-cell table:style-name="ce9" office:value-type="float" office:value="0.0201">
            <text:p>0.0201</text:p>
          </table:table-cell>
          <table:table-cell table:style-name="ce13" office:value-type="float" office:value="0.511">
            <text:p>0.5110</text:p>
          </table:table-cell>
          <table:table-cell table:style-name="ce14" table:formula="of:=[.D56]/2" office:value-type="float" office:value="0.2555">
            <text:p>0.2555</text:p>
          </table:table-cell>
          <table:table-cell table:style-name="ce16" table:formula="of:=pi*[.D56]*[.D56]/4" office:value-type="float" office:value="0.205083953824505">
            <text:p>0.205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2236.5876356172">
            <text:p>22236.5876</text:p>
          </table:table-cell>
          <table:table-cell table:style-name="ce11" table:formula="of:=INDIRECT(&quot;R8C&quot;&amp;COLUMN();0)/INDIRECT(&quot;R&quot;&amp;ROW()&amp;&quot;C6&quot;;0)" office:value-type="float" office:value="15442.0747469564">
            <text:p>15442.0747</text:p>
          </table:table-cell>
          <table:table-cell table:style-name="ce11" table:formula="of:=INDIRECT(&quot;R8C&quot;&amp;COLUMN();0)/INDIRECT(&quot;R&quot;&amp;ROW()&amp;&quot;C6&quot;;0)" office:value-type="float" office:value="12508.0805450347">
            <text:p>12508.0805</text:p>
          </table:table-cell>
          <table:table-cell table:style-name="ce11" table:formula="of:=INDIRECT(&quot;R8C&quot;&amp;COLUMN();0)/INDIRECT(&quot;R&quot;&amp;ROW()&amp;&quot;C6&quot;;0)" office:value-type="float" office:value="9882.92783805209">
            <text:p>9882.9278</text:p>
          </table:table-cell>
          <table:table-cell table:style-name="ce11" table:formula="of:=INDIRECT(&quot;R8C&quot;&amp;COLUMN();0)/INDIRECT(&quot;R&quot;&amp;ROW()&amp;&quot;C6&quot;;0)" office:value-type="float" office:value="7566.61662600863">
            <text:p>7566.6166</text:p>
          </table:table-cell>
          <table:table-cell table:style-name="ce11" table:formula="of:=INDIRECT(&quot;R8C&quot;&amp;COLUMN();0)/INDIRECT(&quot;R&quot;&amp;ROW()&amp;&quot;C6&quot;;0)" office:value-type="float" office:value="6524.27658058908">
            <text:p>6524.2766</text:p>
          </table:table-cell>
          <table:table-cell table:style-name="ce11" table:formula="of:=INDIRECT(&quot;R8C&quot;&amp;COLUMN();0)/INDIRECT(&quot;R&quot;&amp;ROW()&amp;&quot;C6&quot;;0)" office:value-type="float" office:value="5559.1469089043">
            <text:p>5559.1469</text:p>
          </table:table-cell>
          <table:table-cell table:style-name="ce11" table:formula="of:=INDIRECT(&quot;R8C&quot;&amp;COLUMN();0)/INDIRECT(&quot;R&quot;&amp;ROW()&amp;&quot;C6&quot;;0)" office:value-type="float" office:value="4671.22761095431">
            <text:p>4671.2276</text:p>
          </table:table-cell>
          <table:table-cell table:style-name="ce11" table:formula="of:=INDIRECT(&quot;R8C&quot;&amp;COLUMN();0)/INDIRECT(&quot;R&quot;&amp;ROW()&amp;&quot;C6&quot;;0)" office:value-type="float" office:value="3860.5186867391">
            <text:p>3860.5187</text:p>
          </table:table-cell>
          <table:table-cell table:style-name="ce11" table:formula="of:=INDIRECT(&quot;R8C&quot;&amp;COLUMN();0)/INDIRECT(&quot;R&quot;&amp;ROW()&amp;&quot;C6&quot;;0)" office:value-type="float" office:value="2470.73195951302">
            <text:p>2470.7320</text:p>
          </table:table-cell>
          <table:table-cell table:style-name="ce11" table:formula="of:=INDIRECT(&quot;R8C&quot;&amp;COLUMN();0)/INDIRECT(&quot;R&quot;&amp;ROW()&amp;&quot;C6&quot;;0)" office:value-type="float" office:value="1891.65415650216">
            <text:p>1891.6542</text:p>
          </table:table-cell>
          <table:table-cell table:style-name="ce11" table:formula="of:=INDIRECT(&quot;R8C&quot;&amp;COLUMN();0)/INDIRECT(&quot;R&quot;&amp;ROW()&amp;&quot;C6&quot;;0)" office:value-type="float" office:value="1631.06914514727">
            <text:p>1631.0691</text:p>
          </table:table-cell>
          <table:table-cell table:style-name="ce11" table:formula="of:=INDIRECT(&quot;R8C&quot;&amp;COLUMN();0)/INDIRECT(&quot;R&quot;&amp;ROW()&amp;&quot;C6&quot;;0)" office:value-type="float" office:value="1389.78672722607">
            <text:p>1389.7867</text:p>
          </table:table-cell>
          <table:table-cell table:style-name="ce11" table:formula="of:=INDIRECT(&quot;R8C&quot;&amp;COLUMN();0)/INDIRECT(&quot;R&quot;&amp;ROW()&amp;&quot;C6&quot;;0)" office:value-type="float" office:value="965.129671684775">
            <text:p>965.1297</text:p>
          </table:table-cell>
          <table:table-cell table:style-name="ce11" table:formula="of:=INDIRECT(&quot;R8C&quot;&amp;COLUMN();0)/INDIRECT(&quot;R&quot;&amp;ROW()&amp;&quot;C6&quot;;0)" office:value-type="float" office:value="617.682989878256">
            <text:p>617.6830</text:p>
          </table:table-cell>
          <table:table-cell table:style-name="ce11" table:formula="of:=INDIRECT(&quot;R8C&quot;&amp;COLUMN();0)/INDIRECT(&quot;R&quot;&amp;ROW()&amp;&quot;C6&quot;;0)" office:value-type="float" office:value="522.806882632956">
            <text:p>522.8069</text:p>
          </table:table-cell>
          <table:table-cell table:style-name="ce11" table:formula="of:=INDIRECT(&quot;R8C&quot;&amp;COLUMN();0)/INDIRECT(&quot;R&quot;&amp;ROW()&amp;&quot;C6&quot;;0)" office:value-type="float" office:value="414.532787481666">
            <text:p>414.5328</text:p>
          </table:table-cell>
          <table:table-cell table:style-name="ce11" table:formula="of:=INDIRECT(&quot;R8C&quot;&amp;COLUMN();0)/INDIRECT(&quot;R&quot;&amp;ROW()&amp;&quot;C6&quot;;0)" office:value-type="float" office:value="347.446681806519">
            <text:p>347.4467</text:p>
          </table:table-cell>
          <table:table-cell table:style-name="ce11" table:formula="of:=INDIRECT(&quot;R8C&quot;&amp;COLUMN();0)/INDIRECT(&quot;R&quot;&amp;ROW()&amp;&quot;C6&quot;;0)" office:value-type="float" office:value="328.808314919137">
            <text:p>328.8083</text:p>
          </table:table-cell>
          <table:table-cell table:style-name="ce11" table:formula="of:=INDIRECT(&quot;R8C&quot;&amp;COLUMN();0)/INDIRECT(&quot;R&quot;&amp;ROW()&amp;&quot;C6&quot;;0)" office:value-type="float" office:value="260.781415512349">
            <text:p>260.7814</text:p>
          </table:table-cell>
          <table:table-cell table:style-name="ce11" table:formula="of:=INDIRECT(&quot;R8C&quot;&amp;COLUMN();0)/INDIRECT(&quot;R&quot;&amp;ROW()&amp;&quot;C6&quot;;0)" office:value-type="float" office:value="241.282417921194">
            <text:p>241.2824</text:p>
          </table:table-cell>
          <table:table-cell table:style-name="ce11" table:formula="of:=INDIRECT(&quot;R8C&quot;&amp;COLUMN();0)/INDIRECT(&quot;R&quot;&amp;ROW()&amp;&quot;C6&quot;;0)" office:value-type="float" office:value="206.77426940001">
            <text:p>206.7743</text:p>
          </table:table-cell>
          <table:table-cell table:style-name="ce11" table:formula="of:=INDIRECT(&quot;R8C&quot;&amp;COLUMN();0)/INDIRECT(&quot;R&quot;&amp;ROW()&amp;&quot;C6&quot;;0)" office:value-type="float" office:value="164.000352327082">
            <text:p>164.0004</text:p>
          </table:table-cell>
          <table:table-cell table:style-name="ce11" table:formula="of:=INDIRECT(&quot;R8C&quot;&amp;COLUMN();0)/INDIRECT(&quot;R&quot;&amp;ROW()&amp;&quot;C6&quot;;0)" office:value-type="float" office:value="154.420747469564">
            <text:p>154.4207</text:p>
          </table:table-cell>
          <table:table-cell table:style-name="ce11" table:formula="of:=INDIRECT(&quot;R8C&quot;&amp;COLUMN();0)/INDIRECT(&quot;R&quot;&amp;ROW()&amp;&quot;C6&quot;;0)" office:value-type="float" office:value="130.031399236369">
            <text:p>130.0314</text:p>
          </table:table-cell>
          <table:table-cell table:style-name="ce11" table:formula="of:=INDIRECT(&quot;R8C&quot;&amp;COLUMN();0)/INDIRECT(&quot;R&quot;&amp;ROW()&amp;&quot;C6&quot;;0)" office:value-type="float" office:value="103.115877313583">
            <text:p>103.1159</text:p>
          </table:table-cell>
          <table:table-cell table:style-name="ce11" table:formula="of:=INDIRECT(&quot;R8C&quot;&amp;COLUMN();0)/INDIRECT(&quot;R&quot;&amp;ROW()&amp;&quot;C6&quot;;0)" office:value-type="float" office:value="86.8616704516297">
            <text:p>86.8617</text:p>
          </table:table-cell>
          <table:table-cell table:style-name="ce11" table:formula="of:=INDIRECT(&quot;R8C&quot;&amp;COLUMN();0)/INDIRECT(&quot;R&quot;&amp;ROW()&amp;&quot;C6&quot;;0)" office:value-type="float" office:value="81.7768046231441">
            <text:p>81.7768</text:p>
          </table:table-cell>
          <table:table-cell table:style-name="ce11" table:formula="of:=INDIRECT(&quot;R8C&quot;&amp;COLUMN();0)/INDIRECT(&quot;R&quot;&amp;ROW()&amp;&quot;C6&quot;;0)" office:value-type="float" office:value="64.8481929833296">
            <text:p>64.8482</text:p>
          </table:table-cell>
          <table:table-cell table:style-name="ce11" table:formula="of:=INDIRECT(&quot;R8C&quot;&amp;COLUMN();0)/INDIRECT(&quot;R&quot;&amp;ROW()&amp;&quot;C6&quot;;0)" office:value-type="float" office:value="51.4406156532795">
            <text:p>51.4406</text:p>
          </table:table-cell>
          <table:table-cell table:style-name="ce11" table:formula="of:=INDIRECT(&quot;R8C&quot;&amp;COLUMN();0)/INDIRECT(&quot;R&quot;&amp;ROW()&amp;&quot;C6&quot;;0)" office:value-type="float" office:value="40.7998437505984">
            <text:p>40.7998</text:p>
          </table:table-cell>
          <table:table-cell table:style-name="ce11" table:formula="of:=INDIRECT(&quot;R8C&quot;&amp;COLUMN();0)/INDIRECT(&quot;R&quot;&amp;ROW()&amp;&quot;C6&quot;;0)" office:value-type="float" office:value="32.3407002883721">
            <text:p>32.3407</text:p>
          </table:table-cell>
          <table:table-cell table:style-name="ce11" table:formula="of:=INDIRECT(&quot;R8C&quot;&amp;COLUMN();0)/INDIRECT(&quot;R&quot;&amp;ROW()&amp;&quot;C6&quot;;0)" office:value-type="float" office:value="25.6499630439528">
            <text:p>25.6500</text:p>
          </table:table-cell>
          <table:table-cell table:style-name="ce11" table:formula="of:=INDIRECT(&quot;R8C&quot;&amp;COLUMN();0)/INDIRECT(&quot;R&quot;&amp;ROW()&amp;&quot;C6&quot;;0)" office:value-type="float" office:value="20.3469847312166">
            <text:p>20.3470</text:p>
          </table:table-cell>
          <table:table-cell table:style-name="ce11" table:formula="of:=INDIRECT(&quot;R8C&quot;&amp;COLUMN();0)/INDIRECT(&quot;R&quot;&amp;ROW()&amp;&quot;C6&quot;;0)" office:value-type="float" office:value="16.1412103967126">
            <text:p>16.1412</text:p>
          </table:table-cell>
          <table:table-cell table:style-name="ce11" table:formula="of:=INDIRECT(&quot;R8C&quot;&amp;COLUMN();0)/INDIRECT(&quot;R&quot;&amp;ROW()&amp;&quot;C6&quot;;0)" office:value-type="float" office:value="12.7970710896481">
            <text:p>12.7971</text:p>
          </table:table-cell>
          <table:table-cell table:style-name="ce11" table:formula="of:=INDIRECT(&quot;R8C&quot;&amp;COLUMN();0)/INDIRECT(&quot;R&quot;&amp;ROW()&amp;&quot;C6&quot;;0)" office:value-type="float" office:value="10.1500224034069">
            <text:p>10.1500</text:p>
          </table:table-cell>
          <table:table-cell table:style-name="ce11" table:formula="of:=INDIRECT(&quot;R8C&quot;&amp;COLUMN();0)/INDIRECT(&quot;R&quot;&amp;ROW()&amp;&quot;C6&quot;;0)" office:value-type="float" office:value="8.05182271820344">
            <text:p>8.0518</text:p>
          </table:table-cell>
          <table:table-cell table:style-name="ce11" table:formula="of:=INDIRECT(&quot;R8C&quot;&amp;COLUMN();0)/INDIRECT(&quot;R&quot;&amp;ROW()&amp;&quot;C6&quot;;0)" office:value-type="float" office:value="6.38279188575411">
            <text:p>6.3828</text:p>
          </table:table-cell>
          <table:table-cell table:style-name="ce11" table:formula="of:=INDIRECT(&quot;R8C&quot;&amp;COLUMN();0)/INDIRECT(&quot;R&quot;&amp;ROW()&amp;&quot;C6&quot;;0)" office:value-type="float" office:value="5.06470180491037">
            <text:p>5.0647</text:p>
          </table:table-cell>
          <table:table-cell table:style-name="ce11" table:formula="of:=INDIRECT(&quot;R8C&quot;&amp;COLUMN();0)/INDIRECT(&quot;R&quot;&amp;ROW()&amp;&quot;C6&quot;;0)" office:value-type="float" office:value="4.0156708958682">
            <text:p>4.0157</text:p>
          </table:table-cell>
          <table:table-cell table:style-name="ce11" table:formula="of:=INDIRECT(&quot;R8C&quot;&amp;COLUMN();0)/INDIRECT(&quot;R&quot;&amp;ROW()&amp;&quot;C6&quot;;0)" office:value-type="float" office:value="3.1852819191103">
            <text:p>3.1853</text:p>
          </table:table-cell>
          <table:table-cell table:style-name="ce11" table:formula="of:=INDIRECT(&quot;R8C&quot;&amp;COLUMN();0)/INDIRECT(&quot;R&quot;&amp;ROW()&amp;&quot;C6&quot;;0)" office:value-type="float" office:value="2.5250516044286">
            <text:p>2.5251</text:p>
          </table:table-cell>
          <table:table-cell table:style-name="ce11" table:formula="of:=INDIRECT(&quot;R8C&quot;&amp;COLUMN();0)/INDIRECT(&quot;R&quot;&amp;ROW()&amp;&quot;C6&quot;;0)" office:value-type="float" office:value="2.00186503574971">
            <text:p>2.0019</text:p>
          </table:table-cell>
          <table:table-cell table:style-name="ce11" table:formula="of:=INDIRECT(&quot;R8C&quot;&amp;COLUMN();0)/INDIRECT(&quot;R&quot;&amp;ROW()&amp;&quot;C6&quot;;0)" office:value-type="float" office:value="1.58829048601989">
            <text:p>1.5883</text:p>
          </table:table-cell>
          <table:table-cell table:style-name="ce11" table:formula="of:=INDIRECT(&quot;R8C&quot;&amp;COLUMN();0)/INDIRECT(&quot;R&quot;&amp;ROW()&amp;&quot;C6&quot;;0)" office:value-type="float" office:value="1.25738259274436">
            <text:p>1.2574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831675736536">
            <text:p>0.7928</text:p>
          </table:table-cell>
          <table:table-cell table:style-name="ce11" table:formula="of:=INDIRECT(&quot;R8C&quot;&amp;COLUMN();0)/INDIRECT(&quot;R&quot;&amp;ROW()&amp;&quot;C6&quot;;0)" office:value-type="float" office:value="0.628157061285764">
            <text:p>0.6282</text:p>
          </table:table-cell>
          <table:table-cell table:style-name="ce11" table:formula="of:=INDIRECT(&quot;R8C&quot;&amp;COLUMN();0)/INDIRECT(&quot;R&quot;&amp;ROW()&amp;&quot;C6&quot;;0)" office:value-type="float" office:value="0.499082800693931">
            <text:p>0.4991</text:p>
          </table:table-cell>
          <table:table-cell table:style-name="ce11" table:formula="of:=INDIRECT(&quot;R8C&quot;&amp;COLUMN();0)/INDIRECT(&quot;R&quot;&amp;ROW()&amp;&quot;C6&quot;;0)" office:value-type="float" office:value="0.394610161572604">
            <text:p>0.3946</text:p>
          </table:table-cell>
          <table:table-cell table:style-name="ce11" table:formula="of:=INDIRECT(&quot;R8C&quot;&amp;COLUMN();0)/INDIRECT(&quot;R&quot;&amp;ROW()&amp;&quot;C6&quot;;0)" office:value-type="float" office:value="0.313249413107333">
            <text:p>0.3132</text:p>
          </table:table-cell>
          <table:table-cell table:style-name="ce11" table:formula="of:=INDIRECT(&quot;R8C&quot;&amp;COLUMN();0)/INDIRECT(&quot;R&quot;&amp;ROW()&amp;&quot;C6&quot;;0)" office:value-type="float" office:value="0.249022483829336">
            <text:p>0.2490</text:p>
          </table:table-cell>
          <table:table-cell table:style-name="ce11" table:formula="of:=INDIRECT(&quot;R8C&quot;&amp;COLUMN();0)/INDIRECT(&quot;R&quot;&amp;ROW()&amp;&quot;C6&quot;;0)" office:value-type="float" office:value="0.197337632744973">
            <text:p>0.1973</text:p>
          </table:table-cell>
          <table:table-cell table:style-name="ce11" table:formula="of:=INDIRECT(&quot;R8C&quot;&amp;COLUMN();0)/INDIRECT(&quot;R&quot;&amp;ROW()&amp;&quot;C6&quot;;0)" office:value-type="float" office:value="0.156264720187193">
            <text:p>0.1563</text:p>
          </table:table-cell>
          <table:table-cell table:style-name="ce11" table:formula="of:=INDIRECT(&quot;R8C&quot;&amp;COLUMN();0)/INDIRECT(&quot;R&quot;&amp;ROW()&amp;&quot;C6&quot;;0)" office:value-type="float" office:value="0.124080407167558">
            <text:p>0.1241</text:p>
          </table:table-cell>
          <table:table-cell table:style-name="ce11" table:formula="of:=INDIRECT(&quot;R8C&quot;&amp;COLUMN();0)/INDIRECT(&quot;R&quot;&amp;ROW()&amp;&quot;C6&quot;;0)" office:value-type="float" office:value="0.0980388402311572">
            <text:p>0.0980</text:p>
          </table:table-cell>
          <table:table-cell table:style-name="ce11" table:formula="of:=INDIRECT(&quot;R8C&quot;&amp;COLUMN();0)/INDIRECT(&quot;R&quot;&amp;ROW()&amp;&quot;C6&quot;;0)" office:value-type="float" office:value="0.0783123532768334">
            <text:p>0.0783</text:p>
          </table:table-cell>
          <table:table-cell table:style-name="ce11" table:formula="of:=INDIRECT(&quot;R8C&quot;&amp;COLUMN();0)/INDIRECT(&quot;R&quot;&amp;ROW()&amp;&quot;C6&quot;;0)" office:value-type="float" office:value="0.0617682989878256">
            <text:p>0.0618</text:p>
          </table:table-cell>
          <table:table-cell table:style-name="ce11" table:formula="of:=INDIRECT(&quot;R8C&quot;&amp;COLUMN();0)/INDIRECT(&quot;R&quot;&amp;ROW()&amp;&quot;C6&quot;;0)" office:value-type="float" office:value="0.0489007012074862">
            <text:p>0.0489</text:p>
          </table:table-cell>
          <table:table-cell table:style-name="ce11" table:formula="of:=INDIRECT(&quot;R8C&quot;&amp;COLUMN();0)/INDIRECT(&quot;R&quot;&amp;ROW()&amp;&quot;C6&quot;;0)" office:value-type="float" office:value="0.0390661800467982">
            <text:p>0.0391</text:p>
          </table:table-cell>
          <table:table-cell table:style-name="ce11" table:formula="of:=INDIRECT(&quot;R8C&quot;&amp;COLUMN();0)/INDIRECT(&quot;R&quot;&amp;ROW()&amp;&quot;C6&quot;;0)" office:value-type="float" office:value="0.0308136457810747">
            <text:p>0.0308</text:p>
          </table:table-cell>
          <table:table-cell table:style-name="ce11" table:formula="of:=INDIRECT(&quot;R8C&quot;&amp;COLUMN();0)/INDIRECT(&quot;R&quot;&amp;ROW()&amp;&quot;C6&quot;;0)" office:value-type="float" office:value="0.0244484740790668">
            <text:p>0.0244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6])+1" office:value-type="float" office:value="48">
            <text:p>48</text:p>
          </table:table-cell>
          <table:table-cell table:style-name="ce6" office:value-type="float" office:value="25">
            <text:p>25</text:p>
          </table:table-cell>
          <table:table-cell table:style-name="ce9" office:value-type="float" office:value="0.0179">
            <text:p>0.0179</text:p>
          </table:table-cell>
          <table:table-cell table:style-name="ce13" office:value-type="float" office:value="0.455">
            <text:p>0.4550</text:p>
          </table:table-cell>
          <table:table-cell table:style-name="ce14" table:formula="of:=[.D57]/2" office:value-type="float" office:value="0.2275">
            <text:p>0.2275</text:p>
          </table:table-cell>
          <table:table-cell table:style-name="ce16" table:formula="of:=pi*[.D57]*[.D57]/4" office:value-type="float" office:value="0.162597054777357">
            <text:p>0.1626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8047.0474580365">
            <text:p>28047.0475</text:p>
          </table:table-cell>
          <table:table-cell table:style-name="ce11" table:formula="of:=INDIRECT(&quot;R8C&quot;&amp;COLUMN();0)/INDIRECT(&quot;R&quot;&amp;ROW()&amp;&quot;C6&quot;;0)" office:value-type="float" office:value="19477.1162903031">
            <text:p>19477.1163</text:p>
          </table:table-cell>
          <table:table-cell table:style-name="ce11" table:formula="of:=INDIRECT(&quot;R8C&quot;&amp;COLUMN();0)/INDIRECT(&quot;R&quot;&amp;ROW()&amp;&quot;C6&quot;;0)" office:value-type="float" office:value="15776.4641951455">
            <text:p>15776.4642</text:p>
          </table:table-cell>
          <table:table-cell table:style-name="ce11" table:formula="of:=INDIRECT(&quot;R8C&quot;&amp;COLUMN();0)/INDIRECT(&quot;R&quot;&amp;ROW()&amp;&quot;C6&quot;;0)" office:value-type="float" office:value="12465.354425794">
            <text:p>12465.3544</text:p>
          </table:table-cell>
          <table:table-cell table:style-name="ce11" table:formula="of:=INDIRECT(&quot;R8C&quot;&amp;COLUMN();0)/INDIRECT(&quot;R&quot;&amp;ROW()&amp;&quot;C6&quot;;0)" office:value-type="float" office:value="9543.78698224852">
            <text:p>9543.7870</text:p>
          </table:table-cell>
          <table:table-cell table:style-name="ce11" table:formula="of:=INDIRECT(&quot;R8C&quot;&amp;COLUMN();0)/INDIRECT(&quot;R&quot;&amp;ROW()&amp;&quot;C6&quot;;0)" office:value-type="float" office:value="8229.08163265306">
            <text:p>8229.0816</text:p>
          </table:table-cell>
          <table:table-cell table:style-name="ce11" table:formula="of:=INDIRECT(&quot;R8C&quot;&amp;COLUMN();0)/INDIRECT(&quot;R&quot;&amp;ROW()&amp;&quot;C6&quot;;0)" office:value-type="float" office:value="7011.76186450912">
            <text:p>7011.7619</text:p>
          </table:table-cell>
          <table:table-cell table:style-name="ce11" table:formula="of:=INDIRECT(&quot;R8C&quot;&amp;COLUMN();0)/INDIRECT(&quot;R&quot;&amp;ROW()&amp;&quot;C6&quot;;0)" office:value-type="float" office:value="5891.82767781669">
            <text:p>5891.8277</text:p>
          </table:table-cell>
          <table:table-cell table:style-name="ce11" table:formula="of:=INDIRECT(&quot;R8C&quot;&amp;COLUMN();0)/INDIRECT(&quot;R&quot;&amp;ROW()&amp;&quot;C6&quot;;0)" office:value-type="float" office:value="4869.27907257578">
            <text:p>4869.2791</text:p>
          </table:table-cell>
          <table:table-cell table:style-name="ce11" table:formula="of:=INDIRECT(&quot;R8C&quot;&amp;COLUMN();0)/INDIRECT(&quot;R&quot;&amp;ROW()&amp;&quot;C6&quot;;0)" office:value-type="float" office:value="3116.3386064485">
            <text:p>3116.3386</text:p>
          </table:table-cell>
          <table:table-cell table:style-name="ce11" table:formula="of:=INDIRECT(&quot;R8C&quot;&amp;COLUMN();0)/INDIRECT(&quot;R&quot;&amp;ROW()&amp;&quot;C6&quot;;0)" office:value-type="float" office:value="2385.94674556213">
            <text:p>2385.9467</text:p>
          </table:table-cell>
          <table:table-cell table:style-name="ce11" table:formula="of:=INDIRECT(&quot;R8C&quot;&amp;COLUMN();0)/INDIRECT(&quot;R&quot;&amp;ROW()&amp;&quot;C6&quot;;0)" office:value-type="float" office:value="2057.27040816326">
            <text:p>2057.2704</text:p>
          </table:table-cell>
          <table:table-cell table:style-name="ce11" table:formula="of:=INDIRECT(&quot;R8C&quot;&amp;COLUMN();0)/INDIRECT(&quot;R&quot;&amp;ROW()&amp;&quot;C6&quot;;0)" office:value-type="float" office:value="1752.94046612728">
            <text:p>1752.9405</text:p>
          </table:table-cell>
          <table:table-cell table:style-name="ce11" table:formula="of:=INDIRECT(&quot;R8C&quot;&amp;COLUMN();0)/INDIRECT(&quot;R&quot;&amp;ROW()&amp;&quot;C6&quot;;0)" office:value-type="float" office:value="1217.31976814394">
            <text:p>1217.3198</text:p>
          </table:table-cell>
          <table:table-cell table:style-name="ce11" table:formula="of:=INDIRECT(&quot;R8C&quot;&amp;COLUMN();0)/INDIRECT(&quot;R&quot;&amp;ROW()&amp;&quot;C6&quot;;0)" office:value-type="float" office:value="779.084651612124">
            <text:p>779.0847</text:p>
          </table:table-cell>
          <table:table-cell table:style-name="ce11" table:formula="of:=INDIRECT(&quot;R8C&quot;&amp;COLUMN();0)/INDIRECT(&quot;R&quot;&amp;ROW()&amp;&quot;C6&quot;;0)" office:value-type="float" office:value="659.417249124502">
            <text:p>659.4172</text:p>
          </table:table-cell>
          <table:table-cell table:style-name="ce11" table:formula="of:=INDIRECT(&quot;R8C&quot;&amp;COLUMN();0)/INDIRECT(&quot;R&quot;&amp;ROW()&amp;&quot;C6&quot;;0)" office:value-type="float" office:value="522.850940707644">
            <text:p>522.8509</text:p>
          </table:table-cell>
          <table:table-cell table:style-name="ce11" table:formula="of:=INDIRECT(&quot;R8C&quot;&amp;COLUMN();0)/INDIRECT(&quot;R&quot;&amp;ROW()&amp;&quot;C6&quot;;0)" office:value-type="float" office:value="438.23511653182">
            <text:p>438.2351</text:p>
          </table:table-cell>
          <table:table-cell table:style-name="ce11" table:formula="of:=INDIRECT(&quot;R8C&quot;&amp;COLUMN();0)/INDIRECT(&quot;R&quot;&amp;ROW()&amp;&quot;C6&quot;;0)" office:value-type="float" office:value="414.726511290907">
            <text:p>414.7265</text:p>
          </table:table-cell>
          <table:table-cell table:style-name="ce11" table:formula="of:=INDIRECT(&quot;R8C&quot;&amp;COLUMN();0)/INDIRECT(&quot;R&quot;&amp;ROW()&amp;&quot;C6&quot;;0)" office:value-type="float" office:value="328.924062311315">
            <text:p>328.9241</text:p>
          </table:table-cell>
          <table:table-cell table:style-name="ce11" table:formula="of:=INDIRECT(&quot;R8C&quot;&amp;COLUMN();0)/INDIRECT(&quot;R&quot;&amp;ROW()&amp;&quot;C6&quot;;0)" office:value-type="float" office:value="304.329942035986">
            <text:p>304.3299</text:p>
          </table:table-cell>
          <table:table-cell table:style-name="ce11" table:formula="of:=INDIRECT(&quot;R8C&quot;&amp;COLUMN();0)/INDIRECT(&quot;R&quot;&amp;ROW()&amp;&quot;C6&quot;;0)" office:value-type="float" office:value="260.804753049149">
            <text:p>260.8048</text:p>
          </table:table-cell>
          <table:table-cell table:style-name="ce11" table:formula="of:=INDIRECT(&quot;R8C&quot;&amp;COLUMN();0)/INDIRECT(&quot;R&quot;&amp;ROW()&amp;&quot;C6&quot;;0)" office:value-type="float" office:value="206.853935515034">
            <text:p>206.8539</text:p>
          </table:table-cell>
          <table:table-cell table:style-name="ce11" table:formula="of:=INDIRECT(&quot;R8C&quot;&amp;COLUMN();0)/INDIRECT(&quot;R&quot;&amp;ROW()&amp;&quot;C6&quot;;0)" office:value-type="float" office:value="194.771162903031">
            <text:p>194.7712</text:p>
          </table:table-cell>
          <table:table-cell table:style-name="ce11" table:formula="of:=INDIRECT(&quot;R8C&quot;&amp;COLUMN();0)/INDIRECT(&quot;R&quot;&amp;ROW()&amp;&quot;C6&quot;;0)" office:value-type="float" office:value="164.008834681802">
            <text:p>164.0088</text:p>
          </table:table-cell>
          <table:table-cell table:style-name="ce11" table:formula="of:=INDIRECT(&quot;R8C&quot;&amp;COLUMN();0)/INDIRECT(&quot;R&quot;&amp;ROW()&amp;&quot;C6&quot;;0)" office:value-type="float" office:value="130.060239101558">
            <text:p>130.0602</text:p>
          </table:table-cell>
          <table:table-cell table:style-name="ce11" table:formula="of:=INDIRECT(&quot;R8C&quot;&amp;COLUMN();0)/INDIRECT(&quot;R&quot;&amp;ROW()&amp;&quot;C6&quot;;0)" office:value-type="float" office:value="109.558779132955">
            <text:p>109.5588</text:p>
          </table:table-cell>
          <table:table-cell table:style-name="ce11" table:formula="of:=INDIRECT(&quot;R8C&quot;&amp;COLUMN();0)/INDIRECT(&quot;R&quot;&amp;ROW()&amp;&quot;C6&quot;;0)" office:value-type="float" office:value="103.145228837097">
            <text:p>103.1452</text:p>
          </table:table-cell>
          <table:table-cell table:style-name="ce11" table:formula="of:=INDIRECT(&quot;R8C&quot;&amp;COLUMN();0)/INDIRECT(&quot;R&quot;&amp;ROW()&amp;&quot;C6&quot;;0)" office:value-type="float" office:value="81.7931409250091">
            <text:p>81.7931</text:p>
          </table:table-cell>
          <table:table-cell table:style-name="ce11" table:formula="of:=INDIRECT(&quot;R8C&quot;&amp;COLUMN();0)/INDIRECT(&quot;R&quot;&amp;ROW()&amp;&quot;C6&quot;;0)" office:value-type="float" office:value="64.8821398381838">
            <text:p>64.8821</text:p>
          </table:table-cell>
          <table:table-cell table:style-name="ce11" table:formula="of:=INDIRECT(&quot;R8C&quot;&amp;COLUMN();0)/INDIRECT(&quot;R&quot;&amp;ROW()&amp;&quot;C6&quot;;0)" office:value-type="float" office:value="51.4609153483879">
            <text:p>51.4609</text:p>
          </table:table-cell>
          <table:table-cell table:style-name="ce11" table:formula="of:=INDIRECT(&quot;R8C&quot;&amp;COLUMN();0)/INDIRECT(&quot;R&quot;&amp;ROW()&amp;&quot;C6&quot;;0)" office:value-type="float" office:value="40.7913826832508">
            <text:p>40.7914</text:p>
          </table:table-cell>
          <table:table-cell table:style-name="ce11" table:formula="of:=INDIRECT(&quot;R8C&quot;&amp;COLUMN();0)/INDIRECT(&quot;R&quot;&amp;ROW()&amp;&quot;C6&quot;;0)" office:value-type="float" office:value="32.3523439198164">
            <text:p>32.3523</text:p>
          </table:table-cell>
          <table:table-cell table:style-name="ce11" table:formula="of:=INDIRECT(&quot;R8C&quot;&amp;COLUMN();0)/INDIRECT(&quot;R&quot;&amp;ROW()&amp;&quot;C6&quot;;0)" office:value-type="float" office:value="25.6636879603913">
            <text:p>25.6637</text:p>
          </table:table-cell>
          <table:table-cell table:style-name="ce11" table:formula="of:=INDIRECT(&quot;R8C&quot;&amp;COLUMN();0)/INDIRECT(&quot;R&quot;&amp;ROW()&amp;&quot;C6&quot;;0)" office:value-type="float" office:value="20.3589373264098">
            <text:p>20.3589</text:p>
          </table:table-cell>
          <table:table-cell table:style-name="ce11" table:formula="of:=INDIRECT(&quot;R8C&quot;&amp;COLUMN();0)/INDIRECT(&quot;R&quot;&amp;ROW()&amp;&quot;C6&quot;;0)" office:value-type="float" office:value="16.1409684820674">
            <text:p>16.1410</text:p>
          </table:table-cell>
          <table:table-cell table:style-name="ce11" table:formula="of:=INDIRECT(&quot;R8C&quot;&amp;COLUMN();0)/INDIRECT(&quot;R&quot;&amp;ROW()&amp;&quot;C6&quot;;0)" office:value-type="float" office:value="12.8022412752083">
            <text:p>12.8022</text:p>
          </table:table-cell>
          <table:table-cell table:style-name="ce11" table:formula="of:=INDIRECT(&quot;R8C&quot;&amp;COLUMN();0)/INDIRECT(&quot;R&quot;&amp;ROW()&amp;&quot;C6&quot;;0)" office:value-type="float" office:value="10.1557782876464">
            <text:p>10.1558</text:p>
          </table:table-cell>
          <table:table-cell table:style-name="ce11" table:formula="of:=INDIRECT(&quot;R8C&quot;&amp;COLUMN();0)/INDIRECT(&quot;R&quot;&amp;ROW()&amp;&quot;C6&quot;;0)" office:value-type="float" office:value="8.05062673590146">
            <text:p>8.0506</text:p>
          </table:table-cell>
          <table:table-cell table:style-name="ce11" table:formula="of:=INDIRECT(&quot;R8C&quot;&amp;COLUMN();0)/INDIRECT(&quot;R&quot;&amp;ROW()&amp;&quot;C6&quot;;0)" office:value-type="float" office:value="6.38811737712836">
            <text:p>6.3881</text:p>
          </table:table-cell>
          <table:table-cell table:style-name="ce11" table:formula="of:=INDIRECT(&quot;R8C&quot;&amp;COLUMN();0)/INDIRECT(&quot;R&quot;&amp;ROW()&amp;&quot;C6&quot;;0)" office:value-type="float" office:value="5.06497282936843">
            <text:p>5.0650</text:p>
          </table:table-cell>
          <table:table-cell table:style-name="ce11" table:formula="of:=INDIRECT(&quot;R8C&quot;&amp;COLUMN();0)/INDIRECT(&quot;R&quot;&amp;ROW()&amp;&quot;C6&quot;;0)" office:value-type="float" office:value="4.01760173892042">
            <text:p>4.0176</text:p>
          </table:table-cell>
          <table:table-cell table:style-name="ce11" table:formula="of:=INDIRECT(&quot;R8C&quot;&amp;COLUMN();0)/INDIRECT(&quot;R&quot;&amp;ROW()&amp;&quot;C6&quot;;0)" office:value-type="float" office:value="3.18485207100592">
            <text:p>3.1849</text:p>
          </table:table-cell>
          <table:table-cell table:style-name="ce11" table:formula="of:=INDIRECT(&quot;R8C&quot;&amp;COLUMN();0)/INDIRECT(&quot;R&quot;&amp;ROW()&amp;&quot;C6&quot;;0)" office:value-type="float" office:value="2.52495592319768">
            <text:p>2.5250</text:p>
          </table:table-cell>
          <table:table-cell table:style-name="ce11" table:formula="of:=INDIRECT(&quot;R8C&quot;&amp;COLUMN();0)/INDIRECT(&quot;R&quot;&amp;ROW()&amp;&quot;C6&quot;;0)" office:value-type="float" office:value="2.00331360946746">
            <text:p>2.0033</text:p>
          </table:table-cell>
          <table:table-cell table:style-name="ce11" table:formula="of:=INDIRECT(&quot;R8C&quot;&amp;COLUMN();0)/INDIRECT(&quot;R&quot;&amp;ROW()&amp;&quot;C6&quot;;0)" office:value-type="float" office:value="1.58593889626857">
            <text:p>1.5859</text:p>
          </table:table-cell>
          <table:table-cell table:style-name="ce11" table:formula="of:=INDIRECT(&quot;R8C&quot;&amp;COLUMN();0)/INDIRECT(&quot;R&quot;&amp;ROW()&amp;&quot;C6&quot;;0)" office:value-type="float" office:value="1.26130177514793">
            <text:p>1.2613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295616471441">
            <text:p>0.7923</text:p>
          </table:table-cell>
          <table:table-cell table:style-name="ce11" table:formula="of:=INDIRECT(&quot;R8C&quot;&amp;COLUMN();0)/INDIRECT(&quot;R&quot;&amp;ROW()&amp;&quot;C6&quot;;0)" office:value-type="float" office:value="0.629494022461055">
            <text:p>0.6295</text:p>
          </table:table-cell>
          <table:table-cell table:style-name="ce11" table:formula="of:=INDIRECT(&quot;R8C&quot;&amp;COLUMN();0)/INDIRECT(&quot;R&quot;&amp;ROW()&amp;&quot;C6&quot;;0)" office:value-type="float" office:value="0.497722497282937">
            <text:p>0.4977</text:p>
          </table:table-cell>
          <table:table-cell table:style-name="ce11" table:formula="of:=INDIRECT(&quot;R8C&quot;&amp;COLUMN();0)/INDIRECT(&quot;R&quot;&amp;ROW()&amp;&quot;C6&quot;;0)" office:value-type="float" office:value="0.395102040816327">
            <text:p>0.3951</text:p>
          </table:table-cell>
          <table:table-cell table:style-name="ce11" table:formula="of:=INDIRECT(&quot;R8C&quot;&amp;COLUMN();0)/INDIRECT(&quot;R&quot;&amp;ROW()&amp;&quot;C6&quot;;0)" office:value-type="float" office:value="0.314092500905688">
            <text:p>0.3141</text:p>
          </table:table-cell>
          <table:table-cell table:style-name="ce11" table:formula="of:=INDIRECT(&quot;R8C&quot;&amp;COLUMN();0)/INDIRECT(&quot;R&quot;&amp;ROW()&amp;&quot;C6&quot;;0)" office:value-type="float" office:value="0.248902306484724">
            <text:p>0.2489</text:p>
          </table:table-cell>
          <table:table-cell table:style-name="ce11" table:formula="of:=INDIRECT(&quot;R8C&quot;&amp;COLUMN();0)/INDIRECT(&quot;R&quot;&amp;ROW()&amp;&quot;C6&quot;;0)" office:value-type="float" office:value="0.197096968965101">
            <text:p>0.1971</text:p>
          </table:table-cell>
          <table:table-cell table:style-name="ce11" table:formula="of:=INDIRECT(&quot;R8C&quot;&amp;COLUMN();0)/INDIRECT(&quot;R&quot;&amp;ROW()&amp;&quot;C6&quot;;0)" office:value-type="float" office:value="0.156502837821519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3656563217003">
            <text:p>0.1237</text:p>
          </table:table-cell>
          <table:table-cell table:style-name="ce11" table:formula="of:=INDIRECT(&quot;R8C&quot;&amp;COLUMN();0)/INDIRECT(&quot;R&quot;&amp;ROW()&amp;&quot;C6&quot;;0)" office:value-type="float" office:value="0.0987755102040816">
            <text:p>0.0988</text:p>
          </table:table-cell>
          <table:table-cell table:style-name="ce11" table:formula="of:=INDIRECT(&quot;R8C&quot;&amp;COLUMN();0)/INDIRECT(&quot;R&quot;&amp;ROW()&amp;&quot;C6&quot;;0)" office:value-type="float" office:value="0.0779084651612124">
            <text:p>0.0779</text:p>
          </table:table-cell>
          <table:table-cell table:style-name="ce11" table:formula="of:=INDIRECT(&quot;R8C&quot;&amp;COLUMN();0)/INDIRECT(&quot;R&quot;&amp;ROW()&amp;&quot;C6&quot;;0)" office:value-type="float" office:value="0.0616785412389808">
            <text:p>0.0617</text:p>
          </table:table-cell>
          <table:table-cell table:style-name="ce11" table:formula="of:=INDIRECT(&quot;R8C&quot;&amp;COLUMN();0)/INDIRECT(&quot;R&quot;&amp;ROW()&amp;&quot;C6&quot;;0)" office:value-type="float" office:value="0.0492742422412752">
            <text:p>0.0493</text:p>
          </table:table-cell>
          <table:table-cell table:style-name="ce11" table:formula="of:=INDIRECT(&quot;R8C&quot;&amp;COLUMN();0)/INDIRECT(&quot;R&quot;&amp;ROW()&amp;&quot;C6&quot;;0)" office:value-type="float" office:value="0.038865306122449">
            <text:p>0.0389</text:p>
          </table:table-cell>
          <table:table-cell table:style-name="ce11" table:formula="of:=INDIRECT(&quot;R8C&quot;&amp;COLUMN();0)/INDIRECT(&quot;R&quot;&amp;ROW()&amp;&quot;C6&quot;;0)" office:value-type="float" office:value="0.0308369037555851">
            <text:p>0.0308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7])+1" office:value-type="float" office:value="49">
            <text:p>49</text:p>
          </table:table-cell>
          <table:table-cell table:style-name="ce6" office:value-type="float" office:value="26">
            <text:p>26</text:p>
          </table:table-cell>
          <table:table-cell table:style-name="ce9" office:value-type="float" office:value="0.0159">
            <text:p>0.0159</text:p>
          </table:table-cell>
          <table:table-cell table:style-name="ce13" office:value-type="float" office:value="0.405">
            <text:p>0.4050</text:p>
          </table:table-cell>
          <table:table-cell table:style-name="ce14" table:formula="of:=[.D58]/2" office:value-type="float" office:value="0.2025">
            <text:p>0.2025</text:p>
          </table:table-cell>
          <table:table-cell table:style-name="ce16" table:formula="of:=pi*[.D58]*[.D58]/4" office:value-type="float" office:value="0.128824933751266">
            <text:p>0.1288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35399.7256515775">
            <text:p>35399.7257</text:p>
          </table:table-cell>
          <table:table-cell table:style-name="ce11" table:formula="of:=INDIRECT(&quot;R8C&quot;&amp;COLUMN();0)/INDIRECT(&quot;R&quot;&amp;ROW()&amp;&quot;C6&quot;;0)" office:value-type="float" office:value="24583.1428135955">
            <text:p>24583.1428</text:p>
          </table:table-cell>
          <table:table-cell table:style-name="ce11" table:formula="of:=INDIRECT(&quot;R8C&quot;&amp;COLUMN();0)/INDIRECT(&quot;R&quot;&amp;ROW()&amp;&quot;C6&quot;;0)" office:value-type="float" office:value="19912.3456790123">
            <text:p>19912.3457</text:p>
          </table:table-cell>
          <table:table-cell table:style-name="ce11" table:formula="of:=INDIRECT(&quot;R8C&quot;&amp;COLUMN();0)/INDIRECT(&quot;R&quot;&amp;ROW()&amp;&quot;C6&quot;;0)" office:value-type="float" office:value="15733.2114007011">
            <text:p>15733.2114</text:p>
          </table:table-cell>
          <table:table-cell table:style-name="ce11" table:formula="of:=INDIRECT(&quot;R8C&quot;&amp;COLUMN();0)/INDIRECT(&quot;R&quot;&amp;ROW()&amp;&quot;C6&quot;;0)" office:value-type="float" office:value="12045.7399786618">
            <text:p>12045.7400</text:p>
          </table:table-cell>
          <table:table-cell table:style-name="ce11" table:formula="of:=INDIRECT(&quot;R8C&quot;&amp;COLUMN();0)/INDIRECT(&quot;R&quot;&amp;ROW()&amp;&quot;C6&quot;;0)" office:value-type="float" office:value="10386.3778387441">
            <text:p>10386.3778</text:p>
          </table:table-cell>
          <table:table-cell table:style-name="ce11" table:formula="of:=INDIRECT(&quot;R8C&quot;&amp;COLUMN();0)/INDIRECT(&quot;R&quot;&amp;ROW()&amp;&quot;C6&quot;;0)" office:value-type="float" office:value="8849.93141289437">
            <text:p>8849.9314</text:p>
          </table:table-cell>
          <table:table-cell table:style-name="ce11" table:formula="of:=INDIRECT(&quot;R8C&quot;&amp;COLUMN();0)/INDIRECT(&quot;R&quot;&amp;ROW()&amp;&quot;C6&quot;;0)" office:value-type="float" office:value="7436.40070111263">
            <text:p>7436.4007</text:p>
          </table:table-cell>
          <table:table-cell table:style-name="ce11" table:formula="of:=INDIRECT(&quot;R8C&quot;&amp;COLUMN();0)/INDIRECT(&quot;R&quot;&amp;ROW()&amp;&quot;C6&quot;;0)" office:value-type="float" office:value="6145.78570339887">
            <text:p>6145.7857</text:p>
          </table:table-cell>
          <table:table-cell table:style-name="ce11" table:formula="of:=INDIRECT(&quot;R8C&quot;&amp;COLUMN();0)/INDIRECT(&quot;R&quot;&amp;ROW()&amp;&quot;C6&quot;;0)" office:value-type="float" office:value="3933.30285017528">
            <text:p>3933.3029</text:p>
          </table:table-cell>
          <table:table-cell table:style-name="ce11" table:formula="of:=INDIRECT(&quot;R8C&quot;&amp;COLUMN();0)/INDIRECT(&quot;R&quot;&amp;ROW()&amp;&quot;C6&quot;;0)" office:value-type="float" office:value="3011.43499466545">
            <text:p>3011.4350</text:p>
          </table:table-cell>
          <table:table-cell table:style-name="ce11" table:formula="of:=INDIRECT(&quot;R8C&quot;&amp;COLUMN();0)/INDIRECT(&quot;R&quot;&amp;ROW()&amp;&quot;C6&quot;;0)" office:value-type="float" office:value="2596.59445968602">
            <text:p>2596.5945</text:p>
          </table:table-cell>
          <table:table-cell table:style-name="ce11" table:formula="of:=INDIRECT(&quot;R8C&quot;&amp;COLUMN();0)/INDIRECT(&quot;R&quot;&amp;ROW()&amp;&quot;C6&quot;;0)" office:value-type="float" office:value="2212.48285322359">
            <text:p>2212.4829</text:p>
          </table:table-cell>
          <table:table-cell table:style-name="ce11" table:formula="of:=INDIRECT(&quot;R8C&quot;&amp;COLUMN();0)/INDIRECT(&quot;R&quot;&amp;ROW()&amp;&quot;C6&quot;;0)" office:value-type="float" office:value="1536.44642584972">
            <text:p>1536.4464</text:p>
          </table:table-cell>
          <table:table-cell table:style-name="ce11" table:formula="of:=INDIRECT(&quot;R8C&quot;&amp;COLUMN();0)/INDIRECT(&quot;R&quot;&amp;ROW()&amp;&quot;C6&quot;;0)" office:value-type="float" office:value="983.325712543819">
            <text:p>983.3257</text:p>
          </table:table-cell>
          <table:table-cell table:style-name="ce11" table:formula="of:=INDIRECT(&quot;R8C&quot;&amp;COLUMN();0)/INDIRECT(&quot;R&quot;&amp;ROW()&amp;&quot;C6&quot;;0)" office:value-type="float" office:value="832.286883097089">
            <text:p>832.2869</text:p>
          </table:table-cell>
          <table:table-cell table:style-name="ce11" table:formula="of:=INDIRECT(&quot;R8C&quot;&amp;COLUMN();0)/INDIRECT(&quot;R&quot;&amp;ROW()&amp;&quot;C6&quot;;0)" office:value-type="float" office:value="659.919012345679">
            <text:p>659.9190</text:p>
          </table:table-cell>
          <table:table-cell table:style-name="ce11" table:formula="of:=INDIRECT(&quot;R8C&quot;&amp;COLUMN();0)/INDIRECT(&quot;R&quot;&amp;ROW()&amp;&quot;C6&quot;;0)" office:value-type="float" office:value="553.120713305898">
            <text:p>553.1207</text:p>
          </table:table-cell>
          <table:table-cell table:style-name="ce11" table:formula="of:=INDIRECT(&quot;R8C&quot;&amp;COLUMN();0)/INDIRECT(&quot;R&quot;&amp;ROW()&amp;&quot;C6&quot;;0)" office:value-type="float" office:value="523.449205913733">
            <text:p>523.4492</text:p>
          </table:table-cell>
          <table:table-cell table:style-name="ce11" table:formula="of:=INDIRECT(&quot;R8C&quot;&amp;COLUMN();0)/INDIRECT(&quot;R&quot;&amp;ROW()&amp;&quot;C6&quot;;0)" office:value-type="float" office:value="415.153202255754">
            <text:p>415.1532</text:p>
          </table:table-cell>
          <table:table-cell table:style-name="ce11" table:formula="of:=INDIRECT(&quot;R8C&quot;&amp;COLUMN();0)/INDIRECT(&quot;R&quot;&amp;ROW()&amp;&quot;C6&quot;;0)" office:value-type="float" office:value="384.11160646243">
            <text:p>384.1116</text:p>
          </table:table-cell>
          <table:table-cell table:style-name="ce11" table:formula="of:=INDIRECT(&quot;R8C&quot;&amp;COLUMN();0)/INDIRECT(&quot;R&quot;&amp;ROW()&amp;&quot;C6&quot;;0)" office:value-type="float" office:value="329.176064624295">
            <text:p>329.1761</text:p>
          </table:table-cell>
          <table:table-cell table:style-name="ce11" table:formula="of:=INDIRECT(&quot;R8C&quot;&amp;COLUMN();0)/INDIRECT(&quot;R&quot;&amp;ROW()&amp;&quot;C6&quot;;0)" office:value-type="float" office:value="261.081761926536">
            <text:p>261.0818</text:p>
          </table:table-cell>
          <table:table-cell table:style-name="ce11" table:formula="of:=INDIRECT(&quot;R8C&quot;&amp;COLUMN();0)/INDIRECT(&quot;R&quot;&amp;ROW()&amp;&quot;C6&quot;;0)" office:value-type="float" office:value="245.831428135955">
            <text:p>245.8314</text:p>
          </table:table-cell>
          <table:table-cell table:style-name="ce11" table:formula="of:=INDIRECT(&quot;R8C&quot;&amp;COLUMN();0)/INDIRECT(&quot;R&quot;&amp;ROW()&amp;&quot;C6&quot;;0)" office:value-type="float" office:value="207.004596860235">
            <text:p>207.0046</text:p>
          </table:table-cell>
          <table:table-cell table:style-name="ce11" table:formula="of:=INDIRECT(&quot;R8C&quot;&amp;COLUMN();0)/INDIRECT(&quot;R&quot;&amp;ROW()&amp;&quot;C6&quot;;0)" office:value-type="float" office:value="164.156201798506">
            <text:p>164.1562</text:p>
          </table:table-cell>
          <table:table-cell table:style-name="ce11" table:formula="of:=INDIRECT(&quot;R8C&quot;&amp;COLUMN();0)/INDIRECT(&quot;R&quot;&amp;ROW()&amp;&quot;C6&quot;;0)" office:value-type="float" office:value="138.280178326475">
            <text:p>138.2802</text:p>
          </table:table-cell>
          <table:table-cell table:style-name="ce11" table:formula="of:=INDIRECT(&quot;R8C&quot;&amp;COLUMN();0)/INDIRECT(&quot;R&quot;&amp;ROW()&amp;&quot;C6&quot;;0)" office:value-type="float" office:value="130.185282731291">
            <text:p>130.1853</text:p>
          </table:table-cell>
          <table:table-cell table:style-name="ce11" table:formula="of:=INDIRECT(&quot;R8C&quot;&amp;COLUMN();0)/INDIRECT(&quot;R&quot;&amp;ROW()&amp;&quot;C6&quot;;0)" office:value-type="float" office:value="103.235634811767">
            <text:p>103.2356</text:p>
          </table:table-cell>
          <table:table-cell table:style-name="ce11" table:formula="of:=INDIRECT(&quot;R8C&quot;&amp;COLUMN();0)/INDIRECT(&quot;R&quot;&amp;ROW()&amp;&quot;C6&quot;;0)" office:value-type="float" office:value="81.8913275415333">
            <text:p>81.8913</text:p>
          </table:table-cell>
          <table:table-cell table:style-name="ce11" table:formula="of:=INDIRECT(&quot;R8C&quot;&amp;COLUMN();0)/INDIRECT(&quot;R&quot;&amp;ROW()&amp;&quot;C6&quot;;0)" office:value-type="float" office:value="64.9516598079561">
            <text:p>64.9517</text:p>
          </table:table-cell>
          <table:table-cell table:style-name="ce11" table:formula="of:=INDIRECT(&quot;R8C&quot;&amp;COLUMN();0)/INDIRECT(&quot;R&quot;&amp;ROW()&amp;&quot;C6&quot;;0)" office:value-type="float" office:value="51.4850541076056">
            <text:p>51.4851</text:p>
          </table:table-cell>
          <table:table-cell table:style-name="ce11" table:formula="of:=INDIRECT(&quot;R8C&quot;&amp;COLUMN();0)/INDIRECT(&quot;R&quot;&amp;ROW()&amp;&quot;C6&quot;;0)" office:value-type="float" office:value="40.8336777930194">
            <text:p>40.8337</text:p>
          </table:table-cell>
          <table:table-cell table:style-name="ce11" table:formula="of:=INDIRECT(&quot;R8C&quot;&amp;COLUMN();0)/INDIRECT(&quot;R&quot;&amp;ROW()&amp;&quot;C6&quot;;0)" office:value-type="float" office:value="32.3915561652187">
            <text:p>32.3916</text:p>
          </table:table-cell>
          <table:table-cell table:style-name="ce11" table:formula="of:=INDIRECT(&quot;R8C&quot;&amp;COLUMN();0)/INDIRECT(&quot;R&quot;&amp;ROW()&amp;&quot;C6&quot;;0)" office:value-type="float" office:value="25.6961377838744">
            <text:p>25.6961</text:p>
          </table:table-cell>
          <table:table-cell table:style-name="ce11" table:formula="of:=INDIRECT(&quot;R8C&quot;&amp;COLUMN();0)/INDIRECT(&quot;R&quot;&amp;ROW()&amp;&quot;C6&quot;;0)" office:value-type="float" office:value="20.3724066453285">
            <text:p>20.3724</text:p>
          </table:table-cell>
          <table:table-cell table:style-name="ce11" table:formula="of:=INDIRECT(&quot;R8C&quot;&amp;COLUMN();0)/INDIRECT(&quot;R&quot;&amp;ROW()&amp;&quot;C6&quot;;0)" office:value-type="float" office:value="16.1584148757811">
            <text:p>16.1584</text:p>
          </table:table-cell>
          <table:table-cell table:style-name="ce11" table:formula="of:=INDIRECT(&quot;R8C&quot;&amp;COLUMN();0)/INDIRECT(&quot;R&quot;&amp;ROW()&amp;&quot;C6&quot;;0)" office:value-type="float" office:value="12.8181679622009">
            <text:p>12.8182</text:p>
          </table:table-cell>
          <table:table-cell table:style-name="ce11" table:formula="of:=INDIRECT(&quot;R8C&quot;&amp;COLUMN();0)/INDIRECT(&quot;R&quot;&amp;ROW()&amp;&quot;C6&quot;;0)" office:value-type="float" office:value="10.1611400701113">
            <text:p>10.1611</text:p>
          </table:table-cell>
          <table:table-cell table:style-name="ce11" table:formula="of:=INDIRECT(&quot;R8C&quot;&amp;COLUMN();0)/INDIRECT(&quot;R&quot;&amp;ROW()&amp;&quot;C6&quot;;0)" office:value-type="float" office:value="8.06279530559366">
            <text:p>8.0628</text:p>
          </table:table-cell>
          <table:table-cell table:style-name="ce11" table:formula="of:=INDIRECT(&quot;R8C&quot;&amp;COLUMN();0)/INDIRECT(&quot;R&quot;&amp;ROW()&amp;&quot;C6&quot;;0)" office:value-type="float" office:value="6.39278158817254">
            <text:p>6.3928</text:p>
          </table:table-cell>
          <table:table-cell table:style-name="ce11" table:formula="of:=INDIRECT(&quot;R8C&quot;&amp;COLUMN();0)/INDIRECT(&quot;R&quot;&amp;ROW()&amp;&quot;C6&quot;;0)" office:value-type="float" office:value="5.07083676268861">
            <text:p>5.0708</text:p>
          </table:table-cell>
          <table:table-cell table:style-name="ce11" table:formula="of:=INDIRECT(&quot;R8C&quot;&amp;COLUMN();0)/INDIRECT(&quot;R&quot;&amp;ROW()&amp;&quot;C6&quot;;0)" office:value-type="float" office:value="4.0197774729462">
            <text:p>4.0198</text:p>
          </table:table-cell>
          <table:table-cell table:style-name="ce11" table:formula="of:=INDIRECT(&quot;R8C&quot;&amp;COLUMN();0)/INDIRECT(&quot;R&quot;&amp;ROW()&amp;&quot;C6&quot;;0)" office:value-type="float" office:value="3.18688614540466">
            <text:p>3.1869</text:p>
          </table:table-cell>
          <table:table-cell table:style-name="ce11" table:formula="of:=INDIRECT(&quot;R8C&quot;&amp;COLUMN();0)/INDIRECT(&quot;R&quot;&amp;ROW()&amp;&quot;C6&quot;;0)" office:value-type="float" office:value="2.52849260783417">
            <text:p>2.5285</text:p>
          </table:table-cell>
          <table:table-cell table:style-name="ce11" table:formula="of:=INDIRECT(&quot;R8C&quot;&amp;COLUMN();0)/INDIRECT(&quot;R&quot;&amp;ROW()&amp;&quot;C6&quot;;0)" office:value-type="float" office:value="2.00170096021948">
            <text:p>2.0017</text:p>
          </table:table-cell>
          <table:table-cell table:style-name="ce11" table:formula="of:=INDIRECT(&quot;R8C&quot;&amp;COLUMN();0)/INDIRECT(&quot;R&quot;&amp;ROW()&amp;&quot;C6&quot;;0)" office:value-type="float" office:value="1.59195854290504">
            <text:p>1.5920</text:p>
          </table:table-cell>
          <table:table-cell table:style-name="ce11" table:formula="of:=INDIRECT(&quot;R8C&quot;&amp;COLUMN();0)/INDIRECT(&quot;R&quot;&amp;ROW()&amp;&quot;C6&quot;;0)" office:value-type="float" office:value="1.2621551592745">
            <text:p>1.2622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4519128181679">
            <text:p>0.7945</text:p>
          </table:table-cell>
          <table:table-cell table:style-name="ce11" table:formula="of:=INDIRECT(&quot;R8C&quot;&amp;COLUMN();0)/INDIRECT(&quot;R&quot;&amp;ROW()&amp;&quot;C6&quot;;0)" office:value-type="float" office:value="0.628203017832647">
            <text:p>0.6282</text:p>
          </table:table-cell>
          <table:table-cell table:style-name="ce11" table:formula="of:=INDIRECT(&quot;R8C&quot;&amp;COLUMN();0)/INDIRECT(&quot;R&quot;&amp;ROW()&amp;&quot;C6&quot;;0)" office:value-type="float" office:value="0.498680079256211">
            <text:p>0.4987</text:p>
          </table:table-cell>
          <table:table-cell table:style-name="ce11" table:formula="of:=INDIRECT(&quot;R8C&quot;&amp;COLUMN();0)/INDIRECT(&quot;R&quot;&amp;ROW()&amp;&quot;C6&quot;;0)" office:value-type="float" office:value="0.396433470507545">
            <text:p>0.3964</text:p>
          </table:table-cell>
          <table:table-cell table:style-name="ce11" table:formula="of:=INDIRECT(&quot;R8C&quot;&amp;COLUMN();0)/INDIRECT(&quot;R&quot;&amp;ROW()&amp;&quot;C6&quot;;0)" office:value-type="float" office:value="0.314153330285017">
            <text:p>0.3142</text:p>
          </table:table-cell>
          <table:table-cell table:style-name="ce11" table:formula="of:=INDIRECT(&quot;R8C&quot;&amp;COLUMN();0)/INDIRECT(&quot;R&quot;&amp;ROW()&amp;&quot;C6&quot;;0)" office:value-type="float" office:value="0.248766956256668">
            <text:p>0.2488</text:p>
          </table:table-cell>
          <table:table-cell table:style-name="ce11" table:formula="of:=INDIRECT(&quot;R8C&quot;&amp;COLUMN();0)/INDIRECT(&quot;R&quot;&amp;ROW()&amp;&quot;C6&quot;;0)" office:value-type="float" office:value="0.197530864197531">
            <text:p>0.1975</text:p>
          </table:table-cell>
          <table:table-cell table:style-name="ce11" table:formula="of:=INDIRECT(&quot;R8C&quot;&amp;COLUMN();0)/INDIRECT(&quot;R&quot;&amp;ROW()&amp;&quot;C6&quot;;0)" office:value-type="float" office:value="0.156073769242494">
            <text:p>0.1561</text:p>
          </table:table-cell>
          <table:table-cell table:style-name="ce11" table:formula="of:=INDIRECT(&quot;R8C&quot;&amp;COLUMN();0)/INDIRECT(&quot;R&quot;&amp;ROW()&amp;&quot;C6&quot;;0)" office:value-type="float" office:value="0.124670019814053">
            <text:p>0.1247</text:p>
          </table:table-cell>
          <table:table-cell table:style-name="ce11" table:formula="of:=INDIRECT(&quot;R8C&quot;&amp;COLUMN();0)/INDIRECT(&quot;R&quot;&amp;ROW()&amp;&quot;C6&quot;;0)" office:value-type="float" office:value="0.0983325712543819">
            <text:p>0.0983</text:p>
          </table:table-cell>
          <table:table-cell table:style-name="ce11" table:formula="of:=INDIRECT(&quot;R8C&quot;&amp;COLUMN();0)/INDIRECT(&quot;R&quot;&amp;ROW()&amp;&quot;C6&quot;;0)" office:value-type="float" office:value="0.0778478890413047">
            <text:p>0.0778</text:p>
          </table:table-cell>
          <table:table-cell table:style-name="ce11" table:formula="of:=INDIRECT(&quot;R8C&quot;&amp;COLUMN();0)/INDIRECT(&quot;R&quot;&amp;ROW()&amp;&quot;C6&quot;;0)" office:value-type="float" office:value="0.0621917390641671">
            <text:p>0.0622</text:p>
          </table:table-cell>
          <table:table-cell table:style-name="ce11" table:formula="of:=INDIRECT(&quot;R8C&quot;&amp;COLUMN();0)/INDIRECT(&quot;R&quot;&amp;ROW()&amp;&quot;C6&quot;;0)" office:value-type="float" office:value="0.0490540466392318">
            <text:p>0.0491</text:p>
          </table:table-cell>
          <table:table-cell table:style-name="ce11" table:formula="of:=INDIRECT(&quot;R8C&quot;&amp;COLUMN();0)/INDIRECT(&quot;R&quot;&amp;ROW()&amp;&quot;C6&quot;;0)" office:value-type="float" office:value="0.0389209571711629">
            <text:p>0.0389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8])+1" office:value-type="float" office:value="50">
            <text:p>50</text:p>
          </table:table-cell>
          <table:table-cell table:style-name="ce6" office:value-type="float" office:value="27">
            <text:p>27</text:p>
          </table:table-cell>
          <table:table-cell table:style-name="ce9" office:value-type="float" office:value="0.0142">
            <text:p>0.0142</text:p>
          </table:table-cell>
          <table:table-cell table:style-name="ce13" office:value-type="float" office:value="0.361">
            <text:p>0.3610</text:p>
          </table:table-cell>
          <table:table-cell table:style-name="ce14" table:formula="of:=[.D59]/2" office:value-type="float" office:value="0.1805">
            <text:p>0.1805</text:p>
          </table:table-cell>
          <table:table-cell table:style-name="ce16" table:formula="of:=pi*[.D59]*[.D59]/4" office:value-type="float" office:value="0.102353874052119">
            <text:p>0.102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4554.9067303044">
            <text:p>44554.9067</text:p>
          </table:table-cell>
          <table:table-cell table:style-name="ce11" table:formula="of:=INDIRECT(&quot;R8C&quot;&amp;COLUMN();0)/INDIRECT(&quot;R&quot;&amp;ROW()&amp;&quot;C6&quot;;0)" office:value-type="float" office:value="30940.9074516003">
            <text:p>30940.9075</text:p>
          </table:table-cell>
          <table:table-cell table:style-name="ce11" table:formula="of:=INDIRECT(&quot;R8C&quot;&amp;COLUMN();0)/INDIRECT(&quot;R&quot;&amp;ROW()&amp;&quot;C6&quot;;0)" office:value-type="float" office:value="25062.1350357962">
            <text:p>25062.1350</text:p>
          </table:table-cell>
          <table:table-cell table:style-name="ce11" table:formula="of:=INDIRECT(&quot;R8C&quot;&amp;COLUMN();0)/INDIRECT(&quot;R&quot;&amp;ROW()&amp;&quot;C6&quot;;0)" office:value-type="float" office:value="19802.1807690242">
            <text:p>19802.1808</text:p>
          </table:table-cell>
          <table:table-cell table:style-name="ce11" table:formula="of:=INDIRECT(&quot;R8C&quot;&amp;COLUMN();0)/INDIRECT(&quot;R&quot;&amp;ROW()&amp;&quot;C6&quot;;0)" office:value-type="float" office:value="15161.0446512841">
            <text:p>15161.0447</text:p>
          </table:table-cell>
          <table:table-cell table:style-name="ce11" table:formula="of:=INDIRECT(&quot;R8C&quot;&amp;COLUMN();0)/INDIRECT(&quot;R&quot;&amp;ROW()&amp;&quot;C6&quot;;0)" office:value-type="float" office:value="13072.5333983011">
            <text:p>13072.5334</text:p>
          </table:table-cell>
          <table:table-cell table:style-name="ce11" table:formula="of:=INDIRECT(&quot;R8C&quot;&amp;COLUMN();0)/INDIRECT(&quot;R&quot;&amp;ROW()&amp;&quot;C6&quot;;0)" office:value-type="float" office:value="11138.7266825761">
            <text:p>11138.7267</text:p>
          </table:table-cell>
          <table:table-cell table:style-name="ce11" table:formula="of:=INDIRECT(&quot;R8C&quot;&amp;COLUMN();0)/INDIRECT(&quot;R&quot;&amp;ROW()&amp;&quot;C6&quot;;0)" office:value-type="float" office:value="9359.62450410908">
            <text:p>9359.6245</text:p>
          </table:table-cell>
          <table:table-cell table:style-name="ce11" table:formula="of:=INDIRECT(&quot;R8C&quot;&amp;COLUMN();0)/INDIRECT(&quot;R&quot;&amp;ROW()&amp;&quot;C6&quot;;0)" office:value-type="float" office:value="7735.22686290007">
            <text:p>7735.2269</text:p>
          </table:table-cell>
          <table:table-cell table:style-name="ce11" table:formula="of:=INDIRECT(&quot;R8C&quot;&amp;COLUMN();0)/INDIRECT(&quot;R&quot;&amp;ROW()&amp;&quot;C6&quot;;0)" office:value-type="float" office:value="4950.54519225604">
            <text:p>4950.5452</text:p>
          </table:table-cell>
          <table:table-cell table:style-name="ce11" table:formula="of:=INDIRECT(&quot;R8C&quot;&amp;COLUMN();0)/INDIRECT(&quot;R&quot;&amp;ROW()&amp;&quot;C6&quot;;0)" office:value-type="float" office:value="3790.26116282103">
            <text:p>3790.2612</text:p>
          </table:table-cell>
          <table:table-cell table:style-name="ce11" table:formula="of:=INDIRECT(&quot;R8C&quot;&amp;COLUMN();0)/INDIRECT(&quot;R&quot;&amp;ROW()&amp;&quot;C6&quot;;0)" office:value-type="float" office:value="3268.13334957528">
            <text:p>3268.1333</text:p>
          </table:table-cell>
          <table:table-cell table:style-name="ce11" table:formula="of:=INDIRECT(&quot;R8C&quot;&amp;COLUMN();0)/INDIRECT(&quot;R&quot;&amp;ROW()&amp;&quot;C6&quot;;0)" office:value-type="float" office:value="2784.68167064403">
            <text:p>2784.6817</text:p>
          </table:table-cell>
          <table:table-cell table:style-name="ce11" table:formula="of:=INDIRECT(&quot;R8C&quot;&amp;COLUMN();0)/INDIRECT(&quot;R&quot;&amp;ROW()&amp;&quot;C6&quot;;0)" office:value-type="float" office:value="1933.80671572502">
            <text:p>1933.8067</text:p>
          </table:table-cell>
          <table:table-cell table:style-name="ce11" table:formula="of:=INDIRECT(&quot;R8C&quot;&amp;COLUMN();0)/INDIRECT(&quot;R&quot;&amp;ROW()&amp;&quot;C6&quot;;0)" office:value-type="float" office:value="1237.63629806401">
            <text:p>1237.6363</text:p>
          </table:table-cell>
          <table:table-cell table:style-name="ce11" table:formula="of:=INDIRECT(&quot;R8C&quot;&amp;COLUMN();0)/INDIRECT(&quot;R&quot;&amp;ROW()&amp;&quot;C6&quot;;0)" office:value-type="float" office:value="1047.53536268138">
            <text:p>1047.5354</text:p>
          </table:table-cell>
          <table:table-cell table:style-name="ce11" table:formula="of:=INDIRECT(&quot;R8C&quot;&amp;COLUMN();0)/INDIRECT(&quot;R&quot;&amp;ROW()&amp;&quot;C6&quot;;0)" office:value-type="float" office:value="830.589206651269">
            <text:p>830.5892</text:p>
          </table:table-cell>
          <table:table-cell table:style-name="ce11" table:formula="of:=INDIRECT(&quot;R8C&quot;&amp;COLUMN();0)/INDIRECT(&quot;R&quot;&amp;ROW()&amp;&quot;C6&quot;;0)" office:value-type="float" office:value="696.170417661006">
            <text:p>696.1704</text:p>
          </table:table-cell>
          <table:table-cell table:style-name="ce11" table:formula="of:=INDIRECT(&quot;R8C&quot;&amp;COLUMN();0)/INDIRECT(&quot;R&quot;&amp;ROW()&amp;&quot;C6&quot;;0)" office:value-type="float" office:value="658.825177830127">
            <text:p>658.8252</text:p>
          </table:table-cell>
          <table:table-cell table:style-name="ce11" table:formula="of:=INDIRECT(&quot;R8C&quot;&amp;COLUMN();0)/INDIRECT(&quot;R&quot;&amp;ROW()&amp;&quot;C6&quot;;0)" office:value-type="float" office:value="522.521343451938">
            <text:p>522.5213</text:p>
          </table:table-cell>
          <table:table-cell table:style-name="ce11" table:formula="of:=INDIRECT(&quot;R8C&quot;&amp;COLUMN();0)/INDIRECT(&quot;R&quot;&amp;ROW()&amp;&quot;C6&quot;;0)" office:value-type="float" office:value="483.451678931255">
            <text:p>483.4517</text:p>
          </table:table-cell>
          <table:table-cell table:style-name="ce11" table:formula="of:=INDIRECT(&quot;R8C&quot;&amp;COLUMN();0)/INDIRECT(&quot;R&quot;&amp;ROW()&amp;&quot;C6&quot;;0)" office:value-type="float" office:value="414.308545821472">
            <text:p>414.3085</text:p>
          </table:table-cell>
          <table:table-cell table:style-name="ce11" table:formula="of:=INDIRECT(&quot;R8C&quot;&amp;COLUMN();0)/INDIRECT(&quot;R&quot;&amp;ROW()&amp;&quot;C6&quot;;0)" office:value-type="float" office:value="328.603494448324">
            <text:p>328.6035</text:p>
          </table:table-cell>
          <table:table-cell table:style-name="ce11" table:formula="of:=INDIRECT(&quot;R8C&quot;&amp;COLUMN();0)/INDIRECT(&quot;R&quot;&amp;ROW()&amp;&quot;C6&quot;;0)" office:value-type="float" office:value="309.409074516003">
            <text:p>309.4091</text:p>
          </table:table-cell>
          <table:table-cell table:style-name="ce11" table:formula="of:=INDIRECT(&quot;R8C&quot;&amp;COLUMN();0)/INDIRECT(&quot;R&quot;&amp;ROW()&amp;&quot;C6&quot;;0)" office:value-type="float" office:value="260.540734033655">
            <text:p>260.5407</text:p>
          </table:table-cell>
          <table:table-cell table:style-name="ce11" table:formula="of:=INDIRECT(&quot;R8C&quot;&amp;COLUMN();0)/INDIRECT(&quot;R&quot;&amp;ROW()&amp;&quot;C6&quot;;0)" office:value-type="float" office:value="206.610761120618">
            <text:p>206.6108</text:p>
          </table:table-cell>
          <table:table-cell table:style-name="ce11" table:formula="of:=INDIRECT(&quot;R8C&quot;&amp;COLUMN();0)/INDIRECT(&quot;R&quot;&amp;ROW()&amp;&quot;C6&quot;;0)" office:value-type="float" office:value="174.042604415252">
            <text:p>174.0426</text:p>
          </table:table-cell>
          <table:table-cell table:style-name="ce11" table:formula="of:=INDIRECT(&quot;R8C&quot;&amp;COLUMN();0)/INDIRECT(&quot;R&quot;&amp;ROW()&amp;&quot;C6&quot;;0)" office:value-type="float" office:value="163.854183132419">
            <text:p>163.8542</text:p>
          </table:table-cell>
          <table:table-cell table:style-name="ce11" table:formula="of:=INDIRECT(&quot;R8C&quot;&amp;COLUMN();0)/INDIRECT(&quot;R&quot;&amp;ROW()&amp;&quot;C6&quot;;0)" office:value-type="float" office:value="129.934738069843">
            <text:p>129.9347</text:p>
          </table:table-cell>
          <table:table-cell table:style-name="ce11" table:formula="of:=INDIRECT(&quot;R8C&quot;&amp;COLUMN();0)/INDIRECT(&quot;R&quot;&amp;ROW()&amp;&quot;C6&quot;;0)" office:value-type="float" office:value="103.070303327936">
            <text:p>103.0703</text:p>
          </table:table-cell>
          <table:table-cell table:style-name="ce11" table:formula="of:=INDIRECT(&quot;R8C&quot;&amp;COLUMN();0)/INDIRECT(&quot;R&quot;&amp;ROW()&amp;&quot;C6&quot;;0)" office:value-type="float" office:value="81.749648943762">
            <text:p>81.7496</text:p>
          </table:table-cell>
          <table:table-cell table:style-name="ce11" table:formula="of:=INDIRECT(&quot;R8C&quot;&amp;COLUMN();0)/INDIRECT(&quot;R&quot;&amp;ROW()&amp;&quot;C6&quot;;0)" office:value-type="float" office:value="64.8002701022859">
            <text:p>64.8003</text:p>
          </table:table-cell>
          <table:table-cell table:style-name="ce11" table:formula="of:=INDIRECT(&quot;R8C&quot;&amp;COLUMN();0)/INDIRECT(&quot;R&quot;&amp;ROW()&amp;&quot;C6&quot;;0)" office:value-type="float" office:value="51.3942035435578">
            <text:p>51.3942</text:p>
          </table:table-cell>
          <table:table-cell table:style-name="ce11" table:formula="of:=INDIRECT(&quot;R8C&quot;&amp;COLUMN();0)/INDIRECT(&quot;R&quot;&amp;ROW()&amp;&quot;C6&quot;;0)" office:value-type="float" office:value="40.7687556111448">
            <text:p>40.7688</text:p>
          </table:table-cell>
          <table:table-cell table:style-name="ce11" table:formula="of:=INDIRECT(&quot;R8C&quot;&amp;COLUMN();0)/INDIRECT(&quot;R&quot;&amp;ROW()&amp;&quot;C6&quot;;0)" office:value-type="float" office:value="32.3417484518995">
            <text:p>32.3417</text:p>
          </table:table-cell>
          <table:table-cell table:style-name="ce11" table:formula="of:=INDIRECT(&quot;R8C&quot;&amp;COLUMN();0)/INDIRECT(&quot;R&quot;&amp;ROW()&amp;&quot;C6&quot;;0)" office:value-type="float" office:value="25.6411783212222">
            <text:p>25.6412</text:p>
          </table:table-cell>
          <table:table-cell table:style-name="ce11" table:formula="of:=INDIRECT(&quot;R8C&quot;&amp;COLUMN();0)/INDIRECT(&quot;R&quot;&amp;ROW()&amp;&quot;C6&quot;;0)" office:value-type="float" office:value="20.3373516163934">
            <text:p>20.3374</text:p>
          </table:table-cell>
          <table:table-cell table:style-name="ce11" table:formula="of:=INDIRECT(&quot;R8C&quot;&amp;COLUMN();0)/INDIRECT(&quot;R&quot;&amp;ROW()&amp;&quot;C6&quot;;0)" office:value-type="float" office:value="16.1332402298939">
            <text:p>16.1332</text:p>
          </table:table-cell>
          <table:table-cell table:style-name="ce11" table:formula="of:=INDIRECT(&quot;R8C&quot;&amp;COLUMN();0)/INDIRECT(&quot;R&quot;&amp;ROW()&amp;&quot;C6&quot;;0)" office:value-type="float" office:value="12.7890439760284">
            <text:p>12.7890</text:p>
          </table:table-cell>
          <table:table-cell table:style-name="ce11" table:formula="of:=INDIRECT(&quot;R8C&quot;&amp;COLUMN();0)/INDIRECT(&quot;R&quot;&amp;ROW()&amp;&quot;C6&quot;;0)" office:value-type="float" office:value="10.1480191220141">
            <text:p>10.1480</text:p>
          </table:table-cell>
          <table:table-cell table:style-name="ce11" table:formula="of:=INDIRECT(&quot;R8C&quot;&amp;COLUMN();0)/INDIRECT(&quot;R&quot;&amp;ROW()&amp;&quot;C6&quot;;0)" office:value-type="float" office:value="8.04610154925147">
            <text:p>8.0461</text:p>
          </table:table-cell>
          <table:table-cell table:style-name="ce11" table:formula="of:=INDIRECT(&quot;R8C&quot;&amp;COLUMN();0)/INDIRECT(&quot;R&quot;&amp;ROW()&amp;&quot;C6&quot;;0)" office:value-type="float" office:value="6.38227146814405">
            <text:p>6.3823</text:p>
          </table:table-cell>
          <table:table-cell table:style-name="ce11" table:formula="of:=INDIRECT(&quot;R8C&quot;&amp;COLUMN();0)/INDIRECT(&quot;R&quot;&amp;ROW()&amp;&quot;C6&quot;;0)" office:value-type="float" office:value="5.05938413609472">
            <text:p>5.0594</text:p>
          </table:table-cell>
          <table:table-cell table:style-name="ce11" table:formula="of:=INDIRECT(&quot;R8C&quot;&amp;COLUMN();0)/INDIRECT(&quot;R&quot;&amp;ROW()&amp;&quot;C6&quot;;0)" office:value-type="float" office:value="4.01108800577037">
            <text:p>4.0111</text:p>
          </table:table-cell>
          <table:table-cell table:style-name="ce11" table:formula="of:=INDIRECT(&quot;R8C&quot;&amp;COLUMN();0)/INDIRECT(&quot;R&quot;&amp;ROW()&amp;&quot;C6&quot;;0)" office:value-type="float" office:value="3.18241879666362">
            <text:p>3.1824</text:p>
          </table:table-cell>
          <table:table-cell table:style-name="ce11" table:formula="of:=INDIRECT(&quot;R8C&quot;&amp;COLUMN();0)/INDIRECT(&quot;R&quot;&amp;ROW()&amp;&quot;C6&quot;;0)" office:value-type="float" office:value="2.51938674503726">
            <text:p>2.5194</text:p>
          </table:table-cell>
          <table:table-cell table:style-name="ce11" table:formula="of:=INDIRECT(&quot;R8C&quot;&amp;COLUMN();0)/INDIRECT(&quot;R&quot;&amp;ROW()&amp;&quot;C6&quot;;0)" office:value-type="float" office:value="2.00367553962907">
            <text:p>2.0037</text:p>
          </table:table-cell>
          <table:table-cell table:style-name="ce11" table:formula="of:=INDIRECT(&quot;R8C&quot;&amp;COLUMN();0)/INDIRECT(&quot;R&quot;&amp;ROW()&amp;&quot;C6&quot;;0)" office:value-type="float" office:value="1.58857743571642">
            <text:p>1.5886</text:p>
          </table:table-cell>
          <table:table-cell table:style-name="ce11" table:formula="of:=INDIRECT(&quot;R8C&quot;&amp;COLUMN();0)/INDIRECT(&quot;R&quot;&amp;ROW()&amp;&quot;C6&quot;;0)" office:value-type="float" office:value="1.25862293874356">
            <text:p>1.258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0670728432102">
            <text:p>0.7907</text:p>
          </table:table-cell>
          <table:table-cell table:style-name="ce11" table:formula="of:=INDIRECT(&quot;R8C&quot;&amp;COLUMN();0)/INDIRECT(&quot;R&quot;&amp;ROW()&amp;&quot;C6&quot;;0)" office:value-type="float" office:value="0.627650186846326">
            <text:p>0.6277</text:p>
          </table:table-cell>
          <table:table-cell table:style-name="ce11" table:formula="of:=INDIRECT(&quot;R8C&quot;&amp;COLUMN();0)/INDIRECT(&quot;R&quot;&amp;ROW()&amp;&quot;C6&quot;;0)" office:value-type="float" office:value="0.498960259666516">
            <text:p>0.4990</text:p>
          </table:table-cell>
          <table:table-cell table:style-name="ce11" table:formula="of:=INDIRECT(&quot;R8C&quot;&amp;COLUMN();0)/INDIRECT(&quot;R&quot;&amp;ROW()&amp;&quot;C6&quot;;0)" office:value-type="float" office:value="0.395400587779406">
            <text:p>0.3954</text:p>
          </table:table-cell>
          <table:table-cell table:style-name="ce11" table:formula="of:=INDIRECT(&quot;R8C&quot;&amp;COLUMN();0)/INDIRECT(&quot;R&quot;&amp;ROW()&amp;&quot;C6&quot;;0)" office:value-type="float" office:value="0.313103797546059">
            <text:p>0.3131</text:p>
          </table:table-cell>
          <table:table-cell table:style-name="ce11" table:formula="of:=INDIRECT(&quot;R8C&quot;&amp;COLUMN();0)/INDIRECT(&quot;R&quot;&amp;ROW()&amp;&quot;C6&quot;;0)" office:value-type="float" office:value="0.248616876788852">
            <text:p>0.2486</text:p>
          </table:table-cell>
          <table:table-cell table:style-name="ce11" table:formula="of:=INDIRECT(&quot;R8C&quot;&amp;COLUMN();0)/INDIRECT(&quot;R&quot;&amp;ROW()&amp;&quot;C6&quot;;0)" office:value-type="float" office:value="0.196438026104772">
            <text:p>0.1964</text:p>
          </table:table-cell>
          <table:table-cell table:style-name="ce11" table:formula="of:=INDIRECT(&quot;R8C&quot;&amp;COLUMN();0)/INDIRECT(&quot;R&quot;&amp;ROW()&amp;&quot;C6&quot;;0)" office:value-type="float" office:value="0.156912546711581">
            <text:p>0.1569</text:p>
          </table:table-cell>
          <table:table-cell table:style-name="ce11" table:formula="of:=INDIRECT(&quot;R8C&quot;&amp;COLUMN();0)/INDIRECT(&quot;R&quot;&amp;ROW()&amp;&quot;C6&quot;;0)" office:value-type="float" office:value="0.123763629806401">
            <text:p>0.1238</text:p>
          </table:table-cell>
          <table:table-cell table:style-name="ce11" table:formula="of:=INDIRECT(&quot;R8C&quot;&amp;COLUMN();0)/INDIRECT(&quot;R&quot;&amp;ROW()&amp;&quot;C6&quot;;0)" office:value-type="float" office:value="0.0979811388801498">
            <text:p>0.0980</text:p>
          </table:table-cell>
          <table:table-cell table:style-name="ce11" table:formula="of:=INDIRECT(&quot;R8C&quot;&amp;COLUMN();0)/INDIRECT(&quot;R&quot;&amp;ROW()&amp;&quot;C6&quot;;0)" office:value-type="float" office:value="0.0782759493865149">
            <text:p>0.0783</text:p>
          </table:table-cell>
          <table:table-cell table:style-name="ce11" table:formula="of:=INDIRECT(&quot;R8C&quot;&amp;COLUMN();0)/INDIRECT(&quot;R&quot;&amp;ROW()&amp;&quot;C6&quot;;0)" office:value-type="float" office:value="0.0617405483383338">
            <text:p>0.0617</text:p>
          </table:table-cell>
          <table:table-cell table:style-name="ce11" table:formula="of:=INDIRECT(&quot;R8C&quot;&amp;COLUMN();0)/INDIRECT(&quot;R&quot;&amp;ROW()&amp;&quot;C6&quot;;0)" office:value-type="float" office:value="0.0489868094934815">
            <text:p>0.049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59])+1" office:value-type="float" office:value="51">
            <text:p>51</text:p>
          </table:table-cell>
          <table:table-cell table:style-name="ce6" office:value-type="float" office:value="28">
            <text:p>28</text:p>
          </table:table-cell>
          <table:table-cell table:style-name="ce9" office:value-type="float" office:value="0.0126">
            <text:p>0.0126</text:p>
          </table:table-cell>
          <table:table-cell table:style-name="ce13" office:value-type="float" office:value="0.321">
            <text:p>0.3210</text:p>
          </table:table-cell>
          <table:table-cell table:style-name="ce14" table:formula="of:=[.D60]/2" office:value-type="float" office:value="0.1605">
            <text:p>0.1605</text:p>
          </table:table-cell>
          <table:table-cell table:style-name="ce16" table:formula="of:=pi*[.D60]*[.D60]/4" office:value-type="float" office:value="0.0809282121546364">
            <text:p>0.0809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56350.7729932745">
            <text:p>56350.7730</text:p>
          </table:table-cell>
          <table:table-cell table:style-name="ce11" table:formula="of:=INDIRECT(&quot;R8C&quot;&amp;COLUMN();0)/INDIRECT(&quot;R&quot;&amp;ROW()&amp;&quot;C6&quot;;0)" office:value-type="float" office:value="39132.4812453295">
            <text:p>39132.4812</text:p>
          </table:table-cell>
          <table:table-cell table:style-name="ce11" table:formula="of:=INDIRECT(&quot;R8C&quot;&amp;COLUMN();0)/INDIRECT(&quot;R&quot;&amp;ROW()&amp;&quot;C6&quot;;0)" office:value-type="float" office:value="31697.3098087169">
            <text:p>31697.3098</text:p>
          </table:table-cell>
          <table:table-cell table:style-name="ce11" table:formula="of:=INDIRECT(&quot;R8C&quot;&amp;COLUMN();0)/INDIRECT(&quot;R&quot;&amp;ROW()&amp;&quot;C6&quot;;0)" office:value-type="float" office:value="25044.7879970109">
            <text:p>25044.7880</text:p>
          </table:table-cell>
          <table:table-cell table:style-name="ce11" table:formula="of:=INDIRECT(&quot;R8C&quot;&amp;COLUMN();0)/INDIRECT(&quot;R&quot;&amp;ROW()&amp;&quot;C6&quot;;0)" office:value-type="float" office:value="19174.9158102115">
            <text:p>19174.9158</text:p>
          </table:table-cell>
          <table:table-cell table:style-name="ce11" table:formula="of:=INDIRECT(&quot;R8C&quot;&amp;COLUMN();0)/INDIRECT(&quot;R&quot;&amp;ROW()&amp;&quot;C6&quot;;0)" office:value-type="float" office:value="16533.4733261517">
            <text:p>16533.4733</text:p>
          </table:table-cell>
          <table:table-cell table:style-name="ce11" table:formula="of:=INDIRECT(&quot;R8C&quot;&amp;COLUMN();0)/INDIRECT(&quot;R&quot;&amp;ROW()&amp;&quot;C6&quot;;0)" office:value-type="float" office:value="14087.6932483186">
            <text:p>14087.6932</text:p>
          </table:table-cell>
          <table:table-cell table:style-name="ce11" table:formula="of:=INDIRECT(&quot;R8C&quot;&amp;COLUMN();0)/INDIRECT(&quot;R&quot;&amp;ROW()&amp;&quot;C6&quot;;0)" office:value-type="float" office:value="11837.5755767122">
            <text:p>11837.5756</text:p>
          </table:table-cell>
          <table:table-cell table:style-name="ce11" table:formula="of:=INDIRECT(&quot;R8C&quot;&amp;COLUMN();0)/INDIRECT(&quot;R&quot;&amp;ROW()&amp;&quot;C6&quot;;0)" office:value-type="float" office:value="9783.12031133238">
            <text:p>9783.1203</text:p>
          </table:table-cell>
          <table:table-cell table:style-name="ce11" table:formula="of:=INDIRECT(&quot;R8C&quot;&amp;COLUMN();0)/INDIRECT(&quot;R&quot;&amp;ROW()&amp;&quot;C6&quot;;0)" office:value-type="float" office:value="6261.19699925272">
            <text:p>6261.1970</text:p>
          </table:table-cell>
          <table:table-cell table:style-name="ce11" table:formula="of:=INDIRECT(&quot;R8C&quot;&amp;COLUMN();0)/INDIRECT(&quot;R&quot;&amp;ROW()&amp;&quot;C6&quot;;0)" office:value-type="float" office:value="4793.72895255287">
            <text:p>4793.7290</text:p>
          </table:table-cell>
          <table:table-cell table:style-name="ce11" table:formula="of:=INDIRECT(&quot;R8C&quot;&amp;COLUMN();0)/INDIRECT(&quot;R&quot;&amp;ROW()&amp;&quot;C6&quot;;0)" office:value-type="float" office:value="4133.36833153793">
            <text:p>4133.3683</text:p>
          </table:table-cell>
          <table:table-cell table:style-name="ce11" table:formula="of:=INDIRECT(&quot;R8C&quot;&amp;COLUMN();0)/INDIRECT(&quot;R&quot;&amp;ROW()&amp;&quot;C6&quot;;0)" office:value-type="float" office:value="3521.92331207966">
            <text:p>3521.9233</text:p>
          </table:table-cell>
          <table:table-cell table:style-name="ce11" table:formula="of:=INDIRECT(&quot;R8C&quot;&amp;COLUMN();0)/INDIRECT(&quot;R&quot;&amp;ROW()&amp;&quot;C6&quot;;0)" office:value-type="float" office:value="2445.7800778331">
            <text:p>2445.7801</text:p>
          </table:table-cell>
          <table:table-cell table:style-name="ce11" table:formula="of:=INDIRECT(&quot;R8C&quot;&amp;COLUMN();0)/INDIRECT(&quot;R&quot;&amp;ROW()&amp;&quot;C6&quot;;0)" office:value-type="float" office:value="1565.29924981318">
            <text:p>1565.2992</text:p>
          </table:table-cell>
          <table:table-cell table:style-name="ce11" table:formula="of:=INDIRECT(&quot;R8C&quot;&amp;COLUMN();0)/INDIRECT(&quot;R&quot;&amp;ROW()&amp;&quot;C6&quot;;0)" office:value-type="float" office:value="1324.86928504188">
            <text:p>1324.8693</text:p>
          </table:table-cell>
          <table:table-cell table:style-name="ce11" table:formula="of:=INDIRECT(&quot;R8C&quot;&amp;COLUMN();0)/INDIRECT(&quot;R&quot;&amp;ROW()&amp;&quot;C6&quot;;0)" office:value-type="float" office:value="1050.48685474714">
            <text:p>1050.4869</text:p>
          </table:table-cell>
          <table:table-cell table:style-name="ce11" table:formula="of:=INDIRECT(&quot;R8C&quot;&amp;COLUMN();0)/INDIRECT(&quot;R&quot;&amp;ROW()&amp;&quot;C6&quot;;0)" office:value-type="float" office:value="880.480828019914">
            <text:p>880.4808</text:p>
          </table:table-cell>
          <table:table-cell table:style-name="ce11" table:formula="of:=INDIRECT(&quot;R8C&quot;&amp;COLUMN();0)/INDIRECT(&quot;R&quot;&amp;ROW()&amp;&quot;C6&quot;;0)" office:value-type="float" office:value="833.248473908444">
            <text:p>833.2485</text:p>
          </table:table-cell>
          <table:table-cell table:style-name="ce11" table:formula="of:=INDIRECT(&quot;R8C&quot;&amp;COLUMN();0)/INDIRECT(&quot;R&quot;&amp;ROW()&amp;&quot;C6&quot;;0)" office:value-type="float" office:value="660.858337943149">
            <text:p>660.8583</text:p>
          </table:table-cell>
          <table:table-cell table:style-name="ce11" table:formula="of:=INDIRECT(&quot;R8C&quot;&amp;COLUMN();0)/INDIRECT(&quot;R&quot;&amp;ROW()&amp;&quot;C6&quot;;0)" office:value-type="float" office:value="611.445019458274">
            <text:p>611.4450</text:p>
          </table:table-cell>
          <table:table-cell table:style-name="ce11" table:formula="of:=INDIRECT(&quot;R8C&quot;&amp;COLUMN();0)/INDIRECT(&quot;R&quot;&amp;ROW()&amp;&quot;C6&quot;;0)" office:value-type="float" office:value="523.996312147592">
            <text:p>523.9963</text:p>
          </table:table-cell>
          <table:table-cell table:style-name="ce11" table:formula="of:=INDIRECT(&quot;R8C&quot;&amp;COLUMN();0)/INDIRECT(&quot;R&quot;&amp;ROW()&amp;&quot;C6&quot;;0)" office:value-type="float" office:value="415.600935549927">
            <text:p>415.6009</text:p>
          </table:table-cell>
          <table:table-cell table:style-name="ce11" table:formula="of:=INDIRECT(&quot;R8C&quot;&amp;COLUMN();0)/INDIRECT(&quot;R&quot;&amp;ROW()&amp;&quot;C6&quot;;0)" office:value-type="float" office:value="391.324812453295">
            <text:p>391.3248</text:p>
          </table:table-cell>
          <table:table-cell table:style-name="ce11" table:formula="of:=INDIRECT(&quot;R8C&quot;&amp;COLUMN();0)/INDIRECT(&quot;R&quot;&amp;ROW()&amp;&quot;C6&quot;;0)" office:value-type="float" office:value="329.518628507099">
            <text:p>329.5186</text:p>
          </table:table-cell>
          <table:table-cell table:style-name="ce11" table:formula="of:=INDIRECT(&quot;R8C&quot;&amp;COLUMN();0)/INDIRECT(&quot;R&quot;&amp;ROW()&amp;&quot;C6&quot;;0)" office:value-type="float" office:value="261.31075008977">
            <text:p>261.3108</text:p>
          </table:table-cell>
          <table:table-cell table:style-name="ce11" table:formula="of:=INDIRECT(&quot;R8C&quot;&amp;COLUMN();0)/INDIRECT(&quot;R&quot;&amp;ROW()&amp;&quot;C6&quot;;0)" office:value-type="float" office:value="220.120207004979">
            <text:p>220.1202</text:p>
          </table:table-cell>
          <table:table-cell table:style-name="ce11" table:formula="of:=INDIRECT(&quot;R8C&quot;&amp;COLUMN();0)/INDIRECT(&quot;R&quot;&amp;ROW()&amp;&quot;C6&quot;;0)" office:value-type="float" office:value="207.234411544919">
            <text:p>207.2344</text:p>
          </table:table-cell>
          <table:table-cell table:style-name="ce11" table:formula="of:=INDIRECT(&quot;R8C&quot;&amp;COLUMN();0)/INDIRECT(&quot;R&quot;&amp;ROW()&amp;&quot;C6&quot;;0)" office:value-type="float" office:value="164.334827884046">
            <text:p>164.3348</text:p>
          </table:table-cell>
          <table:table-cell table:style-name="ce11" table:formula="of:=INDIRECT(&quot;R8C&quot;&amp;COLUMN();0)/INDIRECT(&quot;R&quot;&amp;ROW()&amp;&quot;C6&quot;;0)" office:value-type="float" office:value="130.358061354218">
            <text:p>130.3581</text:p>
          </table:table-cell>
          <table:table-cell table:style-name="ce11" table:formula="of:=INDIRECT(&quot;R8C&quot;&amp;COLUMN();0)/INDIRECT(&quot;R&quot;&amp;ROW()&amp;&quot;C6&quot;;0)" office:value-type="float" office:value="103.392785396104">
            <text:p>103.3928</text:p>
          </table:table-cell>
          <table:table-cell table:style-name="ce11" table:formula="of:=INDIRECT(&quot;R8C&quot;&amp;COLUMN();0)/INDIRECT(&quot;R&quot;&amp;ROW()&amp;&quot;C6&quot;;0)" office:value-type="float" office:value="81.9560757368426">
            <text:p>81.9561</text:p>
          </table:table-cell>
          <table:table-cell table:style-name="ce11" table:formula="of:=INDIRECT(&quot;R8C&quot;&amp;COLUMN();0)/INDIRECT(&quot;R&quot;&amp;ROW()&amp;&quot;C6&quot;;0)" office:value-type="float" office:value="65.0007666851059">
            <text:p>65.0008</text:p>
          </table:table-cell>
          <table:table-cell table:style-name="ce11" table:formula="of:=INDIRECT(&quot;R8C&quot;&amp;COLUMN();0)/INDIRECT(&quot;R&quot;&amp;ROW()&amp;&quot;C6&quot;;0)" office:value-type="float" office:value="51.5622422142642">
            <text:p>51.5622</text:p>
          </table:table-cell>
          <table:table-cell table:style-name="ce11" table:formula="of:=INDIRECT(&quot;R8C&quot;&amp;COLUMN();0)/INDIRECT(&quot;R&quot;&amp;ROW()&amp;&quot;C6&quot;;0)" office:value-type="float" office:value="40.9041934763832">
            <text:p>40.9042</text:p>
          </table:table-cell>
          <table:table-cell table:style-name="ce11" table:formula="of:=INDIRECT(&quot;R8C&quot;&amp;COLUMN();0)/INDIRECT(&quot;R&quot;&amp;ROW()&amp;&quot;C6&quot;;0)" office:value-type="float" office:value="32.4296542153124">
            <text:p>32.4297</text:p>
          </table:table-cell>
          <table:table-cell table:style-name="ce11" table:formula="of:=INDIRECT(&quot;R8C&quot;&amp;COLUMN();0)/INDIRECT(&quot;R&quot;&amp;ROW()&amp;&quot;C6&quot;;0)" office:value-type="float" office:value="25.7216447821741">
            <text:p>25.7216</text:p>
          </table:table-cell>
          <table:table-cell table:style-name="ce11" table:formula="of:=INDIRECT(&quot;R8C&quot;&amp;COLUMN();0)/INDIRECT(&quot;R&quot;&amp;ROW()&amp;&quot;C6&quot;;0)" office:value-type="float" office:value="20.4044991799381">
            <text:p>20.4045</text:p>
          </table:table-cell>
          <table:table-cell table:style-name="ce11" table:formula="of:=INDIRECT(&quot;R8C&quot;&amp;COLUMN();0)/INDIRECT(&quot;R&quot;&amp;ROW()&amp;&quot;C6&quot;;0)" office:value-type="float" office:value="16.1749303675236">
            <text:p>16.1749</text:p>
          </table:table-cell>
          <table:table-cell table:style-name="ce11" table:formula="of:=INDIRECT(&quot;R8C&quot;&amp;COLUMN();0)/INDIRECT(&quot;R&quot;&amp;ROW()&amp;&quot;C6&quot;;0)" office:value-type="float" office:value="12.8346968682369">
            <text:p>12.8347</text:p>
          </table:table-cell>
          <table:table-cell table:style-name="ce11" table:formula="of:=INDIRECT(&quot;R8C&quot;&amp;COLUMN();0)/INDIRECT(&quot;R&quot;&amp;ROW()&amp;&quot;C6&quot;;0)" office:value-type="float" office:value="10.1762987548646">
            <text:p>10.1763</text:p>
          </table:table-cell>
          <table:table-cell table:style-name="ce11" table:formula="of:=INDIRECT(&quot;R8C&quot;&amp;COLUMN();0)/INDIRECT(&quot;R&quot;&amp;ROW()&amp;&quot;C6&quot;;0)" office:value-type="float" office:value="8.07197135120971">
            <text:p>8.0720</text:p>
          </table:table-cell>
          <table:table-cell table:style-name="ce11" table:formula="of:=INDIRECT(&quot;R8C&quot;&amp;COLUMN();0)/INDIRECT(&quot;R&quot;&amp;ROW()&amp;&quot;C6&quot;;0)" office:value-type="float" office:value="6.39885094282858">
            <text:p>6.3989</text:p>
          </table:table-cell>
          <table:table-cell table:style-name="ce11" table:formula="of:=INDIRECT(&quot;R8C&quot;&amp;COLUMN();0)/INDIRECT(&quot;R&quot;&amp;ROW()&amp;&quot;C6&quot;;0)" office:value-type="float" office:value="5.07301947768364">
            <text:p>5.0730</text:p>
          </table:table-cell>
          <table:table-cell table:style-name="ce11" table:formula="of:=INDIRECT(&quot;R8C&quot;&amp;COLUMN();0)/INDIRECT(&quot;R&quot;&amp;ROW()&amp;&quot;C6&quot;;0)" office:value-type="float" office:value="4.0249609378791">
            <text:p>4.0250</text:p>
          </table:table-cell>
          <table:table-cell table:style-name="ce11" table:formula="of:=INDIRECT(&quot;R8C&quot;&amp;COLUMN();0)/INDIRECT(&quot;R&quot;&amp;ROW()&amp;&quot;C6&quot;;0)" office:value-type="float" office:value="3.1863918246135">
            <text:p>3.1864</text:p>
          </table:table-cell>
          <table:table-cell table:style-name="ce11" table:formula="of:=INDIRECT(&quot;R8C&quot;&amp;COLUMN();0)/INDIRECT(&quot;R&quot;&amp;ROW()&amp;&quot;C6&quot;;0)" office:value-type="float" office:value="2.5341466018381">
            <text:p>2.5341</text:p>
          </table:table-cell>
          <table:table-cell table:style-name="ce11" table:formula="of:=INDIRECT(&quot;R8C&quot;&amp;COLUMN();0)/INDIRECT(&quot;R&quot;&amp;ROW()&amp;&quot;C6&quot;;0)" office:value-type="float" office:value="2.00915169689735">
            <text:p>2.0092</text:p>
          </table:table-cell>
          <table:table-cell table:style-name="ce11" table:formula="of:=INDIRECT(&quot;R8C&quot;&amp;COLUMN();0)/INDIRECT(&quot;R&quot;&amp;ROW()&amp;&quot;C6&quot;;0)" office:value-type="float" office:value="1.59184208227793">
            <text:p>1.5918</text:p>
          </table:table-cell>
          <table:table-cell table:style-name="ce11" table:formula="of:=INDIRECT(&quot;R8C&quot;&amp;COLUMN();0)/INDIRECT(&quot;R&quot;&amp;ROW()&amp;&quot;C6&quot;;0)" office:value-type="float" office:value="1.26474898341437">
            <text:p>1.2647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819935753729">
            <text:p>0.7938</text:p>
          </table:table-cell>
          <table:table-cell table:style-name="ce11" table:formula="of:=INDIRECT(&quot;R8C&quot;&amp;COLUMN();0)/INDIRECT(&quot;R&quot;&amp;ROW()&amp;&quot;C6&quot;;0)" office:value-type="float" office:value="0.631059481177395">
            <text:p>0.6311</text:p>
          </table:table-cell>
          <table:table-cell table:style-name="ce11" table:formula="of:=INDIRECT(&quot;R8C&quot;&amp;COLUMN();0)/INDIRECT(&quot;R&quot;&amp;ROW()&amp;&quot;C6&quot;;0)" office:value-type="float" office:value="0.500082491435448">
            <text:p>0.5001</text:p>
          </table:table-cell>
          <table:table-cell table:style-name="ce11" table:formula="of:=INDIRECT(&quot;R8C&quot;&amp;COLUMN();0)/INDIRECT(&quot;R&quot;&amp;ROW()&amp;&quot;C6&quot;;0)" office:value-type="float" office:value="0.395997709649557">
            <text:p>0.3960</text:p>
          </table:table-cell>
          <table:table-cell table:style-name="ce11" table:formula="of:=INDIRECT(&quot;R8C&quot;&amp;COLUMN();0)/INDIRECT(&quot;R&quot;&amp;ROW()&amp;&quot;C6&quot;;0)" office:value-type="float" office:value="0.314437942178356">
            <text:p>0.3144</text:p>
          </table:table-cell>
          <table:table-cell table:style-name="ce11" table:formula="of:=INDIRECT(&quot;R8C&quot;&amp;COLUMN();0)/INDIRECT(&quot;R&quot;&amp;ROW()&amp;&quot;C6&quot;;0)" office:value-type="float" office:value="0.248444793819936">
            <text:p>0.2484</text:p>
          </table:table-cell>
          <table:table-cell table:style-name="ce11" table:formula="of:=INDIRECT(&quot;R8C&quot;&amp;COLUMN();0)/INDIRECT(&quot;R&quot;&amp;ROW()&amp;&quot;C6&quot;;0)" office:value-type="float" office:value="0.198454983938432">
            <text:p>0.1985</text:p>
          </table:table-cell>
          <table:table-cell table:style-name="ce11" table:formula="of:=INDIRECT(&quot;R8C&quot;&amp;COLUMN();0)/INDIRECT(&quot;R&quot;&amp;ROW()&amp;&quot;C6&quot;;0)" office:value-type="float" office:value="0.156529924981318">
            <text:p>0.1565</text:p>
          </table:table-cell>
          <table:table-cell table:style-name="ce11" table:formula="of:=INDIRECT(&quot;R8C&quot;&amp;COLUMN();0)/INDIRECT(&quot;R&quot;&amp;ROW()&amp;&quot;C6&quot;;0)" office:value-type="float" office:value="0.123921545792452">
            <text:p>0.1239</text:p>
          </table:table-cell>
          <table:table-cell table:style-name="ce11" table:formula="of:=INDIRECT(&quot;R8C&quot;&amp;COLUMN();0)/INDIRECT(&quot;R&quot;&amp;ROW()&amp;&quot;C6&quot;;0)" office:value-type="float" office:value="0.0989994274123892">
            <text:p>0.0990</text:p>
          </table:table-cell>
          <table:table-cell table:style-name="ce11" table:formula="of:=INDIRECT(&quot;R8C&quot;&amp;COLUMN();0)/INDIRECT(&quot;R&quot;&amp;ROW()&amp;&quot;C6&quot;;0)" office:value-type="float" office:value="0.0780862957463534">
            <text:p>0.0781</text:p>
          </table:table-cell>
          <table:table-cell table:style-name="ce11" table:formula="of:=INDIRECT(&quot;R8C&quot;&amp;COLUMN();0)/INDIRECT(&quot;R&quot;&amp;ROW()&amp;&quot;C6&quot;;0)" office:value-type="float" office:value="0.0619560175075941">
            <text:p>0.062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0])+1" office:value-type="float" office:value="52">
            <text:p>52</text:p>
          </table:table-cell>
          <table:table-cell table:style-name="ce6" office:value-type="float" office:value="29">
            <text:p>29</text:p>
          </table:table-cell>
          <table:table-cell table:style-name="ce9" office:value-type="float" office:value="0.0113">
            <text:p>0.0113</text:p>
          </table:table-cell>
          <table:table-cell table:style-name="ce13" office:value-type="float" office:value="0.286">
            <text:p>0.2860</text:p>
          </table:table-cell>
          <table:table-cell table:style-name="ce14" table:formula="of:=[.D61]/2" office:value-type="float" office:value="0.143">
            <text:p>0.1430</text:p>
          </table:table-cell>
          <table:table-cell table:style-name="ce16" table:formula="of:=pi*[.D61]*[.D61]/4" office:value-type="float" office:value="0.0642424281732576">
            <text:p>0.0642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70986.8453225096">
            <text:p>70986.8453</text:p>
          </table:table-cell>
          <table:table-cell table:style-name="ce11" table:formula="of:=INDIRECT(&quot;R8C&quot;&amp;COLUMN();0)/INDIRECT(&quot;R&quot;&amp;ROW()&amp;&quot;C6&quot;;0)" office:value-type="float" office:value="49296.4203628539">
            <text:p>49296.4204</text:p>
          </table:table-cell>
          <table:table-cell table:style-name="ce11" table:formula="of:=INDIRECT(&quot;R8C&quot;&amp;COLUMN();0)/INDIRECT(&quot;R&quot;&amp;ROW()&amp;&quot;C6&quot;;0)" office:value-type="float" office:value="39930.1004939117">
            <text:p>39930.1005</text:p>
          </table:table-cell>
          <table:table-cell table:style-name="ce11" table:formula="of:=INDIRECT(&quot;R8C&quot;&amp;COLUMN();0)/INDIRECT(&quot;R&quot;&amp;ROW()&amp;&quot;C6&quot;;0)" office:value-type="float" office:value="31549.7090322265">
            <text:p>31549.7090</text:p>
          </table:table-cell>
          <table:table-cell table:style-name="ce11" table:formula="of:=INDIRECT(&quot;R8C&quot;&amp;COLUMN();0)/INDIRECT(&quot;R&quot;&amp;ROW()&amp;&quot;C6&quot;;0)" office:value-type="float" office:value="24155.2459777984">
            <text:p>24155.2460</text:p>
          </table:table-cell>
          <table:table-cell table:style-name="ce11" table:formula="of:=INDIRECT(&quot;R8C&quot;&amp;COLUMN();0)/INDIRECT(&quot;R&quot;&amp;ROW()&amp;&quot;C6&quot;;0)" office:value-type="float" office:value="20827.7376033058">
            <text:p>20827.7376</text:p>
          </table:table-cell>
          <table:table-cell table:style-name="ce11" table:formula="of:=INDIRECT(&quot;R8C&quot;&amp;COLUMN();0)/INDIRECT(&quot;R&quot;&amp;ROW()&amp;&quot;C6&quot;;0)" office:value-type="float" office:value="17746.7113306274">
            <text:p>17746.7113</text:p>
          </table:table-cell>
          <table:table-cell table:style-name="ce11" table:formula="of:=INDIRECT(&quot;R8C&quot;&amp;COLUMN();0)/INDIRECT(&quot;R&quot;&amp;ROW()&amp;&quot;C6&quot;;0)" office:value-type="float" office:value="14912.1671597633">
            <text:p>14912.1672</text:p>
          </table:table-cell>
          <table:table-cell table:style-name="ce11" table:formula="of:=INDIRECT(&quot;R8C&quot;&amp;COLUMN();0)/INDIRECT(&quot;R&quot;&amp;ROW()&amp;&quot;C6&quot;;0)" office:value-type="float" office:value="12324.1050907135">
            <text:p>12324.1051</text:p>
          </table:table-cell>
          <table:table-cell table:style-name="ce11" table:formula="of:=INDIRECT(&quot;R8C&quot;&amp;COLUMN();0)/INDIRECT(&quot;R&quot;&amp;ROW()&amp;&quot;C6&quot;;0)" office:value-type="float" office:value="7887.42725805663">
            <text:p>7887.4273</text:p>
          </table:table-cell>
          <table:table-cell table:style-name="ce11" table:formula="of:=INDIRECT(&quot;R8C&quot;&amp;COLUMN();0)/INDIRECT(&quot;R&quot;&amp;ROW()&amp;&quot;C6&quot;;0)" office:value-type="float" office:value="6038.8114944496">
            <text:p>6038.8115</text:p>
          </table:table-cell>
          <table:table-cell table:style-name="ce11" table:formula="of:=INDIRECT(&quot;R8C&quot;&amp;COLUMN();0)/INDIRECT(&quot;R&quot;&amp;ROW()&amp;&quot;C6&quot;;0)" office:value-type="float" office:value="5206.93440082644">
            <text:p>5206.9344</text:p>
          </table:table-cell>
          <table:table-cell table:style-name="ce11" table:formula="of:=INDIRECT(&quot;R8C&quot;&amp;COLUMN();0)/INDIRECT(&quot;R&quot;&amp;ROW()&amp;&quot;C6&quot;;0)" office:value-type="float" office:value="4436.67783265685">
            <text:p>4436.6778</text:p>
          </table:table-cell>
          <table:table-cell table:style-name="ce11" table:formula="of:=INDIRECT(&quot;R8C&quot;&amp;COLUMN();0)/INDIRECT(&quot;R&quot;&amp;ROW()&amp;&quot;C6&quot;;0)" office:value-type="float" office:value="3081.02627267837">
            <text:p>3081.0263</text:p>
          </table:table-cell>
          <table:table-cell table:style-name="ce11" table:formula="of:=INDIRECT(&quot;R8C&quot;&amp;COLUMN();0)/INDIRECT(&quot;R&quot;&amp;ROW()&amp;&quot;C6&quot;;0)" office:value-type="float" office:value="1971.85681451416">
            <text:p>1971.8568</text:p>
          </table:table-cell>
          <table:table-cell table:style-name="ce11" table:formula="of:=INDIRECT(&quot;R8C&quot;&amp;COLUMN();0)/INDIRECT(&quot;R&quot;&amp;ROW()&amp;&quot;C6&quot;;0)" office:value-type="float" office:value="1668.97960780478">
            <text:p>1668.9796</text:p>
          </table:table-cell>
          <table:table-cell table:style-name="ce11" table:formula="of:=INDIRECT(&quot;R8C&quot;&amp;COLUMN();0)/INDIRECT(&quot;R&quot;&amp;ROW()&amp;&quot;C6&quot;;0)" office:value-type="float" office:value="1323.33140984889">
            <text:p>1323.3314</text:p>
          </table:table-cell>
          <table:table-cell table:style-name="ce11" table:formula="of:=INDIRECT(&quot;R8C&quot;&amp;COLUMN();0)/INDIRECT(&quot;R&quot;&amp;ROW()&amp;&quot;C6&quot;;0)" office:value-type="float" office:value="1109.16945816421">
            <text:p>1109.1695</text:p>
          </table:table-cell>
          <table:table-cell table:style-name="ce11" table:formula="of:=INDIRECT(&quot;R8C&quot;&amp;COLUMN();0)/INDIRECT(&quot;R&quot;&amp;ROW()&amp;&quot;C6&quot;;0)" office:value-type="float" office:value="1049.66937258546">
            <text:p>1049.6694</text:p>
          </table:table-cell>
          <table:table-cell table:style-name="ce11" table:formula="of:=INDIRECT(&quot;R8C&quot;&amp;COLUMN();0)/INDIRECT(&quot;R&quot;&amp;ROW()&amp;&quot;C6&quot;;0)" office:value-type="float" office:value="832.504083329258">
            <text:p>832.5041</text:p>
          </table:table-cell>
          <table:table-cell table:style-name="ce11" table:formula="of:=INDIRECT(&quot;R8C&quot;&amp;COLUMN();0)/INDIRECT(&quot;R&quot;&amp;ROW()&amp;&quot;C6&quot;;0)" office:value-type="float" office:value="770.256568169592">
            <text:p>770.2566</text:p>
          </table:table-cell>
          <table:table-cell table:style-name="ce11" table:formula="of:=INDIRECT(&quot;R8C&quot;&amp;COLUMN();0)/INDIRECT(&quot;R&quot;&amp;ROW()&amp;&quot;C6&quot;;0)" office:value-type="float" office:value="660.094674556213">
            <text:p>660.0947</text:p>
          </table:table-cell>
          <table:table-cell table:style-name="ce11" table:formula="of:=INDIRECT(&quot;R8C&quot;&amp;COLUMN();0)/INDIRECT(&quot;R&quot;&amp;ROW()&amp;&quot;C6&quot;;0)" office:value-type="float" office:value="523.545601251895">
            <text:p>523.5456</text:p>
          </table:table-cell>
          <table:table-cell table:style-name="ce11" table:formula="of:=INDIRECT(&quot;R8C&quot;&amp;COLUMN();0)/INDIRECT(&quot;R&quot;&amp;ROW()&amp;&quot;C6&quot;;0)" office:value-type="float" office:value="492.964203628539">
            <text:p>492.9642</text:p>
          </table:table-cell>
          <table:table-cell table:style-name="ce11" table:formula="of:=INDIRECT(&quot;R8C&quot;&amp;COLUMN();0)/INDIRECT(&quot;R&quot;&amp;ROW()&amp;&quot;C6&quot;;0)" office:value-type="float" office:value="415.105005134725">
            <text:p>415.1050</text:p>
          </table:table-cell>
          <table:table-cell table:style-name="ce11" table:formula="of:=INDIRECT(&quot;R8C&quot;&amp;COLUMN();0)/INDIRECT(&quot;R&quot;&amp;ROW()&amp;&quot;C6&quot;;0)" office:value-type="float" office:value="329.181390288034">
            <text:p>329.1814</text:p>
          </table:table-cell>
          <table:table-cell table:style-name="ce11" table:formula="of:=INDIRECT(&quot;R8C&quot;&amp;COLUMN();0)/INDIRECT(&quot;R&quot;&amp;ROW()&amp;&quot;C6&quot;;0)" office:value-type="float" office:value="277.292364541053">
            <text:p>277.2924</text:p>
          </table:table-cell>
          <table:table-cell table:style-name="ce11" table:formula="of:=INDIRECT(&quot;R8C&quot;&amp;COLUMN();0)/INDIRECT(&quot;R&quot;&amp;ROW()&amp;&quot;C6&quot;;0)" office:value-type="float" office:value="261.059721746785">
            <text:p>261.0597</text:p>
          </table:table-cell>
          <table:table-cell table:style-name="ce11" table:formula="of:=INDIRECT(&quot;R8C&quot;&amp;COLUMN();0)/INDIRECT(&quot;R&quot;&amp;ROW()&amp;&quot;C6&quot;;0)" office:value-type="float" office:value="207.017763704827">
            <text:p>207.0178</text:p>
          </table:table-cell>
          <table:table-cell table:style-name="ce11" table:formula="of:=INDIRECT(&quot;R8C&quot;&amp;COLUMN();0)/INDIRECT(&quot;R&quot;&amp;ROW()&amp;&quot;C6&quot;;0)" office:value-type="float" office:value="164.216159714411">
            <text:p>164.2162</text:p>
          </table:table-cell>
          <table:table-cell table:style-name="ce11" table:formula="of:=INDIRECT(&quot;R8C&quot;&amp;COLUMN();0)/INDIRECT(&quot;R&quot;&amp;ROW()&amp;&quot;C6&quot;;0)" office:value-type="float" office:value="130.247151449949">
            <text:p>130.2472</text:p>
          </table:table-cell>
          <table:table-cell table:style-name="ce11" table:formula="of:=INDIRECT(&quot;R8C&quot;&amp;COLUMN();0)/INDIRECT(&quot;R&quot;&amp;ROW()&amp;&quot;C6&quot;;0)" office:value-type="float" office:value="103.242652452443">
            <text:p>103.2427</text:p>
          </table:table-cell>
          <table:table-cell table:style-name="ce11" table:formula="of:=INDIRECT(&quot;R8C&quot;&amp;COLUMN();0)/INDIRECT(&quot;R&quot;&amp;ROW()&amp;&quot;C6&quot;;0)" office:value-type="float" office:value="81.8835150863123">
            <text:p>81.8835</text:p>
          </table:table-cell>
          <table:table-cell table:style-name="ce11" table:formula="of:=INDIRECT(&quot;R8C&quot;&amp;COLUMN();0)/INDIRECT(&quot;R&quot;&amp;ROW()&amp;&quot;C6&quot;;0)" office:value-type="float" office:value="64.9545821311556">
            <text:p>64.9546</text:p>
          </table:table-cell>
          <table:table-cell table:style-name="ce11" table:formula="of:=INDIRECT(&quot;R8C&quot;&amp;COLUMN();0)/INDIRECT(&quot;R&quot;&amp;ROW()&amp;&quot;C6&quot;;0)" office:value-type="float" office:value="51.5283021174629">
            <text:p>51.5283</text:p>
          </table:table-cell>
          <table:table-cell table:style-name="ce11" table:formula="of:=INDIRECT(&quot;R8C&quot;&amp;COLUMN();0)/INDIRECT(&quot;R&quot;&amp;ROW()&amp;&quot;C6&quot;;0)" office:value-type="float" office:value="40.8526578316788">
            <text:p>40.8527</text:p>
          </table:table-cell>
          <table:table-cell table:style-name="ce11" table:formula="of:=INDIRECT(&quot;R8C&quot;&amp;COLUMN();0)/INDIRECT(&quot;R&quot;&amp;ROW()&amp;&quot;C6&quot;;0)" office:value-type="float" office:value="32.4023668639053">
            <text:p>32.4024</text:p>
          </table:table-cell>
          <table:table-cell table:style-name="ce11" table:formula="of:=INDIRECT(&quot;R8C&quot;&amp;COLUMN();0)/INDIRECT(&quot;R&quot;&amp;ROW()&amp;&quot;C6&quot;;0)" office:value-type="float" office:value="25.7041909139811">
            <text:p>25.7042</text:p>
          </table:table-cell>
          <table:table-cell table:style-name="ce11" table:formula="of:=INDIRECT(&quot;R8C&quot;&amp;COLUMN();0)/INDIRECT(&quot;R&quot;&amp;ROW()&amp;&quot;C6&quot;;0)" office:value-type="float" office:value="20.3760697344613">
            <text:p>20.3761</text:p>
          </table:table-cell>
          <table:table-cell table:style-name="ce11" table:formula="of:=INDIRECT(&quot;R8C&quot;&amp;COLUMN();0)/INDIRECT(&quot;R&quot;&amp;ROW()&amp;&quot;C6&quot;;0)" office:value-type="float" office:value="16.1682722871534">
            <text:p>16.1683</text:p>
          </table:table-cell>
          <table:table-cell table:style-name="ce11" table:formula="of:=INDIRECT(&quot;R8C&quot;&amp;COLUMN();0)/INDIRECT(&quot;R&quot;&amp;ROW()&amp;&quot;C6&quot;;0)" office:value-type="float" office:value="12.8194043718519">
            <text:p>12.8194</text:p>
          </table:table-cell>
          <table:table-cell table:style-name="ce11" table:formula="of:=INDIRECT(&quot;R8C&quot;&amp;COLUMN();0)/INDIRECT(&quot;R&quot;&amp;ROW()&amp;&quot;C6&quot;;0)" office:value-type="float" office:value="10.1685167978874">
            <text:p>10.1685</text:p>
          </table:table-cell>
          <table:table-cell table:style-name="ce11" table:formula="of:=INDIRECT(&quot;R8C&quot;&amp;COLUMN();0)/INDIRECT(&quot;R&quot;&amp;ROW()&amp;&quot;C6&quot;;0)" office:value-type="float" office:value="8.06083427062448">
            <text:p>8.0608</text:p>
          </table:table-cell>
          <table:table-cell table:style-name="ce11" table:formula="of:=INDIRECT(&quot;R8C&quot;&amp;COLUMN();0)/INDIRECT(&quot;R&quot;&amp;ROW()&amp;&quot;C6&quot;;0)" office:value-type="float" office:value="6.39064257420901">
            <text:p>6.3906</text:p>
          </table:table-cell>
          <table:table-cell table:style-name="ce11" table:formula="of:=INDIRECT(&quot;R8C&quot;&amp;COLUMN();0)/INDIRECT(&quot;R&quot;&amp;ROW()&amp;&quot;C6&quot;;0)" office:value-type="float" office:value="5.07037018925131">
            <text:p>5.0704</text:p>
          </table:table-cell>
          <table:table-cell table:style-name="ce11" table:formula="of:=INDIRECT(&quot;R8C&quot;&amp;COLUMN();0)/INDIRECT(&quot;R&quot;&amp;ROW()&amp;&quot;C6&quot;;0)" office:value-type="float" office:value="4.01399823952271">
            <text:p>4.0140</text:p>
          </table:table-cell>
          <table:table-cell table:style-name="ce11" table:formula="of:=INDIRECT(&quot;R8C&quot;&amp;COLUMN();0)/INDIRECT(&quot;R&quot;&amp;ROW()&amp;&quot;C6&quot;;0)" office:value-type="float" office:value="3.19234436891779">
            <text:p>3.1923</text:p>
          </table:table-cell>
          <table:table-cell table:style-name="ce11" table:formula="of:=INDIRECT(&quot;R8C&quot;&amp;COLUMN();0)/INDIRECT(&quot;R&quot;&amp;ROW()&amp;&quot;C6&quot;;0)" office:value-type="float" office:value="2.53099173553719">
            <text:p>2.5310</text:p>
          </table:table-cell>
          <table:table-cell table:style-name="ce11" table:formula="of:=INDIRECT(&quot;R8C&quot;&amp;COLUMN();0)/INDIRECT(&quot;R&quot;&amp;ROW()&amp;&quot;C6&quot;;0)" office:value-type="float" office:value="2.00529365739156">
            <text:p>2.0053</text:p>
          </table:table-cell>
          <table:table-cell table:style-name="ce11" table:formula="of:=INDIRECT(&quot;R8C&quot;&amp;COLUMN();0)/INDIRECT(&quot;R&quot;&amp;ROW()&amp;&quot;C6&quot;;0)" office:value-type="float" office:value="1.59324416841899">
            <text:p>1.5932</text:p>
          </table:table-cell>
          <table:table-cell table:style-name="ce11" table:formula="of:=INDIRECT(&quot;R8C&quot;&amp;COLUMN();0)/INDIRECT(&quot;R&quot;&amp;ROW()&amp;&quot;C6&quot;;0)" office:value-type="float" office:value="1.25973152721404">
            <text:p>1.2597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4965523986503">
            <text:p>0.7950</text:p>
          </table:table-cell>
          <table:table-cell table:style-name="ce11" table:formula="of:=INDIRECT(&quot;R8C&quot;&amp;COLUMN();0)/INDIRECT(&quot;R&quot;&amp;ROW()&amp;&quot;C6&quot;;0)" office:value-type="float" office:value="0.629969680668981">
            <text:p>0.6300</text:p>
          </table:table-cell>
          <table:table-cell table:style-name="ce11" table:formula="of:=INDIRECT(&quot;R8C&quot;&amp;COLUMN();0)/INDIRECT(&quot;R&quot;&amp;ROW()&amp;&quot;C6&quot;;0)" office:value-type="float" office:value="0.4988507995501">
            <text:p>0.4989</text:p>
          </table:table-cell>
          <table:table-cell table:style-name="ce11" table:formula="of:=INDIRECT(&quot;R8C&quot;&amp;COLUMN();0)/INDIRECT(&quot;R&quot;&amp;ROW()&amp;&quot;C6&quot;;0)" office:value-type="float" office:value="0.396107389114382">
            <text:p>0.3961</text:p>
          </table:table-cell>
          <table:table-cell table:style-name="ce11" table:formula="of:=INDIRECT(&quot;R8C&quot;&amp;COLUMN();0)/INDIRECT(&quot;R&quot;&amp;ROW()&amp;&quot;C6&quot;;0)" office:value-type="float" office:value="0.312973739547166">
            <text:p>0.3130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197185681451416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10787813585">
            <text:p>0.1561</text:p>
          </table:table-cell>
          <table:table-cell table:style-name="ce11" table:formula="of:=INDIRECT(&quot;R8C&quot;&amp;COLUMN();0)/INDIRECT(&quot;R&quot;&amp;ROW()&amp;&quot;C6&quot;;0)" office:value-type="float" office:value="0.124712699887525">
            <text:p>0.1247</text:p>
          </table:table-cell>
          <table:table-cell table:style-name="ce11" table:formula="of:=INDIRECT(&quot;R8C&quot;&amp;COLUMN();0)/INDIRECT(&quot;R&quot;&amp;ROW()&amp;&quot;C6&quot;;0)" office:value-type="float" office:value="0.0983677685950413">
            <text:p>0.0984</text:p>
          </table:table-cell>
          <table:table-cell table:style-name="ce11" table:formula="of:=INDIRECT(&quot;R8C&quot;&amp;COLUMN();0)/INDIRECT(&quot;R&quot;&amp;ROW()&amp;&quot;C6&quot;;0)" office:value-type="float" office:value="0.0780479485549415">
            <text:p>0.078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1])+1" office:value-type="float" office:value="53">
            <text:p>53</text:p>
          </table:table-cell>
          <table:table-cell table:style-name="ce6" office:value-type="float" office:value="30">
            <text:p>30</text:p>
          </table:table-cell>
          <table:table-cell table:style-name="ce9" office:value-type="float" office:value="0.01">
            <text:p>0.0100</text:p>
          </table:table-cell>
          <table:table-cell table:style-name="ce13" office:value-type="float" office:value="0.255">
            <text:p>0.2550</text:p>
          </table:table-cell>
          <table:table-cell table:style-name="ce14" table:formula="of:=[.D62]/2" office:value-type="float" office:value="0.1275">
            <text:p>0.1275</text:p>
          </table:table-cell>
          <table:table-cell table:style-name="ce16" table:formula="of:=pi*[.D62]*[.D62]/4" office:value-type="float" office:value="0.051070515574919">
            <text:p>0.051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89295.5017301038">
            <text:p>89295.5017</text:p>
          </table:table-cell>
          <table:table-cell table:style-name="ce11" table:formula="of:=INDIRECT(&quot;R8C&quot;&amp;COLUMN();0)/INDIRECT(&quot;R&quot;&amp;ROW()&amp;&quot;C6&quot;;0)" office:value-type="float" office:value="62010.7650903499">
            <text:p>62010.7651</text:p>
          </table:table-cell>
          <table:table-cell table:style-name="ce11" table:formula="of:=INDIRECT(&quot;R8C&quot;&amp;COLUMN();0)/INDIRECT(&quot;R&quot;&amp;ROW()&amp;&quot;C6&quot;;0)" office:value-type="float" office:value="50228.7197231834">
            <text:p>50228.7197</text:p>
          </table:table-cell>
          <table:table-cell table:style-name="ce11" table:formula="of:=INDIRECT(&quot;R8C&quot;&amp;COLUMN();0)/INDIRECT(&quot;R&quot;&amp;ROW()&amp;&quot;C6&quot;;0)" office:value-type="float" office:value="39686.8896578239">
            <text:p>39686.8897</text:p>
          </table:table-cell>
          <table:table-cell table:style-name="ce11" table:formula="of:=INDIRECT(&quot;R8C&quot;&amp;COLUMN();0)/INDIRECT(&quot;R&quot;&amp;ROW()&amp;&quot;C6&quot;;0)" office:value-type="float" office:value="30385.2748942714">
            <text:p>30385.2749</text:p>
          </table:table-cell>
          <table:table-cell table:style-name="ce11" table:formula="of:=INDIRECT(&quot;R8C&quot;&amp;COLUMN();0)/INDIRECT(&quot;R&quot;&amp;ROW()&amp;&quot;C6&quot;;0)" office:value-type="float" office:value="26199.5482506728">
            <text:p>26199.5483</text:p>
          </table:table-cell>
          <table:table-cell table:style-name="ce11" table:formula="of:=INDIRECT(&quot;R8C&quot;&amp;COLUMN();0)/INDIRECT(&quot;R&quot;&amp;ROW()&amp;&quot;C6&quot;;0)" office:value-type="float" office:value="22323.8754325259">
            <text:p>22323.8754</text:p>
          </table:table-cell>
          <table:table-cell table:style-name="ce11" table:formula="of:=INDIRECT(&quot;R8C&quot;&amp;COLUMN();0)/INDIRECT(&quot;R&quot;&amp;ROW()&amp;&quot;C6&quot;;0)" office:value-type="float" office:value="18758.2564398308">
            <text:p>18758.2564</text:p>
          </table:table-cell>
          <table:table-cell table:style-name="ce11" table:formula="of:=INDIRECT(&quot;R8C&quot;&amp;COLUMN();0)/INDIRECT(&quot;R&quot;&amp;ROW()&amp;&quot;C6&quot;;0)" office:value-type="float" office:value="15502.6912725875">
            <text:p>15502.6913</text:p>
          </table:table-cell>
          <table:table-cell table:style-name="ce11" table:formula="of:=INDIRECT(&quot;R8C&quot;&amp;COLUMN();0)/INDIRECT(&quot;R&quot;&amp;ROW()&amp;&quot;C6&quot;;0)" office:value-type="float" office:value="9921.72241445598">
            <text:p>9921.7224</text:p>
          </table:table-cell>
          <table:table-cell table:style-name="ce11" table:formula="of:=INDIRECT(&quot;R8C&quot;&amp;COLUMN();0)/INDIRECT(&quot;R&quot;&amp;ROW()&amp;&quot;C6&quot;;0)" office:value-type="float" office:value="7596.31872356786">
            <text:p>7596.3187</text:p>
          </table:table-cell>
          <table:table-cell table:style-name="ce11" table:formula="of:=INDIRECT(&quot;R8C&quot;&amp;COLUMN();0)/INDIRECT(&quot;R&quot;&amp;ROW()&amp;&quot;C6&quot;;0)" office:value-type="float" office:value="6549.8870626682">
            <text:p>6549.8871</text:p>
          </table:table-cell>
          <table:table-cell table:style-name="ce11" table:formula="of:=INDIRECT(&quot;R8C&quot;&amp;COLUMN();0)/INDIRECT(&quot;R&quot;&amp;ROW()&amp;&quot;C6&quot;;0)" office:value-type="float" office:value="5580.96885813149">
            <text:p>5580.9689</text:p>
          </table:table-cell>
          <table:table-cell table:style-name="ce11" table:formula="of:=INDIRECT(&quot;R8C&quot;&amp;COLUMN();0)/INDIRECT(&quot;R&quot;&amp;ROW()&amp;&quot;C6&quot;;0)" office:value-type="float" office:value="3875.67281814687">
            <text:p>3875.6728</text:p>
          </table:table-cell>
          <table:table-cell table:style-name="ce11" table:formula="of:=INDIRECT(&quot;R8C&quot;&amp;COLUMN();0)/INDIRECT(&quot;R&quot;&amp;ROW()&amp;&quot;C6&quot;;0)" office:value-type="float" office:value="2480.43060361399">
            <text:p>2480.4306</text:p>
          </table:table-cell>
          <table:table-cell table:style-name="ce11" table:formula="of:=INDIRECT(&quot;R8C&quot;&amp;COLUMN();0)/INDIRECT(&quot;R&quot;&amp;ROW()&amp;&quot;C6&quot;;0)" office:value-type="float" office:value="2099.43646289888">
            <text:p>2099.4365</text:p>
          </table:table-cell>
          <table:table-cell table:style-name="ce11" table:formula="of:=INDIRECT(&quot;R8C&quot;&amp;COLUMN();0)/INDIRECT(&quot;R&quot;&amp;ROW()&amp;&quot;C6&quot;;0)" office:value-type="float" office:value="1664.64">
            <text:p>1664.6400</text:p>
          </table:table-cell>
          <table:table-cell table:style-name="ce11" table:formula="of:=INDIRECT(&quot;R8C&quot;&amp;COLUMN();0)/INDIRECT(&quot;R&quot;&amp;ROW()&amp;&quot;C6&quot;;0)" office:value-type="float" office:value="1395.24221453287">
            <text:p>1395.2422</text:p>
          </table:table-cell>
          <table:table-cell table:style-name="ce11" table:formula="of:=INDIRECT(&quot;R8C&quot;&amp;COLUMN();0)/INDIRECT(&quot;R&quot;&amp;ROW()&amp;&quot;C6&quot;;0)" office:value-type="float" office:value="1320.39609381007">
            <text:p>1320.3961</text:p>
          </table:table-cell>
          <table:table-cell table:style-name="ce11" table:formula="of:=INDIRECT(&quot;R8C&quot;&amp;COLUMN();0)/INDIRECT(&quot;R&quot;&amp;ROW()&amp;&quot;C6&quot;;0)" office:value-type="float" office:value="1047.22036139946">
            <text:p>1047.2204</text:p>
          </table:table-cell>
          <table:table-cell table:style-name="ce11" table:formula="of:=INDIRECT(&quot;R8C&quot;&amp;COLUMN();0)/INDIRECT(&quot;R&quot;&amp;ROW()&amp;&quot;C6&quot;;0)" office:value-type="float" office:value="968.918204536717">
            <text:p>968.9182</text:p>
          </table:table-cell>
          <table:table-cell table:style-name="ce11" table:formula="of:=INDIRECT(&quot;R8C&quot;&amp;COLUMN();0)/INDIRECT(&quot;R&quot;&amp;ROW()&amp;&quot;C6&quot;;0)" office:value-type="float" office:value="830.343775470973">
            <text:p>830.3438</text:p>
          </table:table-cell>
          <table:table-cell table:style-name="ce11" table:formula="of:=INDIRECT(&quot;R8C&quot;&amp;COLUMN();0)/INDIRECT(&quot;R&quot;&amp;ROW()&amp;&quot;C6&quot;;0)" office:value-type="float" office:value="658.576485966936">
            <text:p>658.5765</text:p>
          </table:table-cell>
          <table:table-cell table:style-name="ce11" table:formula="of:=INDIRECT(&quot;R8C&quot;&amp;COLUMN();0)/INDIRECT(&quot;R&quot;&amp;ROW()&amp;&quot;C6&quot;;0)" office:value-type="float" office:value="620.107650903499">
            <text:p>620.1077</text:p>
          </table:table-cell>
          <table:table-cell table:style-name="ce11" table:formula="of:=INDIRECT(&quot;R8C&quot;&amp;COLUMN();0)/INDIRECT(&quot;R&quot;&amp;ROW()&amp;&quot;C6&quot;;0)" office:value-type="float" office:value="522.167304882737">
            <text:p>522.1673</text:p>
          </table:table-cell>
          <table:table-cell table:style-name="ce11" table:formula="of:=INDIRECT(&quot;R8C&quot;&amp;COLUMN();0)/INDIRECT(&quot;R&quot;&amp;ROW()&amp;&quot;C6&quot;;0)" office:value-type="float" office:value="414.082599000384">
            <text:p>414.0826</text:p>
          </table:table-cell>
          <table:table-cell table:style-name="ce11" table:formula="of:=INDIRECT(&quot;R8C&quot;&amp;COLUMN();0)/INDIRECT(&quot;R&quot;&amp;ROW()&amp;&quot;C6&quot;;0)" office:value-type="float" office:value="348.810553633218">
            <text:p>348.8106</text:p>
          </table:table-cell>
          <table:table-cell table:style-name="ce11" table:formula="of:=INDIRECT(&quot;R8C&quot;&amp;COLUMN();0)/INDIRECT(&quot;R&quot;&amp;ROW()&amp;&quot;C6&quot;;0)" office:value-type="float" office:value="328.391249519416">
            <text:p>328.3912</text:p>
          </table:table-cell>
          <table:table-cell table:style-name="ce11" table:formula="of:=INDIRECT(&quot;R8C&quot;&amp;COLUMN();0)/INDIRECT(&quot;R&quot;&amp;ROW()&amp;&quot;C6&quot;;0)" office:value-type="float" office:value="260.410995770857">
            <text:p>260.4110</text:p>
          </table:table-cell>
          <table:table-cell table:style-name="ce11" table:formula="of:=INDIRECT(&quot;R8C&quot;&amp;COLUMN();0)/INDIRECT(&quot;R&quot;&amp;ROW()&amp;&quot;C6&quot;;0)" office:value-type="float" office:value="206.57016532103">
            <text:p>206.5702</text:p>
          </table:table-cell>
          <table:table-cell table:style-name="ce11" table:formula="of:=INDIRECT(&quot;R8C&quot;&amp;COLUMN();0)/INDIRECT(&quot;R&quot;&amp;ROW()&amp;&quot;C6&quot;;0)" office:value-type="float" office:value="163.84">
            <text:p>163.8400</text:p>
          </table:table-cell>
          <table:table-cell table:style-name="ce11" table:formula="of:=INDIRECT(&quot;R8C&quot;&amp;COLUMN();0)/INDIRECT(&quot;R&quot;&amp;ROW()&amp;&quot;C6&quot;;0)" office:value-type="float" office:value="129.870603613995">
            <text:p>129.8706</text:p>
          </table:table-cell>
          <table:table-cell table:style-name="ce11" table:formula="of:=INDIRECT(&quot;R8C&quot;&amp;COLUMN();0)/INDIRECT(&quot;R&quot;&amp;ROW()&amp;&quot;C6&quot;;0)" office:value-type="float" office:value="103.002599000384">
            <text:p>103.0026</text:p>
          </table:table-cell>
          <table:table-cell table:style-name="ce11" table:formula="of:=INDIRECT(&quot;R8C&quot;&amp;COLUMN();0)/INDIRECT(&quot;R&quot;&amp;ROW()&amp;&quot;C6&quot;;0)" office:value-type="float" office:value="81.7074202229912">
            <text:p>81.7074</text:p>
          </table:table-cell>
          <table:table-cell table:style-name="ce11" table:formula="of:=INDIRECT(&quot;R8C&quot;&amp;COLUMN();0)/INDIRECT(&quot;R&quot;&amp;ROW()&amp;&quot;C6&quot;;0)" office:value-type="float" office:value="64.8182852748943">
            <text:p>64.8183</text:p>
          </table:table-cell>
          <table:table-cell table:style-name="ce11" table:formula="of:=INDIRECT(&quot;R8C&quot;&amp;COLUMN();0)/INDIRECT(&quot;R&quot;&amp;ROW()&amp;&quot;C6&quot;;0)" office:value-type="float" office:value="51.3892195309496">
            <text:p>51.3892</text:p>
          </table:table-cell>
          <table:table-cell table:style-name="ce11" table:formula="of:=INDIRECT(&quot;R8C&quot;&amp;COLUMN();0)/INDIRECT(&quot;R&quot;&amp;ROW()&amp;&quot;C6&quot;;0)" office:value-type="float" office:value="40.7594617454825">
            <text:p>40.7595</text:p>
          </table:table-cell>
          <table:table-cell table:style-name="ce11" table:formula="of:=INDIRECT(&quot;R8C&quot;&amp;COLUMN();0)/INDIRECT(&quot;R&quot;&amp;ROW()&amp;&quot;C6&quot;;0)" office:value-type="float" office:value="32.3337178008458">
            <text:p>32.3337</text:p>
          </table:table-cell>
          <table:table-cell table:style-name="ce11" table:formula="of:=INDIRECT(&quot;R8C&quot;&amp;COLUMN();0)/INDIRECT(&quot;R&quot;&amp;ROW()&amp;&quot;C6&quot;;0)" office:value-type="float" office:value="25.6313879277201">
            <text:p>25.6314</text:p>
          </table:table-cell>
          <table:table-cell table:style-name="ce11" table:formula="of:=INDIRECT(&quot;R8C&quot;&amp;COLUMN();0)/INDIRECT(&quot;R&quot;&amp;ROW()&amp;&quot;C6&quot;;0)" office:value-type="float" office:value="20.3383314109958">
            <text:p>20.3383</text:p>
          </table:table-cell>
          <table:table-cell table:style-name="ce11" table:formula="of:=INDIRECT(&quot;R8C&quot;&amp;COLUMN();0)/INDIRECT(&quot;R&quot;&amp;ROW()&amp;&quot;C6&quot;;0)" office:value-type="float" office:value="16.1257362552864">
            <text:p>16.1257</text:p>
          </table:table-cell>
          <table:table-cell table:style-name="ce11" table:formula="of:=INDIRECT(&quot;R8C&quot;&amp;COLUMN();0)/INDIRECT(&quot;R&quot;&amp;ROW()&amp;&quot;C6&quot;;0)" office:value-type="float" office:value="12.7911418685121">
            <text:p>12.7911</text:p>
          </table:table-cell>
          <table:table-cell table:style-name="ce11" table:formula="of:=INDIRECT(&quot;R8C&quot;&amp;COLUMN();0)/INDIRECT(&quot;R&quot;&amp;ROW()&amp;&quot;C6&quot;;0)" office:value-type="float" office:value="10.1398539023453">
            <text:p>10.1399</text:p>
          </table:table-cell>
          <table:table-cell table:style-name="ce11" table:formula="of:=INDIRECT(&quot;R8C&quot;&amp;COLUMN();0)/INDIRECT(&quot;R&quot;&amp;ROW()&amp;&quot;C6&quot;;0)" office:value-type="float" office:value="8.03889273356401">
            <text:p>8.0389</text:p>
          </table:table-cell>
          <table:table-cell table:style-name="ce11" table:formula="of:=INDIRECT(&quot;R8C&quot;&amp;COLUMN();0)/INDIRECT(&quot;R&quot;&amp;ROW()&amp;&quot;C6&quot;;0)" office:value-type="float" office:value="6.37810073048827">
            <text:p>6.3781</text:p>
          </table:table-cell>
          <table:table-cell table:style-name="ce11" table:formula="of:=INDIRECT(&quot;R8C&quot;&amp;COLUMN();0)/INDIRECT(&quot;R&quot;&amp;ROW()&amp;&quot;C6&quot;;0)" office:value-type="float" office:value="5.04927335640139">
            <text:p>5.0493</text:p>
          </table:table-cell>
          <table:table-cell table:style-name="ce11" table:formula="of:=INDIRECT(&quot;R8C&quot;&amp;COLUMN();0)/INDIRECT(&quot;R&quot;&amp;ROW()&amp;&quot;C6&quot;;0)" office:value-type="float" office:value="4.0157016532103">
            <text:p>4.0157</text:p>
          </table:table-cell>
          <table:table-cell table:style-name="ce11" table:formula="of:=INDIRECT(&quot;R8C&quot;&amp;COLUMN();0)/INDIRECT(&quot;R&quot;&amp;ROW()&amp;&quot;C6&quot;;0)" office:value-type="float" office:value="3.1837754709727">
            <text:p>3.1838</text:p>
          </table:table-cell>
          <table:table-cell table:style-name="ce11" table:formula="of:=INDIRECT(&quot;R8C&quot;&amp;COLUMN();0)/INDIRECT(&quot;R&quot;&amp;ROW()&amp;&quot;C6&quot;;0)" office:value-type="float" office:value="2.52249134948097">
            <text:p>2.5225</text:p>
          </table:table-cell>
          <table:table-cell table:style-name="ce11" table:formula="of:=INDIRECT(&quot;R8C&quot;&amp;COLUMN();0)/INDIRECT(&quot;R&quot;&amp;ROW()&amp;&quot;C6&quot;;0)" office:value-type="float" office:value="2.00416762783545">
            <text:p>2.0042</text:p>
          </table:table-cell>
          <table:table-cell table:style-name="ce11" table:formula="of:=INDIRECT(&quot;R8C&quot;&amp;COLUMN();0)/INDIRECT(&quot;R&quot;&amp;ROW()&amp;&quot;C6&quot;;0)" office:value-type="float" office:value="1.58463667820069">
            <text:p>1.5846</text:p>
          </table:table-cell>
          <table:table-cell table:style-name="ce11" table:formula="of:=INDIRECT(&quot;R8C&quot;&amp;COLUMN();0)/INDIRECT(&quot;R&quot;&amp;ROW()&amp;&quot;C6&quot;;0)" office:value-type="float" office:value="1.25791618608228">
            <text:p>1.2579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2449058054594">
            <text:p>0.7924</text:p>
          </table:table-cell>
          <table:table-cell table:style-name="ce11" table:formula="of:=INDIRECT(&quot;R8C&quot;&amp;COLUMN();0)/INDIRECT(&quot;R&quot;&amp;ROW()&amp;&quot;C6&quot;;0)" office:value-type="float" office:value="0.627512495194156">
            <text:p>0.6275</text:p>
          </table:table-cell>
          <table:table-cell table:style-name="ce11" table:formula="of:=INDIRECT(&quot;R8C&quot;&amp;COLUMN();0)/INDIRECT(&quot;R&quot;&amp;ROW()&amp;&quot;C6&quot;;0)" office:value-type="float" office:value="0.498269896193772">
            <text:p>0.4983</text:p>
          </table:table-cell>
          <table:table-cell table:style-name="ce11" table:formula="of:=INDIRECT(&quot;R8C&quot;&amp;COLUMN();0)/INDIRECT(&quot;R&quot;&amp;ROW()&amp;&quot;C6&quot;;0)" office:value-type="float" office:value="0.393694732795079">
            <text:p>0.3937</text:p>
          </table:table-cell>
          <table:table-cell table:style-name="ce11" table:formula="of:=INDIRECT(&quot;R8C&quot;&amp;COLUMN();0)/INDIRECT(&quot;R&quot;&amp;ROW()&amp;&quot;C6&quot;;0)" office:value-type="float" office:value="0.314479046520569">
            <text:p>0.3145</text:p>
          </table:table-cell>
          <table:table-cell table:style-name="ce11" table:formula="of:=INDIRECT(&quot;R8C&quot;&amp;COLUMN();0)/INDIRECT(&quot;R&quot;&amp;ROW()&amp;&quot;C6&quot;;0)" office:value-type="float" office:value="0.248043060361399">
            <text:p>0.2480</text:p>
          </table:table-cell>
          <table:table-cell table:style-name="ce11" table:formula="of:=INDIRECT(&quot;R8C&quot;&amp;COLUMN();0)/INDIRECT(&quot;R&quot;&amp;ROW()&amp;&quot;C6&quot;;0)" office:value-type="float" office:value="0.196370626682045">
            <text:p>0.1964</text:p>
          </table:table-cell>
          <table:table-cell table:style-name="ce11" table:formula="of:=INDIRECT(&quot;R8C&quot;&amp;COLUMN();0)/INDIRECT(&quot;R&quot;&amp;ROW()&amp;&quot;C6&quot;;0)" office:value-type="float" office:value="0.156878123798539">
            <text:p>0.1569</text:p>
          </table:table-cell>
          <table:table-cell table:style-name="ce11" table:formula="of:=INDIRECT(&quot;R8C&quot;&amp;COLUMN();0)/INDIRECT(&quot;R&quot;&amp;ROW()&amp;&quot;C6&quot;;0)" office:value-type="float" office:value="0.123738408304498">
            <text:p>0.1237</text:p>
          </table:table-cell>
          <table:table-cell table:style-name="ce11" table:formula="of:=INDIRECT(&quot;R8C&quot;&amp;COLUMN();0)/INDIRECT(&quot;R&quot;&amp;ROW()&amp;&quot;C6&quot;;0)" office:value-type="float" office:value="0.0981777777777778">
            <text:p>0.098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2])+1" office:value-type="float" office:value="54">
            <text:p>54</text:p>
          </table:table-cell>
          <table:table-cell table:style-name="ce6" office:value-type="float" office:value="31">
            <text:p>31</text:p>
          </table:table-cell>
          <table:table-cell table:style-name="ce9" office:value-type="float" office:value="0.00893">
            <text:p>0.0089</text:p>
          </table:table-cell>
          <table:table-cell table:style-name="ce13" office:value-type="float" office:value="0.227">
            <text:p>0.2270</text:p>
          </table:table-cell>
          <table:table-cell table:style-name="ce14" table:formula="of:=[.D63]/2" office:value-type="float" office:value="0.1135">
            <text:p>0.1135</text:p>
          </table:table-cell>
          <table:table-cell table:style-name="ce16" table:formula="of:=pi*[.D63]*[.D63]/4" office:value-type="float" office:value="0.0404707819617071">
            <text:p>0.0405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12682.955229094">
            <text:p>112682.9552</text:p>
          </table:table-cell>
          <table:table-cell table:style-name="ce11" table:formula="of:=INDIRECT(&quot;R8C&quot;&amp;COLUMN();0)/INDIRECT(&quot;R&quot;&amp;ROW()&amp;&quot;C6&quot;;0)" office:value-type="float" office:value="78252.0522424266">
            <text:p>78252.0522</text:p>
          </table:table-cell>
          <table:table-cell table:style-name="ce11" table:formula="of:=INDIRECT(&quot;R8C&quot;&amp;COLUMN();0)/INDIRECT(&quot;R&quot;&amp;ROW()&amp;&quot;C6&quot;;0)" office:value-type="float" office:value="63384.1623163655">
            <text:p>63384.1623</text:p>
          </table:table-cell>
          <table:table-cell table:style-name="ce11" table:formula="of:=INDIRECT(&quot;R8C&quot;&amp;COLUMN();0)/INDIRECT(&quot;R&quot;&amp;ROW()&amp;&quot;C6&quot;;0)" office:value-type="float" office:value="50081.313435153">
            <text:p>50081.3134</text:p>
          </table:table-cell>
          <table:table-cell table:style-name="ce11" table:formula="of:=INDIRECT(&quot;R8C&quot;&amp;COLUMN();0)/INDIRECT(&quot;R&quot;&amp;ROW()&amp;&quot;C6&quot;;0)" office:value-type="float" office:value="38343.505598789">
            <text:p>38343.5056</text:p>
          </table:table-cell>
          <table:table-cell table:style-name="ce11" table:formula="of:=INDIRECT(&quot;R8C&quot;&amp;COLUMN();0)/INDIRECT(&quot;R&quot;&amp;ROW()&amp;&quot;C6&quot;;0)" office:value-type="float" office:value="33061.4920724252">
            <text:p>33061.4921</text:p>
          </table:table-cell>
          <table:table-cell table:style-name="ce11" table:formula="of:=INDIRECT(&quot;R8C&quot;&amp;COLUMN();0)/INDIRECT(&quot;R&quot;&amp;ROW()&amp;&quot;C6&quot;;0)" office:value-type="float" office:value="28170.7388072736">
            <text:p>28170.7388</text:p>
          </table:table-cell>
          <table:table-cell table:style-name="ce11" table:formula="of:=INDIRECT(&quot;R8C&quot;&amp;COLUMN();0)/INDIRECT(&quot;R&quot;&amp;ROW()&amp;&quot;C6&quot;;0)" office:value-type="float" office:value="23671.245803334">
            <text:p>23671.2458</text:p>
          </table:table-cell>
          <table:table-cell table:style-name="ce11" table:formula="of:=INDIRECT(&quot;R8C&quot;&amp;COLUMN();0)/INDIRECT(&quot;R&quot;&amp;ROW()&amp;&quot;C6&quot;;0)" office:value-type="float" office:value="19563.0130606066">
            <text:p>19563.0131</text:p>
          </table:table-cell>
          <table:table-cell table:style-name="ce11" table:formula="of:=INDIRECT(&quot;R8C&quot;&amp;COLUMN();0)/INDIRECT(&quot;R&quot;&amp;ROW()&amp;&quot;C6&quot;;0)" office:value-type="float" office:value="12520.3283587883">
            <text:p>12520.3284</text:p>
          </table:table-cell>
          <table:table-cell table:style-name="ce11" table:formula="of:=INDIRECT(&quot;R8C&quot;&amp;COLUMN();0)/INDIRECT(&quot;R&quot;&amp;ROW()&amp;&quot;C6&quot;;0)" office:value-type="float" office:value="9585.87639969726">
            <text:p>9585.8764</text:p>
          </table:table-cell>
          <table:table-cell table:style-name="ce11" table:formula="of:=INDIRECT(&quot;R8C&quot;&amp;COLUMN();0)/INDIRECT(&quot;R&quot;&amp;ROW()&amp;&quot;C6&quot;;0)" office:value-type="float" office:value="8265.37301810631">
            <text:p>8265.3730</text:p>
          </table:table-cell>
          <table:table-cell table:style-name="ce11" table:formula="of:=INDIRECT(&quot;R8C&quot;&amp;COLUMN();0)/INDIRECT(&quot;R&quot;&amp;ROW()&amp;&quot;C6&quot;;0)" office:value-type="float" office:value="7042.68470181839">
            <text:p>7042.6847</text:p>
          </table:table-cell>
          <table:table-cell table:style-name="ce11" table:formula="of:=INDIRECT(&quot;R8C&quot;&amp;COLUMN();0)/INDIRECT(&quot;R&quot;&amp;ROW()&amp;&quot;C6&quot;;0)" office:value-type="float" office:value="4890.75326515166">
            <text:p>4890.7533</text:p>
          </table:table-cell>
          <table:table-cell table:style-name="ce11" table:formula="of:=INDIRECT(&quot;R8C&quot;&amp;COLUMN();0)/INDIRECT(&quot;R&quot;&amp;ROW()&amp;&quot;C6&quot;;0)" office:value-type="float" office:value="3130.08208969706">
            <text:p>3130.0821</text:p>
          </table:table-cell>
          <table:table-cell table:style-name="ce11" table:formula="of:=INDIRECT(&quot;R8C&quot;&amp;COLUMN();0)/INDIRECT(&quot;R&quot;&amp;ROW()&amp;&quot;C6&quot;;0)" office:value-type="float" office:value="2649.30148071959">
            <text:p>2649.3015</text:p>
          </table:table-cell>
          <table:table-cell table:style-name="ce11" table:formula="of:=INDIRECT(&quot;R8C&quot;&amp;COLUMN();0)/INDIRECT(&quot;R&quot;&amp;ROW()&amp;&quot;C6&quot;;0)" office:value-type="float" office:value="2100.62714199771">
            <text:p>2100.6271</text:p>
          </table:table-cell>
          <table:table-cell table:style-name="ce11" table:formula="of:=INDIRECT(&quot;R8C&quot;&amp;COLUMN();0)/INDIRECT(&quot;R&quot;&amp;ROW()&amp;&quot;C6&quot;;0)" office:value-type="float" office:value="1760.6711754546">
            <text:p>1760.6712</text:p>
          </table:table-cell>
          <table:table-cell table:style-name="ce11" table:formula="of:=INDIRECT(&quot;R8C&quot;&amp;COLUMN();0)/INDIRECT(&quot;R&quot;&amp;ROW()&amp;&quot;C6&quot;;0)" office:value-type="float" office:value="1666.22204971958">
            <text:p>1666.2220</text:p>
          </table:table-cell>
          <table:table-cell table:style-name="ce11" table:formula="of:=INDIRECT(&quot;R8C&quot;&amp;COLUMN();0)/INDIRECT(&quot;R&quot;&amp;ROW()&amp;&quot;C6&quot;;0)" office:value-type="float" office:value="1321.49865124493">
            <text:p>1321.4987</text:p>
          </table:table-cell>
          <table:table-cell table:style-name="ce11" table:formula="of:=INDIRECT(&quot;R8C&quot;&amp;COLUMN();0)/INDIRECT(&quot;R&quot;&amp;ROW()&amp;&quot;C6&quot;;0)" office:value-type="float" office:value="1222.68831628792">
            <text:p>1222.6883</text:p>
          </table:table-cell>
          <table:table-cell table:style-name="ce11" table:formula="of:=INDIRECT(&quot;R8C&quot;&amp;COLUMN();0)/INDIRECT(&quot;R&quot;&amp;ROW()&amp;&quot;C6&quot;;0)" office:value-type="float" office:value="1047.81975198432">
            <text:p>1047.8198</text:p>
          </table:table-cell>
          <table:table-cell table:style-name="ce11" table:formula="of:=INDIRECT(&quot;R8C&quot;&amp;COLUMN();0)/INDIRECT(&quot;R&quot;&amp;ROW()&amp;&quot;C6&quot;;0)" office:value-type="float" office:value="831.064759649906">
            <text:p>831.0648</text:p>
          </table:table-cell>
          <table:table-cell table:style-name="ce11" table:formula="of:=INDIRECT(&quot;R8C&quot;&amp;COLUMN();0)/INDIRECT(&quot;R&quot;&amp;ROW()&amp;&quot;C6&quot;;0)" office:value-type="float" office:value="782.520522424266">
            <text:p>782.5205</text:p>
          </table:table-cell>
          <table:table-cell table:style-name="ce11" table:formula="of:=INDIRECT(&quot;R8C&quot;&amp;COLUMN();0)/INDIRECT(&quot;R&quot;&amp;ROW()&amp;&quot;C6&quot;;0)" office:value-type="float" office:value="658.928545091114">
            <text:p>658.9285</text:p>
          </table:table-cell>
          <table:table-cell table:style-name="ce11" table:formula="of:=INDIRECT(&quot;R8C&quot;&amp;COLUMN();0)/INDIRECT(&quot;R&quot;&amp;ROW()&amp;&quot;C6&quot;;0)" office:value-type="float" office:value="522.535290807118">
            <text:p>522.5353</text:p>
          </table:table-cell>
          <table:table-cell table:style-name="ce11" table:formula="of:=INDIRECT(&quot;R8C&quot;&amp;COLUMN();0)/INDIRECT(&quot;R&quot;&amp;ROW()&amp;&quot;C6&quot;;0)" office:value-type="float" office:value="440.16779386365">
            <text:p>440.1678</text:p>
          </table:table-cell>
          <table:table-cell table:style-name="ce11" table:formula="of:=INDIRECT(&quot;R8C&quot;&amp;COLUMN();0)/INDIRECT(&quot;R&quot;&amp;ROW()&amp;&quot;C6&quot;;0)" office:value-type="float" office:value="414.400454113218">
            <text:p>414.4005</text:p>
          </table:table-cell>
          <table:table-cell table:style-name="ce11" table:formula="of:=INDIRECT(&quot;R8C&quot;&amp;COLUMN();0)/INDIRECT(&quot;R&quot;&amp;ROW()&amp;&quot;C6&quot;;0)" office:value-type="float" office:value="328.615439849405">
            <text:p>328.6154</text:p>
          </table:table-cell>
          <table:table-cell table:style-name="ce11" table:formula="of:=INDIRECT(&quot;R8C&quot;&amp;COLUMN();0)/INDIRECT(&quot;R&quot;&amp;ROW()&amp;&quot;C6&quot;;0)" office:value-type="float" office:value="260.673116109375">
            <text:p>260.6731</text:p>
          </table:table-cell>
          <table:table-cell table:style-name="ce11" table:formula="of:=INDIRECT(&quot;R8C&quot;&amp;COLUMN();0)/INDIRECT(&quot;R&quot;&amp;ROW()&amp;&quot;C6&quot;;0)" office:value-type="float" office:value="206.75146034272">
            <text:p>206.7515</text:p>
          </table:table-cell>
          <table:table-cell table:style-name="ce11" table:formula="of:=INDIRECT(&quot;R8C&quot;&amp;COLUMN();0)/INDIRECT(&quot;R&quot;&amp;ROW()&amp;&quot;C6&quot;;0)" office:value-type="float" office:value="163.885113237206">
            <text:p>163.8851</text:p>
          </table:table-cell>
          <table:table-cell table:style-name="ce11" table:formula="of:=INDIRECT(&quot;R8C&quot;&amp;COLUMN();0)/INDIRECT(&quot;R&quot;&amp;ROW()&amp;&quot;C6&quot;;0)" office:value-type="float" office:value="129.980088881989">
            <text:p>129.9801</text:p>
          </table:table-cell>
          <table:table-cell table:style-name="ce11" table:formula="of:=INDIRECT(&quot;R8C&quot;&amp;COLUMN();0)/INDIRECT(&quot;R&quot;&amp;ROW()&amp;&quot;C6&quot;;0)" office:value-type="float" office:value="103.107473461546">
            <text:p>103.1075</text:p>
          </table:table-cell>
          <table:table-cell table:style-name="ce11" table:formula="of:=INDIRECT(&quot;R8C&quot;&amp;COLUMN();0)/INDIRECT(&quot;R&quot;&amp;ROW()&amp;&quot;C6&quot;;0)" office:value-type="float" office:value="81.7948921966271">
            <text:p>81.7949</text:p>
          </table:table-cell>
          <table:table-cell table:style-name="ce11" table:formula="of:=INDIRECT(&quot;R8C&quot;&amp;COLUMN();0)/INDIRECT(&quot;R&quot;&amp;ROW()&amp;&quot;C6&quot;;0)" office:value-type="float" office:value="64.8486095208523">
            <text:p>64.8486</text:p>
          </table:table-cell>
          <table:table-cell table:style-name="ce11" table:formula="of:=INDIRECT(&quot;R8C&quot;&amp;COLUMN();0)/INDIRECT(&quot;R&quot;&amp;ROW()&amp;&quot;C6&quot;;0)" office:value-type="float" office:value="51.4348037027693">
            <text:p>51.4348</text:p>
          </table:table-cell>
          <table:table-cell table:style-name="ce11" table:formula="of:=INDIRECT(&quot;R8C&quot;&amp;COLUMN();0)/INDIRECT(&quot;R&quot;&amp;ROW()&amp;&quot;C6&quot;;0)" office:value-type="float" office:value="40.8022666847795">
            <text:p>40.8023</text:p>
          </table:table-cell>
          <table:table-cell table:style-name="ce11" table:formula="of:=INDIRECT(&quot;R8C&quot;&amp;COLUMN();0)/INDIRECT(&quot;R&quot;&amp;ROW()&amp;&quot;C6&quot;;0)" office:value-type="float" office:value="32.3445244425469">
            <text:p>32.3445</text:p>
          </table:table-cell>
          <table:table-cell table:style-name="ce11" table:formula="of:=INDIRECT(&quot;R8C&quot;&amp;COLUMN();0)/INDIRECT(&quot;R&quot;&amp;ROW()&amp;&quot;C6&quot;;0)" office:value-type="float" office:value="25.6651594247899">
            <text:p>25.6652</text:p>
          </table:table-cell>
          <table:table-cell table:style-name="ce11" table:formula="of:=INDIRECT(&quot;R8C&quot;&amp;COLUMN();0)/INDIRECT(&quot;R&quot;&amp;ROW()&amp;&quot;C6&quot;;0)" office:value-type="float" office:value="20.3492402336548">
            <text:p>20.3492</text:p>
          </table:table-cell>
          <table:table-cell table:style-name="ce11" table:formula="of:=INDIRECT(&quot;R8C&quot;&amp;COLUMN();0)/INDIRECT(&quot;R&quot;&amp;ROW()&amp;&quot;C6&quot;;0)" office:value-type="float" office:value="16.1412796677599">
            <text:p>16.1413</text:p>
          </table:table-cell>
          <table:table-cell table:style-name="ce11" table:formula="of:=INDIRECT(&quot;R8C&quot;&amp;COLUMN();0)/INDIRECT(&quot;R&quot;&amp;ROW()&amp;&quot;C6&quot;;0)" office:value-type="float" office:value="12.7955908323468">
            <text:p>12.7956</text:p>
          </table:table-cell>
          <table:table-cell table:style-name="ce11" table:formula="of:=INDIRECT(&quot;R8C&quot;&amp;COLUMN();0)/INDIRECT(&quot;R&quot;&amp;ROW()&amp;&quot;C6&quot;;0)" office:value-type="float" office:value="10.1443653088552">
            <text:p>10.1444</text:p>
          </table:table-cell>
          <table:table-cell table:style-name="ce11" table:formula="of:=INDIRECT(&quot;R8C&quot;&amp;COLUMN();0)/INDIRECT(&quot;R&quot;&amp;ROW()&amp;&quot;C6&quot;;0)" office:value-type="float" office:value="8.04859399561412">
            <text:p>8.0486</text:p>
          </table:table-cell>
          <table:table-cell table:style-name="ce11" table:formula="of:=INDIRECT(&quot;R8C&quot;&amp;COLUMN();0)/INDIRECT(&quot;R&quot;&amp;ROW()&amp;&quot;C6&quot;;0)" office:value-type="float" office:value="6.37173242251936">
            <text:p>6.3717</text:p>
          </table:table-cell>
          <table:table-cell table:style-name="ce11" table:formula="of:=INDIRECT(&quot;R8C&quot;&amp;COLUMN();0)/INDIRECT(&quot;R&quot;&amp;ROW()&amp;&quot;C6&quot;;0)" office:value-type="float" office:value="5.0674571600458">
            <text:p>5.0675</text:p>
          </table:table-cell>
          <table:table-cell table:style-name="ce11" table:formula="of:=INDIRECT(&quot;R8C&quot;&amp;COLUMN();0)/INDIRECT(&quot;R&quot;&amp;ROW()&amp;&quot;C6&quot;;0)" office:value-type="float" office:value="4.01764055192222">
            <text:p>4.0176</text:p>
          </table:table-cell>
          <table:table-cell table:style-name="ce11" table:formula="of:=INDIRECT(&quot;R8C&quot;&amp;COLUMN();0)/INDIRECT(&quot;R&quot;&amp;ROW()&amp;&quot;C6&quot;;0)" office:value-type="float" office:value="3.18315899784587">
            <text:p>3.1832</text:p>
          </table:table-cell>
          <table:table-cell table:style-name="ce11" table:formula="of:=INDIRECT(&quot;R8C&quot;&amp;COLUMN();0)/INDIRECT(&quot;R&quot;&amp;ROW()&amp;&quot;C6&quot;;0)" office:value-type="float" office:value="2.52908071183217">
            <text:p>2.5291</text:p>
          </table:table-cell>
          <table:table-cell table:style-name="ce11" table:formula="of:=INDIRECT(&quot;R8C&quot;&amp;COLUMN();0)/INDIRECT(&quot;R&quot;&amp;ROW()&amp;&quot;C6&quot;;0)" office:value-type="float" office:value="1.99967008868792">
            <text:p>1.9997</text:p>
          </table:table-cell>
          <table:table-cell table:style-name="ce11" table:formula="of:=INDIRECT(&quot;R8C&quot;&amp;COLUMN();0)/INDIRECT(&quot;R&quot;&amp;ROW()&amp;&quot;C6&quot;;0)" office:value-type="float" office:value="1.5873779813309">
            <text:p>1.5874</text:p>
          </table:table-cell>
          <table:table-cell table:style-name="ce11" table:formula="of:=INDIRECT(&quot;R8C&quot;&amp;COLUMN();0)/INDIRECT(&quot;R&quot;&amp;ROW()&amp;&quot;C6&quot;;0)" office:value-type="float" office:value="1.26191076869336">
            <text:p>1.2619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1864775175144">
            <text:p>0.7919</text:p>
          </table:table-cell>
          <table:table-cell table:style-name="ce11" table:formula="of:=INDIRECT(&quot;R8C&quot;&amp;COLUMN();0)/INDIRECT(&quot;R&quot;&amp;ROW()&amp;&quot;C6&quot;;0)" office:value-type="float" office:value="0.628772147722642">
            <text:p>0.6288</text:p>
          </table:table-cell>
          <table:table-cell table:style-name="ce11" table:formula="of:=INDIRECT(&quot;R8C&quot;&amp;COLUMN();0)/INDIRECT(&quot;R&quot;&amp;ROW()&amp;&quot;C6&quot;;0)" office:value-type="float" office:value="0.496807622891964">
            <text:p>0.4968</text:p>
          </table:table-cell>
          <table:table-cell table:style-name="ce11" table:formula="of:=INDIRECT(&quot;R8C&quot;&amp;COLUMN();0)/INDIRECT(&quot;R&quot;&amp;ROW()&amp;&quot;C6&quot;;0)" office:value-type="float" office:value="0.396844495332725">
            <text:p>0.3968</text:p>
          </table:table-cell>
          <table:table-cell table:style-name="ce11" table:formula="of:=INDIRECT(&quot;R8C&quot;&amp;COLUMN();0)/INDIRECT(&quot;R&quot;&amp;ROW()&amp;&quot;C6&quot;;0)" office:value-type="float" office:value="0.313008208969706">
            <text:p>0.3130</text:p>
          </table:table-cell>
          <table:table-cell table:style-name="ce11" table:formula="of:=INDIRECT(&quot;R8C&quot;&amp;COLUMN();0)/INDIRECT(&quot;R&quot;&amp;ROW()&amp;&quot;C6&quot;;0)" office:value-type="float" office:value="0.247802208465136">
            <text:p>0.2478</text:p>
          </table:table-cell>
          <table:table-cell table:style-name="ce11" table:formula="of:=INDIRECT(&quot;R8C&quot;&amp;COLUMN();0)/INDIRECT(&quot;R&quot;&amp;ROW()&amp;&quot;C6&quot;;0)" office:value-type="float" office:value="0.197966193793786">
            <text:p>0.1980</text:p>
          </table:table-cell>
          <table:table-cell table:style-name="ce11" table:formula="of:=INDIRECT(&quot;R8C&quot;&amp;COLUMN();0)/INDIRECT(&quot;R&quot;&amp;ROW()&amp;&quot;C6&quot;;0)" office:value-type="float" office:value="0.156146829940422">
            <text:p>0.1561</text:p>
          </table:table-cell>
          <table:table-cell table:style-name="ce11" table:formula="of:=INDIRECT(&quot;R8C&quot;&amp;COLUMN();0)/INDIRECT(&quot;R&quot;&amp;ROW()&amp;&quot;C6&quot;;0)" office:value-type="float" office:value="0.123891595024161">
            <text:p>0.1239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3])+1" office:value-type="float" office:value="55">
            <text:p>55</text:p>
          </table:table-cell>
          <table:table-cell table:style-name="ce6" office:value-type="float" office:value="32">
            <text:p>32</text:p>
          </table:table-cell>
          <table:table-cell table:style-name="ce9" office:value-type="float" office:value="0.00795">
            <text:p>0.0080</text:p>
          </table:table-cell>
          <table:table-cell table:style-name="ce13" office:value-type="float" office:value="0.202">
            <text:p>0.2020</text:p>
          </table:table-cell>
          <table:table-cell table:style-name="ce14" table:formula="of:=[.D64]/2" office:value-type="float" office:value="0.101">
            <text:p>0.1010</text:p>
          </table:table-cell>
          <table:table-cell table:style-name="ce16" table:formula="of:=pi*[.D64]*[.D64]/4" office:value-type="float" office:value="0.0320473866592694">
            <text:p>0.032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42300.754827958">
            <text:p>142300.7548</text:p>
          </table:table-cell>
          <table:table-cell table:style-name="ce11" table:formula="of:=INDIRECT(&quot;R8C&quot;&amp;COLUMN();0)/INDIRECT(&quot;R&quot;&amp;ROW()&amp;&quot;C6&quot;;0)" office:value-type="float" office:value="98819.9686305264">
            <text:p>98819.9686</text:p>
          </table:table-cell>
          <table:table-cell table:style-name="ce11" table:formula="of:=INDIRECT(&quot;R8C&quot;&amp;COLUMN();0)/INDIRECT(&quot;R&quot;&amp;ROW()&amp;&quot;C6&quot;;0)" office:value-type="float" office:value="80044.1745907264">
            <text:p>80044.1746</text:p>
          </table:table-cell>
          <table:table-cell table:style-name="ce11" table:formula="of:=INDIRECT(&quot;R8C&quot;&amp;COLUMN();0)/INDIRECT(&quot;R&quot;&amp;ROW()&amp;&quot;C6&quot;;0)" office:value-type="float" office:value="63244.7799235369">
            <text:p>63244.7799</text:p>
          </table:table-cell>
          <table:table-cell table:style-name="ce11" table:formula="of:=INDIRECT(&quot;R8C&quot;&amp;COLUMN();0)/INDIRECT(&quot;R&quot;&amp;ROW()&amp;&quot;C6&quot;;0)" office:value-type="float" office:value="48421.7846289579">
            <text:p>48421.7846</text:p>
          </table:table-cell>
          <table:table-cell table:style-name="ce11" table:formula="of:=INDIRECT(&quot;R8C&quot;&amp;COLUMN();0)/INDIRECT(&quot;R&quot;&amp;ROW()&amp;&quot;C6&quot;;0)" office:value-type="float" office:value="41751.4367463974">
            <text:p>41751.4367</text:p>
          </table:table-cell>
          <table:table-cell table:style-name="ce11" table:formula="of:=INDIRECT(&quot;R8C&quot;&amp;COLUMN();0)/INDIRECT(&quot;R&quot;&amp;ROW()&amp;&quot;C6&quot;;0)" office:value-type="float" office:value="35575.1887069895">
            <text:p>35575.1887</text:p>
          </table:table-cell>
          <table:table-cell table:style-name="ce11" table:formula="of:=INDIRECT(&quot;R8C&quot;&amp;COLUMN();0)/INDIRECT(&quot;R&quot;&amp;ROW()&amp;&quot;C6&quot;;0)" office:value-type="float" office:value="29893.0405107342">
            <text:p>29893.0405</text:p>
          </table:table-cell>
          <table:table-cell table:style-name="ce11" table:formula="of:=INDIRECT(&quot;R8C&quot;&amp;COLUMN();0)/INDIRECT(&quot;R&quot;&amp;ROW()&amp;&quot;C6&quot;;0)" office:value-type="float" office:value="24704.9921576316">
            <text:p>24704.9922</text:p>
          </table:table-cell>
          <table:table-cell table:style-name="ce11" table:formula="of:=INDIRECT(&quot;R8C&quot;&amp;COLUMN();0)/INDIRECT(&quot;R&quot;&amp;ROW()&amp;&quot;C6&quot;;0)" office:value-type="float" office:value="15811.1949808842">
            <text:p>15811.1950</text:p>
          </table:table-cell>
          <table:table-cell table:style-name="ce11" table:formula="of:=INDIRECT(&quot;R8C&quot;&amp;COLUMN();0)/INDIRECT(&quot;R&quot;&amp;ROW()&amp;&quot;C6&quot;;0)" office:value-type="float" office:value="12105.4461572395">
            <text:p>12105.4462</text:p>
          </table:table-cell>
          <table:table-cell table:style-name="ce11" table:formula="of:=INDIRECT(&quot;R8C&quot;&amp;COLUMN();0)/INDIRECT(&quot;R&quot;&amp;ROW()&amp;&quot;C6&quot;;0)" office:value-type="float" office:value="10437.8591865994">
            <text:p>10437.8592</text:p>
          </table:table-cell>
          <table:table-cell table:style-name="ce11" table:formula="of:=INDIRECT(&quot;R8C&quot;&amp;COLUMN();0)/INDIRECT(&quot;R&quot;&amp;ROW()&amp;&quot;C6&quot;;0)" office:value-type="float" office:value="8893.79717674738">
            <text:p>8893.7972</text:p>
          </table:table-cell>
          <table:table-cell table:style-name="ce11" table:formula="of:=INDIRECT(&quot;R8C&quot;&amp;COLUMN();0)/INDIRECT(&quot;R&quot;&amp;ROW()&amp;&quot;C6&quot;;0)" office:value-type="float" office:value="6176.2480394079">
            <text:p>6176.2480</text:p>
          </table:table-cell>
          <table:table-cell table:style-name="ce11" table:formula="of:=INDIRECT(&quot;R8C&quot;&amp;COLUMN();0)/INDIRECT(&quot;R&quot;&amp;ROW()&amp;&quot;C6&quot;;0)" office:value-type="float" office:value="3952.79874522106">
            <text:p>3952.7987</text:p>
          </table:table-cell>
          <table:table-cell table:style-name="ce11" table:formula="of:=INDIRECT(&quot;R8C&quot;&amp;COLUMN();0)/INDIRECT(&quot;R&quot;&amp;ROW()&amp;&quot;C6&quot;;0)" office:value-type="float" office:value="3345.6488579551">
            <text:p>3345.6489</text:p>
          </table:table-cell>
          <table:table-cell table:style-name="ce11" table:formula="of:=INDIRECT(&quot;R8C&quot;&amp;COLUMN();0)/INDIRECT(&quot;R&quot;&amp;ROW()&amp;&quot;C6&quot;;0)" office:value-type="float" office:value="2652.7599254975">
            <text:p>2652.7599</text:p>
          </table:table-cell>
          <table:table-cell table:style-name="ce11" table:formula="of:=INDIRECT(&quot;R8C&quot;&amp;COLUMN();0)/INDIRECT(&quot;R&quot;&amp;ROW()&amp;&quot;C6&quot;;0)" office:value-type="float" office:value="2223.44929418684">
            <text:p>2223.4493</text:p>
          </table:table-cell>
          <table:table-cell table:style-name="ce11" table:formula="of:=INDIRECT(&quot;R8C&quot;&amp;COLUMN();0)/INDIRECT(&quot;R&quot;&amp;ROW()&amp;&quot;C6&quot;;0)" office:value-type="float" office:value="2104.17498284482">
            <text:p>2104.1750</text:p>
          </table:table-cell>
          <table:table-cell table:style-name="ce11" table:formula="of:=INDIRECT(&quot;R8C&quot;&amp;COLUMN();0)/INDIRECT(&quot;R&quot;&amp;ROW()&amp;&quot;C6&quot;;0)" office:value-type="float" office:value="1668.84383883933">
            <text:p>1668.8438</text:p>
          </table:table-cell>
          <table:table-cell table:style-name="ce11" table:formula="of:=INDIRECT(&quot;R8C&quot;&amp;COLUMN();0)/INDIRECT(&quot;R&quot;&amp;ROW()&amp;&quot;C6&quot;;0)" office:value-type="float" office:value="1544.06200985198">
            <text:p>1544.0620</text:p>
          </table:table-cell>
          <table:table-cell table:style-name="ce11" table:formula="of:=INDIRECT(&quot;R8C&quot;&amp;COLUMN();0)/INDIRECT(&quot;R&quot;&amp;ROW()&amp;&quot;C6&quot;;0)" office:value-type="float" office:value="1323.23066366043">
            <text:p>1323.2307</text:p>
          </table:table-cell>
          <table:table-cell table:style-name="ce11" table:formula="of:=INDIRECT(&quot;R8C&quot;&amp;COLUMN();0)/INDIRECT(&quot;R&quot;&amp;ROW()&amp;&quot;C6&quot;;0)" office:value-type="float" office:value="1049.50338202137">
            <text:p>1049.5034</text:p>
          </table:table-cell>
          <table:table-cell table:style-name="ce11" table:formula="of:=INDIRECT(&quot;R8C&quot;&amp;COLUMN();0)/INDIRECT(&quot;R&quot;&amp;ROW()&amp;&quot;C6&quot;;0)" office:value-type="float" office:value="988.199686305264">
            <text:p>988.1997</text:p>
          </table:table-cell>
          <table:table-cell table:style-name="ce11" table:formula="of:=INDIRECT(&quot;R8C&quot;&amp;COLUMN();0)/INDIRECT(&quot;R&quot;&amp;ROW()&amp;&quot;C6&quot;;0)" office:value-type="float" office:value="832.122561513577">
            <text:p>832.1226</text:p>
          </table:table-cell>
          <table:table-cell table:style-name="ce11" table:formula="of:=INDIRECT(&quot;R8C&quot;&amp;COLUMN();0)/INDIRECT(&quot;R&quot;&amp;ROW()&amp;&quot;C6&quot;;0)" office:value-type="float" office:value="659.879448093324">
            <text:p>659.8794</text:p>
          </table:table-cell>
          <table:table-cell table:style-name="ce11" table:formula="of:=INDIRECT(&quot;R8C&quot;&amp;COLUMN();0)/INDIRECT(&quot;R&quot;&amp;ROW()&amp;&quot;C6&quot;;0)" office:value-type="float" office:value="555.862323546711">
            <text:p>555.8623</text:p>
          </table:table-cell>
          <table:table-cell table:style-name="ce11" table:formula="of:=INDIRECT(&quot;R8C&quot;&amp;COLUMN();0)/INDIRECT(&quot;R&quot;&amp;ROW()&amp;&quot;C6&quot;;0)" office:value-type="float" office:value="523.322247818841">
            <text:p>523.3222</text:p>
          </table:table-cell>
          <table:table-cell table:style-name="ce11" table:formula="of:=INDIRECT(&quot;R8C&quot;&amp;COLUMN();0)/INDIRECT(&quot;R&quot;&amp;ROW()&amp;&quot;C6&quot;;0)" office:value-type="float" office:value="414.989339280463">
            <text:p>414.9893</text:p>
          </table:table-cell>
          <table:table-cell table:style-name="ce11" table:formula="of:=INDIRECT(&quot;R8C&quot;&amp;COLUMN();0)/INDIRECT(&quot;R&quot;&amp;ROW()&amp;&quot;C6&quot;;0)" office:value-type="float" office:value="329.188927556122">
            <text:p>329.1889</text:p>
          </table:table-cell>
          <table:table-cell table:style-name="ce11" table:formula="of:=INDIRECT(&quot;R8C&quot;&amp;COLUMN();0)/INDIRECT(&quot;R&quot;&amp;ROW()&amp;&quot;C6&quot;;0)" office:value-type="float" office:value="261.094402509558">
            <text:p>261.0944</text:p>
          </table:table-cell>
          <table:table-cell table:style-name="ce11" table:formula="of:=INDIRECT(&quot;R8C&quot;&amp;COLUMN();0)/INDIRECT(&quot;R&quot;&amp;ROW()&amp;&quot;C6&quot;;0)" office:value-type="float" office:value="206.960984217234">
            <text:p>206.9610</text:p>
          </table:table-cell>
          <table:table-cell table:style-name="ce11" table:formula="of:=INDIRECT(&quot;R8C&quot;&amp;COLUMN();0)/INDIRECT(&quot;R&quot;&amp;ROW()&amp;&quot;C6&quot;;0)" office:value-type="float" office:value="164.144299578473">
            <text:p>164.1443</text:p>
          </table:table-cell>
          <table:table-cell table:style-name="ce11" table:formula="of:=INDIRECT(&quot;R8C&quot;&amp;COLUMN();0)/INDIRECT(&quot;R&quot;&amp;ROW()&amp;&quot;C6&quot;;0)" office:value-type="float" office:value="130.208435447505">
            <text:p>130.2084</text:p>
          </table:table-cell>
          <table:table-cell table:style-name="ce11" table:formula="of:=INDIRECT(&quot;R8C&quot;&amp;COLUMN();0)/INDIRECT(&quot;R&quot;&amp;ROW()&amp;&quot;C6&quot;;0)" office:value-type="float" office:value="103.294015292618">
            <text:p>103.2940</text:p>
          </table:table-cell>
          <table:table-cell table:style-name="ce11" table:formula="of:=INDIRECT(&quot;R8C&quot;&amp;COLUMN();0)/INDIRECT(&quot;R&quot;&amp;ROW()&amp;&quot;C6&quot;;0)" office:value-type="float" office:value="81.8935398490344">
            <text:p>81.8935</text:p>
          </table:table-cell>
          <table:table-cell table:style-name="ce11" table:formula="of:=INDIRECT(&quot;R8C&quot;&amp;COLUMN();0)/INDIRECT(&quot;R&quot;&amp;ROW()&amp;&quot;C6&quot;;0)" office:value-type="float" office:value="64.9540241152828">
            <text:p>64.9540</text:p>
          </table:table-cell>
          <table:table-cell table:style-name="ce11" table:formula="of:=INDIRECT(&quot;R8C&quot;&amp;COLUMN();0)/INDIRECT(&quot;R&quot;&amp;ROW()&amp;&quot;C6&quot;;0)" office:value-type="float" office:value="51.5268110969513">
            <text:p>51.5268</text:p>
          </table:table-cell>
          <table:table-cell table:style-name="ce11" table:formula="of:=INDIRECT(&quot;R8C&quot;&amp;COLUMN();0)/INDIRECT(&quot;R&quot;&amp;ROW()&amp;&quot;C6&quot;;0)" office:value-type="float" office:value="40.8460199980394">
            <text:p>40.8460</text:p>
          </table:table-cell>
          <table:table-cell table:style-name="ce11" table:formula="of:=INDIRECT(&quot;R8C&quot;&amp;COLUMN();0)/INDIRECT(&quot;R&quot;&amp;ROW()&amp;&quot;C6&quot;;0)" office:value-type="float" office:value="32.4110381335163">
            <text:p>32.4110</text:p>
          </table:table-cell>
          <table:table-cell table:style-name="ce11" table:formula="of:=INDIRECT(&quot;R8C&quot;&amp;COLUMN();0)/INDIRECT(&quot;R&quot;&amp;ROW()&amp;&quot;C6&quot;;0)" office:value-type="float" office:value="25.6978727575728">
            <text:p>25.6979</text:p>
          </table:table-cell>
          <table:table-cell table:style-name="ce11" table:formula="of:=INDIRECT(&quot;R8C&quot;&amp;COLUMN();0)/INDIRECT(&quot;R&quot;&amp;ROW()&amp;&quot;C6&quot;;0)" office:value-type="float" office:value="20.3838839329477">
            <text:p>20.3839</text:p>
          </table:table-cell>
          <table:table-cell table:style-name="ce11" table:formula="of:=INDIRECT(&quot;R8C&quot;&amp;COLUMN();0)/INDIRECT(&quot;R&quot;&amp;ROW()&amp;&quot;C6&quot;;0)" office:value-type="float" office:value="16.1588079600039">
            <text:p>16.1588</text:p>
          </table:table-cell>
          <table:table-cell table:style-name="ce11" table:formula="of:=INDIRECT(&quot;R8C&quot;&amp;COLUMN();0)/INDIRECT(&quot;R&quot;&amp;ROW()&amp;&quot;C6&quot;;0)" office:value-type="float" office:value="12.8107293402608">
            <text:p>12.8107</text:p>
          </table:table-cell>
          <table:table-cell table:style-name="ce11" table:formula="of:=INDIRECT(&quot;R8C&quot;&amp;COLUMN();0)/INDIRECT(&quot;R&quot;&amp;ROW()&amp;&quot;C6&quot;;0)" office:value-type="float" office:value="10.1641015586707">
            <text:p>10.1641</text:p>
          </table:table-cell>
          <table:table-cell table:style-name="ce11" table:formula="of:=INDIRECT(&quot;R8C&quot;&amp;COLUMN();0)/INDIRECT(&quot;R&quot;&amp;ROW()&amp;&quot;C6&quot;;0)" office:value-type="float" office:value="8.04649054014313">
            <text:p>8.0465</text:p>
          </table:table-cell>
          <table:table-cell table:style-name="ce11" table:formula="of:=INDIRECT(&quot;R8C&quot;&amp;COLUMN();0)/INDIRECT(&quot;R&quot;&amp;ROW()&amp;&quot;C6&quot;;0)" office:value-type="float" office:value="6.39939711792962">
            <text:p>6.3994</text:p>
          </table:table-cell>
          <table:table-cell table:style-name="ce11" table:formula="of:=INDIRECT(&quot;R8C&quot;&amp;COLUMN();0)/INDIRECT(&quot;R&quot;&amp;ROW()&amp;&quot;C6&quot;;0)" office:value-type="float" office:value="5.0736447407117">
            <text:p>5.0736</text:p>
          </table:table-cell>
          <table:table-cell table:style-name="ce11" table:formula="of:=INDIRECT(&quot;R8C&quot;&amp;COLUMN();0)/INDIRECT(&quot;R&quot;&amp;ROW()&amp;&quot;C6&quot;;0)" office:value-type="float" office:value="4.01982648759926">
            <text:p>4.0198</text:p>
          </table:table-cell>
          <table:table-cell table:style-name="ce11" table:formula="of:=INDIRECT(&quot;R8C&quot;&amp;COLUMN();0)/INDIRECT(&quot;R&quot;&amp;ROW()&amp;&quot;C6&quot;;0)" office:value-type="float" office:value="3.19382903636898">
            <text:p>3.1938</text:p>
          </table:table-cell>
          <table:table-cell table:style-name="ce11" table:formula="of:=INDIRECT(&quot;R8C&quot;&amp;COLUMN();0)/INDIRECT(&quot;R&quot;&amp;ROW()&amp;&quot;C6&quot;;0)" office:value-type="float" office:value="2.52526713067346">
            <text:p>2.5253</text:p>
          </table:table-cell>
          <table:table-cell table:style-name="ce11" table:formula="of:=INDIRECT(&quot;R8C&quot;&amp;COLUMN();0)/INDIRECT(&quot;R&quot;&amp;ROW()&amp;&quot;C6&quot;;0)" office:value-type="float" office:value="2.00460739143221">
            <text:p>2.0046</text:p>
          </table:table-cell>
          <table:table-cell table:style-name="ce11" table:formula="of:=INDIRECT(&quot;R8C&quot;&amp;COLUMN();0)/INDIRECT(&quot;R&quot;&amp;ROW()&amp;&quot;C6&quot;;0)" office:value-type="float" office:value="1.59359376531713">
            <text:p>1.5936</text:p>
          </table:table-cell>
          <table:table-cell table:style-name="ce11" table:formula="of:=INDIRECT(&quot;R8C&quot;&amp;COLUMN();0)/INDIRECT(&quot;R&quot;&amp;ROW()&amp;&quot;C6&quot;;0)" office:value-type="float" office:value="1.26284187824723">
            <text:p>1.262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4039800019606">
            <text:p>0.7940</text:p>
          </table:table-cell>
          <table:table-cell table:style-name="ce11" table:formula="of:=INDIRECT(&quot;R8C&quot;&amp;COLUMN();0)/INDIRECT(&quot;R&quot;&amp;ROW()&amp;&quot;C6&quot;;0)" office:value-type="float" office:value="0.627389471620429">
            <text:p>0.6274</text:p>
          </table:table-cell>
          <table:table-cell table:style-name="ce11" table:formula="of:=INDIRECT(&quot;R8C&quot;&amp;COLUMN();0)/INDIRECT(&quot;R&quot;&amp;ROW()&amp;&quot;C6&quot;;0)" office:value-type="float" office:value="0.501151847858053">
            <text:p>0.5012</text:p>
          </table:table-cell>
          <table:table-cell table:style-name="ce11" table:formula="of:=INDIRECT(&quot;R8C&quot;&amp;COLUMN();0)/INDIRECT(&quot;R&quot;&amp;ROW()&amp;&quot;C6&quot;;0)" office:value-type="float" office:value="0.395279874522106">
            <text:p>0.3953</text:p>
          </table:table-cell>
          <table:table-cell table:style-name="ce11" table:formula="of:=INDIRECT(&quot;R8C&quot;&amp;COLUMN();0)/INDIRECT(&quot;R&quot;&amp;ROW()&amp;&quot;C6&quot;;0)" office:value-type="float" office:value="0.312935006371924">
            <text:p>0.3129</text:p>
          </table:table-cell>
          <table:table-cell table:style-name="ce11" table:formula="of:=INDIRECT(&quot;R8C&quot;&amp;COLUMN();0)/INDIRECT(&quot;R&quot;&amp;ROW()&amp;&quot;C6&quot;;0)" office:value-type="float" office:value="0.25">
            <text:p>0.2500</text:p>
          </table:table-cell>
          <table:table-cell table:style-name="ce11" table:formula="of:=INDIRECT(&quot;R8C&quot;&amp;COLUMN();0)/INDIRECT(&quot;R&quot;&amp;ROW()&amp;&quot;C6&quot;;0)" office:value-type="float" office:value="0.197188756004313">
            <text:p>0.1972</text:p>
          </table:table-cell>
          <table:table-cell table:style-name="ce11" table:formula="of:=INDIRECT(&quot;R8C&quot;&amp;COLUMN();0)/INDIRECT(&quot;R&quot;&amp;ROW()&amp;&quot;C6&quot;;0)" office:value-type="float" office:value="0.156455494559357">
            <text:p>0.1565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4])+1" office:value-type="float" office:value="56">
            <text:p>56</text:p>
          </table:table-cell>
          <table:table-cell table:style-name="ce6" office:value-type="float" office:value="33">
            <text:p>33</text:p>
          </table:table-cell>
          <table:table-cell table:style-name="ce9" office:value-type="float" office:value="0.00708">
            <text:p>0.0071</text:p>
          </table:table-cell>
          <table:table-cell table:style-name="ce13" office:value-type="float" office:value="0.18">
            <text:p>0.1800</text:p>
          </table:table-cell>
          <table:table-cell table:style-name="ce14" table:formula="of:=[.D65]/2" office:value-type="float" office:value="0.09">
            <text:p>0.0900</text:p>
          </table:table-cell>
          <table:table-cell table:style-name="ce16" table:formula="of:=pi*[.D65]*[.D65]/4" office:value-type="float" office:value="0.0254469004940773">
            <text:p>0.0254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179211.111111111">
            <text:p>179211.1111</text:p>
          </table:table-cell>
          <table:table-cell table:style-name="ce11" table:formula="of:=INDIRECT(&quot;R8C&quot;&amp;COLUMN();0)/INDIRECT(&quot;R&quot;&amp;ROW()&amp;&quot;C6&quot;;0)" office:value-type="float" office:value="124452.160493827">
            <text:p>124452.1605</text:p>
          </table:table-cell>
          <table:table-cell table:style-name="ce11" table:formula="of:=INDIRECT(&quot;R8C&quot;&amp;COLUMN();0)/INDIRECT(&quot;R&quot;&amp;ROW()&amp;&quot;C6&quot;;0)" office:value-type="float" office:value="100806.25">
            <text:p>100806.2500</text:p>
          </table:table-cell>
          <table:table-cell table:style-name="ce11" table:formula="of:=INDIRECT(&quot;R8C&quot;&amp;COLUMN();0)/INDIRECT(&quot;R&quot;&amp;ROW()&amp;&quot;C6&quot;;0)" office:value-type="float" office:value="79649.3827160494">
            <text:p>79649.3827</text:p>
          </table:table-cell>
          <table:table-cell table:style-name="ce11" table:formula="of:=INDIRECT(&quot;R8C&quot;&amp;COLUMN();0)/INDIRECT(&quot;R&quot;&amp;ROW()&amp;&quot;C6&quot;;0)" office:value-type="float" office:value="60981.5586419753">
            <text:p>60981.5586</text:p>
          </table:table-cell>
          <table:table-cell table:style-name="ce11" table:formula="of:=INDIRECT(&quot;R8C&quot;&amp;COLUMN();0)/INDIRECT(&quot;R&quot;&amp;ROW()&amp;&quot;C6&quot;;0)" office:value-type="float" office:value="52581.037808642">
            <text:p>52581.0378</text:p>
          </table:table-cell>
          <table:table-cell table:style-name="ce11" table:formula="of:=INDIRECT(&quot;R8C&quot;&amp;COLUMN();0)/INDIRECT(&quot;R&quot;&amp;ROW()&amp;&quot;C6&quot;;0)" office:value-type="float" office:value="44802.7777777778">
            <text:p>44802.7778</text:p>
          </table:table-cell>
          <table:table-cell table:style-name="ce11" table:formula="of:=INDIRECT(&quot;R8C&quot;&amp;COLUMN();0)/INDIRECT(&quot;R&quot;&amp;ROW()&amp;&quot;C6&quot;;0)" office:value-type="float" office:value="37646.7785493827">
            <text:p>37646.7785</text:p>
          </table:table-cell>
          <table:table-cell table:style-name="ce11" table:formula="of:=INDIRECT(&quot;R8C&quot;&amp;COLUMN();0)/INDIRECT(&quot;R&quot;&amp;ROW()&amp;&quot;C6&quot;;0)" office:value-type="float" office:value="31113.0401234568">
            <text:p>31113.0401</text:p>
          </table:table-cell>
          <table:table-cell table:style-name="ce11" table:formula="of:=INDIRECT(&quot;R8C&quot;&amp;COLUMN();0)/INDIRECT(&quot;R&quot;&amp;ROW()&amp;&quot;C6&quot;;0)" office:value-type="float" office:value="19912.3456790123">
            <text:p>19912.3457</text:p>
          </table:table-cell>
          <table:table-cell table:style-name="ce11" table:formula="of:=INDIRECT(&quot;R8C&quot;&amp;COLUMN();0)/INDIRECT(&quot;R&quot;&amp;ROW()&amp;&quot;C6&quot;;0)" office:value-type="float" office:value="15245.3896604938">
            <text:p>15245.3897</text:p>
          </table:table-cell>
          <table:table-cell table:style-name="ce11" table:formula="of:=INDIRECT(&quot;R8C&quot;&amp;COLUMN();0)/INDIRECT(&quot;R&quot;&amp;ROW()&amp;&quot;C6&quot;;0)" office:value-type="float" office:value="13145.2594521605">
            <text:p>13145.2595</text:p>
          </table:table-cell>
          <table:table-cell table:style-name="ce11" table:formula="of:=INDIRECT(&quot;R8C&quot;&amp;COLUMN();0)/INDIRECT(&quot;R&quot;&amp;ROW()&amp;&quot;C6&quot;;0)" office:value-type="float" office:value="11200.6944444444">
            <text:p>11200.6944</text:p>
          </table:table-cell>
          <table:table-cell table:style-name="ce11" table:formula="of:=INDIRECT(&quot;R8C&quot;&amp;COLUMN();0)/INDIRECT(&quot;R&quot;&amp;ROW()&amp;&quot;C6&quot;;0)" office:value-type="float" office:value="7778.2600308642">
            <text:p>7778.2600</text:p>
          </table:table-cell>
          <table:table-cell table:style-name="ce11" table:formula="of:=INDIRECT(&quot;R8C&quot;&amp;COLUMN();0)/INDIRECT(&quot;R&quot;&amp;ROW()&amp;&quot;C6&quot;;0)" office:value-type="float" office:value="4978.08641975309">
            <text:p>4978.0864</text:p>
          </table:table-cell>
          <table:table-cell table:style-name="ce11" table:formula="of:=INDIRECT(&quot;R8C&quot;&amp;COLUMN();0)/INDIRECT(&quot;R&quot;&amp;ROW()&amp;&quot;C6&quot;;0)" office:value-type="float" office:value="4213.45234567901">
            <text:p>4213.4523</text:p>
          </table:table-cell>
          <table:table-cell table:style-name="ce11" table:formula="of:=INDIRECT(&quot;R8C&quot;&amp;COLUMN();0)/INDIRECT(&quot;R&quot;&amp;ROW()&amp;&quot;C6&quot;;0)" office:value-type="float" office:value="3340.84">
            <text:p>3340.8400</text:p>
          </table:table-cell>
          <table:table-cell table:style-name="ce11" table:formula="of:=INDIRECT(&quot;R8C&quot;&amp;COLUMN();0)/INDIRECT(&quot;R&quot;&amp;ROW()&amp;&quot;C6&quot;;0)" office:value-type="float" office:value="2800.17361111111">
            <text:p>2800.1736</text:p>
          </table:table-cell>
          <table:table-cell table:style-name="ce11" table:formula="of:=INDIRECT(&quot;R8C&quot;&amp;COLUMN();0)/INDIRECT(&quot;R&quot;&amp;ROW()&amp;&quot;C6&quot;;0)" office:value-type="float" office:value="2649.96160493827">
            <text:p>2649.9616</text:p>
          </table:table-cell>
          <table:table-cell table:style-name="ce11" table:formula="of:=INDIRECT(&quot;R8C&quot;&amp;COLUMN();0)/INDIRECT(&quot;R&quot;&amp;ROW()&amp;&quot;C6&quot;;0)" office:value-type="float" office:value="2101.71308641975">
            <text:p>2101.7131</text:p>
          </table:table-cell>
          <table:table-cell table:style-name="ce11" table:formula="of:=INDIRECT(&quot;R8C&quot;&amp;COLUMN();0)/INDIRECT(&quot;R&quot;&amp;ROW()&amp;&quot;C6&quot;;0)" office:value-type="float" office:value="1944.56500771605">
            <text:p>1944.5650</text:p>
          </table:table-cell>
          <table:table-cell table:style-name="ce11" table:formula="of:=INDIRECT(&quot;R8C&quot;&amp;COLUMN();0)/INDIRECT(&quot;R&quot;&amp;ROW()&amp;&quot;C6&quot;;0)" office:value-type="float" office:value="1666.45382716049">
            <text:p>1666.4538</text:p>
          </table:table-cell>
          <table:table-cell table:style-name="ce11" table:formula="of:=INDIRECT(&quot;R8C&quot;&amp;COLUMN();0)/INDIRECT(&quot;R&quot;&amp;ROW()&amp;&quot;C6&quot;;0)" office:value-type="float" office:value="1321.72641975309">
            <text:p>1321.7264</text:p>
          </table:table-cell>
          <table:table-cell table:style-name="ce11" table:formula="of:=INDIRECT(&quot;R8C&quot;&amp;COLUMN();0)/INDIRECT(&quot;R&quot;&amp;ROW()&amp;&quot;C6&quot;;0)" office:value-type="float" office:value="1244.52160493827">
            <text:p>1244.5216</text:p>
          </table:table-cell>
          <table:table-cell table:style-name="ce11" table:formula="of:=INDIRECT(&quot;R8C&quot;&amp;COLUMN();0)/INDIRECT(&quot;R&quot;&amp;ROW()&amp;&quot;C6&quot;;0)" office:value-type="float" office:value="1047.96077160494">
            <text:p>1047.9608</text:p>
          </table:table-cell>
          <table:table-cell table:style-name="ce11" table:formula="of:=INDIRECT(&quot;R8C&quot;&amp;COLUMN();0)/INDIRECT(&quot;R&quot;&amp;ROW()&amp;&quot;C6&quot;;0)" office:value-type="float" office:value="831.040771604938">
            <text:p>831.0408</text:p>
          </table:table-cell>
          <table:table-cell table:style-name="ce11" table:formula="of:=INDIRECT(&quot;R8C&quot;&amp;COLUMN();0)/INDIRECT(&quot;R&quot;&amp;ROW()&amp;&quot;C6&quot;;0)" office:value-type="float" office:value="700.043402777778">
            <text:p>700.0434</text:p>
          </table:table-cell>
          <table:table-cell table:style-name="ce11" table:formula="of:=INDIRECT(&quot;R8C&quot;&amp;COLUMN();0)/INDIRECT(&quot;R&quot;&amp;ROW()&amp;&quot;C6&quot;;0)" office:value-type="float" office:value="659.062993827161">
            <text:p>659.0630</text:p>
          </table:table-cell>
          <table:table-cell table:style-name="ce11" table:formula="of:=INDIRECT(&quot;R8C&quot;&amp;COLUMN();0)/INDIRECT(&quot;R&quot;&amp;ROW()&amp;&quot;C6&quot;;0)" office:value-type="float" office:value="522.630401234568">
            <text:p>522.6304</text:p>
          </table:table-cell>
          <table:table-cell table:style-name="ce11" table:formula="of:=INDIRECT(&quot;R8C&quot;&amp;COLUMN();0)/INDIRECT(&quot;R&quot;&amp;ROW()&amp;&quot;C6&quot;;0)" office:value-type="float" office:value="414.574845679012">
            <text:p>414.5748</text:p>
          </table:table-cell>
          <table:table-cell table:style-name="ce11" table:formula="of:=INDIRECT(&quot;R8C&quot;&amp;COLUMN();0)/INDIRECT(&quot;R&quot;&amp;ROW()&amp;&quot;C6&quot;;0)" office:value-type="float" office:value="328.817777777778">
            <text:p>328.8178</text:p>
          </table:table-cell>
          <table:table-cell table:style-name="ce11" table:formula="of:=INDIRECT(&quot;R8C&quot;&amp;COLUMN();0)/INDIRECT(&quot;R&quot;&amp;ROW()&amp;&quot;C6&quot;;0)" office:value-type="float" office:value="260.643086419753">
            <text:p>260.6431</text:p>
          </table:table-cell>
          <table:table-cell table:style-name="ce11" table:formula="of:=INDIRECT(&quot;R8C&quot;&amp;COLUMN();0)/INDIRECT(&quot;R&quot;&amp;ROW()&amp;&quot;C6&quot;;0)" office:value-type="float" office:value="206.720493827161">
            <text:p>206.7205</text:p>
          </table:table-cell>
          <table:table-cell table:style-name="ce11" table:formula="of:=INDIRECT(&quot;R8C&quot;&amp;COLUMN();0)/INDIRECT(&quot;R&quot;&amp;ROW()&amp;&quot;C6&quot;;0)" office:value-type="float" office:value="163.98225308642">
            <text:p>163.9823</text:p>
          </table:table-cell>
          <table:table-cell table:style-name="ce11" table:formula="of:=INDIRECT(&quot;R8C&quot;&amp;COLUMN();0)/INDIRECT(&quot;R&quot;&amp;ROW()&amp;&quot;C6&quot;;0)" office:value-type="float" office:value="130.086697530864">
            <text:p>130.0867</text:p>
          </table:table-cell>
          <table:table-cell table:style-name="ce11" table:formula="of:=INDIRECT(&quot;R8C&quot;&amp;COLUMN();0)/INDIRECT(&quot;R&quot;&amp;ROW()&amp;&quot;C6&quot;;0)" office:value-type="float" office:value="103.135308641975">
            <text:p>103.1353</text:p>
          </table:table-cell>
          <table:table-cell table:style-name="ce11" table:formula="of:=INDIRECT(&quot;R8C&quot;&amp;COLUMN();0)/INDIRECT(&quot;R&quot;&amp;ROW()&amp;&quot;C6&quot;;0)" office:value-type="float" office:value="81.801975308642">
            <text:p>81.8020</text:p>
          </table:table-cell>
          <table:table-cell table:style-name="ce11" table:formula="of:=INDIRECT(&quot;R8C&quot;&amp;COLUMN();0)/INDIRECT(&quot;R&quot;&amp;ROW()&amp;&quot;C6&quot;;0)" office:value-type="float" office:value="64.891975308642">
            <text:p>64.8920</text:p>
          </table:table-cell>
          <table:table-cell table:style-name="ce11" table:formula="of:=INDIRECT(&quot;R8C&quot;&amp;COLUMN();0)/INDIRECT(&quot;R&quot;&amp;ROW()&amp;&quot;C6&quot;;0)" office:value-type="float" office:value="51.4407716049383">
            <text:p>51.4408</text:p>
          </table:table-cell>
          <table:table-cell table:style-name="ce11" table:formula="of:=INDIRECT(&quot;R8C&quot;&amp;COLUMN();0)/INDIRECT(&quot;R&quot;&amp;ROW()&amp;&quot;C6&quot;;0)" office:value-type="float" office:value="40.8179012345679">
            <text:p>40.8179</text:p>
          </table:table-cell>
          <table:table-cell table:style-name="ce11" table:formula="of:=INDIRECT(&quot;R8C&quot;&amp;COLUMN();0)/INDIRECT(&quot;R&quot;&amp;ROW()&amp;&quot;C6&quot;;0)" office:value-type="float" office:value="32.3634567901235">
            <text:p>32.3635</text:p>
          </table:table-cell>
          <table:table-cell table:style-name="ce11" table:formula="of:=INDIRECT(&quot;R8C&quot;&amp;COLUMN();0)/INDIRECT(&quot;R&quot;&amp;ROW()&amp;&quot;C6&quot;;0)" office:value-type="float" office:value="25.6711111111111">
            <text:p>25.6711</text:p>
          </table:table-cell>
          <table:table-cell table:style-name="ce11" table:formula="of:=INDIRECT(&quot;R8C&quot;&amp;COLUMN();0)/INDIRECT(&quot;R&quot;&amp;ROW()&amp;&quot;C6&quot;;0)" office:value-type="float" office:value="20.3501234567901">
            <text:p>20.3501</text:p>
          </table:table-cell>
          <table:table-cell table:style-name="ce11" table:formula="of:=INDIRECT(&quot;R8C&quot;&amp;COLUMN();0)/INDIRECT(&quot;R&quot;&amp;ROW()&amp;&quot;C6&quot;;0)" office:value-type="float" office:value="16.1336111111111">
            <text:p>16.1336</text:p>
          </table:table-cell>
          <table:table-cell table:style-name="ce11" table:formula="of:=INDIRECT(&quot;R8C&quot;&amp;COLUMN();0)/INDIRECT(&quot;R&quot;&amp;ROW()&amp;&quot;C6&quot;;0)" office:value-type="float" office:value="12.8004938271605">
            <text:p>12.8005</text:p>
          </table:table-cell>
          <table:table-cell table:style-name="ce11" table:formula="of:=INDIRECT(&quot;R8C&quot;&amp;COLUMN();0)/INDIRECT(&quot;R&quot;&amp;ROW()&amp;&quot;C6&quot;;0)" office:value-type="float" office:value="10.1336111111111">
            <text:p>10.1336</text:p>
          </table:table-cell>
          <table:table-cell table:style-name="ce11" table:formula="of:=INDIRECT(&quot;R8C&quot;&amp;COLUMN();0)/INDIRECT(&quot;R&quot;&amp;ROW()&amp;&quot;C6&quot;;0)" office:value-type="float" office:value="8.05929012345679">
            <text:p>8.0593</text:p>
          </table:table-cell>
          <table:table-cell table:style-name="ce11" table:formula="of:=INDIRECT(&quot;R8C&quot;&amp;COLUMN();0)/INDIRECT(&quot;R&quot;&amp;ROW()&amp;&quot;C6&quot;;0)" office:value-type="float" office:value="6.38966049382716">
            <text:p>6.3897</text:p>
          </table:table-cell>
          <table:table-cell table:style-name="ce11" table:formula="of:=INDIRECT(&quot;R8C&quot;&amp;COLUMN();0)/INDIRECT(&quot;R&quot;&amp;ROW()&amp;&quot;C6&quot;;0)" office:value-type="float" office:value="5.0625">
            <text:p>5.0625</text:p>
          </table:table-cell>
          <table:table-cell table:style-name="ce11" table:formula="of:=INDIRECT(&quot;R8C&quot;&amp;COLUMN();0)/INDIRECT(&quot;R&quot;&amp;ROW()&amp;&quot;C6&quot;;0)" office:value-type="float" office:value="4.02225308641975">
            <text:p>4.0223</text:p>
          </table:table-cell>
          <table:table-cell table:style-name="ce11" table:formula="of:=INDIRECT(&quot;R8C&quot;&amp;COLUMN();0)/INDIRECT(&quot;R&quot;&amp;ROW()&amp;&quot;C6&quot;;0)" office:value-type="float" office:value="3.18027777777778">
            <text:p>3.1803</text:p>
          </table:table-cell>
          <table:table-cell table:style-name="ce11" table:formula="of:=INDIRECT(&quot;R8C&quot;&amp;COLUMN();0)/INDIRECT(&quot;R&quot;&amp;ROW()&amp;&quot;C6&quot;;0)" office:value-type="float" office:value="2.52456790123457">
            <text:p>2.5246</text:p>
          </table:table-cell>
          <table:table-cell table:style-name="ce11" table:formula="of:=INDIRECT(&quot;R8C&quot;&amp;COLUMN();0)/INDIRECT(&quot;R&quot;&amp;ROW()&amp;&quot;C6&quot;;0)" office:value-type="float" office:value="2.00694444444444">
            <text:p>2.0069</text:p>
          </table:table-cell>
          <table:table-cell table:style-name="ce11" table:formula="of:=INDIRECT(&quot;R8C&quot;&amp;COLUMN();0)/INDIRECT(&quot;R&quot;&amp;ROW()&amp;&quot;C6&quot;;0)" office:value-type="float" office:value="1.5904012345679">
            <text:p>1.5904</text:p>
          </table:table-cell>
          <table:table-cell table:style-name="ce11" table:formula="of:=INDIRECT(&quot;R8C&quot;&amp;COLUMN();0)/INDIRECT(&quot;R&quot;&amp;ROW()&amp;&quot;C6&quot;;0)" office:value-type="float" office:value="1.25938271604938">
            <text:p>1.2594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0123456790123">
            <text:p>0.7901</text:p>
          </table:table-cell>
          <table:table-cell table:style-name="ce11" table:formula="of:=INDIRECT(&quot;R8C&quot;&amp;COLUMN();0)/INDIRECT(&quot;R&quot;&amp;ROW()&amp;&quot;C6&quot;;0)" office:value-type="float" office:value="0.631141975308642">
            <text:p>0.6311</text:p>
          </table:table-cell>
          <table:table-cell table:style-name="ce11" table:formula="of:=INDIRECT(&quot;R8C&quot;&amp;COLUMN();0)/INDIRECT(&quot;R&quot;&amp;ROW()&amp;&quot;C6&quot;;0)" office:value-type="float" office:value="0.497808641975309">
            <text:p>0.4978</text:p>
          </table:table-cell>
          <table:table-cell table:style-name="ce11" table:formula="of:=INDIRECT(&quot;R8C&quot;&amp;COLUMN();0)/INDIRECT(&quot;R&quot;&amp;ROW()&amp;&quot;C6&quot;;0)" office:value-type="float" office:value="0.394104938271605">
            <text:p>0.3941</text:p>
          </table:table-cell>
          <table:table-cell table:style-name="ce11" table:formula="of:=INDIRECT(&quot;R8C&quot;&amp;COLUMN();0)/INDIRECT(&quot;R&quot;&amp;ROW()&amp;&quot;C6&quot;;0)" office:value-type="float" office:value="0.314845679012346">
            <text:p>0.3148</text:p>
          </table:table-cell>
          <table:table-cell table:style-name="ce11" table:formula="of:=INDIRECT(&quot;R8C&quot;&amp;COLUMN();0)/INDIRECT(&quot;R&quot;&amp;ROW()&amp;&quot;C6&quot;;0)" office:value-type="float" office:value="0.248336111111111">
            <text:p>0.2483</text:p>
          </table:table-cell>
          <table:table-cell table:style-name="ce11" table:formula="of:=INDIRECT(&quot;R8C&quot;&amp;COLUMN();0)/INDIRECT(&quot;R&quot;&amp;ROW()&amp;&quot;C6&quot;;0)" office:value-type="float" office:value="0.197037345679012">
            <text:p>0.197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5])+1" office:value-type="float" office:value="57">
            <text:p>57</text:p>
          </table:table-cell>
          <table:table-cell table:style-name="ce6" office:value-type="float" office:value="34">
            <text:p>34</text:p>
          </table:table-cell>
          <table:table-cell table:style-name="ce9" office:value-type="float" office:value="0.0063">
            <text:p>0.0063</text:p>
          </table:table-cell>
          <table:table-cell table:style-name="ce13" office:value-type="float" office:value="0.16">
            <text:p>0.1600</text:p>
          </table:table-cell>
          <table:table-cell table:style-name="ce14" table:formula="of:=[.D66]/2" office:value-type="float" office:value="0.08">
            <text:p>0.0800</text:p>
          </table:table-cell>
          <table:table-cell table:style-name="ce16" table:formula="of:=pi*[.D66]*[.D66]/4" office:value-type="float" office:value="0.0201061929829747">
            <text:p>0.020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26814.0625">
            <text:p>226814.0625</text:p>
          </table:table-cell>
          <table:table-cell table:style-name="ce11" table:formula="of:=INDIRECT(&quot;R8C&quot;&amp;COLUMN();0)/INDIRECT(&quot;R&quot;&amp;ROW()&amp;&quot;C6&quot;;0)" office:value-type="float" office:value="157509.765625">
            <text:p>157509.7656</text:p>
          </table:table-cell>
          <table:table-cell table:style-name="ce11" table:formula="of:=INDIRECT(&quot;R8C&quot;&amp;COLUMN();0)/INDIRECT(&quot;R&quot;&amp;ROW()&amp;&quot;C6&quot;;0)" office:value-type="float" office:value="127582.91015625">
            <text:p>127582.9102</text:p>
          </table:table-cell>
          <table:table-cell table:style-name="ce11" table:formula="of:=INDIRECT(&quot;R8C&quot;&amp;COLUMN();0)/INDIRECT(&quot;R&quot;&amp;ROW()&amp;&quot;C6&quot;;0)" office:value-type="float" office:value="100806.25">
            <text:p>100806.2500</text:p>
          </table:table-cell>
          <table:table-cell table:style-name="ce11" table:formula="of:=INDIRECT(&quot;R8C&quot;&amp;COLUMN();0)/INDIRECT(&quot;R&quot;&amp;ROW()&amp;&quot;C6&quot;;0)" office:value-type="float" office:value="77179.78515625">
            <text:p>77179.7852</text:p>
          </table:table-cell>
          <table:table-cell table:style-name="ce11" table:formula="of:=INDIRECT(&quot;R8C&quot;&amp;COLUMN();0)/INDIRECT(&quot;R&quot;&amp;ROW()&amp;&quot;C6&quot;;0)" office:value-type="float" office:value="66547.8759765625">
            <text:p>66547.8760</text:p>
          </table:table-cell>
          <table:table-cell table:style-name="ce11" table:formula="of:=INDIRECT(&quot;R8C&quot;&amp;COLUMN();0)/INDIRECT(&quot;R&quot;&amp;ROW()&amp;&quot;C6&quot;;0)" office:value-type="float" office:value="56703.515625">
            <text:p>56703.5156</text:p>
          </table:table-cell>
          <table:table-cell table:style-name="ce11" table:formula="of:=INDIRECT(&quot;R8C&quot;&amp;COLUMN();0)/INDIRECT(&quot;R&quot;&amp;ROW()&amp;&quot;C6&quot;;0)" office:value-type="float" office:value="47646.7041015625">
            <text:p>47646.7041</text:p>
          </table:table-cell>
          <table:table-cell table:style-name="ce11" table:formula="of:=INDIRECT(&quot;R8C&quot;&amp;COLUMN();0)/INDIRECT(&quot;R&quot;&amp;ROW()&amp;&quot;C6&quot;;0)" office:value-type="float" office:value="39377.44140625">
            <text:p>39377.4414</text:p>
          </table:table-cell>
          <table:table-cell table:style-name="ce11" table:formula="of:=INDIRECT(&quot;R8C&quot;&amp;COLUMN();0)/INDIRECT(&quot;R&quot;&amp;ROW()&amp;&quot;C6&quot;;0)" office:value-type="float" office:value="25201.5625">
            <text:p>25201.5625</text:p>
          </table:table-cell>
          <table:table-cell table:style-name="ce11" table:formula="of:=INDIRECT(&quot;R8C&quot;&amp;COLUMN();0)/INDIRECT(&quot;R&quot;&amp;ROW()&amp;&quot;C6&quot;;0)" office:value-type="float" office:value="19294.9462890625">
            <text:p>19294.9463</text:p>
          </table:table-cell>
          <table:table-cell table:style-name="ce11" table:formula="of:=INDIRECT(&quot;R8C&quot;&amp;COLUMN();0)/INDIRECT(&quot;R&quot;&amp;ROW()&amp;&quot;C6&quot;;0)" office:value-type="float" office:value="16636.9689941406">
            <text:p>16636.9690</text:p>
          </table:table-cell>
          <table:table-cell table:style-name="ce11" table:formula="of:=INDIRECT(&quot;R8C&quot;&amp;COLUMN();0)/INDIRECT(&quot;R&quot;&amp;ROW()&amp;&quot;C6&quot;;0)" office:value-type="float" office:value="14175.87890625">
            <text:p>14175.8789</text:p>
          </table:table-cell>
          <table:table-cell table:style-name="ce11" table:formula="of:=INDIRECT(&quot;R8C&quot;&amp;COLUMN();0)/INDIRECT(&quot;R&quot;&amp;ROW()&amp;&quot;C6&quot;;0)" office:value-type="float" office:value="9844.3603515625">
            <text:p>9844.3604</text:p>
          </table:table-cell>
          <table:table-cell table:style-name="ce11" table:formula="of:=INDIRECT(&quot;R8C&quot;&amp;COLUMN();0)/INDIRECT(&quot;R&quot;&amp;ROW()&amp;&quot;C6&quot;;0)" office:value-type="float" office:value="6300.390625">
            <text:p>6300.3906</text:p>
          </table:table-cell>
          <table:table-cell table:style-name="ce11" table:formula="of:=INDIRECT(&quot;R8C&quot;&amp;COLUMN();0)/INDIRECT(&quot;R&quot;&amp;ROW()&amp;&quot;C6&quot;;0)" office:value-type="float" office:value="5332.650625">
            <text:p>5332.6506</text:p>
          </table:table-cell>
          <table:table-cell table:style-name="ce11" table:formula="of:=INDIRECT(&quot;R8C&quot;&amp;COLUMN();0)/INDIRECT(&quot;R&quot;&amp;ROW()&amp;&quot;C6&quot;;0)" office:value-type="float" office:value="4228.250625">
            <text:p>4228.2506</text:p>
          </table:table-cell>
          <table:table-cell table:style-name="ce11" table:formula="of:=INDIRECT(&quot;R8C&quot;&amp;COLUMN();0)/INDIRECT(&quot;R&quot;&amp;ROW()&amp;&quot;C6&quot;;0)" office:value-type="float" office:value="3543.9697265625">
            <text:p>3543.9697</text:p>
          </table:table-cell>
          <table:table-cell table:style-name="ce11" table:formula="of:=INDIRECT(&quot;R8C&quot;&amp;COLUMN();0)/INDIRECT(&quot;R&quot;&amp;ROW()&amp;&quot;C6&quot;;0)" office:value-type="float" office:value="3353.85765625">
            <text:p>3353.8577</text:p>
          </table:table-cell>
          <table:table-cell table:style-name="ce11" table:formula="of:=INDIRECT(&quot;R8C&quot;&amp;COLUMN();0)/INDIRECT(&quot;R&quot;&amp;ROW()&amp;&quot;C6&quot;;0)" office:value-type="float" office:value="2659.980625">
            <text:p>2659.9806</text:p>
          </table:table-cell>
          <table:table-cell table:style-name="ce11" table:formula="of:=INDIRECT(&quot;R8C&quot;&amp;COLUMN();0)/INDIRECT(&quot;R&quot;&amp;ROW()&amp;&quot;C6&quot;;0)" office:value-type="float" office:value="2461.09008789063">
            <text:p>2461.0901</text:p>
          </table:table-cell>
          <table:table-cell table:style-name="ce11" table:formula="of:=INDIRECT(&quot;R8C&quot;&amp;COLUMN();0)/INDIRECT(&quot;R&quot;&amp;ROW()&amp;&quot;C6&quot;;0)" office:value-type="float" office:value="2109.105625">
            <text:p>2109.1056</text:p>
          </table:table-cell>
          <table:table-cell table:style-name="ce11" table:formula="of:=INDIRECT(&quot;R8C&quot;&amp;COLUMN();0)/INDIRECT(&quot;R&quot;&amp;ROW()&amp;&quot;C6&quot;;0)" office:value-type="float" office:value="1672.81">
            <text:p>1672.8100</text:p>
          </table:table-cell>
          <table:table-cell table:style-name="ce11" table:formula="of:=INDIRECT(&quot;R8C&quot;&amp;COLUMN();0)/INDIRECT(&quot;R&quot;&amp;ROW()&amp;&quot;C6&quot;;0)" office:value-type="float" office:value="1575.09765625">
            <text:p>1575.0977</text:p>
          </table:table-cell>
          <table:table-cell table:style-name="ce11" table:formula="of:=INDIRECT(&quot;R8C&quot;&amp;COLUMN();0)/INDIRECT(&quot;R&quot;&amp;ROW()&amp;&quot;C6&quot;;0)" office:value-type="float" office:value="1326.3253515625">
            <text:p>1326.3254</text:p>
          </table:table-cell>
          <table:table-cell table:style-name="ce11" table:formula="of:=INDIRECT(&quot;R8C&quot;&amp;COLUMN();0)/INDIRECT(&quot;R&quot;&amp;ROW()&amp;&quot;C6&quot;;0)" office:value-type="float" office:value="1051.7859765625">
            <text:p>1051.7860</text:p>
          </table:table-cell>
          <table:table-cell table:style-name="ce11" table:formula="of:=INDIRECT(&quot;R8C&quot;&amp;COLUMN();0)/INDIRECT(&quot;R&quot;&amp;ROW()&amp;&quot;C6&quot;;0)" office:value-type="float" office:value="885.992431640625">
            <text:p>885.9924</text:p>
          </table:table-cell>
          <table:table-cell table:style-name="ce11" table:formula="of:=INDIRECT(&quot;R8C&quot;&amp;COLUMN();0)/INDIRECT(&quot;R&quot;&amp;ROW()&amp;&quot;C6&quot;;0)" office:value-type="float" office:value="834.1266015625">
            <text:p>834.1266</text:p>
          </table:table-cell>
          <table:table-cell table:style-name="ce11" table:formula="of:=INDIRECT(&quot;R8C&quot;&amp;COLUMN();0)/INDIRECT(&quot;R&quot;&amp;ROW()&amp;&quot;C6&quot;;0)" office:value-type="float" office:value="661.4541015625">
            <text:p>661.4541</text:p>
          </table:table-cell>
          <table:table-cell table:style-name="ce11" table:formula="of:=INDIRECT(&quot;R8C&quot;&amp;COLUMN();0)/INDIRECT(&quot;R&quot;&amp;ROW()&amp;&quot;C6&quot;;0)" office:value-type="float" office:value="524.6962890625">
            <text:p>524.6963</text:p>
          </table:table-cell>
          <table:table-cell table:style-name="ce11" table:formula="of:=INDIRECT(&quot;R8C&quot;&amp;COLUMN();0)/INDIRECT(&quot;R&quot;&amp;ROW()&amp;&quot;C6&quot;;0)" office:value-type="float" office:value="416.16">
            <text:p>416.1600</text:p>
          </table:table-cell>
          <table:table-cell table:style-name="ce11" table:formula="of:=INDIRECT(&quot;R8C&quot;&amp;COLUMN();0)/INDIRECT(&quot;R&quot;&amp;ROW()&amp;&quot;C6&quot;;0)" office:value-type="float" office:value="329.87640625">
            <text:p>329.8764</text:p>
          </table:table-cell>
          <table:table-cell table:style-name="ce11" table:formula="of:=INDIRECT(&quot;R8C&quot;&amp;COLUMN();0)/INDIRECT(&quot;R&quot;&amp;ROW()&amp;&quot;C6&quot;;0)" office:value-type="float" office:value="261.630625">
            <text:p>261.6306</text:p>
          </table:table-cell>
          <table:table-cell table:style-name="ce11" table:formula="of:=INDIRECT(&quot;R8C&quot;&amp;COLUMN();0)/INDIRECT(&quot;R&quot;&amp;ROW()&amp;&quot;C6&quot;;0)" office:value-type="float" office:value="207.5400390625">
            <text:p>207.5400</text:p>
          </table:table-cell>
          <table:table-cell table:style-name="ce11" table:formula="of:=INDIRECT(&quot;R8C&quot;&amp;COLUMN();0)/INDIRECT(&quot;R&quot;&amp;ROW()&amp;&quot;C6&quot;;0)" office:value-type="float" office:value="164.6409765625">
            <text:p>164.6410</text:p>
          </table:table-cell>
          <table:table-cell table:style-name="ce11" table:formula="of:=INDIRECT(&quot;R8C&quot;&amp;COLUMN();0)/INDIRECT(&quot;R&quot;&amp;ROW()&amp;&quot;C6&quot;;0)" office:value-type="float" office:value="130.530625">
            <text:p>130.5306</text:p>
          </table:table-cell>
          <table:table-cell table:style-name="ce11" table:formula="of:=INDIRECT(&quot;R8C&quot;&amp;COLUMN();0)/INDIRECT(&quot;R&quot;&amp;ROW()&amp;&quot;C6&quot;;0)" office:value-type="float" office:value="103.530625">
            <text:p>103.5306</text:p>
          </table:table-cell>
          <table:table-cell table:style-name="ce11" table:formula="of:=INDIRECT(&quot;R8C&quot;&amp;COLUMN();0)/INDIRECT(&quot;R&quot;&amp;ROW()&amp;&quot;C6&quot;;0)" office:value-type="float" office:value="82.12890625">
            <text:p>82.1289</text:p>
          </table:table-cell>
          <table:table-cell table:style-name="ce11" table:formula="of:=INDIRECT(&quot;R8C&quot;&amp;COLUMN();0)/INDIRECT(&quot;R&quot;&amp;ROW()&amp;&quot;C6&quot;;0)" office:value-type="float" office:value="65.1047265625">
            <text:p>65.1047</text:p>
          </table:table-cell>
          <table:table-cell table:style-name="ce11" table:formula="of:=INDIRECT(&quot;R8C&quot;&amp;COLUMN();0)/INDIRECT(&quot;R&quot;&amp;ROW()&amp;&quot;C6&quot;;0)" office:value-type="float" office:value="51.66015625">
            <text:p>51.6602</text:p>
          </table:table-cell>
          <table:table-cell table:style-name="ce11" table:formula="of:=INDIRECT(&quot;R8C&quot;&amp;COLUMN();0)/INDIRECT(&quot;R&quot;&amp;ROW()&amp;&quot;C6&quot;;0)" office:value-type="float" office:value="40.96">
            <text:p>40.9600</text:p>
          </table:table-cell>
          <table:table-cell table:style-name="ce11" table:formula="of:=INDIRECT(&quot;R8C&quot;&amp;COLUMN();0)/INDIRECT(&quot;R&quot;&amp;ROW()&amp;&quot;C6&quot;;0)" office:value-type="float" office:value="32.49">
            <text:p>32.4900</text:p>
          </table:table-cell>
          <table:table-cell table:style-name="ce11" table:formula="of:=INDIRECT(&quot;R8C&quot;&amp;COLUMN();0)/INDIRECT(&quot;R&quot;&amp;ROW()&amp;&quot;C6&quot;;0)" office:value-type="float" office:value="25.755625">
            <text:p>25.7556</text:p>
          </table:table-cell>
          <table:table-cell table:style-name="ce11" table:formula="of:=INDIRECT(&quot;R8C&quot;&amp;COLUMN();0)/INDIRECT(&quot;R&quot;&amp;ROW()&amp;&quot;C6&quot;;0)" office:value-type="float" office:value="20.4191015625">
            <text:p>20.4191</text:p>
          </table:table-cell>
          <table:table-cell table:style-name="ce11" table:formula="of:=INDIRECT(&quot;R8C&quot;&amp;COLUMN();0)/INDIRECT(&quot;R&quot;&amp;ROW()&amp;&quot;C6&quot;;0)" office:value-type="float" office:value="16.200625">
            <text:p>16.2006</text:p>
          </table:table-cell>
          <table:table-cell table:style-name="ce11" table:formula="of:=INDIRECT(&quot;R8C&quot;&amp;COLUMN();0)/INDIRECT(&quot;R&quot;&amp;ROW()&amp;&quot;C6&quot;;0)" office:value-type="float" office:value="12.8253515625">
            <text:p>12.8254</text:p>
          </table:table-cell>
          <table:table-cell table:style-name="ce11" table:formula="of:=INDIRECT(&quot;R8C&quot;&amp;COLUMN();0)/INDIRECT(&quot;R&quot;&amp;ROW()&amp;&quot;C6&quot;;0)" office:value-type="float" office:value="10.2000390625">
            <text:p>10.2000</text:p>
          </table:table-cell>
          <table:table-cell table:style-name="ce11" table:formula="of:=INDIRECT(&quot;R8C&quot;&amp;COLUMN();0)/INDIRECT(&quot;R&quot;&amp;ROW()&amp;&quot;C6&quot;;0)" office:value-type="float" office:value="8.0869140625">
            <text:p>8.0869</text:p>
          </table:table-cell>
          <table:table-cell table:style-name="ce11" table:formula="of:=INDIRECT(&quot;R8C&quot;&amp;COLUMN();0)/INDIRECT(&quot;R&quot;&amp;ROW()&amp;&quot;C6&quot;;0)" office:value-type="float" office:value="6.4072265625">
            <text:p>6.4072</text:p>
          </table:table-cell>
          <table:table-cell table:style-name="ce11" table:formula="of:=INDIRECT(&quot;R8C&quot;&amp;COLUMN();0)/INDIRECT(&quot;R&quot;&amp;ROW()&amp;&quot;C6&quot;;0)" office:value-type="float" office:value="5.0906640625">
            <text:p>5.0907</text:p>
          </table:table-cell>
          <table:table-cell table:style-name="ce11" table:formula="of:=INDIRECT(&quot;R8C&quot;&amp;COLUMN();0)/INDIRECT(&quot;R&quot;&amp;ROW()&amp;&quot;C6&quot;;0)" office:value-type="float" office:value="4.0250390625">
            <text:p>4.0250</text:p>
          </table:table-cell>
          <table:table-cell table:style-name="ce11" table:formula="of:=INDIRECT(&quot;R8C&quot;&amp;COLUMN();0)/INDIRECT(&quot;R&quot;&amp;ROW()&amp;&quot;C6&quot;;0)" office:value-type="float" office:value="3.19515625">
            <text:p>3.1952</text:p>
          </table:table-cell>
          <table:table-cell table:style-name="ce11" table:formula="of:=INDIRECT(&quot;R8C&quot;&amp;COLUMN();0)/INDIRECT(&quot;R&quot;&amp;ROW()&amp;&quot;C6&quot;;0)" office:value-type="float" office:value="2.5400390625">
            <text:p>2.5400</text:p>
          </table:table-cell>
          <table:table-cell table:style-name="ce11" table:formula="of:=INDIRECT(&quot;R8C&quot;&amp;COLUMN();0)/INDIRECT(&quot;R&quot;&amp;ROW()&amp;&quot;C6&quot;;0)" office:value-type="float" office:value="2.0128515625">
            <text:p>2.0129</text:p>
          </table:table-cell>
          <table:table-cell table:style-name="ce11" table:formula="of:=INDIRECT(&quot;R8C&quot;&amp;COLUMN();0)/INDIRECT(&quot;R&quot;&amp;ROW()&amp;&quot;C6&quot;;0)" office:value-type="float" office:value="1.59390625">
            <text:p>1.5939</text:p>
          </table:table-cell>
          <table:table-cell table:style-name="ce11" table:formula="of:=INDIRECT(&quot;R8C&quot;&amp;COLUMN();0)/INDIRECT(&quot;R&quot;&amp;ROW()&amp;&quot;C6&quot;;0)" office:value-type="float" office:value="1.265625">
            <text:p>1.2656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87890625">
            <text:p>0.7988</text:p>
          </table:table-cell>
          <table:table-cell table:style-name="ce11" table:formula="of:=INDIRECT(&quot;R8C&quot;&amp;COLUMN();0)/INDIRECT(&quot;R&quot;&amp;ROW()&amp;&quot;C6&quot;;0)" office:value-type="float" office:value="0.6300390625">
            <text:p>0.6300</text:p>
          </table:table-cell>
          <table:table-cell table:style-name="ce11" table:formula="of:=INDIRECT(&quot;R8C&quot;&amp;COLUMN();0)/INDIRECT(&quot;R&quot;&amp;ROW()&amp;&quot;C6&quot;;0)" office:value-type="float" office:value="0.4987890625">
            <text:p>0.4988</text:p>
          </table:table-cell>
          <table:table-cell table:style-name="ce11" table:formula="of:=INDIRECT(&quot;R8C&quot;&amp;COLUMN();0)/INDIRECT(&quot;R&quot;&amp;ROW()&amp;&quot;C6&quot;;0)" office:value-type="float" office:value="0.3984765625">
            <text:p>0.3985</text:p>
          </table:table-cell>
          <table:table-cell table:style-name="ce11" table:formula="of:=INDIRECT(&quot;R8C&quot;&amp;COLUMN();0)/INDIRECT(&quot;R&quot;&amp;ROW()&amp;&quot;C6&quot;;0)" office:value-type="float" office:value="0.314300390625">
            <text:p>0.3143</text:p>
          </table:table-cell>
          <table:table-cell table:style-name="ce11" table:formula="of:=INDIRECT(&quot;R8C&quot;&amp;COLUMN();0)/INDIRECT(&quot;R&quot;&amp;ROW()&amp;&quot;C6&quot;;0)" office:value-type="float" office:value="0.249375390625">
            <text:p>0.2494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6])+1" office:value-type="float" office:value="58">
            <text:p>58</text:p>
          </table:table-cell>
          <table:table-cell table:style-name="ce6" office:value-type="float" office:value="35">
            <text:p>35</text:p>
          </table:table-cell>
          <table:table-cell table:style-name="ce9" office:value-type="float" office:value="0.00561">
            <text:p>0.0056</text:p>
          </table:table-cell>
          <table:table-cell table:style-name="ce13" office:value-type="float" office:value="0.143">
            <text:p>0.1430</text:p>
          </table:table-cell>
          <table:table-cell table:style-name="ce14" table:formula="of:=[.D67]/2" office:value-type="float" office:value="0.0715">
            <text:p>0.0715</text:p>
          </table:table-cell>
          <table:table-cell table:style-name="ce16" table:formula="of:=pi*[.D67]*[.D67]/4" office:value-type="float" office:value="0.0160606070433144">
            <text:p>0.0161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283947.381290038">
            <text:p>283947.3813</text:p>
          </table:table-cell>
          <table:table-cell table:style-name="ce11" table:formula="of:=INDIRECT(&quot;R8C&quot;&amp;COLUMN();0)/INDIRECT(&quot;R&quot;&amp;ROW()&amp;&quot;C6&quot;;0)" office:value-type="float" office:value="197185.681451416">
            <text:p>197185.6815</text:p>
          </table:table-cell>
          <table:table-cell table:style-name="ce11" table:formula="of:=INDIRECT(&quot;R8C&quot;&amp;COLUMN();0)/INDIRECT(&quot;R&quot;&amp;ROW()&amp;&quot;C6&quot;;0)" office:value-type="float" office:value="159720.401975647">
            <text:p>159720.4020</text:p>
          </table:table-cell>
          <table:table-cell table:style-name="ce11" table:formula="of:=INDIRECT(&quot;R8C&quot;&amp;COLUMN();0)/INDIRECT(&quot;R&quot;&amp;ROW()&amp;&quot;C6&quot;;0)" office:value-type="float" office:value="126198.836128906">
            <text:p>126198.8361</text:p>
          </table:table-cell>
          <table:table-cell table:style-name="ce11" table:formula="of:=INDIRECT(&quot;R8C&quot;&amp;COLUMN();0)/INDIRECT(&quot;R&quot;&amp;ROW()&amp;&quot;C6&quot;;0)" office:value-type="float" office:value="96620.9839111937">
            <text:p>96620.9839</text:p>
          </table:table-cell>
          <table:table-cell table:style-name="ce11" table:formula="of:=INDIRECT(&quot;R8C&quot;&amp;COLUMN();0)/INDIRECT(&quot;R&quot;&amp;ROW()&amp;&quot;C6&quot;;0)" office:value-type="float" office:value="83310.9504132231">
            <text:p>83310.9504</text:p>
          </table:table-cell>
          <table:table-cell table:style-name="ce11" table:formula="of:=INDIRECT(&quot;R8C&quot;&amp;COLUMN();0)/INDIRECT(&quot;R&quot;&amp;ROW()&amp;&quot;C6&quot;;0)" office:value-type="float" office:value="70986.8453225096">
            <text:p>70986.8453</text:p>
          </table:table-cell>
          <table:table-cell table:style-name="ce11" table:formula="of:=INDIRECT(&quot;R8C&quot;&amp;COLUMN();0)/INDIRECT(&quot;R&quot;&amp;ROW()&amp;&quot;C6&quot;;0)" office:value-type="float" office:value="59648.6686390532">
            <text:p>59648.6686</text:p>
          </table:table-cell>
          <table:table-cell table:style-name="ce11" table:formula="of:=INDIRECT(&quot;R8C&quot;&amp;COLUMN();0)/INDIRECT(&quot;R&quot;&amp;ROW()&amp;&quot;C6&quot;;0)" office:value-type="float" office:value="49296.4203628539">
            <text:p>49296.4204</text:p>
          </table:table-cell>
          <table:table-cell table:style-name="ce11" table:formula="of:=INDIRECT(&quot;R8C&quot;&amp;COLUMN();0)/INDIRECT(&quot;R&quot;&amp;ROW()&amp;&quot;C6&quot;;0)" office:value-type="float" office:value="31549.7090322265">
            <text:p>31549.7090</text:p>
          </table:table-cell>
          <table:table-cell table:style-name="ce11" table:formula="of:=INDIRECT(&quot;R8C&quot;&amp;COLUMN();0)/INDIRECT(&quot;R&quot;&amp;ROW()&amp;&quot;C6&quot;;0)" office:value-type="float" office:value="24155.2459777984">
            <text:p>24155.2460</text:p>
          </table:table-cell>
          <table:table-cell table:style-name="ce11" table:formula="of:=INDIRECT(&quot;R8C&quot;&amp;COLUMN();0)/INDIRECT(&quot;R&quot;&amp;ROW()&amp;&quot;C6&quot;;0)" office:value-type="float" office:value="20827.7376033058">
            <text:p>20827.7376</text:p>
          </table:table-cell>
          <table:table-cell table:style-name="ce11" table:formula="of:=INDIRECT(&quot;R8C&quot;&amp;COLUMN();0)/INDIRECT(&quot;R&quot;&amp;ROW()&amp;&quot;C6&quot;;0)" office:value-type="float" office:value="17746.7113306274">
            <text:p>17746.7113</text:p>
          </table:table-cell>
          <table:table-cell table:style-name="ce11" table:formula="of:=INDIRECT(&quot;R8C&quot;&amp;COLUMN();0)/INDIRECT(&quot;R&quot;&amp;ROW()&amp;&quot;C6&quot;;0)" office:value-type="float" office:value="12324.1050907135">
            <text:p>12324.1051</text:p>
          </table:table-cell>
          <table:table-cell table:style-name="ce11" table:formula="of:=INDIRECT(&quot;R8C&quot;&amp;COLUMN();0)/INDIRECT(&quot;R&quot;&amp;ROW()&amp;&quot;C6&quot;;0)" office:value-type="float" office:value="7887.42725805663">
            <text:p>7887.4273</text:p>
          </table:table-cell>
          <table:table-cell table:style-name="ce11" table:formula="of:=INDIRECT(&quot;R8C&quot;&amp;COLUMN();0)/INDIRECT(&quot;R&quot;&amp;ROW()&amp;&quot;C6&quot;;0)" office:value-type="float" office:value="6675.91843121913">
            <text:p>6675.9184</text:p>
          </table:table-cell>
          <table:table-cell table:style-name="ce11" table:formula="of:=INDIRECT(&quot;R8C&quot;&amp;COLUMN();0)/INDIRECT(&quot;R&quot;&amp;ROW()&amp;&quot;C6&quot;;0)" office:value-type="float" office:value="5293.32563939557">
            <text:p>5293.3256</text:p>
          </table:table-cell>
          <table:table-cell table:style-name="ce11" table:formula="of:=INDIRECT(&quot;R8C&quot;&amp;COLUMN();0)/INDIRECT(&quot;R&quot;&amp;ROW()&amp;&quot;C6&quot;;0)" office:value-type="float" office:value="4436.67783265685">
            <text:p>4436.6778</text:p>
          </table:table-cell>
          <table:table-cell table:style-name="ce11" table:formula="of:=INDIRECT(&quot;R8C&quot;&amp;COLUMN();0)/INDIRECT(&quot;R&quot;&amp;ROW()&amp;&quot;C6&quot;;0)" office:value-type="float" office:value="4198.67749034183">
            <text:p>4198.6775</text:p>
          </table:table-cell>
          <table:table-cell table:style-name="ce11" table:formula="of:=INDIRECT(&quot;R8C&quot;&amp;COLUMN();0)/INDIRECT(&quot;R&quot;&amp;ROW()&amp;&quot;C6&quot;;0)" office:value-type="float" office:value="3330.01633331703">
            <text:p>3330.0163</text:p>
          </table:table-cell>
          <table:table-cell table:style-name="ce11" table:formula="of:=INDIRECT(&quot;R8C&quot;&amp;COLUMN();0)/INDIRECT(&quot;R&quot;&amp;ROW()&amp;&quot;C6&quot;;0)" office:value-type="float" office:value="3081.02627267837">
            <text:p>3081.0263</text:p>
          </table:table-cell>
          <table:table-cell table:style-name="ce11" table:formula="of:=INDIRECT(&quot;R8C&quot;&amp;COLUMN();0)/INDIRECT(&quot;R&quot;&amp;ROW()&amp;&quot;C6&quot;;0)" office:value-type="float" office:value="2640.37869822485">
            <text:p>2640.3787</text:p>
          </table:table-cell>
          <table:table-cell table:style-name="ce11" table:formula="of:=INDIRECT(&quot;R8C&quot;&amp;COLUMN();0)/INDIRECT(&quot;R&quot;&amp;ROW()&amp;&quot;C6&quot;;0)" office:value-type="float" office:value="2094.18240500758">
            <text:p>2094.1824</text:p>
          </table:table-cell>
          <table:table-cell table:style-name="ce11" table:formula="of:=INDIRECT(&quot;R8C&quot;&amp;COLUMN();0)/INDIRECT(&quot;R&quot;&amp;ROW()&amp;&quot;C6&quot;;0)" office:value-type="float" office:value="1971.85681451416">
            <text:p>1971.8568</text:p>
          </table:table-cell>
          <table:table-cell table:style-name="ce11" table:formula="of:=INDIRECT(&quot;R8C&quot;&amp;COLUMN();0)/INDIRECT(&quot;R&quot;&amp;ROW()&amp;&quot;C6&quot;;0)" office:value-type="float" office:value="1660.4200205389">
            <text:p>1660.4200</text:p>
          </table:table-cell>
          <table:table-cell table:style-name="ce11" table:formula="of:=INDIRECT(&quot;R8C&quot;&amp;COLUMN();0)/INDIRECT(&quot;R&quot;&amp;ROW()&amp;&quot;C6&quot;;0)" office:value-type="float" office:value="1316.72556115213">
            <text:p>1316.7256</text:p>
          </table:table-cell>
          <table:table-cell table:style-name="ce11" table:formula="of:=INDIRECT(&quot;R8C&quot;&amp;COLUMN();0)/INDIRECT(&quot;R&quot;&amp;ROW()&amp;&quot;C6&quot;;0)" office:value-type="float" office:value="1109.16945816421">
            <text:p>1109.1695</text:p>
          </table:table-cell>
          <table:table-cell table:style-name="ce11" table:formula="of:=INDIRECT(&quot;R8C&quot;&amp;COLUMN();0)/INDIRECT(&quot;R&quot;&amp;ROW()&amp;&quot;C6&quot;;0)" office:value-type="float" office:value="1044.23888698714">
            <text:p>1044.2389</text:p>
          </table:table-cell>
          <table:table-cell table:style-name="ce11" table:formula="of:=INDIRECT(&quot;R8C&quot;&amp;COLUMN();0)/INDIRECT(&quot;R&quot;&amp;ROW()&amp;&quot;C6&quot;;0)" office:value-type="float" office:value="828.071054819307">
            <text:p>828.0711</text:p>
          </table:table-cell>
          <table:table-cell table:style-name="ce11" table:formula="of:=INDIRECT(&quot;R8C&quot;&amp;COLUMN();0)/INDIRECT(&quot;R&quot;&amp;ROW()&amp;&quot;C6&quot;;0)" office:value-type="float" office:value="656.864638857646">
            <text:p>656.8646</text:p>
          </table:table-cell>
          <table:table-cell table:style-name="ce11" table:formula="of:=INDIRECT(&quot;R8C&quot;&amp;COLUMN();0)/INDIRECT(&quot;R&quot;&amp;ROW()&amp;&quot;C6&quot;;0)" office:value-type="float" office:value="520.988605799794">
            <text:p>520.9886</text:p>
          </table:table-cell>
          <table:table-cell table:style-name="ce11" table:formula="of:=INDIRECT(&quot;R8C&quot;&amp;COLUMN();0)/INDIRECT(&quot;R&quot;&amp;ROW()&amp;&quot;C6&quot;;0)" office:value-type="float" office:value="412.970609809771">
            <text:p>412.9706</text:p>
          </table:table-cell>
          <table:table-cell table:style-name="ce11" table:formula="of:=INDIRECT(&quot;R8C&quot;&amp;COLUMN();0)/INDIRECT(&quot;R&quot;&amp;ROW()&amp;&quot;C6&quot;;0)" office:value-type="float" office:value="327.534060345249">
            <text:p>327.5341</text:p>
          </table:table-cell>
          <table:table-cell table:style-name="ce11" table:formula="of:=INDIRECT(&quot;R8C&quot;&amp;COLUMN();0)/INDIRECT(&quot;R&quot;&amp;ROW()&amp;&quot;C6&quot;;0)" office:value-type="float" office:value="259.818328524622">
            <text:p>259.8183</text:p>
          </table:table-cell>
          <table:table-cell table:style-name="ce11" table:formula="of:=INDIRECT(&quot;R8C&quot;&amp;COLUMN();0)/INDIRECT(&quot;R&quot;&amp;ROW()&amp;&quot;C6&quot;;0)" office:value-type="float" office:value="206.113208469852">
            <text:p>206.1132</text:p>
          </table:table-cell>
          <table:table-cell table:style-name="ce11" table:formula="of:=INDIRECT(&quot;R8C&quot;&amp;COLUMN();0)/INDIRECT(&quot;R&quot;&amp;ROW()&amp;&quot;C6&quot;;0)" office:value-type="float" office:value="163.410631326715">
            <text:p>163.4106</text:p>
          </table:table-cell>
          <table:table-cell table:style-name="ce11" table:formula="of:=INDIRECT(&quot;R8C&quot;&amp;COLUMN();0)/INDIRECT(&quot;R&quot;&amp;ROW()&amp;&quot;C6&quot;;0)" office:value-type="float" office:value="129.609467455621">
            <text:p>129.6095</text:p>
          </table:table-cell>
          <table:table-cell table:style-name="ce11" table:formula="of:=INDIRECT(&quot;R8C&quot;&amp;COLUMN();0)/INDIRECT(&quot;R&quot;&amp;ROW()&amp;&quot;C6&quot;;0)" office:value-type="float" office:value="102.816763655924">
            <text:p>102.8168</text:p>
          </table:table-cell>
          <table:table-cell table:style-name="ce11" table:formula="of:=INDIRECT(&quot;R8C&quot;&amp;COLUMN();0)/INDIRECT(&quot;R&quot;&amp;ROW()&amp;&quot;C6&quot;;0)" office:value-type="float" office:value="81.5042789378453">
            <text:p>81.5043</text:p>
          </table:table-cell>
          <table:table-cell table:style-name="ce11" table:formula="of:=INDIRECT(&quot;R8C&quot;&amp;COLUMN();0)/INDIRECT(&quot;R&quot;&amp;ROW()&amp;&quot;C6&quot;;0)" office:value-type="float" office:value="64.6730891486136">
            <text:p>64.6731</text:p>
          </table:table-cell>
          <table:table-cell table:style-name="ce11" table:formula="of:=INDIRECT(&quot;R8C&quot;&amp;COLUMN();0)/INDIRECT(&quot;R&quot;&amp;ROW()&amp;&quot;C6&quot;;0)" office:value-type="float" office:value="51.2776174874077">
            <text:p>51.2776</text:p>
          </table:table-cell>
          <table:table-cell table:style-name="ce11" table:formula="of:=INDIRECT(&quot;R8C&quot;&amp;COLUMN();0)/INDIRECT(&quot;R&quot;&amp;ROW()&amp;&quot;C6&quot;;0)" office:value-type="float" office:value="40.6740671915497">
            <text:p>40.6741</text:p>
          </table:table-cell>
          <table:table-cell table:style-name="ce11" table:formula="of:=INDIRECT(&quot;R8C&quot;&amp;COLUMN();0)/INDIRECT(&quot;R&quot;&amp;ROW()&amp;&quot;C6&quot;;0)" office:value-type="float" office:value="32.2433370824979">
            <text:p>32.2433</text:p>
          </table:table-cell>
          <table:table-cell table:style-name="ce11" table:formula="of:=INDIRECT(&quot;R8C&quot;&amp;COLUMN();0)/INDIRECT(&quot;R&quot;&amp;ROW()&amp;&quot;C6&quot;;0)" office:value-type="float" office:value="25.562570296836">
            <text:p>25.5626</text:p>
          </table:table-cell>
          <table:table-cell table:style-name="ce11" table:formula="of:=INDIRECT(&quot;R8C&quot;&amp;COLUMN();0)/INDIRECT(&quot;R&quot;&amp;ROW()&amp;&quot;C6&quot;;0)" office:value-type="float" office:value="20.2814807570052">
            <text:p>20.2815</text:p>
          </table:table-cell>
          <table:table-cell table:style-name="ce11" table:formula="of:=INDIRECT(&quot;R8C&quot;&amp;COLUMN();0)/INDIRECT(&quot;R&quot;&amp;ROW()&amp;&quot;C6&quot;;0)" office:value-type="float" office:value="16.0559929580909">
            <text:p>16.0560</text:p>
          </table:table-cell>
          <table:table-cell table:style-name="ce11" table:formula="of:=INDIRECT(&quot;R8C&quot;&amp;COLUMN();0)/INDIRECT(&quot;R&quot;&amp;ROW()&amp;&quot;C6&quot;;0)" office:value-type="float" office:value="12.7693774756712">
            <text:p>12.7694</text:p>
          </table:table-cell>
          <table:table-cell table:style-name="ce11" table:formula="of:=INDIRECT(&quot;R8C&quot;&amp;COLUMN();0)/INDIRECT(&quot;R&quot;&amp;ROW()&amp;&quot;C6&quot;;0)" office:value-type="float" office:value="10.1239669421488">
            <text:p>10.1240</text:p>
          </table:table-cell>
          <table:table-cell table:style-name="ce11" table:formula="of:=INDIRECT(&quot;R8C&quot;&amp;COLUMN();0)/INDIRECT(&quot;R&quot;&amp;ROW()&amp;&quot;C6&quot;;0)" office:value-type="float" office:value="8.02117462956624">
            <text:p>8.0212</text:p>
          </table:table-cell>
          <table:table-cell table:style-name="ce11" table:formula="of:=INDIRECT(&quot;R8C&quot;&amp;COLUMN();0)/INDIRECT(&quot;R&quot;&amp;ROW()&amp;&quot;C6&quot;;0)" office:value-type="float" office:value="6.37297667367597">
            <text:p>6.3730</text:p>
          </table:table-cell>
          <table:table-cell table:style-name="ce11" table:formula="of:=INDIRECT(&quot;R8C&quot;&amp;COLUMN();0)/INDIRECT(&quot;R&quot;&amp;ROW()&amp;&quot;C6&quot;;0)" office:value-type="float" office:value="5.03892610885618">
            <text:p>5.0389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17986209594601">
            <text:p>3.1799</text:p>
          </table:table-cell>
          <table:table-cell table:style-name="ce11" table:formula="of:=INDIRECT(&quot;R8C&quot;&amp;COLUMN();0)/INDIRECT(&quot;R&quot;&amp;ROW()&amp;&quot;C6&quot;;0)" office:value-type="float" office:value="2.51987872267592">
            <text:p>2.5199</text:p>
          </table:table-cell>
          <table:table-cell table:style-name="ce11" table:formula="of:=INDIRECT(&quot;R8C&quot;&amp;COLUMN();0)/INDIRECT(&quot;R&quot;&amp;ROW()&amp;&quot;C6&quot;;0)" office:value-type="float" office:value="1.9954031982004">
            <text:p>1.9954</text:p>
          </table:table-cell>
          <table:table-cell table:style-name="ce11" table:formula="of:=INDIRECT(&quot;R8C&quot;&amp;COLUMN();0)/INDIRECT(&quot;R&quot;&amp;ROW()&amp;&quot;C6&quot;;0)" office:value-type="float" office:value="1.58442955645753">
            <text:p>1.5844</text:p>
          </table:table-cell>
          <table:table-cell table:style-name="ce11" table:formula="of:=INDIRECT(&quot;R8C&quot;&amp;COLUMN();0)/INDIRECT(&quot;R&quot;&amp;ROW()&amp;&quot;C6&quot;;0)" office:value-type="float" office:value="1.25189495818866">
            <text:p>1.2519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88742725805663">
            <text:p>0.7887</text:p>
          </table:table-cell>
          <table:table-cell table:style-name="ce11" table:formula="of:=INDIRECT(&quot;R8C&quot;&amp;COLUMN();0)/INDIRECT(&quot;R&quot;&amp;ROW()&amp;&quot;C6&quot;;0)" office:value-type="float" office:value="0.624431512543401">
            <text:p>0.6244</text:p>
          </table:table-cell>
          <table:table-cell table:style-name="ce11" table:formula="of:=INDIRECT(&quot;R8C&quot;&amp;COLUMN();0)/INDIRECT(&quot;R&quot;&amp;ROW()&amp;&quot;C6&quot;;0)" office:value-type="float" office:value="0.4988507995501">
            <text:p>0.4989</text:p>
          </table:table-cell>
          <table:table-cell table:style-name="ce11" table:formula="of:=INDIRECT(&quot;R8C&quot;&amp;COLUMN();0)/INDIRECT(&quot;R&quot;&amp;ROW()&amp;&quot;C6&quot;;0)" office:value-type="float" office:value="0.393471074380165">
            <text:p>0.3935</text:p>
          </table:table-cell>
          <table:table-cell table:style-name="ce11" table:formula="of:=INDIRECT(&quot;R8C&quot;&amp;COLUMN();0)/INDIRECT(&quot;R&quot;&amp;ROW()&amp;&quot;C6&quot;;0)" office:value-type="float" office:value="0.312191794219766">
            <text:p>0.3122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7])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9" office:value-type="float" office:value="0.005">
            <text:p>0.0050</text:p>
          </table:table-cell>
          <table:table-cell table:style-name="ce13" office:value-type="float" office:value="0.127">
            <text:p>0.1270</text:p>
          </table:table-cell>
          <table:table-cell table:style-name="ce14" table:formula="of:=[.D68]/2" office:value-type="float" office:value="0.0635">
            <text:p>0.0635</text:p>
          </table:table-cell>
          <table:table-cell table:style-name="ce16" table:formula="of:=pi*[.D68]*[.D68]/4" office:value-type="float" office:value="0.0126676869774374">
            <text:p>0.0127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360000">
            <text:p>360000.0000</text:p>
          </table:table-cell>
          <table:table-cell table:style-name="ce11" table:formula="of:=INDIRECT(&quot;R8C&quot;&amp;COLUMN();0)/INDIRECT(&quot;R&quot;&amp;ROW()&amp;&quot;C6&quot;;0)" office:value-type="float" office:value="250000">
            <text:p>250000.0000</text:p>
          </table:table-cell>
          <table:table-cell table:style-name="ce11" table:formula="of:=INDIRECT(&quot;R8C&quot;&amp;COLUMN();0)/INDIRECT(&quot;R&quot;&amp;ROW()&amp;&quot;C6&quot;;0)" office:value-type="float" office:value="202500">
            <text:p>202500.0000</text:p>
          </table:table-cell>
          <table:table-cell table:style-name="ce11" table:formula="of:=INDIRECT(&quot;R8C&quot;&amp;COLUMN();0)/INDIRECT(&quot;R&quot;&amp;ROW()&amp;&quot;C6&quot;;0)" office:value-type="float" office:value="160000">
            <text:p>160000.0000</text:p>
          </table:table-cell>
          <table:table-cell table:style-name="ce11" table:formula="of:=INDIRECT(&quot;R8C&quot;&amp;COLUMN();0)/INDIRECT(&quot;R&quot;&amp;ROW()&amp;&quot;C6&quot;;0)" office:value-type="float" office:value="122500">
            <text:p>122500.0000</text:p>
          </table:table-cell>
          <table:table-cell table:style-name="ce11" table:formula="of:=INDIRECT(&quot;R8C&quot;&amp;COLUMN();0)/INDIRECT(&quot;R&quot;&amp;ROW()&amp;&quot;C6&quot;;0)" office:value-type="float" office:value="105625">
            <text:p>105625.0000</text:p>
          </table:table-cell>
          <table:table-cell table:style-name="ce11" table:formula="of:=INDIRECT(&quot;R8C&quot;&amp;COLUMN();0)/INDIRECT(&quot;R&quot;&amp;ROW()&amp;&quot;C6&quot;;0)" office:value-type="float" office:value="90000">
            <text:p>90000.0000</text:p>
          </table:table-cell>
          <table:table-cell table:style-name="ce11" table:formula="of:=INDIRECT(&quot;R8C&quot;&amp;COLUMN();0)/INDIRECT(&quot;R&quot;&amp;ROW()&amp;&quot;C6&quot;;0)" office:value-type="float" office:value="75625">
            <text:p>75625.0000</text:p>
          </table:table-cell>
          <table:table-cell table:style-name="ce11" table:formula="of:=INDIRECT(&quot;R8C&quot;&amp;COLUMN();0)/INDIRECT(&quot;R&quot;&amp;ROW()&amp;&quot;C6&quot;;0)" office:value-type="float" office:value="62500">
            <text:p>62500.0000</text:p>
          </table:table-cell>
          <table:table-cell table:style-name="ce11" table:formula="of:=INDIRECT(&quot;R8C&quot;&amp;COLUMN();0)/INDIRECT(&quot;R&quot;&amp;ROW()&amp;&quot;C6&quot;;0)" office:value-type="float" office:value="40000">
            <text:p>40000.0000</text:p>
          </table:table-cell>
          <table:table-cell table:style-name="ce11" table:formula="of:=INDIRECT(&quot;R8C&quot;&amp;COLUMN();0)/INDIRECT(&quot;R&quot;&amp;ROW()&amp;&quot;C6&quot;;0)" office:value-type="float" office:value="30625">
            <text:p>30625.0000</text:p>
          </table:table-cell>
          <table:table-cell table:style-name="ce11" table:formula="of:=INDIRECT(&quot;R8C&quot;&amp;COLUMN();0)/INDIRECT(&quot;R&quot;&amp;ROW()&amp;&quot;C6&quot;;0)" office:value-type="float" office:value="26406.25">
            <text:p>26406.2500</text:p>
          </table:table-cell>
          <table:table-cell table:style-name="ce11" table:formula="of:=INDIRECT(&quot;R8C&quot;&amp;COLUMN();0)/INDIRECT(&quot;R&quot;&amp;ROW()&amp;&quot;C6&quot;;0)" office:value-type="float" office:value="22500">
            <text:p>22500.0000</text:p>
          </table:table-cell>
          <table:table-cell table:style-name="ce11" table:formula="of:=INDIRECT(&quot;R8C&quot;&amp;COLUMN();0)/INDIRECT(&quot;R&quot;&amp;ROW()&amp;&quot;C6&quot;;0)" office:value-type="float" office:value="15625">
            <text:p>15625.0000</text:p>
          </table:table-cell>
          <table:table-cell table:style-name="ce11" table:formula="of:=INDIRECT(&quot;R8C&quot;&amp;COLUMN();0)/INDIRECT(&quot;R&quot;&amp;ROW()&amp;&quot;C6&quot;;0)" office:value-type="float" office:value="10000">
            <text:p>10000.0000</text:p>
          </table:table-cell>
          <table:table-cell table:style-name="ce11" table:formula="of:=INDIRECT(&quot;R8C&quot;&amp;COLUMN();0)/INDIRECT(&quot;R&quot;&amp;ROW()&amp;&quot;C6&quot;;0)" office:value-type="float" office:value="8464">
            <text:p>8464.0000</text:p>
          </table:table-cell>
          <table:table-cell table:style-name="ce11" table:formula="of:=INDIRECT(&quot;R8C&quot;&amp;COLUMN();0)/INDIRECT(&quot;R&quot;&amp;ROW()&amp;&quot;C6&quot;;0)" office:value-type="float" office:value="6711.09281418563">
            <text:p>6711.0928</text:p>
          </table:table-cell>
          <table:table-cell table:style-name="ce11" table:formula="of:=INDIRECT(&quot;R8C&quot;&amp;COLUMN();0)/INDIRECT(&quot;R&quot;&amp;ROW()&amp;&quot;C6&quot;;0)" office:value-type="float" office:value="5625">
            <text:p>5625.0000</text:p>
          </table:table-cell>
          <table:table-cell table:style-name="ce11" table:formula="of:=INDIRECT(&quot;R8C&quot;&amp;COLUMN();0)/INDIRECT(&quot;R&quot;&amp;ROW()&amp;&quot;C6&quot;;0)" office:value-type="float" office:value="5323.25351850704">
            <text:p>5323.2535</text:p>
          </table:table-cell>
          <table:table-cell table:style-name="ce11" table:formula="of:=INDIRECT(&quot;R8C&quot;&amp;COLUMN();0)/INDIRECT(&quot;R&quot;&amp;ROW()&amp;&quot;C6&quot;;0)" office:value-type="float" office:value="4221.92969185938">
            <text:p>4221.9297</text:p>
          </table:table-cell>
          <table:table-cell table:style-name="ce11" table:formula="of:=INDIRECT(&quot;R8C&quot;&amp;COLUMN();0)/INDIRECT(&quot;R&quot;&amp;ROW()&amp;&quot;C6&quot;;0)" office:value-type="float" office:value="3906.25">
            <text:p>3906.2500</text:p>
          </table:table-cell>
          <table:table-cell table:style-name="ce11" table:formula="of:=INDIRECT(&quot;R8C&quot;&amp;COLUMN();0)/INDIRECT(&quot;R&quot;&amp;ROW()&amp;&quot;C6&quot;;0)" office:value-type="float" office:value="3347.57914315829">
            <text:p>3347.5791</text:p>
          </table:table-cell>
          <table:table-cell table:style-name="ce11" table:formula="of:=INDIRECT(&quot;R8C&quot;&amp;COLUMN();0)/INDIRECT(&quot;R&quot;&amp;ROW()&amp;&quot;C6&quot;;0)" office:value-type="float" office:value="2655.08934217868">
            <text:p>2655.0893</text:p>
          </table:table-cell>
          <table:table-cell table:style-name="ce11" table:formula="of:=INDIRECT(&quot;R8C&quot;&amp;COLUMN();0)/INDIRECT(&quot;R&quot;&amp;ROW()&amp;&quot;C6&quot;;0)" office:value-type="float" office:value="2500">
            <text:p>2500.0000</text:p>
          </table:table-cell>
          <table:table-cell table:style-name="ce11" table:formula="of:=INDIRECT(&quot;R8C&quot;&amp;COLUMN();0)/INDIRECT(&quot;R&quot;&amp;ROW()&amp;&quot;C6&quot;;0)" office:value-type="float" office:value="2105.14780829562">
            <text:p>2105.1478</text:p>
          </table:table-cell>
          <table:table-cell table:style-name="ce11" table:formula="of:=INDIRECT(&quot;R8C&quot;&amp;COLUMN();0)/INDIRECT(&quot;R&quot;&amp;ROW()&amp;&quot;C6&quot;;0)" office:value-type="float" office:value="1669.39804079608">
            <text:p>1669.3980</text:p>
          </table:table-cell>
          <table:table-cell table:style-name="ce11" table:formula="of:=INDIRECT(&quot;R8C&quot;&amp;COLUMN();0)/INDIRECT(&quot;R&quot;&amp;ROW()&amp;&quot;C6&quot;;0)" office:value-type="float" office:value="1406.25">
            <text:p>1406.2500</text:p>
          </table:table-cell>
          <table:table-cell table:style-name="ce11" table:formula="of:=INDIRECT(&quot;R8C&quot;&amp;COLUMN();0)/INDIRECT(&quot;R&quot;&amp;ROW()&amp;&quot;C6&quot;;0)" office:value-type="float" office:value="1323.92838985678">
            <text:p>1323.9284</text:p>
          </table:table-cell>
          <table:table-cell table:style-name="ce11" table:formula="of:=INDIRECT(&quot;R8C&quot;&amp;COLUMN();0)/INDIRECT(&quot;R&quot;&amp;ROW()&amp;&quot;C6&quot;;0)" office:value-type="float" office:value="1049.8620497241">
            <text:p>1049.8620</text:p>
          </table:table-cell>
          <table:table-cell table:style-name="ce11" table:formula="of:=INDIRECT(&quot;R8C&quot;&amp;COLUMN();0)/INDIRECT(&quot;R&quot;&amp;ROW()&amp;&quot;C6&quot;;0)" office:value-type="float" office:value="832.799615599231">
            <text:p>832.7996</text:p>
          </table:table-cell>
          <table:table-cell table:style-name="ce11" table:formula="of:=INDIRECT(&quot;R8C&quot;&amp;COLUMN();0)/INDIRECT(&quot;R&quot;&amp;ROW()&amp;&quot;C6&quot;;0)" office:value-type="float" office:value="660.530473060946">
            <text:p>660.5305</text:p>
          </table:table-cell>
          <table:table-cell table:style-name="ce11" table:formula="of:=INDIRECT(&quot;R8C&quot;&amp;COLUMN();0)/INDIRECT(&quot;R&quot;&amp;ROW()&amp;&quot;C6&quot;;0)" office:value-type="float" office:value="523.580879161758">
            <text:p>523.5809</text:p>
          </table:table-cell>
          <table:table-cell table:style-name="ce11" table:formula="of:=INDIRECT(&quot;R8C&quot;&amp;COLUMN();0)/INDIRECT(&quot;R&quot;&amp;ROW()&amp;&quot;C6&quot;;0)" office:value-type="float" office:value="415.260958521917">
            <text:p>415.2610</text:p>
          </table:table-cell>
          <table:table-cell table:style-name="ce11" table:formula="of:=INDIRECT(&quot;R8C&quot;&amp;COLUMN();0)/INDIRECT(&quot;R&quot;&amp;ROW()&amp;&quot;C6&quot;;0)" office:value-type="float" office:value="329.408208816418">
            <text:p>329.4082</text:p>
          </table:table-cell>
          <table:table-cell table:style-name="ce11" table:formula="of:=INDIRECT(&quot;R8C&quot;&amp;COLUMN();0)/INDIRECT(&quot;R&quot;&amp;ROW()&amp;&quot;C6&quot;;0)" office:value-type="float" office:value="261.318680637361">
            <text:p>261.3187</text:p>
          </table:table-cell>
          <table:table-cell table:style-name="ce11" table:formula="of:=INDIRECT(&quot;R8C&quot;&amp;COLUMN();0)/INDIRECT(&quot;R&quot;&amp;ROW()&amp;&quot;C6&quot;;0)" office:value-type="float" office:value="207.178622357245">
            <text:p>207.1786</text:p>
          </table:table-cell>
          <table:table-cell table:style-name="ce11" table:formula="of:=INDIRECT(&quot;R8C&quot;&amp;COLUMN();0)/INDIRECT(&quot;R&quot;&amp;ROW()&amp;&quot;C6&quot;;0)" office:value-type="float" office:value="164.324136648273">
            <text:p>164.3241</text:p>
          </table:table-cell>
          <table:table-cell table:style-name="ce11" table:formula="of:=INDIRECT(&quot;R8C&quot;&amp;COLUMN();0)/INDIRECT(&quot;R&quot;&amp;ROW()&amp;&quot;C6&quot;;0)" office:value-type="float" office:value="130.355260710521">
            <text:p>130.3553</text:p>
          </table:table-cell>
          <table:table-cell table:style-name="ce11" table:formula="of:=INDIRECT(&quot;R8C&quot;&amp;COLUMN();0)/INDIRECT(&quot;R&quot;&amp;ROW()&amp;&quot;C6&quot;;0)" office:value-type="float" office:value="103.334428668857">
            <text:p>103.3344</text:p>
          </table:table-cell>
          <table:table-cell table:style-name="ce11" table:formula="of:=INDIRECT(&quot;R8C&quot;&amp;COLUMN();0)/INDIRECT(&quot;R&quot;&amp;ROW()&amp;&quot;C6&quot;;0)" office:value-type="float" office:value="81.995163990328">
            <text:p>81.9952</text:p>
          </table:table-cell>
          <table:table-cell table:style-name="ce11" table:formula="of:=INDIRECT(&quot;R8C&quot;&amp;COLUMN();0)/INDIRECT(&quot;R&quot;&amp;ROW()&amp;&quot;C6&quot;;0)" office:value-type="float" office:value="65.0118420236841">
            <text:p>65.0118</text:p>
          </table:table-cell>
          <table:table-cell table:style-name="ce11" table:formula="of:=INDIRECT(&quot;R8C&quot;&amp;COLUMN();0)/INDIRECT(&quot;R&quot;&amp;ROW()&amp;&quot;C6&quot;;0)" office:value-type="float" office:value="51.5682311364623">
            <text:p>51.5682</text:p>
          </table:table-cell>
          <table:table-cell table:style-name="ce11" table:formula="of:=INDIRECT(&quot;R8C&quot;&amp;COLUMN();0)/INDIRECT(&quot;R&quot;&amp;ROW()&amp;&quot;C6&quot;;0)" office:value-type="float" office:value="40.8794097588195">
            <text:p>40.8794</text:p>
          </table:table-cell>
          <table:table-cell table:style-name="ce11" table:formula="of:=INDIRECT(&quot;R8C&quot;&amp;COLUMN();0)/INDIRECT(&quot;R&quot;&amp;ROW()&amp;&quot;C6&quot;;0)" office:value-type="float" office:value="32.4092628185256">
            <text:p>32.4093</text:p>
          </table:table-cell>
          <table:table-cell table:style-name="ce11" table:formula="of:=INDIRECT(&quot;R8C&quot;&amp;COLUMN();0)/INDIRECT(&quot;R&quot;&amp;ROW()&amp;&quot;C6&quot;;0)" office:value-type="float" office:value="25.7136834273669">
            <text:p>25.7137</text:p>
          </table:table-cell>
          <table:table-cell table:style-name="ce11" table:formula="of:=INDIRECT(&quot;R8C&quot;&amp;COLUMN();0)/INDIRECT(&quot;R&quot;&amp;ROW()&amp;&quot;C6&quot;;0)" office:value-type="float" office:value="20.3564387128774">
            <text:p>20.3564</text:p>
          </table:table-cell>
          <table:table-cell table:style-name="ce11" table:formula="of:=INDIRECT(&quot;R8C&quot;&amp;COLUMN();0)/INDIRECT(&quot;R&quot;&amp;ROW()&amp;&quot;C6&quot;;0)" office:value-type="float" office:value="16.1895343790688">
            <text:p>16.1895</text:p>
          </table:table-cell>
          <table:table-cell table:style-name="ce11" table:formula="of:=INDIRECT(&quot;R8C&quot;&amp;COLUMN();0)/INDIRECT(&quot;R&quot;&amp;ROW()&amp;&quot;C6&quot;;0)" office:value-type="float" office:value="12.8355756711513">
            <text:p>12.8356</text:p>
          </table:table-cell>
          <table:table-cell table:style-name="ce11" table:formula="of:=INDIRECT(&quot;R8C&quot;&amp;COLUMN();0)/INDIRECT(&quot;R&quot;&amp;ROW()&amp;&quot;C6&quot;;0)" office:value-type="float" office:value="10.1695703391407">
            <text:p>10.1696</text:p>
          </table:table-cell>
          <table:table-cell table:style-name="ce11" table:formula="of:=INDIRECT(&quot;R8C&quot;&amp;COLUMN();0)/INDIRECT(&quot;R&quot;&amp;ROW()&amp;&quot;C6&quot;;0)" office:value-type="float" office:value="8.07991815983632">
            <text:p>8.0799</text:p>
          </table:table-cell>
          <table:table-cell table:style-name="ce11" table:formula="of:=INDIRECT(&quot;R8C&quot;&amp;COLUMN();0)/INDIRECT(&quot;R&quot;&amp;ROW()&amp;&quot;C6&quot;;0)" office:value-type="float" office:value="6.38855477710955">
            <text:p>6.3886</text:p>
          </table:table-cell>
          <table:table-cell table:style-name="ce11" table:formula="of:=INDIRECT(&quot;R8C&quot;&amp;COLUMN();0)/INDIRECT(&quot;R&quot;&amp;ROW()&amp;&quot;C6&quot;;0)" office:value-type="float" office:value="5.07136214272429">
            <text:p>5.0714</text:p>
          </table:table-cell>
          <table:table-cell table:style-name="ce11" table:formula="of:=INDIRECT(&quot;R8C&quot;&amp;COLUMN();0)/INDIRECT(&quot;R&quot;&amp;ROW()&amp;&quot;C6&quot;;0)" office:value-type="float" office:value="4.03155806311613">
            <text:p>4.0316</text:p>
          </table:table-cell>
          <table:table-cell table:style-name="ce11" table:formula="of:=INDIRECT(&quot;R8C&quot;&amp;COLUMN();0)/INDIRECT(&quot;R&quot;&amp;ROW()&amp;&quot;C6&quot;;0)" office:value-type="float" office:value="3.19480438960878">
            <text:p>3.1948</text:p>
          </table:table-cell>
          <table:table-cell table:style-name="ce11" table:formula="of:=INDIRECT(&quot;R8C&quot;&amp;COLUMN();0)/INDIRECT(&quot;R&quot;&amp;ROW()&amp;&quot;C6&quot;;0)" office:value-type="float" office:value="2.52985305970612">
            <text:p>2.5299</text:p>
          </table:table-cell>
          <table:table-cell table:style-name="ce11" table:formula="of:=INDIRECT(&quot;R8C&quot;&amp;COLUMN();0)/INDIRECT(&quot;R&quot;&amp;ROW()&amp;&quot;C6&quot;;0)" office:value-type="float" office:value="2.00880401760803">
            <text:p>2.0088</text:p>
          </table:table-cell>
          <table:table-cell table:style-name="ce11" table:formula="of:=INDIRECT(&quot;R8C&quot;&amp;COLUMN();0)/INDIRECT(&quot;R&quot;&amp;ROW()&amp;&quot;C6&quot;;0)" office:value-type="float" office:value="1.58720317440635">
            <text:p>1.5872</text:p>
          </table:table-cell>
          <table:table-cell table:style-name="ce11" table:formula="of:=INDIRECT(&quot;R8C&quot;&amp;COLUMN();0)/INDIRECT(&quot;R&quot;&amp;ROW()&amp;&quot;C6&quot;;0)" office:value-type="float" office:value="1.26784053568107">
            <text:p>1.267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1679583359167">
            <text:p>0.7917</text:p>
          </table:table-cell>
          <table:table-cell table:style-name="ce11" table:formula="of:=INDIRECT(&quot;R8C&quot;&amp;COLUMN();0)/INDIRECT(&quot;R&quot;&amp;ROW()&amp;&quot;C6&quot;;0)" office:value-type="float" office:value="0.63246326492653">
            <text:p>0.6325</text:p>
          </table:table-cell>
          <table:table-cell table:style-name="ce11" table:formula="of:=INDIRECT(&quot;R8C&quot;&amp;COLUMN();0)/INDIRECT(&quot;R&quot;&amp;ROW()&amp;&quot;C6&quot;;0)" office:value-type="float" office:value="0.498858577717156">
            <text:p>0.4989</text:p>
          </table:table-cell>
          <table:table-cell table:style-name="ce11" table:formula="of:=INDIRECT(&quot;R8C&quot;&amp;COLUMN();0)/INDIRECT(&quot;R&quot;&amp;ROW()&amp;&quot;C6&quot;;0)" office:value-type="float" office:value="0.395809411618823">
            <text:p>0.3958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8])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9" office:value-type="float" office:value="0.00445">
            <text:p>0.0045</text:p>
          </table:table-cell>
          <table:table-cell table:style-name="ce13" office:value-type="float" office:value="0.113">
            <text:p>0.1130</text:p>
          </table:table-cell>
          <table:table-cell table:style-name="ce14" table:formula="of:=[.D69]/2" office:value-type="float" office:value="0.0565">
            <text:p>0.0565</text:p>
          </table:table-cell>
          <table:table-cell table:style-name="ce16" table:formula="of:=pi*[.D69]*[.D69]/4" office:value-type="float" office:value="0.010028749148422">
            <text:p>0.010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454729.422820894">
            <text:p>454729.4228</text:p>
          </table:table-cell>
          <table:table-cell table:style-name="ce11" table:formula="of:=INDIRECT(&quot;R8C&quot;&amp;COLUMN();0)/INDIRECT(&quot;R&quot;&amp;ROW()&amp;&quot;C6&quot;;0)" office:value-type="float" office:value="315784.321403399">
            <text:p>315784.3214</text:p>
          </table:table-cell>
          <table:table-cell table:style-name="ce11" table:formula="of:=INDIRECT(&quot;R8C&quot;&amp;COLUMN();0)/INDIRECT(&quot;R&quot;&amp;ROW()&amp;&quot;C6&quot;;0)" office:value-type="float" office:value="255785.300336753">
            <text:p>255785.3003</text:p>
          </table:table-cell>
          <table:table-cell table:style-name="ce11" table:formula="of:=INDIRECT(&quot;R8C&quot;&amp;COLUMN();0)/INDIRECT(&quot;R&quot;&amp;ROW()&amp;&quot;C6&quot;;0)" office:value-type="float" office:value="202101.965698175">
            <text:p>202101.9657</text:p>
          </table:table-cell>
          <table:table-cell table:style-name="ce11" table:formula="of:=INDIRECT(&quot;R8C&quot;&amp;COLUMN();0)/INDIRECT(&quot;R&quot;&amp;ROW()&amp;&quot;C6&quot;;0)" office:value-type="float" office:value="154734.317487665">
            <text:p>154734.3175</text:p>
          </table:table-cell>
          <table:table-cell table:style-name="ce11" table:formula="of:=INDIRECT(&quot;R8C&quot;&amp;COLUMN();0)/INDIRECT(&quot;R&quot;&amp;ROW()&amp;&quot;C6&quot;;0)" office:value-type="float" office:value="133418.875792936">
            <text:p>133418.8758</text:p>
          </table:table-cell>
          <table:table-cell table:style-name="ce11" table:formula="of:=INDIRECT(&quot;R8C&quot;&amp;COLUMN();0)/INDIRECT(&quot;R&quot;&amp;ROW()&amp;&quot;C6&quot;;0)" office:value-type="float" office:value="113682.355705224">
            <text:p>113682.3557</text:p>
          </table:table-cell>
          <table:table-cell table:style-name="ce11" table:formula="of:=INDIRECT(&quot;R8C&quot;&amp;COLUMN();0)/INDIRECT(&quot;R&quot;&amp;ROW()&amp;&quot;C6&quot;;0)" office:value-type="float" office:value="95524.7572245281">
            <text:p>95524.7572</text:p>
          </table:table-cell>
          <table:table-cell table:style-name="ce11" table:formula="of:=INDIRECT(&quot;R8C&quot;&amp;COLUMN();0)/INDIRECT(&quot;R&quot;&amp;ROW()&amp;&quot;C6&quot;;0)" office:value-type="float" office:value="78946.0803508497">
            <text:p>78946.0804</text:p>
          </table:table-cell>
          <table:table-cell table:style-name="ce11" table:formula="of:=INDIRECT(&quot;R8C&quot;&amp;COLUMN();0)/INDIRECT(&quot;R&quot;&amp;ROW()&amp;&quot;C6&quot;;0)" office:value-type="float" office:value="50525.4914245438">
            <text:p>50525.4914</text:p>
          </table:table-cell>
          <table:table-cell table:style-name="ce11" table:formula="of:=INDIRECT(&quot;R8C&quot;&amp;COLUMN();0)/INDIRECT(&quot;R&quot;&amp;ROW()&amp;&quot;C6&quot;;0)" office:value-type="float" office:value="38683.5793719163">
            <text:p>38683.5794</text:p>
          </table:table-cell>
          <table:table-cell table:style-name="ce11" table:formula="of:=INDIRECT(&quot;R8C&quot;&amp;COLUMN();0)/INDIRECT(&quot;R&quot;&amp;ROW()&amp;&quot;C6&quot;;0)" office:value-type="float" office:value="33354.718948234">
            <text:p>33354.7189</text:p>
          </table:table-cell>
          <table:table-cell table:style-name="ce11" table:formula="of:=INDIRECT(&quot;R8C&quot;&amp;COLUMN();0)/INDIRECT(&quot;R&quot;&amp;ROW()&amp;&quot;C6&quot;;0)" office:value-type="float" office:value="28420.5889263059">
            <text:p>28420.5889</text:p>
          </table:table-cell>
          <table:table-cell table:style-name="ce11" table:formula="of:=INDIRECT(&quot;R8C&quot;&amp;COLUMN();0)/INDIRECT(&quot;R&quot;&amp;ROW()&amp;&quot;C6&quot;;0)" office:value-type="float" office:value="19736.5200877124">
            <text:p>19736.5201</text:p>
          </table:table-cell>
          <table:table-cell table:style-name="ce11" table:formula="of:=INDIRECT(&quot;R8C&quot;&amp;COLUMN();0)/INDIRECT(&quot;R&quot;&amp;ROW()&amp;&quot;C6&quot;;0)" office:value-type="float" office:value="12631.372856136">
            <text:p>12631.3729</text:p>
          </table:table-cell>
          <table:table-cell table:style-name="ce11" table:formula="of:=INDIRECT(&quot;R8C&quot;&amp;COLUMN();0)/INDIRECT(&quot;R&quot;&amp;ROW()&amp;&quot;C6&quot;;0)" office:value-type="float" office:value="10691.1939854335">
            <text:p>10691.1940</text:p>
          </table:table-cell>
          <table:table-cell table:style-name="ce11" table:formula="of:=INDIRECT(&quot;R8C&quot;&amp;COLUMN();0)/INDIRECT(&quot;R&quot;&amp;ROW()&amp;&quot;C6&quot;;0)" office:value-type="float" office:value="8477.03156081134">
            <text:p>8477.0316</text:p>
          </table:table-cell>
          <table:table-cell table:style-name="ce11" table:formula="of:=INDIRECT(&quot;R8C&quot;&amp;COLUMN();0)/INDIRECT(&quot;R&quot;&amp;ROW()&amp;&quot;C6&quot;;0)" office:value-type="float" office:value="7105.14723157647">
            <text:p>7105.1472</text:p>
          </table:table-cell>
          <table:table-cell table:style-name="ce11" table:formula="of:=INDIRECT(&quot;R8C&quot;&amp;COLUMN();0)/INDIRECT(&quot;R&quot;&amp;ROW()&amp;&quot;C6&quot;;0)" office:value-type="float" office:value="6724">
            <text:p>6724.0000</text:p>
          </table:table-cell>
          <table:table-cell table:style-name="ce11" table:formula="of:=INDIRECT(&quot;R8C&quot;&amp;COLUMN();0)/INDIRECT(&quot;R&quot;&amp;ROW()&amp;&quot;C6&quot;;0)" office:value-type="float" office:value="5332.87681102671">
            <text:p>5332.8768</text:p>
          </table:table-cell>
          <table:table-cell table:style-name="ce11" table:formula="of:=INDIRECT(&quot;R8C&quot;&amp;COLUMN();0)/INDIRECT(&quot;R&quot;&amp;ROW()&amp;&quot;C6&quot;;0)" office:value-type="float" office:value="4934.13002192811">
            <text:p>4934.1300</text:p>
          </table:table-cell>
          <table:table-cell table:style-name="ce11" table:formula="of:=INDIRECT(&quot;R8C&quot;&amp;COLUMN();0)/INDIRECT(&quot;R&quot;&amp;ROW()&amp;&quot;C6&quot;;0)" office:value-type="float" office:value="4228.45203226564">
            <text:p>4228.4520</text:p>
          </table:table-cell>
          <table:table-cell table:style-name="ce11" table:formula="of:=INDIRECT(&quot;R8C&quot;&amp;COLUMN();0)/INDIRECT(&quot;R&quot;&amp;ROW()&amp;&quot;C6&quot;;0)" office:value-type="float" office:value="3353.74234474117">
            <text:p>3353.7423</text:p>
          </table:table-cell>
          <table:table-cell table:style-name="ce11" table:formula="of:=INDIRECT(&quot;R8C&quot;&amp;COLUMN();0)/INDIRECT(&quot;R&quot;&amp;ROW()&amp;&quot;C6&quot;;0)" office:value-type="float" office:value="3157.84321403399">
            <text:p>3157.8432</text:p>
          </table:table-cell>
          <table:table-cell table:style-name="ce11" table:formula="of:=INDIRECT(&quot;R8C&quot;&amp;COLUMN();0)/INDIRECT(&quot;R&quot;&amp;ROW()&amp;&quot;C6&quot;;0)" office:value-type="float" office:value="2659.09068838593">
            <text:p>2659.0907</text:p>
          </table:table-cell>
          <table:table-cell table:style-name="ce11" table:formula="of:=INDIRECT(&quot;R8C&quot;&amp;COLUMN();0)/INDIRECT(&quot;R&quot;&amp;ROW()&amp;&quot;C6&quot;;0)" office:value-type="float" office:value="2108.67890985982">
            <text:p>2108.6789</text:p>
          </table:table-cell>
          <table:table-cell table:style-name="ce11" table:formula="of:=INDIRECT(&quot;R8C&quot;&amp;COLUMN();0)/INDIRECT(&quot;R&quot;&amp;ROW()&amp;&quot;C6&quot;;0)" office:value-type="float" office:value="1776.28680789412">
            <text:p>1776.2868</text:p>
          </table:table-cell>
          <table:table-cell table:style-name="ce11" table:formula="of:=INDIRECT(&quot;R8C&quot;&amp;COLUMN();0)/INDIRECT(&quot;R&quot;&amp;ROW()&amp;&quot;C6&quot;;0)" office:value-type="float" office:value="1672.30331271047">
            <text:p>1672.3033</text:p>
          </table:table-cell>
          <table:table-cell table:style-name="ce11" table:formula="of:=INDIRECT(&quot;R8C&quot;&amp;COLUMN();0)/INDIRECT(&quot;R&quot;&amp;ROW()&amp;&quot;C6&quot;;0)" office:value-type="float" office:value="1326.11989975722">
            <text:p>1326.1199</text:p>
          </table:table-cell>
          <table:table-cell table:style-name="ce11" table:formula="of:=INDIRECT(&quot;R8C&quot;&amp;COLUMN();0)/INDIRECT(&quot;R&quot;&amp;ROW()&amp;&quot;C6&quot;;0)" office:value-type="float" office:value="1051.94024590806">
            <text:p>1051.9402</text:p>
          </table:table-cell>
          <table:table-cell table:style-name="ce11" table:formula="of:=INDIRECT(&quot;R8C&quot;&amp;COLUMN();0)/INDIRECT(&quot;R&quot;&amp;ROW()&amp;&quot;C6&quot;;0)" office:value-type="float" office:value="834.340668807267">
            <text:p>834.3407</text:p>
          </table:table-cell>
          <table:table-cell table:style-name="ce11" table:formula="of:=INDIRECT(&quot;R8C&quot;&amp;COLUMN();0)/INDIRECT(&quot;R&quot;&amp;ROW()&amp;&quot;C6&quot;;0)" office:value-type="float" office:value="661.354530503563">
            <text:p>661.3545</text:p>
          </table:table-cell>
          <table:table-cell table:style-name="ce11" table:formula="of:=INDIRECT(&quot;R8C&quot;&amp;COLUMN();0)/INDIRECT(&quot;R&quot;&amp;ROW()&amp;&quot;C6&quot;;0)" office:value-type="float" office:value="524.531599968674">
            <text:p>524.5316</text:p>
          </table:table-cell>
          <table:table-cell table:style-name="ce11" table:formula="of:=INDIRECT(&quot;R8C&quot;&amp;COLUMN();0)/INDIRECT(&quot;R&quot;&amp;ROW()&amp;&quot;C6&quot;;0)" office:value-type="float" office:value="416.087790743206">
            <text:p>416.0878</text:p>
          </table:table-cell>
          <table:table-cell table:style-name="ce11" table:formula="of:=INDIRECT(&quot;R8C&quot;&amp;COLUMN();0)/INDIRECT(&quot;R&quot;&amp;ROW()&amp;&quot;C6&quot;;0)" office:value-type="float" office:value="330.081368940402">
            <text:p>330.0814</text:p>
          </table:table-cell>
          <table:table-cell table:style-name="ce11" table:formula="of:=INDIRECT(&quot;R8C&quot;&amp;COLUMN();0)/INDIRECT(&quot;R&quot;&amp;ROW()&amp;&quot;C6&quot;;0)" office:value-type="float" office:value="261.695042681494">
            <text:p>261.6950</text:p>
          </table:table-cell>
          <table:table-cell table:style-name="ce11" table:formula="of:=INDIRECT(&quot;R8C&quot;&amp;COLUMN();0)/INDIRECT(&quot;R&quot;&amp;ROW()&amp;&quot;C6&quot;;0)" office:value-type="float" office:value="207.563943926697">
            <text:p>207.5639</text:p>
          </table:table-cell>
          <table:table-cell table:style-name="ce11" table:formula="of:=INDIRECT(&quot;R8C&quot;&amp;COLUMN();0)/INDIRECT(&quot;R&quot;&amp;ROW()&amp;&quot;C6&quot;;0)" office:value-type="float" office:value="164.656590179341">
            <text:p>164.6566</text:p>
          </table:table-cell>
          <table:table-cell table:style-name="ce11" table:formula="of:=INDIRECT(&quot;R8C&quot;&amp;COLUMN();0)/INDIRECT(&quot;R&quot;&amp;ROW()&amp;&quot;C6&quot;;0)" office:value-type="float" office:value="130.525569739212">
            <text:p>130.5256</text:p>
          </table:table-cell>
          <table:table-cell table:style-name="ce11" table:formula="of:=INDIRECT(&quot;R8C&quot;&amp;COLUMN();0)/INDIRECT(&quot;R&quot;&amp;ROW()&amp;&quot;C6&quot;;0)" office:value-type="float" office:value="103.571148876184">
            <text:p>103.5711</text:p>
          </table:table-cell>
          <table:table-cell table:style-name="ce11" table:formula="of:=INDIRECT(&quot;R8C&quot;&amp;COLUMN();0)/INDIRECT(&quot;R&quot;&amp;ROW()&amp;&quot;C6&quot;;0)" office:value-type="float" office:value="82.1188816665361">
            <text:p>82.1189</text:p>
          </table:table-cell>
          <table:table-cell table:style-name="ce11" table:formula="of:=INDIRECT(&quot;R8C&quot;&amp;COLUMN();0)/INDIRECT(&quot;R&quot;&amp;ROW()&amp;&quot;C6&quot;;0)" office:value-type="float" office:value="65.1377555016054">
            <text:p>65.1378</text:p>
          </table:table-cell>
          <table:table-cell table:style-name="ce11" table:formula="of:=INDIRECT(&quot;R8C&quot;&amp;COLUMN();0)/INDIRECT(&quot;R&quot;&amp;ROW()&amp;&quot;C6&quot;;0)" office:value-type="float" office:value="51.6363066802412">
            <text:p>51.6363</text:p>
          </table:table-cell>
          <table:table-cell table:style-name="ce11" table:formula="of:=INDIRECT(&quot;R8C&quot;&amp;COLUMN();0)/INDIRECT(&quot;R&quot;&amp;ROW()&amp;&quot;C6&quot;;0)" office:value-type="float" office:value="40.9373482653301">
            <text:p>40.9373</text:p>
          </table:table-cell>
          <table:table-cell table:style-name="ce11" table:formula="of:=INDIRECT(&quot;R8C&quot;&amp;COLUMN();0)/INDIRECT(&quot;R&quot;&amp;ROW()&amp;&quot;C6&quot;;0)" office:value-type="float" office:value="32.4799122875715">
            <text:p>32.4799</text:p>
          </table:table-cell>
          <table:table-cell table:style-name="ce11" table:formula="of:=INDIRECT(&quot;R8C&quot;&amp;COLUMN();0)/INDIRECT(&quot;R&quot;&amp;ROW()&amp;&quot;C6&quot;;0)" office:value-type="float" office:value="25.7129767405435">
            <text:p>25.7130</text:p>
          </table:table-cell>
          <table:table-cell table:style-name="ce11" table:formula="of:=INDIRECT(&quot;R8C&quot;&amp;COLUMN();0)/INDIRECT(&quot;R&quot;&amp;ROW()&amp;&quot;C6&quot;;0)" office:value-type="float" office:value="20.4496045109249">
            <text:p>20.4496</text:p>
          </table:table-cell>
          <table:table-cell table:style-name="ce11" table:formula="of:=INDIRECT(&quot;R8C&quot;&amp;COLUMN();0)/INDIRECT(&quot;R&quot;&amp;ROW()&amp;&quot;C6&quot;;0)" office:value-type="float" office:value="16.213094212546">
            <text:p>16.2131</text:p>
          </table:table-cell>
          <table:table-cell table:style-name="ce11" table:formula="of:=INDIRECT(&quot;R8C&quot;&amp;COLUMN();0)/INDIRECT(&quot;R&quot;&amp;ROW()&amp;&quot;C6&quot;;0)" office:value-type="float" office:value="12.8455634740387">
            <text:p>12.8456</text:p>
          </table:table-cell>
          <table:table-cell table:style-name="ce11" table:formula="of:=INDIRECT(&quot;R8C&quot;&amp;COLUMN();0)/INDIRECT(&quot;R&quot;&amp;ROW()&amp;&quot;C6&quot;;0)" office:value-type="float" office:value="10.2060458923956">
            <text:p>10.2060</text:p>
          </table:table-cell>
          <table:table-cell table:style-name="ce11" table:formula="of:=INDIRECT(&quot;R8C&quot;&amp;COLUMN();0)/INDIRECT(&quot;R&quot;&amp;ROW()&amp;&quot;C6&quot;;0)" office:value-type="float" office:value="8.06962174015193">
            <text:p>8.0696</text:p>
          </table:table-cell>
          <table:table-cell table:style-name="ce11" table:formula="of:=INDIRECT(&quot;R8C&quot;&amp;COLUMN();0)/INDIRECT(&quot;R&quot;&amp;ROW()&amp;&quot;C6&quot;;0)" office:value-type="float" office:value="6.4058266113243">
            <text:p>6.4058</text:p>
          </table:table-cell>
          <table:table-cell table:style-name="ce11" table:formula="of:=INDIRECT(&quot;R8C&quot;&amp;COLUMN();0)/INDIRECT(&quot;R&quot;&amp;ROW()&amp;&quot;C6&quot;;0)" office:value-type="float" office:value="5.09241130863811">
            <text:p>5.0924</text:p>
          </table:table-cell>
          <table:table-cell table:style-name="ce11" table:formula="of:=INDIRECT(&quot;R8C&quot;&amp;COLUMN();0)/INDIRECT(&quot;R&quot;&amp;ROW()&amp;&quot;C6&quot;;0)" office:value-type="float" office:value="4.03547654475683">
            <text:p>4.0355</text:p>
          </table:table-cell>
          <table:table-cell table:style-name="ce11" table:formula="of:=INDIRECT(&quot;R8C&quot;&amp;COLUMN();0)/INDIRECT(&quot;R&quot;&amp;ROW()&amp;&quot;C6&quot;;0)" office:value-type="float" office:value="3.19555172683844">
            <text:p>3.1956</text:p>
          </table:table-cell>
          <table:table-cell table:style-name="ce11" table:formula="of:=INDIRECT(&quot;R8C&quot;&amp;COLUMN();0)/INDIRECT(&quot;R&quot;&amp;ROW()&amp;&quot;C6&quot;;0)" office:value-type="float" office:value="2.5373952541311">
            <text:p>2.5374</text:p>
          </table:table-cell>
          <table:table-cell table:style-name="ce11" table:formula="of:=INDIRECT(&quot;R8C&quot;&amp;COLUMN();0)/INDIRECT(&quot;R&quot;&amp;ROW()&amp;&quot;C6&quot;;0)" office:value-type="float" office:value="2.00485550943692">
            <text:p>2.0049</text:p>
          </table:table-cell>
          <table:table-cell table:style-name="ce11" table:formula="of:=INDIRECT(&quot;R8C&quot;&amp;COLUMN();0)/INDIRECT(&quot;R&quot;&amp;ROW()&amp;&quot;C6&quot;;0)" office:value-type="float" office:value="1.60145665283108">
            <text:p>1.6015</text:p>
          </table:table-cell>
          <table:table-cell table:style-name="ce11" table:formula="of:=INDIRECT(&quot;R8C&quot;&amp;COLUMN();0)/INDIRECT(&quot;R&quot;&amp;ROW()&amp;&quot;C6&quot;;0)" office:value-type="float" office:value="1.2631372856136">
            <text:p>1.2631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8887931709609">
            <text:p>0.7989</text:p>
          </table:table-cell>
          <table:table-cell table:style-name="ce11" table:formula="of:=INDIRECT(&quot;R8C&quot;&amp;COLUMN();0)/INDIRECT(&quot;R&quot;&amp;ROW()&amp;&quot;C6&quot;;0)" office:value-type="float" office:value="0.630126869762707">
            <text:p>0.6301</text:p>
          </table:table-cell>
          <table:table-cell table:style-name="ce11" table:formula="of:=INDIRECT(&quot;R8C&quot;&amp;COLUMN();0)/INDIRECT(&quot;R&quot;&amp;ROW()&amp;&quot;C6&quot;;0)" office:value-type="float" office:value="0.499961625812515">
            <text:p>0.5000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69])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9" office:value-type="float" office:value="0.00397">
            <text:p>0.0040</text:p>
          </table:table-cell>
          <table:table-cell table:style-name="ce13" office:value-type="float" office:value="0.101">
            <text:p>0.1010</text:p>
          </table:table-cell>
          <table:table-cell table:style-name="ce14" table:formula="of:=[.D70]/2" office:value-type="float" office:value="0.0505">
            <text:p>0.0505</text:p>
          </table:table-cell>
          <table:table-cell table:style-name="ce16" table:formula="of:=pi*[.D70]*[.D70]/4" office:value-type="float" office:value="0.00801184666481736">
            <text:p>0.008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569203.019311832">
            <text:p>569203.0193</text:p>
          </table:table-cell>
          <table:table-cell table:style-name="ce11" table:formula="of:=INDIRECT(&quot;R8C&quot;&amp;COLUMN();0)/INDIRECT(&quot;R&quot;&amp;ROW()&amp;&quot;C6&quot;;0)" office:value-type="float" office:value="395279.874522106">
            <text:p>395279.8745</text:p>
          </table:table-cell>
          <table:table-cell table:style-name="ce11" table:formula="of:=INDIRECT(&quot;R8C&quot;&amp;COLUMN();0)/INDIRECT(&quot;R&quot;&amp;ROW()&amp;&quot;C6&quot;;0)" office:value-type="float" office:value="320176.698362906">
            <text:p>320176.6984</text:p>
          </table:table-cell>
          <table:table-cell table:style-name="ce11" table:formula="of:=INDIRECT(&quot;R8C&quot;&amp;COLUMN();0)/INDIRECT(&quot;R&quot;&amp;ROW()&amp;&quot;C6&quot;;0)" office:value-type="float" office:value="252979.119694148">
            <text:p>252979.1197</text:p>
          </table:table-cell>
          <table:table-cell table:style-name="ce11" table:formula="of:=INDIRECT(&quot;R8C&quot;&amp;COLUMN();0)/INDIRECT(&quot;R&quot;&amp;ROW()&amp;&quot;C6&quot;;0)" office:value-type="float" office:value="193687.138515832">
            <text:p>193687.1385</text:p>
          </table:table-cell>
          <table:table-cell table:style-name="ce11" table:formula="of:=INDIRECT(&quot;R8C&quot;&amp;COLUMN();0)/INDIRECT(&quot;R&quot;&amp;ROW()&amp;&quot;C6&quot;;0)" office:value-type="float" office:value="167005.74698559">
            <text:p>167005.7470</text:p>
          </table:table-cell>
          <table:table-cell table:style-name="ce11" table:formula="of:=INDIRECT(&quot;R8C&quot;&amp;COLUMN();0)/INDIRECT(&quot;R&quot;&amp;ROW()&amp;&quot;C6&quot;;0)" office:value-type="float" office:value="142300.754827958">
            <text:p>142300.7548</text:p>
          </table:table-cell>
          <table:table-cell table:style-name="ce11" table:formula="of:=INDIRECT(&quot;R8C&quot;&amp;COLUMN();0)/INDIRECT(&quot;R&quot;&amp;ROW()&amp;&quot;C6&quot;;0)" office:value-type="float" office:value="119572.162042937">
            <text:p>119572.1620</text:p>
          </table:table-cell>
          <table:table-cell table:style-name="ce11" table:formula="of:=INDIRECT(&quot;R8C&quot;&amp;COLUMN();0)/INDIRECT(&quot;R&quot;&amp;ROW()&amp;&quot;C6&quot;;0)" office:value-type="float" office:value="98819.9686305264">
            <text:p>98819.9686</text:p>
          </table:table-cell>
          <table:table-cell table:style-name="ce11" table:formula="of:=INDIRECT(&quot;R8C&quot;&amp;COLUMN();0)/INDIRECT(&quot;R&quot;&amp;ROW()&amp;&quot;C6&quot;;0)" office:value-type="float" office:value="63244.7799235369">
            <text:p>63244.7799</text:p>
          </table:table-cell>
          <table:table-cell table:style-name="ce11" table:formula="of:=INDIRECT(&quot;R8C&quot;&amp;COLUMN();0)/INDIRECT(&quot;R&quot;&amp;ROW()&amp;&quot;C6&quot;;0)" office:value-type="float" office:value="48421.7846289579">
            <text:p>48421.7846</text:p>
          </table:table-cell>
          <table:table-cell table:style-name="ce11" table:formula="of:=INDIRECT(&quot;R8C&quot;&amp;COLUMN();0)/INDIRECT(&quot;R&quot;&amp;ROW()&amp;&quot;C6&quot;;0)" office:value-type="float" office:value="41751.4367463974">
            <text:p>41751.4367</text:p>
          </table:table-cell>
          <table:table-cell table:style-name="ce11" table:formula="of:=INDIRECT(&quot;R8C&quot;&amp;COLUMN();0)/INDIRECT(&quot;R&quot;&amp;ROW()&amp;&quot;C6&quot;;0)" office:value-type="float" office:value="35575.1887069895">
            <text:p>35575.1887</text:p>
          </table:table-cell>
          <table:table-cell table:style-name="ce11" table:formula="of:=INDIRECT(&quot;R8C&quot;&amp;COLUMN();0)/INDIRECT(&quot;R&quot;&amp;ROW()&amp;&quot;C6&quot;;0)" office:value-type="float" office:value="24704.9921576316">
            <text:p>24704.9922</text:p>
          </table:table-cell>
          <table:table-cell table:style-name="ce11" table:formula="of:=INDIRECT(&quot;R8C&quot;&amp;COLUMN();0)/INDIRECT(&quot;R&quot;&amp;ROW()&amp;&quot;C6&quot;;0)" office:value-type="float" office:value="15811.1949808842">
            <text:p>15811.1950</text:p>
          </table:table-cell>
          <table:table-cell table:style-name="ce11" table:formula="of:=INDIRECT(&quot;R8C&quot;&amp;COLUMN();0)/INDIRECT(&quot;R&quot;&amp;ROW()&amp;&quot;C6&quot;;0)" office:value-type="float" office:value="13382.5954318204">
            <text:p>13382.5954</text:p>
          </table:table-cell>
          <table:table-cell table:style-name="ce11" table:formula="of:=INDIRECT(&quot;R8C&quot;&amp;COLUMN();0)/INDIRECT(&quot;R&quot;&amp;ROW()&amp;&quot;C6&quot;;0)" office:value-type="float" office:value="10611.03970199">
            <text:p>10611.0397</text:p>
          </table:table-cell>
          <table:table-cell table:style-name="ce11" table:formula="of:=INDIRECT(&quot;R8C&quot;&amp;COLUMN();0)/INDIRECT(&quot;R&quot;&amp;ROW()&amp;&quot;C6&quot;;0)" office:value-type="float" office:value="8893.79717674738">
            <text:p>8893.7972</text:p>
          </table:table-cell>
          <table:table-cell table:style-name="ce11" table:formula="of:=INDIRECT(&quot;R8C&quot;&amp;COLUMN();0)/INDIRECT(&quot;R&quot;&amp;ROW()&amp;&quot;C6&quot;;0)" office:value-type="float" office:value="8416.69993137928">
            <text:p>8416.6999</text:p>
          </table:table-cell>
          <table:table-cell table:style-name="ce11" table:formula="of:=INDIRECT(&quot;R8C&quot;&amp;COLUMN();0)/INDIRECT(&quot;R&quot;&amp;ROW()&amp;&quot;C6&quot;;0)" office:value-type="float" office:value="6675.37535535732">
            <text:p>6675.3754</text:p>
          </table:table-cell>
          <table:table-cell table:style-name="ce11" table:formula="of:=INDIRECT(&quot;R8C&quot;&amp;COLUMN();0)/INDIRECT(&quot;R&quot;&amp;ROW()&amp;&quot;C6&quot;;0)" office:value-type="float" office:value="6176.2480394079">
            <text:p>6176.2480</text:p>
          </table:table-cell>
          <table:table-cell table:style-name="ce11" table:formula="of:=INDIRECT(&quot;R8C&quot;&amp;COLUMN();0)/INDIRECT(&quot;R&quot;&amp;ROW()&amp;&quot;C6&quot;;0)" office:value-type="float" office:value="5292.9226546417">
            <text:p>5292.9227</text:p>
          </table:table-cell>
          <table:table-cell table:style-name="ce11" table:formula="of:=INDIRECT(&quot;R8C&quot;&amp;COLUMN();0)/INDIRECT(&quot;R&quot;&amp;ROW()&amp;&quot;C6&quot;;0)" office:value-type="float" office:value="4198.01352808548">
            <text:p>4198.0135</text:p>
          </table:table-cell>
          <table:table-cell table:style-name="ce11" table:formula="of:=INDIRECT(&quot;R8C&quot;&amp;COLUMN();0)/INDIRECT(&quot;R&quot;&amp;ROW()&amp;&quot;C6&quot;;0)" office:value-type="float" office:value="3952.79874522106">
            <text:p>3952.7987</text:p>
          </table:table-cell>
          <table:table-cell table:style-name="ce11" table:formula="of:=INDIRECT(&quot;R8C&quot;&amp;COLUMN();0)/INDIRECT(&quot;R&quot;&amp;ROW()&amp;&quot;C6&quot;;0)" office:value-type="float" office:value="3328.49024605431">
            <text:p>3328.4902</text:p>
          </table:table-cell>
          <table:table-cell table:style-name="ce11" table:formula="of:=INDIRECT(&quot;R8C&quot;&amp;COLUMN();0)/INDIRECT(&quot;R&quot;&amp;ROW()&amp;&quot;C6&quot;;0)" office:value-type="float" office:value="2639.5177923733">
            <text:p>2639.5178</text:p>
          </table:table-cell>
          <table:table-cell table:style-name="ce11" table:formula="of:=INDIRECT(&quot;R8C&quot;&amp;COLUMN();0)/INDIRECT(&quot;R&quot;&amp;ROW()&amp;&quot;C6&quot;;0)" office:value-type="float" office:value="2223.44929418684">
            <text:p>2223.4493</text:p>
          </table:table-cell>
          <table:table-cell table:style-name="ce11" table:formula="of:=INDIRECT(&quot;R8C&quot;&amp;COLUMN();0)/INDIRECT(&quot;R&quot;&amp;ROW()&amp;&quot;C6&quot;;0)" office:value-type="float" office:value="2093.28899127537">
            <text:p>2093.2890</text:p>
          </table:table-cell>
          <table:table-cell table:style-name="ce11" table:formula="of:=INDIRECT(&quot;R8C&quot;&amp;COLUMN();0)/INDIRECT(&quot;R&quot;&amp;ROW()&amp;&quot;C6&quot;;0)" office:value-type="float" office:value="1659.95735712185">
            <text:p>1659.9574</text:p>
          </table:table-cell>
          <table:table-cell table:style-name="ce11" table:formula="of:=INDIRECT(&quot;R8C&quot;&amp;COLUMN();0)/INDIRECT(&quot;R&quot;&amp;ROW()&amp;&quot;C6&quot;;0)" office:value-type="float" office:value="1316.75571022449">
            <text:p>1316.7557</text:p>
          </table:table-cell>
          <table:table-cell table:style-name="ce11" table:formula="of:=INDIRECT(&quot;R8C&quot;&amp;COLUMN();0)/INDIRECT(&quot;R&quot;&amp;ROW()&amp;&quot;C6&quot;;0)" office:value-type="float" office:value="1044.37761003823">
            <text:p>1044.3776</text:p>
          </table:table-cell>
          <table:table-cell table:style-name="ce11" table:formula="of:=INDIRECT(&quot;R8C&quot;&amp;COLUMN();0)/INDIRECT(&quot;R&quot;&amp;ROW()&amp;&quot;C6&quot;;0)" office:value-type="float" office:value="827.843936868934">
            <text:p>827.8439</text:p>
          </table:table-cell>
          <table:table-cell table:style-name="ce11" table:formula="of:=INDIRECT(&quot;R8C&quot;&amp;COLUMN();0)/INDIRECT(&quot;R&quot;&amp;ROW()&amp;&quot;C6&quot;;0)" office:value-type="float" office:value="656.577198313891">
            <text:p>656.5772</text:p>
          </table:table-cell>
          <table:table-cell table:style-name="ce11" table:formula="of:=INDIRECT(&quot;R8C&quot;&amp;COLUMN();0)/INDIRECT(&quot;R&quot;&amp;ROW()&amp;&quot;C6&quot;;0)" office:value-type="float" office:value="520.833741790021">
            <text:p>520.8337</text:p>
          </table:table-cell>
          <table:table-cell table:style-name="ce11" table:formula="of:=INDIRECT(&quot;R8C&quot;&amp;COLUMN();0)/INDIRECT(&quot;R&quot;&amp;ROW()&amp;&quot;C6&quot;;0)" office:value-type="float" office:value="413.176061170473">
            <text:p>413.1761</text:p>
          </table:table-cell>
          <table:table-cell table:style-name="ce11" table:formula="of:=INDIRECT(&quot;R8C&quot;&amp;COLUMN();0)/INDIRECT(&quot;R&quot;&amp;ROW()&amp;&quot;C6&quot;;0)" office:value-type="float" office:value="327.574159396138">
            <text:p>327.5742</text:p>
          </table:table-cell>
          <table:table-cell table:style-name="ce11" table:formula="of:=INDIRECT(&quot;R8C&quot;&amp;COLUMN();0)/INDIRECT(&quot;R&quot;&amp;ROW()&amp;&quot;C6&quot;;0)" office:value-type="float" office:value="259.816096461131">
            <text:p>259.8161</text:p>
          </table:table-cell>
          <table:table-cell table:style-name="ce11" table:formula="of:=INDIRECT(&quot;R8C&quot;&amp;COLUMN();0)/INDIRECT(&quot;R&quot;&amp;ROW()&amp;&quot;C6&quot;;0)" office:value-type="float" office:value="206.107244387805">
            <text:p>206.1072</text:p>
          </table:table-cell>
          <table:table-cell table:style-name="ce11" table:formula="of:=INDIRECT(&quot;R8C&quot;&amp;COLUMN();0)/INDIRECT(&quot;R&quot;&amp;ROW()&amp;&quot;C6&quot;;0)" office:value-type="float" office:value="163.384079992158">
            <text:p>163.3841</text:p>
          </table:table-cell>
          <table:table-cell table:style-name="ce11" table:formula="of:=INDIRECT(&quot;R8C&quot;&amp;COLUMN();0)/INDIRECT(&quot;R&quot;&amp;ROW()&amp;&quot;C6&quot;;0)" office:value-type="float" office:value="129.644152534065">
            <text:p>129.6442</text:p>
          </table:table-cell>
          <table:table-cell table:style-name="ce11" table:formula="of:=INDIRECT(&quot;R8C&quot;&amp;COLUMN();0)/INDIRECT(&quot;R&quot;&amp;ROW()&amp;&quot;C6&quot;;0)" office:value-type="float" office:value="102.791491030291">
            <text:p>102.7915</text:p>
          </table:table-cell>
          <table:table-cell table:style-name="ce11" table:formula="of:=INDIRECT(&quot;R8C&quot;&amp;COLUMN();0)/INDIRECT(&quot;R&quot;&amp;ROW()&amp;&quot;C6&quot;;0)" office:value-type="float" office:value="81.535535731791">
            <text:p>81.5355</text:p>
          </table:table-cell>
          <table:table-cell table:style-name="ce11" table:formula="of:=INDIRECT(&quot;R8C&quot;&amp;COLUMN();0)/INDIRECT(&quot;R&quot;&amp;ROW()&amp;&quot;C6&quot;;0)" office:value-type="float" office:value="64.6352318400157">
            <text:p>64.6352</text:p>
          </table:table-cell>
          <table:table-cell table:style-name="ce11" table:formula="of:=INDIRECT(&quot;R8C&quot;&amp;COLUMN();0)/INDIRECT(&quot;R&quot;&amp;ROW()&amp;&quot;C6&quot;;0)" office:value-type="float" office:value="51.242917361043">
            <text:p>51.2429</text:p>
          </table:table-cell>
          <table:table-cell table:style-name="ce11" table:formula="of:=INDIRECT(&quot;R8C&quot;&amp;COLUMN();0)/INDIRECT(&quot;R&quot;&amp;ROW()&amp;&quot;C6&quot;;0)" office:value-type="float" office:value="40.6564062346829">
            <text:p>40.6564</text:p>
          </table:table-cell>
          <table:table-cell table:style-name="ce11" table:formula="of:=INDIRECT(&quot;R8C&quot;&amp;COLUMN();0)/INDIRECT(&quot;R&quot;&amp;ROW()&amp;&quot;C6&quot;;0)" office:value-type="float" office:value="32.1859621605725">
            <text:p>32.1860</text:p>
          </table:table-cell>
          <table:table-cell table:style-name="ce11" table:formula="of:=INDIRECT(&quot;R8C&quot;&amp;COLUMN();0)/INDIRECT(&quot;R&quot;&amp;ROW()&amp;&quot;C6&quot;;0)" office:value-type="float" office:value="25.5975884717185">
            <text:p>25.5976</text:p>
          </table:table-cell>
          <table:table-cell table:style-name="ce11" table:formula="of:=INDIRECT(&quot;R8C&quot;&amp;COLUMN();0)/INDIRECT(&quot;R&quot;&amp;ROW()&amp;&quot;C6&quot;;0)" office:value-type="float" office:value="20.2945789628468">
            <text:p>20.2946</text:p>
          </table:table-cell>
          <table:table-cell table:style-name="ce11" table:formula="of:=INDIRECT(&quot;R8C&quot;&amp;COLUMN();0)/INDIRECT(&quot;R&quot;&amp;ROW()&amp;&quot;C6&quot;;0)" office:value-type="float" office:value="16.079305950397">
            <text:p>16.0793</text:p>
          </table:table-cell>
          <table:table-cell table:style-name="ce11" table:formula="of:=INDIRECT(&quot;R8C&quot;&amp;COLUMN();0)/INDIRECT(&quot;R&quot;&amp;ROW()&amp;&quot;C6&quot;;0)" office:value-type="float" office:value="12.7753161454759">
            <text:p>12.7753</text:p>
          </table:table-cell>
          <table:table-cell table:style-name="ce11" table:formula="of:=INDIRECT(&quot;R8C&quot;&amp;COLUMN();0)/INDIRECT(&quot;R&quot;&amp;ROW()&amp;&quot;C6&quot;;0)" office:value-type="float" office:value="10.1010685226939">
            <text:p>10.1011</text:p>
          </table:table-cell>
          <table:table-cell table:style-name="ce11" table:formula="of:=INDIRECT(&quot;R8C&quot;&amp;COLUMN();0)/INDIRECT(&quot;R&quot;&amp;ROW()&amp;&quot;C6&quot;;0)" office:value-type="float" office:value="8.01842956572885">
            <text:p>8.0184</text:p>
          </table:table-cell>
          <table:table-cell table:style-name="ce11" table:formula="of:=INDIRECT(&quot;R8C&quot;&amp;COLUMN();0)/INDIRECT(&quot;R&quot;&amp;ROW()&amp;&quot;C6&quot;;0)" office:value-type="float" office:value="6.3743750612685">
            <text:p>6.3744</text:p>
          </table:table-cell>
          <table:table-cell table:style-name="ce11" table:formula="of:=INDIRECT(&quot;R8C&quot;&amp;COLUMN();0)/INDIRECT(&quot;R&quot;&amp;ROW()&amp;&quot;C6&quot;;0)" office:value-type="float" office:value="5.05136751298892">
            <text:p>5.0514</text:p>
          </table:table-cell>
          <table:table-cell table:style-name="ce11" table:formula="of:=INDIRECT(&quot;R8C&quot;&amp;COLUMN();0)/INDIRECT(&quot;R&quot;&amp;ROW()&amp;&quot;C6&quot;;0)" office:value-type="float" office:value="4">
            <text:p>4.0000</text:p>
          </table:table-cell>
          <table:table-cell table:style-name="ce11" table:formula="of:=INDIRECT(&quot;R8C&quot;&amp;COLUMN();0)/INDIRECT(&quot;R&quot;&amp;ROW()&amp;&quot;C6&quot;;0)" office:value-type="float" office:value="3.17615920007842">
            <text:p>3.1762</text:p>
          </table:table-cell>
          <table:table-cell table:style-name="ce11" table:formula="of:=INDIRECT(&quot;R8C&quot;&amp;COLUMN();0)/INDIRECT(&quot;R&quot;&amp;ROW()&amp;&quot;C6&quot;;0)" office:value-type="float" office:value="2.50955788648172">
            <text:p>2.5096</text:p>
          </table:table-cell>
          <table:table-cell table:style-name="ce11" table:formula="of:=INDIRECT(&quot;R8C&quot;&amp;COLUMN();0)/INDIRECT(&quot;R&quot;&amp;ROW()&amp;&quot;C6&quot;;0)" office:value-type="float" office:value="2.00460739143221">
            <text:p>2.0046</text:p>
          </table:table-cell>
          <table:table-cell table:style-name="ce11" table:formula="of:=INDIRECT(&quot;R8C&quot;&amp;COLUMN();0)/INDIRECT(&quot;R&quot;&amp;ROW()&amp;&quot;C6&quot;;0)" office:value-type="float" office:value="1.58111949808842">
            <text:p>1.5811</text:p>
          </table:table-cell>
          <table:table-cell table:style-name="ce11" table:formula="of:=INDIRECT(&quot;R8C&quot;&amp;COLUMN();0)/INDIRECT(&quot;R&quot;&amp;ROW()&amp;&quot;C6&quot;;0)" office:value-type="float" office:value="1.2517400254877">
            <text:p>1.2517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88755024017253">
            <text:p>0.7888</text:p>
          </table:table-cell>
          <table:table-cell table:style-name="ce11" table:formula="of:=INDIRECT(&quot;R8C&quot;&amp;COLUMN();0)/INDIRECT(&quot;R&quot;&amp;ROW()&amp;&quot;C6&quot;;0)" office:value-type="float" office:value="0.625821978237428">
            <text:p>0.6258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70])+1" office:value-type="float" office:value="62">
            <text:p>62</text:p>
          </table:table-cell>
          <table:table-cell table:style-name="ce6" office:value-type="float" office:value="39">
            <text:p>39</text:p>
          </table:table-cell>
          <table:table-cell table:style-name="ce9" office:value-type="float" office:value="0.00353">
            <text:p>0.0035</text:p>
          </table:table-cell>
          <table:table-cell table:style-name="ce13" office:value-type="float" office:value="0.0897">
            <text:p>0.0897</text:p>
          </table:table-cell>
          <table:table-cell table:style-name="ce14" table:formula="of:=[.D71]/2" office:value-type="float" office:value="0.04485">
            <text:p>0.0449</text:p>
          </table:table-cell>
          <table:table-cell table:style-name="ce16" table:formula="of:=pi*[.D71]*[.D71]/4" office:value-type="float" office:value="0.00631938430853057">
            <text:p>0.0063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721647.408865672">
            <text:p>721647.4089</text:p>
          </table:table-cell>
          <table:table-cell table:style-name="ce11" table:formula="of:=INDIRECT(&quot;R8C&quot;&amp;COLUMN();0)/INDIRECT(&quot;R&quot;&amp;ROW()&amp;&quot;C6&quot;;0)" office:value-type="float" office:value="501144.033934495">
            <text:p>501144.0339</text:p>
          </table:table-cell>
          <table:table-cell table:style-name="ce11" table:formula="of:=INDIRECT(&quot;R8C&quot;&amp;COLUMN();0)/INDIRECT(&quot;R&quot;&amp;ROW()&amp;&quot;C6&quot;;0)" office:value-type="float" office:value="405926.667486941">
            <text:p>405926.6675</text:p>
          </table:table-cell>
          <table:table-cell table:style-name="ce11" table:formula="of:=INDIRECT(&quot;R8C&quot;&amp;COLUMN();0)/INDIRECT(&quot;R&quot;&amp;ROW()&amp;&quot;C6&quot;;0)" office:value-type="float" office:value="320732.181718077">
            <text:p>320732.1817</text:p>
          </table:table-cell>
          <table:table-cell table:style-name="ce11" table:formula="of:=INDIRECT(&quot;R8C&quot;&amp;COLUMN();0)/INDIRECT(&quot;R&quot;&amp;ROW()&amp;&quot;C6&quot;;0)" office:value-type="float" office:value="245560.576627902">
            <text:p>245560.5766</text:p>
          </table:table-cell>
          <table:table-cell table:style-name="ce11" table:formula="of:=INDIRECT(&quot;R8C&quot;&amp;COLUMN();0)/INDIRECT(&quot;R&quot;&amp;ROW()&amp;&quot;C6&quot;;0)" office:value-type="float" office:value="211733.354337324">
            <text:p>211733.3543</text:p>
          </table:table-cell>
          <table:table-cell table:style-name="ce11" table:formula="of:=INDIRECT(&quot;R8C&quot;&amp;COLUMN();0)/INDIRECT(&quot;R&quot;&amp;ROW()&amp;&quot;C6&quot;;0)" office:value-type="float" office:value="180411.852216418">
            <text:p>180411.8522</text:p>
          </table:table-cell>
          <table:table-cell table:style-name="ce11" table:formula="of:=INDIRECT(&quot;R8C&quot;&amp;COLUMN();0)/INDIRECT(&quot;R&quot;&amp;ROW()&amp;&quot;C6&quot;;0)" office:value-type="float" office:value="151596.070265185">
            <text:p>151596.0703</text:p>
          </table:table-cell>
          <table:table-cell table:style-name="ce11" table:formula="of:=INDIRECT(&quot;R8C&quot;&amp;COLUMN();0)/INDIRECT(&quot;R&quot;&amp;ROW()&amp;&quot;C6&quot;;0)" office:value-type="float" office:value="125286.008483624">
            <text:p>125286.0085</text:p>
          </table:table-cell>
          <table:table-cell table:style-name="ce11" table:formula="of:=INDIRECT(&quot;R8C&quot;&amp;COLUMN();0)/INDIRECT(&quot;R&quot;&amp;ROW()&amp;&quot;C6&quot;;0)" office:value-type="float" office:value="80183.0454295192">
            <text:p>80183.0454</text:p>
          </table:table-cell>
          <table:table-cell table:style-name="ce11" table:formula="of:=INDIRECT(&quot;R8C&quot;&amp;COLUMN();0)/INDIRECT(&quot;R&quot;&amp;ROW()&amp;&quot;C6&quot;;0)" office:value-type="float" office:value="61390.1441569756">
            <text:p>61390.1442</text:p>
          </table:table-cell>
          <table:table-cell table:style-name="ce11" table:formula="of:=INDIRECT(&quot;R8C&quot;&amp;COLUMN();0)/INDIRECT(&quot;R&quot;&amp;ROW()&amp;&quot;C6&quot;;0)" office:value-type="float" office:value="52933.338584331">
            <text:p>52933.3386</text:p>
          </table:table-cell>
          <table:table-cell table:style-name="ce11" table:formula="of:=INDIRECT(&quot;R8C&quot;&amp;COLUMN();0)/INDIRECT(&quot;R&quot;&amp;ROW()&amp;&quot;C6&quot;;0)" office:value-type="float" office:value="45102.9630541045">
            <text:p>45102.9631</text:p>
          </table:table-cell>
          <table:table-cell table:style-name="ce11" table:formula="of:=INDIRECT(&quot;R8C&quot;&amp;COLUMN();0)/INDIRECT(&quot;R&quot;&amp;ROW()&amp;&quot;C6&quot;;0)" office:value-type="float" office:value="31321.5021209059">
            <text:p>31321.5021</text:p>
          </table:table-cell>
          <table:table-cell table:style-name="ce11" table:formula="of:=INDIRECT(&quot;R8C&quot;&amp;COLUMN();0)/INDIRECT(&quot;R&quot;&amp;ROW()&amp;&quot;C6&quot;;0)" office:value-type="float" office:value="20045.7613573798">
            <text:p>20045.7614</text:p>
          </table:table-cell>
          <table:table-cell table:style-name="ce11" table:formula="of:=INDIRECT(&quot;R8C&quot;&amp;COLUMN();0)/INDIRECT(&quot;R&quot;&amp;ROW()&amp;&quot;C6&quot;;0)" office:value-type="float" office:value="16966.7324128863">
            <text:p>16966.7324</text:p>
          </table:table-cell>
          <table:table-cell table:style-name="ce11" table:formula="of:=INDIRECT(&quot;R8C&quot;&amp;COLUMN();0)/INDIRECT(&quot;R&quot;&amp;ROW()&amp;&quot;C6&quot;;0)" office:value-type="float" office:value="13452.8965000391">
            <text:p>13452.8965</text:p>
          </table:table-cell>
          <table:table-cell table:style-name="ce11" table:formula="of:=INDIRECT(&quot;R8C&quot;&amp;COLUMN();0)/INDIRECT(&quot;R&quot;&amp;ROW()&amp;&quot;C6&quot;;0)" office:value-type="float" office:value="11275.7407635261">
            <text:p>11275.7408</text:p>
          </table:table-cell>
          <table:table-cell table:style-name="ce11" table:formula="of:=INDIRECT(&quot;R8C&quot;&amp;COLUMN();0)/INDIRECT(&quot;R&quot;&amp;ROW()&amp;&quot;C6&quot;;0)" office:value-type="float" office:value="10670.8669676824">
            <text:p>10670.8670</text:p>
          </table:table-cell>
          <table:table-cell table:style-name="ce11" table:formula="of:=INDIRECT(&quot;R8C&quot;&amp;COLUMN();0)/INDIRECT(&quot;R&quot;&amp;ROW()&amp;&quot;C6&quot;;0)" office:value-type="float" office:value="8463.17950706492">
            <text:p>8463.1795</text:p>
          </table:table-cell>
          <table:table-cell table:style-name="ce11" table:formula="of:=INDIRECT(&quot;R8C&quot;&amp;COLUMN();0)/INDIRECT(&quot;R&quot;&amp;ROW()&amp;&quot;C6&quot;;0)" office:value-type="float" office:value="7830.37553022648">
            <text:p>7830.3755</text:p>
          </table:table-cell>
          <table:table-cell table:style-name="ce11" table:formula="of:=INDIRECT(&quot;R8C&quot;&amp;COLUMN();0)/INDIRECT(&quot;R&quot;&amp;ROW()&amp;&quot;C6&quot;;0)" office:value-type="float" office:value="6710.47726286929">
            <text:p>6710.4773</text:p>
          </table:table-cell>
          <table:table-cell table:style-name="ce11" table:formula="of:=INDIRECT(&quot;R8C&quot;&amp;COLUMN();0)/INDIRECT(&quot;R&quot;&amp;ROW()&amp;&quot;C6&quot;;0)" office:value-type="float" office:value="5322.32873358364">
            <text:p>5322.3287</text:p>
          </table:table-cell>
          <table:table-cell table:style-name="ce11" table:formula="of:=INDIRECT(&quot;R8C&quot;&amp;COLUMN();0)/INDIRECT(&quot;R&quot;&amp;ROW()&amp;&quot;C6&quot;;0)" office:value-type="float" office:value="5011.44033934495">
            <text:p>5011.4403</text:p>
          </table:table-cell>
          <table:table-cell table:style-name="ce11" table:formula="of:=INDIRECT(&quot;R8C&quot;&amp;COLUMN();0)/INDIRECT(&quot;R&quot;&amp;ROW()&amp;&quot;C6&quot;;0)" office:value-type="float" office:value="4219.9290587105">
            <text:p>4219.9291</text:p>
          </table:table-cell>
          <table:table-cell table:style-name="ce11" table:formula="of:=INDIRECT(&quot;R8C&quot;&amp;COLUMN();0)/INDIRECT(&quot;R&quot;&amp;ROW()&amp;&quot;C6&quot;;0)" office:value-type="float" office:value="3346.43547362756">
            <text:p>3346.4355</text:p>
          </table:table-cell>
          <table:table-cell table:style-name="ce11" table:formula="of:=INDIRECT(&quot;R8C&quot;&amp;COLUMN();0)/INDIRECT(&quot;R&quot;&amp;ROW()&amp;&quot;C6&quot;;0)" office:value-type="float" office:value="2818.93519088153">
            <text:p>2818.9352</text:p>
          </table:table-cell>
          <table:table-cell table:style-name="ce11" table:formula="of:=INDIRECT(&quot;R8C&quot;&amp;COLUMN();0)/INDIRECT(&quot;R&quot;&amp;ROW()&amp;&quot;C6&quot;;0)" office:value-type="float" office:value="2653.91525573291">
            <text:p>2653.9153</text:p>
          </table:table-cell>
          <table:table-cell table:style-name="ce11" table:formula="of:=INDIRECT(&quot;R8C&quot;&amp;COLUMN();0)/INDIRECT(&quot;R&quot;&amp;ROW()&amp;&quot;C6&quot;;0)" office:value-type="float" office:value="2104.52841069389">
            <text:p>2104.5284</text:p>
          </table:table-cell>
          <table:table-cell table:style-name="ce11" table:formula="of:=INDIRECT(&quot;R8C&quot;&amp;COLUMN();0)/INDIRECT(&quot;R&quot;&amp;ROW()&amp;&quot;C6&quot;;0)" office:value-type="float" office:value="1669.41023528198">
            <text:p>1669.4102</text:p>
          </table:table-cell>
          <table:table-cell table:style-name="ce11" table:formula="of:=INDIRECT(&quot;R8C&quot;&amp;COLUMN();0)/INDIRECT(&quot;R&quot;&amp;ROW()&amp;&quot;C6&quot;;0)" office:value-type="float" office:value="1324.08362322569">
            <text:p>1324.0836</text:p>
          </table:table-cell>
          <table:table-cell table:style-name="ce11" table:formula="of:=INDIRECT(&quot;R8C&quot;&amp;COLUMN();0)/INDIRECT(&quot;R&quot;&amp;ROW()&amp;&quot;C6&quot;;0)" office:value-type="float" office:value="1049.55773549637">
            <text:p>1049.5577</text:p>
          </table:table-cell>
          <table:table-cell table:style-name="ce11" table:formula="of:=INDIRECT(&quot;R8C&quot;&amp;COLUMN();0)/INDIRECT(&quot;R&quot;&amp;ROW()&amp;&quot;C6&quot;;0)" office:value-type="float" office:value="832.422207556714">
            <text:p>832.4222</text:p>
          </table:table-cell>
          <table:table-cell table:style-name="ce11" table:formula="of:=INDIRECT(&quot;R8C&quot;&amp;COLUMN();0)/INDIRECT(&quot;R&quot;&amp;ROW()&amp;&quot;C6&quot;;0)" office:value-type="float" office:value="660.323834309584">
            <text:p>660.3238</text:p>
          </table:table-cell>
          <table:table-cell table:style-name="ce11" table:formula="of:=INDIRECT(&quot;R8C&quot;&amp;COLUMN();0)/INDIRECT(&quot;R&quot;&amp;ROW()&amp;&quot;C6&quot;;0)" office:value-type="float" office:value="523.833191028189">
            <text:p>523.8332</text:p>
          </table:table-cell>
          <table:table-cell table:style-name="ce11" table:formula="of:=INDIRECT(&quot;R8C&quot;&amp;COLUMN();0)/INDIRECT(&quot;R&quot;&amp;ROW()&amp;&quot;C6&quot;;0)" office:value-type="float" office:value="415.305322212404">
            <text:p>415.3053</text:p>
          </table:table-cell>
          <table:table-cell table:style-name="ce11" table:formula="of:=INDIRECT(&quot;R8C&quot;&amp;COLUMN();0)/INDIRECT(&quot;R&quot;&amp;ROW()&amp;&quot;C6&quot;;0)" office:value-type="float" office:value="329.400242850875">
            <text:p>329.4002</text:p>
          </table:table-cell>
          <table:table-cell table:style-name="ce11" table:formula="of:=INDIRECT(&quot;R8C&quot;&amp;COLUMN();0)/INDIRECT(&quot;R&quot;&amp;ROW()&amp;&quot;C6&quot;;0)" office:value-type="float" office:value="261.307044788214">
            <text:p>261.3070</text:p>
          </table:table-cell>
          <table:table-cell table:style-name="ce11" table:formula="of:=INDIRECT(&quot;R8C&quot;&amp;COLUMN();0)/INDIRECT(&quot;R&quot;&amp;ROW()&amp;&quot;C6&quot;;0)" office:value-type="float" office:value="207.14172970971">
            <text:p>207.1417</text:p>
          </table:table-cell>
          <table:table-cell table:style-name="ce11" table:formula="of:=INDIRECT(&quot;R8C&quot;&amp;COLUMN();0)/INDIRECT(&quot;R&quot;&amp;ROW()&amp;&quot;C6&quot;;0)" office:value-type="float" office:value="164.365548980934">
            <text:p>164.3655</text:p>
          </table:table-cell>
          <table:table-cell table:style-name="ce11" table:formula="of:=INDIRECT(&quot;R8C&quot;&amp;COLUMN();0)/INDIRECT(&quot;R&quot;&amp;ROW()&amp;&quot;C6&quot;;0)" office:value-type="float" office:value="130.321187061045">
            <text:p>130.3212</text:p>
          </table:table-cell>
          <table:table-cell table:style-name="ce11" table:formula="of:=INDIRECT(&quot;R8C&quot;&amp;COLUMN();0)/INDIRECT(&quot;R&quot;&amp;ROW()&amp;&quot;C6&quot;;0)" office:value-type="float" office:value="103.372445498372">
            <text:p>103.3724</text:p>
          </table:table-cell>
          <table:table-cell table:style-name="ce11" table:formula="of:=INDIRECT(&quot;R8C&quot;&amp;COLUMN();0)/INDIRECT(&quot;R&quot;&amp;ROW()&amp;&quot;C6&quot;;0)" office:value-type="float" office:value="81.9458892455839">
            <text:p>81.9459</text:p>
          </table:table-cell>
          <table:table-cell table:style-name="ce11" table:formula="of:=INDIRECT(&quot;R8C&quot;&amp;COLUMN();0)/INDIRECT(&quot;R&quot;&amp;ROW()&amp;&quot;C6&quot;;0)" office:value-type="float" office:value="64.9668348228767">
            <text:p>64.9668</text:p>
          </table:table-cell>
          <table:table-cell table:style-name="ce11" table:formula="of:=INDIRECT(&quot;R8C&quot;&amp;COLUMN();0)/INDIRECT(&quot;R&quot;&amp;ROW()&amp;&quot;C6&quot;;0)" office:value-type="float" office:value="51.5450361604208">
            <text:p>51.5450</text:p>
          </table:table-cell>
          <table:table-cell table:style-name="ce11" table:formula="of:=INDIRECT(&quot;R8C&quot;&amp;COLUMN();0)/INDIRECT(&quot;R&quot;&amp;ROW()&amp;&quot;C6&quot;;0)" office:value-type="float" office:value="40.8060312524469">
            <text:p>40.8060</text:p>
          </table:table-cell>
          <table:table-cell table:style-name="ce11" table:formula="of:=INDIRECT(&quot;R8C&quot;&amp;COLUMN();0)/INDIRECT(&quot;R&quot;&amp;ROW()&amp;&quot;C6&quot;;0)" office:value-type="float" office:value="32.4531542649908">
            <text:p>32.4532</text:p>
          </table:table-cell>
          <table:table-cell table:style-name="ce11" table:formula="of:=INDIRECT(&quot;R8C&quot;&amp;COLUMN();0)/INDIRECT(&quot;R&quot;&amp;ROW()&amp;&quot;C6&quot;;0)" office:value-type="float" office:value="25.729888678849">
            <text:p>25.7299</text:p>
          </table:table-cell>
          <table:table-cell table:style-name="ce11" table:formula="of:=INDIRECT(&quot;R8C&quot;&amp;COLUMN();0)/INDIRECT(&quot;R&quot;&amp;ROW()&amp;&quot;C6&quot;;0)" office:value-type="float" office:value="20.3856780125502">
            <text:p>20.3857</text:p>
          </table:table-cell>
          <table:table-cell table:style-name="ce11" table:formula="of:=INDIRECT(&quot;R8C&quot;&amp;COLUMN();0)/INDIRECT(&quot;R&quot;&amp;ROW()&amp;&quot;C6&quot;;0)" office:value-type="float" office:value="16.1968111219238">
            <text:p>16.1968</text:p>
          </table:table-cell>
          <table:table-cell table:style-name="ce11" table:formula="of:=INDIRECT(&quot;R8C&quot;&amp;COLUMN();0)/INDIRECT(&quot;R&quot;&amp;ROW()&amp;&quot;C6&quot;;0)" office:value-type="float" office:value="12.8063444480487">
            <text:p>12.8063</text:p>
          </table:table-cell>
          <table:table-cell table:style-name="ce11" table:formula="of:=INDIRECT(&quot;R8C&quot;&amp;COLUMN();0)/INDIRECT(&quot;R&quot;&amp;ROW()&amp;&quot;C6&quot;;0)" office:value-type="float" office:value="10.1659315269901">
            <text:p>10.1659</text:p>
          </table:table-cell>
          <table:table-cell table:style-name="ce11" table:formula="of:=INDIRECT(&quot;R8C&quot;&amp;COLUMN();0)/INDIRECT(&quot;R&quot;&amp;ROW()&amp;&quot;C6&quot;;0)" office:value-type="float" office:value="8.08156508316462">
            <text:p>8.0816</text:p>
          </table:table-cell>
          <table:table-cell table:style-name="ce11" table:formula="of:=INDIRECT(&quot;R8C&quot;&amp;COLUMN();0)/INDIRECT(&quot;R&quot;&amp;ROW()&amp;&quot;C6&quot;;0)" office:value-type="float" office:value="6.4042286377607">
            <text:p>6.4042</text:p>
          </table:table-cell>
          <table:table-cell table:style-name="ce11" table:formula="of:=INDIRECT(&quot;R8C&quot;&amp;COLUMN();0)/INDIRECT(&quot;R&quot;&amp;ROW()&amp;&quot;C6&quot;;0)" office:value-type="float" office:value="5.0712830704106">
            <text:p>5.0713</text:p>
          </table:table-cell>
          <table:table-cell table:style-name="ce11" table:formula="of:=INDIRECT(&quot;R8C&quot;&amp;COLUMN();0)/INDIRECT(&quot;R&quot;&amp;ROW()&amp;&quot;C6&quot;;0)" office:value-type="float" office:value="4.02680059507164">
            <text:p>4.0268</text:p>
          </table:table-cell>
          <table:table-cell table:style-name="ce11" table:formula="of:=INDIRECT(&quot;R8C&quot;&amp;COLUMN();0)/INDIRECT(&quot;R&quot;&amp;ROW()&amp;&quot;C6&quot;;0)" office:value-type="float" office:value="3.18166960598253">
            <text:p>3.1817</text:p>
          </table:table-cell>
          <table:table-cell table:style-name="ce11" table:formula="of:=INDIRECT(&quot;R8C&quot;&amp;COLUMN();0)/INDIRECT(&quot;R&quot;&amp;ROW()&amp;&quot;C6&quot;;0)" office:value-type="float" office:value="2.54148288174753">
            <text:p>2.5415</text:p>
          </table:table-cell>
          <table:table-cell table:style-name="ce11" table:formula="of:=INDIRECT(&quot;R8C&quot;&amp;COLUMN();0)/INDIRECT(&quot;R&quot;&amp;ROW()&amp;&quot;C6&quot;;0)" office:value-type="float" office:value="2.00457613573798">
            <text:p>2.0046</text:p>
          </table:table-cell>
          <table:table-cell table:style-name="ce11" table:formula="of:=INDIRECT(&quot;R8C&quot;&amp;COLUMN();0)/INDIRECT(&quot;R&quot;&amp;ROW()&amp;&quot;C6&quot;;0)" office:value-type="float" office:value="1.58698199995277">
            <text:p>1.5870</text:p>
          </table:table-cell>
          <table:table-cell table:style-name="ce11" table:formula="of:=INDIRECT(&quot;R8C&quot;&amp;COLUMN();0)/INDIRECT(&quot;R&quot;&amp;ROW()&amp;&quot;C6&quot;;0)" office:value-type="float" office:value="1.26782076760265">
            <text:p>1.2678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11" table:formula="of:=INDIRECT(&quot;R8C&quot;&amp;COLUMN();0)/INDIRECT(&quot;R&quot;&amp;ROW()&amp;&quot;C6&quot;;0)" office:value-type="float" office:value="0.793430100831584">
            <text:p>0.7934</text:p>
          </table:table-cell>
          <table:table-cell table:style-name="ce2" table:number-columns-repeated="954"/>
        </table:table-row>
        <table:table-row table:style-name="ro2">
          <table:table-cell table:style-name="ce1" table:formula="of:=SUM([.A71])+1" office:value-type="float" office:value="63">
            <text:p>63</text:p>
          </table:table-cell>
          <table:table-cell table:style-name="ce6" office:value-type="float" office:value="40">
            <text:p>40</text:p>
          </table:table-cell>
          <table:table-cell table:style-name="ce9" office:value-type="float" office:value="0.00314">
            <text:p>0.0031</text:p>
          </table:table-cell>
          <table:table-cell table:style-name="ce13" office:value-type="float" office:value="0.0799">
            <text:p>0.0799</text:p>
          </table:table-cell>
          <table:table-cell table:style-name="ce14" table:formula="of:=[.D72]/2" office:value-type="float" office:value="0.03995">
            <text:p>0.0400</text:p>
          </table:table-cell>
          <table:table-cell table:style-name="ce16" table:formula="of:=pi*[.D72]*[.D72]/4" office:value-type="float" office:value="0.00501398972911094">
            <text:p>0.0050</text:p>
          </table:table-cell>
          <table:table-cell table:style-name="ce2"/>
          <table:table-cell table:style-name="ce11" table:formula="of:=INDIRECT(&quot;R8C&quot;&amp;COLUMN();0)/INDIRECT(&quot;R&quot;&amp;ROW()&amp;&quot;C6&quot;;0)" office:value-type="float" office:value="909528.650487703">
            <text:p>909528.6505</text:p>
          </table:table-cell>
          <table:table-cell table:style-name="ce11" table:formula="of:=INDIRECT(&quot;R8C&quot;&amp;COLUMN();0)/INDIRECT(&quot;R&quot;&amp;ROW()&amp;&quot;C6&quot;;0)" office:value-type="float" office:value="631617.118394238">
            <text:p>631617.1184</text:p>
          </table:table-cell>
          <table:table-cell table:style-name="ce11" table:formula="of:=INDIRECT(&quot;R8C&quot;&amp;COLUMN();0)/INDIRECT(&quot;R&quot;&amp;ROW()&amp;&quot;C6&quot;;0)" office:value-type="float" office:value="511609.865899333">
            <text:p>511609.8659</text:p>
          </table:table-cell>
          <table:table-cell table:style-name="ce11" table:formula="of:=INDIRECT(&quot;R8C&quot;&amp;COLUMN();0)/INDIRECT(&quot;R&quot;&amp;ROW()&amp;&quot;C6&quot;;0)" office:value-type="float" office:value="404234.955772312">
            <text:p>404234.9558</text:p>
          </table:table-cell>
          <table:table-cell table:style-name="ce11" table:formula="of:=INDIRECT(&quot;R8C&quot;&amp;COLUMN();0)/INDIRECT(&quot;R&quot;&amp;ROW()&amp;&quot;C6&quot;;0)" office:value-type="float" office:value="309492.388013177">
            <text:p>309492.3880</text:p>
          </table:table-cell>
          <table:table-cell table:style-name="ce11" table:formula="of:=INDIRECT(&quot;R8C&quot;&amp;COLUMN();0)/INDIRECT(&quot;R&quot;&amp;ROW()&amp;&quot;C6&quot;;0)" office:value-type="float" office:value="266858.232521566">
            <text:p>266858.2325</text:p>
          </table:table-cell>
          <table:table-cell table:style-name="ce11" table:formula="of:=INDIRECT(&quot;R8C&quot;&amp;COLUMN();0)/INDIRECT(&quot;R&quot;&amp;ROW()&amp;&quot;C6&quot;;0)" office:value-type="float" office:value="227382.162621926">
            <text:p>227382.1626</text:p>
          </table:table-cell>
          <table:table-cell table:style-name="ce11" table:formula="of:=INDIRECT(&quot;R8C&quot;&amp;COLUMN();0)/INDIRECT(&quot;R&quot;&amp;ROW()&amp;&quot;C6&quot;;0)" office:value-type="float" office:value="191064.178314257">
            <text:p>191064.1783</text:p>
          </table:table-cell>
          <table:table-cell table:style-name="ce11" table:formula="of:=INDIRECT(&quot;R8C&quot;&amp;COLUMN();0)/INDIRECT(&quot;R&quot;&amp;ROW()&amp;&quot;C6&quot;;0)" office:value-type="float" office:value="157904.27959856">
            <text:p>157904.2796</text:p>
          </table:table-cell>
          <table:table-cell table:style-name="ce11" table:formula="of:=INDIRECT(&quot;R8C&quot;&amp;COLUMN();0)/INDIRECT(&quot;R&quot;&amp;ROW()&amp;&quot;C6&quot;;0)" office:value-type="float" office:value="101058.738943078">
            <text:p>101058.7389</text:p>
          </table:table-cell>
          <table:table-cell table:style-name="ce11" table:formula="of:=INDIRECT(&quot;R8C&quot;&amp;COLUMN();0)/INDIRECT(&quot;R&quot;&amp;ROW()&amp;&quot;C6&quot;;0)" office:value-type="float" office:value="77373.0970032942">
            <text:p>77373.0970</text:p>
          </table:table-cell>
          <table:table-cell table:style-name="ce11" table:formula="of:=INDIRECT(&quot;R8C&quot;&amp;COLUMN();0)/INDIRECT(&quot;R&quot;&amp;ROW()&amp;&quot;C6&quot;;0)" office:value-type="float" office:value="66714.5581303914">
            <text:p>66714.5581</text:p>
          </table:table-cell>
          <table:table-cell table:style-name="ce11" table:formula="of:=INDIRECT(&quot;R8C&quot;&amp;COLUMN();0)/INDIRECT(&quot;R&quot;&amp;ROW()&amp;&quot;C6&quot;;0)" office:value-type="float" office:value="56845.5406554814">
            <text:p>56845.5407</text:p>
          </table:table-cell>
          <table:table-cell table:style-name="ce11" table:formula="of:=INDIRECT(&quot;R8C&quot;&amp;COLUMN();0)/INDIRECT(&quot;R&quot;&amp;ROW()&amp;&quot;C6&quot;;0)" office:value-type="float" office:value="39476.0698996399">
            <text:p>39476.0699</text:p>
          </table:table-cell>
          <table:table-cell table:style-name="ce11" table:formula="of:=INDIRECT(&quot;R8C&quot;&amp;COLUMN();0)/INDIRECT(&quot;R&quot;&amp;ROW()&amp;&quot;C6&quot;;0)" office:value-type="float" office:value="25264.6847357695">
            <text:p>25264.6847</text:p>
          </table:table-cell>
          <table:table-cell table:style-name="ce11" table:formula="of:=INDIRECT(&quot;R8C&quot;&amp;COLUMN();0)/INDIRECT(&quot;R&quot;&amp;ROW()&amp;&quot;C6&quot;;0)" office:value-type="float" office:value="21384.0291603553">
            <text:p>21384.0292</text:p>
          </table:table-cell>
          <table:table-cell table:style-name="ce11" table:formula="of:=INDIRECT(&quot;R8C&quot;&amp;COLUMN();0)/INDIRECT(&quot;R&quot;&amp;ROW()&amp;&quot;C6&quot;;0)" office:value-type="float" office:value="16955.3644182888">
            <text:p>16955.3644</text:p>
          </table:table-cell>
          <table:table-cell table:style-name="ce11" table:formula="of:=INDIRECT(&quot;R8C&quot;&amp;COLUMN();0)/INDIRECT(&quot;R&quot;&amp;ROW()&amp;&quot;C6&quot;;0)" office:value-type="float" office:value="14211.3851638704">
            <text:p>14211.3852</text:p>
          </table:table-cell>
          <table:table-cell table:style-name="ce11" table:formula="of:=INDIRECT(&quot;R8C&quot;&amp;COLUMN();0)/INDIRECT(&quot;R&quot;&amp;ROW()&amp;&quot;C6&quot;;0)" office:value-type="float" office:value="13449.0321913656">
            <text:p>13449.0322</text:p>
          </table:table-cell>
          <table:table-cell table:style-name="ce11" table:formula="of:=INDIRECT(&quot;R8C&quot;&amp;COLUMN();0)/INDIRECT(&quot;R&quot;&amp;ROW()&amp;&quot;C6&quot;;0)" office:value-type="float" office:value="10666.5722641412">
            <text:p>10666.5723</text:p>
          </table:table-cell>
          <table:table-cell table:style-name="ce11" table:formula="of:=INDIRECT(&quot;R8C&quot;&amp;COLUMN();0)/INDIRECT(&quot;R&quot;&amp;ROW()&amp;&quot;C6&quot;;0)" office:value-type="float" office:value="9869.01747490997">
            <text:p>9869.0175</text:p>
          </table:table-cell>
          <table:table-cell table:style-name="ce11" table:formula="of:=INDIRECT(&quot;R8C&quot;&amp;COLUMN();0)/INDIRECT(&quot;R&quot;&amp;ROW()&amp;&quot;C6&quot;;0)" office:value-type="float" office:value="8457.55316799316">
            <text:p>8457.5532</text:p>
          </table:table-cell>
          <table:table-cell table:style-name="ce11" table:formula="of:=INDIRECT(&quot;R8C&quot;&amp;COLUMN();0)/INDIRECT(&quot;R&quot;&amp;ROW()&amp;&quot;C6&quot;;0)" office:value-type="float" office:value="6707.99951754462">
            <text:p>6707.9995</text:p>
          </table:table-cell>
          <table:table-cell table:style-name="ce11" table:formula="of:=INDIRECT(&quot;R8C&quot;&amp;COLUMN();0)/INDIRECT(&quot;R&quot;&amp;ROW()&amp;&quot;C6&quot;;0)" office:value-type="float" office:value="6316.17118394238">
            <text:p>6316.1712</text:p>
          </table:table-cell>
          <table:table-cell table:style-name="ce11" table:formula="of:=INDIRECT(&quot;R8C&quot;&amp;COLUMN();0)/INDIRECT(&quot;R&quot;&amp;ROW()&amp;&quot;C6&quot;;0)" office:value-type="float" office:value="5318.58956987849">
            <text:p>5318.5896</text:p>
          </table:table-cell>
          <table:table-cell table:style-name="ce11" table:formula="of:=INDIRECT(&quot;R8C&quot;&amp;COLUMN();0)/INDIRECT(&quot;R&quot;&amp;ROW()&amp;&quot;C6&quot;;0)" office:value-type="float" office:value="4217.68151992243">
            <text:p>4217.6815</text:p>
          </table:table-cell>
          <table:table-cell table:style-name="ce11" table:formula="of:=INDIRECT(&quot;R8C&quot;&amp;COLUMN();0)/INDIRECT(&quot;R&quot;&amp;ROW()&amp;&quot;C6&quot;;0)" office:value-type="float" office:value="3552.84629096759">
            <text:p>3552.8463</text:p>
          </table:table-cell>
          <table:table-cell table:style-name="ce11" table:formula="of:=INDIRECT(&quot;R8C&quot;&amp;COLUMN();0)/INDIRECT(&quot;R&quot;&amp;ROW()&amp;&quot;C6&quot;;0)" office:value-type="float" office:value="3344.86333824665">
            <text:p>3344.8633</text:p>
          </table:table-cell>
          <table:table-cell table:style-name="ce11" table:formula="of:=INDIRECT(&quot;R8C&quot;&amp;COLUMN();0)/INDIRECT(&quot;R&quot;&amp;ROW()&amp;&quot;C6&quot;;0)" office:value-type="float" office:value="2652.44337023282">
            <text:p>2652.4434</text:p>
          </table:table-cell>
          <table:table-cell table:style-name="ce11" table:formula="of:=INDIRECT(&quot;R8C&quot;&amp;COLUMN();0)/INDIRECT(&quot;R&quot;&amp;ROW()&amp;&quot;C6&quot;;0)" office:value-type="float" office:value="2104.04197361846">
            <text:p>2104.0420</text:p>
          </table:table-cell>
          <table:table-cell table:style-name="ce11" table:formula="of:=INDIRECT(&quot;R8C&quot;&amp;COLUMN();0)/INDIRECT(&quot;R&quot;&amp;ROW()&amp;&quot;C6&quot;;0)" office:value-type="float" office:value="1668.80941602535">
            <text:p>1668.8094</text:p>
          </table:table-cell>
          <table:table-cell table:style-name="ce11" table:formula="of:=INDIRECT(&quot;R8C&quot;&amp;COLUMN();0)/INDIRECT(&quot;R&quot;&amp;ROW()&amp;&quot;C6&quot;;0)" office:value-type="float" office:value="1322.81058456989">
            <text:p>1322.8106</text:p>
          </table:table-cell>
          <table:table-cell table:style-name="ce11" table:formula="of:=INDIRECT(&quot;R8C&quot;&amp;COLUMN();0)/INDIRECT(&quot;R&quot;&amp;ROW()&amp;&quot;C6&quot;;0)" office:value-type="float" office:value="1049.14372001297">
            <text:p>1049.1437</text:p>
          </table:table-cell>
          <table:table-cell table:style-name="ce11" table:formula="of:=INDIRECT(&quot;R8C&quot;&amp;COLUMN();0)/INDIRECT(&quot;R&quot;&amp;ROW()&amp;&quot;C6&quot;;0)" office:value-type="float" office:value="832.239454512133">
            <text:p>832.2395</text:p>
          </table:table-cell>
          <table:table-cell table:style-name="ce11" table:formula="of:=INDIRECT(&quot;R8C&quot;&amp;COLUMN();0)/INDIRECT(&quot;R&quot;&amp;ROW()&amp;&quot;C6&quot;;0)" office:value-type="float" office:value="660.213408187017">
            <text:p>660.2134</text:p>
          </table:table-cell>
          <table:table-cell table:style-name="ce11" table:formula="of:=INDIRECT(&quot;R8C&quot;&amp;COLUMN();0)/INDIRECT(&quot;R&quot;&amp;ROW()&amp;&quot;C6&quot;;0)" office:value-type="float" office:value="523.430257784684">
            <text:p>523.4303</text:p>
          </table:table-cell>
          <table:table-cell table:style-name="ce11" table:formula="of:=INDIRECT(&quot;R8C&quot;&amp;COLUMN();0)/INDIRECT(&quot;R&quot;&amp;ROW()&amp;&quot;C6&quot;;0)" office:value-type="float" office:value="415.159750689614">
            <text:p>415.1598</text:p>
          </table:table-cell>
          <table:table-cell table:style-name="ce11" table:formula="of:=INDIRECT(&quot;R8C&quot;&amp;COLUMN();0)/INDIRECT(&quot;R&quot;&amp;ROW()&amp;&quot;C6&quot;;0)" office:value-type="float" office:value="329.338456550037">
            <text:p>329.3385</text:p>
          </table:table-cell>
          <table:table-cell table:style-name="ce11" table:formula="of:=INDIRECT(&quot;R8C&quot;&amp;COLUMN();0)/INDIRECT(&quot;R&quot;&amp;ROW()&amp;&quot;C6&quot;;0)" office:value-type="float" office:value="261.071176266954">
            <text:p>261.0712</text:p>
          </table:table-cell>
          <table:table-cell table:style-name="ce11" table:formula="of:=INDIRECT(&quot;R8C&quot;&amp;COLUMN();0)/INDIRECT(&quot;R&quot;&amp;ROW()&amp;&quot;C6&quot;;0)" office:value-type="float" office:value="207.158196807336">
            <text:p>207.1582</text:p>
          </table:table-cell>
          <table:table-cell table:style-name="ce11" table:formula="of:=INDIRECT(&quot;R8C&quot;&amp;COLUMN();0)/INDIRECT(&quot;R&quot;&amp;ROW()&amp;&quot;C6&quot;;0)" office:value-type="float" office:value="164.250369282003">
            <text:p>164.2504</text:p>
          </table:table-cell>
          <table:table-cell table:style-name="ce11" table:formula="of:=INDIRECT(&quot;R8C&quot;&amp;COLUMN();0)/INDIRECT(&quot;R&quot;&amp;ROW()&amp;&quot;C6&quot;;0)" office:value-type="float" office:value="130.285510204401">
            <text:p>130.2855</text:p>
          </table:table-cell>
          <table:table-cell table:style-name="ce11" table:formula="of:=INDIRECT(&quot;R8C&quot;&amp;COLUMN();0)/INDIRECT(&quot;R&quot;&amp;ROW()&amp;&quot;C6&quot;;0)" office:value-type="float" office:value="103.280539974092">
            <text:p>103.2805</text:p>
          </table:table-cell>
          <table:table-cell table:style-name="ce11" table:formula="of:=INDIRECT(&quot;R8C&quot;&amp;COLUMN();0)/INDIRECT(&quot;R&quot;&amp;ROW()&amp;&quot;C6&quot;;0)" office:value-type="float" office:value="81.8809807628747">
            <text:p>81.8810</text:p>
          </table:table-cell>
          <table:table-cell table:style-name="ce11" table:formula="of:=INDIRECT(&quot;R8C&quot;&amp;COLUMN();0)/INDIRECT(&quot;R&quot;&amp;ROW()&amp;&quot;C6&quot;;0)" office:value-type="float" office:value="64.9648105187805">
            <text:p>64.9648</text:p>
          </table:table-cell>
          <table:table-cell table:style-name="ce11" table:formula="of:=INDIRECT(&quot;R8C&quot;&amp;COLUMN();0)/INDIRECT(&quot;R&quot;&amp;ROW()&amp;&quot;C6&quot;;0)" office:value-type="float" office:value="51.4299006423862">
            <text:p>51.4299</text:p>
          </table:table-cell>
          <table:table-cell table:style-name="ce11" table:formula="of:=INDIRECT(&quot;R8C&quot;&amp;COLUMN();0)/INDIRECT(&quot;R&quot;&amp;ROW()&amp;&quot;C6&quot;;0)" office:value-type="float" office:value="40.9023482106074">
            <text:p>40.9023</text:p>
          </table:table-cell>
          <table:table-cell table:style-name="ce11" table:formula="of:=INDIRECT(&quot;R8C&quot;&amp;COLUMN();0)/INDIRECT(&quot;R&quot;&amp;ROW()&amp;&quot;C6&quot;;0)" office:value-type="float" office:value="32.4286772733752">
            <text:p>32.4287</text:p>
          </table:table-cell>
          <table:table-cell table:style-name="ce11" table:formula="of:=INDIRECT(&quot;R8C&quot;&amp;COLUMN();0)/INDIRECT(&quot;R&quot;&amp;ROW()&amp;&quot;C6&quot;;0)" office:value-type="float" office:value="25.6930988516622">
            <text:p>25.6931</text:p>
          </table:table-cell>
          <table:table-cell table:style-name="ce11" table:formula="of:=INDIRECT(&quot;R8C&quot;&amp;COLUMN();0)/INDIRECT(&quot;R&quot;&amp;ROW()&amp;&quot;C6&quot;;0)" office:value-type="float" office:value="20.4136584999084">
            <text:p>20.4137</text:p>
          </table:table-cell>
          <table:table-cell table:style-name="ce11" table:formula="of:=INDIRECT(&quot;R8C&quot;&amp;COLUMN();0)/INDIRECT(&quot;R&quot;&amp;ROW()&amp;&quot;C6&quot;;0)" office:value-type="float" office:value="16.1404822360867">
            <text:p>16.1405</text:p>
          </table:table-cell>
          <table:table-cell table:style-name="ce11" table:formula="of:=INDIRECT(&quot;R8C&quot;&amp;COLUMN();0)/INDIRECT(&quot;R&quot;&amp;ROW()&amp;&quot;C6&quot;;0)" office:value-type="float" office:value="12.8126365716846">
            <text:p>12.8126</text:p>
          </table:table-cell>
          <table:table-cell table:style-name="ce11" table:formula="of:=INDIRECT(&quot;R8C&quot;&amp;COLUMN();0)/INDIRECT(&quot;R&quot;&amp;ROW()&amp;&quot;C6&quot;;0)" office:value-type="float" office:value="10.1856043458579">
            <text:p>10.1856</text:p>
          </table:table-cell>
          <table:table-cell table:style-name="ce11" table:formula="of:=INDIRECT(&quot;R8C&quot;&amp;COLUMN();0)/INDIRECT(&quot;R&quot;&amp;ROW()&amp;&quot;C6&quot;;0)" office:value-type="float" office:value="8.07157256959184">
            <text:p>8.0716</text:p>
          </table:table-cell>
          <table:table-cell table:style-name="ce11" table:formula="of:=INDIRECT(&quot;R8C&quot;&amp;COLUMN();0)/INDIRECT(&quot;R&quot;&amp;ROW()&amp;&quot;C6&quot;;0)" office:value-type="float" office:value="6.3915939981297">
            <text:p>6.3916</text:p>
          </table:table-cell>
          <table:table-cell table:style-name="ce11" table:formula="of:=INDIRECT(&quot;R8C&quot;&amp;COLUMN();0)/INDIRECT(&quot;R&quot;&amp;ROW()&amp;&quot;C6&quot;;0)" office:value-type="float" office:value="5.07518002008142">
            <text:p>5.0752</text:p>
          </table:table-cell>
          <table:table-cell table:style-name="ce11" table:formula="of:=INDIRECT(&quot;R8C&quot;&amp;COLUMN();0)/INDIRECT(&quot;R&quot;&amp;ROW()&amp;&quot;C6&quot;;0)" office:value-type="float" office:value="4.0100187812989">
            <text:p>4.0100</text:p>
          </table:table-cell>
          <table:table-cell table:style-name="ce11" table:formula="of:=INDIRECT(&quot;R8C&quot;&amp;COLUMN();0)/INDIRECT(&quot;R&quot;&amp;ROW()&amp;&quot;C6&quot;;0)" office:value-type="float" office:value="3.20315914292114">
            <text:p>3.2032</text:p>
          </table:table-cell>
          <table:table-cell table:style-name="ce11" table:formula="of:=INDIRECT(&quot;R8C&quot;&amp;COLUMN();0)/INDIRECT(&quot;R&quot;&amp;ROW()&amp;&quot;C6&quot;;0)" office:value-type="float" office:value="2.52646847357695">
            <text:p>2.5265</text:p>
          </table:table-cell>
          <table:table-cell table:style-name="ce11" table:formula="of:=INDIRECT(&quot;R8C&quot;&amp;COLUMN();0)/INDIRECT(&quot;R&quot;&amp;ROW()&amp;&quot;C6&quot;;0)" office:value-type="float" office:value="2.00015350853147">
            <text:p>2.0002</text:p>
          </table:table-cell>
          <table:table-cell table:style-name="ce11" table:formula="of:=INDIRECT(&quot;R8C&quot;&amp;COLUMN();0)/INDIRECT(&quot;R&quot;&amp;ROW()&amp;&quot;C6&quot;;0)" office:value-type="float" office:value="1.59789849953243">
            <text:p>1.5979</text:p>
          </table:table-cell>
          <table:table-cell table:style-name="ce11" table:formula="of:=INDIRECT(&quot;R8C&quot;&amp;COLUMN();0)/INDIRECT(&quot;R&quot;&amp;ROW()&amp;&quot;C6&quot;;0)" office:value-type="float" office:value="1.26035046937583">
            <text:p>1.2604</text:p>
          </table:table-cell>
          <table:table-cell table:style-name="ce11" table:formula="of:=INDIRECT(&quot;R8C&quot;&amp;COLUMN();0)/INDIRECT(&quot;R&quot;&amp;ROW()&amp;&quot;C6&quot;;0)" office:value-type="float" office:value="1">
            <text:p>1.0000</text:p>
          </table:table-cell>
          <table:table-cell table:style-name="ce2" table:number-columns-repeated="954"/>
        </table:table-row>
        <table:table-row table:style-name="ro1">
          <table:table-cell table:style-name="ce1"/>
          <table:table-cell table:style-name="ce2" table:number-columns-repeated="50"/>
          <table:table-cell table:style-name="ce19"/>
          <table:table-cell table:style-name="ce2" table:number-columns-repeated="972"/>
        </table:table-row>
        <table:table-row table:style-name="ro1" table:visibility="collapse">
          <table:table-cell table:style-name="ce1"/>
          <table:table-cell table:style-name="ce2" table:number-columns-repeated="50"/>
          <table:table-cell table:style-name="ce19"/>
          <table:table-cell table:style-name="ce2" table:number-columns-repeated="972"/>
        </table:table-row>
        <table:table-row table:style-name="ro1" table:visibility="collapse" table:number-rows-repeated="104850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range table:name="pi" table:base-cell-address="$Sheet1.$B$2" table:cell-range-address="$Sheet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402in" fo:margin-bottom="0.7874in" fo:margin-left="0.6307in" fo:margin-right="0.390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rink</meta:initial-creator>
    <meta:creation-date>2012-10-02T12:08:03</meta:creation-date>
    <dc:date>2013-06-19T09:56:38</dc:date>
    <dc:creator>Benjamin Brink</dc:creator>
    <meta:editing-duration>PT1H43M57S</meta:editing-duration>
    <meta:editing-cycles>25</meta:editing-cycles>
    <meta:generator>LibreOffice/3.5$Linux_x86 LibreOffice_project/350m1$Build-2</meta:generator>
    <meta:document-statistic meta:table-count="1" meta:cell-count="4748" meta:object-count="0"/>
  </office:meta>
</office:document-meta>
</file>